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D000000DDAA9CCF35.svm" manifest:media-type=""/>
  <manifest:file-entry manifest:full-path="Object 2/Pictures/2000000D000000DD000000DDF0FBC139.svm" manifest:media-type=""/>
  <manifest:file-entry manifest:full-path="Object 2/Pictures/2000000D000000DD000000DD60E35BAE.svm" manifest:media-type=""/>
  <manifest:file-entry manifest:full-path="Object 2/Pictures/2000000D000000DD000000DDB866680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0.593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935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0.778cm"/>
    </style:style>
    <style:style style:name="co12" style:family="table-column">
      <style:table-column-properties fo:break-before="auto" style:column-width="4.147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0.884cm"/>
    </style:style>
    <style:style style:name="co15" style:family="table-column">
      <style:table-column-properties fo:break-before="auto" style:column-width="3.1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Droid Sans Fallback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Scalar</text:p>
          </table:table-cell>
          <table:table-cell office:value-type="string">
            <text:p>data</text:p>
          </table:table-cell>
          <table:table-cell office:value-type="string">
            <text:p>d/d_R(Mag(&lt;Br,Bz,0&gt;))</text:p>
          </table:table-cell>
          <table:table-cell table:number-columns-repeated="12"/>
        </table:table-row>
        <table:table-row table:style-name="ro1">
          <table:table-cell office:value-type="string">
            <text:p>Grid</text:p>
          </table:table-cell>
          <table:table-cell office:value-type="string">
            <text:p>Output</text:p>
          </table:table-cell>
          <table:table-cell office:value-type="string">
            <text:p>Min:</text:p>
          </table:table-cell>
          <table:table-cell office:value-type="string">
            <text:p>[7</text:p>
          </table:table-cell>
          <table:table-cell office:value-type="float" office:value="-10">
            <text:p>-10</text:p>
          </table:table-cell>
          <table:table-cell office:value-type="string">
            <text:p>0]</text:p>
          </table:table-cell>
          <table:table-cell office:value-type="string">
            <text:p>Max:</text:p>
          </table:table-cell>
          <table:table-cell office:value-type="string">
            <text:p>[7</text:p>
          </table:table-cell>
          <table:table-cell office:value-type="float" office:value="10">
            <text:p>10</text:p>
          </table:table-cell>
          <table:table-cell office:value-type="string">
            <text:p>0]</text:p>
          </table:table-cell>
          <table:table-cell office:value-type="string">
            <text:p>Grid</text:p>
          </table:table-cell>
          <table:table-cell office:value-type="string">
            <text:p>Size:</text:p>
          </table:table-cell>
          <table:table-cell office:value-type="string">
            <text:p>[1</text:p>
          </table:table-cell>
          <table:table-cell office:value-type="float" office:value="0.1">
            <text:p>0.1</text:p>
          </table:table-cell>
          <table:table-cell office:value-type="string">
            <text:p>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-163.454382366854">
            <text:p>-163.45438236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9">
            <text:p>-9.9</text:p>
          </table:table-cell>
          <table:table-cell office:value-type="float" office:value="0">
            <text:p>0</text:p>
          </table:table-cell>
          <table:table-cell/>
          <table:table-cell office:value-type="float" office:value="-156.659654904661">
            <text:p>-156.65965490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8">
            <text:p>-9.8</text:p>
          </table:table-cell>
          <table:table-cell office:value-type="float" office:value="0">
            <text:p>0</text:p>
          </table:table-cell>
          <table:table-cell/>
          <table:table-cell office:value-type="float" office:value="-189.240446413486">
            <text:p>-189.24044641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7">
            <text:p>-9.7</text:p>
          </table:table-cell>
          <table:table-cell office:value-type="float" office:value="0">
            <text:p>0</text:p>
          </table:table-cell>
          <table:table-cell/>
          <table:table-cell office:value-type="float" office:value="-175.550027056552">
            <text:p>-175.550027056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6">
            <text:p>-9.6</text:p>
          </table:table-cell>
          <table:table-cell office:value-type="float" office:value="0">
            <text:p>0</text:p>
          </table:table-cell>
          <table:table-cell/>
          <table:table-cell office:value-type="float" office:value="-173.304645256979">
            <text:p>-173.30464525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5">
            <text:p>-9.5</text:p>
          </table:table-cell>
          <table:table-cell office:value-type="float" office:value="0">
            <text:p>0</text:p>
          </table:table-cell>
          <table:table-cell/>
          <table:table-cell office:value-type="float" office:value="-157.261260363837">
            <text:p>-157.261260363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4">
            <text:p>-9.4</text:p>
          </table:table-cell>
          <table:table-cell office:value-type="float" office:value="0">
            <text:p>0</text:p>
          </table:table-cell>
          <table:table-cell/>
          <table:table-cell office:value-type="float" office:value="-158.270694192824">
            <text:p>-158.27069419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3">
            <text:p>-9.3</text:p>
          </table:table-cell>
          <table:table-cell office:value-type="float" office:value="0">
            <text:p>0</text:p>
          </table:table-cell>
          <table:table-cell/>
          <table:table-cell office:value-type="float" office:value="-159.28012802181">
            <text:p>-159.28012802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2">
            <text:p>-9.2</text:p>
          </table:table-cell>
          <table:table-cell office:value-type="float" office:value="0">
            <text:p>0</text:p>
          </table:table-cell>
          <table:table-cell/>
          <table:table-cell office:value-type="float" office:value="-140.374147705331">
            <text:p>-140.374147705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1">
            <text:p>-9.1</text:p>
          </table:table-cell>
          <table:table-cell office:value-type="float" office:value="0">
            <text:p>0</text:p>
          </table:table-cell>
          <table:table-cell/>
          <table:table-cell office:value-type="float" office:value="-141.447805246918">
            <text:p>-141.44780524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/>
          <table:table-cell office:value-type="float" office:value="-136.428671602489">
            <text:p>-136.42867160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9">
            <text:p>-8.9</text:p>
          </table:table-cell>
          <table:table-cell office:value-type="float" office:value="0">
            <text:p>0</text:p>
          </table:table-cell>
          <table:table-cell/>
          <table:table-cell office:value-type="float" office:value="-124.538284031422">
            <text:p>-124.53828403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8">
            <text:p>-8.8</text:p>
          </table:table-cell>
          <table:table-cell office:value-type="float" office:value="0">
            <text:p>0</text:p>
          </table:table-cell>
          <table:table-cell/>
          <table:table-cell office:value-type="float" office:value="-125.644922180156">
            <text:p>-125.64492218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7">
            <text:p>-8.7</text:p>
          </table:table-cell>
          <table:table-cell office:value-type="float" office:value="0">
            <text:p>0</text:p>
          </table:table-cell>
          <table:table-cell/>
          <table:table-cell office:value-type="float" office:value="-126.751560328889">
            <text:p>-126.751560328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60000000000001">
            <text:p>-8.6</text:p>
          </table:table-cell>
          <table:table-cell office:value-type="float" office:value="0">
            <text:p>0</text:p>
          </table:table-cell>
          <table:table-cell/>
          <table:table-cell office:value-type="float" office:value="-108.714640921798">
            <text:p>-108.71464092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50000000000001">
            <text:p>-8.5</text:p>
          </table:table-cell>
          <table:table-cell office:value-type="float" office:value="0">
            <text:p>0</text:p>
          </table:table-cell>
          <table:table-cell/>
          <table:table-cell office:value-type="float" office:value="-109.567695428725">
            <text:p>-109.56769542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40000000000001">
            <text:p>-8.4</text:p>
          </table:table-cell>
          <table:table-cell office:value-type="float" office:value="0">
            <text:p>0</text:p>
          </table:table-cell>
          <table:table-cell/>
          <table:table-cell office:value-type="float" office:value="-110.420749935652">
            <text:p>-110.420749935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30000000000001">
            <text:p>-8.3</text:p>
          </table:table-cell>
          <table:table-cell office:value-type="float" office:value="0">
            <text:p>0</text:p>
          </table:table-cell>
          <table:table-cell/>
          <table:table-cell office:value-type="float" office:value="-119.204622098418">
            <text:p>-119.204622098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20000000000001">
            <text:p>-8.2</text:p>
          </table:table-cell>
          <table:table-cell office:value-type="float" office:value="0">
            <text:p>0</text:p>
          </table:table-cell>
          <table:table-cell/>
          <table:table-cell office:value-type="float" office:value="-109.111997882536">
            <text:p>-109.11199788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10000000000001">
            <text:p>-8.1</text:p>
          </table:table-cell>
          <table:table-cell office:value-type="float" office:value="0">
            <text:p>0</text:p>
          </table:table-cell>
          <table:table-cell/>
          <table:table-cell office:value-type="float" office:value="-109.727800350705">
            <text:p>-109.72780035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00000000000001">
            <text:p>-8</text:p>
          </table:table-cell>
          <table:table-cell office:value-type="float" office:value="0">
            <text:p>0</text:p>
          </table:table-cell>
          <table:table-cell/>
          <table:table-cell office:value-type="float" office:value="-106.060912465178">
            <text:p>-106.060912465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90000000000001">
            <text:p>-7.9</text:p>
          </table:table-cell>
          <table:table-cell office:value-type="float" office:value="0">
            <text:p>0</text:p>
          </table:table-cell>
          <table:table-cell/>
          <table:table-cell office:value-type="float" office:value="-99.1349671644844">
            <text:p>-99.13496716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80000000000001">
            <text:p>-7.8</text:p>
          </table:table-cell>
          <table:table-cell office:value-type="float" office:value="0">
            <text:p>0</text:p>
          </table:table-cell>
          <table:table-cell/>
          <table:table-cell office:value-type="float" office:value="-99.4782434782753">
            <text:p>-99.478243478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70000000000001">
            <text:p>-7.7</text:p>
          </table:table-cell>
          <table:table-cell office:value-type="float" office:value="0">
            <text:p>0</text:p>
          </table:table-cell>
          <table:table-cell/>
          <table:table-cell office:value-type="float" office:value="-102.828648769229">
            <text:p>-102.82864876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60000000000001">
            <text:p>-7.6</text:p>
          </table:table-cell>
          <table:table-cell office:value-type="float" office:value="0">
            <text:p>0</text:p>
          </table:table-cell>
          <table:table-cell/>
          <table:table-cell office:value-type="float" office:value="-99.8273003877879">
            <text:p>-99.827300387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50000000000001">
            <text:p>-7.5</text:p>
          </table:table-cell>
          <table:table-cell office:value-type="float" office:value="0">
            <text:p>0</text:p>
          </table:table-cell>
          <table:table-cell/>
          <table:table-cell office:value-type="float" office:value="-99.76570477809">
            <text:p>-99.765704778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40000000000001">
            <text:p>-7.4</text:p>
          </table:table-cell>
          <table:table-cell office:value-type="float" office:value="0">
            <text:p>0</text:p>
          </table:table-cell>
          <table:table-cell/>
          <table:table-cell office:value-type="float" office:value="-99.704109168392">
            <text:p>-99.704109168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30000000000001">
            <text:p>-7.3</text:p>
          </table:table-cell>
          <table:table-cell office:value-type="float" office:value="0">
            <text:p>0</text:p>
          </table:table-cell>
          <table:table-cell/>
          <table:table-cell office:value-type="float" office:value="-99.6425135586937">
            <text:p>-99.64251355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20000000000001">
            <text:p>-7.2</text:p>
          </table:table-cell>
          <table:table-cell office:value-type="float" office:value="0">
            <text:p>0</text:p>
          </table:table-cell>
          <table:table-cell/>
          <table:table-cell office:value-type="float" office:value="-105.061087041643">
            <text:p>-105.06108704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10000000000001">
            <text:p>-7.1</text:p>
          </table:table-cell>
          <table:table-cell office:value-type="float" office:value="0">
            <text:p>0</text:p>
          </table:table-cell>
          <table:table-cell/>
          <table:table-cell office:value-type="float" office:value="-104.830233060536">
            <text:p>-104.83023306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00000000000001">
            <text:p>-7</text:p>
          </table:table-cell>
          <table:table-cell office:value-type="float" office:value="0">
            <text:p>0</text:p>
          </table:table-cell>
          <table:table-cell/>
          <table:table-cell office:value-type="float" office:value="-105.883752379592">
            <text:p>-105.88375237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90000000000001">
            <text:p>-6.9</text:p>
          </table:table-cell>
          <table:table-cell office:value-type="float" office:value="0">
            <text:p>0</text:p>
          </table:table-cell>
          <table:table-cell/>
          <table:table-cell office:value-type="float" office:value="-105.552481182071">
            <text:p>-105.55248118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80000000000001">
            <text:p>-6.8</text:p>
          </table:table-cell>
          <table:table-cell office:value-type="float" office:value="0">
            <text:p>0</text:p>
          </table:table-cell>
          <table:table-cell/>
          <table:table-cell office:value-type="float" office:value="-105.22120998455">
            <text:p>-105.22120998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70000000000001">
            <text:p>-6.7</text:p>
          </table:table-cell>
          <table:table-cell office:value-type="float" office:value="0">
            <text:p>0</text:p>
          </table:table-cell>
          <table:table-cell/>
          <table:table-cell office:value-type="float" office:value="-112.198309157481">
            <text:p>-112.19830915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60000000000001">
            <text:p>-6.6</text:p>
          </table:table-cell>
          <table:table-cell office:value-type="float" office:value="0">
            <text:p>0</text:p>
          </table:table-cell>
          <table:table-cell/>
          <table:table-cell office:value-type="float" office:value="-111.706878121974">
            <text:p>-111.7068781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50000000000001">
            <text:p>-6.5</text:p>
          </table:table-cell>
          <table:table-cell office:value-type="float" office:value="0">
            <text:p>0</text:p>
          </table:table-cell>
          <table:table-cell/>
          <table:table-cell office:value-type="float" office:value="-121.779173124378">
            <text:p>-121.779173124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40000000000001">
            <text:p>-6.4</text:p>
          </table:table-cell>
          <table:table-cell office:value-type="float" office:value="0">
            <text:p>0</text:p>
          </table:table-cell>
          <table:table-cell/>
          <table:table-cell office:value-type="float" office:value="-122.984306754303">
            <text:p>-122.98430675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30000000000001">
            <text:p>-6.3</text:p>
          </table:table-cell>
          <table:table-cell office:value-type="float" office:value="0">
            <text:p>0</text:p>
          </table:table-cell>
          <table:table-cell/>
          <table:table-cell office:value-type="float" office:value="-136.014458371218">
            <text:p>-136.014458371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20000000000001">
            <text:p>-6.2</text:p>
          </table:table-cell>
          <table:table-cell office:value-type="float" office:value="0">
            <text:p>0</text:p>
          </table:table-cell>
          <table:table-cell/>
          <table:table-cell office:value-type="float" office:value="-136.135362672195">
            <text:p>-136.13536267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10000000000001">
            <text:p>-6.1</text:p>
          </table:table-cell>
          <table:table-cell office:value-type="float" office:value="0">
            <text:p>0</text:p>
          </table:table-cell>
          <table:table-cell/>
          <table:table-cell office:value-type="float" office:value="-134.989530433663">
            <text:p>-134.98953043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00000000000001">
            <text:p>-6</text:p>
          </table:table-cell>
          <table:table-cell office:value-type="float" office:value="0">
            <text:p>0</text:p>
          </table:table-cell>
          <table:table-cell/>
          <table:table-cell office:value-type="float" office:value="-135.410949669089">
            <text:p>-135.41094966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90000000000001">
            <text:p>-5.9</text:p>
          </table:table-cell>
          <table:table-cell office:value-type="float" office:value="0">
            <text:p>0</text:p>
          </table:table-cell>
          <table:table-cell/>
          <table:table-cell office:value-type="float" office:value="-151.266170932832">
            <text:p>-151.26617093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80000000000001">
            <text:p>-5.8</text:p>
          </table:table-cell>
          <table:table-cell office:value-type="float" office:value="0">
            <text:p>0</text:p>
          </table:table-cell>
          <table:table-cell/>
          <table:table-cell office:value-type="float" office:value="-150.106744053952">
            <text:p>-150.1067440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70000000000002">
            <text:p>-5.7</text:p>
          </table:table-cell>
          <table:table-cell office:value-type="float" office:value="0">
            <text:p>0</text:p>
          </table:table-cell>
          <table:table-cell/>
          <table:table-cell office:value-type="float" office:value="-173.500635192121">
            <text:p>-173.50063519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60000000000002">
            <text:p>-5.6</text:p>
          </table:table-cell>
          <table:table-cell office:value-type="float" office:value="0">
            <text:p>0</text:p>
          </table:table-cell>
          <table:table-cell/>
          <table:table-cell office:value-type="float" office:value="-144.496782130911">
            <text:p>-144.49678213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50000000000002">
            <text:p>-5.5</text:p>
          </table:table-cell>
          <table:table-cell office:value-type="float" office:value="0">
            <text:p>0</text:p>
          </table:table-cell>
          <table:table-cell/>
          <table:table-cell office:value-type="float" office:value="-157.746890370168">
            <text:p>-157.74689037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40000000000002">
            <text:p>-5.4</text:p>
          </table:table-cell>
          <table:table-cell office:value-type="float" office:value="0">
            <text:p>0</text:p>
          </table:table-cell>
          <table:table-cell/>
          <table:table-cell office:value-type="float" office:value="-166.327683554672">
            <text:p>-166.32768355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30000000000002">
            <text:p>-5.3</text:p>
          </table:table-cell>
          <table:table-cell office:value-type="float" office:value="0">
            <text:p>0</text:p>
          </table:table-cell>
          <table:table-cell/>
          <table:table-cell office:value-type="float" office:value="-165.951353597761">
            <text:p>-165.951353597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20000000000002">
            <text:p>-5.2</text:p>
          </table:table-cell>
          <table:table-cell office:value-type="float" office:value="0">
            <text:p>0</text:p>
          </table:table-cell>
          <table:table-cell/>
          <table:table-cell office:value-type="float" office:value="-180.398807660422">
            <text:p>-180.398807660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10000000000002">
            <text:p>-5.1</text:p>
          </table:table-cell>
          <table:table-cell office:value-type="float" office:value="0">
            <text:p>0</text:p>
          </table:table-cell>
          <table:table-cell/>
          <table:table-cell office:value-type="float" office:value="-179.883597932787">
            <text:p>-179.88359793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00000000000002">
            <text:p>-5</text:p>
          </table:table-cell>
          <table:table-cell office:value-type="float" office:value="0">
            <text:p>0</text:p>
          </table:table-cell>
          <table:table-cell/>
          <table:table-cell office:value-type="float" office:value="-157.713688664755">
            <text:p>-157.71368866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90000000000002">
            <text:p>-4.9</text:p>
          </table:table-cell>
          <table:table-cell office:value-type="float" office:value="0">
            <text:p>0</text:p>
          </table:table-cell>
          <table:table-cell/>
          <table:table-cell office:value-type="float" office:value="-158.374946937723">
            <text:p>-158.374946937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80000000000002">
            <text:p>-4.8</text:p>
          </table:table-cell>
          <table:table-cell office:value-type="float" office:value="0">
            <text:p>0</text:p>
          </table:table-cell>
          <table:table-cell/>
          <table:table-cell office:value-type="float" office:value="-145.613864039206">
            <text:p>-145.61386403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70000000000002">
            <text:p>-4.7</text:p>
          </table:table-cell>
          <table:table-cell office:value-type="float" office:value="0">
            <text:p>0</text:p>
          </table:table-cell>
          <table:table-cell/>
          <table:table-cell office:value-type="float" office:value="-146.473098388217">
            <text:p>-146.47309838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60000000000002">
            <text:p>-4.6</text:p>
          </table:table-cell>
          <table:table-cell office:value-type="float" office:value="0">
            <text:p>0</text:p>
          </table:table-cell>
          <table:table-cell/>
          <table:table-cell office:value-type="float" office:value="-150.711906050868">
            <text:p>-150.71190605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50000000000002">
            <text:p>-4.5</text:p>
          </table:table-cell>
          <table:table-cell office:value-type="float" office:value="0">
            <text:p>0</text:p>
          </table:table-cell>
          <table:table-cell/>
          <table:table-cell office:value-type="float" office:value="-129.232128480802">
            <text:p>-129.232128480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40000000000002">
            <text:p>-4.4</text:p>
          </table:table-cell>
          <table:table-cell office:value-type="float" office:value="0">
            <text:p>0</text:p>
          </table:table-cell>
          <table:table-cell/>
          <table:table-cell office:value-type="float" office:value="-120.61729425054">
            <text:p>-120.61729425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30000000000002">
            <text:p>-4.3</text:p>
          </table:table-cell>
          <table:table-cell office:value-type="float" office:value="0">
            <text:p>0</text:p>
          </table:table-cell>
          <table:table-cell/>
          <table:table-cell office:value-type="float" office:value="-121.581527173416">
            <text:p>-121.581527173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20000000000002">
            <text:p>-4.2</text:p>
          </table:table-cell>
          <table:table-cell office:value-type="float" office:value="0">
            <text:p>0</text:p>
          </table:table-cell>
          <table:table-cell/>
          <table:table-cell office:value-type="float" office:value="-116.202438400912">
            <text:p>-116.20243840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10000000000002">
            <text:p>-4.1</text:p>
          </table:table-cell>
          <table:table-cell office:value-type="float" office:value="0">
            <text:p>0</text:p>
          </table:table-cell>
          <table:table-cell/>
          <table:table-cell office:value-type="float" office:value="-103.267882400912">
            <text:p>-103.26788240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00000000000002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-102.284373985966">
            <text:p>-102.2843739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90000000000002">
            <text:p>-3.9</text:p>
          </table:table-cell>
          <table:table-cell office:value-type="float" office:value="0">
            <text:p>0</text:p>
          </table:table-cell>
          <table:table-cell/>
          <table:table-cell office:value-type="float" office:value="-102.420062277679">
            <text:p>-102.420062277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80000000000002">
            <text:p>-3.8</text:p>
          </table:table-cell>
          <table:table-cell office:value-type="float" office:value="0">
            <text:p>0</text:p>
          </table:table-cell>
          <table:table-cell/>
          <table:table-cell office:value-type="float" office:value="-102.555750569392">
            <text:p>-102.555750569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70000000000002">
            <text:p>-3.7</text:p>
          </table:table-cell>
          <table:table-cell office:value-type="float" office:value="0">
            <text:p>0</text:p>
          </table:table-cell>
          <table:table-cell/>
          <table:table-cell office:value-type="float" office:value="-102.691438861106">
            <text:p>-102.69143886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60000000000002">
            <text:p>-3.6</text:p>
          </table:table-cell>
          <table:table-cell office:value-type="float" office:value="0">
            <text:p>0</text:p>
          </table:table-cell>
          <table:table-cell/>
          <table:table-cell office:value-type="float" office:value="-101.219418303856">
            <text:p>-101.21941830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50000000000002">
            <text:p>-3.5</text:p>
          </table:table-cell>
          <table:table-cell office:value-type="float" office:value="0">
            <text:p>0</text:p>
          </table:table-cell>
          <table:table-cell/>
          <table:table-cell office:value-type="float" office:value="-109.191714563909">
            <text:p>-109.19171456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40000000000002">
            <text:p>-3.4</text:p>
          </table:table-cell>
          <table:table-cell office:value-type="float" office:value="0">
            <text:p>0</text:p>
          </table:table-cell>
          <table:table-cell/>
          <table:table-cell office:value-type="float" office:value="-108.784452211262">
            <text:p>-108.78445221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30000000000002">
            <text:p>-3.3</text:p>
          </table:table-cell>
          <table:table-cell office:value-type="float" office:value="0">
            <text:p>0</text:p>
          </table:table-cell>
          <table:table-cell/>
          <table:table-cell office:value-type="float" office:value="-108.377189858614">
            <text:p>-108.37718985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20000000000002">
            <text:p>-3.2</text:p>
          </table:table-cell>
          <table:table-cell office:value-type="float" office:value="0">
            <text:p>0</text:p>
          </table:table-cell>
          <table:table-cell/>
          <table:table-cell office:value-type="float" office:value="-130.234057215511">
            <text:p>-130.234057215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10000000000002">
            <text:p>-3.1</text:p>
          </table:table-cell>
          <table:table-cell office:value-type="float" office:value="0">
            <text:p>0</text:p>
          </table:table-cell>
          <table:table-cell/>
          <table:table-cell office:value-type="float" office:value="-128.151290691554">
            <text:p>-128.15129069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00000000000002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127.203415884266">
            <text:p>-127.20341588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90000000000002">
            <text:p>-2.9</text:p>
          </table:table-cell>
          <table:table-cell office:value-type="float" office:value="0">
            <text:p>0</text:p>
          </table:table-cell>
          <table:table-cell/>
          <table:table-cell office:value-type="float" office:value="-145.862926412628">
            <text:p>-145.86292641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80000000000002">
            <text:p>-2.8</text:p>
          </table:table-cell>
          <table:table-cell office:value-type="float" office:value="0">
            <text:p>0</text:p>
          </table:table-cell>
          <table:table-cell/>
          <table:table-cell office:value-type="float" office:value="-149.610817970728">
            <text:p>-149.61081797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70000000000002">
            <text:p>-2.7</text:p>
          </table:table-cell>
          <table:table-cell office:value-type="float" office:value="0">
            <text:p>0</text:p>
          </table:table-cell>
          <table:table-cell/>
          <table:table-cell office:value-type="float" office:value="-148.383213444855">
            <text:p>-148.383213444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60000000000002">
            <text:p>-2.6</text:p>
          </table:table-cell>
          <table:table-cell office:value-type="float" office:value="0">
            <text:p>0</text:p>
          </table:table-cell>
          <table:table-cell/>
          <table:table-cell office:value-type="float" office:value="-191.243815980718">
            <text:p>-191.24381598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50000000000002">
            <text:p>-2.5</text:p>
          </table:table-cell>
          <table:table-cell office:value-type="float" office:value="0">
            <text:p>0</text:p>
          </table:table-cell>
          <table:table-cell/>
          <table:table-cell office:value-type="float" office:value="-164.501624183757">
            <text:p>-164.501624183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40000000000002">
            <text:p>-2.4</text:p>
          </table:table-cell>
          <table:table-cell office:value-type="float" office:value="0">
            <text:p>0</text:p>
          </table:table-cell>
          <table:table-cell/>
          <table:table-cell office:value-type="float" office:value="-163.86240162351">
            <text:p>-163.86240162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30000000000002">
            <text:p>-2.3</text:p>
          </table:table-cell>
          <table:table-cell office:value-type="float" office:value="0">
            <text:p>0</text:p>
          </table:table-cell>
          <table:table-cell/>
          <table:table-cell office:value-type="float" office:value="-201.733264177508">
            <text:p>-201.73326417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20000000000002">
            <text:p>-2.2</text:p>
          </table:table-cell>
          <table:table-cell office:value-type="float" office:value="0">
            <text:p>0</text:p>
          </table:table-cell>
          <table:table-cell/>
          <table:table-cell office:value-type="float" office:value="-178.025914264317">
            <text:p>-178.02591426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10000000000002">
            <text:p>-2.1</text:p>
          </table:table-cell>
          <table:table-cell office:value-type="float" office:value="0">
            <text:p>0</text:p>
          </table:table-cell>
          <table:table-cell/>
          <table:table-cell office:value-type="float" office:value="-170.438377459106">
            <text:p>-170.43837745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0000000000000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56.892255038679">
            <text:p>-156.89225503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90000000000002">
            <text:p>-1.9</text:p>
          </table:table-cell>
          <table:table-cell office:value-type="float" office:value="0">
            <text:p>0</text:p>
          </table:table-cell>
          <table:table-cell/>
          <table:table-cell office:value-type="float" office:value="-158.021420910186">
            <text:p>-158.02142091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80000000000002">
            <text:p>-1.8</text:p>
          </table:table-cell>
          <table:table-cell office:value-type="float" office:value="0">
            <text:p>0</text:p>
          </table:table-cell>
          <table:table-cell/>
          <table:table-cell office:value-type="float" office:value="-155.550448844548">
            <text:p>-155.55044884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70000000000002">
            <text:p>-1.7</text:p>
          </table:table-cell>
          <table:table-cell office:value-type="float" office:value="0">
            <text:p>0</text:p>
          </table:table-cell>
          <table:table-cell/>
          <table:table-cell office:value-type="float" office:value="-140.539879609439">
            <text:p>-140.539879609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60000000000002">
            <text:p>-1.6</text:p>
          </table:table-cell>
          <table:table-cell office:value-type="float" office:value="0">
            <text:p>0</text:p>
          </table:table-cell>
          <table:table-cell/>
          <table:table-cell office:value-type="float" office:value="-141.863320503395">
            <text:p>-141.863320503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50000000000002">
            <text:p>-1.5</text:p>
          </table:table-cell>
          <table:table-cell office:value-type="float" office:value="0">
            <text:p>0</text:p>
          </table:table-cell>
          <table:table-cell/>
          <table:table-cell office:value-type="float" office:value="-140.506723921039">
            <text:p>-140.5067239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40000000000002">
            <text:p>-1.4</text:p>
          </table:table-cell>
          <table:table-cell office:value-type="float" office:value="0">
            <text:p>0</text:p>
          </table:table-cell>
          <table:table-cell/>
          <table:table-cell office:value-type="float" office:value="-132.492679544022">
            <text:p>-132.49267954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30000000000002">
            <text:p>-1.3</text:p>
          </table:table-cell>
          <table:table-cell office:value-type="float" office:value="0">
            <text:p>0</text:p>
          </table:table-cell>
          <table:table-cell/>
          <table:table-cell office:value-type="float" office:value="-127.38773121921">
            <text:p>-127.38773121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20000000000002">
            <text:p>-1.2</text:p>
          </table:table-cell>
          <table:table-cell office:value-type="float" office:value="0">
            <text:p>0</text:p>
          </table:table-cell>
          <table:table-cell/>
          <table:table-cell office:value-type="float" office:value="-128.590765199616">
            <text:p>-128.59076519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10000000000002">
            <text:p>-1.1</text:p>
          </table:table-cell>
          <table:table-cell office:value-type="float" office:value="0">
            <text:p>0</text:p>
          </table:table-cell>
          <table:table-cell/>
          <table:table-cell office:value-type="float" office:value="-121.343876043917">
            <text:p>-121.34387604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00000000000002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117.793159046022">
            <text:p>-117.7931590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00000000000019">
            <text:p>-0.9</text:p>
          </table:table-cell>
          <table:table-cell office:value-type="float" office:value="0">
            <text:p>0</text:p>
          </table:table-cell>
          <table:table-cell/>
          <table:table-cell office:value-type="float" office:value="-108.386071720681">
            <text:p>-108.38607172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00000000000019">
            <text:p>-0.8</text:p>
          </table:table-cell>
          <table:table-cell office:value-type="float" office:value="0">
            <text:p>0</text:p>
          </table:table-cell>
          <table:table-cell/>
          <table:table-cell office:value-type="float" office:value="-109.008652534828">
            <text:p>-109.00865253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700000000000019">
            <text:p>-0.7</text:p>
          </table:table-cell>
          <table:table-cell office:value-type="float" office:value="0">
            <text:p>0</text:p>
          </table:table-cell>
          <table:table-cell/>
          <table:table-cell office:value-type="float" office:value="-109.631233348974">
            <text:p>-109.63123334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600000000000019">
            <text:p>-0.6</text:p>
          </table:table-cell>
          <table:table-cell office:value-type="float" office:value="0">
            <text:p>0</text:p>
          </table:table-cell>
          <table:table-cell/>
          <table:table-cell office:value-type="float" office:value="-104.795634812697">
            <text:p>-104.795634812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00000000000019">
            <text:p>-0.5</text:p>
          </table:table-cell>
          <table:table-cell office:value-type="float" office:value="0">
            <text:p>0</text:p>
          </table:table-cell>
          <table:table-cell/>
          <table:table-cell office:value-type="float" office:value="-102.602938089584">
            <text:p>-102.60293808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400000000000019">
            <text:p>-0.4</text:p>
          </table:table-cell>
          <table:table-cell office:value-type="float" office:value="0">
            <text:p>0</text:p>
          </table:table-cell>
          <table:table-cell/>
          <table:table-cell office:value-type="float" office:value="-102.917661640054">
            <text:p>-102.917661640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300000000000019">
            <text:p>-0.3</text:p>
          </table:table-cell>
          <table:table-cell office:value-type="float" office:value="0">
            <text:p>0</text:p>
          </table:table-cell>
          <table:table-cell/>
          <table:table-cell office:value-type="float" office:value="-103.232385190524">
            <text:p>-103.23238519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00000000000019">
            <text:p>-0.2</text:p>
          </table:table-cell>
          <table:table-cell office:value-type="float" office:value="0">
            <text:p>0</text:p>
          </table:table-cell>
          <table:table-cell/>
          <table:table-cell office:value-type="float" office:value="-101.404276202387">
            <text:p>-101.40427620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00000000000019">
            <text:p>-0.1</text:p>
          </table:table-cell>
          <table:table-cell office:value-type="float" office:value="0">
            <text:p>0</text:p>
          </table:table-cell>
          <table:table-cell/>
          <table:table-cell office:value-type="float" office:value="-102.1418667135">
            <text:p>-102.14186671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000000000000187905246917808">
            <text:p>-1.87905246917808E-014</text:p>
          </table:table-cell>
          <table:table-cell office:value-type="float" office:value="0">
            <text:p>0</text:p>
          </table:table-cell>
          <table:table-cell/>
          <table:table-cell office:value-type="float" office:value="-102.158050371877">
            <text:p>-102.15805037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9999999999812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-101.240054117532">
            <text:p>-101.24005411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99999999999981">
            <text:p>0.2</text:p>
          </table:table-cell>
          <table:table-cell office:value-type="float" office:value="0">
            <text:p>0</text:p>
          </table:table-cell>
          <table:table-cell/>
          <table:table-cell office:value-type="float" office:value="-103.470644641302">
            <text:p>-103.47064464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9999999999981">
            <text:p>0.3</text:p>
          </table:table-cell>
          <table:table-cell office:value-type="float" office:value="0">
            <text:p>0</text:p>
          </table:table-cell>
          <table:table-cell/>
          <table:table-cell office:value-type="float" office:value="-103.186630692484">
            <text:p>-103.18663069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99999999999981">
            <text:p>0.4</text:p>
          </table:table-cell>
          <table:table-cell office:value-type="float" office:value="0">
            <text:p>0</text:p>
          </table:table-cell>
          <table:table-cell/>
          <table:table-cell office:value-type="float" office:value="-102.902616743665">
            <text:p>-102.90261674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9999999999981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-103.14164852003">
            <text:p>-103.1416485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99999999999981">
            <text:p>0.6</text:p>
          </table:table-cell>
          <table:table-cell office:value-type="float" office:value="0">
            <text:p>0</text:p>
          </table:table-cell>
          <table:table-cell/>
          <table:table-cell office:value-type="float" office:value="-108.345244395958">
            <text:p>-108.3452443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99999999999981">
            <text:p>0.7</text:p>
          </table:table-cell>
          <table:table-cell office:value-type="float" office:value="0">
            <text:p>0</text:p>
          </table:table-cell>
          <table:table-cell/>
          <table:table-cell office:value-type="float" office:value="-107.738161334164">
            <text:p>-107.738161334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9999999999981">
            <text:p>0.8</text:p>
          </table:table-cell>
          <table:table-cell office:value-type="float" office:value="0">
            <text:p>0</text:p>
          </table:table-cell>
          <table:table-cell/>
          <table:table-cell office:value-type="float" office:value="-107.131078272369">
            <text:p>-107.13107827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999999999981">
            <text:p>0.9</text:p>
          </table:table-cell>
          <table:table-cell office:value-type="float" office:value="0">
            <text:p>0</text:p>
          </table:table-cell>
          <table:table-cell/>
          <table:table-cell office:value-type="float" office:value="-119.675573832953">
            <text:p>-119.67557383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9999999999998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18.794176136185">
            <text:p>-118.794176136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09999999999998">
            <text:p>1.1</text:p>
          </table:table-cell>
          <table:table-cell office:value-type="float" office:value="0">
            <text:p>0</text:p>
          </table:table-cell>
          <table:table-cell/>
          <table:table-cell office:value-type="float" office:value="-122.221165186792">
            <text:p>-122.221165186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19999999999998">
            <text:p>1.2</text:p>
          </table:table-cell>
          <table:table-cell office:value-type="float" office:value="0">
            <text:p>0</text:p>
          </table:table-cell>
          <table:table-cell/>
          <table:table-cell office:value-type="float" office:value="-121.053201793057">
            <text:p>-121.05320179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9999999999998">
            <text:p>1.3</text:p>
          </table:table-cell>
          <table:table-cell office:value-type="float" office:value="0">
            <text:p>0</text:p>
          </table:table-cell>
          <table:table-cell/>
          <table:table-cell office:value-type="float" office:value="-129.644428238509">
            <text:p>-129.64442823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9999999999998">
            <text:p>1.4</text:p>
          </table:table-cell>
          <table:table-cell office:value-type="float" office:value="0">
            <text:p>0</text:p>
          </table:table-cell>
          <table:table-cell/>
          <table:table-cell office:value-type="float" office:value="-128.700979902564">
            <text:p>-128.70097990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9999999999998">
            <text:p>1.5</text:p>
          </table:table-cell>
          <table:table-cell office:value-type="float" office:value="0">
            <text:p>0</text:p>
          </table:table-cell>
          <table:table-cell/>
          <table:table-cell office:value-type="float" office:value="-136.378052868132">
            <text:p>-136.378052868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9999999999998">
            <text:p>1.6</text:p>
          </table:table-cell>
          <table:table-cell office:value-type="float" office:value="0">
            <text:p>0</text:p>
          </table:table-cell>
          <table:table-cell/>
          <table:table-cell office:value-type="float" office:value="-135.0732369563">
            <text:p>-135.073236956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9999999999998">
            <text:p>1.7</text:p>
          </table:table-cell>
          <table:table-cell office:value-type="float" office:value="0">
            <text:p>0</text:p>
          </table:table-cell>
          <table:table-cell/>
          <table:table-cell office:value-type="float" office:value="-151.639910116919">
            <text:p>-151.63991011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9999999999998">
            <text:p>1.8</text:p>
          </table:table-cell>
          <table:table-cell office:value-type="float" office:value="0">
            <text:p>0</text:p>
          </table:table-cell>
          <table:table-cell/>
          <table:table-cell office:value-type="float" office:value="-160.280099081057">
            <text:p>-160.28009908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9999999999998">
            <text:p>1.9</text:p>
          </table:table-cell>
          <table:table-cell office:value-type="float" office:value="0">
            <text:p>0</text:p>
          </table:table-cell>
          <table:table-cell/>
          <table:table-cell office:value-type="float" office:value="-161.631637314704">
            <text:p>-161.63163731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9999999999998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171.499692004838">
            <text:p>-171.49969200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9999999999998">
            <text:p>2.1</text:p>
          </table:table-cell>
          <table:table-cell office:value-type="float" office:value="0">
            <text:p>0</text:p>
          </table:table-cell>
          <table:table-cell/>
          <table:table-cell office:value-type="float" office:value="-170.317202507926">
            <text:p>-170.317202507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9999999999998">
            <text:p>2.2</text:p>
          </table:table-cell>
          <table:table-cell office:value-type="float" office:value="0">
            <text:p>0</text:p>
          </table:table-cell>
          <table:table-cell/>
          <table:table-cell office:value-type="float" office:value="-169.134713011013">
            <text:p>-169.1347130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9999999999998">
            <text:p>2.3</text:p>
          </table:table-cell>
          <table:table-cell office:value-type="float" office:value="0">
            <text:p>0</text:p>
          </table:table-cell>
          <table:table-cell/>
          <table:table-cell office:value-type="float" office:value="-195.46750259933">
            <text:p>-195.467502599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9999999999998">
            <text:p>2.4</text:p>
          </table:table-cell>
          <table:table-cell office:value-type="float" office:value="0">
            <text:p>0</text:p>
          </table:table-cell>
          <table:table-cell/>
          <table:table-cell office:value-type="float" office:value="-157.626086959991">
            <text:p>-157.626086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9999999999998">
            <text:p>2.5</text:p>
          </table:table-cell>
          <table:table-cell office:value-type="float" office:value="0">
            <text:p>0</text:p>
          </table:table-cell>
          <table:table-cell/>
          <table:table-cell office:value-type="float" office:value="-157.695970910867">
            <text:p>-157.69597091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9999999999998">
            <text:p>2.6</text:p>
          </table:table-cell>
          <table:table-cell office:value-type="float" office:value="0">
            <text:p>0</text:p>
          </table:table-cell>
          <table:table-cell/>
          <table:table-cell office:value-type="float" office:value="-146.501522036955">
            <text:p>-146.5015220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9999999999998">
            <text:p>2.7</text:p>
          </table:table-cell>
          <table:table-cell office:value-type="float" office:value="0">
            <text:p>0</text:p>
          </table:table-cell>
          <table:table-cell/>
          <table:table-cell office:value-type="float" office:value="-152.003423023121">
            <text:p>-152.00342302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9999999999998">
            <text:p>2.8</text:p>
          </table:table-cell>
          <table:table-cell office:value-type="float" office:value="0">
            <text:p>0</text:p>
          </table:table-cell>
          <table:table-cell/>
          <table:table-cell office:value-type="float" office:value="-152.421994839744">
            <text:p>-152.421994839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9999999999998">
            <text:p>2.9</text:p>
          </table:table-cell>
          <table:table-cell office:value-type="float" office:value="0">
            <text:p>0</text:p>
          </table:table-cell>
          <table:table-cell/>
          <table:table-cell office:value-type="float" office:value="-136.876716125445">
            <text:p>-136.87671612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9999999999998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138.093530448324">
            <text:p>-138.093530448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9999999999998">
            <text:p>3.1</text:p>
          </table:table-cell>
          <table:table-cell office:value-type="float" office:value="0">
            <text:p>0</text:p>
          </table:table-cell>
          <table:table-cell/>
          <table:table-cell office:value-type="float" office:value="-131.196760531906">
            <text:p>-131.19676053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19999999999998">
            <text:p>3.2</text:p>
          </table:table-cell>
          <table:table-cell office:value-type="float" office:value="0">
            <text:p>0</text:p>
          </table:table-cell>
          <table:table-cell/>
          <table:table-cell office:value-type="float" office:value="-115.182345103119">
            <text:p>-115.18234510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9999999999998">
            <text:p>3.3</text:p>
          </table:table-cell>
          <table:table-cell office:value-type="float" office:value="0">
            <text:p>0</text:p>
          </table:table-cell>
          <table:table-cell/>
          <table:table-cell office:value-type="float" office:value="-115.918330890213">
            <text:p>-115.91833089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9999999999998">
            <text:p>3.4</text:p>
          </table:table-cell>
          <table:table-cell office:value-type="float" office:value="0">
            <text:p>0</text:p>
          </table:table-cell>
          <table:table-cell/>
          <table:table-cell office:value-type="float" office:value="-109.44630637014">
            <text:p>-109.446306370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49999999999998">
            <text:p>3.5</text:p>
          </table:table-cell>
          <table:table-cell office:value-type="float" office:value="0">
            <text:p>0</text:p>
          </table:table-cell>
          <table:table-cell/>
          <table:table-cell office:value-type="float" office:value="-103.488500041353">
            <text:p>-103.48850004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9999999999998">
            <text:p>3.6</text:p>
          </table:table-cell>
          <table:table-cell office:value-type="float" office:value="0">
            <text:p>0</text:p>
          </table:table-cell>
          <table:table-cell/>
          <table:table-cell office:value-type="float" office:value="-103.712551128511">
            <text:p>-103.71255112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9999999999998">
            <text:p>3.7</text:p>
          </table:table-cell>
          <table:table-cell office:value-type="float" office:value="0">
            <text:p>0</text:p>
          </table:table-cell>
          <table:table-cell/>
          <table:table-cell office:value-type="float" office:value="-102.938188503712">
            <text:p>-102.93818850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9999999999998">
            <text:p>3.8</text:p>
          </table:table-cell>
          <table:table-cell office:value-type="float" office:value="0">
            <text:p>0</text:p>
          </table:table-cell>
          <table:table-cell/>
          <table:table-cell office:value-type="float" office:value="-106.620708251266">
            <text:p>-106.62070825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9999999999998">
            <text:p>3.9</text:p>
          </table:table-cell>
          <table:table-cell office:value-type="float" office:value="0">
            <text:p>0</text:p>
          </table:table-cell>
          <table:table-cell/>
          <table:table-cell office:value-type="float" office:value="-106.336363750749">
            <text:p>-106.33636375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9999999999998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106.052019250231">
            <text:p>-106.05201925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9999999999998">
            <text:p>4.1</text:p>
          </table:table-cell>
          <table:table-cell office:value-type="float" office:value="0">
            <text:p>0</text:p>
          </table:table-cell>
          <table:table-cell/>
          <table:table-cell office:value-type="float" office:value="-105.767674749713">
            <text:p>-105.767674749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9999999999998">
            <text:p>4.2</text:p>
          </table:table-cell>
          <table:table-cell office:value-type="float" office:value="0">
            <text:p>0</text:p>
          </table:table-cell>
          <table:table-cell/>
          <table:table-cell office:value-type="float" office:value="-110.160860672985">
            <text:p>-110.16086067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29999999999998">
            <text:p>4.3</text:p>
          </table:table-cell>
          <table:table-cell office:value-type="float" office:value="0">
            <text:p>0</text:p>
          </table:table-cell>
          <table:table-cell/>
          <table:table-cell office:value-type="float" office:value="-109.281801975503">
            <text:p>-109.281801975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9999999999998">
            <text:p>4.4</text:p>
          </table:table-cell>
          <table:table-cell office:value-type="float" office:value="0">
            <text:p>0</text:p>
          </table:table-cell>
          <table:table-cell/>
          <table:table-cell office:value-type="float" office:value="-129.818073824829">
            <text:p>-129.81807382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49999999999998">
            <text:p>4.5</text:p>
          </table:table-cell>
          <table:table-cell office:value-type="float" office:value="0">
            <text:p>0</text:p>
          </table:table-cell>
          <table:table-cell/>
          <table:table-cell office:value-type="float" office:value="-127.846223882393">
            <text:p>-127.84622388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9999999999998">
            <text:p>4.6</text:p>
          </table:table-cell>
          <table:table-cell office:value-type="float" office:value="0">
            <text:p>0</text:p>
          </table:table-cell>
          <table:table-cell/>
          <table:table-cell office:value-type="float" office:value="-148.138718991312">
            <text:p>-148.13871899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9999999999998">
            <text:p>4.7</text:p>
          </table:table-cell>
          <table:table-cell office:value-type="float" office:value="0">
            <text:p>0</text:p>
          </table:table-cell>
          <table:table-cell/>
          <table:table-cell office:value-type="float" office:value="-147.392757563016">
            <text:p>-147.39275756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79999999999998">
            <text:p>4.8</text:p>
          </table:table-cell>
          <table:table-cell office:value-type="float" office:value="0">
            <text:p>0</text:p>
          </table:table-cell>
          <table:table-cell/>
          <table:table-cell office:value-type="float" office:value="-146.64679613472">
            <text:p>-146.64679613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89999999999998">
            <text:p>4.9</text:p>
          </table:table-cell>
          <table:table-cell office:value-type="float" office:value="0">
            <text:p>0</text:p>
          </table:table-cell>
          <table:table-cell/>
          <table:table-cell office:value-type="float" office:value="-183.505696841081">
            <text:p>-183.50569684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99999999999998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157.288350779613">
            <text:p>-157.28835077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9999999999998">
            <text:p>5.1</text:p>
          </table:table-cell>
          <table:table-cell office:value-type="float" office:value="0">
            <text:p>0</text:p>
          </table:table-cell>
          <table:table-cell/>
          <table:table-cell office:value-type="float" office:value="-152.199549199843">
            <text:p>-152.199549199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19999999999998">
            <text:p>5.2</text:p>
          </table:table-cell>
          <table:table-cell office:value-type="float" office:value="0">
            <text:p>0</text:p>
          </table:table-cell>
          <table:table-cell/>
          <table:table-cell office:value-type="float" office:value="-173.018682848494">
            <text:p>-173.01868284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29999999999998">
            <text:p>5.3</text:p>
          </table:table-cell>
          <table:table-cell office:value-type="float" office:value="0">
            <text:p>0</text:p>
          </table:table-cell>
          <table:table-cell/>
          <table:table-cell office:value-type="float" office:value="-173.365808793542">
            <text:p>-173.36580879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9999999999998">
            <text:p>5.4</text:p>
          </table:table-cell>
          <table:table-cell office:value-type="float" office:value="0">
            <text:p>0</text:p>
          </table:table-cell>
          <table:table-cell/>
          <table:table-cell office:value-type="float" office:value="-160.970887461387">
            <text:p>-160.97088746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49999999999998">
            <text:p>5.5</text:p>
          </table:table-cell>
          <table:table-cell office:value-type="float" office:value="0">
            <text:p>0</text:p>
          </table:table-cell>
          <table:table-cell/>
          <table:table-cell office:value-type="float" office:value="-161.740705705432">
            <text:p>-161.74070570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9999999999998">
            <text:p>5.6</text:p>
          </table:table-cell>
          <table:table-cell office:value-type="float" office:value="0">
            <text:p>0</text:p>
          </table:table-cell>
          <table:table-cell/>
          <table:table-cell office:value-type="float" office:value="-156.89049663235">
            <text:p>-156.89049663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69999999999998">
            <text:p>5.7</text:p>
          </table:table-cell>
          <table:table-cell office:value-type="float" office:value="0">
            <text:p>0</text:p>
          </table:table-cell>
          <table:table-cell/>
          <table:table-cell office:value-type="float" office:value="-158.054910540571">
            <text:p>-158.054910540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79999999999998">
            <text:p>5.8</text:p>
          </table:table-cell>
          <table:table-cell office:value-type="float" office:value="0">
            <text:p>0</text:p>
          </table:table-cell>
          <table:table-cell/>
          <table:table-cell office:value-type="float" office:value="-145.480871161841">
            <text:p>-145.48087116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89999999999998">
            <text:p>5.9</text:p>
          </table:table-cell>
          <table:table-cell office:value-type="float" office:value="0">
            <text:p>0</text:p>
          </table:table-cell>
          <table:table-cell/>
          <table:table-cell office:value-type="float" office:value="-146.514118567204">
            <text:p>-146.51411856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9999999999998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142.303432276029">
            <text:p>-142.3034322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9999999999998">
            <text:p>6.1</text:p>
          </table:table-cell>
          <table:table-cell office:value-type="float" office:value="0">
            <text:p>0</text:p>
          </table:table-cell>
          <table:table-cell/>
          <table:table-cell office:value-type="float" office:value="-130.568920556661">
            <text:p>-130.568920556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19999999999998">
            <text:p>6.2</text:p>
          </table:table-cell>
          <table:table-cell office:value-type="float" office:value="0">
            <text:p>0</text:p>
          </table:table-cell>
          <table:table-cell/>
          <table:table-cell office:value-type="float" office:value="-131.59928135187">
            <text:p>-131.59928135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29999999999998">
            <text:p>6.3</text:p>
          </table:table-cell>
          <table:table-cell office:value-type="float" office:value="0">
            <text:p>0</text:p>
          </table:table-cell>
          <table:table-cell/>
          <table:table-cell office:value-type="float" office:value="-125.894602637778">
            <text:p>-125.894602637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39999999999998">
            <text:p>6.4</text:p>
          </table:table-cell>
          <table:table-cell office:value-type="float" office:value="0">
            <text:p>0</text:p>
          </table:table-cell>
          <table:table-cell/>
          <table:table-cell office:value-type="float" office:value="-116.671787052855">
            <text:p>-116.671787052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49999999999998">
            <text:p>6.5</text:p>
          </table:table-cell>
          <table:table-cell office:value-type="float" office:value="0">
            <text:p>0</text:p>
          </table:table-cell>
          <table:table-cell/>
          <table:table-cell office:value-type="float" office:value="-117.459623289275">
            <text:p>-117.459623289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9999999999997">
            <text:p>6.6</text:p>
          </table:table-cell>
          <table:table-cell office:value-type="float" office:value="0">
            <text:p>0</text:p>
          </table:table-cell>
          <table:table-cell/>
          <table:table-cell office:value-type="float" office:value="-115.363806608301">
            <text:p>-115.363806608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9999999999997">
            <text:p>6.7</text:p>
          </table:table-cell>
          <table:table-cell office:value-type="float" office:value="0">
            <text:p>0</text:p>
          </table:table-cell>
          <table:table-cell/>
          <table:table-cell office:value-type="float" office:value="-108.502790889096">
            <text:p>-108.50279088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79999999999997">
            <text:p>6.8</text:p>
          </table:table-cell>
          <table:table-cell office:value-type="float" office:value="0">
            <text:p>0</text:p>
          </table:table-cell>
          <table:table-cell/>
          <table:table-cell office:value-type="float" office:value="-104.544301000081">
            <text:p>-104.544301000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89999999999997">
            <text:p>6.9</text:p>
          </table:table-cell>
          <table:table-cell office:value-type="float" office:value="0">
            <text:p>0</text:p>
          </table:table-cell>
          <table:table-cell/>
          <table:table-cell office:value-type="float" office:value="-104.801089099046">
            <text:p>-104.80108909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999999999999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105.057877198011">
            <text:p>-105.05787719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9999999999997">
            <text:p>7.1</text:p>
          </table:table-cell>
          <table:table-cell office:value-type="float" office:value="0">
            <text:p>0</text:p>
          </table:table-cell>
          <table:table-cell/>
          <table:table-cell office:value-type="float" office:value="-105.314665296976">
            <text:p>-105.31466529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19999999999997">
            <text:p>7.2</text:p>
          </table:table-cell>
          <table:table-cell office:value-type="float" office:value="0">
            <text:p>0</text:p>
          </table:table-cell>
          <table:table-cell/>
          <table:table-cell office:value-type="float" office:value="-102.662779278224">
            <text:p>-102.66277927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29999999999997">
            <text:p>7.3</text:p>
          </table:table-cell>
          <table:table-cell office:value-type="float" office:value="0">
            <text:p>0</text:p>
          </table:table-cell>
          <table:table-cell/>
          <table:table-cell office:value-type="float" office:value="-102.784766261921">
            <text:p>-102.78476626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9999999999997">
            <text:p>7.4</text:p>
          </table:table-cell>
          <table:table-cell office:value-type="float" office:value="0">
            <text:p>0</text:p>
          </table:table-cell>
          <table:table-cell/>
          <table:table-cell office:value-type="float" office:value="-102.906753245618">
            <text:p>-102.906753245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49999999999997">
            <text:p>7.5</text:p>
          </table:table-cell>
          <table:table-cell office:value-type="float" office:value="0">
            <text:p>0</text:p>
          </table:table-cell>
          <table:table-cell/>
          <table:table-cell office:value-type="float" office:value="-103.720988824529">
            <text:p>-103.72098882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9999999999997">
            <text:p>7.6</text:p>
          </table:table-cell>
          <table:table-cell office:value-type="float" office:value="0">
            <text:p>0</text:p>
          </table:table-cell>
          <table:table-cell/>
          <table:table-cell office:value-type="float" office:value="-103.61583375081">
            <text:p>-103.615833750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9999999999997">
            <text:p>7.7</text:p>
          </table:table-cell>
          <table:table-cell office:value-type="float" office:value="0">
            <text:p>0</text:p>
          </table:table-cell>
          <table:table-cell/>
          <table:table-cell office:value-type="float" office:value="-103.49564730946">
            <text:p>-103.495647309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9999999999997">
            <text:p>7.8</text:p>
          </table:table-cell>
          <table:table-cell office:value-type="float" office:value="0">
            <text:p>0</text:p>
          </table:table-cell>
          <table:table-cell/>
          <table:table-cell office:value-type="float" office:value="-103.286939707183">
            <text:p>-103.28693970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9999999999997">
            <text:p>7.9</text:p>
          </table:table-cell>
          <table:table-cell office:value-type="float" office:value="0">
            <text:p>0</text:p>
          </table:table-cell>
          <table:table-cell/>
          <table:table-cell office:value-type="float" office:value="-105.090825640324">
            <text:p>-105.090825640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9999999999997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105.681837391473">
            <text:p>-105.681837391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9999999999997">
            <text:p>8.1</text:p>
          </table:table-cell>
          <table:table-cell office:value-type="float" office:value="0">
            <text:p>0</text:p>
          </table:table-cell>
          <table:table-cell/>
          <table:table-cell office:value-type="float" office:value="-111.24037982909">
            <text:p>-111.24037982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19999999999997">
            <text:p>8.2</text:p>
          </table:table-cell>
          <table:table-cell office:value-type="float" office:value="0">
            <text:p>0</text:p>
          </table:table-cell>
          <table:table-cell/>
          <table:table-cell office:value-type="float" office:value="-110.535059073788">
            <text:p>-110.535059073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9999999999997">
            <text:p>8.3</text:p>
          </table:table-cell>
          <table:table-cell office:value-type="float" office:value="0">
            <text:p>0</text:p>
          </table:table-cell>
          <table:table-cell/>
          <table:table-cell office:value-type="float" office:value="-112.597736493063">
            <text:p>-112.59773649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9999999999997">
            <text:p>8.4</text:p>
          </table:table-cell>
          <table:table-cell office:value-type="float" office:value="0">
            <text:p>0</text:p>
          </table:table-cell>
          <table:table-cell/>
          <table:table-cell office:value-type="float" office:value="-111.843454608927">
            <text:p>-111.843454608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49999999999997">
            <text:p>8.5</text:p>
          </table:table-cell>
          <table:table-cell office:value-type="float" office:value="0">
            <text:p>0</text:p>
          </table:table-cell>
          <table:table-cell/>
          <table:table-cell office:value-type="float" office:value="-116.267693603281">
            <text:p>-116.267693603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59999999999997">
            <text:p>8.6</text:p>
          </table:table-cell>
          <table:table-cell office:value-type="float" office:value="0">
            <text:p>0</text:p>
          </table:table-cell>
          <table:table-cell/>
          <table:table-cell office:value-type="float" office:value="-120.857668293993">
            <text:p>-120.85766829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9999999999997">
            <text:p>8.7</text:p>
          </table:table-cell>
          <table:table-cell office:value-type="float" office:value="0">
            <text:p>0</text:p>
          </table:table-cell>
          <table:table-cell/>
          <table:table-cell office:value-type="float" office:value="-119.951785240669">
            <text:p>-119.95178524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9999999999997">
            <text:p>8.8</text:p>
          </table:table-cell>
          <table:table-cell office:value-type="float" office:value="0">
            <text:p>0</text:p>
          </table:table-cell>
          <table:table-cell/>
          <table:table-cell office:value-type="float" office:value="-124.245893676065">
            <text:p>-124.245893676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89999999999997">
            <text:p>8.9</text:p>
          </table:table-cell>
          <table:table-cell office:value-type="float" office:value="0">
            <text:p>0</text:p>
          </table:table-cell>
          <table:table-cell/>
          <table:table-cell office:value-type="float" office:value="-128.204776552672">
            <text:p>-128.204776552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9999999999997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127.175376901883">
            <text:p>-127.17537690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9999999999997">
            <text:p>9.1</text:p>
          </table:table-cell>
          <table:table-cell office:value-type="float" office:value="0">
            <text:p>0</text:p>
          </table:table-cell>
          <table:table-cell/>
          <table:table-cell office:value-type="float" office:value="-140.947096836766">
            <text:p>-140.947096836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19999999999997">
            <text:p>9.2</text:p>
          </table:table-cell>
          <table:table-cell office:value-type="float" office:value="0">
            <text:p>0</text:p>
          </table:table-cell>
          <table:table-cell/>
          <table:table-cell office:value-type="float" office:value="-139.945335538617">
            <text:p>-139.94533553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9999999999997">
            <text:p>9.3</text:p>
          </table:table-cell>
          <table:table-cell office:value-type="float" office:value="0">
            <text:p>0</text:p>
          </table:table-cell>
          <table:table-cell/>
          <table:table-cell office:value-type="float" office:value="-153.286321623726">
            <text:p>-153.28632162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39999999999996">
            <text:p>9.4</text:p>
          </table:table-cell>
          <table:table-cell office:value-type="float" office:value="0">
            <text:p>0</text:p>
          </table:table-cell>
          <table:table-cell/>
          <table:table-cell office:value-type="float" office:value="-172.361306770553">
            <text:p>-172.361306770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49999999999996">
            <text:p>9.5</text:p>
          </table:table-cell>
          <table:table-cell office:value-type="float" office:value="0">
            <text:p>0</text:p>
          </table:table-cell>
          <table:table-cell/>
          <table:table-cell office:value-type="float" office:value="-171.069079549263">
            <text:p>-171.069079549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59999999999996">
            <text:p>9.6</text:p>
          </table:table-cell>
          <table:table-cell office:value-type="float" office:value="0">
            <text:p>0</text:p>
          </table:table-cell>
          <table:table-cell/>
          <table:table-cell office:value-type="float" office:value="-185.821412669194">
            <text:p>-185.82141266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9999999999996">
            <text:p>9.7</text:p>
          </table:table-cell>
          <table:table-cell office:value-type="float" office:value="0">
            <text:p>0</text:p>
          </table:table-cell>
          <table:table-cell/>
          <table:table-cell office:value-type="float" office:value="-170.831621312795">
            <text:p>-170.83162131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9999999999996">
            <text:p>9.8</text:p>
          </table:table-cell>
          <table:table-cell office:value-type="float" office:value="0">
            <text:p>0</text:p>
          </table:table-cell>
          <table:table-cell/>
          <table:table-cell office:value-type="float" office:value="-173.272320659076">
            <text:p>-173.27232065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89999999999996">
            <text:p>9.9</text:p>
          </table:table-cell>
          <table:table-cell office:value-type="float" office:value="0">
            <text:p>0</text:p>
          </table:table-cell>
          <table:table-cell/>
          <table:table-cell office:value-type="float" office:value="-173.546168741131">
            <text:p>-173.54616874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99999999999996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173.402539025685">
            <text:p>-173.4025390257</text:p>
          </table:table-cell>
          <table:table-cell table:number-columns-repeated="10"/>
        </table:table-row>
      </table:table>
      <table:table table:name="Sheet1_3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Vector</text:p>
          </table:table-cell>
          <table:table-cell office:value-type="string">
            <text:p>data</text:p>
          </table:table-cell>
          <table:table-cell table:number-columns-repeated="11"/>
        </table:table-row>
        <table:table-row table:style-name="ro1">
          <table:table-cell office:value-type="string">
            <text:p>Grid</text:p>
          </table:table-cell>
          <table:table-cell office:value-type="string">
            <text:p>Output</text:p>
          </table:table-cell>
          <table:table-cell office:value-type="float" office:value="-15">
            <text:p>-15</text:p>
          </table:table-cell>
          <table:table-cell office:value-type="string">
            <text:p>0]</text:p>
          </table:table-cell>
          <table:table-cell office:value-type="string">
            <text:p>Max:</text:p>
          </table:table-cell>
          <table:table-cell office:value-type="string">
            <text:p>[7.5</text:p>
          </table:table-cell>
          <table:table-cell office:value-type="float" office:value="15">
            <text:p>15</text:p>
          </table:table-cell>
          <table:table-cell office:value-type="string">
            <text:p>0]</text:p>
          </table:table-cell>
          <table:table-cell office:value-type="string">
            <text:p>Grid</text:p>
          </table:table-cell>
          <table:table-cell office:value-type="string">
            <text:p>Size:</text:p>
          </table:table-cell>
          <table:table-cell office:value-type="string">
            <text:p>[0.1</text:p>
          </table:table-cell>
          <table:table-cell office:value-type="float" office:value="0.1">
            <text:p>0.1</text:p>
          </table:table-cell>
          <table:table-cell office:value-type="string">
            <text:p>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  <table:table-cell office:value-type="float" office:value="-0.0338058220945348">
            <text:p>-0.0338058221</text:p>
          </table:table-cell>
          <table:table-cell office:value-type="float" office:value="0.211276072507986">
            <text:p>0.21127607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9">
            <text:p>-14.9</text:p>
          </table:table-cell>
          <table:table-cell office:value-type="float" office:value="-0.0422744975989125">
            <text:p>-0.0422744976</text:p>
          </table:table-cell>
          <table:table-cell office:value-type="float" office:value="0.211862994128645">
            <text:p>0.21186299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8">
            <text:p>-14.8</text:p>
          </table:table-cell>
          <table:table-cell office:value-type="float" office:value="-0.0518535358489029">
            <text:p>-0.0518535358</text:p>
          </table:table-cell>
          <table:table-cell office:value-type="float" office:value="0.211146599823748">
            <text:p>0.21114659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7">
            <text:p>-14.7</text:p>
          </table:table-cell>
          <table:table-cell office:value-type="float" office:value="-0.0610046716789781">
            <text:p>-0.0610046717</text:p>
          </table:table-cell>
          <table:table-cell office:value-type="float" office:value="0.21085020611043">
            <text:p>0.21085020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6">
            <text:p>-14.6</text:p>
          </table:table-cell>
          <table:table-cell office:value-type="float" office:value="-0.0708228804663851">
            <text:p>-0.0708228805</text:p>
          </table:table-cell>
          <table:table-cell office:value-type="float" office:value="0.210549201369549">
            <text:p>0.21054920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5">
            <text:p>-14.5</text:p>
          </table:table-cell>
          <table:table-cell office:value-type="float" office:value="-0.0806595597249873">
            <text:p>-0.0806595597</text:p>
          </table:table-cell>
          <table:table-cell office:value-type="float" office:value="0.210179609760712">
            <text:p>0.21017960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4">
            <text:p>-14.4</text:p>
          </table:table-cell>
          <table:table-cell office:value-type="float" office:value="-0.0908153661406063">
            <text:p>-0.0908153661</text:p>
          </table:table-cell>
          <table:table-cell office:value-type="float" office:value="0.209341363199976">
            <text:p>0.20934136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3">
            <text:p>-14.3</text:p>
          </table:table-cell>
          <table:table-cell office:value-type="float" office:value="-0.0993246169613651">
            <text:p>-0.099324617</text:p>
          </table:table-cell>
          <table:table-cell office:value-type="float" office:value="0.209075090216854">
            <text:p>0.20907509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2">
            <text:p>-14.2</text:p>
          </table:table-cell>
          <table:table-cell office:value-type="float" office:value="-0.110132721204641">
            <text:p>-0.1101327212</text:p>
          </table:table-cell>
          <table:table-cell office:value-type="float" office:value="0.207823175614123">
            <text:p>0.20782317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.1">
            <text:p>-14.1</text:p>
          </table:table-cell>
          <table:table-cell office:value-type="float" office:value="-0.120109402954332">
            <text:p>-0.120109403</text:p>
          </table:table-cell>
          <table:table-cell office:value-type="float" office:value="0.206139826293696">
            <text:p>0.20613982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4">
            <text:p>-14</text:p>
          </table:table-cell>
          <table:table-cell office:value-type="float" office:value="-0.129753430046576">
            <text:p>-0.12975343</text:p>
          </table:table-cell>
          <table:table-cell office:value-type="float" office:value="0.204452950487163">
            <text:p>0.20445295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9">
            <text:p>-13.9</text:p>
          </table:table-cell>
          <table:table-cell office:value-type="float" office:value="-0.141772066747316">
            <text:p>-0.1417720667</text:p>
          </table:table-cell>
          <table:table-cell office:value-type="float" office:value="0.202580610737142">
            <text:p>0.20258061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8">
            <text:p>-13.8</text:p>
          </table:table-cell>
          <table:table-cell office:value-type="float" office:value="-0.152065705759168">
            <text:p>-0.1520657058</text:p>
          </table:table-cell>
          <table:table-cell office:value-type="float" office:value="0.199712339574378">
            <text:p>0.19971233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7">
            <text:p>-13.7</text:p>
          </table:table-cell>
          <table:table-cell office:value-type="float" office:value="-0.162359344771019">
            <text:p>-0.1623593448</text:p>
          </table:table-cell>
          <table:table-cell office:value-type="float" office:value="0.196844068411614">
            <text:p>0.19684406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6">
            <text:p>-13.6</text:p>
          </table:table-cell>
          <table:table-cell office:value-type="float" office:value="-0.174403392757866">
            <text:p>-0.1744033928</text:p>
          </table:table-cell>
          <table:table-cell office:value-type="float" office:value="0.193436322991261">
            <text:p>0.1934363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5">
            <text:p>-13.5</text:p>
          </table:table-cell>
          <table:table-cell office:value-type="float" office:value="-0.185262794587222">
            <text:p>-0.1852627946</text:p>
          </table:table-cell>
          <table:table-cell office:value-type="float" office:value="0.188727731304767">
            <text:p>0.18872773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4">
            <text:p>-13.4</text:p>
          </table:table-cell>
          <table:table-cell office:value-type="float" office:value="-0.196135683926867">
            <text:p>-0.1961356839</text:p>
          </table:table-cell>
          <table:table-cell office:value-type="float" office:value="0.18363324406813">
            <text:p>0.18363324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3">
            <text:p>-13.3</text:p>
          </table:table-cell>
          <table:table-cell office:value-type="float" office:value="-0.208202456552208">
            <text:p>-0.2082024566</text:p>
          </table:table-cell>
          <table:table-cell office:value-type="float" office:value="0.177765406064132">
            <text:p>0.17776540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2">
            <text:p>-13.2</text:p>
          </table:table-cell>
          <table:table-cell office:value-type="float" office:value="-0.217780288706002">
            <text:p>-0.2177802887</text:p>
          </table:table-cell>
          <table:table-cell office:value-type="float" office:value="0.170818752574192">
            <text:p>0.17081875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.1">
            <text:p>-13.1</text:p>
          </table:table-cell>
          <table:table-cell office:value-type="float" office:value="-0.229712304609107">
            <text:p>-0.2297123046</text:p>
          </table:table-cell>
          <table:table-cell office:value-type="float" office:value="0.163320423631389">
            <text:p>0.16332042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3">
            <text:p>-13</text:p>
          </table:table-cell>
          <table:table-cell office:value-type="float" office:value="-0.239918165562387">
            <text:p>-0.2399181656</text:p>
          </table:table-cell>
          <table:table-cell office:value-type="float" office:value="0.155267373581807">
            <text:p>0.15526737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9">
            <text:p>-12.9</text:p>
          </table:table-cell>
          <table:table-cell office:value-type="float" office:value="-0.250081777874733">
            <text:p>-0.2500817779</text:p>
          </table:table-cell>
          <table:table-cell office:value-type="float" office:value="0.145281525988155">
            <text:p>0.1452815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8">
            <text:p>-12.8</text:p>
          </table:table-cell>
          <table:table-cell office:value-type="float" office:value="-0.258350819633778">
            <text:p>-0.2583508196</text:p>
          </table:table-cell>
          <table:table-cell office:value-type="float" office:value="0.134232827077241">
            <text:p>0.13423282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7">
            <text:p>-12.7</text:p>
          </table:table-cell>
          <table:table-cell office:value-type="float" office:value="-0.26576613176986">
            <text:p>-0.2657661318</text:p>
          </table:table-cell>
          <table:table-cell office:value-type="float" office:value="0.123090957049003">
            <text:p>0.1230909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6">
            <text:p>-12.6</text:p>
          </table:table-cell>
          <table:table-cell office:value-type="float" office:value="-0.272391171504245">
            <text:p>-0.2723911715</text:p>
          </table:table-cell>
          <table:table-cell office:value-type="float" office:value="0.110930355704344">
            <text:p>0.11093035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5">
            <text:p>-12.5</text:p>
          </table:table-cell>
          <table:table-cell office:value-type="float" office:value="-0.278440530902655">
            <text:p>-0.2784405309</text:p>
          </table:table-cell>
          <table:table-cell office:value-type="float" office:value="0.0988933607192443">
            <text:p>0.09889336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4">
            <text:p>-12.4</text:p>
          </table:table-cell>
          <table:table-cell office:value-type="float" office:value="-0.281329106793344">
            <text:p>-0.2813291068</text:p>
          </table:table-cell>
          <table:table-cell office:value-type="float" office:value="0.0868124631055744">
            <text:p>0.08681246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3">
            <text:p>-12.3</text:p>
          </table:table-cell>
          <table:table-cell office:value-type="float" office:value="-0.284063749001183">
            <text:p>-0.284063749</text:p>
          </table:table-cell>
          <table:table-cell office:value-type="float" office:value="0.0743276167897406">
            <text:p>0.07432761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2">
            <text:p>-12.2</text:p>
          </table:table-cell>
          <table:table-cell office:value-type="float" office:value="-0.285061929268264">
            <text:p>-0.2850619293</text:p>
          </table:table-cell>
          <table:table-cell office:value-type="float" office:value="0.0633096660215489">
            <text:p>0.0633096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.1">
            <text:p>-12.1</text:p>
          </table:table-cell>
          <table:table-cell office:value-type="float" office:value="-0.286333012704909">
            <text:p>-0.2863330127</text:p>
          </table:table-cell>
          <table:table-cell office:value-type="float" office:value="0.051673347884812">
            <text:p>0.05167334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">
            <text:p>-12</text:p>
          </table:table-cell>
          <table:table-cell office:value-type="float" office:value="-0.284573731779698">
            <text:p>-0.2845737318</text:p>
          </table:table-cell>
          <table:table-cell office:value-type="float" office:value="0.0415362734471792">
            <text:p>0.04153627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9">
            <text:p>-11.9</text:p>
          </table:table-cell>
          <table:table-cell office:value-type="float" office:value="-0.28377076739325">
            <text:p>-0.2837707674</text:p>
          </table:table-cell>
          <table:table-cell office:value-type="float" office:value="0.03262923711219">
            <text:p>0.03262923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8">
            <text:p>-11.8</text:p>
          </table:table-cell>
          <table:table-cell office:value-type="float" office:value="-0.282967803006797">
            <text:p>-0.282967803</text:p>
          </table:table-cell>
          <table:table-cell office:value-type="float" office:value="0.0237227756887017">
            <text:p>0.02372277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7">
            <text:p>-11.7</text:p>
          </table:table-cell>
          <table:table-cell office:value-type="float" office:value="-0.280843773446976">
            <text:p>-0.2808437734</text:p>
          </table:table-cell>
          <table:table-cell office:value-type="float" office:value="0.0151175952036385">
            <text:p>0.01511759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6">
            <text:p>-11.6</text:p>
          </table:table-cell>
          <table:table-cell office:value-type="float" office:value="-0.279876129627963">
            <text:p>-0.2798761296</text:p>
          </table:table-cell>
          <table:table-cell office:value-type="float" office:value="0.00820818595245729">
            <text:p>0.0082081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5">
            <text:p>-11.5</text:p>
          </table:table-cell>
          <table:table-cell office:value-type="float" office:value="-0.278908485808951">
            <text:p>-0.2789084858</text:p>
          </table:table-cell>
          <table:table-cell office:value-type="float" office:value="0.00129590225659224">
            <text:p>0.00129590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4">
            <text:p>-11.4</text:p>
          </table:table-cell>
          <table:table-cell office:value-type="float" office:value="-0.27758187073071">
            <text:p>-0.2775818707</text:p>
          </table:table-cell>
          <table:table-cell office:value-type="float" office:value="-0.00526495821691009">
            <text:p>-0.0052649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3">
            <text:p>-11.3</text:p>
          </table:table-cell>
          <table:table-cell office:value-type="float" office:value="-0.277232161434163">
            <text:p>-0.2772321614</text:p>
          </table:table-cell>
          <table:table-cell office:value-type="float" office:value="-0.011735740982712">
            <text:p>-0.0117357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2">
            <text:p>-11.2</text:p>
          </table:table-cell>
          <table:table-cell office:value-type="float" office:value="-0.276566410236215">
            <text:p>-0.2765664102</text:p>
          </table:table-cell>
          <table:table-cell office:value-type="float" office:value="-0.0176948785993241">
            <text:p>-0.01769487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.1">
            <text:p>-11.1</text:p>
          </table:table-cell>
          <table:table-cell office:value-type="float" office:value="-0.277177661677804">
            <text:p>-0.2771776617</text:p>
          </table:table-cell>
          <table:table-cell office:value-type="float" office:value="-0.0231803797195735">
            <text:p>-0.02318037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">
            <text:p>-11</text:p>
          </table:table-cell>
          <table:table-cell office:value-type="float" office:value="-0.277297486318659">
            <text:p>-0.2772974863</text:p>
          </table:table-cell>
          <table:table-cell office:value-type="float" office:value="-0.0303277149753021">
            <text:p>-0.0303277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9">
            <text:p>-10.9</text:p>
          </table:table-cell>
          <table:table-cell office:value-type="float" office:value="-0.277406034121916">
            <text:p>-0.2774060341</text:p>
          </table:table-cell>
          <table:table-cell office:value-type="float" office:value="-0.0373276950312121">
            <text:p>-0.0373276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8">
            <text:p>-10.8</text:p>
          </table:table-cell>
          <table:table-cell office:value-type="float" office:value="-0.278493939279001">
            <text:p>-0.2784939393</text:p>
          </table:table-cell>
          <table:table-cell office:value-type="float" office:value="-0.044785860142714">
            <text:p>-0.04478586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7">
            <text:p>-10.7</text:p>
          </table:table-cell>
          <table:table-cell office:value-type="float" office:value="-0.27945647613109">
            <text:p>-0.2794564761</text:p>
          </table:table-cell>
          <table:table-cell office:value-type="float" office:value="-0.052797001755429">
            <text:p>-0.05279700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6">
            <text:p>-10.6</text:p>
          </table:table-cell>
          <table:table-cell office:value-type="float" office:value="-0.279707686281179">
            <text:p>-0.2797076863</text:p>
          </table:table-cell>
          <table:table-cell office:value-type="float" office:value="-0.0612942804620096">
            <text:p>-0.06129428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5">
            <text:p>-10.5</text:p>
          </table:table-cell>
          <table:table-cell office:value-type="float" office:value="-0.279979606745915">
            <text:p>-0.2799796067</text:p>
          </table:table-cell>
          <table:table-cell office:value-type="float" office:value="-0.0704662296670099">
            <text:p>-0.07046622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4">
            <text:p>-10.4</text:p>
          </table:table-cell>
          <table:table-cell office:value-type="float" office:value="-0.280251392992215">
            <text:p>-0.280251393</text:p>
          </table:table-cell>
          <table:table-cell office:value-type="float" office:value="-0.0812077273413773">
            <text:p>-0.08120772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3">
            <text:p>-10.3</text:p>
          </table:table-cell>
          <table:table-cell office:value-type="float" office:value="-0.279289023896506">
            <text:p>-0.2792890239</text:p>
          </table:table-cell>
          <table:table-cell office:value-type="float" office:value="-0.0924454887413429">
            <text:p>-0.09244548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2">
            <text:p>-10.2</text:p>
          </table:table-cell>
          <table:table-cell office:value-type="float" office:value="-0.277327350552155">
            <text:p>-0.2773273506</text:p>
          </table:table-cell>
          <table:table-cell office:value-type="float" office:value="-0.104518265409048">
            <text:p>-0.10451826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.1">
            <text:p>-10.1</text:p>
          </table:table-cell>
          <table:table-cell office:value-type="float" office:value="-0.275189073858333">
            <text:p>-0.2751890739</text:p>
          </table:table-cell>
          <table:table-cell office:value-type="float" office:value="-0.116056775633403">
            <text:p>-0.11605677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-0.269489503008424">
            <text:p>-0.269489503</text:p>
          </table:table-cell>
          <table:table-cell office:value-type="float" office:value="-0.128571741721997">
            <text:p>-0.12857174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90000000000002">
            <text:p>-9.9</text:p>
          </table:table-cell>
          <table:table-cell office:value-type="float" office:value="-0.264007323422014">
            <text:p>-0.2640073234</text:p>
          </table:table-cell>
          <table:table-cell office:value-type="float" office:value="-0.140386823615823">
            <text:p>-0.14038682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80000000000002">
            <text:p>-9.8</text:p>
          </table:table-cell>
          <table:table-cell office:value-type="float" office:value="-0.256781286291235">
            <text:p>-0.2567812863</text:p>
          </table:table-cell>
          <table:table-cell office:value-type="float" office:value="-0.152323329874086">
            <text:p>-0.15232332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70000000000002">
            <text:p>-9.7</text:p>
          </table:table-cell>
          <table:table-cell office:value-type="float" office:value="-0.248467248352475">
            <text:p>-0.2484672484</text:p>
          </table:table-cell>
          <table:table-cell office:value-type="float" office:value="-0.16448376857236">
            <text:p>-0.16448376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60000000000002">
            <text:p>-9.6</text:p>
          </table:table-cell>
          <table:table-cell office:value-type="float" office:value="-0.239174515533885">
            <text:p>-0.2391745155</text:p>
          </table:table-cell>
          <table:table-cell office:value-type="float" office:value="-0.175136919781412">
            <text:p>-0.17513691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50000000000002">
            <text:p>-9.5</text:p>
          </table:table-cell>
          <table:table-cell office:value-type="float" office:value="-0.228735615300907">
            <text:p>-0.2287356153</text:p>
          </table:table-cell>
          <table:table-cell office:value-type="float" office:value="-0.184407103216511">
            <text:p>-0.18440710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40000000000002">
            <text:p>-9.4</text:p>
          </table:table-cell>
          <table:table-cell office:value-type="float" office:value="-0.217340072670894">
            <text:p>-0.2173400727</text:p>
          </table:table-cell>
          <table:table-cell office:value-type="float" office:value="-0.193197926474745">
            <text:p>-0.19319792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30000000000002">
            <text:p>-9.3</text:p>
          </table:table-cell>
          <table:table-cell office:value-type="float" office:value="-0.205944530040878">
            <text:p>-0.20594453</text:p>
          </table:table-cell>
          <table:table-cell office:value-type="float" office:value="-0.201988306324763">
            <text:p>-0.20198830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20000000000002">
            <text:p>-9.2</text:p>
          </table:table-cell>
          <table:table-cell office:value-type="float" office:value="-0.194663783770215">
            <text:p>-0.1946637838</text:p>
          </table:table-cell>
          <table:table-cell office:value-type="float" office:value="-0.208111064296006">
            <text:p>-0.20811106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10000000000002">
            <text:p>-9.1</text:p>
          </table:table-cell>
          <table:table-cell office:value-type="float" office:value="-0.181992916453406">
            <text:p>-0.1819929165</text:p>
          </table:table-cell>
          <table:table-cell office:value-type="float" office:value="-0.21401622167731">
            <text:p>-0.21401622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00000000000002">
            <text:p>-9</text:p>
          </table:table-cell>
          <table:table-cell office:value-type="float" office:value="-0.170158953422429">
            <text:p>-0.1701589534</text:p>
          </table:table-cell>
          <table:table-cell office:value-type="float" office:value="-0.219447186673216">
            <text:p>-0.21944718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90000000000002">
            <text:p>-8.9</text:p>
          </table:table-cell>
          <table:table-cell office:value-type="float" office:value="-0.158795204320629">
            <text:p>-0.1587952043</text:p>
          </table:table-cell>
          <table:table-cell office:value-type="float" office:value="-0.223691087885975">
            <text:p>-0.22369108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80000000000002">
            <text:p>-8.8</text:p>
          </table:table-cell>
          <table:table-cell office:value-type="float" office:value="-0.146412110881075">
            <text:p>-0.1464121109</text:p>
          </table:table-cell>
          <table:table-cell office:value-type="float" office:value="-0.22739575813456">
            <text:p>-0.22739575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70000000000002">
            <text:p>-8.7</text:p>
          </table:table-cell>
          <table:table-cell office:value-type="float" office:value="-0.134029017441518">
            <text:p>-0.1340290174</text:p>
          </table:table-cell>
          <table:table-cell office:value-type="float" office:value="-0.231099962763521">
            <text:p>-0.23109996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60000000000002">
            <text:p>-8.6</text:p>
          </table:table-cell>
          <table:table-cell office:value-type="float" office:value="-0.123096241723665">
            <text:p>-0.1230962417</text:p>
          </table:table-cell>
          <table:table-cell office:value-type="float" office:value="-0.233360238754145">
            <text:p>-0.23336023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50000000000002">
            <text:p>-8.5</text:p>
          </table:table-cell>
          <table:table-cell office:value-type="float" office:value="-0.111670096943208">
            <text:p>-0.1116700969</text:p>
          </table:table-cell>
          <table:table-cell office:value-type="float" office:value="-0.235338800369372">
            <text:p>-0.23533880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40000000000002">
            <text:p>-8.4</text:p>
          </table:table-cell>
          <table:table-cell office:value-type="float" office:value="-0.100243952162755">
            <text:p>-0.1002439522</text:p>
          </table:table-cell>
          <table:table-cell office:value-type="float" office:value="-0.237317127336563">
            <text:p>-0.23731712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30000000000002">
            <text:p>-8.3</text:p>
          </table:table-cell>
          <table:table-cell office:value-type="float" office:value="-0.0888370262608627">
            <text:p>-0.0888370263</text:p>
          </table:table-cell>
          <table:table-cell office:value-type="float" office:value="-0.23943716105629">
            <text:p>-0.23943716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20000000000002">
            <text:p>-8.2</text:p>
          </table:table-cell>
          <table:table-cell office:value-type="float" office:value="-0.0786970553953809">
            <text:p>-0.0786970554</text:p>
          </table:table-cell>
          <table:table-cell office:value-type="float" office:value="-0.24099973113408">
            <text:p>-0.24099973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10000000000002">
            <text:p>-8.1</text:p>
          </table:table-cell>
          <table:table-cell office:value-type="float" office:value="-0.0680348947180731">
            <text:p>-0.0680348947</text:p>
          </table:table-cell>
          <table:table-cell office:value-type="float" office:value="-0.241795021308556">
            <text:p>-0.24179502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00000000000002">
            <text:p>-8</text:p>
          </table:table-cell>
          <table:table-cell office:value-type="float" office:value="-0.0573701503118037">
            <text:p>-0.0573701503</text:p>
          </table:table-cell>
          <table:table-cell office:value-type="float" office:value="-0.242579252862656">
            <text:p>-0.24257925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90000000000003">
            <text:p>-7.9</text:p>
          </table:table-cell>
          <table:table-cell office:value-type="float" office:value="-0.0469346813208811">
            <text:p>-0.0469346813</text:p>
          </table:table-cell>
          <table:table-cell office:value-type="float" office:value="-0.24310552033453">
            <text:p>-0.24310552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80000000000003">
            <text:p>-7.8</text:p>
          </table:table-cell>
          <table:table-cell office:value-type="float" office:value="-0.0365154217160656">
            <text:p>-0.0365154217</text:p>
          </table:table-cell>
          <table:table-cell office:value-type="float" office:value="-0.243562582000074">
            <text:p>-0.243562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70000000000003">
            <text:p>-7.7</text:p>
          </table:table-cell>
          <table:table-cell office:value-type="float" office:value="-0.0259757955444772">
            <text:p>-0.0259757955</text:p>
          </table:table-cell>
          <table:table-cell office:value-type="float" office:value="-0.244401796637711">
            <text:p>-0.24440179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60000000000003">
            <text:p>-7.6</text:p>
          </table:table-cell>
          <table:table-cell office:value-type="float" office:value="-0.0156830308398923">
            <text:p>-0.0156830308</text:p>
          </table:table-cell>
          <table:table-cell office:value-type="float" office:value="-0.24468563568235">
            <text:p>-0.24468563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50000000000003">
            <text:p>-7.5</text:p>
          </table:table-cell>
          <table:table-cell office:value-type="float" office:value="-0.00522091829773384">
            <text:p>-0.0052209183</text:p>
          </table:table-cell>
          <table:table-cell office:value-type="float" office:value="-0.244390651495672">
            <text:p>-0.24439065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40000000000003">
            <text:p>-7.4</text:p>
          </table:table-cell>
          <table:table-cell office:value-type="float" office:value="0.00524119424442092">
            <text:p>0.0052411942</text:p>
          </table:table-cell>
          <table:table-cell office:value-type="float" office:value="-0.244095648454994">
            <text:p>-0.24409564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30000000000003">
            <text:p>-7.3</text:p>
          </table:table-cell>
          <table:table-cell office:value-type="float" office:value="0.0157033067865813">
            <text:p>0.0157033068</text:p>
          </table:table-cell>
          <table:table-cell office:value-type="float" office:value="-0.243800626560319">
            <text:p>-0.24380062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20000000000003">
            <text:p>-7.2</text:p>
          </table:table-cell>
          <table:table-cell office:value-type="float" office:value="0.0260574055688962">
            <text:p>0.0260574056</text:p>
          </table:table-cell>
          <table:table-cell office:value-type="float" office:value="-0.243449792985696">
            <text:p>-0.2434497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10000000000003">
            <text:p>-7.1</text:p>
          </table:table-cell>
          <table:table-cell office:value-type="float" office:value="0.0358718497641094">
            <text:p>0.0358718498</text:p>
          </table:table-cell>
          <table:table-cell office:value-type="float" office:value="-0.242654137773769">
            <text:p>-0.24265413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00000000000003">
            <text:p>-7</text:p>
          </table:table-cell>
          <table:table-cell office:value-type="float" office:value="0.0462467892248142">
            <text:p>0.0462467892</text:p>
          </table:table-cell>
          <table:table-cell office:value-type="float" office:value="-0.241809969576754">
            <text:p>-0.24180996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90000000000003">
            <text:p>-6.9</text:p>
          </table:table-cell>
          <table:table-cell office:value-type="float" office:value="0.0572638873735512">
            <text:p>0.0572638874</text:p>
          </table:table-cell>
          <table:table-cell office:value-type="float" office:value="-0.240802495285674">
            <text:p>-0.24080249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80000000000003">
            <text:p>-6.8</text:p>
          </table:table-cell>
          <table:table-cell office:value-type="float" office:value="0.0682809855222883">
            <text:p>0.0682809855</text:p>
          </table:table-cell>
          <table:table-cell office:value-type="float" office:value="-0.239795297508363">
            <text:p>-0.23979529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70000000000003">
            <text:p>-6.7</text:p>
          </table:table-cell>
          <table:table-cell office:value-type="float" office:value="0.079135010885242">
            <text:p>0.0791350109</text:p>
          </table:table-cell>
          <table:table-cell office:value-type="float" office:value="-0.238097279236741">
            <text:p>-0.2380972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60000000000003">
            <text:p>-6.6</text:p>
          </table:table-cell>
          <table:table-cell office:value-type="float" office:value="0.0902599941850611">
            <text:p>0.0902599942</text:p>
          </table:table-cell>
          <table:table-cell office:value-type="float" office:value="-0.235720942492157">
            <text:p>-0.23572094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50000000000003">
            <text:p>-6.5</text:p>
          </table:table-cell>
          <table:table-cell office:value-type="float" office:value="0.101263927777074">
            <text:p>0.1012639278</text:p>
          </table:table-cell>
          <table:table-cell office:value-type="float" office:value="-0.233542607106339">
            <text:p>-0.23354260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40000000000003">
            <text:p>-6.4</text:p>
          </table:table-cell>
          <table:table-cell office:value-type="float" office:value="0.112400101160291">
            <text:p>0.1124001012</text:p>
          </table:table-cell>
          <table:table-cell office:value-type="float" office:value="-0.231582982597029">
            <text:p>-0.2315829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30000000000003">
            <text:p>-6.3</text:p>
          </table:table-cell>
          <table:table-cell office:value-type="float" office:value="0.123734801834076">
            <text:p>0.1237348018</text:p>
          </table:table-cell>
          <table:table-cell office:value-type="float" office:value="-0.228195282526034">
            <text:p>-0.22819528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20000000000003">
            <text:p>-6.2</text:p>
          </table:table-cell>
          <table:table-cell office:value-type="float" office:value="0.135634605170053">
            <text:p>0.1356346052</text:p>
          </table:table-cell>
          <table:table-cell office:value-type="float" office:value="-0.225397968699213">
            <text:p>-0.22539796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10000000000003">
            <text:p>-6.1</text:p>
          </table:table-cell>
          <table:table-cell office:value-type="float" office:value="0.146877532259743">
            <text:p>0.1468775323</text:p>
          </table:table-cell>
          <table:table-cell office:value-type="float" office:value="-0.221474582685928">
            <text:p>-0.22147458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00000000000003">
            <text:p>-6</text:p>
          </table:table-cell>
          <table:table-cell office:value-type="float" office:value="0.159424246963958">
            <text:p>0.159424247</text:p>
          </table:table-cell>
          <table:table-cell office:value-type="float" office:value="-0.216592838346481">
            <text:p>-0.21659283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90000000000003">
            <text:p>-5.9</text:p>
          </table:table-cell>
          <table:table-cell office:value-type="float" office:value="0.171629202910535">
            <text:p>0.1716292029</text:p>
          </table:table-cell>
          <table:table-cell office:value-type="float" office:value="-0.211295795893795">
            <text:p>-0.21129579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80000000000003">
            <text:p>-5.8</text:p>
          </table:table-cell>
          <table:table-cell office:value-type="float" office:value="0.182281620291631">
            <text:p>0.1822816203</text:p>
          </table:table-cell>
          <table:table-cell office:value-type="float" office:value="-0.20510982740018">
            <text:p>-0.20510982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70000000000003">
            <text:p>-5.7</text:p>
          </table:table-cell>
          <table:table-cell office:value-type="float" office:value="0.195099306139476">
            <text:p>0.1950993061</text:p>
          </table:table-cell>
          <table:table-cell office:value-type="float" office:value="-0.197680525928954">
            <text:p>-0.19768052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60000000000003">
            <text:p>-5.6</text:p>
          </table:table-cell>
          <table:table-cell office:value-type="float" office:value="0.206117596713406">
            <text:p>0.2061175967</text:p>
          </table:table-cell>
          <table:table-cell office:value-type="float" office:value="-0.189079070468121">
            <text:p>-0.18907907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50000000000003">
            <text:p>-5.5</text:p>
          </table:table-cell>
          <table:table-cell office:value-type="float" office:value="0.217130341874705">
            <text:p>0.2171303419</text:p>
          </table:table-cell>
          <table:table-cell office:value-type="float" office:value="-0.181063867865335">
            <text:p>-0.18106386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40000000000003">
            <text:p>-5.4</text:p>
          </table:table-cell>
          <table:table-cell office:value-type="float" office:value="0.226878804772641">
            <text:p>0.2268788048</text:p>
          </table:table-cell>
          <table:table-cell office:value-type="float" office:value="-0.170964807185825">
            <text:p>-0.1709648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30000000000003">
            <text:p>-5.3</text:p>
          </table:table-cell>
          <table:table-cell office:value-type="float" office:value="0.237907671797443">
            <text:p>0.2379076718</text:p>
          </table:table-cell>
          <table:table-cell office:value-type="float" office:value="-0.1600727818329">
            <text:p>-0.16007278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20000000000003">
            <text:p>-5.2</text:p>
          </table:table-cell>
          <table:table-cell office:value-type="float" office:value="0.245367165693806">
            <text:p>0.2453671657</text:p>
          </table:table-cell>
          <table:table-cell office:value-type="float" office:value="-0.148207766816305">
            <text:p>-0.14820776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10000000000004">
            <text:p>-5.1</text:p>
          </table:table-cell>
          <table:table-cell office:value-type="float" office:value="0.251582237290766">
            <text:p>0.2515822373</text:p>
          </table:table-cell>
          <table:table-cell office:value-type="float" office:value="-0.135951001677459">
            <text:p>-0.13595100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00000000000004">
            <text:p>-5</text:p>
          </table:table-cell>
          <table:table-cell office:value-type="float" office:value="0.257453459336389">
            <text:p>0.2574534593</text:p>
          </table:table-cell>
          <table:table-cell office:value-type="float" office:value="-0.122817208838834">
            <text:p>-0.12281720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90000000000004">
            <text:p>-4.9</text:p>
          </table:table-cell>
          <table:table-cell office:value-type="float" office:value="0.26207253322443">
            <text:p>0.2620725332</text:p>
          </table:table-cell>
          <table:table-cell office:value-type="float" office:value="-0.110717311391254">
            <text:p>-0.11071731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80000000000004">
            <text:p>-4.8</text:p>
          </table:table-cell>
          <table:table-cell office:value-type="float" office:value="0.265084368722943">
            <text:p>0.2650843687</text:p>
          </table:table-cell>
          <table:table-cell office:value-type="float" office:value="-0.0980063569061322">
            <text:p>-0.09800635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70000000000004">
            <text:p>-4.7</text:p>
          </table:table-cell>
          <table:table-cell office:value-type="float" office:value="0.266664219100683">
            <text:p>0.2666642191</text:p>
          </table:table-cell>
          <table:table-cell office:value-type="float" office:value="-0.0867188839219587">
            <text:p>-0.08671888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60000000000004">
            <text:p>-4.6</text:p>
          </table:table-cell>
          <table:table-cell office:value-type="float" office:value="0.266731718081132">
            <text:p>0.2667317181</text:p>
          </table:table-cell>
          <table:table-cell office:value-type="float" office:value="-0.0756423811646158">
            <text:p>-0.07564238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50000000000004">
            <text:p>-4.5</text:p>
          </table:table-cell>
          <table:table-cell office:value-type="float" office:value="0.26749433408224">
            <text:p>0.2674943341</text:p>
          </table:table-cell>
          <table:table-cell office:value-type="float" office:value="-0.0660908388844112">
            <text:p>-0.06609083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40000000000004">
            <text:p>-4.4</text:p>
          </table:table-cell>
          <table:table-cell office:value-type="float" office:value="0.266410529847463">
            <text:p>0.2664105298</text:p>
          </table:table-cell>
          <table:table-cell office:value-type="float" office:value="-0.0553130228089939">
            <text:p>-0.05531302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30000000000004">
            <text:p>-4.3</text:p>
          </table:table-cell>
          <table:table-cell office:value-type="float" office:value="0.266461191456857">
            <text:p>0.2664611915</text:p>
          </table:table-cell>
          <table:table-cell office:value-type="float" office:value="-0.0463796894525669">
            <text:p>-0.04637968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20000000000004">
            <text:p>-4.2</text:p>
          </table:table-cell>
          <table:table-cell office:value-type="float" office:value="0.264930861129189">
            <text:p>0.2649308611</text:p>
          </table:table-cell>
          <table:table-cell office:value-type="float" office:value="-0.0383535286081572">
            <text:p>-0.03835352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10000000000004">
            <text:p>-4.1</text:p>
          </table:table-cell>
          <table:table-cell office:value-type="float" office:value="0.264732882217778">
            <text:p>0.2647328822</text:p>
          </table:table-cell>
          <table:table-cell office:value-type="float" office:value="-0.031319712883384">
            <text:p>-0.0313197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00000000000004">
            <text:p>-4</text:p>
          </table:table-cell>
          <table:table-cell office:value-type="float" office:value="0.262819447706234">
            <text:p>0.2628194477</text:p>
          </table:table-cell>
          <table:table-cell office:value-type="float" office:value="-0.023343626309729">
            <text:p>-0.02334362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90000000000004">
            <text:p>-3.9</text:p>
          </table:table-cell>
          <table:table-cell office:value-type="float" office:value="0.262768645761421">
            <text:p>0.2627686458</text:p>
          </table:table-cell>
          <table:table-cell office:value-type="float" office:value="-0.0167905245449844">
            <text:p>-0.01679052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80000000000004">
            <text:p>-3.8</text:p>
          </table:table-cell>
          <table:table-cell office:value-type="float" office:value="0.262717843816608">
            <text:p>0.2627178438</text:p>
          </table:table-cell>
          <table:table-cell office:value-type="float" office:value="-0.0102374227802393">
            <text:p>-0.01023742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70000000000004">
            <text:p>-3.7</text:p>
          </table:table-cell>
          <table:table-cell office:value-type="float" office:value="0.262667041871796">
            <text:p>0.2626670419</text:p>
          </table:table-cell>
          <table:table-cell office:value-type="float" office:value="-0.00368432101549474">
            <text:p>-0.0036843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60000000000004">
            <text:p>-3.6</text:p>
          </table:table-cell>
          <table:table-cell office:value-type="float" office:value="0.263118972077484">
            <text:p>0.2631189721</text:p>
          </table:table-cell>
          <table:table-cell office:value-type="float" office:value="0.00354945728148725">
            <text:p>0.00354945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50000000000004">
            <text:p>-3.5</text:p>
          </table:table-cell>
          <table:table-cell office:value-type="float" office:value="0.26388291890576">
            <text:p>0.2638829189</text:p>
          </table:table-cell>
          <table:table-cell office:value-type="float" office:value="0.00968982528341603">
            <text:p>0.00968982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40000000000004">
            <text:p>-3.4</text:p>
          </table:table-cell>
          <table:table-cell office:value-type="float" office:value="0.264446974969861">
            <text:p>0.264446975</text:p>
          </table:table-cell>
          <table:table-cell office:value-type="float" office:value="0.0169165627391404">
            <text:p>0.01691656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30000000000004">
            <text:p>-3.3</text:p>
          </table:table-cell>
          <table:table-cell office:value-type="float" office:value="0.265011031033963">
            <text:p>0.265011031</text:p>
          </table:table-cell>
          <table:table-cell office:value-type="float" office:value="0.0241433001948647">
            <text:p>0.02414330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20000000000004">
            <text:p>-3.2</text:p>
          </table:table-cell>
          <table:table-cell office:value-type="float" office:value="0.266377633046634">
            <text:p>0.266377633</text:p>
          </table:table-cell>
          <table:table-cell office:value-type="float" office:value="0.0327099313343868">
            <text:p>0.03270993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10000000000004">
            <text:p>-3.1</text:p>
          </table:table-cell>
          <table:table-cell office:value-type="float" office:value="0.268122608920897">
            <text:p>0.2681226089</text:p>
          </table:table-cell>
          <table:table-cell office:value-type="float" office:value="0.0412271264285978">
            <text:p>0.04122712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00000000000004">
            <text:p>-3</text:p>
          </table:table-cell>
          <table:table-cell office:value-type="float" office:value="0.268093558560982">
            <text:p>0.2680935586</text:p>
          </table:table-cell>
          <table:table-cell office:value-type="float" office:value="0.0507571996529">
            <text:p>0.05075719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90000000000004">
            <text:p>-2.9</text:p>
          </table:table-cell>
          <table:table-cell office:value-type="float" office:value="0.269064399234744">
            <text:p>0.2690643992</text:p>
          </table:table-cell>
          <table:table-cell office:value-type="float" office:value="0.0611235883116339">
            <text:p>0.06112358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80000000000004">
            <text:p>-2.8</text:p>
          </table:table-cell>
          <table:table-cell office:value-type="float" office:value="0.2683241786316">
            <text:p>0.2683241786</text:p>
          </table:table-cell>
          <table:table-cell office:value-type="float" office:value="0.0726470369246513">
            <text:p>0.07264703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70000000000004">
            <text:p>-2.7</text:p>
          </table:table-cell>
          <table:table-cell office:value-type="float" office:value="0.266287224889465">
            <text:p>0.2662872249</text:p>
          </table:table-cell>
          <table:table-cell office:value-type="float" office:value="0.0843264892239106">
            <text:p>0.08432648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60000000000004">
            <text:p>-2.6</text:p>
          </table:table-cell>
          <table:table-cell office:value-type="float" office:value="0.263370834121444">
            <text:p>0.2633708341</text:p>
          </table:table-cell>
          <table:table-cell office:value-type="float" office:value="0.0966603244627365">
            <text:p>0.09666032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50000000000004">
            <text:p>-2.5</text:p>
          </table:table-cell>
          <table:table-cell office:value-type="float" office:value="0.260022521070538">
            <text:p>0.2600225211</text:p>
          </table:table-cell>
          <table:table-cell office:value-type="float" office:value="0.109557745250648">
            <text:p>0.10955774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40000000000004">
            <text:p>-2.4</text:p>
          </table:table-cell>
          <table:table-cell office:value-type="float" office:value="0.254494208226062">
            <text:p>0.2544942082</text:p>
          </table:table-cell>
          <table:table-cell office:value-type="float" office:value="0.122103017674504">
            <text:p>0.12210301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30000000000004">
            <text:p>-2.3</text:p>
          </table:table-cell>
          <table:table-cell office:value-type="float" office:value="0.245259065991961">
            <text:p>0.245259066</text:p>
          </table:table-cell>
          <table:table-cell office:value-type="float" office:value="0.134160374428238">
            <text:p>0.13416037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20000000000004">
            <text:p>-2.2</text:p>
          </table:table-cell>
          <table:table-cell office:value-type="float" office:value="0.238284697336792">
            <text:p>0.2382846973</text:p>
          </table:table-cell>
          <table:table-cell office:value-type="float" office:value="0.146956350056647">
            <text:p>0.14695635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10000000000004">
            <text:p>-2.1</text:p>
          </table:table-cell>
          <table:table-cell office:value-type="float" office:value="0.229754719983574">
            <text:p>0.22975472</text:p>
          </table:table-cell>
          <table:table-cell office:value-type="float" office:value="0.15731276293507">
            <text:p>0.15731276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00000000000004">
            <text:p>-2</text:p>
          </table:table-cell>
          <table:table-cell office:value-type="float" office:value="0.219947156398643">
            <text:p>0.2199471564</text:p>
          </table:table-cell>
          <table:table-cell office:value-type="float" office:value="0.167025445801651">
            <text:p>0.16702544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90000000000004">
            <text:p>-1.9</text:p>
          </table:table-cell>
          <table:table-cell office:value-type="float" office:value="0.208145260045041">
            <text:p>0.20814526</text:p>
          </table:table-cell>
          <table:table-cell office:value-type="float" office:value="0.175892181286918">
            <text:p>0.17589218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80000000000004">
            <text:p>-1.8</text:p>
          </table:table-cell>
          <table:table-cell office:value-type="float" office:value="0.197304712804825">
            <text:p>0.1973047128</text:p>
          </table:table-cell>
          <table:table-cell office:value-type="float" office:value="0.183789479652656">
            <text:p>0.18378947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70000000000004">
            <text:p>-1.7</text:p>
          </table:table-cell>
          <table:table-cell office:value-type="float" office:value="0.186297657630697">
            <text:p>0.1862976576</text:p>
          </table:table-cell>
          <table:table-cell office:value-type="float" office:value="0.190851713429621">
            <text:p>0.19085171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60000000000004">
            <text:p>-1.6</text:p>
          </table:table-cell>
          <table:table-cell office:value-type="float" office:value="0.173677645219894">
            <text:p>0.1736776452</text:p>
          </table:table-cell>
          <table:table-cell office:value-type="float" office:value="0.196957220936737">
            <text:p>0.19695722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50000000000004">
            <text:p>-1.5</text:p>
          </table:table-cell>
          <table:table-cell office:value-type="float" office:value="0.162027616709914">
            <text:p>0.1620276167</text:p>
          </table:table-cell>
          <table:table-cell office:value-type="float" office:value="0.202359875743861">
            <text:p>0.20235987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40000000000004">
            <text:p>-1.4</text:p>
          </table:table-cell>
          <table:table-cell office:value-type="float" office:value="0.150627817869742">
            <text:p>0.1506278179</text:p>
          </table:table-cell>
          <table:table-cell office:value-type="float" office:value="0.207185914171776">
            <text:p>0.20718591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30000000000004">
            <text:p>-1.3</text:p>
          </table:table-cell>
          <table:table-cell office:value-type="float" office:value="0.13826632007752">
            <text:p>0.1382663201</text:p>
          </table:table-cell>
          <table:table-cell office:value-type="float" office:value="0.210839726049909">
            <text:p>0.2108397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20000000000004">
            <text:p>-1.2</text:p>
          </table:table-cell>
          <table:table-cell office:value-type="float" office:value="0.127522336943407">
            <text:p>0.1275223369</text:p>
          </table:table-cell>
          <table:table-cell office:value-type="float" office:value="0.214132529183159">
            <text:p>0.21413252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10000000000004">
            <text:p>-1.1</text:p>
          </table:table-cell>
          <table:table-cell office:value-type="float" office:value="0.115949614600148">
            <text:p>0.1159496146</text:p>
          </table:table-cell>
          <table:table-cell office:value-type="float" office:value="0.217078749819582">
            <text:p>0.21707874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00000000000004">
            <text:p>-1</text:p>
          </table:table-cell>
          <table:table-cell office:value-type="float" office:value="0.105977761739118">
            <text:p>0.1059777617</text:p>
          </table:table-cell>
          <table:table-cell office:value-type="float" office:value="0.219172538511765">
            <text:p>0.21917253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00000000000036">
            <text:p>-0.9</text:p>
          </table:table-cell>
          <table:table-cell office:value-type="float" office:value="0.0930482242389925">
            <text:p>0.0930482242</text:p>
          </table:table-cell>
          <table:table-cell office:value-type="float" office:value="0.221798345813982">
            <text:p>0.22179834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00000000000036">
            <text:p>-0.8</text:p>
          </table:table-cell>
          <table:table-cell office:value-type="float" office:value="0.0826943794141391">
            <text:p>0.0826943794</text:p>
          </table:table-cell>
          <table:table-cell office:value-type="float" office:value="0.223277559211437">
            <text:p>0.22327755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700000000000036">
            <text:p>-0.7</text:p>
          </table:table-cell>
          <table:table-cell office:value-type="float" office:value="0.0723405345892854">
            <text:p>0.0723405346</text:p>
          </table:table-cell>
          <table:table-cell office:value-type="float" office:value="0.224756772608891">
            <text:p>0.22475677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600000000000037">
            <text:p>-0.6</text:p>
          </table:table-cell>
          <table:table-cell office:value-type="float" office:value="0.0620203816996491">
            <text:p>0.0620203817</text:p>
          </table:table-cell>
          <table:table-cell office:value-type="float" office:value="0.226145374600935">
            <text:p>0.22614537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00000000000037">
            <text:p>-0.5</text:p>
          </table:table-cell>
          <table:table-cell office:value-type="float" office:value="0.0506726188197283">
            <text:p>0.0506726188</text:p>
          </table:table-cell>
          <table:table-cell office:value-type="float" office:value="0.227097942805599">
            <text:p>0.22709794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400000000000037">
            <text:p>-0.4</text:p>
          </table:table-cell>
          <table:table-cell office:value-type="float" office:value="0.0407018288989048">
            <text:p>0.0407018289</text:p>
          </table:table-cell>
          <table:table-cell office:value-type="float" office:value="0.227708831528843">
            <text:p>0.22770883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300000000000037">
            <text:p>-0.3</text:p>
          </table:table-cell>
          <table:table-cell office:value-type="float" office:value="0.0307310389780815">
            <text:p>0.030731039</text:p>
          </table:table-cell>
          <table:table-cell office:value-type="float" office:value="0.228319720252087">
            <text:p>0.22831972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00000000000037">
            <text:p>-0.2</text:p>
          </table:table-cell>
          <table:table-cell office:value-type="float" office:value="0.0203307877854358">
            <text:p>0.0203307878</text:p>
          </table:table-cell>
          <table:table-cell office:value-type="float" office:value="0.228713778014106">
            <text:p>0.2287137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00000000000037">
            <text:p>-0.1</text:p>
          </table:table-cell>
          <table:table-cell office:value-type="float" office:value="0.009914829408087">
            <text:p>0.0099148294</text:p>
          </table:table-cell>
          <table:table-cell office:value-type="float" office:value="0.229002741763363">
            <text:p>0.22900274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0.0000986752185574186">
            <text:p>9.86752185574186E-005</text:p>
          </table:table-cell>
          <table:table-cell office:value-type="float" office:value="0.229053392227534">
            <text:p>0.22905339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9999999999635">
            <text:p>0.1</text:p>
          </table:table-cell>
          <table:table-cell office:value-type="float" office:value="-0.00983716461162749">
            <text:p>-0.0098371646</text:p>
          </table:table-cell>
          <table:table-cell office:value-type="float" office:value="0.229032294310051">
            <text:p>0.22903229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99999999999963">
            <text:p>0.2</text:p>
          </table:table-cell>
          <table:table-cell office:value-type="float" office:value="-0.0207220111592207">
            <text:p>-0.0207220112</text:p>
          </table:table-cell>
          <table:table-cell office:value-type="float" office:value="0.228824559655859">
            <text:p>0.22882455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9999999999963">
            <text:p>0.3</text:p>
          </table:table-cell>
          <table:table-cell office:value-type="float" office:value="-0.0306309466223411">
            <text:p>-0.0306309466</text:p>
          </table:table-cell>
          <table:table-cell office:value-type="float" office:value="0.228318280216694">
            <text:p>0.22831828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99999999999964">
            <text:p>0.4</text:p>
          </table:table-cell>
          <table:table-cell office:value-type="float" office:value="-0.0405398820854615">
            <text:p>-0.0405398821</text:p>
          </table:table-cell>
          <table:table-cell office:value-type="float" office:value="0.227812000777528">
            <text:p>0.2278120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9999999999963">
            <text:p>0.5</text:p>
          </table:table-cell>
          <table:table-cell office:value-type="float" office:value="-0.0510983300211733">
            <text:p>-0.05109833</text:p>
          </table:table-cell>
          <table:table-cell office:value-type="float" office:value="0.22720679269766">
            <text:p>0.22720679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99999999999963">
            <text:p>0.6</text:p>
          </table:table-cell>
          <table:table-cell office:value-type="float" office:value="-0.0617058302682401">
            <text:p>-0.0617058303</text:p>
          </table:table-cell>
          <table:table-cell office:value-type="float" office:value="0.225997451036709">
            <text:p>0.2259974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99999999999963">
            <text:p>0.7</text:p>
          </table:table-cell>
          <table:table-cell office:value-type="float" office:value="-0.0720394167963059">
            <text:p>-0.0720394168</text:p>
          </table:table-cell>
          <table:table-cell office:value-type="float" office:value="0.22481276339813">
            <text:p>0.22481276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9999999999963">
            <text:p>0.8</text:p>
          </table:table-cell>
          <table:table-cell office:value-type="float" office:value="-0.0823730033243713">
            <text:p>-0.0823730033</text:p>
          </table:table-cell>
          <table:table-cell office:value-type="float" office:value="0.223628075759552">
            <text:p>0.22362807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999999999963">
            <text:p>0.9</text:p>
          </table:table-cell>
          <table:table-cell office:value-type="float" office:value="-0.0940653853124668">
            <text:p>-0.0940653853</text:p>
          </table:table-cell>
          <table:table-cell office:value-type="float" office:value="0.221827870224997">
            <text:p>0.22182787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99999999999963">
            <text:p>1</text:p>
          </table:table-cell>
          <table:table-cell office:value-type="float" office:value="-0.104656912084331">
            <text:p>-0.1046569121</text:p>
          </table:table-cell>
          <table:table-cell office:value-type="float" office:value="0.219585524877838">
            <text:p>0.21958552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09999999999996">
            <text:p>1.1</text:p>
          </table:table-cell>
          <table:table-cell office:value-type="float" office:value="-0.115728313787227">
            <text:p>-0.1157283138</text:p>
          </table:table-cell>
          <table:table-cell office:value-type="float" office:value="0.21704762562754">
            <text:p>0.21704762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19999999999996">
            <text:p>1.2</text:p>
          </table:table-cell>
          <table:table-cell office:value-type="float" office:value="-0.127542524966428">
            <text:p>-0.127542525</text:p>
          </table:table-cell>
          <table:table-cell office:value-type="float" office:value="0.214157465448368">
            <text:p>0.21415746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9999999999996">
            <text:p>1.3</text:p>
          </table:table-cell>
          <table:table-cell office:value-type="float" office:value="-0.138746047839392">
            <text:p>-0.1387460478</text:p>
          </table:table-cell>
          <table:table-cell office:value-type="float" office:value="0.210913489713562">
            <text:p>0.21091348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9999999999996">
            <text:p>1.4</text:p>
          </table:table-cell>
          <table:table-cell office:value-type="float" office:value="-0.150518812415559">
            <text:p>-0.1505188124</text:p>
          </table:table-cell>
          <table:table-cell office:value-type="float" office:value="0.206500935799007">
            <text:p>0.20650093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9999999999996">
            <text:p>1.5</text:p>
          </table:table-cell>
          <table:table-cell office:value-type="float" office:value="-0.161986237466783">
            <text:p>-0.1619862375</text:p>
          </table:table-cell>
          <table:table-cell office:value-type="float" office:value="0.202129698564309">
            <text:p>0.20212969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9999999999996">
            <text:p>1.6</text:p>
          </table:table-cell>
          <table:table-cell office:value-type="float" office:value="-0.174448679612276">
            <text:p>-0.1744486796</text:p>
          </table:table-cell>
          <table:table-cell office:value-type="float" office:value="0.196858829580802">
            <text:p>0.19685882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9999999999996">
            <text:p>1.7</text:p>
          </table:table-cell>
          <table:table-cell office:value-type="float" office:value="-0.185903377959498">
            <text:p>-0.185903378</text:p>
          </table:table-cell>
          <table:table-cell office:value-type="float" office:value="0.190825944900314">
            <text:p>0.19082594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9999999999996">
            <text:p>1.8</text:p>
          </table:table-cell>
          <table:table-cell office:value-type="float" office:value="-0.196918183151443">
            <text:p>-0.1969181832</text:p>
          </table:table-cell>
          <table:table-cell office:value-type="float" office:value="0.183477946531277">
            <text:p>0.18347794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9999999999996">
            <text:p>1.9</text:p>
          </table:table-cell>
          <table:table-cell office:value-type="float" office:value="-0.208191201896885">
            <text:p>-0.2081912019</text:p>
          </table:table-cell>
          <table:table-cell office:value-type="float" office:value="0.175956630501028">
            <text:p>0.17595663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9999999999996">
            <text:p>2</text:p>
          </table:table-cell>
          <table:table-cell office:value-type="float" office:value="-0.220689499878724">
            <text:p>-0.2206894999</text:p>
          </table:table-cell>
          <table:table-cell office:value-type="float" office:value="0.167083487713283">
            <text:p>0.16708348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9999999999996">
            <text:p>2.1</text:p>
          </table:table-cell>
          <table:table-cell office:value-type="float" office:value="-0.229454658806905">
            <text:p>-0.2294546588</text:p>
          </table:table-cell>
          <table:table-cell office:value-type="float" office:value="0.156844158159603">
            <text:p>0.1568441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9999999999996">
            <text:p>2.2</text:p>
          </table:table-cell>
          <table:table-cell office:value-type="float" office:value="-0.238219817735088">
            <text:p>-0.2382198177</text:p>
          </table:table-cell>
          <table:table-cell office:value-type="float" office:value="0.146605429102008">
            <text:p>0.14660542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9999999999996">
            <text:p>2.3</text:p>
          </table:table-cell>
          <table:table-cell office:value-type="float" office:value="-0.248600368949316">
            <text:p>-0.2486003689</text:p>
          </table:table-cell>
          <table:table-cell office:value-type="float" office:value="0.135491752321081">
            <text:p>0.13549175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9999999999996">
            <text:p>2.4</text:p>
          </table:table-cell>
          <table:table-cell office:value-type="float" office:value="-0.253657458941545">
            <text:p>-0.2536574589</text:p>
          </table:table-cell>
          <table:table-cell office:value-type="float" office:value="0.121217814859248">
            <text:p>0.12121781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9999999999996">
            <text:p>2.5</text:p>
          </table:table-cell>
          <table:table-cell office:value-type="float" office:value="-0.259682875609265">
            <text:p>-0.2596828756</text:p>
          </table:table-cell>
          <table:table-cell office:value-type="float" office:value="0.109618351822094">
            <text:p>0.10961835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9999999999996">
            <text:p>2.6</text:p>
          </table:table-cell>
          <table:table-cell office:value-type="float" office:value="-0.262444367847782">
            <text:p>-0.2624443678</text:p>
          </table:table-cell>
          <table:table-cell office:value-type="float" office:value="0.097048496490908">
            <text:p>0.09704849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9999999999996">
            <text:p>2.7</text:p>
          </table:table-cell>
          <table:table-cell office:value-type="float" office:value="-0.267176131326539">
            <text:p>-0.2671761313</text:p>
          </table:table-cell>
          <table:table-cell office:value-type="float" office:value="0.0848433931866404">
            <text:p>0.08484339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9999999999996">
            <text:p>2.8</text:p>
          </table:table-cell>
          <table:table-cell office:value-type="float" office:value="-0.267821921616224">
            <text:p>-0.2678219216</text:p>
          </table:table-cell>
          <table:table-cell office:value-type="float" office:value="0.0734223454255269">
            <text:p>0.07342234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9999999999996">
            <text:p>2.9</text:p>
          </table:table-cell>
          <table:table-cell office:value-type="float" office:value="-0.268246162273235">
            <text:p>-0.2682461623</text:p>
          </table:table-cell>
          <table:table-cell office:value-type="float" office:value="0.0618665416806102">
            <text:p>0.06186654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9999999999996">
            <text:p>3</text:p>
          </table:table-cell>
          <table:table-cell office:value-type="float" office:value="-0.268616139407969">
            <text:p>-0.2686161394</text:p>
          </table:table-cell>
          <table:table-cell office:value-type="float" office:value="0.0513873913476054">
            <text:p>0.05138739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9999999999997">
            <text:p>3.1</text:p>
          </table:table-cell>
          <table:table-cell office:value-type="float" office:value="-0.267927199975243">
            <text:p>-0.2679272</text:p>
          </table:table-cell>
          <table:table-cell office:value-type="float" office:value="0.0412291649210097">
            <text:p>0.04122916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19999999999997">
            <text:p>3.2</text:p>
          </table:table-cell>
          <table:table-cell office:value-type="float" office:value="-0.266398249415089">
            <text:p>-0.2663982494</text:p>
          </table:table-cell>
          <table:table-cell office:value-type="float" office:value="0.0324398199851804">
            <text:p>0.032439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9999999999997">
            <text:p>3.3</text:p>
          </table:table-cell>
          <table:table-cell office:value-type="float" office:value="-0.265872322353774">
            <text:p>-0.2658723224</text:p>
          </table:table-cell>
          <table:table-cell office:value-type="float" office:value="0.0243328455349483">
            <text:p>0.02433284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9999999999997">
            <text:p>3.4</text:p>
          </table:table-cell>
          <table:table-cell office:value-type="float" office:value="-0.264855058713958">
            <text:p>-0.2648550587</text:p>
          </table:table-cell>
          <table:table-cell office:value-type="float" office:value="0.0165502949557644">
            <text:p>0.0165502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49999999999997">
            <text:p>3.5</text:p>
          </table:table-cell>
          <table:table-cell office:value-type="float" office:value="-0.263372176160901">
            <text:p>-0.2633721762</text:p>
          </table:table-cell>
          <table:table-cell office:value-type="float" office:value="0.00965982549638312">
            <text:p>0.00965982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9999999999997">
            <text:p>3.6</text:p>
          </table:table-cell>
          <table:table-cell office:value-type="float" office:value="-0.263070635250381">
            <text:p>-0.2630706353</text:p>
          </table:table-cell>
          <table:table-cell office:value-type="float" office:value="0.00294001175937801">
            <text:p>0.00294001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9999999999997">
            <text:p>3.7</text:p>
          </table:table-cell>
          <table:table-cell office:value-type="float" office:value="-0.2624643557285">
            <text:p>-0.2624643557</text:p>
          </table:table-cell>
          <table:table-cell office:value-type="float" office:value="-0.00359287150381351">
            <text:p>-0.00359287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9999999999997">
            <text:p>3.8</text:p>
          </table:table-cell>
          <table:table-cell office:value-type="float" office:value="-0.262655826329144">
            <text:p>-0.2626558263</text:p>
          </table:table-cell>
          <table:table-cell office:value-type="float" office:value="-0.00977180042853944">
            <text:p>-0.00977180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9999999999997">
            <text:p>3.9</text:p>
          </table:table-cell>
          <table:table-cell office:value-type="float" office:value="-0.263028742798321">
            <text:p>-0.2630287428</text:p>
          </table:table-cell>
          <table:table-cell office:value-type="float" office:value="-0.0168080995529937">
            <text:p>-0.01680809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9999999999997">
            <text:p>4</text:p>
          </table:table-cell>
          <table:table-cell office:value-type="float" office:value="-0.263401659267498">
            <text:p>-0.2634016593</text:p>
          </table:table-cell>
          <table:table-cell office:value-type="float" office:value="-0.0238443986774497">
            <text:p>-0.02384439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9999999999997">
            <text:p>4.1</text:p>
          </table:table-cell>
          <table:table-cell office:value-type="float" office:value="-0.263774575736675">
            <text:p>-0.2637745757</text:p>
          </table:table-cell>
          <table:table-cell office:value-type="float" office:value="-0.0308806978019056">
            <text:p>-0.03088069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9999999999997">
            <text:p>4.2</text:p>
          </table:table-cell>
          <table:table-cell office:value-type="float" office:value="-0.265055110099062">
            <text:p>-0.2650551101</text:p>
          </table:table-cell>
          <table:table-cell office:value-type="float" office:value="-0.0395988838091254">
            <text:p>-0.03959888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29999999999997">
            <text:p>4.3</text:p>
          </table:table-cell>
          <table:table-cell office:value-type="float" office:value="-0.266656057805081">
            <text:p>-0.2666560578</text:p>
          </table:table-cell>
          <table:table-cell office:value-type="float" office:value="-0.0469816546246038">
            <text:p>-0.04698165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9999999999996">
            <text:p>4.4</text:p>
          </table:table-cell>
          <table:table-cell office:value-type="float" office:value="-0.267208555376882">
            <text:p>-0.2672085554</text:p>
          </table:table-cell>
          <table:table-cell office:value-type="float" office:value="-0.0550548151742632">
            <text:p>-0.05505481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49999999999996">
            <text:p>4.5</text:p>
          </table:table-cell>
          <table:table-cell office:value-type="float" office:value="-0.26708813818907">
            <text:p>-0.2670881382</text:p>
          </table:table-cell>
          <table:table-cell office:value-type="float" office:value="-0.0647991851297777">
            <text:p>-0.06479918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9999999999996">
            <text:p>4.6</text:p>
          </table:table-cell>
          <table:table-cell office:value-type="float" office:value="-0.268403737621147">
            <text:p>-0.2684037376</text:p>
          </table:table-cell>
          <table:table-cell office:value-type="float" office:value="-0.0750926620055922">
            <text:p>-0.0750926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9999999999996">
            <text:p>4.7</text:p>
          </table:table-cell>
          <table:table-cell office:value-type="float" office:value="-0.266803989611145">
            <text:p>-0.2668039896</text:p>
          </table:table-cell>
          <table:table-cell office:value-type="float" office:value="-0.0864012597332183">
            <text:p>-0.08640125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79999999999996">
            <text:p>4.8</text:p>
          </table:table-cell>
          <table:table-cell office:value-type="float" office:value="-0.265204241601144">
            <text:p>-0.2652042416</text:p>
          </table:table-cell>
          <table:table-cell office:value-type="float" office:value="-0.097705465848436">
            <text:p>-0.09770546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89999999999996">
            <text:p>4.9</text:p>
          </table:table-cell>
          <table:table-cell office:value-type="float" office:value="-0.262414091291796">
            <text:p>-0.2624140913</text:p>
          </table:table-cell>
          <table:table-cell office:value-type="float" office:value="-0.109688911692346">
            <text:p>-0.10968891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99999999999996">
            <text:p>5</text:p>
          </table:table-cell>
          <table:table-cell office:value-type="float" office:value="-0.257708913290514">
            <text:p>-0.2577089133</text:p>
          </table:table-cell>
          <table:table-cell office:value-type="float" office:value="-0.123432160640116">
            <text:p>-0.12343216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9999999999996">
            <text:p>5.1</text:p>
          </table:table-cell>
          <table:table-cell office:value-type="float" office:value="-0.250978824656324">
            <text:p>-0.2509788247</text:p>
          </table:table-cell>
          <table:table-cell office:value-type="float" office:value="-0.136095287608922">
            <text:p>-0.13609528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19999999999996">
            <text:p>5.2</text:p>
          </table:table-cell>
          <table:table-cell office:value-type="float" office:value="-0.245060973692369">
            <text:p>-0.2450609737</text:p>
          </table:table-cell>
          <table:table-cell office:value-type="float" office:value="-0.148343281890387">
            <text:p>-0.14834328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29999999999996">
            <text:p>5.3</text:p>
          </table:table-cell>
          <table:table-cell office:value-type="float" office:value="-0.236945287738713">
            <text:p>-0.2369452877</text:p>
          </table:table-cell>
          <table:table-cell office:value-type="float" office:value="-0.15999647091396">
            <text:p>-0.15999647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9999999999996">
            <text:p>5.4</text:p>
          </table:table-cell>
          <table:table-cell office:value-type="float" office:value="-0.228570064880689">
            <text:p>-0.2285700649</text:p>
          </table:table-cell>
          <table:table-cell office:value-type="float" office:value="-0.171286232727274">
            <text:p>-0.17128623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49999999999996">
            <text:p>5.5</text:p>
          </table:table-cell>
          <table:table-cell office:value-type="float" office:value="-0.21702809872724">
            <text:p>-0.2170280987</text:p>
          </table:table-cell>
          <table:table-cell office:value-type="float" office:value="-0.18079466522023">
            <text:p>-0.18079466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9999999999996">
            <text:p>5.6</text:p>
          </table:table-cell>
          <table:table-cell office:value-type="float" office:value="-0.205508253971613">
            <text:p>-0.205508254</text:p>
          </table:table-cell>
          <table:table-cell office:value-type="float" office:value="-0.190249312119124">
            <text:p>-0.19024931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69999999999996">
            <text:p>5.7</text:p>
          </table:table-cell>
          <table:table-cell office:value-type="float" office:value="-0.1958179884857">
            <text:p>-0.1958179885</text:p>
          </table:table-cell>
          <table:table-cell office:value-type="float" office:value="-0.198264727226958">
            <text:p>-0.19826472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79999999999996">
            <text:p>5.8</text:p>
          </table:table-cell>
          <table:table-cell office:value-type="float" office:value="-0.182973587636146">
            <text:p>-0.1829735876</text:p>
          </table:table-cell>
          <table:table-cell office:value-type="float" office:value="-0.204816681724102">
            <text:p>-0.20481668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89999999999996">
            <text:p>5.9</text:p>
          </table:table-cell>
          <table:table-cell office:value-type="float" office:value="-0.17031849992477">
            <text:p>-0.1703184999</text:p>
          </table:table-cell>
          <table:table-cell office:value-type="float" office:value="-0.211483408690222">
            <text:p>-0.2114834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9999999999996">
            <text:p>6</text:p>
          </table:table-cell>
          <table:table-cell office:value-type="float" office:value="-0.159904425562194">
            <text:p>-0.1599044256</text:p>
          </table:table-cell>
          <table:table-cell office:value-type="float" office:value="-0.216738282263043">
            <text:p>-0.21673828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9999999999996">
            <text:p>6.1</text:p>
          </table:table-cell>
          <table:table-cell office:value-type="float" office:value="-0.147395836059086">
            <text:p>-0.1473958361</text:p>
          </table:table-cell>
          <table:table-cell office:value-type="float" office:value="-0.221068505166906">
            <text:p>-0.22106850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19999999999996">
            <text:p>6.2</text:p>
          </table:table-cell>
          <table:table-cell office:value-type="float" office:value="-0.134844239705506">
            <text:p>-0.1348442397</text:p>
          </table:table-cell>
          <table:table-cell office:value-type="float" office:value="-0.225349327960555">
            <text:p>-0.2253493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29999999999996">
            <text:p>6.3</text:p>
          </table:table-cell>
          <table:table-cell office:value-type="float" office:value="-0.124384832867135">
            <text:p>-0.1243848329</text:p>
          </table:table-cell>
          <table:table-cell office:value-type="float" office:value="-0.228572180542607">
            <text:p>-0.22857218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39999999999996">
            <text:p>6.4</text:p>
          </table:table-cell>
          <table:table-cell office:value-type="float" office:value="-0.112850408746574">
            <text:p>-0.1128504087</text:p>
          </table:table-cell>
          <table:table-cell office:value-type="float" office:value="-0.231420851582056">
            <text:p>-0.23142085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49999999999996">
            <text:p>6.5</text:p>
          </table:table-cell>
          <table:table-cell office:value-type="float" office:value="-0.101002694067407">
            <text:p>-0.1010026941</text:p>
          </table:table-cell>
          <table:table-cell office:value-type="float" office:value="-0.234042869219575">
            <text:p>-0.23404286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9999999999996">
            <text:p>6.6</text:p>
          </table:table-cell>
          <table:table-cell office:value-type="float" office:value="-0.0904542493393969">
            <text:p>-0.0904542493</text:p>
          </table:table-cell>
          <table:table-cell office:value-type="float" office:value="-0.236480033975541">
            <text:p>-0.2364800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9999999999996">
            <text:p>6.7</text:p>
          </table:table-cell>
          <table:table-cell office:value-type="float" office:value="-0.0779884805958077">
            <text:p>-0.0779884806</text:p>
          </table:table-cell>
          <table:table-cell office:value-type="float" office:value="-0.23793736325285">
            <text:p>-0.23793736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79999999999996">
            <text:p>6.8</text:p>
          </table:table-cell>
          <table:table-cell office:value-type="float" office:value="-0.0684735130301727">
            <text:p>-0.068473513</text:p>
          </table:table-cell>
          <table:table-cell office:value-type="float" office:value="-0.239793094457651">
            <text:p>-0.23979309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89999999999996">
            <text:p>6.9</text:p>
          </table:table-cell>
          <table:table-cell office:value-type="float" office:value="-0.0575588358812716">
            <text:p>-0.0575588359</text:p>
          </table:table-cell>
          <table:table-cell office:value-type="float" office:value="-0.240757053732752">
            <text:p>-0.24075705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9999999999996">
            <text:p>7</text:p>
          </table:table-cell>
          <table:table-cell office:value-type="float" office:value="-0.046644158732371">
            <text:p>-0.0466441587</text:p>
          </table:table-cell>
          <table:table-cell office:value-type="float" office:value="-0.241721124494408">
            <text:p>-0.24172112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9999999999996">
            <text:p>7.1</text:p>
          </table:table-cell>
          <table:table-cell office:value-type="float" office:value="-0.0357294815834676">
            <text:p>-0.0357294816</text:p>
          </table:table-cell>
          <table:table-cell office:value-type="float" office:value="-0.242685306742616">
            <text:p>-0.24268530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19999999999995">
            <text:p>7.2</text:p>
          </table:table-cell>
          <table:table-cell office:value-type="float" office:value="-0.0255829052646983">
            <text:p>-0.0255829053</text:p>
          </table:table-cell>
          <table:table-cell office:value-type="float" office:value="-0.243306275213341">
            <text:p>-0.24330627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29999999999995">
            <text:p>7.3</text:p>
          </table:table-cell>
          <table:table-cell office:value-type="float" office:value="-0.0155646948841799">
            <text:p>-0.0155646949</text:p>
          </table:table-cell>
          <table:table-cell office:value-type="float" office:value="-0.243782677599174">
            <text:p>-0.24378267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9999999999995">
            <text:p>7.4</text:p>
          </table:table-cell>
          <table:table-cell office:value-type="float" office:value="-0.00554648450366142">
            <text:p>-0.0055464845</text:p>
          </table:table-cell>
          <table:table-cell office:value-type="float" office:value="-0.244259043705091">
            <text:p>-0.24425904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49999999999995">
            <text:p>7.5</text:p>
          </table:table-cell>
          <table:table-cell office:value-type="float" office:value="0.00528413315397579">
            <text:p>0.0052841332</text:p>
          </table:table-cell>
          <table:table-cell office:value-type="float" office:value="-0.2441785982426">
            <text:p>-0.24417859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9999999999995">
            <text:p>7.6</text:p>
          </table:table-cell>
          <table:table-cell office:value-type="float" office:value="0.0161036202862633">
            <text:p>0.0161036203</text:p>
          </table:table-cell>
          <table:table-cell office:value-type="float" office:value="-0.244278517943802">
            <text:p>-0.24427851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9999999999995">
            <text:p>7.7</text:p>
          </table:table-cell>
          <table:table-cell office:value-type="float" office:value="0.0256586657716037">
            <text:p>0.0256586658</text:p>
          </table:table-cell>
          <table:table-cell office:value-type="float" office:value="-0.244249266930439">
            <text:p>-0.24424926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9999999999995">
            <text:p>7.8</text:p>
          </table:table-cell>
          <table:table-cell office:value-type="float" office:value="0.0363548684579862">
            <text:p>0.0363548685</text:p>
          </table:table-cell>
          <table:table-cell office:value-type="float" office:value="-0.24406368889576">
            <text:p>-0.24406368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9999999999995">
            <text:p>7.9</text:p>
          </table:table-cell>
          <table:table-cell office:value-type="float" office:value="0.0463128247500068">
            <text:p>0.0463128248</text:p>
          </table:table-cell>
          <table:table-cell office:value-type="float" office:value="-0.243517859606042">
            <text:p>-0.24351785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9999999999995">
            <text:p>8</text:p>
          </table:table-cell>
          <table:table-cell office:value-type="float" office:value="0.0574760589738182">
            <text:p>0.057476059</text:p>
          </table:table-cell>
          <table:table-cell office:value-type="float" office:value="-0.242659358182742">
            <text:p>-0.2426593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9999999999995">
            <text:p>8.1</text:p>
          </table:table-cell>
          <table:table-cell office:value-type="float" office:value="0.0678822182033568">
            <text:p>0.0678822182</text:p>
          </table:table-cell>
          <table:table-cell office:value-type="float" office:value="-0.241701820737275">
            <text:p>-0.24170182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19999999999995">
            <text:p>8.2</text:p>
          </table:table-cell>
          <table:table-cell office:value-type="float" office:value="0.0787474344050507">
            <text:p>0.0787474344</text:p>
          </table:table-cell>
          <table:table-cell office:value-type="float" office:value="-0.240730952223757">
            <text:p>-0.24073095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9999999999995">
            <text:p>8.3</text:p>
          </table:table-cell>
          <table:table-cell office:value-type="float" office:value="0.0892035847867865">
            <text:p>0.0892035848</text:p>
          </table:table-cell>
          <table:table-cell office:value-type="float" office:value="-0.239613379623334">
            <text:p>-0.23961337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9999999999995">
            <text:p>8.4</text:p>
          </table:table-cell>
          <table:table-cell office:value-type="float" office:value="0.100794345453715">
            <text:p>0.1007943455</text:p>
          </table:table-cell>
          <table:table-cell office:value-type="float" office:value="-0.238235751495691">
            <text:p>-0.23823575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49999999999995">
            <text:p>8.5</text:p>
          </table:table-cell>
          <table:table-cell office:value-type="float" office:value="0.111548324073672">
            <text:p>0.1115483241</text:p>
          </table:table-cell>
          <table:table-cell office:value-type="float" office:value="-0.236019695009376">
            <text:p>-0.2360196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59999999999995">
            <text:p>8.6</text:p>
          </table:table-cell>
          <table:table-cell office:value-type="float" office:value="0.123115820886943">
            <text:p>0.1231158209</text:p>
          </table:table-cell>
          <table:table-cell office:value-type="float" office:value="-0.233664082593301">
            <text:p>-0.2336640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9999999999995">
            <text:p>8.7</text:p>
          </table:table-cell>
          <table:table-cell office:value-type="float" office:value="0.135089526233341">
            <text:p>0.1350895262</text:p>
          </table:table-cell>
          <table:table-cell office:value-type="float" office:value="-0.230859617381695">
            <text:p>-0.23085961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9999999999995">
            <text:p>8.8</text:p>
          </table:table-cell>
          <table:table-cell office:value-type="float" office:value="0.145510116740693">
            <text:p>0.1455101167</text:p>
          </table:table-cell>
          <table:table-cell office:value-type="float" office:value="-0.227498107256961">
            <text:p>-0.22749810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89999999999995">
            <text:p>8.9</text:p>
          </table:table-cell>
          <table:table-cell office:value-type="float" office:value="0.158328660676432">
            <text:p>0.1583286607</text:p>
          </table:table-cell>
          <table:table-cell office:value-type="float" office:value="-0.223349267592629">
            <text:p>-0.22334926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9999999999995">
            <text:p>9</text:p>
          </table:table-cell>
          <table:table-cell office:value-type="float" office:value="0.17033296289211">
            <text:p>0.1703329629</text:p>
          </table:table-cell>
          <table:table-cell office:value-type="float" office:value="-0.219224380646329">
            <text:p>-0.21922438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9999999999995">
            <text:p>9.1</text:p>
          </table:table-cell>
          <table:table-cell office:value-type="float" office:value="0.182013708190359">
            <text:p>0.1820137082</text:p>
          </table:table-cell>
          <table:table-cell office:value-type="float" office:value="-0.213922194550672">
            <text:p>-0.21392219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19999999999995">
            <text:p>9.2</text:p>
          </table:table-cell>
          <table:table-cell office:value-type="float" office:value="0.194532687834049">
            <text:p>0.1945326878</text:p>
          </table:table-cell>
          <table:table-cell office:value-type="float" office:value="-0.207630547532518">
            <text:p>-0.20763054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9999999999995">
            <text:p>9.3</text:p>
          </table:table-cell>
          <table:table-cell office:value-type="float" office:value="0.206830771603486">
            <text:p>0.2068307716</text:p>
          </table:table-cell>
          <table:table-cell office:value-type="float" office:value="-0.200934564767276">
            <text:p>-0.20093456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39999999999995">
            <text:p>9.4</text:p>
          </table:table-cell>
          <table:table-cell office:value-type="float" office:value="0.216962703015813">
            <text:p>0.216962703</text:p>
          </table:table-cell>
          <table:table-cell office:value-type="float" office:value="-0.193800053473523">
            <text:p>-0.19380005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49999999999995">
            <text:p>9.5</text:p>
          </table:table-cell>
          <table:table-cell office:value-type="float" office:value="0.228824585016683">
            <text:p>0.228824585</text:p>
          </table:table-cell>
          <table:table-cell office:value-type="float" office:value="-0.184313110847278">
            <text:p>-0.18431311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59999999999995">
            <text:p>9.6</text:p>
          </table:table-cell>
          <table:table-cell office:value-type="float" office:value="0.238442884878378">
            <text:p>0.2384428849</text:p>
          </table:table-cell>
          <table:table-cell office:value-type="float" office:value="-0.174824344822673">
            <text:p>-0.17482434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9999999999995">
            <text:p>9.7</text:p>
          </table:table-cell>
          <table:table-cell office:value-type="float" office:value="0.24836830734117">
            <text:p>0.2483683073</text:p>
          </table:table-cell>
          <table:table-cell office:value-type="float" office:value="-0.164285244572795">
            <text:p>-0.16428524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9999999999995">
            <text:p>9.8</text:p>
          </table:table-cell>
          <table:table-cell office:value-type="float" office:value="0.256643713338403">
            <text:p>0.2566437133</text:p>
          </table:table-cell>
          <table:table-cell office:value-type="float" office:value="-0.153050159278341">
            <text:p>-0.15305015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89999999999995">
            <text:p>9.9</text:p>
          </table:table-cell>
          <table:table-cell office:value-type="float" office:value="0.264833003265909">
            <text:p>0.2648330033</text:p>
          </table:table-cell>
          <table:table-cell office:value-type="float" office:value="-0.141081212563921">
            <text:p>-0.14108121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99999999999994">
            <text:p>10</text:p>
          </table:table-cell>
          <table:table-cell office:value-type="float" office:value="0.269995207315436">
            <text:p>0.2699952073</text:p>
          </table:table-cell>
          <table:table-cell office:value-type="float" office:value="-0.128674684253491">
            <text:p>-0.12867468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0999999999999">
            <text:p>10.1</text:p>
          </table:table-cell>
          <table:table-cell office:value-type="float" office:value="0.272292222062464">
            <text:p>0.2722922221</text:p>
          </table:table-cell>
          <table:table-cell office:value-type="float" office:value="-0.116452875213168">
            <text:p>-0.11645287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1999999999999">
            <text:p>10.2</text:p>
          </table:table-cell>
          <table:table-cell office:value-type="float" office:value="0.277195498171014">
            <text:p>0.2771954982</text:p>
          </table:table-cell>
          <table:table-cell office:value-type="float" office:value="-0.104387960558501">
            <text:p>-0.10438796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2999999999999">
            <text:p>10.3</text:p>
          </table:table-cell>
          <table:table-cell office:value-type="float" office:value="0.279491239021597">
            <text:p>0.279491239</text:p>
          </table:table-cell>
          <table:table-cell office:value-type="float" office:value="-0.092072428608105">
            <text:p>-0.09207242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3999999999999">
            <text:p>10.4</text:p>
          </table:table-cell>
          <table:table-cell office:value-type="float" office:value="0.280475137997844">
            <text:p>0.280475138</text:p>
          </table:table-cell>
          <table:table-cell office:value-type="float" office:value="-0.0816845151669014">
            <text:p>-0.08168451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4999999999999">
            <text:p>10.5</text:p>
          </table:table-cell>
          <table:table-cell office:value-type="float" office:value="0.28037331529236">
            <text:p>0.2803733153</text:p>
          </table:table-cell>
          <table:table-cell office:value-type="float" office:value="-0.0715394153955282">
            <text:p>-0.07153941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5999999999999">
            <text:p>10.6</text:p>
          </table:table-cell>
          <table:table-cell office:value-type="float" office:value="0.279262368229561">
            <text:p>0.2792623682</text:p>
          </table:table-cell>
          <table:table-cell office:value-type="float" office:value="-0.0615355358776726">
            <text:p>-0.06153553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999999999999">
            <text:p>10.7</text:p>
          </table:table-cell>
          <table:table-cell office:value-type="float" office:value="0.279273965022315">
            <text:p>0.279273965</text:p>
          </table:table-cell>
          <table:table-cell office:value-type="float" office:value="-0.0529979877713458">
            <text:p>-0.05299798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999999999999">
            <text:p>10.8</text:p>
          </table:table-cell>
          <table:table-cell office:value-type="float" office:value="0.27847887144921">
            <text:p>0.2784788714</text:p>
          </table:table-cell>
          <table:table-cell office:value-type="float" office:value="-0.0451082558508121">
            <text:p>-0.04510825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8999999999999">
            <text:p>10.9</text:p>
          </table:table-cell>
          <table:table-cell office:value-type="float" office:value="0.277561066457609">
            <text:p>0.2775610665</text:p>
          </table:table-cell>
          <table:table-cell office:value-type="float" office:value="-0.0374169711451123">
            <text:p>-0.03741697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9999999999999">
            <text:p>11</text:p>
          </table:table-cell>
          <table:table-cell office:value-type="float" office:value="0.277090450862607">
            <text:p>0.2770904509</text:p>
          </table:table-cell>
          <table:table-cell office:value-type="float" office:value="-0.0305885095707178">
            <text:p>-0.03058850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0999999999999">
            <text:p>11.1</text:p>
          </table:table-cell>
          <table:table-cell office:value-type="float" office:value="0.277003938111863">
            <text:p>0.2770039381</text:p>
          </table:table-cell>
          <table:table-cell office:value-type="float" office:value="-0.0242839592365924">
            <text:p>-0.02428395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1999999999999">
            <text:p>11.2</text:p>
          </table:table-cell>
          <table:table-cell office:value-type="float" office:value="0.276662316710836">
            <text:p>0.2766623167</text:p>
          </table:table-cell>
          <table:table-cell office:value-type="float" office:value="-0.0176715274684851">
            <text:p>-0.01767152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2999999999999">
            <text:p>11.3</text:p>
          </table:table-cell>
          <table:table-cell office:value-type="float" office:value="0.277289583015317">
            <text:p>0.277289583</text:p>
          </table:table-cell>
          <table:table-cell office:value-type="float" office:value="-0.01129669523765">
            <text:p>-0.01129669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3999999999999">
            <text:p>11.4</text:p>
          </table:table-cell>
          <table:table-cell office:value-type="float" office:value="0.277916849319799">
            <text:p>0.2779168493</text:p>
          </table:table-cell>
          <table:table-cell office:value-type="float" office:value="-0.00492186300681493">
            <text:p>-0.0049218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4999999999999">
            <text:p>11.5</text:p>
          </table:table-cell>
          <table:table-cell office:value-type="float" office:value="0.27854411562428">
            <text:p>0.2785441156</text:p>
          </table:table-cell>
          <table:table-cell office:value-type="float" office:value="0.00145296922402013">
            <text:p>0.00145296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5999999999999">
            <text:p>11.6</text:p>
          </table:table-cell>
          <table:table-cell office:value-type="float" office:value="0.279171381928762">
            <text:p>0.2791713819</text:p>
          </table:table-cell>
          <table:table-cell office:value-type="float" office:value="0.0078278014548552">
            <text:p>0.00782780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6999999999999">
            <text:p>11.7</text:p>
          </table:table-cell>
          <table:table-cell office:value-type="float" office:value="0.28040417414319">
            <text:p>0.2804041741</text:p>
          </table:table-cell>
          <table:table-cell office:value-type="float" office:value="0.0154466908860311">
            <text:p>0.01544669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7999999999999">
            <text:p>11.8</text:p>
          </table:table-cell>
          <table:table-cell office:value-type="float" office:value="0.283469601522968">
            <text:p>0.2834696015</text:p>
          </table:table-cell>
          <table:table-cell office:value-type="float" office:value="0.0232184920606921">
            <text:p>0.02321849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8999999999999">
            <text:p>11.9</text:p>
          </table:table-cell>
          <table:table-cell office:value-type="float" office:value="0.283689600331433">
            <text:p>0.2836896003</text:p>
          </table:table-cell>
          <table:table-cell office:value-type="float" office:value="0.0323503816470389">
            <text:p>0.03235038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9999999999999">
            <text:p>12</text:p>
          </table:table-cell>
          <table:table-cell office:value-type="float" office:value="0.283909599139896">
            <text:p>0.2839095991</text:p>
          </table:table-cell>
          <table:table-cell office:value-type="float" office:value="0.0414819716351578">
            <text:p>0.04148197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0999999999999">
            <text:p>12.1</text:p>
          </table:table-cell>
          <table:table-cell office:value-type="float" office:value="0.285851479880376">
            <text:p>0.2858514799</text:p>
          </table:table-cell>
          <table:table-cell office:value-type="float" office:value="0.0529308239691424">
            <text:p>0.052930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1999999999999">
            <text:p>12.2</text:p>
          </table:table-cell>
          <table:table-cell office:value-type="float" office:value="0.285737355678809">
            <text:p>0.2857373557</text:p>
          </table:table-cell>
          <table:table-cell office:value-type="float" office:value="0.0630491010542306">
            <text:p>0.0630491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2999999999999">
            <text:p>12.3</text:p>
          </table:table-cell>
          <table:table-cell office:value-type="float" office:value="0.284025388871522">
            <text:p>0.2840253889</text:p>
          </table:table-cell>
          <table:table-cell office:value-type="float" office:value="0.0742600701049082">
            <text:p>0.07426007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3999999999999">
            <text:p>12.4</text:p>
          </table:table-cell>
          <table:table-cell office:value-type="float" office:value="0.282086137807899">
            <text:p>0.2820861378</text:p>
          </table:table-cell>
          <table:table-cell office:value-type="float" office:value="0.0864378362990543">
            <text:p>0.08643783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4999999999999">
            <text:p>12.5</text:p>
          </table:table-cell>
          <table:table-cell office:value-type="float" office:value="0.277429322254052">
            <text:p>0.2774293223</text:p>
          </table:table-cell>
          <table:table-cell office:value-type="float" office:value="0.098338176928525">
            <text:p>0.09833817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5999999999999">
            <text:p>12.6</text:p>
          </table:table-cell>
          <table:table-cell office:value-type="float" office:value="0.272068962690246">
            <text:p>0.2720689627</text:p>
          </table:table-cell>
          <table:table-cell office:value-type="float" office:value="0.110954404421118">
            <text:p>0.11095440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6999999999999">
            <text:p>12.7</text:p>
          </table:table-cell>
          <table:table-cell office:value-type="float" office:value="0.26596278328808">
            <text:p>0.2659627833</text:p>
          </table:table-cell>
          <table:table-cell office:value-type="float" office:value="0.122742400944829">
            <text:p>0.12274240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7999999999999">
            <text:p>12.8</text:p>
          </table:table-cell>
          <table:table-cell office:value-type="float" office:value="0.259856603885926">
            <text:p>0.2598566039</text:p>
          </table:table-cell>
          <table:table-cell office:value-type="float" office:value="0.134532982351143">
            <text:p>0.1345329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8999999999999">
            <text:p>12.9</text:p>
          </table:table-cell>
          <table:table-cell office:value-type="float" office:value="0.249348681462693">
            <text:p>0.2493486815</text:p>
          </table:table-cell>
          <table:table-cell office:value-type="float" office:value="0.145014031285792">
            <text:p>0.14501403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9999999999999">
            <text:p>13</text:p>
          </table:table-cell>
          <table:table-cell office:value-type="float" office:value="0.239543228212295">
            <text:p>0.2395432282</text:p>
          </table:table-cell>
          <table:table-cell office:value-type="float" office:value="0.155166147056981">
            <text:p>0.15516614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0999999999999">
            <text:p>13.1</text:p>
          </table:table-cell>
          <table:table-cell office:value-type="float" office:value="0.229715964318813">
            <text:p>0.2297159643</text:p>
          </table:table-cell>
          <table:table-cell office:value-type="float" office:value="0.163396099847324">
            <text:p>0.16339609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1999999999999">
            <text:p>13.2</text:p>
          </table:table-cell>
          <table:table-cell office:value-type="float" office:value="0.218366982562465">
            <text:p>0.2183669826</text:p>
          </table:table-cell>
          <table:table-cell office:value-type="float" office:value="0.171000417303865">
            <text:p>0.17100041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2999999999999">
            <text:p>13.3</text:p>
          </table:table-cell>
          <table:table-cell office:value-type="float" office:value="0.2082024033031">
            <text:p>0.2082024033</text:p>
          </table:table-cell>
          <table:table-cell office:value-type="float" office:value="0.1773507813939">
            <text:p>0.17735078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3999999999999">
            <text:p>13.4</text:p>
          </table:table-cell>
          <table:table-cell office:value-type="float" office:value="0.196802767755367">
            <text:p>0.1968027678</text:p>
          </table:table-cell>
          <table:table-cell office:value-type="float" office:value="0.183843453267944">
            <text:p>0.18384345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4999999999999">
            <text:p>13.5</text:p>
          </table:table-cell>
          <table:table-cell office:value-type="float" office:value="0.185191225324606">
            <text:p>0.1851912253</text:p>
          </table:table-cell>
          <table:table-cell office:value-type="float" office:value="0.18849177082563">
            <text:p>0.18849177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5999999999999">
            <text:p>13.6</text:p>
          </table:table-cell>
          <table:table-cell office:value-type="float" office:value="0.173579682893845">
            <text:p>0.1735796829</text:p>
          </table:table-cell>
          <table:table-cell office:value-type="float" office:value="0.193140500004248">
            <text:p>0.19314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6999999999999">
            <text:p>13.7</text:p>
          </table:table-cell>
          <table:table-cell office:value-type="float" office:value="0.163181734677811">
            <text:p>0.1631817347</text:p>
          </table:table-cell>
          <table:table-cell office:value-type="float" office:value="0.197110598102593">
            <text:p>0.19711059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7999999999999">
            <text:p>13.8</text:p>
          </table:table-cell>
          <table:table-cell office:value-type="float" office:value="0.151879976634706">
            <text:p>0.1518799766</text:p>
          </table:table-cell>
          <table:table-cell office:value-type="float" office:value="0.199815512232073">
            <text:p>0.19981551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8999999999999">
            <text:p>13.9</text:p>
          </table:table-cell>
          <table:table-cell office:value-type="float" office:value="0.140343111394043">
            <text:p>0.1403431114</text:p>
          </table:table-cell>
          <table:table-cell office:value-type="float" office:value="0.202391649278703">
            <text:p>0.20239164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9999999999999">
            <text:p>14</text:p>
          </table:table-cell>
          <table:table-cell office:value-type="float" office:value="0.130544450383607">
            <text:p>0.1305444504</text:p>
          </table:table-cell>
          <table:table-cell office:value-type="float" office:value="0.204446093484344">
            <text:p>0.20444609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0999999999999">
            <text:p>14.1</text:p>
          </table:table-cell>
          <table:table-cell office:value-type="float" office:value="0.120776186186491">
            <text:p>0.1207761862</text:p>
          </table:table-cell>
          <table:table-cell office:value-type="float" office:value="0.206437359801282">
            <text:p>0.20643735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1999999999999">
            <text:p>14.2</text:p>
          </table:table-cell>
          <table:table-cell office:value-type="float" office:value="0.110194684478394">
            <text:p>0.1101946845</text:p>
          </table:table-cell>
          <table:table-cell office:value-type="float" office:value="0.207673378083319">
            <text:p>0.20767337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999999999999">
            <text:p>14.3</text:p>
          </table:table-cell>
          <table:table-cell office:value-type="float" office:value="0.100233207637388">
            <text:p>0.1002332076</text:p>
          </table:table-cell>
          <table:table-cell office:value-type="float" office:value="0.20845329662815">
            <text:p>0.20845329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3999999999999">
            <text:p>14.4</text:p>
          </table:table-cell>
          <table:table-cell office:value-type="float" office:value="0.0901813287174344">
            <text:p>0.0901813287</text:p>
          </table:table-cell>
          <table:table-cell office:value-type="float" office:value="0.209529954745517">
            <text:p>0.20952995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4999999999999">
            <text:p>14.5</text:p>
          </table:table-cell>
          <table:table-cell office:value-type="float" office:value="0.0799724444086417">
            <text:p>0.0799724444</text:p>
          </table:table-cell>
          <table:table-cell office:value-type="float" office:value="0.210336124917995">
            <text:p>0.21033612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5999999999999">
            <text:p>14.6</text:p>
          </table:table-cell>
          <table:table-cell office:value-type="float" office:value="0.0707709406982551">
            <text:p>0.0707709407</text:p>
          </table:table-cell>
          <table:table-cell office:value-type="float" office:value="0.210871337782082">
            <text:p>0.21087133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6999999999999">
            <text:p>14.7</text:p>
          </table:table-cell>
          <table:table-cell office:value-type="float" office:value="0.0615694369878726">
            <text:p>0.061569437</text:p>
          </table:table-cell>
          <table:table-cell office:value-type="float" office:value="0.211406486336534">
            <text:p>0.21140648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7999999999999">
            <text:p>14.8</text:p>
          </table:table-cell>
          <table:table-cell office:value-type="float" office:value="0.0515471970064458">
            <text:p>0.051547197</text:p>
          </table:table-cell>
          <table:table-cell office:value-type="float" office:value="0.210787669014617">
            <text:p>0.2107876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8999999999999">
            <text:p>14.9</text:p>
          </table:table-cell>
          <table:table-cell office:value-type="float" office:value="0.0425606985841324">
            <text:p>0.0425606986</text:p>
          </table:table-cell>
          <table:table-cell office:value-type="float" office:value="0.211640930546654">
            <text:p>0.21164093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9999999999999">
            <text:p>15</text:p>
          </table:table-cell>
          <table:table-cell office:value-type="float" office:value="0.0334354060432563">
            <text:p>0.033435406</text:p>
          </table:table-cell>
          <table:table-cell office:value-type="float" office:value="0.210936629033953">
            <text:p>0.2109366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5">
            <text:p>-15</text:p>
          </table:table-cell>
          <table:table-cell office:value-type="float" office:value="-0.0342523999545969">
            <text:p>-0.0342524</text:p>
          </table:table-cell>
          <table:table-cell office:value-type="float" office:value="0.20179475761137">
            <text:p>0.20179475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9">
            <text:p>-14.9</text:p>
          </table:table-cell>
          <table:table-cell office:value-type="float" office:value="-0.0419356959774243">
            <text:p>-0.041935696</text:p>
          </table:table-cell>
          <table:table-cell office:value-type="float" office:value="0.202197047221789">
            <text:p>0.20219704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8">
            <text:p>-14.8</text:p>
          </table:table-cell>
          <table:table-cell office:value-type="float" office:value="-0.0510868318074972">
            <text:p>-0.0510868318</text:p>
          </table:table-cell>
          <table:table-cell office:value-type="float" office:value="0.20189838900572">
            <text:p>0.2018983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7">
            <text:p>-14.7</text:p>
          </table:table-cell>
          <table:table-cell office:value-type="float" office:value="-0.0602379676375725">
            <text:p>-0.0602379676</text:p>
          </table:table-cell>
          <table:table-cell office:value-type="float" office:value="0.201599802674674">
            <text:p>0.20159980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6">
            <text:p>-14.6</text:p>
          </table:table-cell>
          <table:table-cell office:value-type="float" office:value="-0.0690392404689688">
            <text:p>-0.0690392405</text:p>
          </table:table-cell>
          <table:table-cell office:value-type="float" office:value="0.201305321135882">
            <text:p>0.20130532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5">
            <text:p>-14.5</text:p>
          </table:table-cell>
          <table:table-cell office:value-type="float" office:value="-0.078875919727571">
            <text:p>-0.0788759197</text:p>
          </table:table-cell>
          <table:table-cell office:value-type="float" office:value="0.200947203308098">
            <text:p>0.20094720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4">
            <text:p>-14.4</text:p>
          </table:table-cell>
          <table:table-cell office:value-type="float" office:value="-0.0887125989861754">
            <text:p>-0.088712599</text:p>
          </table:table-cell>
          <table:table-cell office:value-type="float" office:value="0.200589462993786">
            <text:p>0.2005894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3">
            <text:p>-14.3</text:p>
          </table:table-cell>
          <table:table-cell office:value-type="float" office:value="-0.0984837800478976">
            <text:p>-0.09848378</text:p>
          </table:table-cell>
          <table:table-cell office:value-type="float" office:value="0.198456950995877">
            <text:p>0.1984569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2">
            <text:p>-14.2</text:p>
          </table:table-cell>
          <table:table-cell office:value-type="float" office:value="-0.106763261520717">
            <text:p>-0.1067632615</text:p>
          </table:table-cell>
          <table:table-cell office:value-type="float" office:value="0.197649948886311">
            <text:p>0.19764994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.1">
            <text:p>-14.1</text:p>
          </table:table-cell>
          <table:table-cell office:value-type="float" office:value="-0.116739943270405">
            <text:p>-0.1167399433</text:p>
          </table:table-cell>
          <table:table-cell office:value-type="float" office:value="0.196041092983714">
            <text:p>0.1960410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4">
            <text:p>-14</text:p>
          </table:table-cell>
          <table:table-cell office:value-type="float" office:value="-0.126532792609795">
            <text:p>-0.1265327926</text:p>
          </table:table-cell>
          <table:table-cell office:value-type="float" office:value="0.194410651987415">
            <text:p>0.1944106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9">
            <text:p>-13.9</text:p>
          </table:table-cell>
          <table:table-cell office:value-type="float" office:value="-0.136826431621653">
            <text:p>-0.1368264316</text:p>
          </table:table-cell>
          <table:table-cell office:value-type="float" office:value="0.191711520679459">
            <text:p>0.19171152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8">
            <text:p>-13.8</text:p>
          </table:table-cell>
          <table:table-cell office:value-type="float" office:value="-0.147120070633506">
            <text:p>-0.1471200706</text:p>
          </table:table-cell>
          <table:table-cell office:value-type="float" office:value="0.189012389371504">
            <text:p>0.18901238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7">
            <text:p>-13.7</text:p>
          </table:table-cell>
          <table:table-cell office:value-type="float" office:value="-0.15580987971017">
            <text:p>-0.1558098797</text:p>
          </table:table-cell>
          <table:table-cell office:value-type="float" office:value="0.185416210336972">
            <text:p>0.18541621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6">
            <text:p>-13.6</text:p>
          </table:table-cell>
          <table:table-cell office:value-type="float" office:value="-0.167237067312239">
            <text:p>-0.1672370673</text:p>
          </table:table-cell>
          <table:table-cell office:value-type="float" office:value="0.182400270028166">
            <text:p>0.182400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5">
            <text:p>-13.5</text:p>
          </table:table-cell>
          <table:table-cell office:value-type="float" office:value="-0.178096469141595">
            <text:p>-0.1780964691</text:p>
          </table:table-cell>
          <table:table-cell office:value-type="float" office:value="0.177755515668816">
            <text:p>0.17775551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4">
            <text:p>-13.4</text:p>
          </table:table-cell>
          <table:table-cell office:value-type="float" office:value="-0.187087235256611">
            <text:p>-0.1870872353</text:p>
          </table:table-cell>
          <table:table-cell office:value-type="float" office:value="0.172266841911123">
            <text:p>0.17226684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3">
            <text:p>-13.3</text:p>
          </table:table-cell>
          <table:table-cell office:value-type="float" office:value="-0.198768315052154">
            <text:p>-0.1987683151</text:p>
          </table:table-cell>
          <table:table-cell office:value-type="float" office:value="0.167110144067396">
            <text:p>0.16711014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2">
            <text:p>-13.2</text:p>
          </table:table-cell>
          <table:table-cell office:value-type="float" office:value="-0.208138180948541">
            <text:p>-0.2081381809</text:p>
          </table:table-cell>
          <table:table-cell office:value-type="float" office:value="0.160787732598552">
            <text:p>0.16078773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.1">
            <text:p>-13.1</text:p>
          </table:table-cell>
          <table:table-cell office:value-type="float" office:value="-0.218344041901819">
            <text:p>-0.2183440419</text:p>
          </table:table-cell>
          <table:table-cell office:value-type="float" office:value="0.152850428320697">
            <text:p>0.15285042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3">
            <text:p>-13</text:p>
          </table:table-cell>
          <table:table-cell office:value-type="float" office:value="-0.227404861718731">
            <text:p>-0.2274048617</text:p>
          </table:table-cell>
          <table:table-cell office:value-type="float" office:value="0.144780650456646">
            <text:p>0.14478065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9">
            <text:p>-12.9</text:p>
          </table:table-cell>
          <table:table-cell office:value-type="float" office:value="-0.237013436894249">
            <text:p>-0.2370134369</text:p>
          </table:table-cell>
          <table:table-cell office:value-type="float" office:value="0.136255948204964">
            <text:p>0.13625594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8">
            <text:p>-12.8</text:p>
          </table:table-cell>
          <table:table-cell office:value-type="float" office:value="-0.244516567257484">
            <text:p>-0.2445165673</text:p>
          </table:table-cell>
          <table:table-cell office:value-type="float" office:value="0.126649170074185">
            <text:p>0.12664917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7">
            <text:p>-12.7</text:p>
          </table:table-cell>
          <table:table-cell office:value-type="float" office:value="-0.252149155444213">
            <text:p>-0.2521491554</text:p>
          </table:table-cell>
          <table:table-cell office:value-type="float" office:value="0.116400252751225">
            <text:p>0.11640025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6">
            <text:p>-12.6</text:p>
          </table:table-cell>
          <table:table-cell office:value-type="float" office:value="-0.256966395256403">
            <text:p>-0.2569663953</text:p>
          </table:table-cell>
          <table:table-cell office:value-type="float" office:value="0.106269279243231">
            <text:p>0.1062692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5">
            <text:p>-12.5</text:p>
          </table:table-cell>
          <table:table-cell office:value-type="float" office:value="-0.262855999377684">
            <text:p>-0.2628559994</text:p>
          </table:table-cell>
          <table:table-cell office:value-type="float" office:value="0.0942912402568116">
            <text:p>0.09429124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4">
            <text:p>-12.4</text:p>
          </table:table-cell>
          <table:table-cell office:value-type="float" office:value="-0.26569027248675">
            <text:p>-0.2656902725</text:p>
          </table:table-cell>
          <table:table-cell office:value-type="float" office:value="0.0833325343368326">
            <text:p>0.08333253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3">
            <text:p>-12.3</text:p>
          </table:table-cell>
          <table:table-cell office:value-type="float" office:value="-0.269118020630914">
            <text:p>-0.2691180206</text:p>
          </table:table-cell>
          <table:table-cell office:value-type="float" office:value="0.0724612792155092">
            <text:p>0.0724612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2">
            <text:p>-12.2</text:p>
          </table:table-cell>
          <table:table-cell office:value-type="float" office:value="-0.270431386991917">
            <text:p>-0.270431387</text:p>
          </table:table-cell>
          <table:table-cell office:value-type="float" office:value="0.0619493970511057">
            <text:p>0.06194939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.1">
            <text:p>-12.1</text:p>
          </table:table-cell>
          <table:table-cell office:value-type="float" office:value="-0.270992865577159">
            <text:p>-0.2709928656</text:p>
          </table:table-cell>
          <table:table-cell office:value-type="float" office:value="0.0513566024982372">
            <text:p>0.05135660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">
            <text:p>-12</text:p>
          </table:table-cell>
          <table:table-cell office:value-type="float" office:value="-0.271632887683199">
            <text:p>-0.2716328877</text:p>
          </table:table-cell>
          <table:table-cell office:value-type="float" office:value="0.0421767401912603">
            <text:p>0.04217674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9">
            <text:p>-11.9</text:p>
          </table:table-cell>
          <table:table-cell office:value-type="float" office:value="-0.270974447176077">
            <text:p>-0.2709744472</text:p>
          </table:table-cell>
          <table:table-cell office:value-type="float" office:value="0.0334005127220621">
            <text:p>0.03340051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8">
            <text:p>-11.8</text:p>
          </table:table-cell>
          <table:table-cell office:value-type="float" office:value="-0.269874640552179">
            <text:p>-0.2698746406</text:p>
          </table:table-cell>
          <table:table-cell office:value-type="float" office:value="0.0247317427974295">
            <text:p>0.02473174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7">
            <text:p>-11.7</text:p>
          </table:table-cell>
          <table:table-cell office:value-type="float" office:value="-0.269284765696168">
            <text:p>-0.2692847657</text:p>
          </table:table-cell>
          <table:table-cell office:value-type="float" office:value="0.0173684622329077">
            <text:p>0.01736846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6">
            <text:p>-11.6</text:p>
          </table:table-cell>
          <table:table-cell office:value-type="float" office:value="-0.269101201420487">
            <text:p>-0.2691012014</text:p>
          </table:table-cell>
          <table:table-cell office:value-type="float" office:value="0.00914779270216486">
            <text:p>0.00914779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5">
            <text:p>-11.5</text:p>
          </table:table-cell>
          <table:table-cell office:value-type="float" office:value="-0.268133557601475">
            <text:p>-0.2681335576</text:p>
          </table:table-cell>
          <table:table-cell office:value-type="float" office:value="0.00233372228174937">
            <text:p>0.00233372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4">
            <text:p>-11.4</text:p>
          </table:table-cell>
          <table:table-cell office:value-type="float" office:value="-0.26726891127869">
            <text:p>-0.2672689113</text:p>
          </table:table-cell>
          <table:table-cell office:value-type="float" office:value="-0.00442564075715429">
            <text:p>-0.00442564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3">
            <text:p>-11.3</text:p>
          </table:table-cell>
          <table:table-cell office:value-type="float" office:value="-0.266919201982142">
            <text:p>-0.266919202</text:p>
          </table:table-cell>
          <table:table-cell office:value-type="float" office:value="-0.0108055122609453">
            <text:p>-0.01080551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2">
            <text:p>-11.2</text:p>
          </table:table-cell>
          <table:table-cell office:value-type="float" office:value="-0.266569492685595">
            <text:p>-0.2665694927</text:p>
          </table:table-cell>
          <table:table-cell office:value-type="float" office:value="-0.0171824784637349">
            <text:p>-0.01718247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.1">
            <text:p>-11.1</text:p>
          </table:table-cell>
          <table:table-cell office:value-type="float" office:value="-0.266664641315579">
            <text:p>-0.2666646413</text:p>
          </table:table-cell>
          <table:table-cell office:value-type="float" office:value="-0.0243144394594009">
            <text:p>-0.02431443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1">
            <text:p>-11</text:p>
          </table:table-cell>
          <table:table-cell office:value-type="float" office:value="-0.26654880203528">
            <text:p>-0.266548802</text:p>
          </table:table-cell>
          <table:table-cell office:value-type="float" office:value="-0.0312587310049292">
            <text:p>-0.0312587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9">
            <text:p>-10.9</text:p>
          </table:table-cell>
          <table:table-cell office:value-type="float" office:value="-0.266657349838537">
            <text:p>-0.2666573498</text:p>
          </table:table-cell>
          <table:table-cell office:value-type="float" office:value="-0.0381609046012469">
            <text:p>-0.03816090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8">
            <text:p>-10.8</text:p>
          </table:table-cell>
          <table:table-cell office:value-type="float" office:value="-0.266690631619323">
            <text:p>-0.2666906316</text:p>
          </table:table-cell>
          <table:table-cell office:value-type="float" office:value="-0.045211888136998">
            <text:p>-0.04521188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7">
            <text:p>-10.7</text:p>
          </table:table-cell>
          <table:table-cell office:value-type="float" office:value="-0.267156006617297">
            <text:p>-0.2671560066</text:p>
          </table:table-cell>
          <table:table-cell office:value-type="float" office:value="-0.0532676124065397">
            <text:p>-0.05326761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6">
            <text:p>-10.6</text:p>
          </table:table-cell>
          <table:table-cell office:value-type="float" office:value="-0.266810911552604">
            <text:p>-0.2668109116</text:p>
          </table:table-cell>
          <table:table-cell office:value-type="float" office:value="-0.061889411501099">
            <text:p>-0.06188941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5">
            <text:p>-10.5</text:p>
          </table:table-cell>
          <table:table-cell office:value-type="float" office:value="-0.266064463556212">
            <text:p>-0.2660644636</text:p>
          </table:table-cell>
          <table:table-cell office:value-type="float" office:value="-0.0705266915770647">
            <text:p>-0.07052669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4">
            <text:p>-10.4</text:p>
          </table:table-cell>
          <table:table-cell office:value-type="float" office:value="-0.266152411768712">
            <text:p>-0.2661524118</text:p>
          </table:table-cell>
          <table:table-cell office:value-type="float" office:value="-0.0805000638662436">
            <text:p>-0.08050006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3">
            <text:p>-10.3</text:p>
          </table:table-cell>
          <table:table-cell office:value-type="float" office:value="-0.264149312248711">
            <text:p>-0.2641493122</text:p>
          </table:table-cell>
          <table:table-cell office:value-type="float" office:value="-0.0898607537044755">
            <text:p>-0.08986075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2">
            <text:p>-10.2</text:p>
          </table:table-cell>
          <table:table-cell office:value-type="float" office:value="-0.262210500809421">
            <text:p>-0.2622105008</text:p>
          </table:table-cell>
          <table:table-cell office:value-type="float" office:value="-0.1010651848496">
            <text:p>-0.10106518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.1">
            <text:p>-10.1</text:p>
          </table:table-cell>
          <table:table-cell office:value-type="float" office:value="-0.258808053804306">
            <text:p>-0.2588080538</text:p>
          </table:table-cell>
          <table:table-cell office:value-type="float" office:value="-0.112665474985235">
            <text:p>-0.1126654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0">
            <text:p>-10</text:p>
          </table:table-cell>
          <table:table-cell office:value-type="float" office:value="-0.254427094781779">
            <text:p>-0.2544270948</text:p>
          </table:table-cell>
          <table:table-cell office:value-type="float" office:value="-0.123734791809812">
            <text:p>-0.12373479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90000000000002">
            <text:p>-9.9</text:p>
          </table:table-cell>
          <table:table-cell office:value-type="float" office:value="-0.249420568592974">
            <text:p>-0.2494205686</text:p>
          </table:table-cell>
          <table:table-cell office:value-type="float" office:value="-0.134526737204424">
            <text:p>-0.13452673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80000000000002">
            <text:p>-9.8</text:p>
          </table:table-cell>
          <table:table-cell office:value-type="float" office:value="-0.241718479638468">
            <text:p>-0.2417184796</text:p>
          </table:table-cell>
          <table:table-cell office:value-type="float" office:value="-0.1456069191408">
            <text:p>-0.14560691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70000000000002">
            <text:p>-9.7</text:p>
          </table:table-cell>
          <table:table-cell office:value-type="float" office:value="-0.233931862675325">
            <text:p>-0.2339318627</text:p>
          </table:table-cell>
          <table:table-cell office:value-type="float" office:value="-0.155327564432248">
            <text:p>-0.15532756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60000000000002">
            <text:p>-9.6</text:p>
          </table:table-cell>
          <table:table-cell office:value-type="float" office:value="-0.225881296485637">
            <text:p>-0.2258812965</text:p>
          </table:table-cell>
          <table:table-cell office:value-type="float" office:value="-0.164984409716208">
            <text:p>-0.16498440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50000000000002">
            <text:p>-9.5</text:p>
          </table:table-cell>
          <table:table-cell office:value-type="float" office:value="-0.216777182943765">
            <text:p>-0.2167771829</text:p>
          </table:table-cell>
          <table:table-cell office:value-type="float" office:value="-0.17430517628313">
            <text:p>-0.17430517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40000000000002">
            <text:p>-9.4</text:p>
          </table:table-cell>
          <table:table-cell office:value-type="float" office:value="-0.206020000692234">
            <text:p>-0.2060200007</text:p>
          </table:table-cell>
          <table:table-cell office:value-type="float" office:value="-0.182701654930981">
            <text:p>-0.18270165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30000000000002">
            <text:p>-9.3</text:p>
          </table:table-cell>
          <table:table-cell office:value-type="float" office:value="-0.195956784226839">
            <text:p>-0.1959567842</text:p>
          </table:table-cell>
          <table:table-cell office:value-type="float" office:value="-0.189950209911452">
            <text:p>-0.18995020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20000000000002">
            <text:p>-9.2</text:p>
          </table:table-cell>
          <table:table-cell office:value-type="float" office:value="-0.18588389211729">
            <text:p>-0.1858838921</text:p>
          </table:table-cell>
          <table:table-cell office:value-type="float" office:value="-0.197251173802338">
            <text:p>-0.19725117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10000000000002">
            <text:p>-9.1</text:p>
          </table:table-cell>
          <table:table-cell office:value-type="float" office:value="-0.17338668066087">
            <text:p>-0.1733866807</text:p>
          </table:table-cell>
          <table:table-cell office:value-type="float" office:value="-0.203104524052886">
            <text:p>-0.20310452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9.00000000000002">
            <text:p>-9</text:p>
          </table:table-cell>
          <table:table-cell office:value-type="float" office:value="-0.163106390973441">
            <text:p>-0.163106391</text:p>
          </table:table-cell>
          <table:table-cell office:value-type="float" office:value="-0.207823809034013">
            <text:p>-0.2078238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90000000000002">
            <text:p>-8.9</text:p>
          </table:table-cell>
          <table:table-cell office:value-type="float" office:value="-0.152826101286013">
            <text:p>-0.1528261013</text:p>
          </table:table-cell>
          <table:table-cell office:value-type="float" office:value="-0.212543691766058">
            <text:p>-0.21254369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80000000000002">
            <text:p>-8.8</text:p>
          </table:table-cell>
          <table:table-cell office:value-type="float" office:value="-0.14067350487079">
            <text:p>-0.1406735049</text:p>
          </table:table-cell>
          <table:table-cell office:value-type="float" office:value="-0.216294607041262">
            <text:p>-0.2162946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70000000000002">
            <text:p>-8.7</text:p>
          </table:table-cell>
          <table:table-cell office:value-type="float" office:value="-0.129426378743858">
            <text:p>-0.1294263787</text:p>
          </table:table-cell>
          <table:table-cell office:value-type="float" office:value="-0.219645428592013">
            <text:p>-0.21964542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60000000000002">
            <text:p>-8.6</text:p>
          </table:table-cell>
          <table:table-cell office:value-type="float" office:value="-0.119489581568894">
            <text:p>-0.1194895816</text:p>
          </table:table-cell>
          <table:table-cell office:value-type="float" office:value="-0.222755572024944">
            <text:p>-0.2227555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50000000000002">
            <text:p>-8.5</text:p>
          </table:table-cell>
          <table:table-cell office:value-type="float" office:value="-0.108292927637794">
            <text:p>-0.1082929276</text:p>
          </table:table-cell>
          <table:table-cell office:value-type="float" office:value="-0.224940610131033">
            <text:p>-0.22494061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40000000000002">
            <text:p>-8.4</text:p>
          </table:table-cell>
          <table:table-cell office:value-type="float" office:value="-0.09686678285734">
            <text:p>-0.0968667829</text:p>
          </table:table-cell>
          <table:table-cell office:value-type="float" office:value="-0.226893072348387">
            <text:p>-0.22689307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30000000000002">
            <text:p>-8.3</text:p>
          </table:table-cell>
          <table:table-cell office:value-type="float" office:value="-0.0868706955907722">
            <text:p>-0.0868706956</text:p>
          </table:table-cell>
          <table:table-cell office:value-type="float" office:value="-0.228624024351273">
            <text:p>-0.22862402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20000000000002">
            <text:p>-8.2</text:p>
          </table:table-cell>
          <table:table-cell office:value-type="float" office:value="-0.0759147848967347">
            <text:p>-0.0759147849</text:p>
          </table:table-cell>
          <table:table-cell office:value-type="float" office:value="-0.229940566442221">
            <text:p>-0.22994056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10000000000002">
            <text:p>-8.1</text:p>
          </table:table-cell>
          <table:table-cell office:value-type="float" office:value="-0.066191180527287">
            <text:p>-0.0661911805</text:p>
          </table:table-cell>
          <table:table-cell office:value-type="float" office:value="-0.231252071954088">
            <text:p>-0.231252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8.00000000000002">
            <text:p>-8</text:p>
          </table:table-cell>
          <table:table-cell office:value-type="float" office:value="-0.0555292856838288">
            <text:p>-0.0555292857</text:p>
          </table:table-cell>
          <table:table-cell office:value-type="float" office:value="-0.232262726545939">
            <text:p>-0.23226272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90000000000003">
            <text:p>-7.9</text:p>
          </table:table-cell>
          <table:table-cell office:value-type="float" office:value="-0.0458385954687416">
            <text:p>-0.0458385955</text:p>
          </table:table-cell>
          <table:table-cell office:value-type="float" office:value="-0.233348100294786">
            <text:p>-0.23334810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80000000000003">
            <text:p>-7.8</text:p>
          </table:table-cell>
          <table:table-cell office:value-type="float" office:value="-0.0354193358639262">
            <text:p>-0.0354193359</text:p>
          </table:table-cell>
          <table:table-cell office:value-type="float" office:value="-0.233797835608445">
            <text:p>-0.23379783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70000000000003">
            <text:p>-7.7</text:p>
          </table:table-cell>
          <table:table-cell office:value-type="float" office:value="-0.0253563988793626">
            <text:p>-0.0253563989</text:p>
          </table:table-cell>
          <table:table-cell office:value-type="float" office:value="-0.234279032355929">
            <text:p>-0.23427903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60000000000003">
            <text:p>-7.6</text:p>
          </table:table-cell>
          <table:table-cell office:value-type="float" office:value="-0.0151982114730098">
            <text:p>-0.0151982115</text:p>
          </table:table-cell>
          <table:table-cell office:value-type="float" office:value="-0.234328822192813">
            <text:p>-0.23432882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50000000000003">
            <text:p>-7.5</text:p>
          </table:table-cell>
          <table:table-cell office:value-type="float" office:value="-0.00503543800214666">
            <text:p>-0.005035438</text:p>
          </table:table-cell>
          <table:table-cell office:value-type="float" office:value="-0.234212999045627">
            <text:p>-0.2342129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40000000000003">
            <text:p>-7.4</text:p>
          </table:table-cell>
          <table:table-cell office:value-type="float" office:value="0.00512733546871653">
            <text:p>0.0051273355</text:p>
          </table:table-cell>
          <table:table-cell office:value-type="float" office:value="-0.234097300014627">
            <text:p>-0.23409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30000000000003">
            <text:p>-7.3</text:p>
          </table:table-cell>
          <table:table-cell office:value-type="float" office:value="0.0153143341951459">
            <text:p>0.0153143342</text:p>
          </table:table-cell>
          <table:table-cell office:value-type="float" office:value="-0.233979154124513">
            <text:p>-0.23397915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20000000000003">
            <text:p>-7.2</text:p>
          </table:table-cell>
          <table:table-cell office:value-type="float" office:value="0.0249813727601876">
            <text:p>0.0249813728</text:p>
          </table:table-cell>
          <table:table-cell office:value-type="float" office:value="-0.233153402173758">
            <text:p>-0.23315340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10000000000003">
            <text:p>-7.1</text:p>
          </table:table-cell>
          <table:table-cell office:value-type="float" office:value="0.0347958169554007">
            <text:p>0.034795817</text:p>
          </table:table-cell>
          <table:table-cell office:value-type="float" office:value="-0.23236551878048">
            <text:p>-0.23236551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7.00000000000003">
            <text:p>-7</text:p>
          </table:table-cell>
          <table:table-cell office:value-type="float" office:value="0.0446102611506157">
            <text:p>0.0446102612</text:p>
          </table:table-cell>
          <table:table-cell office:value-type="float" office:value="-0.231577519840869">
            <text:p>-0.23157751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90000000000003">
            <text:p>-6.9</text:p>
          </table:table-cell>
          <table:table-cell office:value-type="float" office:value="0.0553099264573803">
            <text:p>0.0553099265</text:p>
          </table:table-cell>
          <table:table-cell office:value-type="float" office:value="-0.23055848715408">
            <text:p>-0.23055848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80000000000003">
            <text:p>-6.8</text:p>
          </table:table-cell>
          <table:table-cell office:value-type="float" office:value="0.0657617497872284">
            <text:p>0.0657617498</text:p>
          </table:table-cell>
          <table:table-cell office:value-type="float" office:value="-0.229273401121677">
            <text:p>-0.2292734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70000000000003">
            <text:p>-6.7</text:p>
          </table:table-cell>
          <table:table-cell office:value-type="float" office:value="0.0753853323285614">
            <text:p>0.0753853323</text:p>
          </table:table-cell>
          <table:table-cell office:value-type="float" office:value="-0.227562200371211">
            <text:p>-0.22756220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60000000000003">
            <text:p>-6.6</text:p>
          </table:table-cell>
          <table:table-cell office:value-type="float" office:value="0.0864786317000179">
            <text:p>0.0864786317</text:p>
          </table:table-cell>
          <table:table-cell office:value-type="float" office:value="-0.225330678391241">
            <text:p>-0.22533067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50000000000003">
            <text:p>-6.5</text:p>
          </table:table-cell>
          <table:table-cell office:value-type="float" office:value="0.097603614999837">
            <text:p>0.097603615</text:p>
          </table:table-cell>
          <table:table-cell office:value-type="float" office:value="-0.222991184437597">
            <text:p>-0.22299118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40000000000003">
            <text:p>-6.4</text:p>
          </table:table-cell>
          <table:table-cell office:value-type="float" office:value="0.107738321791391">
            <text:p>0.1077383218</text:p>
          </table:table-cell>
          <table:table-cell office:value-type="float" office:value="-0.220531980582977">
            <text:p>-0.22053198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30000000000003">
            <text:p>-6.3</text:p>
          </table:table-cell>
          <table:table-cell office:value-type="float" office:value="0.119191160296552">
            <text:p>0.1191911603</text:p>
          </table:table-cell>
          <table:table-cell office:value-type="float" office:value="-0.216794463736908">
            <text:p>-0.21679446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20000000000003">
            <text:p>-6.2</text:p>
          </table:table-cell>
          <table:table-cell office:value-type="float" office:value="0.129854924321172">
            <text:p>0.1298549243</text:p>
          </table:table-cell>
          <table:table-cell office:value-type="float" office:value="-0.213162617049039">
            <text:p>-0.2131626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10000000000003">
            <text:p>-6.1</text:p>
          </table:table-cell>
          <table:table-cell office:value-type="float" office:value="0.141097851410862">
            <text:p>0.1410978514</text:p>
          </table:table-cell>
          <table:table-cell office:value-type="float" office:value="-0.209293090046552">
            <text:p>-0.209293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.00000000000003">
            <text:p>-6</text:p>
          </table:table-cell>
          <table:table-cell office:value-type="float" office:value="0.152308569113979">
            <text:p>0.1523085691</text:p>
          </table:table-cell>
          <table:table-cell office:value-type="float" office:value="-0.205176605048417">
            <text:p>-0.2051766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90000000000003">
            <text:p>-5.9</text:p>
          </table:table-cell>
          <table:table-cell office:value-type="float" office:value="0.162872472167758">
            <text:p>0.1628724722</text:p>
          </table:table-cell>
          <table:table-cell office:value-type="float" office:value="-0.199095555859116">
            <text:p>-0.19909555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80000000000003">
            <text:p>-5.8</text:p>
          </table:table-cell>
          <table:table-cell office:value-type="float" office:value="0.17377083066641">
            <text:p>0.1737708307</text:p>
          </table:table-cell>
          <table:table-cell office:value-type="float" office:value="-0.193645030646804">
            <text:p>-0.19364503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70000000000003">
            <text:p>-5.7</text:p>
          </table:table-cell>
          <table:table-cell office:value-type="float" office:value="0.184221283912132">
            <text:p>0.1842212839</text:p>
          </table:table-cell>
          <table:table-cell office:value-type="float" office:value="-0.186864088123045">
            <text:p>-0.18686408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60000000000003">
            <text:p>-5.6</text:p>
          </table:table-cell>
          <table:table-cell office:value-type="float" office:value="0.195747883399414">
            <text:p>0.1957478834</text:p>
          </table:table-cell>
          <table:table-cell office:value-type="float" office:value="-0.179125683824922">
            <text:p>-0.17912568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50000000000003">
            <text:p>-5.5</text:p>
          </table:table-cell>
          <table:table-cell office:value-type="float" office:value="0.205329468762824">
            <text:p>0.2053294688</text:p>
          </table:table-cell>
          <table:table-cell office:value-type="float" office:value="-0.17074596524073">
            <text:p>-0.17074596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40000000000003">
            <text:p>-5.4</text:p>
          </table:table-cell>
          <table:table-cell office:value-type="float" office:value="0.213542453664395">
            <text:p>0.2135424537</text:p>
          </table:table-cell>
          <table:table-cell office:value-type="float" office:value="-0.161846814269448">
            <text:p>-0.16184681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30000000000003">
            <text:p>-5.3</text:p>
          </table:table-cell>
          <table:table-cell office:value-type="float" office:value="0.223296266416034">
            <text:p>0.2232962664</text:p>
          </table:table-cell>
          <table:table-cell office:value-type="float" office:value="-0.15175637433385">
            <text:p>-0.15175637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20000000000003">
            <text:p>-5.2</text:p>
          </table:table-cell>
          <table:table-cell office:value-type="float" office:value="0.230279924993406">
            <text:p>0.230279925</text:p>
          </table:table-cell>
          <table:table-cell office:value-type="float" office:value="-0.140415838799974">
            <text:p>-0.14041583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10000000000004">
            <text:p>-5.1</text:p>
          </table:table-cell>
          <table:table-cell office:value-type="float" office:value="0.238198667962932">
            <text:p>0.238198668</text:p>
          </table:table-cell>
          <table:table-cell office:value-type="float" office:value="-0.13028979390239">
            <text:p>-0.13028979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5.00000000000004">
            <text:p>-5</text:p>
          </table:table-cell>
          <table:table-cell office:value-type="float" office:value="0.24157899789008">
            <text:p>0.2415789979</text:p>
          </table:table-cell>
          <table:table-cell office:value-type="float" office:value="-0.119165037559375">
            <text:p>-0.11916503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90000000000004">
            <text:p>-4.9</text:p>
          </table:table-cell>
          <table:table-cell office:value-type="float" office:value="0.246328102345724">
            <text:p>0.2463281023</text:p>
          </table:table-cell>
          <table:table-cell office:value-type="float" office:value="-0.107308131493791">
            <text:p>-0.10730813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80000000000004">
            <text:p>-4.8</text:p>
          </table:table-cell>
          <table:table-cell office:value-type="float" office:value="0.250211803196957">
            <text:p>0.2502118032</text:p>
          </table:table-cell>
          <table:table-cell office:value-type="float" office:value="-0.0962512057196072">
            <text:p>-0.09625120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70000000000004">
            <text:p>-4.7</text:p>
          </table:table-cell>
          <table:table-cell office:value-type="float" office:value="0.251791653574697">
            <text:p>0.2517916536</text:p>
          </table:table-cell>
          <table:table-cell office:value-type="float" office:value="-0.0851227965496859">
            <text:p>-0.08512279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60000000000004">
            <text:p>-4.6</text:p>
          </table:table-cell>
          <table:table-cell office:value-type="float" office:value="0.251546970684377">
            <text:p>0.2515469707</text:p>
          </table:table-cell>
          <table:table-cell office:value-type="float" office:value="-0.074418061130816">
            <text:p>-0.07441806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50000000000004">
            <text:p>-4.5</text:p>
          </table:table-cell>
          <table:table-cell office:value-type="float" office:value="0.254076735936209">
            <text:p>0.2540767359</text:p>
          </table:table-cell>
          <table:table-cell office:value-type="float" office:value="-0.0649193181399329">
            <text:p>-0.06491931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40000000000004">
            <text:p>-4.4</text:p>
          </table:table-cell>
          <table:table-cell office:value-type="float" office:value="0.253998253027102">
            <text:p>0.253998253</text:p>
          </table:table-cell>
          <table:table-cell office:value-type="float" office:value="-0.0564605023633697">
            <text:p>-0.05646050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30000000000004">
            <text:p>-4.3</text:p>
          </table:table-cell>
          <table:table-cell office:value-type="float" office:value="0.253919770117994">
            <text:p>0.2539197701</text:p>
          </table:table-cell>
          <table:table-cell office:value-type="float" office:value="-0.0480022414711555">
            <text:p>-0.04800224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20000000000004">
            <text:p>-4.2</text:p>
          </table:table-cell>
          <table:table-cell office:value-type="float" office:value="0.253841287208885">
            <text:p>0.2538412872</text:p>
          </table:table-cell>
          <table:table-cell office:value-type="float" office:value="-0.0395445354632859">
            <text:p>-0.03954453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10000000000004">
            <text:p>-4.1</text:p>
          </table:table-cell>
          <table:table-cell office:value-type="float" office:value="0.252593651797396">
            <text:p>0.2525936518</text:p>
          </table:table-cell>
          <table:table-cell office:value-type="float" office:value="-0.0299049185991386">
            <text:p>-0.02990491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4.00000000000004">
            <text:p>-4</text:p>
          </table:table-cell>
          <table:table-cell office:value-type="float" office:value="0.252542849852583">
            <text:p>0.2525428499</text:p>
          </table:table-cell>
          <table:table-cell office:value-type="float" office:value="-0.0234451720960398">
            <text:p>-0.02344517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90000000000004">
            <text:p>-3.9</text:p>
          </table:table-cell>
          <table:table-cell office:value-type="float" office:value="0.25249204790777">
            <text:p>0.2524920479</text:p>
          </table:table-cell>
          <table:table-cell office:value-type="float" office:value="-0.016985425592941">
            <text:p>-0.01698542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80000000000004">
            <text:p>-3.8</text:p>
          </table:table-cell>
          <table:table-cell office:value-type="float" office:value="0.252441245962958">
            <text:p>0.252441246</text:p>
          </table:table-cell>
          <table:table-cell office:value-type="float" office:value="-0.0105256790898416">
            <text:p>-0.01052567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70000000000004">
            <text:p>-3.7</text:p>
          </table:table-cell>
          <table:table-cell office:value-type="float" office:value="0.252390444018145">
            <text:p>0.252390444</text:p>
          </table:table-cell>
          <table:table-cell office:value-type="float" office:value="-0.00406593258674286">
            <text:p>-0.00406593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60000000000004">
            <text:p>-3.6</text:p>
          </table:table-cell>
          <table:table-cell office:value-type="float" office:value="0.252339642073333">
            <text:p>0.2523396421</text:p>
          </table:table-cell>
          <table:table-cell office:value-type="float" office:value="0.00239381391635651">
            <text:p>0.00239381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50000000000004">
            <text:p>-3.5</text:p>
          </table:table-cell>
          <table:table-cell office:value-type="float" office:value="0.252912829622636">
            <text:p>0.2529128296</text:p>
          </table:table-cell>
          <table:table-cell office:value-type="float" office:value="0.0108482599967586">
            <text:p>0.01084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40000000000004">
            <text:p>-3.4</text:p>
          </table:table-cell>
          <table:table-cell office:value-type="float" office:value="0.253476885686738">
            <text:p>0.2534768857</text:p>
          </table:table-cell>
          <table:table-cell office:value-type="float" office:value="0.0179720456000252">
            <text:p>0.01797204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30000000000004">
            <text:p>-3.3</text:p>
          </table:table-cell>
          <table:table-cell office:value-type="float" office:value="0.254040941750839">
            <text:p>0.2540409418</text:p>
          </table:table-cell>
          <table:table-cell office:value-type="float" office:value="0.0250958312032918">
            <text:p>0.02509583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20000000000004">
            <text:p>-3.2</text:p>
          </table:table-cell>
          <table:table-cell office:value-type="float" office:value="0.255000440745144">
            <text:p>0.2550004407</text:p>
          </table:table-cell>
          <table:table-cell office:value-type="float" office:value="0.0330300528476831">
            <text:p>0.03303005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10000000000004">
            <text:p>-3.1</text:p>
          </table:table-cell>
          <table:table-cell office:value-type="float" office:value="0.25497139038523">
            <text:p>0.2549713904</text:p>
          </table:table-cell>
          <table:table-cell office:value-type="float" office:value="0.0424261135070092">
            <text:p>0.04242611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3.00000000000004">
            <text:p>-3</text:p>
          </table:table-cell>
          <table:table-cell office:value-type="float" office:value="0.254942340025315">
            <text:p>0.25494234</text:p>
          </table:table-cell>
          <table:table-cell office:value-type="float" office:value="0.0518221741663336">
            <text:p>0.05182217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90000000000004">
            <text:p>-2.9</text:p>
          </table:table-cell>
          <table:table-cell office:value-type="float" office:value="0.254891404565512">
            <text:p>0.2548914046</text:p>
          </table:table-cell>
          <table:table-cell office:value-type="float" office:value="0.0609992180428199">
            <text:p>0.0609992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80000000000004">
            <text:p>-2.8</text:p>
          </table:table-cell>
          <table:table-cell office:value-type="float" office:value="0.252854450823377">
            <text:p>0.2528544508</text:p>
          </table:table-cell>
          <table:table-cell office:value-type="float" office:value="0.0725122852675899">
            <text:p>0.07251228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70000000000004">
            <text:p>-2.7</text:p>
          </table:table-cell>
          <table:table-cell office:value-type="float" office:value="0.250817497081242">
            <text:p>0.2508174971</text:p>
          </table:table-cell>
          <table:table-cell office:value-type="float" office:value="0.0840253524923578">
            <text:p>0.08402535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60000000000004">
            <text:p>-2.6</text:p>
          </table:table-cell>
          <table:table-cell office:value-type="float" office:value="0.248780543339107">
            <text:p>0.2487805433</text:p>
          </table:table-cell>
          <table:table-cell office:value-type="float" office:value="0.0955384197171278">
            <text:p>0.09553841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50000000000004">
            <text:p>-2.5</text:p>
          </table:table-cell>
          <table:table-cell office:value-type="float" office:value="0.243813849629428">
            <text:p>0.2438138496</text:p>
          </table:table-cell>
          <table:table-cell office:value-type="float" office:value="0.105693227259451">
            <text:p>0.10569322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40000000000004">
            <text:p>-2.4</text:p>
          </table:table-cell>
          <table:table-cell office:value-type="float" office:value="0.238285536784952">
            <text:p>0.2382855368</text:p>
          </table:table-cell>
          <table:table-cell office:value-type="float" office:value="0.118059780165192">
            <text:p>0.11805978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30000000000004">
            <text:p>-2.3</text:p>
          </table:table-cell>
          <table:table-cell office:value-type="float" office:value="0.232757223940476">
            <text:p>0.2327572239</text:p>
          </table:table-cell>
          <table:table-cell office:value-type="float" office:value="0.130426333070934">
            <text:p>0.13042633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20000000000004">
            <text:p>-2.2</text:p>
          </table:table-cell>
          <table:table-cell office:value-type="float" office:value="0.224622302495283">
            <text:p>0.2246223025</text:p>
          </table:table-cell>
          <table:table-cell office:value-type="float" office:value="0.136742224896803">
            <text:p>0.13674222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10000000000004">
            <text:p>-2.1</text:p>
          </table:table-cell>
          <table:table-cell office:value-type="float" office:value="0.216251479886277">
            <text:p>0.2162514799</text:p>
          </table:table-cell>
          <table:table-cell office:value-type="float" office:value="0.147017125271755">
            <text:p>0.14701712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2.00000000000004">
            <text:p>-2</text:p>
          </table:table-cell>
          <table:table-cell office:value-type="float" office:value="0.20788065727727">
            <text:p>0.2078806573</text:p>
          </table:table-cell>
          <table:table-cell office:value-type="float" office:value="0.157292025646706">
            <text:p>0.15729202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90000000000004">
            <text:p>-1.9</text:p>
          </table:table-cell>
          <table:table-cell office:value-type="float" office:value="0.197579141194706">
            <text:p>0.1975791412</text:p>
          </table:table-cell>
          <table:table-cell office:value-type="float" office:value="0.164647401585153">
            <text:p>0.1646474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80000000000004">
            <text:p>-1.8</text:p>
          </table:table-cell>
          <table:table-cell office:value-type="float" office:value="0.187182480431377">
            <text:p>0.1871824804</text:p>
          </table:table-cell>
          <table:table-cell office:value-type="float" office:value="0.17200786631599">
            <text:p>0.17200786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70000000000004">
            <text:p>-1.7</text:p>
          </table:table-cell>
          <table:table-cell office:value-type="float" office:value="0.176785819668048">
            <text:p>0.1767858197</text:p>
          </table:table-cell>
          <table:table-cell office:value-type="float" office:value="0.179368331046827">
            <text:p>0.1793683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60000000000004">
            <text:p>-1.6</text:p>
          </table:table-cell>
          <table:table-cell office:value-type="float" office:value="0.165880779587648">
            <text:p>0.1658807796</text:p>
          </table:table-cell>
          <table:table-cell office:value-type="float" office:value="0.185391070581754">
            <text:p>0.18539107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50000000000004">
            <text:p>-1.5</text:p>
          </table:table-cell>
          <table:table-cell office:value-type="float" office:value="0.155005852557389">
            <text:p>0.1550058526</text:p>
          </table:table-cell>
          <table:table-cell office:value-type="float" office:value="0.190162165482633">
            <text:p>0.19016216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40000000000004">
            <text:p>-1.4</text:p>
          </table:table-cell>
          <table:table-cell office:value-type="float" office:value="0.144130925527129">
            <text:p>0.1441309255</text:p>
          </table:table-cell>
          <table:table-cell office:value-type="float" office:value="0.194933260383511">
            <text:p>0.19493326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30000000000004">
            <text:p>-1.3</text:p>
          </table:table-cell>
          <table:table-cell office:value-type="float" office:value="0.133097501178627">
            <text:p>0.1330975012</text:p>
          </table:table-cell>
          <table:table-cell office:value-type="float" office:value="0.199169148105946">
            <text:p>0.19916914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20000000000004">
            <text:p>-1.2</text:p>
          </table:table-cell>
          <table:table-cell office:value-type="float" office:value="0.122353518044514">
            <text:p>0.122353518</text:p>
          </table:table-cell>
          <table:table-cell office:value-type="float" office:value="0.202415042079368">
            <text:p>0.20241504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10000000000004">
            <text:p>-1.1</text:p>
          </table:table-cell>
          <table:table-cell office:value-type="float" office:value="0.1116095349104">
            <text:p>0.1116095349</text:p>
          </table:table-cell>
          <table:table-cell office:value-type="float" office:value="0.205660936052789">
            <text:p>0.20566093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.00000000000004">
            <text:p>-1</text:p>
          </table:table-cell>
          <table:table-cell office:value-type="float" office:value="0.100827231846228">
            <text:p>0.1008272318</text:p>
          </table:table-cell>
          <table:table-cell office:value-type="float" office:value="0.209842128245586">
            <text:p>0.20984212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900000000000036">
            <text:p>-0.9</text:p>
          </table:table-cell>
          <table:table-cell office:value-type="float" office:value="0.0904733870213742">
            <text:p>0.090473387</text:p>
          </table:table-cell>
          <table:table-cell office:value-type="float" office:value="0.211300268820016">
            <text:p>0.21130026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800000000000036">
            <text:p>-0.8</text:p>
          </table:table-cell>
          <table:table-cell office:value-type="float" office:value="0.0801195421965208">
            <text:p>0.0801195422</text:p>
          </table:table-cell>
          <table:table-cell office:value-type="float" office:value="0.212758409394446">
            <text:p>0.21275840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700000000000036">
            <text:p>-0.7</text:p>
          </table:table-cell>
          <table:table-cell office:value-type="float" office:value="0.0697656973716671">
            <text:p>0.0697656974</text:p>
          </table:table-cell>
          <table:table-cell office:value-type="float" office:value="0.214216549968876">
            <text:p>0.214216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600000000000037">
            <text:p>-0.6</text:p>
          </table:table-cell>
          <table:table-cell office:value-type="float" office:value="0.0594118525468137">
            <text:p>0.0594118525</text:p>
          </table:table-cell>
          <table:table-cell office:value-type="float" office:value="0.215674690543306">
            <text:p>0.2156746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500000000000037">
            <text:p>-0.5</text:p>
          </table:table-cell>
          <table:table-cell office:value-type="float" office:value="0.0495178200208492">
            <text:p>0.04951782</text:p>
          </table:table-cell>
          <table:table-cell office:value-type="float" office:value="0.217004108674305">
            <text:p>0.2170041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400000000000037">
            <text:p>-0.4</text:p>
          </table:table-cell>
          <table:table-cell office:value-type="float" office:value="0.0395470301000257">
            <text:p>0.0395470301</text:p>
          </table:table-cell>
          <table:table-cell office:value-type="float" office:value="0.217606294697875">
            <text:p>0.21760629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300000000000037">
            <text:p>-0.3</text:p>
          </table:table-cell>
          <table:table-cell office:value-type="float" office:value="0.0295762401792024">
            <text:p>0.0295762402</text:p>
          </table:table-cell>
          <table:table-cell office:value-type="float" office:value="0.218208480721444">
            <text:p>0.21820848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200000000000037">
            <text:p>-0.2</text:p>
          </table:table-cell>
          <table:table-cell office:value-type="float" office:value="0.0196449361343733">
            <text:p>0.0196449361</text:p>
          </table:table-cell>
          <table:table-cell office:value-type="float" office:value="0.218882979423238">
            <text:p>0.21888297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100000000000037">
            <text:p>-0.1</text:p>
          </table:table-cell>
          <table:table-cell office:value-type="float" office:value="0.00982878194484361">
            <text:p>0.0098287819</text:p>
          </table:table-cell>
          <table:table-cell office:value-type="float" office:value="0.218932908322641">
            <text:p>0.21893290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0.0000126277553140596">
            <text:p>1.26277553140596E-005</text:p>
          </table:table-cell>
          <table:table-cell office:value-type="float" office:value="0.218982837222047">
            <text:p>0.21898283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0999999999999635">
            <text:p>0.1</text:p>
          </table:table-cell>
          <table:table-cell office:value-type="float" office:value="-0.00980352643421559">
            <text:p>-0.0098035264</text:p>
          </table:table-cell>
          <table:table-cell office:value-type="float" office:value="0.219032766121452">
            <text:p>0.21903276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199999999999963">
            <text:p>0.2</text:p>
          </table:table-cell>
          <table:table-cell office:value-type="float" office:value="-0.019742535220336">
            <text:p>-0.0197425352</text:p>
          </table:table-cell>
          <table:table-cell office:value-type="float" office:value="0.218683820891258">
            <text:p>0.21868382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299999999999963">
            <text:p>0.3</text:p>
          </table:table-cell>
          <table:table-cell office:value-type="float" office:value="-0.0296514706834564">
            <text:p>-0.0296514707</text:p>
          </table:table-cell>
          <table:table-cell office:value-type="float" office:value="0.218184753891515">
            <text:p>0.21818475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399999999999964">
            <text:p>0.4</text:p>
          </table:table-cell>
          <table:table-cell office:value-type="float" office:value="-0.0395604061465768">
            <text:p>-0.0395604061</text:p>
          </table:table-cell>
          <table:table-cell office:value-type="float" office:value="0.217685686891772">
            <text:p>0.21768568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499999999999963">
            <text:p>0.5</text:p>
          </table:table-cell>
          <table:table-cell office:value-type="float" office:value="-0.0491889336123367">
            <text:p>-0.0491889336</text:p>
          </table:table-cell>
          <table:table-cell office:value-type="float" office:value="0.216685110088291">
            <text:p>0.21668511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599999999999963">
            <text:p>0.6</text:p>
          </table:table-cell>
          <table:table-cell office:value-type="float" office:value="-0.0595225201404023">
            <text:p>-0.0595225201</text:p>
          </table:table-cell>
          <table:table-cell office:value-type="float" office:value="0.215517299468938">
            <text:p>0.21551729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699999999999963">
            <text:p>0.7</text:p>
          </table:table-cell>
          <table:table-cell office:value-type="float" office:value="-0.069856106668468">
            <text:p>-0.0698561067</text:p>
          </table:table-cell>
          <table:table-cell office:value-type="float" office:value="0.214349488849584">
            <text:p>0.21434948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799999999999963">
            <text:p>0.8</text:p>
          </table:table-cell>
          <table:table-cell office:value-type="float" office:value="-0.0801896931965335">
            <text:p>-0.0801896932</text:p>
          </table:table-cell>
          <table:table-cell office:value-type="float" office:value="0.213181678230231">
            <text:p>0.21318167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899999999999963">
            <text:p>0.9</text:p>
          </table:table-cell>
          <table:table-cell office:value-type="float" office:value="-0.0904104060071657">
            <text:p>-0.090410406</text:p>
          </table:table-cell>
          <table:table-cell office:value-type="float" office:value="0.210542962466924">
            <text:p>0.21054296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999999999999963">
            <text:p>1</text:p>
          </table:table-cell>
          <table:table-cell office:value-type="float" office:value="-0.10100193277903">
            <text:p>-0.1010019328</text:p>
          </table:table-cell>
          <table:table-cell office:value-type="float" office:value="0.208332149138928">
            <text:p>0.20833214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09999999999996">
            <text:p>1.1</text:p>
          </table:table-cell>
          <table:table-cell office:value-type="float" office:value="-0.111593459550895">
            <text:p>-0.1115934596</text:p>
          </table:table-cell>
          <table:table-cell office:value-type="float" office:value="0.206121335810932">
            <text:p>0.20612133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19999999999996">
            <text:p>1.2</text:p>
          </table:table-cell>
          <table:table-cell office:value-type="float" office:value="-0.122837512257186">
            <text:p>-0.1228375123</text:p>
          </table:table-cell>
          <table:table-cell office:value-type="float" office:value="0.203025010811456">
            <text:p>0.20302501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29999999999996">
            <text:p>1.3</text:p>
          </table:table-cell>
          <table:table-cell office:value-type="float" office:value="-0.133202304519932">
            <text:p>-0.1332023045</text:p>
          </table:table-cell>
          <table:table-cell office:value-type="float" office:value="0.199211758462074">
            <text:p>0.1992117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39999999999996">
            <text:p>1.4</text:p>
          </table:table-cell>
          <table:table-cell office:value-type="float" office:value="-0.143977853113637">
            <text:p>-0.1439778531</text:p>
          </table:table-cell>
          <table:table-cell office:value-type="float" office:value="0.195494962210882">
            <text:p>0.19549496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49999999999996">
            <text:p>1.5</text:p>
          </table:table-cell>
          <table:table-cell office:value-type="float" office:value="-0.154949335877937">
            <text:p>-0.1549493359</text:p>
          </table:table-cell>
          <table:table-cell office:value-type="float" office:value="0.191058104824008">
            <text:p>0.19105810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59999999999996">
            <text:p>1.6</text:p>
          </table:table-cell>
          <table:table-cell office:value-type="float" office:value="-0.166218155744085">
            <text:p>-0.1662181557</text:p>
          </table:table-cell>
          <table:table-cell office:value-type="float" office:value="0.185417078979911">
            <text:p>0.1854170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69999999999996">
            <text:p>1.7</text:p>
          </table:table-cell>
          <table:table-cell office:value-type="float" office:value="-0.176675682350154">
            <text:p>-0.1766756824</text:p>
          </table:table-cell>
          <table:table-cell office:value-type="float" office:value="0.178817020009821">
            <text:p>0.178817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79999999999996">
            <text:p>1.8</text:p>
          </table:table-cell>
          <table:table-cell office:value-type="float" office:value="-0.187133208956223">
            <text:p>-0.187133209</text:p>
          </table:table-cell>
          <table:table-cell office:value-type="float" office:value="0.172216961039731">
            <text:p>0.1722169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89999999999996">
            <text:p>1.9</text:p>
          </table:table-cell>
          <table:table-cell office:value-type="float" office:value="-0.197590735562293">
            <text:p>-0.1975907356</text:p>
          </table:table-cell>
          <table:table-cell office:value-type="float" office:value="0.165616902069641">
            <text:p>0.16561690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99999999999996">
            <text:p>2</text:p>
          </table:table-cell>
          <table:table-cell office:value-type="float" office:value="-0.207065801225619">
            <text:p>-0.2070658012</text:p>
          </table:table-cell>
          <table:table-cell office:value-type="float" office:value="0.155868393860289">
            <text:p>0.15586839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09999999999996">
            <text:p>2.1</text:p>
          </table:table-cell>
          <table:table-cell office:value-type="float" office:value="-0.216365451663254">
            <text:p>-0.2163654517</text:p>
          </table:table-cell>
          <table:table-cell office:value-type="float" office:value="0.146801705084022">
            <text:p>0.14680170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19999999999996">
            <text:p>2.2</text:p>
          </table:table-cell>
          <table:table-cell office:value-type="float" office:value="-0.225665102100889">
            <text:p>-0.2256651021</text:p>
          </table:table-cell>
          <table:table-cell office:value-type="float" office:value="0.137733493584397">
            <text:p>0.13773349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29999999999996">
            <text:p>2.3</text:p>
          </table:table-cell>
          <table:table-cell office:value-type="float" office:value="-0.23122100744454">
            <text:p>-0.2312210074</text:p>
          </table:table-cell>
          <table:table-cell office:value-type="float" office:value="0.127737875281219">
            <text:p>0.12773787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39999999999996">
            <text:p>2.4</text:p>
          </table:table-cell>
          <table:table-cell office:value-type="float" office:value="-0.238654926647689">
            <text:p>-0.2386549266</text:p>
          </table:table-cell>
          <table:table-cell office:value-type="float" office:value="0.116091971747599">
            <text:p>0.11609197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49999999999996">
            <text:p>2.5</text:p>
          </table:table-cell>
          <table:table-cell office:value-type="float" office:value="-0.244680343315409">
            <text:p>-0.2446803433</text:p>
          </table:table-cell>
          <table:table-cell office:value-type="float" office:value="0.104654860647467">
            <text:p>0.10465486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59999999999996">
            <text:p>2.6</text:p>
          </table:table-cell>
          <table:table-cell office:value-type="float" office:value="-0.248190681420872">
            <text:p>-0.2481906814</text:p>
          </table:table-cell>
          <table:table-cell office:value-type="float" office:value="0.0934154402724474">
            <text:p>0.09341544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69999999999996">
            <text:p>2.7</text:p>
          </table:table-cell>
          <table:table-cell office:value-type="float" office:value="-0.251164778975639">
            <text:p>-0.251164779</text:p>
          </table:table-cell>
          <table:table-cell office:value-type="float" office:value="0.082483087311084">
            <text:p>0.08248308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79999999999996">
            <text:p>2.8</text:p>
          </table:table-cell>
          <table:table-cell office:value-type="float" office:value="-0.252628498741639">
            <text:p>-0.2526284987</text:p>
          </table:table-cell>
          <table:table-cell office:value-type="float" office:value="0.071232678754549">
            <text:p>0.07123267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89999999999996">
            <text:p>2.9</text:p>
          </table:table-cell>
          <table:table-cell office:value-type="float" office:value="-0.254392342902917">
            <text:p>-0.2543923429</text:p>
          </table:table-cell>
          <table:table-cell office:value-type="float" office:value="0.0613471680277573">
            <text:p>0.0613471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2.99999999999996">
            <text:p>3</text:p>
          </table:table-cell>
          <table:table-cell office:value-type="float" office:value="-0.254704480029944">
            <text:p>-0.25470448</text:p>
          </table:table-cell>
          <table:table-cell office:value-type="float" office:value="0.0511541489145584">
            <text:p>0.05115414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09999999999997">
            <text:p>3.1</text:p>
          </table:table-cell>
          <table:table-cell office:value-type="float" office:value="-0.255016617156971">
            <text:p>-0.2550166172</text:p>
          </table:table-cell>
          <table:table-cell office:value-type="float" office:value="0.0409617095712253">
            <text:p>0.04096170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19999999999997">
            <text:p>3.2</text:p>
          </table:table-cell>
          <table:table-cell office:value-type="float" office:value="-0.254601911258602">
            <text:p>-0.2546019113</text:p>
          </table:table-cell>
          <table:table-cell office:value-type="float" office:value="0.0339966008475148">
            <text:p>0.0339966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29999999999997">
            <text:p>3.3</text:p>
          </table:table-cell>
          <table:table-cell office:value-type="float" office:value="-0.254075984197287">
            <text:p>-0.2540759842</text:p>
          </table:table-cell>
          <table:table-cell office:value-type="float" office:value="0.0260043678186653">
            <text:p>0.02600436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39999999999997">
            <text:p>3.4</text:p>
          </table:table-cell>
          <table:table-cell office:value-type="float" office:value="-0.253550057135971">
            <text:p>-0.2535500571</text:p>
          </table:table-cell>
          <table:table-cell office:value-type="float" office:value="0.0180121347898158">
            <text:p>0.01801213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49999999999997">
            <text:p>3.5</text:p>
          </table:table-cell>
          <table:table-cell office:value-type="float" office:value="-0.252991104665705">
            <text:p>-0.2529911047</text:p>
          </table:table-cell>
          <table:table-cell office:value-type="float" office:value="0.0103456315425598">
            <text:p>0.01034563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59999999999997">
            <text:p>3.6</text:p>
          </table:table-cell>
          <table:table-cell office:value-type="float" office:value="-0.252689563755185">
            <text:p>-0.2526895638</text:p>
          </table:table-cell>
          <table:table-cell office:value-type="float" office:value="0.00372092615754764">
            <text:p>0.00372092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69999999999997">
            <text:p>3.7</text:p>
          </table:table-cell>
          <table:table-cell office:value-type="float" office:value="-0.252388022844665">
            <text:p>-0.2523880228</text:p>
          </table:table-cell>
          <table:table-cell office:value-type="float" office:value="-0.00290377922746448">
            <text:p>-0.0029037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79999999999997">
            <text:p>3.8</text:p>
          </table:table-cell>
          <table:table-cell office:value-type="float" office:value="-0.251958445536976">
            <text:p>-0.2519584455</text:p>
          </table:table-cell>
          <table:table-cell office:value-type="float" office:value="-0.0104792380936279">
            <text:p>-0.01047923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89999999999997">
            <text:p>3.9</text:p>
          </table:table-cell>
          <table:table-cell office:value-type="float" office:value="-0.252331362006153">
            <text:p>-0.252331362</text:p>
          </table:table-cell>
          <table:table-cell office:value-type="float" office:value="-0.0174159495152011">
            <text:p>-0.01741594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.99999999999997">
            <text:p>4</text:p>
          </table:table-cell>
          <table:table-cell office:value-type="float" office:value="-0.25270427847533">
            <text:p>-0.2527042785</text:p>
          </table:table-cell>
          <table:table-cell office:value-type="float" office:value="-0.0243526609367761">
            <text:p>-0.02435266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09999999999997">
            <text:p>4.1</text:p>
          </table:table-cell>
          <table:table-cell office:value-type="float" office:value="-0.253077194944507">
            <text:p>-0.2530771949</text:p>
          </table:table-cell>
          <table:table-cell office:value-type="float" office:value="-0.031289372358351">
            <text:p>-0.03128937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19999999999997">
            <text:p>4.2</text:p>
          </table:table-cell>
          <table:table-cell office:value-type="float" office:value="-0.253450111413684">
            <text:p>-0.2534501114</text:p>
          </table:table-cell>
          <table:table-cell office:value-type="float" office:value="-0.0382260837799243">
            <text:p>-0.03822608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29999999999997">
            <text:p>4.3</text:p>
          </table:table-cell>
          <table:table-cell office:value-type="float" office:value="-0.253823027882861">
            <text:p>-0.2538230279</text:p>
          </table:table-cell>
          <table:table-cell office:value-type="float" office:value="-0.0451627952014992">
            <text:p>-0.04516279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39999999999996">
            <text:p>4.4</text:p>
          </table:table-cell>
          <table:table-cell office:value-type="float" office:value="-0.254039305296624">
            <text:p>-0.2540393053</text:p>
          </table:table-cell>
          <table:table-cell office:value-type="float" office:value="-0.0553254617858276">
            <text:p>-0.05532546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49999999999996">
            <text:p>4.5</text:p>
          </table:table-cell>
          <table:table-cell office:value-type="float" office:value="-0.253913849447922">
            <text:p>-0.2539138494</text:p>
          </table:table-cell>
          <table:table-cell office:value-type="float" office:value="-0.064876512461519">
            <text:p>-0.06487651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59999999999996">
            <text:p>4.6</text:p>
          </table:table-cell>
          <table:table-cell office:value-type="float" office:value="-0.253788393599221">
            <text:p>-0.2537883936</text:p>
          </table:table-cell>
          <table:table-cell office:value-type="float" office:value="-0.0744311358928645">
            <text:p>-0.07443113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69999999999996">
            <text:p>4.7</text:p>
          </table:table-cell>
          <table:table-cell office:value-type="float" office:value="-0.251815236067899">
            <text:p>-0.2518152361</text:p>
          </table:table-cell>
          <table:table-cell office:value-type="float" office:value="-0.0848342798152985">
            <text:p>-0.08483427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79999999999996">
            <text:p>4.8</text:p>
          </table:table-cell>
          <table:table-cell office:value-type="float" office:value="-0.250215488057899">
            <text:p>-0.2502154881</text:p>
          </table:table-cell>
          <table:table-cell office:value-type="float" office:value="-0.0959784616246205">
            <text:p>-0.09597846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89999999999996">
            <text:p>4.9</text:p>
          </table:table-cell>
          <table:table-cell office:value-type="float" office:value="-0.246602926234333">
            <text:p>-0.2466029262</text:p>
          </table:table-cell>
          <table:table-cell office:value-type="float" office:value="-0.10735003812482">
            <text:p>-0.10735003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4.99999999999996">
            <text:p>5</text:p>
          </table:table-cell>
          <table:table-cell office:value-type="float" office:value="-0.242457820241001">
            <text:p>-0.2424578202</text:p>
          </table:table-cell>
          <table:table-cell office:value-type="float" office:value="-0.118913333292303">
            <text:p>-0.11891333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09999999999996">
            <text:p>5.1</text:p>
          </table:table-cell>
          <table:table-cell office:value-type="float" office:value="-0.236942479232111">
            <text:p>-0.2369424792</text:p>
          </table:table-cell>
          <table:table-cell office:value-type="float" office:value="-0.130147391245396">
            <text:p>-0.13014739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19999999999996">
            <text:p>5.2</text:p>
          </table:table-cell>
          <table:table-cell office:value-type="float" office:value="-0.230218038784856">
            <text:p>-0.2302180388</text:p>
          </table:table-cell>
          <table:table-cell office:value-type="float" office:value="-0.141115354099838">
            <text:p>-0.14111535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29999999999996">
            <text:p>5.3</text:p>
          </table:table-cell>
          <table:table-cell office:value-type="float" office:value="-0.222677176114859">
            <text:p>-0.2226771761</text:p>
          </table:table-cell>
          <table:table-cell office:value-type="float" office:value="-0.151420344601201">
            <text:p>-0.15142034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39999999999996">
            <text:p>5.4</text:p>
          </table:table-cell>
          <table:table-cell office:value-type="float" office:value="-0.214286291884486">
            <text:p>-0.2142862919</text:p>
          </table:table-cell>
          <table:table-cell office:value-type="float" office:value="-0.161043328356941">
            <text:p>-0.16104332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49999999999996">
            <text:p>5.5</text:p>
          </table:table-cell>
          <table:table-cell office:value-type="float" office:value="-0.204569070233974">
            <text:p>-0.2045690702</text:p>
          </table:table-cell>
          <table:table-cell office:value-type="float" office:value="-0.170910367855011">
            <text:p>-0.17091036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59999999999996">
            <text:p>5.6</text:p>
          </table:table-cell>
          <table:table-cell office:value-type="float" office:value="-0.194878804748055">
            <text:p>-0.1948788047</text:p>
          </table:table-cell>
          <table:table-cell office:value-type="float" office:value="-0.178814150387937">
            <text:p>-0.1788141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69999999999996">
            <text:p>5.7</text:p>
          </table:table-cell>
          <table:table-cell office:value-type="float" office:value="-0.185188539262142">
            <text:p>-0.1851885393</text:p>
          </table:table-cell>
          <table:table-cell office:value-type="float" office:value="-0.186717932920858">
            <text:p>-0.18671793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79999999999996">
            <text:p>5.8</text:p>
          </table:table-cell>
          <table:table-cell office:value-type="float" office:value="-0.173612228189228">
            <text:p>-0.1736122282</text:p>
          </table:table-cell>
          <table:table-cell office:value-type="float" office:value="-0.193821647003947">
            <text:p>-0.1938216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89999999999996">
            <text:p>5.9</text:p>
          </table:table-cell>
          <table:table-cell office:value-type="float" office:value="-0.162860429993012">
            <text:p>-0.16286043</text:p>
          </table:table-cell>
          <table:table-cell office:value-type="float" office:value="-0.199466229292152">
            <text:p>-0.19946622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5.99999999999996">
            <text:p>6</text:p>
          </table:table-cell>
          <table:table-cell office:value-type="float" office:value="-0.152262531055919">
            <text:p>-0.1522625311</text:p>
          </table:table-cell>
          <table:table-cell office:value-type="float" office:value="-0.204864783251597">
            <text:p>-0.20486478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09999999999996">
            <text:p>6.1</text:p>
          </table:table-cell>
          <table:table-cell office:value-type="float" office:value="-0.140971733716766">
            <text:p>-0.1409717337</text:p>
          </table:table-cell>
          <table:table-cell office:value-type="float" office:value="-0.209812993231224">
            <text:p>-0.20981299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19999999999996">
            <text:p>6.2</text:p>
          </table:table-cell>
          <table:table-cell office:value-type="float" office:value="-0.129759963367039">
            <text:p>-0.1297599634</text:p>
          </table:table-cell>
          <table:table-cell office:value-type="float" office:value="-0.213760215862917">
            <text:p>-0.21376021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29999999999996">
            <text:p>6.3</text:p>
          </table:table-cell>
          <table:table-cell office:value-type="float" office:value="-0.119131713715262">
            <text:p>-0.1191317137</text:p>
          </table:table-cell>
          <table:table-cell office:value-type="float" office:value="-0.217261663875675">
            <text:p>-0.21726166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39999999999996">
            <text:p>6.4</text:p>
          </table:table-cell>
          <table:table-cell office:value-type="float" office:value="-0.108614685488577">
            <text:p>-0.1086146855</text:p>
          </table:table-cell>
          <table:table-cell office:value-type="float" office:value="-0.220654377078497">
            <text:p>-0.22065437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49999999999996">
            <text:p>6.5</text:p>
          </table:table-cell>
          <table:table-cell office:value-type="float" office:value="-0.0971646614634721">
            <text:p>-0.0971646615</text:p>
          </table:table-cell>
          <table:table-cell office:value-type="float" office:value="-0.223551826643484">
            <text:p>-0.22355182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59999999999996">
            <text:p>6.6</text:p>
          </table:table-cell>
          <table:table-cell office:value-type="float" office:value="-0.0868614440581766">
            <text:p>-0.0868614441</text:p>
          </table:table-cell>
          <table:table-cell office:value-type="float" office:value="-0.225658435171499">
            <text:p>-0.22565843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69999999999996">
            <text:p>6.7</text:p>
          </table:table-cell>
          <table:table-cell office:value-type="float" office:value="-0.0756643542180994">
            <text:p>-0.0756643542</text:p>
          </table:table-cell>
          <table:table-cell office:value-type="float" office:value="-0.227392911483925">
            <text:p>-0.22739291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79999999999996">
            <text:p>6.8</text:p>
          </table:table-cell>
          <table:table-cell office:value-type="float" office:value="-0.0656241418902282">
            <text:p>-0.0656241419</text:p>
          </table:table-cell>
          <table:table-cell office:value-type="float" office:value="-0.228986537992133">
            <text:p>-0.2289865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89999999999996">
            <text:p>6.9</text:p>
          </table:table-cell>
          <table:table-cell office:value-type="float" office:value="-0.055583929562357">
            <text:p>-0.0555839296</text:p>
          </table:table-cell>
          <table:table-cell office:value-type="float" office:value="-0.230579882624562">
            <text:p>-0.2305798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99999999999996">
            <text:p>7</text:p>
          </table:table-cell>
          <table:table-cell office:value-type="float" office:value="-0.0449076323847511">
            <text:p>-0.0449076324</text:p>
          </table:table-cell>
          <table:table-cell office:value-type="float" office:value="-0.231484005422972">
            <text:p>-0.23148400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09999999999996">
            <text:p>7.1</text:p>
          </table:table-cell>
          <table:table-cell office:value-type="float" office:value="-0.0339929552358477">
            <text:p>-0.0339929552</text:p>
          </table:table-cell>
          <table:table-cell office:value-type="float" office:value="-0.23243268013466">
            <text:p>-0.23243268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19999999999995">
            <text:p>7.2</text:p>
          </table:table-cell>
          <table:table-cell office:value-type="float" office:value="-0.0249136214866904">
            <text:p>-0.0249136215</text:p>
          </table:table-cell>
          <table:table-cell office:value-type="float" office:value="-0.233184503459308">
            <text:p>-0.23318450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29999999999995">
            <text:p>7.3</text:p>
          </table:table-cell>
          <table:table-cell office:value-type="float" office:value="-0.0148954111061719">
            <text:p>-0.0148954111</text:p>
          </table:table-cell>
          <table:table-cell office:value-type="float" office:value="-0.233655735238407">
            <text:p>-0.23365573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39999999999995">
            <text:p>7.4</text:p>
          </table:table-cell>
          <table:table-cell office:value-type="float" office:value="-0.0048772007256535">
            <text:p>-0.0048772007</text:p>
          </table:table-cell>
          <table:table-cell office:value-type="float" office:value="-0.234126930737589">
            <text:p>-0.23412693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49999999999995">
            <text:p>7.5</text:p>
          </table:table-cell>
          <table:table-cell office:value-type="float" office:value="0.00514100965486672">
            <text:p>0.0051410097</text:p>
          </table:table-cell>
          <table:table-cell office:value-type="float" office:value="-0.234598089956854">
            <text:p>-0.234598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59999999999995">
            <text:p>7.6</text:p>
          </table:table-cell>
          <table:table-cell office:value-type="float" office:value="0.0151592200353852">
            <text:p>0.01515922</text:p>
          </table:table-cell>
          <table:table-cell office:value-type="float" office:value="-0.235069212896201">
            <text:p>-0.2350692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69999999999995">
            <text:p>7.7</text:p>
          </table:table-cell>
          <table:table-cell office:value-type="float" office:value="0.0253767122916414">
            <text:p>0.0253767123</text:p>
          </table:table-cell>
          <table:table-cell office:value-type="float" office:value="-0.234354071622075">
            <text:p>-0.23435407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79999999999995">
            <text:p>7.8</text:p>
          </table:table-cell>
          <table:table-cell office:value-type="float" office:value="0.0353319970963621">
            <text:p>0.0353319971</text:p>
          </table:table-cell>
          <table:table-cell office:value-type="float" office:value="-0.23375660447728">
            <text:p>-0.23375660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89999999999995">
            <text:p>7.9</text:p>
          </table:table-cell>
          <table:table-cell office:value-type="float" office:value="0.0452872819010829">
            <text:p>0.0452872819</text:p>
          </table:table-cell>
          <table:table-cell office:value-type="float" office:value="-0.233159059667549">
            <text:p>-0.23315905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7.99999999999995">
            <text:p>8</text:p>
          </table:table-cell>
          <table:table-cell office:value-type="float" office:value="0.0554923563488096">
            <text:p>0.0554923563</text:p>
          </table:table-cell>
          <table:table-cell office:value-type="float" office:value="-0.232403498185947">
            <text:p>-0.23240349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09999999999995">
            <text:p>8.1</text:p>
          </table:table-cell>
          <table:table-cell office:value-type="float" office:value="0.0658857773002636">
            <text:p>0.0658857773</text:p>
          </table:table-cell>
          <table:table-cell office:value-type="float" office:value="-0.231435367813932">
            <text:p>-0.23143536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19999999999995">
            <text:p>8.2</text:p>
          </table:table-cell>
          <table:table-cell office:value-type="float" office:value="0.0762791982517158">
            <text:p>0.0762791983</text:p>
          </table:table-cell>
          <table:table-cell office:value-type="float" office:value="-0.230467494370613">
            <text:p>-0.23046749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29999999999995">
            <text:p>8.3</text:p>
          </table:table-cell>
          <table:table-cell office:value-type="float" office:value="0.086792185597323">
            <text:p>0.0867921856</text:p>
          </table:table-cell>
          <table:table-cell office:value-type="float" office:value="-0.22897247153088">
            <text:p>-0.22897247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39999999999995">
            <text:p>8.4</text:p>
          </table:table-cell>
          <table:table-cell office:value-type="float" office:value="0.097451043190229">
            <text:p>0.0974510432</text:p>
          </table:table-cell>
          <table:table-cell office:value-type="float" office:value="-0.226954772667615">
            <text:p>-0.22695477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49999999999995">
            <text:p>8.5</text:p>
          </table:table-cell>
          <table:table-cell office:value-type="float" office:value="0.108109900783129">
            <text:p>0.1081099008</text:p>
          </table:table-cell>
          <table:table-cell office:value-type="float" office:value="-0.22493685310611">
            <text:p>-0.22493685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59999999999995">
            <text:p>8.6</text:p>
          </table:table-cell>
          <table:table-cell office:value-type="float" office:value="0.118477247013878">
            <text:p>0.118477247</text:p>
          </table:table-cell>
          <table:table-cell office:value-type="float" office:value="-0.222600401159324">
            <text:p>-0.22260040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69999999999995">
            <text:p>8.7</text:p>
          </table:table-cell>
          <table:table-cell office:value-type="float" office:value="0.129994369339994">
            <text:p>0.1299943693</text:p>
          </table:table-cell>
          <table:table-cell office:value-type="float" office:value="-0.219792017774612">
            <text:p>-0.21979201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79999999999995">
            <text:p>8.8</text:p>
          </table:table-cell>
          <table:table-cell office:value-type="float" office:value="0.140287665396025">
            <text:p>0.1402876654</text:p>
          </table:table-cell>
          <table:table-cell office:value-type="float" office:value="-0.216248957751247">
            <text:p>-0.21624895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89999999999995">
            <text:p>8.9</text:p>
          </table:table-cell>
          <table:table-cell office:value-type="float" office:value="0.151993896635775">
            <text:p>0.1519938966</text:p>
          </table:table-cell>
          <table:table-cell office:value-type="float" office:value="-0.212273446160499">
            <text:p>-0.21227344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99999999999995">
            <text:p>9</text:p>
          </table:table-cell>
          <table:table-cell office:value-type="float" office:value="0.163449931307331">
            <text:p>0.1634499313</text:p>
          </table:table-cell>
          <table:table-cell office:value-type="float" office:value="-0.207905780671901">
            <text:p>-0.20790578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09999999999995">
            <text:p>9.1</text:p>
          </table:table-cell>
          <table:table-cell office:value-type="float" office:value="0.173633298389315">
            <text:p>0.1736332984</text:p>
          </table:table-cell>
          <table:table-cell office:value-type="float" office:value="-0.202952304924646">
            <text:p>-0.20295230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19999999999995">
            <text:p>9.2</text:p>
          </table:table-cell>
          <table:table-cell office:value-type="float" office:value="0.185541250867082">
            <text:p>0.1855412509</text:p>
          </table:table-cell>
          <table:table-cell office:value-type="float" office:value="-0.197017638596443">
            <text:p>-0.19701763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29999999999995">
            <text:p>9.3</text:p>
          </table:table-cell>
          <table:table-cell office:value-type="float" office:value="0.196307627765204">
            <text:p>0.1963076278</text:p>
          </table:table-cell>
          <table:table-cell office:value-type="float" office:value="-0.189924926894549">
            <text:p>-0.18992492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39999999999995">
            <text:p>9.4</text:p>
          </table:table-cell>
          <table:table-cell office:value-type="float" office:value="0.206199103555299">
            <text:p>0.2061991036</text:p>
          </table:table-cell>
          <table:table-cell office:value-type="float" office:value="-0.18229723394416">
            <text:p>-0.18229723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49999999999995">
            <text:p>9.5</text:p>
          </table:table-cell>
          <table:table-cell office:value-type="float" office:value="0.216090579345385">
            <text:p>0.2160905793</text:p>
          </table:table-cell>
          <table:table-cell office:value-type="float" office:value="-0.174670079472264">
            <text:p>-0.17467007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59999999999995">
            <text:p>9.6</text:p>
          </table:table-cell>
          <table:table-cell office:value-type="float" office:value="0.223420023410669">
            <text:p>0.2234200234</text:p>
          </table:table-cell>
          <table:table-cell office:value-type="float" office:value="-0.164048074891163">
            <text:p>-0.16404807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69999999999995">
            <text:p>9.7</text:p>
          </table:table-cell>
          <table:table-cell office:value-type="float" office:value="0.234515795736079">
            <text:p>0.2345157957</text:p>
          </table:table-cell>
          <table:table-cell office:value-type="float" office:value="-0.155055116232051">
            <text:p>-0.15505511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79999999999995">
            <text:p>9.8</text:p>
          </table:table-cell>
          <table:table-cell office:value-type="float" office:value="0.242436206055211">
            <text:p>0.2424362061</text:p>
          </table:table-cell>
          <table:table-cell office:value-type="float" office:value="-0.145059503913234">
            <text:p>-0.14505950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89999999999995">
            <text:p>9.9</text:p>
          </table:table-cell>
          <table:table-cell office:value-type="float" office:value="0.249137354261852">
            <text:p>0.2491373543</text:p>
          </table:table-cell>
          <table:table-cell office:value-type="float" office:value="-0.133806549598021">
            <text:p>-0.13380654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9.99999999999994">
            <text:p>10</text:p>
          </table:table-cell>
          <table:table-cell office:value-type="float" office:value="0.254673521154949">
            <text:p>0.2546735212</text:p>
          </table:table-cell>
          <table:table-cell office:value-type="float" office:value="-0.123187514446003">
            <text:p>-0.12318751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0999999999999">
            <text:p>10.1</text:p>
          </table:table-cell>
          <table:table-cell office:value-type="float" office:value="0.258030556197401">
            <text:p>0.2580305562</text:p>
          </table:table-cell>
          <table:table-cell office:value-type="float" office:value="-0.112101680876636">
            <text:p>-0.11210168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1999999999999">
            <text:p>10.2</text:p>
          </table:table-cell>
          <table:table-cell office:value-type="float" office:value="0.261792646317387">
            <text:p>0.2617926463</text:p>
          </table:table-cell>
          <table:table-cell office:value-type="float" office:value="-0.100901539517302">
            <text:p>-0.10090153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2999999999999">
            <text:p>10.3</text:p>
          </table:table-cell>
          <table:table-cell office:value-type="float" office:value="0.264531188734362">
            <text:p>0.2645311887</text:p>
          </table:table-cell>
          <table:table-cell office:value-type="float" office:value="-0.0905956648327274">
            <text:p>-0.09059566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3999999999999">
            <text:p>10.4</text:p>
          </table:table-cell>
          <table:table-cell office:value-type="float" office:value="0.266696573059224">
            <text:p>0.2666965731</text:p>
          </table:table-cell>
          <table:table-cell office:value-type="float" office:value="-0.080469111185131">
            <text:p>-0.08046911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4999999999999">
            <text:p>10.5</text:p>
          </table:table-cell>
          <table:table-cell office:value-type="float" office:value="0.266789288513248">
            <text:p>0.2667892885</text:p>
          </table:table-cell>
          <table:table-cell office:value-type="float" office:value="-0.0708595283479185">
            <text:p>-0.07085952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5999999999999">
            <text:p>10.6</text:p>
          </table:table-cell>
          <table:table-cell office:value-type="float" office:value="0.26686431436746">
            <text:p>0.2668643144</text:p>
          </table:table-cell>
          <table:table-cell office:value-type="float" office:value="-0.0616307071828254">
            <text:p>-0.0616307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6999999999999">
            <text:p>10.7</text:p>
          </table:table-cell>
          <table:table-cell office:value-type="float" office:value="0.267495016678425">
            <text:p>0.2674950167</text:p>
          </table:table-cell>
          <table:table-cell office:value-type="float" office:value="-0.0529533890189933">
            <text:p>-0.0529533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7999999999999">
            <text:p>10.8</text:p>
          </table:table-cell>
          <table:table-cell office:value-type="float" office:value="0.26669992310532">
            <text:p>0.2666999231</text:p>
          </table:table-cell>
          <table:table-cell office:value-type="float" office:value="-0.0451755656641959">
            <text:p>-0.04517556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8999999999999">
            <text:p>10.9</text:p>
          </table:table-cell>
          <table:table-cell office:value-type="float" office:value="0.266777989076494">
            <text:p>0.2667779891</text:p>
          </table:table-cell>
          <table:table-cell office:value-type="float" office:value="-0.0381418085638338">
            <text:p>-0.03814180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9999999999999">
            <text:p>11</text:p>
          </table:table-cell>
          <table:table-cell office:value-type="float" office:value="0.266544191736669">
            <text:p>0.2665441917</text:p>
          </table:table-cell>
          <table:table-cell office:value-type="float" office:value="-0.031158960551696">
            <text:p>-0.03115896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0999999999999">
            <text:p>11.1</text:p>
          </table:table-cell>
          <table:table-cell office:value-type="float" office:value="0.265722335426473">
            <text:p>0.2657223354</text:p>
          </table:table-cell>
          <table:table-cell office:value-type="float" office:value="-0.0229812261625208">
            <text:p>-0.02298122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1999999999999">
            <text:p>11.2</text:p>
          </table:table-cell>
          <table:table-cell office:value-type="float" office:value="0.266349601730955">
            <text:p>0.2663496017</text:p>
          </table:table-cell>
          <table:table-cell office:value-type="float" office:value="-0.0166972095716998">
            <text:p>-0.01669720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2999999999999">
            <text:p>11.3</text:p>
          </table:table-cell>
          <table:table-cell office:value-type="float" office:value="0.266976868035436">
            <text:p>0.266976868</text:p>
          </table:table-cell>
          <table:table-cell office:value-type="float" office:value="-0.0104131929808811">
            <text:p>-0.0104131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3999999999999">
            <text:p>11.4</text:p>
          </table:table-cell>
          <table:table-cell office:value-type="float" office:value="0.267604134339918">
            <text:p>0.2676041343</text:p>
          </table:table-cell>
          <table:table-cell office:value-type="float" office:value="-0.00412917639006235">
            <text:p>-0.00412917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4999999999999">
            <text:p>11.5</text:p>
          </table:table-cell>
          <table:table-cell office:value-type="float" office:value="0.268231400644399">
            <text:p>0.2682314006</text:p>
          </table:table-cell>
          <table:table-cell office:value-type="float" office:value="0.00215484020075636">
            <text:p>0.00215484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5999999999999">
            <text:p>11.6</text:p>
          </table:table-cell>
          <table:table-cell office:value-type="float" office:value="0.268858666948881">
            <text:p>0.2688586669</text:p>
          </table:table-cell>
          <table:table-cell office:value-type="float" office:value="0.00843885679157507">
            <text:p>0.00843885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6999999999999">
            <text:p>11.7</text:p>
          </table:table-cell>
          <table:table-cell office:value-type="float" office:value="0.269485933253363">
            <text:p>0.2694859333</text:p>
          </table:table-cell>
          <table:table-cell office:value-type="float" office:value="0.0147228733823938">
            <text:p>0.01472287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7999999999999">
            <text:p>11.8</text:p>
          </table:table-cell>
          <table:table-cell office:value-type="float" office:value="0.270412448578295">
            <text:p>0.2704124486</text:p>
          </table:table-cell>
          <table:table-cell office:value-type="float" office:value="0.0239033930982661">
            <text:p>0.02390339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8999999999999">
            <text:p>11.9</text:p>
          </table:table-cell>
          <table:table-cell office:value-type="float" office:value="0.270609731520184">
            <text:p>0.2706097315</text:p>
          </table:table-cell>
          <table:table-cell office:value-type="float" office:value="0.0332607135899297">
            <text:p>0.03326071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1.9999999999999">
            <text:p>12</text:p>
          </table:table-cell>
          <table:table-cell office:value-type="float" office:value="0.270807014462072">
            <text:p>0.2708070145</text:p>
          </table:table-cell>
          <table:table-cell office:value-type="float" office:value="0.0426185512575524">
            <text:p>0.04261855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0999999999999">
            <text:p>12.1</text:p>
          </table:table-cell>
          <table:table-cell office:value-type="float" office:value="0.271004297403964">
            <text:p>0.2710042974</text:p>
          </table:table-cell>
          <table:table-cell office:value-type="float" office:value="0.0519769061011364">
            <text:p>0.05197690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1999999999999">
            <text:p>12.2</text:p>
          </table:table-cell>
          <table:table-cell office:value-type="float" office:value="0.27158130063697">
            <text:p>0.2715813006</text:p>
          </table:table-cell>
          <table:table-cell office:value-type="float" office:value="0.0622254797996166">
            <text:p>0.06222547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2999999999999">
            <text:p>12.3</text:p>
          </table:table-cell>
          <table:table-cell office:value-type="float" office:value="0.268942859133026">
            <text:p>0.2689428591</text:p>
          </table:table-cell>
          <table:table-cell office:value-type="float" office:value="0.0725269312960873">
            <text:p>0.07252693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3999999999999">
            <text:p>12.4</text:p>
          </table:table-cell>
          <table:table-cell office:value-type="float" office:value="0.267230892325744">
            <text:p>0.2672308923</text:p>
          </table:table-cell>
          <table:table-cell office:value-type="float" office:value="0.0835820077287351">
            <text:p>0.08358200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4999999999999">
            <text:p>12.5</text:p>
          </table:table-cell>
          <table:table-cell office:value-type="float" office:value="0.261596985808447">
            <text:p>0.2615969858</text:p>
          </table:table-cell>
          <table:table-cell office:value-type="float" office:value="0.0948204226855605">
            <text:p>0.09482042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5999999999999">
            <text:p>12.6</text:p>
          </table:table-cell>
          <table:table-cell office:value-type="float" office:value="0.25727606319957">
            <text:p>0.2572760632</text:p>
          </table:table-cell>
          <table:table-cell office:value-type="float" office:value="0.105516984461448">
            <text:p>0.10551698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6999999999999">
            <text:p>12.7</text:p>
          </table:table-cell>
          <table:table-cell office:value-type="float" office:value="0.251794536363583">
            <text:p>0.2517945364</text:p>
          </table:table-cell>
          <table:table-cell office:value-type="float" office:value="0.115954417240622">
            <text:p>0.11595441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7999999999999">
            <text:p>12.8</text:p>
          </table:table-cell>
          <table:table-cell office:value-type="float" office:value="0.244083857176851">
            <text:p>0.2440838572</text:p>
          </table:table-cell>
          <table:table-cell office:value-type="float" office:value="0.12571962570539">
            <text:p>0.12571962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8999999999999">
            <text:p>12.9</text:p>
          </table:table-cell>
          <table:table-cell office:value-type="float" office:value="0.235082610531644">
            <text:p>0.2350826105</text:p>
          </table:table-cell>
          <table:table-cell office:value-type="float" office:value="0.136415376380206">
            <text:p>0.13641537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2.9999999999999">
            <text:p>13</text:p>
          </table:table-cell>
          <table:table-cell office:value-type="float" office:value="0.227560628803364">
            <text:p>0.2275606288</text:p>
          </table:table-cell>
          <table:table-cell office:value-type="float" office:value="0.144774873583234">
            <text:p>0.14477487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0999999999999">
            <text:p>13.1</text:p>
          </table:table-cell>
          <table:table-cell office:value-type="float" office:value="0.218881611635298">
            <text:p>0.2188816116</text:p>
          </table:table-cell>
          <table:table-cell office:value-type="float" office:value="0.153499055463798">
            <text:p>0.15349905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1999999999999">
            <text:p>13.2</text:p>
          </table:table-cell>
          <table:table-cell office:value-type="float" office:value="0.208444856558113">
            <text:p>0.2084448566</text:p>
          </table:table-cell>
          <table:table-cell office:value-type="float" office:value="0.160745917015592">
            <text:p>0.1607459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2999999999999">
            <text:p>13.3</text:p>
          </table:table-cell>
          <table:table-cell office:value-type="float" office:value="0.198113955937189">
            <text:p>0.1981139559</text:p>
          </table:table-cell>
          <table:table-cell office:value-type="float" office:value="0.167292115753135">
            <text:p>0.16729211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3999999999999">
            <text:p>13.4</text:p>
          </table:table-cell>
          <table:table-cell office:value-type="float" office:value="0.188485225297072">
            <text:p>0.1884852253</text:p>
          </table:table-cell>
          <table:table-cell office:value-type="float" office:value="0.172794395969631">
            <text:p>0.1727943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4999999999999">
            <text:p>13.5</text:p>
          </table:table-cell>
          <table:table-cell office:value-type="float" office:value="0.177847869995728">
            <text:p>0.17784787</text:p>
          </table:table-cell>
          <table:table-cell office:value-type="float" office:value="0.177986703720319">
            <text:p>0.17798670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5999999999999">
            <text:p>13.6</text:p>
          </table:table-cell>
          <table:table-cell office:value-type="float" office:value="0.16691744738426">
            <text:p>0.1669174474</text:p>
          </table:table-cell>
          <table:table-cell office:value-type="float" office:value="0.182340981005466">
            <text:p>0.1823409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6999999999999">
            <text:p>13.7</text:p>
          </table:table-cell>
          <table:table-cell office:value-type="float" office:value="0.157338081531813">
            <text:p>0.1573380815</text:p>
          </table:table-cell>
          <table:table-cell office:value-type="float" office:value="0.186030404683701">
            <text:p>0.18603040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7999999999999">
            <text:p>13.8</text:p>
          </table:table-cell>
          <table:table-cell office:value-type="float" office:value="0.146913631305918">
            <text:p>0.1469136313</text:p>
          </table:table-cell>
          <table:table-cell office:value-type="float" office:value="0.189445948188043">
            <text:p>0.18944594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8999999999999">
            <text:p>13.9</text:p>
          </table:table-cell>
          <table:table-cell office:value-type="float" office:value="0.136614642879546">
            <text:p>0.1366146429</text:p>
          </table:table-cell>
          <table:table-cell office:value-type="float" office:value="0.191806037657374">
            <text:p>0.19180603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3.9999999999999">
            <text:p>14</text:p>
          </table:table-cell>
          <table:table-cell office:value-type="float" office:value="0.12681598186911">
            <text:p>0.1268159819</text:p>
          </table:table-cell>
          <table:table-cell office:value-type="float" office:value="0.193834887044443">
            <text:p>0.1938348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0999999999999">
            <text:p>14.1</text:p>
          </table:table-cell>
          <table:table-cell office:value-type="float" office:value="0.11721724475271">
            <text:p>0.1172172448</text:p>
          </table:table-cell>
          <table:table-cell office:value-type="float" office:value="0.19593125238872">
            <text:p>0.19593125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1999999999999">
            <text:p>14.2</text:p>
          </table:table-cell>
          <table:table-cell office:value-type="float" office:value="0.107641515065819">
            <text:p>0.1076415151</text:p>
          </table:table-cell>
          <table:table-cell office:value-type="float" office:value="0.198051519442791">
            <text:p>0.19805151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2999999999999">
            <text:p>14.3</text:p>
          </table:table-cell>
          <table:table-cell office:value-type="float" office:value="0.0975896361458655">
            <text:p>0.0975896361</text:p>
          </table:table-cell>
          <table:table-cell office:value-type="float" office:value="0.199108703139432">
            <text:p>0.19910870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3999999999999">
            <text:p>14.4</text:p>
          </table:table-cell>
          <table:table-cell office:value-type="float" office:value="0.0875377572259121">
            <text:p>0.0875377572</text:p>
          </table:table-cell>
          <table:table-cell office:value-type="float" office:value="0.200166293539812">
            <text:p>0.20016629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4999999999999">
            <text:p>14.5</text:p>
          </table:table-cell>
          <table:table-cell office:value-type="float" office:value="0.0784855609535856">
            <text:p>0.078485561</text:p>
          </table:table-cell>
          <table:table-cell office:value-type="float" office:value="0.200691133603234">
            <text:p>0.20069113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5999999999999">
            <text:p>14.6</text:p>
          </table:table-cell>
          <table:table-cell office:value-type="float" office:value="0.069284057243199">
            <text:p>0.0692840572</text:p>
          </table:table-cell>
          <table:table-cell office:value-type="float" office:value="0.201221536343693">
            <text:p>0.20122153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6999999999999">
            <text:p>14.7</text:p>
          </table:table-cell>
          <table:table-cell office:value-type="float" office:value="0.0600825535328165">
            <text:p>0.0600825535</text:p>
          </table:table-cell>
          <table:table-cell office:value-type="float" office:value="0.201751874774516">
            <text:p>0.2017518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7999999999999">
            <text:p>14.8</text:p>
          </table:table-cell>
          <table:table-cell office:value-type="float" office:value="0.0507501622315164">
            <text:p>0.0507501622</text:p>
          </table:table-cell>
          <table:table-cell office:value-type="float" office:value="0.201760575394811">
            <text:p>0.20176057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8999999999999">
            <text:p>14.9</text:p>
          </table:table-cell>
          <table:table-cell office:value-type="float" office:value="0.042228160563551">
            <text:p>0.0422281606</text:p>
          </table:table-cell>
          <table:table-cell office:value-type="float" office:value="0.201697110785963">
            <text:p>0.20169711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4.9999999999999">
            <text:p>15</text:p>
          </table:table-cell>
          <table:table-cell office:value-type="float" office:value="0.0333824160121135">
            <text:p>0.033382416</text:p>
          </table:table-cell>
          <table:table-cell office:value-type="float" office:value="0.202150829548064">
            <text:p>0.20215082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5">
            <text:p>-15</text:p>
          </table:table-cell>
          <table:table-cell office:value-type="float" office:value="-0.0329438643551369">
            <text:p>-0.0329438644</text:p>
          </table:table-cell>
          <table:table-cell office:value-type="float" office:value="0.192600196640659">
            <text:p>0.19260019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9">
            <text:p>-14.9</text:p>
          </table:table-cell>
          <table:table-cell office:value-type="float" office:value="-0.0426252542237615">
            <text:p>-0.0426252542</text:p>
          </table:table-cell>
          <table:table-cell office:value-type="float" office:value="0.192712480967433">
            <text:p>0.1927124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8">
            <text:p>-14.8</text:p>
          </table:table-cell>
          <table:table-cell office:value-type="float" office:value="-0.0505916003138592">
            <text:p>-0.0505916003</text:p>
          </table:table-cell>
          <table:table-cell office:value-type="float" office:value="0.192722926931873">
            <text:p>0.19272292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7">
            <text:p>-14.7</text:p>
          </table:table-cell>
          <table:table-cell office:value-type="float" office:value="-0.0594712635961668">
            <text:p>-0.0594712636</text:p>
          </table:table-cell>
          <table:table-cell office:value-type="float" office:value="0.192609452461041">
            <text:p>0.19260945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6">
            <text:p>-14.6</text:p>
          </table:table-cell>
          <table:table-cell office:value-type="float" office:value="-0.067255600471553">
            <text:p>-0.0672556005</text:p>
          </table:table-cell>
          <table:table-cell office:value-type="float" office:value="0.192319981713731">
            <text:p>0.19231998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5">
            <text:p>-14.5</text:p>
          </table:table-cell>
          <table:table-cell office:value-type="float" office:value="-0.0770922797301552">
            <text:p>-0.0770922797</text:p>
          </table:table-cell>
          <table:table-cell office:value-type="float" office:value="0.191973337666999">
            <text:p>0.19197333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4">
            <text:p>-14.4</text:p>
          </table:table-cell>
          <table:table-cell office:value-type="float" office:value="-0.0855775922098068">
            <text:p>-0.0855775922</text:p>
          </table:table-cell>
          <table:table-cell office:value-type="float" office:value="0.19082574509244">
            <text:p>0.19082574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3">
            <text:p>-14.3</text:p>
          </table:table-cell>
          <table:table-cell office:value-type="float" office:value="-0.0953626361016704">
            <text:p>-0.0953626361</text:p>
          </table:table-cell>
          <table:table-cell office:value-type="float" office:value="0.189530281041062">
            <text:p>0.1895302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2">
            <text:p>-14.2</text:p>
          </table:table-cell>
          <table:table-cell office:value-type="float" office:value="-0.104268881530449">
            <text:p>-0.1042688815</text:p>
          </table:table-cell>
          <table:table-cell office:value-type="float" office:value="0.188017570149559">
            <text:p>0.18801757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.1">
            <text:p>-14.1</text:p>
          </table:table-cell>
          <table:table-cell office:value-type="float" office:value="-0.113493022410805">
            <text:p>-0.1134930224</text:p>
          </table:table-cell>
          <table:table-cell office:value-type="float" office:value="0.186404063106234">
            <text:p>0.18640406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4">
            <text:p>-14</text:p>
          </table:table-cell>
          <table:table-cell office:value-type="float" office:value="-0.123469704160498">
            <text:p>-0.1234697042</text:p>
          </table:table-cell>
          <table:table-cell office:value-type="float" office:value="0.184817580342377">
            <text:p>0.18481758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9">
            <text:p>-13.9</text:p>
          </table:table-cell>
          <table:table-cell office:value-type="float" office:value="-0.13228527078706">
            <text:p>-0.1322852708</text:p>
          </table:table-cell>
          <table:table-cell office:value-type="float" office:value="0.182250641192822">
            <text:p>0.18225064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8">
            <text:p>-13.8</text:p>
          </table:table-cell>
          <table:table-cell office:value-type="float" office:value="-0.1418053717657">
            <text:p>-0.1418053718</text:p>
          </table:table-cell>
          <table:table-cell office:value-type="float" office:value="0.179198395516473">
            <text:p>0.17919839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7">
            <text:p>-13.7</text:p>
          </table:table-cell>
          <table:table-cell office:value-type="float" office:value="-0.151504483416296">
            <text:p>-0.1515044834</text:p>
          </table:table-cell>
          <table:table-cell office:value-type="float" office:value="0.175965079172602">
            <text:p>0.1759650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6">
            <text:p>-13.6</text:p>
          </table:table-cell>
          <table:table-cell office:value-type="float" office:value="-0.161330386720583">
            <text:p>-0.1613303867</text:p>
          </table:table-cell>
          <table:table-cell office:value-type="float" office:value="0.172218333996682">
            <text:p>0.1722183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5">
            <text:p>-13.5</text:p>
          </table:table-cell>
          <table:table-cell office:value-type="float" office:value="-0.169507578927627">
            <text:p>-0.1695075789</text:p>
          </table:table-cell>
          <table:table-cell office:value-type="float" office:value="0.167269593924795">
            <text:p>0.16726959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4">
            <text:p>-13.4</text:p>
          </table:table-cell>
          <table:table-cell office:value-type="float" office:value="-0.180508461877471">
            <text:p>-0.1805084619</text:p>
          </table:table-cell>
          <table:table-cell office:value-type="float" office:value="0.16268927744494">
            <text:p>0.16268927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3">
            <text:p>-13.3</text:p>
          </table:table-cell>
          <table:table-cell office:value-type="float" office:value="-0.189834034560419">
            <text:p>-0.1898340346</text:p>
          </table:table-cell>
          <table:table-cell office:value-type="float" office:value="0.157373789864423">
            <text:p>0.15737378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2">
            <text:p>-13.2</text:p>
          </table:table-cell>
          <table:table-cell office:value-type="float" office:value="-0.196769918241255">
            <text:p>-0.1967699182</text:p>
          </table:table-cell>
          <table:table-cell office:value-type="float" office:value="0.150500564575149">
            <text:p>0.15050056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.1">
            <text:p>-13.1</text:p>
          </table:table-cell>
          <table:table-cell office:value-type="float" office:value="-0.207841706126634">
            <text:p>-0.2078417061</text:p>
          </table:table-cell>
          <table:table-cell office:value-type="float" office:value="0.144148640278926">
            <text:p>0.14414864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3">
            <text:p>-13</text:p>
          </table:table-cell>
          <table:table-cell office:value-type="float" office:value="-0.216872533592087">
            <text:p>-0.2168725336</text:p>
          </table:table-cell>
          <table:table-cell office:value-type="float" office:value="0.136530014964644">
            <text:p>0.1365300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9">
            <text:p>-12.9</text:p>
          </table:table-cell>
          <table:table-cell office:value-type="float" office:value="-0.223945095913774">
            <text:p>-0.2239450959</text:p>
          </table:table-cell>
          <table:table-cell office:value-type="float" office:value="0.12748040942774">
            <text:p>0.12748040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8">
            <text:p>-12.8</text:p>
          </table:table-cell>
          <table:table-cell office:value-type="float" office:value="-0.231546891119206">
            <text:p>-0.2315468911</text:p>
          </table:table-cell>
          <table:table-cell office:value-type="float" office:value="0.118849218882146">
            <text:p>0.11884921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7">
            <text:p>-12.7</text:p>
          </table:table-cell>
          <table:table-cell office:value-type="float" office:value="-0.238654876458961">
            <text:p>-0.2386548765</text:p>
          </table:table-cell>
          <table:table-cell office:value-type="float" office:value="0.109984797275519">
            <text:p>0.10998479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6">
            <text:p>-12.6</text:p>
          </table:table-cell>
          <table:table-cell office:value-type="float" office:value="-0.243472116271151">
            <text:p>-0.2434721163</text:p>
          </table:table-cell>
          <table:table-cell office:value-type="float" office:value="0.0999950114525447">
            <text:p>0.09999501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5">
            <text:p>-12.5</text:p>
          </table:table-cell>
          <table:table-cell office:value-type="float" office:value="-0.247798559251422">
            <text:p>-0.2477985593</text:p>
          </table:table-cell>
          <table:table-cell office:value-type="float" office:value="0.0899899604188181">
            <text:p>0.08998996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4">
            <text:p>-12.4</text:p>
          </table:table-cell>
          <table:table-cell office:value-type="float" office:value="-0.251809045127928">
            <text:p>-0.2518090451</text:p>
          </table:table-cell>
          <table:table-cell office:value-type="float" office:value="0.0806193121974317">
            <text:p>0.08061931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3">
            <text:p>-12.3</text:p>
          </table:table-cell>
          <table:table-cell office:value-type="float" office:value="-0.25441828253412">
            <text:p>-0.2544182825</text:p>
          </table:table-cell>
          <table:table-cell office:value-type="float" office:value="0.0710121384048554">
            <text:p>0.07101213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2">
            <text:p>-12.2</text:p>
          </table:table-cell>
          <table:table-cell office:value-type="float" office:value="-0.256391483223948">
            <text:p>-0.2563914832</text:p>
          </table:table-cell>
          <table:table-cell office:value-type="float" office:value="0.0604128464417769">
            <text:p>0.06041284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.1">
            <text:p>-12.1</text:p>
          </table:table-cell>
          <table:table-cell office:value-type="float" office:value="-0.258048454131202">
            <text:p>-0.2580484541</text:p>
          </table:table-cell>
          <table:table-cell office:value-type="float" office:value="0.0510503987892579">
            <text:p>0.05105039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2">
            <text:p>-12</text:p>
          </table:table-cell>
          <table:table-cell office:value-type="float" office:value="-0.259070597649138">
            <text:p>-0.2590705976</text:p>
          </table:table-cell>
          <table:table-cell office:value-type="float" office:value="0.0417890280114325">
            <text:p>0.0417890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9">
            <text:p>-11.9</text:p>
          </table:table-cell>
          <table:table-cell office:value-type="float" office:value="-0.258048522666502">
            <text:p>-0.2580485227</text:p>
          </table:table-cell>
          <table:table-cell office:value-type="float" office:value="0.0329409584790907">
            <text:p>0.0329409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8">
            <text:p>-11.8</text:p>
          </table:table-cell>
          <table:table-cell office:value-type="float" office:value="-0.258660022648859">
            <text:p>-0.2586600226</text:p>
          </table:table-cell>
          <table:table-cell office:value-type="float" office:value="0.025036514849744">
            <text:p>0.02503651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7">
            <text:p>-11.7</text:p>
          </table:table-cell>
          <table:table-cell office:value-type="float" office:value="-0.259271522631217">
            <text:p>-0.2592715226</text:p>
          </table:table-cell>
          <table:table-cell office:value-type="float" office:value="0.0171296468152655">
            <text:p>0.01712964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6">
            <text:p>-11.6</text:p>
          </table:table-cell>
          <table:table-cell office:value-type="float" office:value="-0.258125944703568">
            <text:p>-0.2581259447</text:p>
          </table:table-cell>
          <table:table-cell office:value-type="float" office:value="0.0102649740827085">
            <text:p>0.01026497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5">
            <text:p>-11.5</text:p>
          </table:table-cell>
          <table:table-cell office:value-type="float" office:value="-0.257358629394001">
            <text:p>-0.2573586294</text:p>
          </table:table-cell>
          <table:table-cell office:value-type="float" office:value="0.00334009554182323">
            <text:p>0.00334009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4">
            <text:p>-11.4</text:p>
          </table:table-cell>
          <table:table-cell office:value-type="float" office:value="-0.256390985574993">
            <text:p>-0.2563909856</text:p>
          </table:table-cell>
          <table:table-cell office:value-type="float" office:value="-0.00337863604782633">
            <text:p>-0.0033786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3">
            <text:p>-11.3</text:p>
          </table:table-cell>
          <table:table-cell office:value-type="float" office:value="-0.256606242530114">
            <text:p>-0.2566062425</text:p>
          </table:table-cell>
          <table:table-cell office:value-type="float" office:value="-0.00989815671444221">
            <text:p>-0.00989815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2">
            <text:p>-11.2</text:p>
          </table:table-cell>
          <table:table-cell office:value-type="float" office:value="-0.256144299396364">
            <text:p>-0.2561442994</text:p>
          </table:table-cell>
          <table:table-cell office:value-type="float" office:value="-0.0172046657096866">
            <text:p>-0.01720466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.1">
            <text:p>-11.1</text:p>
          </table:table-cell>
          <table:table-cell office:value-type="float" office:value="-0.256042100607482">
            <text:p>-0.2560421006</text:p>
          </table:table-cell>
          <table:table-cell office:value-type="float" office:value="-0.0240534690505438">
            <text:p>-0.02405346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1">
            <text:p>-11</text:p>
          </table:table-cell>
          <table:table-cell office:value-type="float" office:value="-0.25594213016691">
            <text:p>-0.2559421302</text:p>
          </table:table-cell>
          <table:table-cell office:value-type="float" office:value="-0.0310564636793518">
            <text:p>-0.03105646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9">
            <text:p>-10.9</text:p>
          </table:table-cell>
          <table:table-cell office:value-type="float" office:value="-0.255702691636611">
            <text:p>-0.2557026916</text:p>
          </table:table-cell>
          <table:table-cell office:value-type="float" office:value="-0.0380905618080226">
            <text:p>-0.03809056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8">
            <text:p>-10.8</text:p>
          </table:table-cell>
          <table:table-cell office:value-type="float" office:value="-0.256017213358419">
            <text:p>-0.2560172134</text:p>
          </table:table-cell>
          <table:table-cell office:value-type="float" office:value="-0.0457769287232313">
            <text:p>-0.04577692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7">
            <text:p>-10.7</text:p>
          </table:table-cell>
          <table:table-cell office:value-type="float" office:value="-0.255575945348607">
            <text:p>-0.2555759453</text:p>
          </table:table-cell>
          <table:table-cell office:value-type="float" office:value="-0.0527512317501181">
            <text:p>-0.05275123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6">
            <text:p>-10.6</text:p>
          </table:table-cell>
          <table:table-cell office:value-type="float" office:value="-0.254829497352218">
            <text:p>-0.2548294974</text:p>
          </table:table-cell>
          <table:table-cell office:value-type="float" office:value="-0.0612691499404168">
            <text:p>-0.06126914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5">
            <text:p>-10.5</text:p>
          </table:table-cell>
          <table:table-cell office:value-type="float" office:value="-0.254083049355827">
            <text:p>-0.2540830494</text:p>
          </table:table-cell>
          <table:table-cell office:value-type="float" office:value="-0.0697887941961299">
            <text:p>-0.06978879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4">
            <text:p>-10.4</text:p>
          </table:table-cell>
          <table:table-cell office:value-type="float" office:value="-0.252880606605782">
            <text:p>-0.2528806066</text:p>
          </table:table-cell>
          <table:table-cell office:value-type="float" office:value="-0.0787602033474352">
            <text:p>-0.07876020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3">
            <text:p>-10.3</text:p>
          </table:table-cell>
          <table:table-cell office:value-type="float" office:value="-0.251066509535141">
            <text:p>-0.2510665095</text:p>
          </table:table-cell>
          <table:table-cell office:value-type="float" office:value="-0.088424334406814">
            <text:p>-0.08842433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2">
            <text:p>-10.2</text:p>
          </table:table-cell>
          <table:table-cell office:value-type="float" office:value="-0.247984929013625">
            <text:p>-0.247984929</text:p>
          </table:table-cell>
          <table:table-cell office:value-type="float" office:value="-0.0981799175724166">
            <text:p>-0.09817991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.1">
            <text:p>-10.1</text:p>
          </table:table-cell>
          <table:table-cell office:value-type="float" office:value="-0.244530280838065">
            <text:p>-0.2445302808</text:p>
          </table:table-cell>
          <table:table-cell office:value-type="float" office:value="-0.108022986394959">
            <text:p>-0.10802298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0">
            <text:p>-10</text:p>
          </table:table-cell>
          <table:table-cell office:value-type="float" office:value="-0.240252886290408">
            <text:p>-0.2402528863</text:p>
          </table:table-cell>
          <table:table-cell office:value-type="float" office:value="-0.118139629458445">
            <text:p>-0.11813962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90000000000002">
            <text:p>-9.9</text:p>
          </table:table-cell>
          <table:table-cell office:value-type="float" office:value="-0.234833813763926">
            <text:p>-0.2348338138</text:p>
          </table:table-cell>
          <table:table-cell office:value-type="float" office:value="-0.128827597133701">
            <text:p>-0.12882759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80000000000002">
            <text:p>-9.8</text:p>
          </table:table-cell>
          <table:table-cell office:value-type="float" office:value="-0.228940460963556">
            <text:p>-0.228940461</text:p>
          </table:table-cell>
          <table:table-cell office:value-type="float" office:value="-0.138488990454356">
            <text:p>-0.1384889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70000000000002">
            <text:p>-9.7</text:p>
          </table:table-cell>
          <table:table-cell office:value-type="float" office:value="-0.221798314931629">
            <text:p>-0.2217983149</text:p>
          </table:table-cell>
          <table:table-cell office:value-type="float" office:value="-0.148006996629062">
            <text:p>-0.14800699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60000000000002">
            <text:p>-9.6</text:p>
          </table:table-cell>
          <table:table-cell office:value-type="float" office:value="-0.21350686094406">
            <text:p>-0.2135068609</text:p>
          </table:table-cell>
          <table:table-cell office:value-type="float" office:value="-0.157086462321415">
            <text:p>-0.15708646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50000000000002">
            <text:p>-9.5</text:p>
          </table:table-cell>
          <table:table-cell office:value-type="float" office:value="-0.205504856424258">
            <text:p>-0.2055048564</text:p>
          </table:table-cell>
          <table:table-cell office:value-type="float" office:value="-0.165249803824253">
            <text:p>-0.16524980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40000000000002">
            <text:p>-9.4</text:p>
          </table:table-cell>
          <table:table-cell office:value-type="float" office:value="-0.196105733880602">
            <text:p>-0.1961057339</text:p>
          </table:table-cell>
          <table:table-cell office:value-type="float" office:value="-0.172615590715951">
            <text:p>-0.17261559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30000000000002">
            <text:p>-9.3</text:p>
          </table:table-cell>
          <table:table-cell office:value-type="float" office:value="-0.186084966293473">
            <text:p>-0.1860849663</text:p>
          </table:table-cell>
          <table:table-cell office:value-type="float" office:value="-0.179702043138544">
            <text:p>-0.17970204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20000000000002">
            <text:p>-9.2</text:p>
          </table:table-cell>
          <table:table-cell office:value-type="float" office:value="-0.177182495811503">
            <text:p>-0.1771824958</text:p>
          </table:table-cell>
          <table:table-cell office:value-type="float" office:value="-0.185327569047659">
            <text:p>-0.1853275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10000000000002">
            <text:p>-9.1</text:p>
          </table:table-cell>
          <table:table-cell office:value-type="float" office:value="-0.166334118211877">
            <text:p>-0.1663341182</text:p>
          </table:table-cell>
          <table:table-cell office:value-type="float" office:value="-0.191879188265151">
            <text:p>-0.19187918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9.00000000000002">
            <text:p>-9</text:p>
          </table:table-cell>
          <table:table-cell office:value-type="float" office:value="-0.156053828524449">
            <text:p>-0.1560538285</text:p>
          </table:table-cell>
          <table:table-cell office:value-type="float" office:value="-0.1965304165524">
            <text:p>-0.19653041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90000000000002">
            <text:p>-8.9</text:p>
          </table:table-cell>
          <table:table-cell office:value-type="float" office:value="-0.14577353883702">
            <text:p>-0.1457735388</text:p>
          </table:table-cell>
          <table:table-cell office:value-type="float" office:value="-0.201182242590566">
            <text:p>-0.20118224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80000000000002">
            <text:p>-8.8</text:p>
          </table:table-cell>
          <table:table-cell office:value-type="float" office:value="-0.134934898860506">
            <text:p>-0.1349348989</text:p>
          </table:table-cell>
          <table:table-cell office:value-type="float" office:value="-0.205503886999684">
            <text:p>-0.2055038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70000000000002">
            <text:p>-8.7</text:p>
          </table:table-cell>
          <table:table-cell office:value-type="float" office:value="-0.124596990105183">
            <text:p>-0.1245969901</text:p>
          </table:table-cell>
          <table:table-cell office:value-type="float" office:value="-0.208812957260608">
            <text:p>-0.20881295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60000000000002">
            <text:p>-8.6</text:p>
          </table:table-cell>
          <table:table-cell office:value-type="float" office:value="-0.114660192930219">
            <text:p>-0.1146601929</text:p>
          </table:table-cell>
          <table:table-cell office:value-type="float" office:value="-0.211878470912428">
            <text:p>-0.21187847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50000000000002">
            <text:p>-8.5</text:p>
          </table:table-cell>
          <table:table-cell office:value-type="float" office:value="-0.104915758332381">
            <text:p>-0.1049157583</text:p>
          </table:table-cell>
          <table:table-cell office:value-type="float" office:value="-0.214825984320088">
            <text:p>-0.21482598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40000000000002">
            <text:p>-8.4</text:p>
          </table:table-cell>
          <table:table-cell office:value-type="float" office:value="-0.093309809262734">
            <text:p>-0.0933098093</text:p>
          </table:table-cell>
          <table:table-cell office:value-type="float" office:value="-0.216972123861587">
            <text:p>-0.21697212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30000000000002">
            <text:p>-8.3</text:p>
          </table:table-cell>
          <table:table-cell office:value-type="float" office:value="-0.0839798218693365">
            <text:p>-0.0839798219</text:p>
          </table:table-cell>
          <table:table-cell office:value-type="float" office:value="-0.218537164804472">
            <text:p>-0.21853716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20000000000002">
            <text:p>-8.2</text:p>
          </table:table-cell>
          <table:table-cell office:value-type="float" office:value="-0.0741546542169683">
            <text:p>-0.0741546542</text:p>
          </table:table-cell>
          <table:table-cell office:value-type="float" office:value="-0.220074227691923">
            <text:p>-0.22007422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10000000000002">
            <text:p>-8.1</text:p>
          </table:table-cell>
          <table:table-cell office:value-type="float" office:value="-0.0639031584936698">
            <text:p>-0.0639031585</text:p>
          </table:table-cell>
          <table:table-cell office:value-type="float" office:value="-0.221268531633012">
            <text:p>-0.22126853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8.00000000000002">
            <text:p>-8</text:p>
          </table:table-cell>
          <table:table-cell office:value-type="float" office:value="-0.05365166277037">
            <text:p>-0.0536516628</text:p>
          </table:table-cell>
          <table:table-cell office:value-type="float" office:value="-0.222462523399512">
            <text:p>-0.22246252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90000000000003">
            <text:p>-7.9</text:p>
          </table:table-cell>
          <table:table-cell office:value-type="float" office:value="-0.0430265262123885">
            <text:p>-0.0430265262</text:p>
          </table:table-cell>
          <table:table-cell office:value-type="float" office:value="-0.223227248618715">
            <text:p>-0.22322724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80000000000003">
            <text:p>-7.8</text:p>
          </table:table-cell>
          <table:table-cell office:value-type="float" office:value="-0.0342969406623469">
            <text:p>-0.0342969407</text:p>
          </table:table-cell>
          <table:table-cell office:value-type="float" office:value="-0.22436776926129">
            <text:p>-0.22436776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70000000000003">
            <text:p>-7.7</text:p>
          </table:table-cell>
          <table:table-cell office:value-type="float" office:value="-0.024737002214247">
            <text:p>-0.0247370022</text:p>
          </table:table-cell>
          <table:table-cell office:value-type="float" office:value="-0.224431093919345">
            <text:p>-0.22443109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60000000000003">
            <text:p>-7.6</text:p>
          </table:table-cell>
          <table:table-cell office:value-type="float" office:value="-0.0151770637661463">
            <text:p>-0.0151770638</text:p>
          </table:table-cell>
          <table:table-cell office:value-type="float" office:value="-0.224494537505455">
            <text:p>-0.22449453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50000000000003">
            <text:p>-7.5</text:p>
          </table:table-cell>
          <table:table-cell office:value-type="float" office:value="-0.00531121221118267">
            <text:p>-0.0053112122</text:p>
          </table:table-cell>
          <table:table-cell office:value-type="float" office:value="-0.224476548640756">
            <text:p>-0.22447654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40000000000003">
            <text:p>-7.4</text:p>
          </table:table-cell>
          <table:table-cell office:value-type="float" office:value="0.00485156125968051">
            <text:p>0.0048515613</text:p>
          </table:table-cell>
          <table:table-cell office:value-type="float" office:value="-0.224366633061608">
            <text:p>-0.22436663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30000000000003">
            <text:p>-7.3</text:p>
          </table:table-cell>
          <table:table-cell office:value-type="float" office:value="0.0137645293874403">
            <text:p>0.0137645294</text:p>
          </table:table-cell>
          <table:table-cell office:value-type="float" office:value="-0.223944446627489">
            <text:p>-0.22394444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20000000000003">
            <text:p>-7.2</text:p>
          </table:table-cell>
          <table:table-cell office:value-type="float" office:value="0.023878078631312">
            <text:p>0.0238780786</text:p>
          </table:table-cell>
          <table:table-cell office:value-type="float" office:value="-0.223112394075953">
            <text:p>-0.22311239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10000000000003">
            <text:p>-7.1</text:p>
          </table:table-cell>
          <table:table-cell office:value-type="float" office:value="0.0336790666294743">
            <text:p>0.0336790666</text:p>
          </table:table-cell>
          <table:table-cell office:value-type="float" office:value="-0.222206935460855">
            <text:p>-0.22220693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00000000000003">
            <text:p>-7</text:p>
          </table:table-cell>
          <table:table-cell office:value-type="float" office:value="0.0435342283419071">
            <text:p>0.0435342283</text:p>
          </table:table-cell>
          <table:table-cell office:value-type="float" office:value="-0.22159423915952">
            <text:p>-0.22159423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90000000000003">
            <text:p>-6.9</text:p>
          </table:table-cell>
          <table:table-cell office:value-type="float" office:value="0.0536758268090425">
            <text:p>0.0536758268</text:p>
          </table:table-cell>
          <table:table-cell office:value-type="float" office:value="-0.220484117556116">
            <text:p>-0.22048411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80000000000003">
            <text:p>-6.8</text:p>
          </table:table-cell>
          <table:table-cell office:value-type="float" office:value="0.0632994093503725">
            <text:p>0.0632994094</text:p>
          </table:table-cell>
          <table:table-cell office:value-type="float" office:value="-0.218793398352328">
            <text:p>-0.21879339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70000000000003">
            <text:p>-6.7</text:p>
          </table:table-cell>
          <table:table-cell office:value-type="float" office:value="0.0729229918917055">
            <text:p>0.0729229919</text:p>
          </table:table-cell>
          <table:table-cell office:value-type="float" office:value="-0.217102383669916">
            <text:p>-0.21710238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60000000000003">
            <text:p>-6.6</text:p>
          </table:table-cell>
          <table:table-cell office:value-type="float" office:value="0.0826972692149727">
            <text:p>0.0826972692</text:p>
          </table:table-cell>
          <table:table-cell office:value-type="float" office:value="-0.215221250539673">
            <text:p>-0.21522125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50000000000003">
            <text:p>-6.5</text:p>
          </table:table-cell>
          <table:table-cell office:value-type="float" office:value="0.0938222525147918">
            <text:p>0.0938222525</text:p>
          </table:table-cell>
          <table:table-cell office:value-type="float" office:value="-0.212918046592499">
            <text:p>-0.21291804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40000000000003">
            <text:p>-6.4</text:p>
          </table:table-cell>
          <table:table-cell office:value-type="float" office:value="0.103501321757273">
            <text:p>0.1035013218</text:p>
          </table:table-cell>
          <table:table-cell office:value-type="float" office:value="-0.21006090052699">
            <text:p>-0.21006090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30000000000003">
            <text:p>-6.3</text:p>
          </table:table-cell>
          <table:table-cell office:value-type="float" office:value="0.113359664134632">
            <text:p>0.1133596641</text:p>
          </table:table-cell>
          <table:table-cell office:value-type="float" office:value="-0.206846780185825">
            <text:p>-0.20684678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20000000000003">
            <text:p>-6.2</text:p>
          </table:table-cell>
          <table:table-cell office:value-type="float" office:value="0.124302438271604">
            <text:p>0.1243024383</text:p>
          </table:table-cell>
          <table:table-cell office:value-type="float" office:value="-0.202903200449669">
            <text:p>-0.20290320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10000000000003">
            <text:p>-6.1</text:p>
          </table:table-cell>
          <table:table-cell office:value-type="float" office:value="0.135245212408577">
            <text:p>0.1352452124</text:p>
          </table:table-cell>
          <table:table-cell office:value-type="float" office:value="-0.198960549547955">
            <text:p>-0.19896054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.00000000000003">
            <text:p>-6</text:p>
          </table:table-cell>
          <table:table-cell office:value-type="float" office:value="0.145737875140053">
            <text:p>0.1457378751</text:p>
          </table:table-cell>
          <table:table-cell office:value-type="float" office:value="-0.193927025861824">
            <text:p>-0.19392702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90000000000003">
            <text:p>-5.9</text:p>
          </table:table-cell>
          <table:table-cell office:value-type="float" office:value="0.155311164368728">
            <text:p>0.1553111644</text:p>
          </table:table-cell>
          <table:table-cell office:value-type="float" office:value="-0.188268582571219">
            <text:p>-0.1882685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80000000000003">
            <text:p>-5.8</text:p>
          </table:table-cell>
          <table:table-cell office:value-type="float" office:value="0.165121565988646">
            <text:p>0.165121566</text:p>
          </table:table-cell>
          <table:table-cell office:value-type="float" office:value="-0.182695632445954">
            <text:p>-0.18269563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70000000000003">
            <text:p>-5.7</text:p>
          </table:table-cell>
          <table:table-cell office:value-type="float" office:value="0.175484891853606">
            <text:p>0.1754848919</text:p>
          </table:table-cell>
          <table:table-cell office:value-type="float" office:value="-0.176378793066376">
            <text:p>-0.17637879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60000000000003">
            <text:p>-5.6</text:p>
          </table:table-cell>
          <table:table-cell office:value-type="float" office:value="0.185315610749375">
            <text:p>0.1853156107</text:p>
          </table:table-cell>
          <table:table-cell office:value-type="float" office:value="-0.169491182569873">
            <text:p>-0.16949118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50000000000003">
            <text:p>-5.5</text:p>
          </table:table-cell>
          <table:table-cell office:value-type="float" office:value="0.193528595650946">
            <text:p>0.1935285957</text:p>
          </table:table-cell>
          <table:table-cell office:value-type="float" office:value="-0.160717218199741">
            <text:p>-0.16071721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40000000000003">
            <text:p>-5.4</text:p>
          </table:table-cell>
          <table:table-cell office:value-type="float" office:value="0.202532475035525">
            <text:p>0.202532475</text:p>
          </table:table-cell>
          <table:table-cell office:value-type="float" office:value="-0.153022765698214">
            <text:p>-0.15302276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30000000000003">
            <text:p>-5.3</text:p>
          </table:table-cell>
          <table:table-cell office:value-type="float" office:value="0.209247793895741">
            <text:p>0.2092477939</text:p>
          </table:table-cell>
          <table:table-cell office:value-type="float" office:value="-0.144269673577874">
            <text:p>-0.14426967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20000000000003">
            <text:p>-5.2</text:p>
          </table:table-cell>
          <table:table-cell office:value-type="float" office:value="0.217166536865276">
            <text:p>0.2171665369</text:p>
          </table:table-cell>
          <table:table-cell office:value-type="float" office:value="-0.134284747046149">
            <text:p>-0.1342847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10000000000004">
            <text:p>-5.1</text:p>
          </table:table-cell>
          <table:table-cell office:value-type="float" office:value="0.223578661279217">
            <text:p>0.2235786613</text:p>
          </table:table-cell>
          <table:table-cell office:value-type="float" office:value="-0.124115526132407">
            <text:p>-0.12411552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5.00000000000004">
            <text:p>-5</text:p>
          </table:table-cell>
          <table:table-cell office:value-type="float" office:value="0.227850660705474">
            <text:p>0.2278506607</text:p>
          </table:table-cell>
          <table:table-cell office:value-type="float" office:value="-0.113619952858985">
            <text:p>-0.11361995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90000000000004">
            <text:p>-4.9</text:p>
          </table:table-cell>
          <table:table-cell office:value-type="float" office:value="0.232598846743997">
            <text:p>0.2325988467</text:p>
          </table:table-cell>
          <table:table-cell office:value-type="float" office:value="-0.10312767793696">
            <text:p>-0.10312767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80000000000004">
            <text:p>-4.8</text:p>
          </table:table-cell>
          <table:table-cell office:value-type="float" office:value="0.235691300518044">
            <text:p>0.2356913005</text:p>
          </table:table-cell>
          <table:table-cell office:value-type="float" office:value="-0.0931776121297787">
            <text:p>-0.09317761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70000000000004">
            <text:p>-4.7</text:p>
          </table:table-cell>
          <table:table-cell office:value-type="float" office:value="0.238783754292087">
            <text:p>0.2387837543</text:p>
          </table:table-cell>
          <table:table-cell office:value-type="float" office:value="-0.0832254437983439">
            <text:p>-0.08322544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60000000000004">
            <text:p>-4.6</text:p>
          </table:table-cell>
          <table:table-cell office:value-type="float" office:value="0.239550512266777">
            <text:p>0.2395505123</text:p>
          </table:table-cell>
          <table:table-cell office:value-type="float" office:value="-0.0733419465097938">
            <text:p>-0.07334194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50000000000004">
            <text:p>-4.5</text:p>
          </table:table-cell>
          <table:table-cell office:value-type="float" office:value="0.241530935074311">
            <text:p>0.2415309351</text:p>
          </table:table-cell>
          <table:table-cell office:value-type="float" office:value="-0.0642711483418706">
            <text:p>-0.06427114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40000000000004">
            <text:p>-4.4</text:p>
          </table:table-cell>
          <table:table-cell office:value-type="float" office:value="0.242178390557903">
            <text:p>0.2421783906</text:p>
          </table:table-cell>
          <table:table-cell office:value-type="float" office:value="-0.0556787047578405">
            <text:p>-0.05567870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30000000000004">
            <text:p>-4.3</text:p>
          </table:table-cell>
          <table:table-cell office:value-type="float" office:value="0.242099907648795">
            <text:p>0.2420999076</text:p>
          </table:table-cell>
          <table:table-cell office:value-type="float" office:value="-0.0473374531423028">
            <text:p>-0.04733745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20000000000004">
            <text:p>-4.2</text:p>
          </table:table-cell>
          <table:table-cell office:value-type="float" office:value="0.241410053240539">
            <text:p>0.2414100532</text:p>
          </table:table-cell>
          <table:table-cell office:value-type="float" office:value="-0.038854558421895">
            <text:p>-0.03885455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10000000000004">
            <text:p>-4.1</text:p>
          </table:table-cell>
          <table:table-cell office:value-type="float" office:value="0.241868751946984">
            <text:p>0.2418687519</text:p>
          </table:table-cell>
          <table:table-cell office:value-type="float" office:value="-0.0312400637576099">
            <text:p>-0.03124006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4.00000000000004">
            <text:p>-4</text:p>
          </table:table-cell>
          <table:table-cell office:value-type="float" office:value="0.242146413208762">
            <text:p>0.2421464132</text:p>
          </table:table-cell>
          <table:table-cell office:value-type="float" office:value="-0.0242189042150524">
            <text:p>-0.02421890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90000000000004">
            <text:p>-3.9</text:p>
          </table:table-cell>
          <table:table-cell office:value-type="float" office:value="0.24209561126395">
            <text:p>0.2420956113</text:p>
          </table:table-cell>
          <table:table-cell office:value-type="float" office:value="-0.0172007135569088">
            <text:p>-0.01720071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80000000000004">
            <text:p>-3.8</text:p>
          </table:table-cell>
          <table:table-cell office:value-type="float" office:value="0.242044809319137">
            <text:p>0.2420448093</text:p>
          </table:table-cell>
          <table:table-cell office:value-type="float" office:value="-0.0101825228987651">
            <text:p>-0.01018252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70000000000004">
            <text:p>-3.7</text:p>
          </table:table-cell>
          <table:table-cell office:value-type="float" office:value="0.241994007374325">
            <text:p>0.2419940074</text:p>
          </table:table-cell>
          <table:table-cell office:value-type="float" office:value="-0.00316433224062084">
            <text:p>-0.00316433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60000000000004">
            <text:p>-3.6</text:p>
          </table:table-cell>
          <table:table-cell office:value-type="float" office:value="0.24209433640504">
            <text:p>0.2420943364</text:p>
          </table:table-cell>
          <table:table-cell office:value-type="float" office:value="0.00331600621458527">
            <text:p>0.00331600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50000000000004">
            <text:p>-3.5</text:p>
          </table:table-cell>
          <table:table-cell office:value-type="float" office:value="0.241903096777921">
            <text:p>0.2419030968</text:p>
          </table:table-cell>
          <table:table-cell office:value-type="float" office:value="0.0105750169993527">
            <text:p>0.0105750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40000000000004">
            <text:p>-3.4</text:p>
          </table:table-cell>
          <table:table-cell office:value-type="float" office:value="0.242371622032042">
            <text:p>0.242371622</text:p>
          </table:table-cell>
          <table:table-cell office:value-type="float" office:value="0.017945573616412">
            <text:p>0.01794557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30000000000004">
            <text:p>-3.3</text:p>
          </table:table-cell>
          <table:table-cell office:value-type="float" office:value="0.242935678096143">
            <text:p>0.2429356781</text:p>
          </table:table-cell>
          <table:table-cell office:value-type="float" office:value="0.0256600808042469">
            <text:p>0.02566008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20000000000004">
            <text:p>-3.2</text:p>
          </table:table-cell>
          <table:table-cell office:value-type="float" office:value="0.24281264096047">
            <text:p>0.242812641</text:p>
          </table:table-cell>
          <table:table-cell office:value-type="float" office:value="0.0334396963916458">
            <text:p>0.03343969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10000000000004">
            <text:p>-3.1</text:p>
          </table:table-cell>
          <table:table-cell office:value-type="float" office:value="0.242453966022375">
            <text:p>0.242453966</text:p>
          </table:table-cell>
          <table:table-cell office:value-type="float" office:value="0.0418110026877047">
            <text:p>0.04181100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3.00000000000004">
            <text:p>-3</text:p>
          </table:table-cell>
          <table:table-cell office:value-type="float" office:value="0.24242491566246">
            <text:p>0.2424249157</text:p>
          </table:table-cell>
          <table:table-cell office:value-type="float" office:value="0.0509297876193524">
            <text:p>0.05092978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90000000000004">
            <text:p>-2.9</text:p>
          </table:table-cell>
          <table:table-cell office:value-type="float" office:value="0.2408900044778">
            <text:p>0.2408900045</text:p>
          </table:table-cell>
          <table:table-cell office:value-type="float" office:value="0.0600817781189147">
            <text:p>0.06008177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80000000000004">
            <text:p>-2.8</text:p>
          </table:table-cell>
          <table:table-cell office:value-type="float" office:value="0.239360954947904">
            <text:p>0.2393609549</text:p>
          </table:table-cell>
          <table:table-cell office:value-type="float" office:value="0.0696260926102665">
            <text:p>0.06962609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70000000000004">
            <text:p>-2.7</text:p>
          </table:table-cell>
          <table:table-cell office:value-type="float" office:value="0.237324001205769">
            <text:p>0.2373240012</text:p>
          </table:table-cell>
          <table:table-cell office:value-type="float" office:value="0.0797743349047568">
            <text:p>0.07977433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60000000000004">
            <text:p>-2.6</text:p>
          </table:table-cell>
          <table:table-cell office:value-type="float" office:value="0.235287047463634">
            <text:p>0.2352870475</text:p>
          </table:table-cell>
          <table:table-cell office:value-type="float" office:value="0.0899225771992462">
            <text:p>0.08992257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50000000000004">
            <text:p>-2.5</text:p>
          </table:table-cell>
          <table:table-cell office:value-type="float" office:value="0.230672935198298">
            <text:p>0.2306729352</text:p>
          </table:table-cell>
          <table:table-cell office:value-type="float" office:value="0.100463469304573">
            <text:p>0.10046346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40000000000004">
            <text:p>-2.4</text:p>
          </table:table-cell>
          <table:table-cell office:value-type="float" office:value="0.225144622353822">
            <text:p>0.2251446224</text:p>
          </table:table-cell>
          <table:table-cell office:value-type="float" office:value="0.110430589369185">
            <text:p>0.11043058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30000000000004">
            <text:p>-2.3</text:p>
          </table:table-cell>
          <table:table-cell office:value-type="float" office:value="0.219616309509345">
            <text:p>0.2196163095</text:p>
          </table:table-cell>
          <table:table-cell office:value-type="float" office:value="0.120397709433796">
            <text:p>0.12039770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20000000000004">
            <text:p>-2.2</text:p>
          </table:table-cell>
          <table:table-cell office:value-type="float" office:value="0.210927533555588">
            <text:p>0.2109275336</text:p>
          </table:table-cell>
          <table:table-cell office:value-type="float" office:value="0.129080457090819">
            <text:p>0.12908045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10000000000004">
            <text:p>-2.1</text:p>
          </table:table-cell>
          <table:table-cell office:value-type="float" office:value="0.204829887658967">
            <text:p>0.2048298877</text:p>
          </table:table-cell>
          <table:table-cell office:value-type="float" office:value="0.138932872265988">
            <text:p>0.13893287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2.00000000000004">
            <text:p>-2</text:p>
          </table:table-cell>
          <table:table-cell office:value-type="float" office:value="0.196459065049959">
            <text:p>0.196459065</text:p>
          </table:table-cell>
          <table:table-cell office:value-type="float" office:value="0.147508490226982">
            <text:p>0.14750849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90000000000004">
            <text:p>-1.9</text:p>
          </table:table-cell>
          <table:table-cell office:value-type="float" office:value="0.186733470297636">
            <text:p>0.1867334703</text:p>
          </table:table-cell>
          <table:table-cell office:value-type="float" office:value="0.155345516219862">
            <text:p>0.15534551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80000000000004">
            <text:p>-1.8</text:p>
          </table:table-cell>
          <table:table-cell office:value-type="float" office:value="0.177471886140976">
            <text:p>0.1774718861</text:p>
          </table:table-cell>
          <table:table-cell office:value-type="float" office:value="0.16285968236018">
            <text:p>0.1628596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70000000000004">
            <text:p>-1.7</text:p>
          </table:table-cell>
          <table:table-cell office:value-type="float" office:value="0.167689281629824">
            <text:p>0.1676892816</text:p>
          </table:table-cell>
          <table:table-cell office:value-type="float" office:value="0.169368701552813">
            <text:p>0.1693687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60000000000004">
            <text:p>-1.6</text:p>
          </table:table-cell>
          <table:table-cell office:value-type="float" office:value="0.158453175800731">
            <text:p>0.1584531758</text:p>
          </table:table-cell>
          <table:table-cell office:value-type="float" office:value="0.175317406379685">
            <text:p>0.17531740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50000000000004">
            <text:p>-1.5</text:p>
          </table:table-cell>
          <table:table-cell office:value-type="float" office:value="0.148033808703497">
            <text:p>0.1480338087</text:p>
          </table:table-cell>
          <table:table-cell office:value-type="float" office:value="0.18044391981678">
            <text:p>0.18044391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40000000000004">
            <text:p>-1.4</text:p>
          </table:table-cell>
          <table:table-cell office:value-type="float" office:value="0.137830159219669">
            <text:p>0.1378301592</text:p>
          </table:table-cell>
          <table:table-cell office:value-type="float" office:value="0.18506489204308">
            <text:p>0.1850648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30000000000004">
            <text:p>-1.3</text:p>
          </table:table-cell>
          <table:table-cell office:value-type="float" office:value="0.127803179521916">
            <text:p>0.1278031795</text:p>
          </table:table-cell>
          <table:table-cell office:value-type="float" office:value="0.188965703570476">
            <text:p>0.1889657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20000000000004">
            <text:p>-1.2</text:p>
          </table:table-cell>
          <table:table-cell office:value-type="float" office:value="0.117059196387802">
            <text:p>0.1170591964</text:p>
          </table:table-cell>
          <table:table-cell office:value-type="float" office:value="0.192515958482909">
            <text:p>0.1925159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10000000000004">
            <text:p>-1.1</text:p>
          </table:table-cell>
          <table:table-cell office:value-type="float" office:value="0.106942478315757">
            <text:p>0.1069424783</text:p>
          </table:table-cell>
          <table:table-cell office:value-type="float" office:value="0.195642766052347">
            <text:p>0.19564276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1.00000000000004">
            <text:p>-1</text:p>
          </table:table-cell>
          <table:table-cell office:value-type="float" office:value="0.098232159328175">
            <text:p>0.0982321593</text:p>
          </table:table-cell>
          <table:table-cell office:value-type="float" office:value="0.198645561744444">
            <text:p>0.19864556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900000000000036">
            <text:p>-0.9</text:p>
          </table:table-cell>
          <table:table-cell office:value-type="float" office:value="0.087264093715009">
            <text:p>0.0872640937</text:p>
          </table:table-cell>
          <table:table-cell office:value-type="float" office:value="0.20051266055246">
            <text:p>0.20051266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800000000000036">
            <text:p>-0.8</text:p>
          </table:table-cell>
          <table:table-cell office:value-type="float" office:value="0.0769102488901554">
            <text:p>0.0769102489</text:p>
          </table:table-cell>
          <table:table-cell office:value-type="float" office:value="0.202565815883101">
            <text:p>0.20256581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700000000000036">
            <text:p>-0.7</text:p>
          </table:table-cell>
          <table:table-cell office:value-type="float" office:value="0.0665564040653019">
            <text:p>0.0665564041</text:p>
          </table:table-cell>
          <table:table-cell office:value-type="float" office:value="0.204618971213743">
            <text:p>0.20461897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600000000000037">
            <text:p>-0.6</text:p>
          </table:table-cell>
          <table:table-cell office:value-type="float" office:value="0.0581070958829651">
            <text:p>0.0581070959</text:p>
          </table:table-cell>
          <table:table-cell office:value-type="float" office:value="0.205750488593512">
            <text:p>0.20575048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500000000000037">
            <text:p>-0.5</text:p>
          </table:table-cell>
          <table:table-cell office:value-type="float" office:value="0.0479215645945588">
            <text:p>0.0479215646</text:p>
          </table:table-cell>
          <table:table-cell office:value-type="float" office:value="0.206778640112182">
            <text:p>0.20677864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400000000000037">
            <text:p>-0.4</text:p>
          </table:table-cell>
          <table:table-cell office:value-type="float" office:value="0.0379507746737357">
            <text:p>0.0379507747</text:p>
          </table:table-cell>
          <table:table-cell office:value-type="float" office:value="0.207763565523338">
            <text:p>0.20776356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300000000000037">
            <text:p>-0.3</text:p>
          </table:table-cell>
          <table:table-cell office:value-type="float" office:value="0.0284836185130227">
            <text:p>0.0284836185</text:p>
          </table:table-cell>
          <table:table-cell office:value-type="float" office:value="0.208526022872399">
            <text:p>0.20852602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200000000000037">
            <text:p>-0.2</text:p>
          </table:table-cell>
          <table:table-cell office:value-type="float" office:value="0.0192791331557426">
            <text:p>0.0192791332</text:p>
          </table:table-cell>
          <table:table-cell office:value-type="float" office:value="0.209000062046738">
            <text:p>0.2090000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100000000000037">
            <text:p>-0.1</text:p>
          </table:table-cell>
          <table:table-cell office:value-type="float" office:value="0.00946297896621304">
            <text:p>0.009462979</text:p>
          </table:table-cell>
          <table:table-cell office:value-type="float" office:value="0.209221452578809">
            <text:p>0.20922145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-0.000353175223316662">
            <text:p>-0.0003531752</text:p>
          </table:table-cell>
          <table:table-cell office:value-type="float" office:value="0.209442843110878">
            <text:p>0.20944284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0999999999999635">
            <text:p>0.1</text:p>
          </table:table-cell>
          <table:table-cell office:value-type="float" office:value="-0.00917387917826907">
            <text:p>-0.0091738792</text:p>
          </table:table-cell>
          <table:table-cell office:value-type="float" office:value="0.209354497253639">
            <text:p>0.20935449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199999999999963">
            <text:p>0.2</text:p>
          </table:table-cell>
          <table:table-cell office:value-type="float" office:value="-0.0189041356990777">
            <text:p>-0.0189041357</text:p>
          </table:table-cell>
          <table:table-cell office:value-type="float" office:value="0.208932995752589">
            <text:p>0.20893299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299999999999963">
            <text:p>0.3</text:p>
          </table:table-cell>
          <table:table-cell office:value-type="float" office:value="-0.0288130711621982">
            <text:p>-0.0288130712</text:p>
          </table:table-cell>
          <table:table-cell office:value-type="float" office:value="0.208414879654003">
            <text:p>0.20841487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399999999999964">
            <text:p>0.4</text:p>
          </table:table-cell>
          <table:table-cell office:value-type="float" office:value="-0.038282903583549">
            <text:p>-0.0382829036</text:p>
          </table:table-cell>
          <table:table-cell office:value-type="float" office:value="0.207736874311718">
            <text:p>0.20773687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499999999999963">
            <text:p>0.5</text:p>
          </table:table-cell>
          <table:table-cell office:value-type="float" office:value="-0.0479087625619223">
            <text:p>-0.0479087626</text:p>
          </table:table-cell>
          <table:table-cell office:value-type="float" office:value="0.20669225816057">
            <text:p>0.2066922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599999999999963">
            <text:p>0.6</text:p>
          </table:table-cell>
          <table:table-cell office:value-type="float" office:value="-0.0572232400532962">
            <text:p>-0.0572232401</text:p>
          </table:table-cell>
          <table:table-cell office:value-type="float" office:value="0.205759639951253">
            <text:p>0.205759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699999999999963">
            <text:p>0.7</text:p>
          </table:table-cell>
          <table:table-cell office:value-type="float" office:value="-0.0675568265813612">
            <text:p>-0.0675568266</text:p>
          </table:table-cell>
          <table:table-cell office:value-type="float" office:value="0.204396350304384">
            <text:p>0.20439635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799999999999963">
            <text:p>0.8</text:p>
          </table:table-cell>
          <table:table-cell office:value-type="float" office:value="-0.0774378622739888">
            <text:p>-0.0774378623</text:p>
          </table:table-cell>
          <table:table-cell office:value-type="float" office:value="0.202676690198915">
            <text:p>0.20267669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899999999999963">
            <text:p>0.9</text:p>
          </table:table-cell>
          <table:table-cell office:value-type="float" office:value="-0.087000590352268">
            <text:p>-0.0870005904</text:p>
          </table:table-cell>
          <table:table-cell office:value-type="float" office:value="0.200629818984194">
            <text:p>0.2006298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999999999999963">
            <text:p>1</text:p>
          </table:table-cell>
          <table:table-cell office:value-type="float" office:value="-0.096846555276257">
            <text:p>-0.0968465553</text:p>
          </table:table-cell>
          <table:table-cell office:value-type="float" office:value="0.198425781983253">
            <text:p>0.1984257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09999999999996">
            <text:p>1.1</text:p>
          </table:table-cell>
          <table:table-cell office:value-type="float" office:value="-0.107438082048121">
            <text:p>-0.107438082</text:p>
          </table:table-cell>
          <table:table-cell office:value-type="float" office:value="0.195745203637509">
            <text:p>0.1957452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19999999999996">
            <text:p>1.2</text:p>
          </table:table-cell>
          <table:table-cell office:value-type="float" office:value="-0.117557261725826">
            <text:p>-0.1175572617</text:p>
          </table:table-cell>
          <table:table-cell office:value-type="float" office:value="0.192589000025548">
            <text:p>0.1925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29999999999996">
            <text:p>1.3</text:p>
          </table:table-cell>
          <table:table-cell office:value-type="float" office:value="-0.127257825033156">
            <text:p>-0.127257825</text:p>
          </table:table-cell>
          <table:table-cell office:value-type="float" office:value="0.18904027577811">
            <text:p>0.18904027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39999999999996">
            <text:p>1.4</text:p>
          </table:table-cell>
          <table:table-cell office:value-type="float" office:value="-0.137913556497623">
            <text:p>-0.1379135565</text:p>
          </table:table-cell>
          <table:table-cell office:value-type="float" office:value="0.184726750565501">
            <text:p>0.18472675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49999999999996">
            <text:p>1.5</text:p>
          </table:table-cell>
          <table:table-cell office:value-type="float" office:value="-0.14814070585689">
            <text:p>-0.1481407059</text:p>
          </table:table-cell>
          <table:table-cell office:value-type="float" office:value="0.180474842987556">
            <text:p>0.1804748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59999999999996">
            <text:p>1.6</text:p>
          </table:table-cell>
          <table:table-cell office:value-type="float" office:value="-0.157841305923357">
            <text:p>-0.1578413059</text:p>
          </table:table-cell>
          <table:table-cell office:value-type="float" office:value="0.175184323877148">
            <text:p>0.17518432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69999999999996">
            <text:p>1.7</text:p>
          </table:table-cell>
          <table:table-cell office:value-type="float" office:value="-0.167874045697519">
            <text:p>-0.1678740457</text:p>
          </table:table-cell>
          <table:table-cell office:value-type="float" office:value="0.169086388693748">
            <text:p>0.16908638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79999999999996">
            <text:p>1.8</text:p>
          </table:table-cell>
          <table:table-cell office:value-type="float" office:value="-0.177739476269767">
            <text:p>-0.1777394763</text:p>
          </table:table-cell>
          <table:table-cell office:value-type="float" office:value="0.162254502759912">
            <text:p>0.16225450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89999999999996">
            <text:p>1.9</text:p>
          </table:table-cell>
          <table:table-cell office:value-type="float" office:value="-0.187653439071491">
            <text:p>-0.1876534391</text:p>
          </table:table-cell>
          <table:table-cell office:value-type="float" office:value="0.15573403346141">
            <text:p>0.15573403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.99999999999996">
            <text:p>2</text:p>
          </table:table-cell>
          <table:table-cell office:value-type="float" office:value="-0.19515745071431">
            <text:p>-0.1951574507</text:p>
          </table:table-cell>
          <table:table-cell office:value-type="float" office:value="0.148141240460933">
            <text:p>0.14814124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09999999999996">
            <text:p>2.1</text:p>
          </table:table-cell>
          <table:table-cell office:value-type="float" office:value="-0.204457101151945">
            <text:p>-0.2044571012</text:p>
          </table:table-cell>
          <table:table-cell office:value-type="float" office:value="0.139199101873311">
            <text:p>0.13919910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19999999999996">
            <text:p>2.2</text:p>
          </table:table-cell>
          <table:table-cell office:value-type="float" office:value="-0.213137004776582">
            <text:p>-0.2131370048</text:p>
          </table:table-cell>
          <table:table-cell office:value-type="float" office:value="0.130130186023032">
            <text:p>0.1301301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29999999999996">
            <text:p>2.3</text:p>
          </table:table-cell>
          <table:table-cell office:value-type="float" office:value="-0.218744587194151">
            <text:p>-0.2187445872</text:p>
          </table:table-cell>
          <table:table-cell office:value-type="float" office:value="0.12058628487422">
            <text:p>0.12058628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39999999999996">
            <text:p>2.4</text:p>
          </table:table-cell>
          <table:table-cell office:value-type="float" office:value="-0.223652394353833">
            <text:p>-0.2236523944</text:p>
          </table:table-cell>
          <table:table-cell office:value-type="float" office:value="0.1111044090272">
            <text:p>0.1111044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49999999999996">
            <text:p>2.5</text:p>
          </table:table-cell>
          <table:table-cell office:value-type="float" office:value="-0.230962897439194">
            <text:p>-0.2309628974</text:p>
          </table:table-cell>
          <table:table-cell office:value-type="float" office:value="0.100666006378048">
            <text:p>0.10066600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59999999999996">
            <text:p>2.6</text:p>
          </table:table-cell>
          <table:table-cell office:value-type="float" office:value="-0.233936994993961">
            <text:p>-0.233936995</text:p>
          </table:table-cell>
          <table:table-cell office:value-type="float" office:value="0.0898842465714762">
            <text:p>0.08988424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69999999999996">
            <text:p>2.7</text:p>
          </table:table-cell>
          <table:table-cell office:value-type="float" office:value="-0.236911092548728">
            <text:p>-0.2369110925</text:p>
          </table:table-cell>
          <table:table-cell office:value-type="float" office:value="0.0791043040121239">
            <text:p>0.0791043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79999999999996">
            <text:p>2.8</text:p>
          </table:table-cell>
          <table:table-cell office:value-type="float" office:value="-0.240031901518889">
            <text:p>-0.2400319015</text:p>
          </table:table-cell>
          <table:table-cell office:value-type="float" office:value="0.0690899333247156">
            <text:p>0.06908993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89999999999996">
            <text:p>2.9</text:p>
          </table:table-cell>
          <table:table-cell office:value-type="float" office:value="-0.241141204173388">
            <text:p>-0.2411412042</text:p>
          </table:table-cell>
          <table:table-cell office:value-type="float" office:value="0.0600280319162231">
            <text:p>0.06002803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99999999999996">
            <text:p>3</text:p>
          </table:table-cell>
          <table:table-cell office:value-type="float" office:value="-0.242250506827887">
            <text:p>-0.2422505068</text:p>
          </table:table-cell>
          <table:table-cell office:value-type="float" office:value="0.0509646274305698">
            <text:p>0.05096462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09999999999997">
            <text:p>3.1</text:p>
          </table:table-cell>
          <table:table-cell office:value-type="float" office:value="-0.24215883056156">
            <text:p>-0.2421588306</text:p>
          </table:table-cell>
          <table:table-cell office:value-type="float" office:value="0.0418346920773696">
            <text:p>0.04183469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19999999999997">
            <text:p>3.2</text:p>
          </table:table-cell>
          <table:table-cell office:value-type="float" office:value="-0.243231769847037">
            <text:p>-0.2432317698</text:p>
          </table:table-cell>
          <table:table-cell office:value-type="float" office:value="0.0335003882355039">
            <text:p>0.03350038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29999999999997">
            <text:p>3.3</text:p>
          </table:table-cell>
          <table:table-cell office:value-type="float" office:value="-0.242705842785721">
            <text:p>-0.2427058428</text:p>
          </table:table-cell>
          <table:table-cell office:value-type="float" office:value="0.0256029049839787">
            <text:p>0.025602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39999999999997">
            <text:p>3.4</text:p>
          </table:table-cell>
          <table:table-cell office:value-type="float" office:value="-0.242376684071685">
            <text:p>-0.2423766841</text:p>
          </table:table-cell>
          <table:table-cell office:value-type="float" office:value="0.0179277716228413">
            <text:p>0.01792777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49999999999997">
            <text:p>3.5</text:p>
          </table:table-cell>
          <table:table-cell office:value-type="float" office:value="-0.242460022573484">
            <text:p>-0.2424600226</text:p>
          </table:table-cell>
          <table:table-cell office:value-type="float" office:value="0.0107000682498499">
            <text:p>0.01070006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59999999999997">
            <text:p>3.6</text:p>
          </table:table-cell>
          <table:table-cell office:value-type="float" office:value="-0.242158481662964">
            <text:p>-0.2421584817</text:p>
          </table:table-cell>
          <table:table-cell office:value-type="float" office:value="0.00361668549934551">
            <text:p>0.00361668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69999999999997">
            <text:p>3.7</text:p>
          </table:table-cell>
          <table:table-cell office:value-type="float" office:value="-0.242055114895574">
            <text:p>-0.2420551149</text:p>
          </table:table-cell>
          <table:table-cell office:value-type="float" office:value="-0.00329157308379386">
            <text:p>-0.00329157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79999999999997">
            <text:p>3.8</text:p>
          </table:table-cell>
          <table:table-cell office:value-type="float" office:value="-0.241918559338994">
            <text:p>-0.2419185593</text:p>
          </table:table-cell>
          <table:table-cell office:value-type="float" office:value="-0.0104536462229927">
            <text:p>-0.01045364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89999999999997">
            <text:p>3.9</text:p>
          </table:table-cell>
          <table:table-cell office:value-type="float" office:value="-0.241782003782414">
            <text:p>-0.2417820038</text:p>
          </table:table-cell>
          <table:table-cell office:value-type="float" office:value="-0.0176157193621925">
            <text:p>-0.01761571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99999999999997">
            <text:p>4</text:p>
          </table:table-cell>
          <table:table-cell office:value-type="float" office:value="-0.241752810264859">
            <text:p>-0.2417528103</text:p>
          </table:table-cell>
          <table:table-cell office:value-type="float" office:value="-0.0242303888954562">
            <text:p>-0.02423038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09999999999997">
            <text:p>4.1</text:p>
          </table:table-cell>
          <table:table-cell office:value-type="float" office:value="-0.242125726734036">
            <text:p>-0.2421257267</text:p>
          </table:table-cell>
          <table:table-cell office:value-type="float" office:value="-0.0317320140078414">
            <text:p>-0.0317320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19999999999997">
            <text:p>4.2</text:p>
          </table:table-cell>
          <table:table-cell office:value-type="float" office:value="-0.242498643203213">
            <text:p>-0.2424986432</text:p>
          </table:table-cell>
          <table:table-cell office:value-type="float" office:value="-0.0392336391202285">
            <text:p>-0.03923363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29999999999997">
            <text:p>4.3</text:p>
          </table:table-cell>
          <table:table-cell office:value-type="float" office:value="-0.24287155967239">
            <text:p>-0.2428715597</text:p>
          </table:table-cell>
          <table:table-cell office:value-type="float" office:value="-0.0467352642326137">
            <text:p>-0.04673526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39999999999996">
            <text:p>4.4</text:p>
          </table:table-cell>
          <table:table-cell office:value-type="float" office:value="-0.240683461925617">
            <text:p>-0.2406834619</text:p>
          </table:table-cell>
          <table:table-cell office:value-type="float" office:value="-0.0551523476916623">
            <text:p>-0.05515234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49999999999996">
            <text:p>4.5</text:p>
          </table:table-cell>
          <table:table-cell office:value-type="float" office:value="-0.241179954025585">
            <text:p>-0.241179954</text:p>
          </table:table-cell>
          <table:table-cell office:value-type="float" office:value="-0.0646433362974995">
            <text:p>-0.06464333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59999999999996">
            <text:p>4.6</text:p>
          </table:table-cell>
          <table:table-cell office:value-type="float" office:value="-0.240614104858068">
            <text:p>-0.2406141049</text:p>
          </table:table-cell>
          <table:table-cell office:value-type="float" office:value="-0.0743741116988017">
            <text:p>-0.07437411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69999999999996">
            <text:p>4.7</text:p>
          </table:table-cell>
          <table:table-cell office:value-type="float" office:value="-0.236826482524659">
            <text:p>-0.2368264825</text:p>
          </table:table-cell>
          <table:table-cell office:value-type="float" office:value="-0.0833091342640317">
            <text:p>-0.08330913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79999999999996">
            <text:p>4.8</text:p>
          </table:table-cell>
          <table:table-cell office:value-type="float" office:value="-0.235942595542292">
            <text:p>-0.2359425955</text:p>
          </table:table-cell>
          <table:table-cell office:value-type="float" office:value="-0.0935320160547451">
            <text:p>-0.09353201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89999999999996">
            <text:p>4.9</text:p>
          </table:table-cell>
          <table:table-cell office:value-type="float" office:value="-0.232575777428213">
            <text:p>-0.2325757774</text:p>
          </table:table-cell>
          <table:table-cell office:value-type="float" office:value="-0.103883480131044">
            <text:p>-0.10388348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4.99999999999996">
            <text:p>5</text:p>
          </table:table-cell>
          <table:table-cell office:value-type="float" office:value="-0.228714983193474">
            <text:p>-0.2287149832</text:p>
          </table:table-cell>
          <table:table-cell office:value-type="float" office:value="-0.113566475431809">
            <text:p>-0.11356647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09999999999996">
            <text:p>5.1</text:p>
          </table:table-cell>
          <table:table-cell office:value-type="float" office:value="-0.2229061338079">
            <text:p>-0.2229061338</text:p>
          </table:table-cell>
          <table:table-cell office:value-type="float" office:value="-0.124365474192791">
            <text:p>-0.12436547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19999999999996">
            <text:p>5.2</text:p>
          </table:table-cell>
          <table:table-cell office:value-type="float" office:value="-0.215734778961162">
            <text:p>-0.215734779</text:p>
          </table:table-cell>
          <table:table-cell office:value-type="float" office:value="-0.134049668692416">
            <text:p>-0.13404966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29999999999996">
            <text:p>5.3</text:p>
          </table:table-cell>
          <table:table-cell office:value-type="float" office:value="-0.210018088803089">
            <text:p>-0.2100180888</text:p>
          </table:table-cell>
          <table:table-cell office:value-type="float" office:value="-0.143662277275026">
            <text:p>-0.14366227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39999999999996">
            <text:p>5.4</text:p>
          </table:table-cell>
          <table:table-cell office:value-type="float" office:value="-0.202438156403811">
            <text:p>-0.2024381564</text:p>
          </table:table-cell>
          <table:table-cell office:value-type="float" office:value="-0.152764582435613">
            <text:p>-0.1527645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49999999999996">
            <text:p>5.5</text:p>
          </table:table-cell>
          <table:table-cell office:value-type="float" office:value="-0.19416012623986">
            <text:p>-0.1941601262</text:p>
          </table:table-cell>
          <table:table-cell office:value-type="float" office:value="-0.161560924151356">
            <text:p>-0.16156092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59999999999996">
            <text:p>5.6</text:p>
          </table:table-cell>
          <table:table-cell office:value-type="float" office:value="-0.184469860753948">
            <text:p>-0.1844698608</text:p>
          </table:table-cell>
          <table:table-cell office:value-type="float" office:value="-0.1691800349171">
            <text:p>-0.16918003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69999999999996">
            <text:p>5.7</text:p>
          </table:table-cell>
          <table:table-cell office:value-type="float" office:value="-0.174779595268033">
            <text:p>-0.1747795953</text:p>
          </table:table-cell>
          <table:table-cell office:value-type="float" office:value="-0.176799145682846">
            <text:p>-0.17679914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79999999999996">
            <text:p>5.8</text:p>
          </table:table-cell>
          <table:table-cell office:value-type="float" office:value="-0.165711942521549">
            <text:p>-0.1657119425</text:p>
          </table:table-cell>
          <table:table-cell office:value-type="float" office:value="-0.183177990119928">
            <text:p>-0.18317799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89999999999996">
            <text:p>5.9</text:p>
          </table:table-cell>
          <table:table-cell office:value-type="float" office:value="-0.155114043584448">
            <text:p>-0.1551140436</text:p>
          </table:table-cell>
          <table:table-cell office:value-type="float" office:value="-0.188846939092429">
            <text:p>-0.18884693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5.99999999999996">
            <text:p>6</text:p>
          </table:table-cell>
          <table:table-cell office:value-type="float" office:value="-0.144516144647348">
            <text:p>-0.1445161446</text:p>
          </table:table-cell>
          <table:table-cell office:value-type="float" office:value="-0.19451588806493">
            <text:p>-0.19451588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09999999999996">
            <text:p>6.1</text:p>
          </table:table-cell>
          <table:table-cell office:value-type="float" office:value="-0.134930559161689">
            <text:p>-0.1349305592</text:p>
          </table:table-cell>
          <table:table-cell office:value-type="float" office:value="-0.199086358055575">
            <text:p>-0.19908635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19999999999996">
            <text:p>6.2</text:p>
          </table:table-cell>
          <table:table-cell office:value-type="float" office:value="-0.124302309509911">
            <text:p>-0.1243023095</text:p>
          </table:table-cell>
          <table:table-cell office:value-type="float" office:value="-0.203000196686145">
            <text:p>-0.20300019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29999999999996">
            <text:p>6.3</text:p>
          </table:table-cell>
          <table:table-cell office:value-type="float" office:value="-0.113674059858133">
            <text:p>-0.1136740599</text:p>
          </table:table-cell>
          <table:table-cell office:value-type="float" office:value="-0.206914035316715">
            <text:p>-0.20691403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39999999999996">
            <text:p>6.4</text:p>
          </table:table-cell>
          <table:table-cell office:value-type="float" office:value="-0.102679214258444">
            <text:p>-0.1026792143</text:p>
          </table:table-cell>
          <table:table-cell office:value-type="float" office:value="-0.209707408034318">
            <text:p>-0.2097074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49999999999996">
            <text:p>6.5</text:p>
          </table:table-cell>
          <table:table-cell office:value-type="float" office:value="-0.0935718561822503">
            <text:p>-0.0935718562</text:p>
          </table:table-cell>
          <table:table-cell office:value-type="float" office:value="-0.213063405863473">
            <text:p>-0.21306340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59999999999996">
            <text:p>6.6</text:p>
          </table:table-cell>
          <table:table-cell office:value-type="float" office:value="-0.0832686387769548">
            <text:p>-0.0832686388</text:p>
          </table:table-cell>
          <table:table-cell office:value-type="float" office:value="-0.215135066412523">
            <text:p>-0.21513506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69999999999996">
            <text:p>6.7</text:p>
          </table:table-cell>
          <table:table-cell office:value-type="float" office:value="-0.0733402278403911">
            <text:p>-0.0733402278</text:p>
          </table:table-cell>
          <table:table-cell office:value-type="float" office:value="-0.217133855545445">
            <text:p>-0.21713385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79999999999996">
            <text:p>6.8</text:p>
          </table:table-cell>
          <table:table-cell office:value-type="float" office:value="-0.0633000155125198">
            <text:p>-0.0633000155</text:p>
          </table:table-cell>
          <table:table-cell office:value-type="float" office:value="-0.218708600342775">
            <text:p>-0.21870860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89999999999996">
            <text:p>6.9</text:p>
          </table:table-cell>
          <table:table-cell office:value-type="float" office:value="-0.0532598031846487">
            <text:p>-0.0532598032</text:p>
          </table:table-cell>
          <table:table-cell office:value-type="float" office:value="-0.220283063264326">
            <text:p>-0.22028306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99999999999996">
            <text:p>7</text:p>
          </table:table-cell>
          <table:table-cell office:value-type="float" office:value="-0.0432195908567763">
            <text:p>-0.0432195909</text:p>
          </table:table-cell>
          <table:table-cell office:value-type="float" office:value="-0.221857244310098">
            <text:p>-0.22185724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09999999999996">
            <text:p>7.1</text:p>
          </table:table-cell>
          <table:table-cell office:value-type="float" office:value="-0.0331793785289051">
            <text:p>-0.0331793785</text:p>
          </table:table-cell>
          <table:table-cell office:value-type="float" office:value="-0.22343114348009">
            <text:p>-0.22343114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19999999999995">
            <text:p>7.2</text:p>
          </table:table-cell>
          <table:table-cell office:value-type="float" office:value="-0.0240158211577001">
            <text:p>-0.0240158212</text:p>
          </table:table-cell>
          <table:table-cell office:value-type="float" office:value="-0.224043332843306">
            <text:p>-0.22404333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29999999999995">
            <text:p>7.3</text:p>
          </table:table-cell>
          <table:table-cell office:value-type="float" office:value="-0.0142917072104984">
            <text:p>-0.0142917072</text:p>
          </table:table-cell>
          <table:table-cell office:value-type="float" office:value="-0.224126480926736">
            <text:p>-0.22412648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39999999999995">
            <text:p>7.4</text:p>
          </table:table-cell>
          <table:table-cell office:value-type="float" office:value="-0.00456759326329668">
            <text:p>-0.0045675933</text:p>
          </table:table-cell>
          <table:table-cell office:value-type="float" office:value="-0.224209646111547">
            <text:p>-0.22420964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49999999999995">
            <text:p>7.5</text:p>
          </table:table-cell>
          <table:table-cell office:value-type="float" office:value="0.00515652068390503">
            <text:p>0.0051565207</text:p>
          </table:table-cell>
          <table:table-cell office:value-type="float" office:value="-0.224292828397738">
            <text:p>-0.22429282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59999999999995">
            <text:p>7.6</text:p>
          </table:table-cell>
          <table:table-cell office:value-type="float" office:value="0.0148806346311067">
            <text:p>0.0148806346</text:p>
          </table:table-cell>
          <table:table-cell office:value-type="float" office:value="-0.22437602778531">
            <text:p>-0.22437602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69999999999995">
            <text:p>7.7</text:p>
          </table:table-cell>
          <table:table-cell office:value-type="float" office:value="0.024853295689922">
            <text:p>0.0248532957</text:p>
          </table:table-cell>
          <table:table-cell office:value-type="float" office:value="-0.224199445824331">
            <text:p>-0.22419944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79999999999995">
            <text:p>7.8</text:p>
          </table:table-cell>
          <table:table-cell office:value-type="float" office:value="0.0343777785172188">
            <text:p>0.0343777785</text:p>
          </table:table-cell>
          <table:table-cell office:value-type="float" office:value="-0.223657717062323">
            <text:p>-0.22365771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89999999999995">
            <text:p>7.9</text:p>
          </table:table-cell>
          <table:table-cell office:value-type="float" office:value="0.0442617390521607">
            <text:p>0.0442617391</text:p>
          </table:table-cell>
          <table:table-cell office:value-type="float" office:value="-0.223088597042655">
            <text:p>-0.2230885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99999999999995">
            <text:p>8</text:p>
          </table:table-cell>
          <table:table-cell office:value-type="float" office:value="0.053508653723803">
            <text:p>0.0535086537</text:p>
          </table:table-cell>
          <table:table-cell office:value-type="float" office:value="-0.222431673653697">
            <text:p>-0.22243167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09999999999995">
            <text:p>8.1</text:p>
          </table:table-cell>
          <table:table-cell office:value-type="float" office:value="0.063902074675257">
            <text:p>0.0639020747</text:p>
          </table:table-cell>
          <table:table-cell office:value-type="float" office:value="-0.2214804252357">
            <text:p>-0.22148042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19999999999995">
            <text:p>8.2</text:p>
          </table:table-cell>
          <table:table-cell office:value-type="float" office:value="0.0736181236351698">
            <text:p>0.0736181236</text:p>
          </table:table-cell>
          <table:table-cell office:value-type="float" office:value="-0.220061871393356">
            <text:p>-0.22006187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29999999999995">
            <text:p>8.3</text:p>
          </table:table-cell>
          <table:table-cell office:value-type="float" office:value="0.0837773226687966">
            <text:p>0.0837773227</text:p>
          </table:table-cell>
          <table:table-cell office:value-type="float" office:value="-0.218440582102751">
            <text:p>-0.21844058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39999999999995">
            <text:p>8.4</text:p>
          </table:table-cell>
          <table:table-cell office:value-type="float" office:value="0.0942085687733055">
            <text:p>0.0942085688</text:p>
          </table:table-cell>
          <table:table-cell office:value-type="float" office:value="-0.216375887826323">
            <text:p>-0.21637588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49999999999995">
            <text:p>8.5</text:p>
          </table:table-cell>
          <table:table-cell office:value-type="float" office:value="0.104639814877814">
            <text:p>0.1046398149</text:p>
          </table:table-cell>
          <table:table-cell office:value-type="float" office:value="-0.214311591477645">
            <text:p>-0.21431159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59999999999995">
            <text:p>8.6</text:p>
          </table:table-cell>
          <table:table-cell office:value-type="float" office:value="0.114478621939299">
            <text:p>0.1144786219</text:p>
          </table:table-cell>
          <table:table-cell office:value-type="float" office:value="-0.212304035413175">
            <text:p>-0.21230403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69999999999995">
            <text:p>8.7</text:p>
          </table:table-cell>
          <table:table-cell office:value-type="float" office:value="0.124771917995332">
            <text:p>0.124771918</text:p>
          </table:table-cell>
          <table:table-cell office:value-type="float" office:value="-0.208807903559952">
            <text:p>-0.2088079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79999999999995">
            <text:p>8.8</text:p>
          </table:table-cell>
          <table:table-cell office:value-type="float" office:value="0.135065214051363">
            <text:p>0.1350652141</text:p>
          </table:table-cell>
          <table:table-cell office:value-type="float" office:value="-0.205311226107673">
            <text:p>-0.20531122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89999999999995">
            <text:p>8.9</text:p>
          </table:table-cell>
          <table:table-cell office:value-type="float" office:value="0.14600406092407">
            <text:p>0.1460040609</text:p>
          </table:table-cell>
          <table:table-cell office:value-type="float" office:value="-0.201513921324864">
            <text:p>-0.20151392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99999999999995">
            <text:p>9</text:p>
          </table:table-cell>
          <table:table-cell office:value-type="float" office:value="0.156187428006059">
            <text:p>0.156187428</text:p>
          </table:table-cell>
          <table:table-cell office:value-type="float" office:value="-0.196630423888778">
            <text:p>-0.19663042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09999999999995">
            <text:p>9.1</text:p>
          </table:table-cell>
          <table:table-cell office:value-type="float" office:value="0.166370795088043">
            <text:p>0.1663707951</text:p>
          </table:table-cell>
          <table:table-cell office:value-type="float" office:value="-0.191747561968013">
            <text:p>-0.1917475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19999999999995">
            <text:p>9.2</text:p>
          </table:table-cell>
          <table:table-cell office:value-type="float" office:value="0.176324620919457">
            <text:p>0.1763246209</text:p>
          </table:table-cell>
          <table:table-cell office:value-type="float" office:value="-0.185867127421511">
            <text:p>-0.18586712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29999999999995">
            <text:p>9.3</text:p>
          </table:table-cell>
          <table:table-cell office:value-type="float" office:value="0.186047407089013">
            <text:p>0.1860474071</text:p>
          </table:table-cell>
          <table:table-cell office:value-type="float" office:value="-0.180204501848603">
            <text:p>-0.18020450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39999999999995">
            <text:p>9.4</text:p>
          </table:table-cell>
          <table:table-cell office:value-type="float" office:value="0.195809737644952">
            <text:p>0.1958097376</text:p>
          </table:table-cell>
          <table:table-cell office:value-type="float" office:value="-0.172657803967409">
            <text:p>-0.1726578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49999999999995">
            <text:p>9.5</text:p>
          </table:table-cell>
          <table:table-cell office:value-type="float" office:value="0.20557206820089">
            <text:p>0.2055720682</text:p>
          </table:table-cell>
          <table:table-cell office:value-type="float" office:value="-0.16511073680056">
            <text:p>-0.16511073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59999999999995">
            <text:p>9.6</text:p>
          </table:table-cell>
          <table:table-cell office:value-type="float" office:value="0.21391630896424">
            <text:p>0.213916309</text:p>
          </table:table-cell>
          <table:table-cell office:value-type="float" office:value="-0.156833887491688">
            <text:p>-0.15683388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69999999999995">
            <text:p>9.7</text:p>
          </table:table-cell>
          <table:table-cell office:value-type="float" office:value="0.22137909433906">
            <text:p>0.2213790943</text:p>
          </table:table-cell>
          <table:table-cell office:value-type="float" office:value="-0.148096983952069">
            <text:p>-0.1480969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79999999999995">
            <text:p>9.8</text:p>
          </table:table-cell>
          <table:table-cell office:value-type="float" office:value="0.228754411225688">
            <text:p>0.2287544112</text:p>
          </table:table-cell>
          <table:table-cell office:value-type="float" office:value="-0.138301167648226">
            <text:p>-0.13830116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89999999999995">
            <text:p>9.9</text:p>
          </table:table-cell>
          <table:table-cell office:value-type="float" office:value="0.235156941038208">
            <text:p>0.235156941</text:p>
          </table:table-cell>
          <table:table-cell office:value-type="float" office:value="-0.128615088144887">
            <text:p>-0.12861508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9.99999999999994">
            <text:p>10</text:p>
          </table:table-cell>
          <table:table-cell office:value-type="float" office:value="0.240693107931305">
            <text:p>0.2406931079</text:p>
          </table:table-cell>
          <table:table-cell office:value-type="float" office:value="-0.11814337079578">
            <text:p>-0.11814337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0999999999999">
            <text:p>10.1</text:p>
          </table:table-cell>
          <table:table-cell office:value-type="float" office:value="0.245025155445346">
            <text:p>0.2450251554</text:p>
          </table:table-cell>
          <table:table-cell office:value-type="float" office:value="-0.108460317757005">
            <text:p>-0.10846031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1999999999999">
            <text:p>10.2</text:p>
          </table:table-cell>
          <table:table-cell office:value-type="float" office:value="0.247748669291477">
            <text:p>0.2477486693</text:p>
          </table:table-cell>
          <table:table-cell office:value-type="float" office:value="-0.0987018161488102">
            <text:p>-0.09870181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2999999999999">
            <text:p>10.3</text:p>
          </table:table-cell>
          <table:table-cell office:value-type="float" office:value="0.250472183137613">
            <text:p>0.2504721831</text:p>
          </table:table-cell>
          <table:table-cell office:value-type="float" office:value="-0.0889441008734859">
            <text:p>-0.08894410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3999999999999">
            <text:p>10.4</text:p>
          </table:table-cell>
          <table:table-cell office:value-type="float" office:value="0.253263891181822">
            <text:p>0.2532638912</text:p>
          </table:table-cell>
          <table:table-cell office:value-type="float" office:value="-0.0789694033632609">
            <text:p>-0.07896940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4999999999999">
            <text:p>10.5</text:p>
          </table:table-cell>
          <table:table-cell office:value-type="float" office:value="0.253382565888655">
            <text:p>0.2533825659</text:p>
          </table:table-cell>
          <table:table-cell office:value-type="float" office:value="-0.0696615631794927">
            <text:p>-0.06966156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5999999999999">
            <text:p>10.6</text:p>
          </table:table-cell>
          <table:table-cell office:value-type="float" office:value="0.254877375872678">
            <text:p>0.2548773759</text:p>
          </table:table-cell>
          <table:table-cell office:value-type="float" office:value="-0.0614318162483187">
            <text:p>-0.06143181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6999999999999">
            <text:p>10.7</text:p>
          </table:table-cell>
          <table:table-cell office:value-type="float" office:value="0.255331652190322">
            <text:p>0.2553316522</text:p>
          </table:table-cell>
          <table:table-cell office:value-type="float" office:value="-0.0530708341447132">
            <text:p>-0.05307083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7999999999999">
            <text:p>10.8</text:p>
          </table:table-cell>
          <table:table-cell office:value-type="float" office:value="0.256089510662076">
            <text:p>0.2560895107</text:p>
          </table:table-cell>
          <table:table-cell office:value-type="float" office:value="-0.0455066266502681">
            <text:p>-0.04550662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8999999999999">
            <text:p>10.9</text:p>
          </table:table-cell>
          <table:table-cell office:value-type="float" office:value="0.256070202263498">
            <text:p>0.2560702023</text:p>
          </table:table-cell>
          <table:table-cell office:value-type="float" office:value="-0.0382183883581262">
            <text:p>-0.03821838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9999999999999">
            <text:p>11</text:p>
          </table:table-cell>
          <table:table-cell office:value-type="float" office:value="0.25605089386491">
            <text:p>0.2560508939</text:p>
          </table:table-cell>
          <table:table-cell office:value-type="float" office:value="-0.0309278992228586">
            <text:p>-0.03092789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0999999999999">
            <text:p>11.1</text:p>
          </table:table-cell>
          <table:table-cell office:value-type="float" office:value="0.255445706394726">
            <text:p>0.2554457064</text:p>
          </table:table-cell>
          <table:table-cell office:value-type="float" office:value="-0.0239814280620784">
            <text:p>-0.02398142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1999999999999">
            <text:p>11.2</text:p>
          </table:table-cell>
          <table:table-cell office:value-type="float" office:value="0.255822029426789">
            <text:p>0.2558220294</text:p>
          </table:table-cell>
          <table:table-cell office:value-type="float" office:value="-0.0175051149616973">
            <text:p>-0.0175051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2999999999999">
            <text:p>11.3</text:p>
          </table:table-cell>
          <table:table-cell office:value-type="float" office:value="0.25644929573127">
            <text:p>0.2564492957</text:p>
          </table:table-cell>
          <table:table-cell office:value-type="float" office:value="-0.0105647620148548">
            <text:p>-0.0105647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3999999999999">
            <text:p>11.4</text:p>
          </table:table-cell>
          <table:table-cell office:value-type="float" office:value="0.257076562035752">
            <text:p>0.257076562</text:p>
          </table:table-cell>
          <table:table-cell office:value-type="float" office:value="-0.00362440906801222">
            <text:p>-0.00362440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4999999999999">
            <text:p>11.5</text:p>
          </table:table-cell>
          <table:table-cell office:value-type="float" office:value="0.257703828340234">
            <text:p>0.2577038283</text:p>
          </table:table-cell>
          <table:table-cell office:value-type="float" office:value="0.00331594387883034">
            <text:p>0.00331594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5999999999999">
            <text:p>11.6</text:p>
          </table:table-cell>
          <table:table-cell office:value-type="float" office:value="0.258331094644715">
            <text:p>0.2583310946</text:p>
          </table:table-cell>
          <table:table-cell office:value-type="float" office:value="0.0102562968256729">
            <text:p>0.01025629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6999999999999">
            <text:p>11.7</text:p>
          </table:table-cell>
          <table:table-cell office:value-type="float" office:value="0.256944837061011">
            <text:p>0.2569448371</text:p>
          </table:table-cell>
          <table:table-cell office:value-type="float" office:value="0.0176088487045224">
            <text:p>0.01760884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7999999999999">
            <text:p>11.8</text:p>
          </table:table-cell>
          <table:table-cell office:value-type="float" office:value="0.260199228685799">
            <text:p>0.2601992287</text:p>
          </table:table-cell>
          <table:table-cell office:value-type="float" office:value="0.0266524351397952">
            <text:p>0.02665243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8999999999999">
            <text:p>11.9</text:p>
          </table:table-cell>
          <table:table-cell office:value-type="float" office:value="0.258818956366039">
            <text:p>0.2588189564</text:p>
          </table:table-cell>
          <table:table-cell office:value-type="float" office:value="0.0347547641313936">
            <text:p>0.03475476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1.9999999999999">
            <text:p>12</text:p>
          </table:table-cell>
          <table:table-cell office:value-type="float" office:value="0.257843974285835">
            <text:p>0.2578439743</text:p>
          </table:table-cell>
          <table:table-cell office:value-type="float" office:value="0.0422720353048131">
            <text:p>0.04227203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0999999999999">
            <text:p>12.1</text:p>
          </table:table-cell>
          <table:table-cell office:value-type="float" office:value="0.258041257227726">
            <text:p>0.2580412572</text:p>
          </table:table-cell>
          <table:table-cell office:value-type="float" office:value="0.0515007324032411">
            <text:p>0.05150073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1999999999999">
            <text:p>12.2</text:p>
          </table:table-cell>
          <table:table-cell office:value-type="float" office:value="0.258238540169615">
            <text:p>0.2582385402</text:p>
          </table:table-cell>
          <table:table-cell office:value-type="float" office:value="0.060729946677637">
            <text:p>0.06072994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2999999999999">
            <text:p>12.3</text:p>
          </table:table-cell>
          <table:table-cell office:value-type="float" office:value="0.254947741939597">
            <text:p>0.2549477419</text:p>
          </table:table-cell>
          <table:table-cell office:value-type="float" office:value="0.069870734185659">
            <text:p>0.06987073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3999999999999">
            <text:p>12.4</text:p>
          </table:table-cell>
          <table:table-cell office:value-type="float" office:value="0.251822482266806">
            <text:p>0.2518224823</text:p>
          </table:table-cell>
          <table:table-cell office:value-type="float" office:value="0.0798321879814431">
            <text:p>0.0798321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4999999999999">
            <text:p>12.5</text:p>
          </table:table-cell>
          <table:table-cell office:value-type="float" office:value="0.247674521258705">
            <text:p>0.2476745213</text:p>
          </table:table-cell>
          <table:table-cell office:value-type="float" office:value="0.0897345914544381">
            <text:p>0.08973459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5999999999999">
            <text:p>12.6</text:p>
          </table:table-cell>
          <table:table-cell office:value-type="float" office:value="0.243524489355917">
            <text:p>0.2435244894</text:p>
          </table:table-cell>
          <table:table-cell office:value-type="float" office:value="0.0999683466291723">
            <text:p>0.09996834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6999999999999">
            <text:p>12.7</text:p>
          </table:table-cell>
          <table:table-cell office:value-type="float" office:value="0.238757245633795">
            <text:p>0.2387572456</text:p>
          </table:table-cell>
          <table:table-cell office:value-type="float" office:value="0.110026839387109">
            <text:p>0.11002683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7999999999999">
            <text:p>12.8</text:p>
          </table:table-cell>
          <table:table-cell office:value-type="float" office:value="0.231046566447064">
            <text:p>0.2310465664</text:p>
          </table:table-cell>
          <table:table-cell office:value-type="float" office:value="0.119657723934427">
            <text:p>0.11965772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8999999999999">
            <text:p>12.9</text:p>
          </table:table-cell>
          <table:table-cell office:value-type="float" office:value="0.223882030595887">
            <text:p>0.2238820306</text:p>
          </table:table-cell>
          <table:table-cell office:value-type="float" office:value="0.128289744557631">
            <text:p>0.12828974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2.9999999999999">
            <text:p>13</text:p>
          </table:table-cell>
          <table:table-cell office:value-type="float" office:value="0.216303595805191">
            <text:p>0.2163035958</text:p>
          </table:table-cell>
          <table:table-cell office:value-type="float" office:value="0.136528049802357">
            <text:p>0.13652804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0999999999999">
            <text:p>13.1</text:p>
          </table:table-cell>
          <table:table-cell office:value-type="float" office:value="0.208081283397638">
            <text:p>0.2080812834</text:p>
          </table:table-cell>
          <table:table-cell office:value-type="float" office:value="0.144039225017606">
            <text:p>0.1440392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1999999999999">
            <text:p>13.2</text:p>
          </table:table-cell>
          <table:table-cell office:value-type="float" office:value="0.198749809703943">
            <text:p>0.1987498097</text:p>
          </table:table-cell>
          <table:table-cell office:value-type="float" office:value="0.15117743407537">
            <text:p>0.15117743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2999999999999">
            <text:p>13.3</text:p>
          </table:table-cell>
          <table:table-cell office:value-type="float" office:value="0.189674775008848">
            <text:p>0.189674775</text:p>
          </table:table-cell>
          <table:table-cell office:value-type="float" office:value="0.157110894212974">
            <text:p>0.15711089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3999999999999">
            <text:p>13.4</text:p>
          </table:table-cell>
          <table:table-cell office:value-type="float" office:value="0.180520121884787">
            <text:p>0.1805201219</text:p>
          </table:table-cell>
          <table:table-cell office:value-type="float" office:value="0.162908010006267">
            <text:p>0.162908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4999999999999">
            <text:p>13.5</text:p>
          </table:table-cell>
          <table:table-cell office:value-type="float" office:value="0.170504514666849">
            <text:p>0.1705045147</text:p>
          </table:table-cell>
          <table:table-cell office:value-type="float" office:value="0.167776604687019">
            <text:p>0.16777660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5999999999999">
            <text:p>13.6</text:p>
          </table:table-cell>
          <table:table-cell office:value-type="float" office:value="0.161073794238261">
            <text:p>0.1610737942</text:p>
          </table:table-cell>
          <table:table-cell office:value-type="float" office:value="0.171623159616983">
            <text:p>0.17162315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6999999999999">
            <text:p>13.7</text:p>
          </table:table-cell>
          <table:table-cell office:value-type="float" office:value="0.151502289690144">
            <text:p>0.1515022897</text:p>
          </table:table-cell>
          <table:table-cell office:value-type="float" office:value="0.175374556848237">
            <text:p>0.17537455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7999999999999">
            <text:p>13.8</text:p>
          </table:table-cell>
          <table:table-cell office:value-type="float" office:value="0.142006492155365">
            <text:p>0.1420064922</text:p>
          </table:table-cell>
          <table:table-cell office:value-type="float" office:value="0.17914334992579">
            <text:p>0.17914334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8999999999999">
            <text:p>13.9</text:p>
          </table:table-cell>
          <table:table-cell office:value-type="float" office:value="0.132473458761038">
            <text:p>0.1324734588</text:p>
          </table:table-cell>
          <table:table-cell office:value-type="float" office:value="0.182146461828361">
            <text:p>0.18214646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9999999999999">
            <text:p>14</text:p>
          </table:table-cell>
          <table:table-cell office:value-type="float" office:value="0.122773823902027">
            <text:p>0.1227738239</text:p>
          </table:table-cell>
          <table:table-cell office:value-type="float" office:value="0.184438863109347">
            <text:p>0.18443886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0999999999999">
            <text:p>14.1</text:p>
          </table:table-cell>
          <table:table-cell office:value-type="float" office:value="0.112702897460351">
            <text:p>0.1127028975</text:p>
          </table:table-cell>
          <table:table-cell office:value-type="float" office:value="0.18675070046067">
            <text:p>0.18675070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1999999999999">
            <text:p>14.2</text:p>
          </table:table-cell>
          <table:table-cell office:value-type="float" office:value="0.104179612856343">
            <text:p>0.1041796129</text:p>
          </table:table-cell>
          <table:table-cell office:value-type="float" office:value="0.188505211363623">
            <text:p>0.18850521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2999999999999">
            <text:p>14.3</text:p>
          </table:table-cell>
          <table:table-cell office:value-type="float" office:value="0.0949460646543397">
            <text:p>0.0949460647</text:p>
          </table:table-cell>
          <table:table-cell office:value-type="float" office:value="0.190019969808104">
            <text:p>0.19001996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3999999999999">
            <text:p>14.4</text:p>
          </table:table-cell>
          <table:table-cell office:value-type="float" office:value="0.086200181208912">
            <text:p>0.0862001812</text:p>
          </table:table-cell>
          <table:table-cell office:value-type="float" office:value="0.190788872687687">
            <text:p>0.19078887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4999999999999">
            <text:p>14.5</text:p>
          </table:table-cell>
          <table:table-cell office:value-type="float" office:value="0.076998677498526">
            <text:p>0.0769986775</text:p>
          </table:table-cell>
          <table:table-cell office:value-type="float" office:value="0.191314529614144">
            <text:p>0.19131452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5999999999999">
            <text:p>14.6</text:p>
          </table:table-cell>
          <table:table-cell office:value-type="float" office:value="0.0679937517978163">
            <text:p>0.0679937518</text:p>
          </table:table-cell>
          <table:table-cell office:value-type="float" office:value="0.191915006230814">
            <text:p>0.19191500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6999999999999">
            <text:p>14.7</text:p>
          </table:table-cell>
          <table:table-cell office:value-type="float" office:value="0.059323767065828">
            <text:p>0.0593237671</text:p>
          </table:table-cell>
          <table:table-cell office:value-type="float" office:value="0.192481787507035">
            <text:p>0.19248178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7999999999999">
            <text:p>14.8</text:p>
          </table:table-cell>
          <table:table-cell office:value-type="float" office:value="0.0503071920473592">
            <text:p>0.050307192</text:p>
          </table:table-cell>
          <table:table-cell office:value-type="float" office:value="0.192845236523258">
            <text:p>0.19284523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8999999999999">
            <text:p>14.9</text:p>
          </table:table-cell>
          <table:table-cell office:value-type="float" office:value="0.0417851903793938">
            <text:p>0.0417851904</text:p>
          </table:table-cell>
          <table:table-cell office:value-type="float" office:value="0.19278497042067">
            <text:p>0.19278497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4.9999999999999">
            <text:p>15</text:p>
          </table:table-cell>
          <table:table-cell office:value-type="float" office:value="0.03326318871143">
            <text:p>0.0332631887</text:p>
          </table:table-cell>
          <table:table-cell office:value-type="float" office:value="0.192724746281619">
            <text:p>0.19272474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5">
            <text:p>-15</text:p>
          </table:table-cell>
          <table:table-cell office:value-type="float" office:value="-0.0329998657518236">
            <text:p>-0.0329998658</text:p>
          </table:table-cell>
          <table:table-cell office:value-type="float" office:value="0.184317074359909">
            <text:p>0.18431707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9">
            <text:p>-14.9</text:p>
          </table:table-cell>
          <table:table-cell office:value-type="float" office:value="-0.0417133649503653">
            <text:p>-0.041713365</text:p>
          </table:table-cell>
          <table:table-cell office:value-type="float" office:value="0.184446076234436">
            <text:p>0.18444607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8">
            <text:p>-14.8</text:p>
          </table:table-cell>
          <table:table-cell office:value-type="float" office:value="-0.049679711040463">
            <text:p>-0.049679711</text:p>
          </table:table-cell>
          <table:table-cell office:value-type="float" office:value="0.18446147351328">
            <text:p>0.18446147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7">
            <text:p>-14.7</text:p>
          </table:table-cell>
          <table:table-cell office:value-type="float" office:value="-0.0576460571305628">
            <text:p>-0.0576460571</text:p>
          </table:table-cell>
          <table:table-cell office:value-type="float" office:value="0.184477027715382">
            <text:p>0.18447702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6">
            <text:p>-14.6</text:p>
          </table:table-cell>
          <table:table-cell office:value-type="float" office:value="-0.0654719604741361">
            <text:p>-0.0654719605</text:p>
          </table:table-cell>
          <table:table-cell office:value-type="float" office:value="0.183593183103084">
            <text:p>0.18359318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5">
            <text:p>-14.5</text:p>
          </table:table-cell>
          <table:table-cell office:value-type="float" office:value="-0.0755356233441965">
            <text:p>-0.0755356233</text:p>
          </table:table-cell>
          <table:table-cell office:value-type="float" office:value="0.183325921668134">
            <text:p>0.18332592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4">
            <text:p>-14.4</text:p>
          </table:table-cell>
          <table:table-cell office:value-type="float" office:value="-0.083524846444882">
            <text:p>-0.0835248464</text:p>
          </table:table-cell>
          <table:table-cell office:value-type="float" office:value="0.182092069807976">
            <text:p>0.18209206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3">
            <text:p>-14.3</text:p>
          </table:table-cell>
          <table:table-cell office:value-type="float" office:value="-0.0922414921554443">
            <text:p>-0.0922414922</text:p>
          </table:table-cell>
          <table:table-cell office:value-type="float" office:value="0.18083363092078">
            <text:p>0.18083363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2">
            <text:p>-14.2</text:p>
          </table:table-cell>
          <table:table-cell office:value-type="float" office:value="-0.101147737584223">
            <text:p>-0.1011477376</text:p>
          </table:table-cell>
          <table:table-cell office:value-type="float" office:value="0.179346471420763">
            <text:p>0.17934647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.1">
            <text:p>-14.1</text:p>
          </table:table-cell>
          <table:table-cell office:value-type="float" office:value="-0.110053983012995">
            <text:p>-0.110053983</text:p>
          </table:table-cell>
          <table:table-cell office:value-type="float" office:value="0.177860121727443">
            <text:p>0.17786012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4">
            <text:p>-14</text:p>
          </table:table-cell>
          <table:table-cell office:value-type="float" office:value="-0.120222783300904">
            <text:p>-0.1202227833</text:p>
          </table:table-cell>
          <table:table-cell office:value-type="float" office:value="0.175464885264764">
            <text:p>0.17546488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9">
            <text:p>-13.9</text:p>
          </table:table-cell>
          <table:table-cell office:value-type="float" office:value="-0.127800863821224">
            <text:p>-0.1278008638</text:p>
          </table:table-cell>
          <table:table-cell office:value-type="float" office:value="0.173149786422937">
            <text:p>0.17314978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8">
            <text:p>-13.8</text:p>
          </table:table-cell>
          <table:table-cell office:value-type="float" office:value="-0.136879686170667">
            <text:p>-0.1368796862</text:p>
          </table:table-cell>
          <table:table-cell office:value-type="float" office:value="0.169997275210837">
            <text:p>0.16999727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7">
            <text:p>-13.7</text:p>
          </table:table-cell>
          <table:table-cell office:value-type="float" office:value="-0.145488525810371">
            <text:p>-0.1454885258</text:p>
          </table:table-cell>
          <table:table-cell office:value-type="float" office:value="0.166580396060076">
            <text:p>0.16658039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6">
            <text:p>-13.6</text:p>
          </table:table-cell>
          <table:table-cell office:value-type="float" office:value="-0.155052128339532">
            <text:p>-0.1550521283</text:p>
          </table:table-cell>
          <table:table-cell office:value-type="float" office:value="0.162743798526626">
            <text:p>0.16274379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5">
            <text:p>-13.5</text:p>
          </table:table-cell>
          <table:table-cell office:value-type="float" office:value="-0.163417931474109">
            <text:p>-0.1634179315</text:p>
          </table:table-cell>
          <table:table-cell office:value-type="float" office:value="0.158592885707776">
            <text:p>0.15859288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4">
            <text:p>-13.4</text:p>
          </table:table-cell>
          <table:table-cell office:value-type="float" office:value="-0.172923071599349">
            <text:p>-0.1729230716</text:p>
          </table:table-cell>
          <table:table-cell office:value-type="float" office:value="0.153693818169383">
            <text:p>0.15369381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3">
            <text:p>-13.3</text:p>
          </table:table-cell>
          <table:table-cell office:value-type="float" office:value="-0.181936453096684">
            <text:p>-0.1819364531</text:p>
          </table:table-cell>
          <table:table-cell office:value-type="float" office:value="0.148582462989798">
            <text:p>0.1485824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2">
            <text:p>-13.2</text:p>
          </table:table-cell>
          <table:table-cell office:value-type="float" office:value="-0.190224138719281">
            <text:p>-0.1902241387</text:p>
          </table:table-cell>
          <table:table-cell office:value-type="float" office:value="0.141862492261411">
            <text:p>0.14186249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.1">
            <text:p>-13.1</text:p>
          </table:table-cell>
          <table:table-cell office:value-type="float" office:value="-0.198088767448482">
            <text:p>-0.1980887674</text:p>
          </table:table-cell>
          <table:table-cell office:value-type="float" office:value="0.135389774003951">
            <text:p>0.1353897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3">
            <text:p>-13</text:p>
          </table:table-cell>
          <table:table-cell office:value-type="float" office:value="-0.206340205465437">
            <text:p>-0.2063402055</text:p>
          </table:table-cell>
          <table:table-cell office:value-type="float" office:value="0.128508557292238">
            <text:p>0.12850855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9">
            <text:p>-12.9</text:p>
          </table:table-cell>
          <table:table-cell office:value-type="float" office:value="-0.212953707440667">
            <text:p>-0.2129537074</text:p>
          </table:table-cell>
          <table:table-cell office:value-type="float" office:value="0.121418492541454">
            <text:p>0.12141849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8">
            <text:p>-12.8</text:p>
          </table:table-cell>
          <table:table-cell office:value-type="float" office:value="-0.220003993240691">
            <text:p>-0.2200039932</text:p>
          </table:table-cell>
          <table:table-cell office:value-type="float" office:value="0.112925999819135">
            <text:p>0.11292599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7">
            <text:p>-12.7</text:p>
          </table:table-cell>
          <table:table-cell office:value-type="float" office:value="-0.225160597473708">
            <text:p>-0.2251605975</text:p>
          </table:table-cell>
          <table:table-cell office:value-type="float" office:value="0.103745775123824">
            <text:p>0.10374577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6">
            <text:p>-12.6</text:p>
          </table:table-cell>
          <table:table-cell office:value-type="float" office:value="-0.230706664294697">
            <text:p>-0.2307066643</text:p>
          </table:table-cell>
          <table:table-cell office:value-type="float" office:value="0.094724133883785">
            <text:p>0.09472413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5">
            <text:p>-12.5</text:p>
          </table:table-cell>
          <table:table-cell office:value-type="float" office:value="-0.23612663589745">
            <text:p>-0.2361266359</text:p>
          </table:table-cell>
          <table:table-cell office:value-type="float" office:value="0.0860418287463613">
            <text:p>0.08604182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4">
            <text:p>-12.4</text:p>
          </table:table-cell>
          <table:table-cell office:value-type="float" office:value="-0.238864536594188">
            <text:p>-0.2388645366</text:p>
          </table:table-cell>
          <table:table-cell office:value-type="float" office:value="0.0765933488503889">
            <text:p>0.07659334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3">
            <text:p>-12.3</text:p>
          </table:table-cell>
          <table:table-cell office:value-type="float" office:value="-0.241581608135831">
            <text:p>-0.2415816081</text:p>
          </table:table-cell>
          <table:table-cell office:value-type="float" office:value="0.0674034453707441">
            <text:p>0.06740344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2">
            <text:p>-12.2</text:p>
          </table:table-cell>
          <table:table-cell office:value-type="float" office:value="-0.244125257815169">
            <text:p>-0.2441252578</text:p>
          </table:table-cell>
          <table:table-cell office:value-type="float" office:value="0.0588056808562958">
            <text:p>0.05880568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.1">
            <text:p>-12.1</text:p>
          </table:table-cell>
          <table:table-cell office:value-type="float" office:value="-0.245387910918008">
            <text:p>-0.2453879109</text:p>
          </table:table-cell>
          <table:table-cell office:value-type="float" office:value="0.0501025363068672">
            <text:p>0.05010253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2">
            <text:p>-12</text:p>
          </table:table-cell>
          <table:table-cell office:value-type="float" office:value="-0.244687110428124">
            <text:p>-0.2446871104</text:p>
          </table:table-cell>
          <table:table-cell office:value-type="float" office:value="0.0413332978016159">
            <text:p>0.04133329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9">
            <text:p>-11.9</text:p>
          </table:table-cell>
          <table:table-cell office:value-type="float" office:value="-0.246833904763183">
            <text:p>-0.2468339048</text:p>
          </table:table-cell>
          <table:table-cell office:value-type="float" office:value="0.0331272214285552">
            <text:p>0.03312722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8">
            <text:p>-11.8</text:p>
          </table:table-cell>
          <table:table-cell office:value-type="float" office:value="-0.24744540474554">
            <text:p>-0.2474454047</text:p>
          </table:table-cell>
          <table:table-cell office:value-type="float" office:value="0.0253301294444058">
            <text:p>0.02533012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7">
            <text:p>-11.7</text:p>
          </table:table-cell>
          <table:table-cell office:value-type="float" office:value="-0.248056904727897">
            <text:p>-0.2480569047</text:p>
          </table:table-cell>
          <table:table-cell office:value-type="float" office:value="0.0175306130551246">
            <text:p>0.01753061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6">
            <text:p>-11.6</text:p>
          </table:table-cell>
          <table:table-cell office:value-type="float" office:value="-0.247659237996186">
            <text:p>-0.247659238</text:p>
          </table:table-cell>
          <table:table-cell office:value-type="float" office:value="0.0103050829761984">
            <text:p>0.0103050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5">
            <text:p>-11.5</text:p>
          </table:table-cell>
          <table:table-cell office:value-type="float" office:value="-0.246967123710962">
            <text:p>-0.2469671237</text:p>
          </table:table-cell>
          <table:table-cell office:value-type="float" office:value="0.00335696071224978">
            <text:p>0.00335696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4">
            <text:p>-11.4</text:p>
          </table:table-cell>
          <table:table-cell office:value-type="float" office:value="-0.246275009425743">
            <text:p>-0.2462750094</text:p>
          </table:table-cell>
          <table:table-cell office:value-type="float" office:value="-0.00358870640751646">
            <text:p>-0.00358870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3">
            <text:p>-11.3</text:p>
          </table:table-cell>
          <table:table-cell office:value-type="float" office:value="-0.246073265575098">
            <text:p>-0.2460732656</text:p>
          </table:table-cell>
          <table:table-cell office:value-type="float" office:value="-0.0103827166257773">
            <text:p>-0.01038271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2">
            <text:p>-11.2</text:p>
          </table:table-cell>
          <table:table-cell office:value-type="float" office:value="-0.245971066786219">
            <text:p>-0.2459710668</text:p>
          </table:table-cell>
          <table:table-cell office:value-type="float" office:value="-0.0171371535379768">
            <text:p>-0.01713715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.1">
            <text:p>-11.1</text:p>
          </table:table-cell>
          <table:table-cell office:value-type="float" office:value="-0.245868867997336">
            <text:p>-0.245868868</text:p>
          </table:table-cell>
          <table:table-cell office:value-type="float" office:value="-0.0238929449391927">
            <text:p>-0.02389294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1">
            <text:p>-11</text:p>
          </table:table-cell>
          <table:table-cell office:value-type="float" office:value="-0.245459057548536">
            <text:p>-0.2454590575</text:p>
          </table:table-cell>
          <table:table-cell office:value-type="float" office:value="-0.0306757030229168">
            <text:p>-0.0306757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9">
            <text:p>-10.9</text:p>
          </table:table-cell>
          <table:table-cell office:value-type="float" office:value="-0.245219619018236">
            <text:p>-0.245219619</text:p>
          </table:table-cell>
          <table:table-cell office:value-type="float" office:value="-0.0376131029281719">
            <text:p>-0.03761310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8">
            <text:p>-10.8</text:p>
          </table:table-cell>
          <table:table-cell office:value-type="float" office:value="-0.244399526873255">
            <text:p>-0.2443995269</text:p>
          </table:table-cell>
          <table:table-cell office:value-type="float" office:value="-0.0450142314788713">
            <text:p>-0.04501423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7">
            <text:p>-10.7</text:p>
          </table:table-cell>
          <table:table-cell office:value-type="float" office:value="-0.244695066549787">
            <text:p>-0.2446950665</text:p>
          </table:table-cell>
          <table:table-cell office:value-type="float" office:value="-0.0529397848169367">
            <text:p>-0.05293978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6">
            <text:p>-10.6</text:p>
          </table:table-cell>
          <table:table-cell office:value-type="float" office:value="-0.242978807802784">
            <text:p>-0.2429788078</text:p>
          </table:table-cell>
          <table:table-cell office:value-type="float" office:value="-0.0607288211593696">
            <text:p>-0.06072882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5">
            <text:p>-10.5</text:p>
          </table:table-cell>
          <table:table-cell office:value-type="float" office:value="-0.242101635155447">
            <text:p>-0.2421016352</text:p>
          </table:table-cell>
          <table:table-cell office:value-type="float" office:value="-0.0690718994791002">
            <text:p>-0.06907189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4">
            <text:p>-10.4</text:p>
          </table:table-cell>
          <table:table-cell office:value-type="float" office:value="-0.239608801442858">
            <text:p>-0.2396088014</text:p>
          </table:table-cell>
          <table:table-cell office:value-type="float" office:value="-0.0770681455110718">
            <text:p>-0.07706814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3">
            <text:p>-10.3</text:p>
          </table:table-cell>
          <table:table-cell office:value-type="float" office:value="-0.23789735594597">
            <text:p>-0.2378973559</text:p>
          </table:table-cell>
          <table:table-cell office:value-type="float" office:value="-0.0866120657641898">
            <text:p>-0.08661206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2">
            <text:p>-10.2</text:p>
          </table:table-cell>
          <table:table-cell office:value-type="float" office:value="-0.235490694182594">
            <text:p>-0.2354906942</text:p>
          </table:table-cell>
          <table:table-cell office:value-type="float" office:value="-0.0954186775104609">
            <text:p>-0.09541867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.1">
            <text:p>-10.1</text:p>
          </table:table-cell>
          <table:table-cell office:value-type="float" office:value="-0.231970325570293">
            <text:p>-0.2319703256</text:p>
          </table:table-cell>
          <table:table-cell office:value-type="float" office:value="-0.104480780023788">
            <text:p>-0.104480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0">
            <text:p>-10</text:p>
          </table:table-cell>
          <table:table-cell office:value-type="float" office:value="-0.227188624490128">
            <text:p>-0.2271886245</text:p>
          </table:table-cell>
          <table:table-cell office:value-type="float" office:value="-0.113875775987243">
            <text:p>-0.1138757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90000000000002">
            <text:p>-9.9</text:p>
          </table:table-cell>
          <table:table-cell office:value-type="float" office:value="-0.22218881797336">
            <text:p>-0.222188818</text:p>
          </table:table-cell>
          <table:table-cell office:value-type="float" office:value="-0.122442610462061">
            <text:p>-0.12244261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80000000000002">
            <text:p>-9.8</text:p>
          </table:table-cell>
          <table:table-cell office:value-type="float" office:value="-0.216204786717146">
            <text:p>-0.2162047867</text:p>
          </table:table-cell>
          <table:table-cell office:value-type="float" office:value="-0.131582782077383">
            <text:p>-0.13158278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70000000000002">
            <text:p>-9.7</text:p>
          </table:table-cell>
          <table:table-cell office:value-type="float" office:value="-0.209685227396987">
            <text:p>-0.2096852274</text:p>
          </table:table-cell>
          <table:table-cell office:value-type="float" office:value="-0.14073896458884">
            <text:p>-0.14073896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60000000000002">
            <text:p>-9.6</text:p>
          </table:table-cell>
          <table:table-cell office:value-type="float" office:value="-0.202898801814568">
            <text:p>-0.2028988018</text:p>
          </table:table-cell>
          <table:table-cell office:value-type="float" office:value="-0.148792629436583">
            <text:p>-0.14879262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50000000000002">
            <text:p>-9.5</text:p>
          </table:table-cell>
          <table:table-cell office:value-type="float" office:value="-0.194744560999989">
            <text:p>-0.194744561</text:p>
          </table:table-cell>
          <table:table-cell office:value-type="float" office:value="-0.156512542937548">
            <text:p>-0.15651254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40000000000002">
            <text:p>-9.4</text:p>
          </table:table-cell>
          <table:table-cell office:value-type="float" office:value="-0.186377291365437">
            <text:p>-0.1863772914</text:p>
          </table:table-cell>
          <table:table-cell office:value-type="float" office:value="-0.164120224406877">
            <text:p>-0.16412022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30000000000002">
            <text:p>-9.3</text:p>
          </table:table-cell>
          <table:table-cell office:value-type="float" office:value="-0.177356372281742">
            <text:p>-0.1773563723</text:p>
          </table:table-cell>
          <table:table-cell office:value-type="float" office:value="-0.170372546470695">
            <text:p>-0.17037254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20000000000002">
            <text:p>-9.2</text:p>
          </table:table-cell>
          <table:table-cell office:value-type="float" office:value="-0.167842812485592">
            <text:p>-0.1678428125</text:p>
          </table:table-cell>
          <table:table-cell office:value-type="float" office:value="-0.176694789912475">
            <text:p>-0.17669478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10000000000002">
            <text:p>-9.1</text:p>
          </table:table-cell>
          <table:table-cell office:value-type="float" office:value="-0.159533279748049">
            <text:p>-0.1595332797</text:p>
          </table:table-cell>
          <table:table-cell office:value-type="float" office:value="-0.182016461258778">
            <text:p>-0.18201646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9.00000000000002">
            <text:p>-9</text:p>
          </table:table-cell>
          <table:table-cell office:value-type="float" office:value="-0.149265852998798">
            <text:p>-0.149265853</text:p>
          </table:table-cell>
          <table:table-cell office:value-type="float" office:value="-0.18673761785935">
            <text:p>-0.18673761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90000000000002">
            <text:p>-8.9</text:p>
          </table:table-cell>
          <table:table-cell office:value-type="float" office:value="-0.138998426249548">
            <text:p>-0.1389984262</text:p>
          </table:table-cell>
          <table:table-cell office:value-type="float" office:value="-0.191458221913933">
            <text:p>-0.19145822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80000000000002">
            <text:p>-8.8</text:p>
          </table:table-cell>
          <table:table-cell office:value-type="float" office:value="-0.129798167972208">
            <text:p>-0.129798168</text:p>
          </table:table-cell>
          <table:table-cell office:value-type="float" office:value="-0.195197926052742">
            <text:p>-0.19519792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70000000000002">
            <text:p>-8.7</text:p>
          </table:table-cell>
          <table:table-cell office:value-type="float" office:value="-0.119809340111341">
            <text:p>-0.1198093401</text:p>
          </table:table-cell>
          <table:table-cell office:value-type="float" office:value="-0.198121424200732">
            <text:p>-0.19812142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60000000000002">
            <text:p>-8.6</text:p>
          </table:table-cell>
          <table:table-cell office:value-type="float" office:value="-0.109820512250475">
            <text:p>-0.1098205123</text:p>
          </table:table-cell>
          <table:table-cell office:value-type="float" office:value="-0.201044594013129">
            <text:p>-0.2010445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50000000000002">
            <text:p>-8.5</text:p>
          </table:table-cell>
          <table:table-cell office:value-type="float" office:value="-0.0998940071165856">
            <text:p>-0.0998940071</text:p>
          </table:table-cell>
          <table:table-cell office:value-type="float" office:value="-0.204330742121545">
            <text:p>-0.20433074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40000000000002">
            <text:p>-8.4</text:p>
          </table:table-cell>
          <table:table-cell office:value-type="float" office:value="-0.0904189355412968">
            <text:p>-0.0904189355</text:p>
          </table:table-cell>
          <table:table-cell office:value-type="float" office:value="-0.20718587139933">
            <text:p>-0.20718587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30000000000002">
            <text:p>-8.3</text:p>
          </table:table-cell>
          <table:table-cell office:value-type="float" office:value="-0.0810889481478993">
            <text:p>-0.0810889481</text:p>
          </table:table-cell>
          <table:table-cell office:value-type="float" office:value="-0.208724689890013">
            <text:p>-0.20872468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20000000000002">
            <text:p>-8.2</text:p>
          </table:table-cell>
          <table:table-cell office:value-type="float" office:value="-0.0717589607545032">
            <text:p>-0.0717589608</text:p>
          </table:table-cell>
          <table:table-cell office:value-type="float" office:value="-0.210264164007551">
            <text:p>-0.2102641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10000000000002">
            <text:p>-8.1</text:p>
          </table:table-cell>
          <table:table-cell office:value-type="float" office:value="-0.0621430278139035">
            <text:p>-0.0621430278</text:p>
          </table:table-cell>
          <table:table-cell office:value-type="float" office:value="-0.211650131936881">
            <text:p>-0.21165013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8.00000000000002">
            <text:p>-8</text:p>
          </table:table-cell>
          <table:table-cell office:value-type="float" office:value="-0.0518915320906036">
            <text:p>-0.0518915321</text:p>
          </table:table-cell>
          <table:table-cell office:value-type="float" office:value="-0.212833074053348">
            <text:p>-0.21283307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90000000000003">
            <text:p>-7.9</text:p>
          </table:table-cell>
          <table:table-cell office:value-type="float" office:value="-0.0430331275379975">
            <text:p>-0.0430331275</text:p>
          </table:table-cell>
          <table:table-cell office:value-type="float" office:value="-0.213573774881415">
            <text:p>-0.21357377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80000000000003">
            <text:p>-7.8</text:p>
          </table:table-cell>
          <table:table-cell office:value-type="float" office:value="-0.0330113244307615">
            <text:p>-0.0330113244</text:p>
          </table:table-cell>
          <table:table-cell office:value-type="float" office:value="-0.21395180303256">
            <text:p>-0.2139518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70000000000003">
            <text:p>-7.7</text:p>
          </table:table-cell>
          <table:table-cell office:value-type="float" office:value="-0.0241176055491321">
            <text:p>-0.0241176055</text:p>
          </table:table-cell>
          <table:table-cell office:value-type="float" office:value="-0.214857981327961">
            <text:p>-0.21485798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60000000000003">
            <text:p>-7.6</text:p>
          </table:table-cell>
          <table:table-cell office:value-type="float" office:value="-0.0145576671010314">
            <text:p>-0.0145576671</text:p>
          </table:table-cell>
          <table:table-cell office:value-type="float" office:value="-0.214916003606135">
            <text:p>-0.2149160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50000000000003">
            <text:p>-7.5</text:p>
          </table:table-cell>
          <table:table-cell office:value-type="float" office:value="-0.00558698642022051">
            <text:p>-0.0055869864</text:p>
          </table:table-cell>
          <table:table-cell office:value-type="float" office:value="-0.215003941027031">
            <text:p>-0.2150039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40000000000003">
            <text:p>-7.4</text:p>
          </table:table-cell>
          <table:table-cell office:value-type="float" office:value="0.0045767741616419">
            <text:p>0.0045767742</text:p>
          </table:table-cell>
          <table:table-cell office:value-type="float" office:value="-0.214850146921298">
            <text:p>-0.21485014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30000000000003">
            <text:p>-7.3</text:p>
          </table:table-cell>
          <table:table-cell office:value-type="float" office:value="0.0132660132172048">
            <text:p>0.0132660132</text:p>
          </table:table-cell>
          <table:table-cell office:value-type="float" office:value="-0.214365257905701">
            <text:p>-0.21436525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20000000000003">
            <text:p>-7.2</text:p>
          </table:table-cell>
          <table:table-cell office:value-type="float" office:value="0.0224052393102262">
            <text:p>0.0224052393</text:p>
          </table:table-cell>
          <table:table-cell office:value-type="float" office:value="-0.213753420510483">
            <text:p>-0.21375342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10000000000003">
            <text:p>-7.1</text:p>
          </table:table-cell>
          <table:table-cell office:value-type="float" office:value="0.0322062273083885">
            <text:p>0.0322062273</text:p>
          </table:table-cell>
          <table:table-cell office:value-type="float" office:value="-0.212863072642788">
            <text:p>-0.21286307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7.00000000000003">
            <text:p>-7</text:p>
          </table:table-cell>
          <table:table-cell office:value-type="float" office:value="0.0420072153065473">
            <text:p>0.0420072153</text:p>
          </table:table-cell>
          <table:table-cell office:value-type="float" office:value="-0.211972956835922">
            <text:p>-0.21197295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90000000000003">
            <text:p>-6.9</text:p>
          </table:table-cell>
          <table:table-cell office:value-type="float" office:value="0.051198477578532">
            <text:p>0.0511984776</text:p>
          </table:table-cell>
          <table:table-cell office:value-type="float" office:value="-0.210638850438867">
            <text:p>-0.2106388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80000000000003">
            <text:p>-6.8</text:p>
          </table:table-cell>
          <table:table-cell office:value-type="float" office:value="0.0608087529491189">
            <text:p>0.0608087529</text:p>
          </table:table-cell>
          <table:table-cell office:value-type="float" office:value="-0.208684916666432">
            <text:p>-0.20868491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70000000000003">
            <text:p>-6.7</text:p>
          </table:table-cell>
          <table:table-cell office:value-type="float" office:value="0.0704606514548496">
            <text:p>0.0704606515</text:p>
          </table:table-cell>
          <table:table-cell office:value-type="float" office:value="-0.206939356089307">
            <text:p>-0.20693935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60000000000003">
            <text:p>-6.6</text:p>
          </table:table-cell>
          <table:table-cell office:value-type="float" office:value="0.0800842339961796">
            <text:p>0.080084234</text:p>
          </table:table-cell>
          <table:table-cell office:value-type="float" office:value="-0.205268231996323">
            <text:p>-0.205268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50000000000003">
            <text:p>-6.5</text:p>
          </table:table-cell>
          <table:table-cell office:value-type="float" office:value="0.0900242294950007">
            <text:p>0.0900242295</text:p>
          </table:table-cell>
          <table:table-cell office:value-type="float" office:value="-0.202929871608811">
            <text:p>-0.20292987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40000000000003">
            <text:p>-6.4</text:p>
          </table:table-cell>
          <table:table-cell office:value-type="float" office:value="0.0992643217231541">
            <text:p>0.0992643217</text:p>
          </table:table-cell>
          <table:table-cell office:value-type="float" office:value="-0.199872182497465">
            <text:p>-0.19987218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30000000000003">
            <text:p>-6.3</text:p>
          </table:table-cell>
          <table:table-cell office:value-type="float" office:value="0.108504413951309">
            <text:p>0.108504414</text:p>
          </table:table-cell>
          <table:table-cell office:value-type="float" office:value="-0.196813860457746">
            <text:p>-0.19681386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20000000000003">
            <text:p>-6.2</text:p>
          </table:table-cell>
          <table:table-cell office:value-type="float" office:value="0.118470942109682">
            <text:p>0.1184709421</text:p>
          </table:table-cell>
          <table:table-cell office:value-type="float" office:value="-0.193274808402171">
            <text:p>-0.19327480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10000000000003">
            <text:p>-6.1</text:p>
          </table:table-cell>
          <table:table-cell office:value-type="float" office:value="0.129413716246655">
            <text:p>0.1294137162</text:p>
          </table:table-cell>
          <table:table-cell office:value-type="float" office:value="-0.189390045373329">
            <text:p>-0.18939004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.00000000000003">
            <text:p>-6</text:p>
          </table:table-cell>
          <table:table-cell office:value-type="float" office:value="0.137466208563822">
            <text:p>0.1374662086</text:p>
          </table:table-cell>
          <table:table-cell office:value-type="float" office:value="-0.184643467137873">
            <text:p>-0.18464346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90000000000003">
            <text:p>-5.9</text:p>
          </table:table-cell>
          <table:table-cell office:value-type="float" office:value="0.147509675937712">
            <text:p>0.1475096759</text:p>
          </table:table-cell>
          <table:table-cell office:value-type="float" office:value="-0.179219574362589">
            <text:p>-0.17921957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80000000000003">
            <text:p>-5.8</text:p>
          </table:table-cell>
          <table:table-cell office:value-type="float" office:value="0.157082965166389">
            <text:p>0.1570829652</text:p>
          </table:table-cell>
          <table:table-cell office:value-type="float" office:value="-0.173641279841595">
            <text:p>-0.17364127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70000000000003">
            <text:p>-5.7</text:p>
          </table:table-cell>
          <table:table-cell office:value-type="float" office:value="0.166656254395067">
            <text:p>0.1666562544</text:p>
          </table:table-cell>
          <table:table-cell office:value-type="float" office:value="-0.168064231616926">
            <text:p>-0.16806423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60000000000003">
            <text:p>-5.6</text:p>
          </table:table-cell>
          <table:table-cell office:value-type="float" office:value="0.174410127703491">
            <text:p>0.1744101277</text:p>
          </table:table-cell>
          <table:table-cell office:value-type="float" office:value="-0.160670986880641">
            <text:p>-0.16067098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50000000000003">
            <text:p>-5.5</text:p>
          </table:table-cell>
          <table:table-cell office:value-type="float" office:value="0.183418274175217">
            <text:p>0.1834182742</text:p>
          </table:table-cell>
          <table:table-cell office:value-type="float" office:value="-0.153031773877915">
            <text:p>-0.15303177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40000000000003">
            <text:p>-5.4</text:p>
          </table:table-cell>
          <table:table-cell office:value-type="float" office:value="0.191555187141388">
            <text:p>0.1915551871</text:p>
          </table:table-cell>
          <table:table-cell office:value-type="float" office:value="-0.145125185660877">
            <text:p>-0.14512518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30000000000003">
            <text:p>-5.3</text:p>
          </table:table-cell>
          <table:table-cell office:value-type="float" office:value="0.197970548402777">
            <text:p>0.1979705484</text:p>
          </table:table-cell>
          <table:table-cell office:value-type="float" office:value="-0.136705874945908">
            <text:p>-0.13670587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20000000000003">
            <text:p>-5.2</text:p>
          </table:table-cell>
          <table:table-cell office:value-type="float" office:value="0.204053148737146">
            <text:p>0.2040531487</text:p>
          </table:table-cell>
          <table:table-cell office:value-type="float" office:value="-0.128320661060452">
            <text:p>-0.12832066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10000000000004">
            <text:p>-5.1</text:p>
          </table:table-cell>
          <table:table-cell office:value-type="float" office:value="0.210161476674195">
            <text:p>0.2101614767</text:p>
          </table:table-cell>
          <table:table-cell office:value-type="float" office:value="-0.118917139934393">
            <text:p>-0.11891713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5.00000000000004">
            <text:p>-5</text:p>
          </table:table-cell>
          <table:table-cell office:value-type="float" office:value="0.214924954312387">
            <text:p>0.2149249543</text:p>
          </table:table-cell>
          <table:table-cell office:value-type="float" office:value="-0.109232698599863">
            <text:p>-0.10923269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90000000000004">
            <text:p>-4.9</text:p>
          </table:table-cell>
          <table:table-cell office:value-type="float" office:value="0.219688431950579">
            <text:p>0.219688432</text:p>
          </table:table-cell>
          <table:table-cell office:value-type="float" office:value="-0.0995479481280269">
            <text:p>-0.09954794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80000000000004">
            <text:p>-4.8</text:p>
          </table:table-cell>
          <table:table-cell office:value-type="float" office:value="0.222474228140823">
            <text:p>0.2224742281</text:p>
          </table:table-cell>
          <table:table-cell office:value-type="float" office:value="-0.0907388019142144">
            <text:p>-0.09073880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70000000000004">
            <text:p>-4.7</text:p>
          </table:table-cell>
          <table:table-cell office:value-type="float" office:value="0.225573631041642">
            <text:p>0.225573631</text:p>
          </table:table-cell>
          <table:table-cell office:value-type="float" office:value="-0.0812429013544989">
            <text:p>-0.08124290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60000000000004">
            <text:p>-4.6</text:p>
          </table:table-cell>
          <table:table-cell office:value-type="float" office:value="0.227554053849175">
            <text:p>0.2275540538</text:p>
          </table:table-cell>
          <table:table-cell office:value-type="float" office:value="-0.072294492614909">
            <text:p>-0.07229449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50000000000004">
            <text:p>-4.5</text:p>
          </table:table-cell>
          <table:table-cell office:value-type="float" office:value="0.229534476656709">
            <text:p>0.2295344767</text:p>
          </table:table-cell>
          <table:table-cell office:value-type="float" office:value="-0.0633454932367532">
            <text:p>-0.06334549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40000000000004">
            <text:p>-4.4</text:p>
          </table:table-cell>
          <table:table-cell office:value-type="float" office:value="0.230358528088704">
            <text:p>0.2303585281</text:p>
          </table:table-cell>
          <table:table-cell office:value-type="float" office:value="-0.0549156869553781">
            <text:p>-0.0549156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30000000000004">
            <text:p>-4.3</text:p>
          </table:table-cell>
          <table:table-cell office:value-type="float" office:value="0.230280045179596">
            <text:p>0.2302800452</text:p>
          </table:table-cell>
          <table:table-cell office:value-type="float" office:value="-0.0466914446165168">
            <text:p>-0.04669144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20000000000004">
            <text:p>-4.2</text:p>
          </table:table-cell>
          <table:table-cell office:value-type="float" office:value="0.230912007752259">
            <text:p>0.2309120078</text:p>
          </table:table-cell>
          <table:table-cell office:value-type="float" office:value="-0.0389396546992766">
            <text:p>-0.03893965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10000000000004">
            <text:p>-4.1</text:p>
          </table:table-cell>
          <table:table-cell office:value-type="float" office:value="0.231370706458704">
            <text:p>0.2313707065</text:p>
          </table:table-cell>
          <table:table-cell office:value-type="float" office:value="-0.0314263479746524">
            <text:p>-0.0314263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4.00000000000004">
            <text:p>-4</text:p>
          </table:table-cell>
          <table:table-cell office:value-type="float" office:value="0.231829405165148">
            <text:p>0.2318294052</text:p>
          </table:table-cell>
          <table:table-cell office:value-type="float" office:value="-0.0239126215214234">
            <text:p>-0.02391262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90000000000004">
            <text:p>-3.9</text:p>
          </table:table-cell>
          <table:table-cell office:value-type="float" office:value="0.231697272417111">
            <text:p>0.2316972724</text:p>
          </table:table-cell>
          <table:table-cell office:value-type="float" office:value="-0.0169484331485392">
            <text:p>-0.01694843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80000000000004">
            <text:p>-3.8</text:p>
          </table:table-cell>
          <table:table-cell office:value-type="float" office:value="0.231646470472298">
            <text:p>0.2316464705</text:p>
          </table:table-cell>
          <table:table-cell office:value-type="float" office:value="-0.0100278974968357">
            <text:p>-0.01002789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70000000000004">
            <text:p>-3.7</text:p>
          </table:table-cell>
          <table:table-cell office:value-type="float" office:value="0.232160372705248">
            <text:p>0.2321603727</text:p>
          </table:table-cell>
          <table:table-cell office:value-type="float" office:value="-0.00355549424913805">
            <text:p>-0.00355549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60000000000004">
            <text:p>-3.6</text:p>
          </table:table-cell>
          <table:table-cell office:value-type="float" office:value="0.231969133078129">
            <text:p>0.2319691331</text:p>
          </table:table-cell>
          <table:table-cell office:value-type="float" office:value="0.0036074204160248">
            <text:p>0.00360742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50000000000004">
            <text:p>-3.5</text:p>
          </table:table-cell>
          <table:table-cell office:value-type="float" office:value="0.23177789345101">
            <text:p>0.2317778935</text:p>
          </table:table-cell>
          <table:table-cell office:value-type="float" office:value="0.0107703350811883">
            <text:p>0.01077033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40000000000004">
            <text:p>-3.4</text:p>
          </table:table-cell>
          <table:table-cell office:value-type="float" office:value="0.231586653823891">
            <text:p>0.2315866538</text:p>
          </table:table-cell>
          <table:table-cell office:value-type="float" office:value="0.0179332497463512">
            <text:p>0.01793324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30000000000004">
            <text:p>-3.3</text:p>
          </table:table-cell>
          <table:table-cell office:value-type="float" office:value="0.231828268816501">
            <text:p>0.2318282688</text:p>
          </table:table-cell>
          <table:table-cell office:value-type="float" office:value="0.0254049494201706">
            <text:p>0.02540494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20000000000004">
            <text:p>-3.2</text:p>
          </table:table-cell>
          <table:table-cell office:value-type="float" office:value="0.231886310547754">
            <text:p>0.2318863105</text:p>
          </table:table-cell>
          <table:table-cell office:value-type="float" office:value="0.0331274474677">
            <text:p>0.03312744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10000000000004">
            <text:p>-3.1</text:p>
          </table:table-cell>
          <table:table-cell office:value-type="float" office:value="0.230770433471421">
            <text:p>0.2307704335</text:p>
          </table:table-cell>
          <table:table-cell office:value-type="float" office:value="0.0411157137198218">
            <text:p>0.04111571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00000000000004">
            <text:p>-3</text:p>
          </table:table-cell>
          <table:table-cell office:value-type="float" office:value="0.229917551524578">
            <text:p>0.2299175515</text:p>
          </table:table-cell>
          <table:table-cell office:value-type="float" office:value="0.0494910379578287">
            <text:p>0.0494910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90000000000004">
            <text:p>-2.9</text:p>
          </table:table-cell>
          <table:table-cell office:value-type="float" office:value="0.229286091321872">
            <text:p>0.2292860913</text:p>
          </table:table-cell>
          <table:table-cell office:value-type="float" office:value="0.0584568918403305">
            <text:p>0.05845689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80000000000004">
            <text:p>-2.8</text:p>
          </table:table-cell>
          <table:table-cell office:value-type="float" office:value="0.226541999704883">
            <text:p>0.2265419997</text:p>
          </table:table-cell>
          <table:table-cell office:value-type="float" office:value="0.0671886616438836">
            <text:p>0.06718866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70000000000004">
            <text:p>-2.7</text:p>
          </table:table-cell>
          <table:table-cell office:value-type="float" office:value="0.223861874091133">
            <text:p>0.2238618741</text:p>
          </table:table-cell>
          <table:table-cell office:value-type="float" office:value="0.0764031964432718">
            <text:p>0.07640319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60000000000004">
            <text:p>-2.6</text:p>
          </table:table-cell>
          <table:table-cell office:value-type="float" office:value="0.221473014740414">
            <text:p>0.2214730147</text:p>
          </table:table-cell>
          <table:table-cell office:value-type="float" office:value="0.0863947587832843">
            <text:p>0.08639475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50000000000004">
            <text:p>-2.5</text:p>
          </table:table-cell>
          <table:table-cell office:value-type="float" office:value="0.216950218536849">
            <text:p>0.2169502185</text:p>
          </table:table-cell>
          <table:table-cell office:value-type="float" office:value="0.0953150343775779">
            <text:p>0.09531503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40000000000004">
            <text:p>-2.4</text:p>
          </table:table-cell>
          <table:table-cell office:value-type="float" office:value="0.212052402478398">
            <text:p>0.2120524025</text:p>
          </table:table-cell>
          <table:table-cell office:value-type="float" office:value="0.104599116325791">
            <text:p>0.10459911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30000000000004">
            <text:p>-2.3</text:p>
          </table:table-cell>
          <table:table-cell office:value-type="float" office:value="0.206524089633922">
            <text:p>0.2065240896</text:p>
          </table:table-cell>
          <table:table-cell office:value-type="float" office:value="0.114427548340802">
            <text:p>0.11442754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20000000000004">
            <text:p>-2.2</text:p>
          </table:table-cell>
          <table:table-cell office:value-type="float" office:value="0.200251376130524">
            <text:p>0.2002513761</text:p>
          </table:table-cell>
          <table:table-cell office:value-type="float" office:value="0.122717666082138">
            <text:p>0.12271766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10000000000004">
            <text:p>-2.1</text:p>
          </table:table-cell>
          <table:table-cell office:value-type="float" office:value="0.193441337461343">
            <text:p>0.1934413375</text:p>
          </table:table-cell>
          <table:table-cell office:value-type="float" office:value="0.131073965238829">
            <text:p>0.13107396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2.00000000000004">
            <text:p>-2</text:p>
          </table:table-cell>
          <table:table-cell office:value-type="float" office:value="0.185070514852335">
            <text:p>0.1850705149</text:p>
          </table:table-cell>
          <table:table-cell office:value-type="float" office:value="0.139530257284071">
            <text:p>0.13953025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90000000000004">
            <text:p>-1.9</text:p>
          </table:table-cell>
          <table:table-cell office:value-type="float" office:value="0.177162618341698">
            <text:p>0.1771626183</text:p>
          </table:table-cell>
          <table:table-cell office:value-type="float" office:value="0.147082419401201">
            <text:p>0.14708241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80000000000004">
            <text:p>-1.8</text:p>
          </table:table-cell>
          <table:table-cell office:value-type="float" office:value="0.168862163652417">
            <text:p>0.1688621637</text:p>
          </table:table-cell>
          <table:table-cell office:value-type="float" office:value="0.154016903189579">
            <text:p>0.15401690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70000000000004">
            <text:p>-1.7</text:p>
          </table:table-cell>
          <table:table-cell office:value-type="float" office:value="0.159626057823324">
            <text:p>0.1596260578</text:p>
          </table:table-cell>
          <table:table-cell office:value-type="float" office:value="0.159583580766972">
            <text:p>0.15958358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60000000000004">
            <text:p>-1.6</text:p>
          </table:table-cell>
          <table:table-cell office:value-type="float" office:value="0.15038995199423">
            <text:p>0.150389952</text:p>
          </table:table-cell>
          <table:table-cell office:value-type="float" office:value="0.165150258344364">
            <text:p>0.16515025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50000000000004">
            <text:p>-1.5</text:p>
          </table:table-cell>
          <table:table-cell office:value-type="float" office:value="0.140953117617956">
            <text:p>0.1409531176</text:p>
          </table:table-cell>
          <table:table-cell office:value-type="float" office:value="0.170795645351767">
            <text:p>0.17079564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40000000000004">
            <text:p>-1.4</text:p>
          </table:table-cell>
          <table:table-cell office:value-type="float" office:value="0.131504697424316">
            <text:p>0.1315046974</text:p>
          </table:table-cell>
          <table:table-cell office:value-type="float" office:value="0.17517742947309">
            <text:p>0.17517742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30000000000004">
            <text:p>-1.3</text:p>
          </table:table-cell>
          <table:table-cell office:value-type="float" office:value="0.122506865757936">
            <text:p>0.1225068658</text:p>
          </table:table-cell>
          <table:table-cell office:value-type="float" office:value="0.178907831215722">
            <text:p>0.17890783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20000000000004">
            <text:p>-1.2</text:p>
          </table:table-cell>
          <table:table-cell office:value-type="float" office:value="0.111392223768682">
            <text:p>0.1113922238</text:p>
          </table:table-cell>
          <table:table-cell office:value-type="float" office:value="0.182862696697921">
            <text:p>0.18286269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10000000000004">
            <text:p>-1.1</text:p>
          </table:table-cell>
          <table:table-cell office:value-type="float" office:value="0.1026819047811">
            <text:p>0.1026819048</text:p>
          </table:table-cell>
          <table:table-cell office:value-type="float" office:value="0.185825740828472">
            <text:p>0.18582574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1.00000000000004">
            <text:p>-1</text:p>
          </table:table-cell>
          <table:table-cell office:value-type="float" office:value="0.0939715857935187">
            <text:p>0.0939715858</text:p>
          </table:table-cell>
          <table:table-cell office:value-type="float" office:value="0.188788784959022">
            <text:p>0.1887887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900000000000036">
            <text:p>-0.9</text:p>
          </table:table-cell>
          <table:table-cell office:value-type="float" office:value="0.0840447296770757">
            <text:p>0.0840447297</text:p>
          </table:table-cell>
          <table:table-cell office:value-type="float" office:value="0.191079697835369">
            <text:p>0.19107969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800000000000036">
            <text:p>-0.8</text:p>
          </table:table-cell>
          <table:table-cell office:value-type="float" office:value="0.0736908848522221">
            <text:p>0.0736908849</text:p>
          </table:table-cell>
          <table:table-cell office:value-type="float" office:value="0.193104284421329">
            <text:p>0.19310428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700000000000036">
            <text:p>-0.7</text:p>
          </table:table-cell>
          <table:table-cell office:value-type="float" office:value="0.0646065182800977">
            <text:p>0.0646065183</text:p>
          </table:table-cell>
          <table:table-cell office:value-type="float" office:value="0.194662184739148">
            <text:p>0.19466218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600000000000037">
            <text:p>-0.6</text:p>
          </table:table-cell>
          <table:table-cell office:value-type="float" office:value="0.0557758812750789">
            <text:p>0.0557758813</text:p>
          </table:table-cell>
          <table:table-cell office:value-type="float" office:value="0.196212885030519">
            <text:p>0.1962128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500000000000037">
            <text:p>-0.5</text:p>
          </table:table-cell>
          <table:table-cell office:value-type="float" office:value="0.0463183019202146">
            <text:p>0.0463183019</text:p>
          </table:table-cell>
          <table:table-cell office:value-type="float" office:value="0.197466333496985">
            <text:p>0.19746633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400000000000037">
            <text:p>-0.4</text:p>
          </table:table-cell>
          <table:table-cell office:value-type="float" office:value="0.0363475119993915">
            <text:p>0.036347512</text:p>
          </table:table-cell>
          <table:table-cell office:value-type="float" office:value="0.198437554108421">
            <text:p>0.19843755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300000000000037">
            <text:p>-0.3</text:p>
          </table:table-cell>
          <table:table-cell office:value-type="float" office:value="0.0275201570316091">
            <text:p>0.027520157</text:p>
          </table:table-cell>
          <table:table-cell office:value-type="float" office:value="0.199137924708187">
            <text:p>0.19913792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200000000000037">
            <text:p>-0.2</text:p>
          </table:table-cell>
          <table:table-cell office:value-type="float" office:value="0.0188955440702157">
            <text:p>0.0188955441</text:p>
          </table:table-cell>
          <table:table-cell office:value-type="float" office:value="0.199758814938681">
            <text:p>0.19975881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100000000000037">
            <text:p>-0.1</text:p>
          </table:table-cell>
          <table:table-cell office:value-type="float" office:value="0.009092735423846">
            <text:p>0.0090927354</text:p>
          </table:table-cell>
          <table:table-cell office:value-type="float" office:value="0.199975186356784">
            <text:p>0.19997518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-0.000343911149135003">
            <text:p>-0.0003439111</text:p>
          </table:table-cell>
          <table:table-cell office:value-type="float" office:value="0.200108461442089">
            <text:p>0.20010846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0999999999999635">
            <text:p>0.1</text:p>
          </table:table-cell>
          <table:table-cell office:value-type="float" office:value="-0.00899023940298392">
            <text:p>-0.0089902394</text:p>
          </table:table-cell>
          <table:table-cell office:value-type="float" office:value="0.200000839589442">
            <text:p>0.20000083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199999999999963">
            <text:p>0.2</text:p>
          </table:table-cell>
          <table:table-cell office:value-type="float" office:value="-0.0180679754860358">
            <text:p>-0.0180679755</text:p>
          </table:table-cell>
          <table:table-cell office:value-type="float" office:value="0.199732814357712">
            <text:p>0.19973281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299999999999963">
            <text:p>0.3</text:p>
          </table:table-cell>
          <table:table-cell office:value-type="float" office:value="-0.0279769109491561">
            <text:p>-0.0279769109</text:p>
          </table:table-cell>
          <table:table-cell office:value-type="float" office:value="0.199221907614557">
            <text:p>0.19922190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399999999999964">
            <text:p>0.4</text:p>
          </table:table-cell>
          <table:table-cell office:value-type="float" office:value="-0.0368770674250812">
            <text:p>-0.0368770674</text:p>
          </table:table-cell>
          <table:table-cell office:value-type="float" office:value="0.198380576156059">
            <text:p>0.19838057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499999999999963">
            <text:p>0.5</text:p>
          </table:table-cell>
          <table:table-cell office:value-type="float" office:value="-0.0455648581462644">
            <text:p>-0.0455648581</text:p>
          </table:table-cell>
          <table:table-cell office:value-type="float" office:value="0.197479744789517">
            <text:p>0.19747974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599999999999963">
            <text:p>0.6</text:p>
          </table:table-cell>
          <table:table-cell office:value-type="float" office:value="-0.0555182206932145">
            <text:p>-0.0555182207</text:p>
          </table:table-cell>
          <table:table-cell office:value-type="float" office:value="0.196279279726648">
            <text:p>0.19627927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699999999999963">
            <text:p>0.7</text:p>
          </table:table-cell>
          <table:table-cell office:value-type="float" office:value="-0.0650807830833013">
            <text:p>-0.0650807831</text:p>
          </table:table-cell>
          <table:table-cell office:value-type="float" office:value="0.194990945569692">
            <text:p>0.19499094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799999999999963">
            <text:p>0.8</text:p>
          </table:table-cell>
          <table:table-cell office:value-type="float" office:value="-0.0742103428224613">
            <text:p>-0.0742103428</text:p>
          </table:table-cell>
          <table:table-cell office:value-type="float" office:value="0.193059990834826">
            <text:p>0.19305999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899999999999963">
            <text:p>0.9</text:p>
          </table:table-cell>
          <table:table-cell office:value-type="float" office:value="-0.0837730709007415">
            <text:p>-0.0837730709</text:p>
          </table:table-cell>
          <table:table-cell office:value-type="float" office:value="0.190686905671171">
            <text:p>0.19068690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999999999999963">
            <text:p>1</text:p>
          </table:table-cell>
          <table:table-cell office:value-type="float" office:value="-0.0933357989790209">
            <text:p>-0.093335799</text:p>
          </table:table-cell>
          <table:table-cell office:value-type="float" office:value="0.188313820507517">
            <text:p>0.18831382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09999999999996">
            <text:p>1.1</text:p>
          </table:table-cell>
          <table:table-cell office:value-type="float" office:value="-0.103084444815739">
            <text:p>-0.1030844448</text:p>
          </table:table-cell>
          <table:table-cell office:value-type="float" office:value="0.186020021540234">
            <text:p>0.18602002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19999999999996">
            <text:p>1.2</text:p>
          </table:table-cell>
          <table:table-cell office:value-type="float" office:value="-0.112313270063176">
            <text:p>-0.1123132701</text:p>
          </table:table-cell>
          <table:table-cell office:value-type="float" office:value="0.182693924422096">
            <text:p>0.18269392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29999999999996">
            <text:p>1.3</text:p>
          </table:table-cell>
          <table:table-cell office:value-type="float" office:value="-0.122013833370505">
            <text:p>-0.1220138334</text:p>
          </table:table-cell>
          <table:table-cell office:value-type="float" office:value="0.178732417679671">
            <text:p>0.17873241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39999999999996">
            <text:p>1.4</text:p>
          </table:table-cell>
          <table:table-cell office:value-type="float" office:value="-0.131714396677835">
            <text:p>-0.1317143967</text:p>
          </table:table-cell>
          <table:table-cell office:value-type="float" office:value="0.174770910937246">
            <text:p>0.17477091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49999999999996">
            <text:p>1.5</text:p>
          </table:table-cell>
          <table:table-cell office:value-type="float" office:value="-0.141031761686446">
            <text:p>-0.1410317617</text:p>
          </table:table-cell>
          <table:table-cell office:value-type="float" office:value="0.170979260496383">
            <text:p>0.17097926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59999999999996">
            <text:p>1.6</text:p>
          </table:table-cell>
          <table:table-cell office:value-type="float" office:value="-0.150306476050468">
            <text:p>-0.1503064761</text:p>
          </table:table-cell>
          <table:table-cell office:value-type="float" office:value="0.165730603032941">
            <text:p>0.1657306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69999999999996">
            <text:p>1.7</text:p>
          </table:table-cell>
          <table:table-cell office:value-type="float" office:value="-0.159281830695662">
            <text:p>-0.1592818307</text:p>
          </table:table-cell>
          <table:table-cell office:value-type="float" office:value="0.160176531772865">
            <text:p>0.16017653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79999999999996">
            <text:p>1.8</text:p>
          </table:table-cell>
          <table:table-cell office:value-type="float" office:value="-0.168995150672273">
            <text:p>-0.1689951507</text:p>
          </table:table-cell>
          <table:table-cell office:value-type="float" office:value="0.153601184715089">
            <text:p>0.15360118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89999999999996">
            <text:p>1.9</text:p>
          </table:table-cell>
          <table:table-cell office:value-type="float" office:value="-0.177856308148115">
            <text:p>-0.1778563081</text:p>
          </table:table-cell>
          <table:table-cell office:value-type="float" office:value="0.146883248782494">
            <text:p>0.14688324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.99999999999996">
            <text:p>2</text:p>
          </table:table-cell>
          <table:table-cell office:value-type="float" office:value="-0.185083476442795">
            <text:p>-0.1850834764</text:p>
          </table:table-cell>
          <table:table-cell office:value-type="float" office:value="0.139549431737785">
            <text:p>0.13954943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09999999999996">
            <text:p>2.1</text:p>
          </table:table-cell>
          <table:table-cell office:value-type="float" office:value="-0.192548750640636">
            <text:p>-0.1925487506</text:p>
          </table:table-cell>
          <table:table-cell office:value-type="float" office:value="0.131802760269559">
            <text:p>0.13180276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19999999999996">
            <text:p>2.2</text:p>
          </table:table-cell>
          <table:table-cell office:value-type="float" office:value="-0.200660584526195">
            <text:p>-0.2006605845</text:p>
          </table:table-cell>
          <table:table-cell office:value-type="float" office:value="0.123045866902899">
            <text:p>0.12304586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29999999999996">
            <text:p>2.3</text:p>
          </table:table-cell>
          <table:table-cell office:value-type="float" office:value="-0.206268166943764">
            <text:p>-0.2062681669</text:p>
          </table:table-cell>
          <table:table-cell office:value-type="float" office:value="0.11363446540289">
            <text:p>0.11363446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39999999999996">
            <text:p>2.4</text:p>
          </table:table-cell>
          <table:table-cell office:value-type="float" office:value="-0.212475588973643">
            <text:p>-0.212475589</text:p>
          </table:table-cell>
          <table:table-cell office:value-type="float" office:value="0.105627876807607">
            <text:p>0.10562787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49999999999996">
            <text:p>2.5</text:p>
          </table:table-cell>
          <table:table-cell office:value-type="float" office:value="-0.216835610888104">
            <text:p>-0.2168356109</text:p>
          </table:table-cell>
          <table:table-cell office:value-type="float" office:value="0.0952659282187018">
            <text:p>0.09526592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59999999999996">
            <text:p>2.6</text:p>
          </table:table-cell>
          <table:table-cell office:value-type="float" office:value="-0.220985087909486">
            <text:p>-0.2209850879</text:p>
          </table:table-cell>
          <table:table-cell office:value-type="float" office:value="0.0861816845847607">
            <text:p>0.08618168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69999999999996">
            <text:p>2.7</text:p>
          </table:table-cell>
          <table:table-cell office:value-type="float" office:value="-0.225134564930866">
            <text:p>-0.2251345649</text:p>
          </table:table-cell>
          <table:table-cell office:value-type="float" office:value="0.0770959761987533">
            <text:p>0.07709597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79999999999996">
            <text:p>2.8</text:p>
          </table:table-cell>
          <table:table-cell office:value-type="float" office:value="-0.226294402834991">
            <text:p>-0.2262944028</text:p>
          </table:table-cell>
          <table:table-cell office:value-type="float" office:value="0.0678059927295104">
            <text:p>0.06780599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89999999999996">
            <text:p>2.9</text:p>
          </table:table-cell>
          <table:table-cell office:value-type="float" office:value="-0.228846426015833">
            <text:p>-0.228846426</text:p>
          </table:table-cell>
          <table:table-cell office:value-type="float" office:value="0.0584906708320349">
            <text:p>0.05849067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99999999999996">
            <text:p>3</text:p>
          </table:table-cell>
          <table:table-cell office:value-type="float" office:value="-0.229955728670333">
            <text:p>-0.2299557287</text:p>
          </table:table-cell>
          <table:table-cell office:value-type="float" office:value="0.0495518086050503">
            <text:p>0.04955180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09999999999997">
            <text:p>3.1</text:p>
          </table:table-cell>
          <table:table-cell office:value-type="float" office:value="-0.230956121768194">
            <text:p>-0.2309561218</text:p>
          </table:table-cell>
          <table:table-cell office:value-type="float" office:value="0.041346011988922">
            <text:p>0.0413460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19999999999997">
            <text:p>3.2</text:p>
          </table:table-cell>
          <table:table-cell office:value-type="float" office:value="-0.231734424262109">
            <text:p>-0.2317344243</text:p>
          </table:table-cell>
          <table:table-cell office:value-type="float" office:value="0.0331940621243455">
            <text:p>0.03319406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29999999999997">
            <text:p>3.3</text:p>
          </table:table-cell>
          <table:table-cell office:value-type="float" office:value="-0.231342466401862">
            <text:p>-0.2313424664</text:p>
          </table:table-cell>
          <table:table-cell office:value-type="float" office:value="0.025379297997528">
            <text:p>0.0253792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39999999999997">
            <text:p>3.4</text:p>
          </table:table-cell>
          <table:table-cell office:value-type="float" office:value="-0.231925603353233">
            <text:p>-0.2319256034</text:p>
          </table:table-cell>
          <table:table-cell office:value-type="float" office:value="0.0181348553646086">
            <text:p>0.01813485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49999999999997">
            <text:p>3.5</text:p>
          </table:table-cell>
          <table:table-cell office:value-type="float" office:value="-0.232139364238065">
            <text:p>-0.2321393642</text:p>
          </table:table-cell>
          <table:table-cell office:value-type="float" office:value="0.0108377669778186">
            <text:p>0.0108377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59999999999997">
            <text:p>3.6</text:p>
          </table:table-cell>
          <table:table-cell office:value-type="float" office:value="-0.231625018450166">
            <text:p>-0.2316250185</text:p>
          </table:table-cell>
          <table:table-cell office:value-type="float" office:value="0.00383167052737846">
            <text:p>0.00383167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69999999999997">
            <text:p>3.7</text:p>
          </table:table-cell>
          <table:table-cell office:value-type="float" office:value="-0.231839230863348">
            <text:p>-0.2318392309</text:p>
          </table:table-cell>
          <table:table-cell office:value-type="float" office:value="-0.00312442771365111">
            <text:p>-0.00312442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79999999999997">
            <text:p>3.8</text:p>
          </table:table-cell>
          <table:table-cell office:value-type="float" office:value="-0.231702675306768">
            <text:p>-0.2317026753</text:p>
          </table:table-cell>
          <table:table-cell office:value-type="float" office:value="-0.0101899276404703">
            <text:p>-0.01018992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89999999999997">
            <text:p>3.9</text:p>
          </table:table-cell>
          <table:table-cell office:value-type="float" office:value="-0.231566119750188">
            <text:p>-0.2315661198</text:p>
          </table:table-cell>
          <table:table-cell office:value-type="float" office:value="-0.0172554275672904">
            <text:p>-0.01725542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.99999999999997">
            <text:p>4</text:p>
          </table:table-cell>
          <table:table-cell office:value-type="float" office:value="-0.231429564193608">
            <text:p>-0.2314295642</text:p>
          </table:table-cell>
          <table:table-cell office:value-type="float" office:value="-0.0243209274941095">
            <text:p>-0.02432092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09999999999997">
            <text:p>4.1</text:p>
          </table:table-cell>
          <table:table-cell office:value-type="float" office:value="-0.23117022538993">
            <text:p>-0.2311702254</text:p>
          </table:table-cell>
          <table:table-cell office:value-type="float" office:value="-0.031484921639908">
            <text:p>-0.03148492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19999999999997">
            <text:p>4.2</text:p>
          </table:table-cell>
          <table:table-cell office:value-type="float" office:value="-0.231543141859107">
            <text:p>-0.2315431419</text:p>
          </table:table-cell>
          <table:table-cell office:value-type="float" office:value="-0.0388814940442854">
            <text:p>-0.0388814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29999999999997">
            <text:p>4.3</text:p>
          </table:table-cell>
          <table:table-cell office:value-type="float" office:value="-0.23078663465266">
            <text:p>-0.2307866347</text:p>
          </table:table-cell>
          <table:table-cell office:value-type="float" office:value="-0.046722172653408">
            <text:p>-0.04672217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39999999999996">
            <text:p>4.4</text:p>
          </table:table-cell>
          <table:table-cell office:value-type="float" office:value="-0.229844878409923">
            <text:p>-0.2298448784</text:p>
          </table:table-cell>
          <table:table-cell office:value-type="float" office:value="-0.0545901532990208">
            <text:p>-0.05459015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49999999999996">
            <text:p>4.5</text:p>
          </table:table-cell>
          <table:table-cell office:value-type="float" office:value="-0.229369485405865">
            <text:p>-0.2293694854</text:p>
          </table:table-cell>
          <table:table-cell office:value-type="float" office:value="-0.0632638051155371">
            <text:p>-0.06326380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59999999999996">
            <text:p>4.6</text:p>
          </table:table-cell>
          <table:table-cell office:value-type="float" office:value="-0.227489517907192">
            <text:p>-0.2274895179</text:p>
          </table:table-cell>
          <table:table-cell office:value-type="float" office:value="-0.0719593784810175">
            <text:p>-0.07195937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69999999999996">
            <text:p>4.7</text:p>
          </table:table-cell>
          <table:table-cell office:value-type="float" office:value="-0.223456442234713">
            <text:p>-0.2234564422</text:p>
          </table:table-cell>
          <table:table-cell office:value-type="float" office:value="-0.0816676921652852">
            <text:p>-0.08166769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79999999999996">
            <text:p>4.8</text:p>
          </table:table-cell>
          <table:table-cell office:value-type="float" office:value="-0.222537086068059">
            <text:p>-0.2225370861</text:p>
          </table:table-cell>
          <table:table-cell office:value-type="float" office:value="-0.0907700469404088">
            <text:p>-0.09077004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89999999999996">
            <text:p>4.9</text:p>
          </table:table-cell>
          <table:table-cell office:value-type="float" office:value="-0.219594577033779">
            <text:p>-0.219594577</text:p>
          </table:table-cell>
          <table:table-cell office:value-type="float" office:value="-0.100127318317478">
            <text:p>-0.10012731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4.99999999999996">
            <text:p>5</text:p>
          </table:table-cell>
          <table:table-cell office:value-type="float" office:value="-0.215582832944666">
            <text:p>-0.2155828329</text:p>
          </table:table-cell>
          <table:table-cell office:value-type="float" office:value="-0.109314096101484">
            <text:p>-0.10931409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09999999999996">
            <text:p>5.1</text:p>
          </table:table-cell>
          <table:table-cell office:value-type="float" office:value="-0.210440415144506">
            <text:p>-0.2104404151</text:p>
          </table:table-cell>
          <table:table-cell office:value-type="float" office:value="-0.118672437010038">
            <text:p>-0.1186724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19999999999996">
            <text:p>5.2</text:p>
          </table:table-cell>
          <table:table-cell office:value-type="float" office:value="-0.20450464041963">
            <text:p>-0.2045046404</text:p>
          </table:table-cell>
          <table:table-cell office:value-type="float" office:value="-0.127893908067393">
            <text:p>-0.12789390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29999999999996">
            <text:p>5.3</text:p>
          </table:table-cell>
          <table:table-cell office:value-type="float" office:value="-0.198066752515091">
            <text:p>-0.1980667525</text:p>
          </table:table-cell>
          <table:table-cell office:value-type="float" office:value="-0.136853086241763">
            <text:p>-0.13685308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39999999999996">
            <text:p>5.4</text:p>
          </table:table-cell>
          <table:table-cell office:value-type="float" office:value="-0.190815989537909">
            <text:p>-0.1908159895</text:p>
          </table:table-cell>
          <table:table-cell office:value-type="float" office:value="-0.145313799924866">
            <text:p>-0.14531379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49999999999996">
            <text:p>5.5</text:p>
          </table:table-cell>
          <table:table-cell office:value-type="float" office:value="-0.183584804570314">
            <text:p>-0.1835848046</text:p>
          </table:table-cell>
          <table:table-cell office:value-type="float" office:value="-0.153230349423216">
            <text:p>-0.15323034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59999999999996">
            <text:p>5.6</text:p>
          </table:table-cell>
          <table:table-cell office:value-type="float" office:value="-0.174260109216215">
            <text:p>-0.1742601092</text:p>
          </table:table-cell>
          <table:table-cell office:value-type="float" office:value="-0.160859646090481">
            <text:p>-0.16085964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69999999999996">
            <text:p>5.7</text:p>
          </table:table-cell>
          <table:table-cell office:value-type="float" office:value="-0.165942648961313">
            <text:p>-0.165942649</text:p>
          </table:table-cell>
          <table:table-cell office:value-type="float" office:value="-0.167272166398205">
            <text:p>-0.16727216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79999999999996">
            <text:p>5.8</text:p>
          </table:table-cell>
          <table:table-cell office:value-type="float" office:value="-0.1575474823726">
            <text:p>-0.1575474824</text:p>
          </table:table-cell>
          <table:table-cell office:value-type="float" office:value="-0.173680923910926">
            <text:p>-0.17368092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89999999999996">
            <text:p>5.9</text:p>
          </table:table-cell>
          <table:table-cell office:value-type="float" office:value="-0.147273264862609">
            <text:p>-0.1472732649</text:p>
          </table:table-cell>
          <table:table-cell office:value-type="float" office:value="-0.179405243018484">
            <text:p>-0.1794052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5.99999999999996">
            <text:p>6</text:p>
          </table:table-cell>
          <table:table-cell office:value-type="float" office:value="-0.137851045171125">
            <text:p>-0.1378510452</text:p>
          </table:table-cell>
          <table:table-cell office:value-type="float" office:value="-0.184339189531587">
            <text:p>-0.18433918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09999999999996">
            <text:p>6.1</text:p>
          </table:table-cell>
          <table:table-cell office:value-type="float" office:value="-0.128642673287697">
            <text:p>-0.1286426733</text:p>
          </table:table-cell>
          <table:table-cell office:value-type="float" office:value="-0.189118072467816">
            <text:p>-0.18911807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19999999999996">
            <text:p>6.2</text:p>
          </table:table-cell>
          <table:table-cell office:value-type="float" office:value="-0.118659890101214">
            <text:p>-0.1186598901</text:p>
          </table:table-cell>
          <table:table-cell office:value-type="float" office:value="-0.193345640724591">
            <text:p>-0.19334564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29999999999996">
            <text:p>6.3</text:p>
          </table:table-cell>
          <table:table-cell office:value-type="float" office:value="-0.108910705658118">
            <text:p>-0.1089107057</text:p>
          </table:table-cell>
          <table:table-cell office:value-type="float" office:value="-0.196796633591181">
            <text:p>-0.19679663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39999999999996">
            <text:p>6.4</text:p>
          </table:table-cell>
          <table:table-cell office:value-type="float" office:value="-0.0996675867094421">
            <text:p>-0.0996675867</text:p>
          </table:table-cell>
          <table:table-cell office:value-type="float" office:value="-0.199934630504379">
            <text:p>-0.19993463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49999999999996">
            <text:p>6.5</text:p>
          </table:table-cell>
          <table:table-cell office:value-type="float" office:value="-0.0896004593599691">
            <text:p>-0.0896004594</text:p>
          </table:table-cell>
          <table:table-cell office:value-type="float" office:value="-0.202446208450757">
            <text:p>-0.20244620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59999999999996">
            <text:p>6.6</text:p>
          </table:table-cell>
          <table:table-cell office:value-type="float" office:value="-0.0802244657230819">
            <text:p>-0.0802244657</text:p>
          </table:table-cell>
          <table:table-cell office:value-type="float" office:value="-0.204943761230243">
            <text:p>-0.20494376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69999999999996">
            <text:p>6.7</text:p>
          </table:table-cell>
          <table:table-cell office:value-type="float" office:value="-0.0693726160904427">
            <text:p>-0.0693726161</text:p>
          </table:table-cell>
          <table:table-cell office:value-type="float" office:value="-0.206947543445624">
            <text:p>-0.20694754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79999999999996">
            <text:p>6.8</text:p>
          </table:table-cell>
          <table:table-cell office:value-type="float" office:value="-0.0609758891348115">
            <text:p>-0.0609758891</text:p>
          </table:table-cell>
          <table:table-cell office:value-type="float" office:value="-0.208716058523863">
            <text:p>-0.2087160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89999999999996">
            <text:p>6.9</text:p>
          </table:table-cell>
          <table:table-cell office:value-type="float" office:value="-0.0509356768069403">
            <text:p>-0.0509356768</text:p>
          </table:table-cell>
          <table:table-cell office:value-type="float" office:value="-0.210271639734535">
            <text:p>-0.21027163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99999999999996">
            <text:p>7</text:p>
          </table:table-cell>
          <table:table-cell office:value-type="float" office:value="-0.0415565878264424">
            <text:p>-0.0415565878</text:p>
          </table:table-cell>
          <table:table-cell office:value-type="float" office:value="-0.211744015948928">
            <text:p>-0.21174401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09999999999996">
            <text:p>7.1</text:p>
          </table:table-cell>
          <table:table-cell office:value-type="float" office:value="-0.0325051820923042">
            <text:p>-0.0325051821</text:p>
          </table:table-cell>
          <table:table-cell office:value-type="float" office:value="-0.212710761563351">
            <text:p>-0.21271076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19999999999995">
            <text:p>7.2</text:p>
          </table:table-cell>
          <table:table-cell office:value-type="float" office:value="-0.0221702896793125">
            <text:p>-0.0221702897</text:p>
          </table:table-cell>
          <table:table-cell office:value-type="float" office:value="-0.213429294575242">
            <text:p>-0.21342929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29999999999995">
            <text:p>7.3</text:p>
          </table:table-cell>
          <table:table-cell office:value-type="float" office:value="-0.0132230663820211">
            <text:p>-0.0132230664</text:p>
          </table:table-cell>
          <table:table-cell office:value-type="float" office:value="-0.213902632688167">
            <text:p>-0.21390263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39999999999995">
            <text:p>7.4</text:p>
          </table:table-cell>
          <table:table-cell office:value-type="float" office:value="-0.00454091144069332">
            <text:p>-0.0045409114</text:p>
          </table:table-cell>
          <table:table-cell office:value-type="float" office:value="-0.214683865921879">
            <text:p>-0.21468386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49999999999995">
            <text:p>7.5</text:p>
          </table:table-cell>
          <table:table-cell office:value-type="float" office:value="0.00518320250650839">
            <text:p>0.0051832025</text:p>
          </table:table-cell>
          <table:table-cell office:value-type="float" office:value="-0.214764574839916">
            <text:p>-0.2147645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59999999999995">
            <text:p>7.6</text:p>
          </table:table-cell>
          <table:table-cell office:value-type="float" office:value="0.0149073164537101">
            <text:p>0.0149073165</text:p>
          </table:table-cell>
          <table:table-cell office:value-type="float" office:value="-0.214845300859334">
            <text:p>-0.21484530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69999999999995">
            <text:p>7.7</text:p>
          </table:table-cell>
          <table:table-cell office:value-type="float" office:value="0.0237683292704596">
            <text:p>0.0237683293</text:p>
          </table:table-cell>
          <table:table-cell office:value-type="float" office:value="-0.214836040523632">
            <text:p>-0.21483604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79999999999995">
            <text:p>7.8</text:p>
          </table:table-cell>
          <table:table-cell office:value-type="float" office:value="0.0332928120977564">
            <text:p>0.0332928121</text:p>
          </table:table-cell>
          <table:table-cell office:value-type="float" office:value="-0.214304458906394">
            <text:p>-0.21430445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89999999999995">
            <text:p>7.9</text:p>
          </table:table-cell>
          <table:table-cell office:value-type="float" office:value="0.0428172949250531">
            <text:p>0.0428172949</text:p>
          </table:table-cell>
          <table:table-cell office:value-type="float" office:value="-0.213773027820398">
            <text:p>-0.21377302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99999999999995">
            <text:p>8</text:p>
          </table:table-cell>
          <table:table-cell office:value-type="float" office:value="0.0530058482498663">
            <text:p>0.0530058482</text:p>
          </table:table-cell>
          <table:table-cell office:value-type="float" office:value="-0.212494939040854">
            <text:p>-0.2124949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09999999999995">
            <text:p>8.1</text:p>
          </table:table-cell>
          <table:table-cell office:value-type="float" office:value="0.0617395352251368">
            <text:p>0.0617395352</text:p>
          </table:table-cell>
          <table:table-cell office:value-type="float" office:value="-0.211671285362366">
            <text:p>-0.21167128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19999999999995">
            <text:p>8.2</text:p>
          </table:table-cell>
          <table:table-cell office:value-type="float" office:value="0.0712766253404546">
            <text:p>0.0712766253</text:p>
          </table:table-cell>
          <table:table-cell office:value-type="float" office:value="-0.210173275705354">
            <text:p>-0.21017327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29999999999995">
            <text:p>8.3</text:p>
          </table:table-cell>
          <table:table-cell office:value-type="float" office:value="0.0803531349035541">
            <text:p>0.0803531349</text:p>
          </table:table-cell>
          <table:table-cell office:value-type="float" office:value="-0.208700410341851">
            <text:p>-0.20870041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39999999999995">
            <text:p>8.4</text:p>
          </table:table-cell>
          <table:table-cell office:value-type="float" office:value="0.090784381008063">
            <text:p>0.090784381</text:p>
          </table:table-cell>
          <table:table-cell office:value-type="float" office:value="-0.20666662429443">
            <text:p>-0.20666662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49999999999995">
            <text:p>8.5</text:p>
          </table:table-cell>
          <table:table-cell office:value-type="float" office:value="0.100927448469365">
            <text:p>0.1009274485</text:p>
          </table:table-cell>
          <table:table-cell office:value-type="float" office:value="-0.20442308030235">
            <text:p>-0.20442308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59999999999995">
            <text:p>8.6</text:p>
          </table:table-cell>
          <table:table-cell office:value-type="float" office:value="0.110372703364398">
            <text:p>0.1103727034</text:p>
          </table:table-cell>
          <table:table-cell office:value-type="float" office:value="-0.201796185331018">
            <text:p>-0.20179618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69999999999995">
            <text:p>8.7</text:p>
          </table:table-cell>
          <table:table-cell office:value-type="float" office:value="0.119817958259439">
            <text:p>0.1198179583</text:p>
          </table:table-cell>
          <table:table-cell office:value-type="float" office:value="-0.199169524469616">
            <text:p>-0.19916952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79999999999995">
            <text:p>8.8</text:p>
          </table:table-cell>
          <table:table-cell office:value-type="float" office:value="0.129263213154473">
            <text:p>0.1292632132</text:p>
          </table:table-cell>
          <table:table-cell office:value-type="float" office:value="-0.196543097718142">
            <text:p>-0.19654309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89999999999995">
            <text:p>8.9</text:p>
          </table:table-cell>
          <table:table-cell office:value-type="float" office:value="0.139024972972135">
            <text:p>0.139024973</text:p>
          </table:table-cell>
          <table:table-cell office:value-type="float" office:value="-0.191527243830289">
            <text:p>-0.19152724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99999999999995">
            <text:p>9</text:p>
          </table:table-cell>
          <table:table-cell office:value-type="float" office:value="0.149157711179725">
            <text:p>0.1491577112</text:p>
          </table:table-cell>
          <table:table-cell office:value-type="float" office:value="-0.186691974628303">
            <text:p>-0.18669197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09999999999995">
            <text:p>9.1</text:p>
          </table:table-cell>
          <table:table-cell office:value-type="float" office:value="0.159290449387317">
            <text:p>0.1592904494</text:p>
          </table:table-cell>
          <table:table-cell office:value-type="float" office:value="-0.181856251081818">
            <text:p>-0.18185625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19999999999995">
            <text:p>9.2</text:p>
          </table:table-cell>
          <table:table-cell office:value-type="float" office:value="0.168519071814057">
            <text:p>0.1685190718</text:p>
          </table:table-cell>
          <table:table-cell office:value-type="float" office:value="-0.176643613854347">
            <text:p>-0.17664361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29999999999995">
            <text:p>9.3</text:p>
          </table:table-cell>
          <table:table-cell office:value-type="float" office:value="0.177167482359249">
            <text:p>0.1771674824</text:p>
          </table:table-cell>
          <table:table-cell office:value-type="float" office:value="-0.170447278588718">
            <text:p>-0.17044727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39999999999995">
            <text:p>9.4</text:p>
          </table:table-cell>
          <table:table-cell office:value-type="float" office:value="0.186212970776229">
            <text:p>0.1862129708</text:p>
          </table:table-cell>
          <table:table-cell office:value-type="float" office:value="-0.163793593965237">
            <text:p>-0.1637935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49999999999995">
            <text:p>9.5</text:p>
          </table:table-cell>
          <table:table-cell office:value-type="float" office:value="0.194763112729488">
            <text:p>0.1947631127</text:p>
          </table:table-cell>
          <table:table-cell office:value-type="float" office:value="-0.15692930446921">
            <text:p>-0.15692930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59999999999995">
            <text:p>9.6</text:p>
          </table:table-cell>
          <table:table-cell office:value-type="float" office:value="0.202482626947579">
            <text:p>0.2024826269</text:p>
          </table:table-cell>
          <table:table-cell office:value-type="float" office:value="-0.148641572049692">
            <text:p>-0.1486415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69999999999995">
            <text:p>9.7</text:p>
          </table:table-cell>
          <table:table-cell office:value-type="float" office:value="0.210088480088751">
            <text:p>0.2100884801</text:p>
          </table:table-cell>
          <table:table-cell office:value-type="float" office:value="-0.140499747286795">
            <text:p>-0.14049974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79999999999995">
            <text:p>9.8</text:p>
          </table:table-cell>
          <table:table-cell office:value-type="float" office:value="0.216530986992574">
            <text:p>0.216530987</text:p>
          </table:table-cell>
          <table:table-cell office:value-type="float" office:value="-0.132124239145981">
            <text:p>-0.13212423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89999999999995">
            <text:p>9.9</text:p>
          </table:table-cell>
          <table:table-cell office:value-type="float" office:value="0.222723859605244">
            <text:p>0.2227238596</text:p>
          </table:table-cell>
          <table:table-cell office:value-type="float" office:value="-0.123003783533993">
            <text:p>-0.12300378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99999999999994">
            <text:p>10</text:p>
          </table:table-cell>
          <table:table-cell office:value-type="float" office:value="0.229296240847154">
            <text:p>0.2292962408</text:p>
          </table:table-cell>
          <table:table-cell office:value-type="float" office:value="-0.11454502990872">
            <text:p>-0.11454502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0999999999999">
            <text:p>10.1</text:p>
          </table:table-cell>
          <table:table-cell office:value-type="float" office:value="0.232019754693287">
            <text:p>0.2320197547</text:p>
          </table:table-cell>
          <table:table-cell office:value-type="float" office:value="-0.104919650125522">
            <text:p>-0.10491965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1999999999999">
            <text:p>10.2</text:p>
          </table:table-cell>
          <table:table-cell office:value-type="float" office:value="0.234743268539418">
            <text:p>0.2347432685</text:p>
          </table:table-cell>
          <table:table-cell office:value-type="float" office:value="-0.0952950566751905">
            <text:p>-0.09529505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2999999999999">
            <text:p>10.3</text:p>
          </table:table-cell>
          <table:table-cell office:value-type="float" office:value="0.237466782385553">
            <text:p>0.2374667824</text:p>
          </table:table-cell>
          <table:table-cell office:value-type="float" office:value="-0.0856712495577301">
            <text:p>-0.08567124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3999999999999">
            <text:p>10.4</text:p>
          </table:table-cell>
          <table:table-cell office:value-type="float" office:value="0.240779054558189">
            <text:p>0.2407790546</text:p>
          </table:table-cell>
          <table:table-cell office:value-type="float" office:value="-0.0787354274776819">
            <text:p>-0.07873542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4999999999999">
            <text:p>10.5</text:p>
          </table:table-cell>
          <table:table-cell office:value-type="float" office:value="0.24185926544087">
            <text:p>0.2418592654</text:p>
          </table:table-cell>
          <table:table-cell office:value-type="float" office:value="-0.0675452730995811">
            <text:p>-0.06754527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5999999999999">
            <text:p>10.6</text:p>
          </table:table-cell>
          <table:table-cell office:value-type="float" office:value="0.24304871966017">
            <text:p>0.2430487197</text:p>
          </table:table-cell>
          <table:table-cell office:value-type="float" office:value="-0.0599784125334599">
            <text:p>-0.05997841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6999999999999">
            <text:p>10.7</text:p>
          </table:table-cell>
          <table:table-cell office:value-type="float" office:value="0.244238173879467">
            <text:p>0.2442381739</text:p>
          </table:table-cell>
          <table:table-cell office:value-type="float" office:value="-0.0524100459920957">
            <text:p>-0.0524100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7999999999999">
            <text:p>10.8</text:p>
          </table:table-cell>
          <table:table-cell office:value-type="float" office:value="0.245465081906591">
            <text:p>0.2454650819</text:p>
          </table:table-cell>
          <table:table-cell office:value-type="float" office:value="-0.0448051905609455">
            <text:p>-0.04480519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8999999999999">
            <text:p>10.9</text:p>
          </table:table-cell>
          <table:table-cell office:value-type="float" office:value="0.245445773508013">
            <text:p>0.2454457735</text:p>
          </table:table-cell>
          <table:table-cell office:value-type="float" office:value="-0.0376160482102684">
            <text:p>-0.03761604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9999999999999">
            <text:p>11</text:p>
          </table:table-cell>
          <table:table-cell office:value-type="float" office:value="0.245630242406891">
            <text:p>0.2456302424</text:p>
          </table:table-cell>
          <table:table-cell office:value-type="float" office:value="-0.0306436230692141">
            <text:p>-0.03064362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0999999999999">
            <text:p>11.1</text:p>
          </table:table-cell>
          <table:table-cell office:value-type="float" office:value="0.245590549735499">
            <text:p>0.2455905497</text:p>
          </table:table-cell>
          <table:table-cell office:value-type="float" office:value="-0.0237898278013978">
            <text:p>-0.02378982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1999999999999">
            <text:p>11.2</text:p>
          </table:table-cell>
          <table:table-cell office:value-type="float" office:value="0.245550857064107">
            <text:p>0.2455508571</text:p>
          </table:table-cell>
          <table:table-cell office:value-type="float" office:value="-0.0169375903800778">
            <text:p>-0.01693759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2999999999999">
            <text:p>11.3</text:p>
          </table:table-cell>
          <table:table-cell office:value-type="float" office:value="0.245918312993353">
            <text:p>0.245918313</text:p>
          </table:table-cell>
          <table:table-cell office:value-type="float" office:value="-0.0100776037436169">
            <text:p>-0.01007760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3999999999999">
            <text:p>11.4</text:p>
          </table:table-cell>
          <table:table-cell office:value-type="float" office:value="0.246545579297835">
            <text:p>0.2465455793</text:p>
          </table:table-cell>
          <table:table-cell office:value-type="float" office:value="-0.00323382272602707">
            <text:p>-0.00323382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4999999999999">
            <text:p>11.5</text:p>
          </table:table-cell>
          <table:table-cell office:value-type="float" office:value="0.247172845602317">
            <text:p>0.2471728456</text:p>
          </table:table-cell>
          <table:table-cell office:value-type="float" office:value="0.00360995829156276">
            <text:p>0.00360995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5999999999999">
            <text:p>11.6</text:p>
          </table:table-cell>
          <table:table-cell office:value-type="float" office:value="0.247098916352667">
            <text:p>0.2470989164</text:p>
          </table:table-cell>
          <table:table-cell office:value-type="float" office:value="0.0104050287886171">
            <text:p>0.01040502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6999999999999">
            <text:p>11.7</text:p>
          </table:table-cell>
          <table:table-cell office:value-type="float" office:value="0.246841859773345">
            <text:p>0.2468418598</text:p>
          </table:table-cell>
          <table:table-cell office:value-type="float" office:value="0.0175783904866311">
            <text:p>0.0175783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7999999999999">
            <text:p>11.8</text:p>
          </table:table-cell>
          <table:table-cell office:value-type="float" office:value="0.246584803194024">
            <text:p>0.2465848032</text:p>
          </table:table-cell>
          <table:table-cell office:value-type="float" office:value="0.0247543952141887">
            <text:p>0.02475439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8999999999999">
            <text:p>11.9</text:p>
          </table:table-cell>
          <table:table-cell office:value-type="float" office:value="0.247717917257077">
            <text:p>0.2477179173</text:p>
          </table:table-cell>
          <table:table-cell office:value-type="float" office:value="0.0334664388260567">
            <text:p>0.03346643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1.9999999999999">
            <text:p>12</text:p>
          </table:table-cell>
          <table:table-cell office:value-type="float" office:value="0.246337644937314">
            <text:p>0.2463376449</text:p>
          </table:table-cell>
          <table:table-cell office:value-type="float" office:value="0.0414588662472403">
            <text:p>0.04145886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0999999999999">
            <text:p>12.1</text:p>
          </table:table-cell>
          <table:table-cell office:value-type="float" office:value="0.244957372617554">
            <text:p>0.2449573726</text:p>
          </table:table-cell>
          <table:table-cell office:value-type="float" office:value="0.0494481521777644">
            <text:p>0.04944815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1999999999999">
            <text:p>12.2</text:p>
          </table:table-cell>
          <table:table-cell office:value-type="float" office:value="0.245275499993378">
            <text:p>0.2452755</text:p>
          </table:table-cell>
          <table:table-cell office:value-type="float" office:value="0.0601436644078331">
            <text:p>0.06014366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2999999999999">
            <text:p>12.3</text:p>
          </table:table-cell>
          <table:table-cell office:value-type="float" office:value="0.241439442915033">
            <text:p>0.2414394429</text:p>
          </table:table-cell>
          <table:table-cell office:value-type="float" office:value="0.0674795937507403">
            <text:p>0.06747959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3999999999999">
            <text:p>12.4</text:p>
          </table:table-cell>
          <table:table-cell office:value-type="float" office:value="0.239466105417019">
            <text:p>0.2394661054</text:p>
          </table:table-cell>
          <table:table-cell office:value-type="float" office:value="0.0763268002517608">
            <text:p>0.07632680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4999999999999">
            <text:p>12.5</text:p>
          </table:table-cell>
          <table:table-cell office:value-type="float" office:value="0.234930461026531">
            <text:p>0.234930461</text:p>
          </table:table-cell>
          <table:table-cell office:value-type="float" office:value="0.0858879150209453">
            <text:p>0.0858879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5999999999999">
            <text:p>12.6</text:p>
          </table:table-cell>
          <table:table-cell office:value-type="float" office:value="0.230394816636042">
            <text:p>0.2303948166</text:p>
          </table:table-cell>
          <table:table-cell office:value-type="float" office:value="0.0954487381187663">
            <text:p>0.09544873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6999999999999">
            <text:p>12.7</text:p>
          </table:table-cell>
          <table:table-cell office:value-type="float" office:value="0.225859172245554">
            <text:p>0.2258591722</text:p>
          </table:table-cell>
          <table:table-cell office:value-type="float" office:value="0.105009269545208">
            <text:p>0.10500926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7999999999999">
            <text:p>12.8</text:p>
          </table:table-cell>
          <table:table-cell office:value-type="float" office:value="0.220328290698364">
            <text:p>0.2203282907</text:p>
          </table:table-cell>
          <table:table-cell office:value-type="float" office:value="0.112048566935661">
            <text:p>0.11204856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8999999999999">
            <text:p>12.9</text:p>
          </table:table-cell>
          <table:table-cell office:value-type="float" office:value="0.212749855907662">
            <text:p>0.2127498559</text:p>
          </table:table-cell>
          <table:table-cell office:value-type="float" office:value="0.12017479928769">
            <text:p>0.12017479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9999999999999">
            <text:p>13</text:p>
          </table:table-cell>
          <table:table-cell office:value-type="float" office:value="0.205395674255167">
            <text:p>0.2053956743</text:p>
          </table:table-cell>
          <table:table-cell office:value-type="float" office:value="0.12758850891674">
            <text:p>0.12758850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0999999999999">
            <text:p>13.1</text:p>
          </table:table-cell>
          <table:table-cell office:value-type="float" office:value="0.198149514647926">
            <text:p>0.1981495146</text:p>
          </table:table-cell>
          <table:table-cell office:value-type="float" office:value="0.134717088356089">
            <text:p>0.13471708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1999999999999">
            <text:p>13.2</text:p>
          </table:table-cell>
          <table:table-cell office:value-type="float" office:value="0.189307654885037">
            <text:p>0.1893076549</text:p>
          </table:table-cell>
          <table:table-cell office:value-type="float" office:value="0.142322309280473">
            <text:p>0.14232230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2999999999999">
            <text:p>13.3</text:p>
          </table:table-cell>
          <table:table-cell office:value-type="float" office:value="0.181642101987324">
            <text:p>0.181642102</text:p>
          </table:table-cell>
          <table:table-cell office:value-type="float" office:value="0.147979740597779">
            <text:p>0.14797974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3999999999999">
            <text:p>13.4</text:p>
          </table:table-cell>
          <table:table-cell office:value-type="float" office:value="0.172715430119471">
            <text:p>0.1727154301</text:p>
          </table:table-cell>
          <table:table-cell office:value-type="float" office:value="0.153343330160017">
            <text:p>0.15334333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4999999999999">
            <text:p>13.5</text:p>
          </table:table-cell>
          <table:table-cell office:value-type="float" office:value="0.163008830944802">
            <text:p>0.1630088309</text:p>
          </table:table-cell>
          <table:table-cell office:value-type="float" office:value="0.158736579383415">
            <text:p>0.15873657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5999999999999">
            <text:p>13.6</text:p>
          </table:table-cell>
          <table:table-cell office:value-type="float" office:value="0.155178975918171">
            <text:p>0.1551789759</text:p>
          </table:table-cell>
          <table:table-cell office:value-type="float" office:value="0.162887397802398">
            <text:p>0.16288739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6999999999999">
            <text:p>13.7</text:p>
          </table:table-cell>
          <table:table-cell office:value-type="float" office:value="0.145683178383392">
            <text:p>0.1456831784</text:p>
          </table:table-cell>
          <table:table-cell office:value-type="float" office:value="0.166603637789378">
            <text:p>0.16660363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7999999999999">
            <text:p>13.8</text:p>
          </table:table-cell>
          <table:table-cell office:value-type="float" office:value="0.1361040531614">
            <text:p>0.1361040532</text:p>
          </table:table-cell>
          <table:table-cell office:value-type="float" office:value="0.170245850925151">
            <text:p>0.17024585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8999999999999">
            <text:p>13.9</text:p>
          </table:table-cell>
          <table:table-cell office:value-type="float" office:value="0.128211727664241">
            <text:p>0.1282117277</text:p>
          </table:table-cell>
          <table:table-cell office:value-type="float" office:value="0.173245821174878">
            <text:p>0.17324582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3.9999999999999">
            <text:p>14</text:p>
          </table:table-cell>
          <table:table-cell office:value-type="float" office:value="0.118630768192331">
            <text:p>0.1186307682</text:p>
          </table:table-cell>
          <table:table-cell office:value-type="float" office:value="0.175517237626219">
            <text:p>0.17551723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0999999999999">
            <text:p>14.1</text:p>
          </table:table-cell>
          <table:table-cell office:value-type="float" office:value="0.109709879365606">
            <text:p>0.1097098794</text:p>
          </table:table-cell>
          <table:table-cell office:value-type="float" office:value="0.177541941431161">
            <text:p>0.17754194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1999999999999">
            <text:p>14.2</text:p>
          </table:table-cell>
          <table:table-cell office:value-type="float" office:value="0.101186594761599">
            <text:p>0.1011865948</text:p>
          </table:table-cell>
          <table:table-cell office:value-type="float" office:value="0.179276014237014">
            <text:p>0.17927601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2999999999999">
            <text:p>14.3</text:p>
          </table:table-cell>
          <table:table-cell office:value-type="float" office:value="0.092663310157591">
            <text:p>0.0926633102</text:p>
          </table:table-cell>
          <table:table-cell office:value-type="float" office:value="0.181009736517875">
            <text:p>0.18100973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3999999999999">
            <text:p>14.4</text:p>
          </table:table-cell>
          <table:table-cell office:value-type="float" office:value="0.0837739771038104">
            <text:p>0.0837739771</text:p>
          </table:table-cell>
          <table:table-cell office:value-type="float" office:value="0.182549487937757">
            <text:p>0.18254948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4999999999999">
            <text:p>14.5</text:p>
          </table:table-cell>
          <table:table-cell office:value-type="float" office:value="0.0751039923718253">
            <text:p>0.0751039924</text:p>
          </table:table-cell>
          <table:table-cell office:value-type="float" office:value="0.183106105209749">
            <text:p>0.18310610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5999999999999">
            <text:p>14.6</text:p>
          </table:table-cell>
          <table:table-cell office:value-type="float" office:value="0.0664340076398428">
            <text:p>0.0664340076</text:p>
          </table:table-cell>
          <table:table-cell office:value-type="float" office:value="0.18366285115057">
            <text:p>0.1836628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6999999999999">
            <text:p>14.7</text:p>
          </table:table-cell>
          <table:table-cell office:value-type="float" office:value="0.0577640229078545">
            <text:p>0.0577640229</text:p>
          </table:table-cell>
          <table:table-cell office:value-type="float" office:value="0.184219725760221">
            <text:p>0.18421972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7999999999999">
            <text:p>14.8</text:p>
          </table:table-cell>
          <table:table-cell office:value-type="float" office:value="0.0498642218631976">
            <text:p>0.0498642219</text:p>
          </table:table-cell>
          <table:table-cell office:value-type="float" office:value="0.18417131654317">
            <text:p>0.18417131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8999999999999">
            <text:p>14.9</text:p>
          </table:table-cell>
          <table:table-cell office:value-type="float" office:value="0.0413422201952322">
            <text:p>0.0413422202</text:p>
          </table:table-cell>
          <table:table-cell office:value-type="float" office:value="0.184114248946842">
            <text:p>0.18411424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4.9999999999999">
            <text:p>15</text:p>
          </table:table-cell>
          <table:table-cell office:value-type="float" office:value="0.0334290752084042">
            <text:p>0.0334290752</text:p>
          </table:table-cell>
          <table:table-cell office:value-type="float" office:value="0.184155372167006">
            <text:p>0.18415537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5">
            <text:p>-15</text:p>
          </table:table-cell>
          <table:table-cell office:value-type="float" office:value="-0.033055867148512">
            <text:p>-0.0330558671</text:p>
          </table:table-cell>
          <table:table-cell office:value-type="float" office:value="0.176254271318945">
            <text:p>0.17625427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9">
            <text:p>-14.9</text:p>
          </table:table-cell>
          <table:table-cell office:value-type="float" office:value="-0.0408014756769707">
            <text:p>-0.0408014757</text:p>
          </table:table-cell>
          <table:table-cell office:value-type="float" office:value="0.176398338243879">
            <text:p>0.17639833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8">
            <text:p>-14.8</text:p>
          </table:table-cell>
          <table:table-cell office:value-type="float" office:value="-0.0487678217670684">
            <text:p>-0.0487678218</text:p>
          </table:table-cell>
          <table:table-cell office:value-type="float" office:value="0.176418686837126">
            <text:p>0.17641868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7">
            <text:p>-14.7</text:p>
          </table:table-cell>
          <table:table-cell office:value-type="float" office:value="-0.0567341678571682">
            <text:p>-0.0567341679</text:p>
          </table:table-cell>
          <table:table-cell office:value-type="float" office:value="0.176439192353631">
            <text:p>0.17643919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6">
            <text:p>-14.6</text:p>
          </table:table-cell>
          <table:table-cell office:value-type="float" office:value="-0.0661503325799577">
            <text:p>-0.0661503326</text:p>
          </table:table-cell>
          <table:table-cell office:value-type="float" office:value="0.175570616903388">
            <text:p>0.17557061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5">
            <text:p>-14.5</text:p>
          </table:table-cell>
          <table:table-cell office:value-type="float" office:value="-0.0734828775792708">
            <text:p>-0.0734828776</text:p>
          </table:table-cell>
          <table:table-cell office:value-type="float" office:value="0.174812899076074">
            <text:p>0.17481289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4">
            <text:p>-14.4</text:p>
          </table:table-cell>
          <table:table-cell office:value-type="float" office:value="-0.0814721006799562">
            <text:p>-0.0814721007</text:p>
          </table:table-cell>
          <table:table-cell office:value-type="float" office:value="0.17359025876342">
            <text:p>0.17359025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3">
            <text:p>-14.3</text:p>
          </table:table-cell>
          <table:table-cell office:value-type="float" office:value="-0.0894613237806394">
            <text:p>-0.0894613238</text:p>
          </table:table-cell>
          <table:table-cell office:value-type="float" office:value="0.172367264340242">
            <text:p>0.17236726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2">
            <text:p>-14.2</text:p>
          </table:table-cell>
          <table:table-cell office:value-type="float" office:value="-0.0980265936379937">
            <text:p>-0.0980265936</text:p>
          </table:table-cell>
          <table:table-cell office:value-type="float" office:value="0.170905392526495">
            <text:p>0.17090539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.1">
            <text:p>-14.1</text:p>
          </table:table-cell>
          <table:table-cell office:value-type="float" office:value="-0.106932839066766">
            <text:p>-0.1069328391</text:p>
          </table:table-cell>
          <table:table-cell office:value-type="float" office:value="0.169444594224661">
            <text:p>0.16944459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4">
            <text:p>-14</text:p>
          </table:table-cell>
          <table:table-cell office:value-type="float" office:value="-0.113941969838058">
            <text:p>-0.1139419698</text:p>
          </table:table-cell>
          <table:table-cell office:value-type="float" office:value="0.166557749915058">
            <text:p>0.16655774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9">
            <text:p>-13.9</text:p>
          </table:table-cell>
          <table:table-cell office:value-type="float" office:value="-0.123405606165699">
            <text:p>-0.1234056062</text:p>
          </table:table-cell>
          <table:table-cell office:value-type="float" office:value="0.163766155037617">
            <text:p>0.1637661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8">
            <text:p>-13.8</text:p>
          </table:table-cell>
          <table:table-cell office:value-type="float" office:value="-0.131954000575644">
            <text:p>-0.1319540006</text:p>
          </table:table-cell>
          <table:table-cell office:value-type="float" office:value="0.161047827705495">
            <text:p>0.16104782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7">
            <text:p>-13.7</text:p>
          </table:table-cell>
          <table:table-cell office:value-type="float" office:value="-0.140596677751426">
            <text:p>-0.1405966778</text:p>
          </table:table-cell>
          <table:table-cell office:value-type="float" office:value="0.158340378359123">
            <text:p>0.15834037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6">
            <text:p>-13.6</text:p>
          </table:table-cell>
          <table:table-cell office:value-type="float" office:value="-0.148962480886007">
            <text:p>-0.1489624809</text:p>
          </table:table-cell>
          <table:table-cell office:value-type="float" office:value="0.154243789235807">
            <text:p>0.15424378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5">
            <text:p>-13.5</text:p>
          </table:table-cell>
          <table:table-cell office:value-type="float" office:value="-0.156324299823872">
            <text:p>-0.1563242998</text:p>
          </table:table-cell>
          <table:table-cell office:value-type="float" office:value="0.149980985375084">
            <text:p>0.14998098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4">
            <text:p>-13.4</text:p>
          </table:table-cell>
          <table:table-cell office:value-type="float" office:value="-0.165908711136597">
            <text:p>-0.1659087111</text:p>
          </table:table-cell>
          <table:table-cell office:value-type="float" office:value="0.145553276715064">
            <text:p>0.14555327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3">
            <text:p>-13.3</text:p>
          </table:table-cell>
          <table:table-cell office:value-type="float" office:value="-0.17325895815592">
            <text:p>-0.1732589582</text:p>
          </table:table-cell>
          <table:table-cell office:value-type="float" office:value="0.140033291632809">
            <text:p>0.14003329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2">
            <text:p>-13.2</text:p>
          </table:table-cell>
          <table:table-cell office:value-type="float" office:value="-0.180609205175245">
            <text:p>-0.1806092052</text:p>
          </table:table-cell>
          <table:table-cell office:value-type="float" office:value="0.134512309577714">
            <text:p>0.13451230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.1">
            <text:p>-13.1</text:p>
          </table:table-cell>
          <table:table-cell office:value-type="float" office:value="-0.188927326800744">
            <text:p>-0.1889273268</text:p>
          </table:table-cell>
          <table:table-cell office:value-type="float" office:value="0.128294016110152">
            <text:p>0.12829401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3">
            <text:p>-13</text:p>
          </table:table-cell>
          <table:table-cell office:value-type="float" office:value="-0.196492748985129">
            <text:p>-0.196492749</text:p>
          </table:table-cell>
          <table:table-cell office:value-type="float" office:value="0.121799650013007">
            <text:p>0.121799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9">
            <text:p>-12.9</text:p>
          </table:table-cell>
          <table:table-cell office:value-type="float" office:value="-0.202470942271981">
            <text:p>-0.2024709423</text:p>
          </table:table-cell>
          <table:table-cell office:value-type="float" office:value="0.114682375694706">
            <text:p>0.11468237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8">
            <text:p>-12.8</text:p>
          </table:table-cell>
          <table:table-cell office:value-type="float" office:value="-0.208449135558839">
            <text:p>-0.2084491356</text:p>
          </table:table-cell>
          <table:table-cell office:value-type="float" office:value="0.10756623089941">
            <text:p>0.10756623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7">
            <text:p>-12.7</text:p>
          </table:table-cell>
          <table:table-cell office:value-type="float" office:value="-0.21361476933798">
            <text:p>-0.2136147693</text:p>
          </table:table-cell>
          <table:table-cell office:value-type="float" office:value="0.0993295234891889">
            <text:p>0.09932952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6">
            <text:p>-12.6</text:p>
          </table:table-cell>
          <table:table-cell office:value-type="float" office:value="-0.219034740940718">
            <text:p>-0.2190347409</text:p>
          </table:table-cell>
          <table:table-cell office:value-type="float" office:value="0.090765144907229">
            <text:p>0.09076514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5">
            <text:p>-12.5</text:p>
          </table:table-cell>
          <table:table-cell office:value-type="float" office:value="-0.223310790654269">
            <text:p>-0.2233107907</text:p>
          </table:table-cell>
          <table:table-cell office:value-type="float" office:value="0.0820245413127962">
            <text:p>0.08202454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4">
            <text:p>-12.4</text:p>
          </table:table-cell>
          <table:table-cell office:value-type="float" office:value="-0.226782851579382">
            <text:p>-0.2267828516</text:p>
          </table:table-cell>
          <table:table-cell office:value-type="float" office:value="0.0733619219659259">
            <text:p>0.0733619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3">
            <text:p>-12.3</text:p>
          </table:table-cell>
          <table:table-cell office:value-type="float" office:value="-0.230272319952097">
            <text:p>-0.23027232</text:p>
          </table:table-cell>
          <table:table-cell office:value-type="float" office:value="0.0650391847790882">
            <text:p>0.06503918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2">
            <text:p>-12.2</text:p>
          </table:table-cell>
          <table:table-cell office:value-type="float" office:value="-0.232162973561943">
            <text:p>-0.2321629736</text:p>
          </table:table-cell>
          <table:table-cell office:value-type="float" office:value="0.0565283649398784">
            <text:p>0.05652836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.1">
            <text:p>-12.1</text:p>
          </table:table-cell>
          <table:table-cell office:value-type="float" office:value="-0.233574816985009">
            <text:p>-0.233574817</text:p>
          </table:table-cell>
          <table:table-cell office:value-type="float" office:value="0.0480684253858981">
            <text:p>0.04806842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2">
            <text:p>-12</text:p>
          </table:table-cell>
          <table:table-cell office:value-type="float" office:value="-0.234529180625066">
            <text:p>-0.2345291806</text:p>
          </table:table-cell>
          <table:table-cell office:value-type="float" office:value="0.0402786783918961">
            <text:p>0.04027867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9">
            <text:p>-11.9</text:p>
          </table:table-cell>
          <table:table-cell office:value-type="float" office:value="-0.236382227182206">
            <text:p>-0.2363822272</text:p>
          </table:table-cell>
          <table:table-cell office:value-type="float" office:value="0.0327051129419711">
            <text:p>0.0327051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8">
            <text:p>-11.8</text:p>
          </table:table-cell>
          <table:table-cell office:value-type="float" office:value="-0.236402212608536">
            <text:p>-0.2364022126</text:p>
          </table:table-cell>
          <table:table-cell office:value-type="float" office:value="0.0254497529113346">
            <text:p>0.02544975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7">
            <text:p>-11.7</text:p>
          </table:table-cell>
          <table:table-cell office:value-type="float" office:value="-0.236842286824587">
            <text:p>-0.2368422868</text:p>
          </table:table-cell>
          <table:table-cell office:value-type="float" office:value="0.0179204218373328">
            <text:p>0.01792042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6">
            <text:p>-11.6</text:p>
          </table:table-cell>
          <table:table-cell office:value-type="float" office:value="-0.237192531288799">
            <text:p>-0.2371925313</text:p>
          </table:table-cell>
          <table:table-cell office:value-type="float" office:value="0.0103457790220851">
            <text:p>0.0103457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5">
            <text:p>-11.5</text:p>
          </table:table-cell>
          <table:table-cell office:value-type="float" office:value="-0.236500417003575">
            <text:p>-0.236500417</text:p>
          </table:table-cell>
          <table:table-cell office:value-type="float" office:value="0.00349387299971758">
            <text:p>0.0034938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4">
            <text:p>-11.4</text:p>
          </table:table-cell>
          <table:table-cell office:value-type="float" office:value="-0.236739141997585">
            <text:p>-0.236739142</text:p>
          </table:table-cell>
          <table:table-cell office:value-type="float" office:value="-0.00348110145952057">
            <text:p>-0.00348110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3">
            <text:p>-11.3</text:p>
          </table:table-cell>
          <table:table-cell office:value-type="float" office:value="-0.236345532567298">
            <text:p>-0.2363455326</text:p>
          </table:table-cell>
          <table:table-cell office:value-type="float" office:value="-0.0100844494195112">
            <text:p>-0.01008444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2">
            <text:p>-11.2</text:p>
          </table:table-cell>
          <table:table-cell office:value-type="float" office:value="-0.235770155224788">
            <text:p>-0.2357701552</text:p>
          </table:table-cell>
          <table:table-cell office:value-type="float" office:value="-0.0166867960231596">
            <text:p>-0.0166867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.1">
            <text:p>-11.1</text:p>
          </table:table-cell>
          <table:table-cell office:value-type="float" office:value="-0.235194777882276">
            <text:p>-0.2351947779</text:p>
          </table:table-cell>
          <table:table-cell office:value-type="float" office:value="-0.0232871985289155">
            <text:p>-0.02328719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1">
            <text:p>-11</text:p>
          </table:table-cell>
          <table:table-cell office:value-type="float" office:value="-0.23497598493017">
            <text:p>-0.2349759849</text:p>
          </table:table-cell>
          <table:table-cell office:value-type="float" office:value="-0.0303043905337811">
            <text:p>-0.0303043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9">
            <text:p>-10.9</text:p>
          </table:table-cell>
          <table:table-cell office:value-type="float" office:value="-0.234907532874112">
            <text:p>-0.2349075329</text:p>
          </table:table-cell>
          <table:table-cell office:value-type="float" office:value="-0.0370471144810421">
            <text:p>-0.03704711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8">
            <text:p>-10.8</text:p>
          </table:table-cell>
          <table:table-cell office:value-type="float" office:value="-0.234106582162957">
            <text:p>-0.2341065822</text:p>
          </table:table-cell>
          <table:table-cell office:value-type="float" office:value="-0.0442808273976135">
            <text:p>-0.04428082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7">
            <text:p>-10.7</text:p>
          </table:table-cell>
          <table:table-cell office:value-type="float" office:value="-0.233305631451804">
            <text:p>-0.2333056315</text:p>
          </table:table-cell>
          <table:table-cell office:value-type="float" office:value="-0.0515159212270523">
            <text:p>-0.05151592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6">
            <text:p>-10.6</text:p>
          </table:table-cell>
          <table:table-cell office:value-type="float" office:value="-0.232162918443568">
            <text:p>-0.2321629184</text:p>
          </table:table-cell>
          <table:table-cell office:value-type="float" office:value="-0.0593003770043881">
            <text:p>-0.0593003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5">
            <text:p>-10.5</text:p>
          </table:table-cell>
          <table:table-cell office:value-type="float" office:value="-0.230446659696563">
            <text:p>-0.2304466597</text:p>
          </table:table-cell>
          <table:table-cell office:value-type="float" office:value="-0.0669842467765856">
            <text:p>-0.06698424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4">
            <text:p>-10.4</text:p>
          </table:table-cell>
          <table:table-cell office:value-type="float" office:value="-0.22873040094956">
            <text:p>-0.2287304009</text:p>
          </table:table-cell>
          <table:table-cell office:value-type="float" office:value="-0.0746666098028746">
            <text:p>-0.07466660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3">
            <text:p>-10.3</text:p>
          </table:table-cell>
          <table:table-cell office:value-type="float" office:value="-0.226070529843674">
            <text:p>-0.2260705298</text:p>
          </table:table-cell>
          <table:table-cell office:value-type="float" office:value="-0.083391931039831">
            <text:p>-0.0833919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2">
            <text:p>-10.2</text:p>
          </table:table-cell>
          <table:table-cell office:value-type="float" office:value="-0.223709108016978">
            <text:p>-0.223709108</text:p>
          </table:table-cell>
          <table:table-cell office:value-type="float" office:value="-0.0919523256985002">
            <text:p>-0.09195232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.1">
            <text:p>-10.1</text:p>
          </table:table-cell>
          <table:table-cell office:value-type="float" office:value="-0.219610583832171">
            <text:p>-0.2196105838</text:p>
          </table:table-cell>
          <table:table-cell office:value-type="float" office:value="-0.10084575222638">
            <text:p>-0.10084575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0">
            <text:p>-10</text:p>
          </table:table-cell>
          <table:table-cell office:value-type="float" office:value="-0.215920612268107">
            <text:p>-0.2159206123</text:p>
          </table:table-cell>
          <table:table-cell office:value-type="float" office:value="-0.109208813374667">
            <text:p>-0.10920881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90000000000002">
            <text:p>-9.9</text:p>
          </table:table-cell>
          <table:table-cell office:value-type="float" office:value="-0.210817807050775">
            <text:p>-0.2108178071</text:p>
          </table:table-cell>
          <table:table-cell office:value-type="float" office:value="-0.117618573989103">
            <text:p>-0.1176185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80000000000002">
            <text:p>-9.8</text:p>
          </table:table-cell>
          <table:table-cell office:value-type="float" office:value="-0.20446846115277">
            <text:p>-0.2044684612</text:p>
          </table:table-cell>
          <table:table-cell office:value-type="float" office:value="-0.126151242715416">
            <text:p>-0.12615124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70000000000002">
            <text:p>-9.7</text:p>
          </table:table-cell>
          <table:table-cell office:value-type="float" office:value="-0.199203136222332">
            <text:p>-0.1992031362</text:p>
          </table:table-cell>
          <table:table-cell office:value-type="float" office:value="-0.133625048294183">
            <text:p>-0.13362504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60000000000002">
            <text:p>-9.6</text:p>
          </table:table-cell>
          <table:table-cell office:value-type="float" office:value="-0.192211312606879">
            <text:p>-0.1922113126</text:p>
          </table:table-cell>
          <table:table-cell office:value-type="float" office:value="-0.140999120340386">
            <text:p>-0.14099912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50000000000002">
            <text:p>-9.5</text:p>
          </table:table-cell>
          <table:table-cell office:value-type="float" office:value="-0.184538777217824">
            <text:p>-0.1845387772</text:p>
          </table:table-cell>
          <table:table-cell office:value-type="float" office:value="-0.148756809520581">
            <text:p>-0.14875680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40000000000002">
            <text:p>-9.4</text:p>
          </table:table-cell>
          <table:table-cell office:value-type="float" office:value="-0.177530248751978">
            <text:p>-0.1775302488</text:p>
          </table:table-cell>
          <table:table-cell office:value-type="float" office:value="-0.155820307266848">
            <text:p>-0.15582030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30000000000002">
            <text:p>-9.3</text:p>
          </table:table-cell>
          <table:table-cell office:value-type="float" office:value="-0.168146653936207">
            <text:p>-0.1681466539</text:p>
          </table:table-cell>
          <table:table-cell office:value-type="float" office:value="-0.162222581389266">
            <text:p>-0.16222258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20000000000002">
            <text:p>-9.2</text:p>
          </table:table-cell>
          <table:table-cell office:value-type="float" office:value="-0.160291463028524">
            <text:p>-0.160291463</text:p>
          </table:table-cell>
          <table:table-cell office:value-type="float" office:value="-0.167626970767234">
            <text:p>-0.16762697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10000000000002">
            <text:p>-9.1</text:p>
          </table:table-cell>
          <table:table-cell office:value-type="float" office:value="-0.152436272120839">
            <text:p>-0.1524362721</text:p>
          </table:table-cell>
          <table:table-cell office:value-type="float" office:value="-0.173031981950901">
            <text:p>-0.1730319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9.00000000000002">
            <text:p>-9</text:p>
          </table:table-cell>
          <table:table-cell office:value-type="float" office:value="-0.142569971011451">
            <text:p>-0.142569971</text:p>
          </table:table-cell>
          <table:table-cell office:value-type="float" office:value="-0.177823611624212">
            <text:p>-0.17782361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90000000000002">
            <text:p>-8.9</text:p>
          </table:table-cell>
          <table:table-cell office:value-type="float" office:value="-0.132991051404204">
            <text:p>-0.1329910514</text:p>
          </table:table-cell>
          <table:table-cell office:value-type="float" office:value="-0.182204511625346">
            <text:p>-0.18220451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80000000000002">
            <text:p>-8.8</text:p>
          </table:table-cell>
          <table:table-cell office:value-type="float" office:value="-0.124879130415858">
            <text:p>-0.1248791304</text:p>
          </table:table-cell>
          <table:table-cell office:value-type="float" office:value="-0.186048814790144">
            <text:p>-0.18604881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70000000000002">
            <text:p>-8.7</text:p>
          </table:table-cell>
          <table:table-cell office:value-type="float" office:value="-0.115453627999512">
            <text:p>-0.115453628</text:p>
          </table:table-cell>
          <table:table-cell office:value-type="float" office:value="-0.189216472893678">
            <text:p>-0.18921647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60000000000002">
            <text:p>-8.6</text:p>
          </table:table-cell>
          <table:table-cell office:value-type="float" office:value="-0.105464800138646">
            <text:p>-0.1054648001</text:p>
          </table:table-cell>
          <table:table-cell office:value-type="float" office:value="-0.192101856117383">
            <text:p>-0.19210185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50000000000002">
            <text:p>-8.5</text:p>
          </table:table-cell>
          <table:table-cell office:value-type="float" office:value="-0.0963309429976786">
            <text:p>-0.096330943</text:p>
          </table:table-cell>
          <table:table-cell office:value-type="float" office:value="-0.194842424452753">
            <text:p>-0.19484242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40000000000002">
            <text:p>-8.4</text:p>
          </table:table-cell>
          <table:table-cell office:value-type="float" office:value="-0.0868930692360933">
            <text:p>-0.0868930692</text:p>
          </table:table-cell>
          <table:table-cell office:value-type="float" office:value="-0.196821568893502">
            <text:p>-0.19682156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30000000000002">
            <text:p>-8.3</text:p>
          </table:table-cell>
          <table:table-cell office:value-type="float" office:value="-0.0781980744264631">
            <text:p>-0.0781980744</text:p>
          </table:table-cell>
          <table:table-cell office:value-type="float" office:value="-0.1991865996079">
            <text:p>-0.19918659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20000000000002">
            <text:p>-8.2</text:p>
          </table:table-cell>
          <table:table-cell office:value-type="float" office:value="-0.0688680870330671">
            <text:p>-0.068868087</text:p>
          </table:table-cell>
          <table:table-cell office:value-type="float" office:value="-0.200699851273235">
            <text:p>-0.20069985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10000000000002">
            <text:p>-8.1</text:p>
          </table:table-cell>
          <table:table-cell office:value-type="float" office:value="-0.0603828971341338">
            <text:p>-0.0603828971</text:p>
          </table:table-cell>
          <table:table-cell office:value-type="float" office:value="-0.202290720944946">
            <text:p>-0.20229072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8.00000000000002">
            <text:p>-8</text:p>
          </table:table-cell>
          <table:table-cell office:value-type="float" office:value="-0.0501314014108339">
            <text:p>-0.0501314014</text:p>
          </table:table-cell>
          <table:table-cell office:value-type="float" office:value="-0.20346261341138">
            <text:p>-0.20346261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90000000000003">
            <text:p>-7.9</text:p>
          </table:table-cell>
          <table:table-cell office:value-type="float" office:value="-0.0415209168284025">
            <text:p>-0.0415209168</text:p>
          </table:table-cell>
          <table:table-cell office:value-type="float" office:value="-0.204367417883944">
            <text:p>-0.20436741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80000000000003">
            <text:p>-7.8</text:p>
          </table:table-cell>
          <table:table-cell office:value-type="float" office:value="-0.0325850491046269">
            <text:p>-0.0325850491</text:p>
          </table:table-cell>
          <table:table-cell office:value-type="float" office:value="-0.204996613641274">
            <text:p>-0.20499661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70000000000003">
            <text:p>-7.7</text:p>
          </table:table-cell>
          <table:table-cell office:value-type="float" office:value="-0.0233944294088748">
            <text:p>-0.0233944294</text:p>
          </table:table-cell>
          <table:table-cell office:value-type="float" office:value="-0.205356648223992">
            <text:p>-0.20535664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60000000000003">
            <text:p>-7.6</text:p>
          </table:table-cell>
          <table:table-cell office:value-type="float" office:value="-0.0142038097131238">
            <text:p>-0.0142038097</text:p>
          </table:table-cell>
          <table:table-cell office:value-type="float" office:value="-0.205716662861563">
            <text:p>-0.20571666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50000000000003">
            <text:p>-7.5</text:p>
          </table:table-cell>
          <table:table-cell office:value-type="float" office:value="-0.0043783319878161">
            <text:p>-0.004378332</text:p>
          </table:table-cell>
          <table:table-cell office:value-type="float" office:value="-0.205665015450311">
            <text:p>-0.20566501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40000000000003">
            <text:p>-7.4</text:p>
          </table:table-cell>
          <table:table-cell office:value-type="float" office:value="0.00407825799140559">
            <text:p>0.004078258</text:p>
          </table:table-cell>
          <table:table-cell office:value-type="float" office:value="-0.205525619906081">
            <text:p>-0.20552561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30000000000003">
            <text:p>-7.3</text:p>
          </table:table-cell>
          <table:table-cell office:value-type="float" office:value="0.0127674970469685">
            <text:p>0.012767497</text:p>
          </table:table-cell>
          <table:table-cell office:value-type="float" office:value="-0.205044239952521">
            <text:p>-0.205044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20000000000003">
            <text:p>-7.2</text:p>
          </table:table-cell>
          <table:table-cell office:value-type="float" office:value="0.0214567361025314">
            <text:p>0.0214567361</text:p>
          </table:table-cell>
          <table:table-cell office:value-type="float" office:value="-0.204562806089861">
            <text:p>-0.20456280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10000000000003">
            <text:p>-7.1</text:p>
          </table:table-cell>
          <table:table-cell office:value-type="float" office:value="0.0307333879873016">
            <text:p>0.030733388</text:p>
          </table:table-cell>
          <table:table-cell office:value-type="float" office:value="-0.203765979883384">
            <text:p>-0.20376597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7.00000000000003">
            <text:p>-7</text:p>
          </table:table-cell>
          <table:table-cell office:value-type="float" office:value="0.0401966868940075">
            <text:p>0.0401966869</text:p>
          </table:table-cell>
          <table:table-cell office:value-type="float" office:value="-0.202770099252467">
            <text:p>-0.20277009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90000000000003">
            <text:p>-6.9</text:p>
          </table:table-cell>
          <table:table-cell office:value-type="float" office:value="0.0485967062256873">
            <text:p>0.0485967062</text:p>
          </table:table-cell>
          <table:table-cell office:value-type="float" office:value="-0.201401747382623">
            <text:p>-0.20140174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80000000000003">
            <text:p>-6.8</text:p>
          </table:table-cell>
          <table:table-cell office:value-type="float" office:value="0.0578912371789072">
            <text:p>0.0578912372</text:p>
          </table:table-cell>
          <table:table-cell office:value-type="float" office:value="-0.199706325192728">
            <text:p>-0.19970632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70000000000003">
            <text:p>-6.7</text:p>
          </table:table-cell>
          <table:table-cell office:value-type="float" office:value="0.0675015125494922">
            <text:p>0.0675015125</text:p>
          </table:table-cell>
          <table:table-cell office:value-type="float" office:value="-0.197781479148654">
            <text:p>-0.19778147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60000000000003">
            <text:p>-6.6</text:p>
          </table:table-cell>
          <table:table-cell office:value-type="float" office:value="0.0771117879200791">
            <text:p>0.0771117879</text:p>
          </table:table-cell>
          <table:table-cell office:value-type="float" office:value="-0.195857051897163">
            <text:p>-0.19585705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50000000000003">
            <text:p>-6.5</text:p>
          </table:table-cell>
          <table:table-cell office:value-type="float" office:value="0.086094849752515">
            <text:p>0.0860948498</text:p>
          </table:table-cell>
          <table:table-cell office:value-type="float" office:value="-0.1928634925017">
            <text:p>-0.19286349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40000000000003">
            <text:p>-6.4</text:p>
          </table:table-cell>
          <table:table-cell office:value-type="float" office:value="0.0950273216890334">
            <text:p>0.0950273217</text:p>
          </table:table-cell>
          <table:table-cell office:value-type="float" office:value="-0.189965826494405">
            <text:p>-0.18996582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30000000000003">
            <text:p>-6.3</text:p>
          </table:table-cell>
          <table:table-cell office:value-type="float" office:value="0.104267413917188">
            <text:p>0.1042674139</text:p>
          </table:table-cell>
          <table:table-cell office:value-type="float" office:value="-0.186945617060819">
            <text:p>-0.18694561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20000000000003">
            <text:p>-6.2</text:p>
          </table:table-cell>
          <table:table-cell office:value-type="float" office:value="0.112639445947758">
            <text:p>0.1126394459</text:p>
          </table:table-cell>
          <table:table-cell office:value-type="float" office:value="-0.183907819985381">
            <text:p>-0.183907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10000000000003">
            <text:p>-6.1</text:p>
          </table:table-cell>
          <table:table-cell office:value-type="float" office:value="0.122996867317098">
            <text:p>0.1229968673</text:p>
          </table:table-cell>
          <table:table-cell office:value-type="float" office:value="-0.179796141669109">
            <text:p>-0.17979614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.00000000000003">
            <text:p>-6</text:p>
          </table:table-cell>
          <table:table-cell office:value-type="float" office:value="0.131298814885464">
            <text:p>0.1312988149</text:p>
          </table:table-cell>
          <table:table-cell office:value-type="float" office:value="-0.175172707595661">
            <text:p>-0.17517270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90000000000003">
            <text:p>-5.9</text:p>
          </table:table-cell>
          <table:table-cell office:value-type="float" office:value="0.1397081875067">
            <text:p>0.1397081875</text:p>
          </table:table-cell>
          <table:table-cell office:value-type="float" office:value="-0.170404194691029">
            <text:p>-0.17040419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80000000000003">
            <text:p>-5.8</text:p>
          </table:table-cell>
          <table:table-cell office:value-type="float" office:value="0.149281476735377">
            <text:p>0.1492814767</text:p>
          </table:table-cell>
          <table:table-cell office:value-type="float" office:value="-0.164904802643319">
            <text:p>-0.16490480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70000000000003">
            <text:p>-5.7</text:p>
          </table:table-cell>
          <table:table-cell office:value-type="float" office:value="0.157836431233064">
            <text:p>0.1578364312</text:p>
          </table:table-cell>
          <table:table-cell office:value-type="float" office:value="-0.1588821471103">
            <text:p>-0.15888214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60000000000003">
            <text:p>-5.6</text:p>
          </table:table-cell>
          <table:table-cell office:value-type="float" office:value="0.165000834514447">
            <text:p>0.1650008345</text:p>
          </table:table-cell>
          <table:table-cell office:value-type="float" office:value="-0.152607201970224">
            <text:p>-0.1526072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50000000000003">
            <text:p>-5.5</text:p>
          </table:table-cell>
          <table:table-cell office:value-type="float" office:value="0.173312219786643">
            <text:p>0.1733122198</text:p>
          </table:table-cell>
          <table:table-cell office:value-type="float" office:value="-0.145502789530947">
            <text:p>-0.14550278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40000000000003">
            <text:p>-5.4</text:p>
          </table:table-cell>
          <table:table-cell office:value-type="float" office:value="0.180457300422634">
            <text:p>0.1804573004</text:p>
          </table:table-cell>
          <table:table-cell office:value-type="float" office:value="-0.137465289702383">
            <text:p>-0.13746528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30000000000003">
            <text:p>-5.3</text:p>
          </table:table-cell>
          <table:table-cell office:value-type="float" office:value="0.187341465818533">
            <text:p>0.1873414658</text:p>
          </table:table-cell>
          <table:table-cell office:value-type="float" office:value="-0.129659724618798">
            <text:p>-0.12965972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20000000000003">
            <text:p>-5.2</text:p>
          </table:table-cell>
          <table:table-cell office:value-type="float" office:value="0.192395506308385">
            <text:p>0.1923955063</text:p>
          </table:table-cell>
          <table:table-cell office:value-type="float" office:value="-0.121802053105861">
            <text:p>-0.12180205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10000000000004">
            <text:p>-5.1</text:p>
          </table:table-cell>
          <table:table-cell office:value-type="float" office:value="0.198847194120318">
            <text:p>0.1988471941</text:p>
          </table:table-cell>
          <table:table-cell office:value-type="float" office:value="-0.112873168327458">
            <text:p>-0.11287316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5.00000000000004">
            <text:p>-5</text:p>
          </table:table-cell>
          <table:table-cell office:value-type="float" office:value="0.20320341660842">
            <text:p>0.2032034166</text:p>
          </table:table-cell>
          <table:table-cell office:value-type="float" office:value="-0.104663883196557">
            <text:p>-0.10466388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90000000000004">
            <text:p>-4.9</text:p>
          </table:table-cell>
          <table:table-cell office:value-type="float" office:value="0.207559639096521">
            <text:p>0.2075596391</text:p>
          </table:table-cell>
          <table:table-cell office:value-type="float" office:value="-0.0964552172996435">
            <text:p>-0.09645521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80000000000004">
            <text:p>-4.8</text:p>
          </table:table-cell>
          <table:table-cell office:value-type="float" office:value="0.211915861584622">
            <text:p>0.2119158616</text:p>
          </table:table-cell>
          <table:table-cell office:value-type="float" office:value="-0.0882471706367149">
            <text:p>-0.08824717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70000000000004">
            <text:p>-4.7</text:p>
          </table:table-cell>
          <table:table-cell office:value-type="float" office:value="0.214026427068217">
            <text:p>0.2140264271</text:p>
          </table:table-cell>
          <table:table-cell office:value-type="float" office:value="-0.0779475999739767">
            <text:p>-0.07794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60000000000004">
            <text:p>-4.6</text:p>
          </table:table-cell>
          <table:table-cell office:value-type="float" office:value="0.215557595431575">
            <text:p>0.2155575954</text:p>
          </table:table-cell>
          <table:table-cell office:value-type="float" office:value="-0.0712756994461607">
            <text:p>-0.07127569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50000000000004">
            <text:p>-4.5</text:p>
          </table:table-cell>
          <table:table-cell office:value-type="float" office:value="0.217538018239109">
            <text:p>0.2175380182</text:p>
          </table:table-cell>
          <table:table-cell office:value-type="float" office:value="-0.0624484988577721">
            <text:p>-0.06244849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40000000000004">
            <text:p>-4.4</text:p>
          </table:table-cell>
          <table:table-cell office:value-type="float" office:value="0.219518441046644">
            <text:p>0.219518441</text:p>
          </table:table-cell>
          <table:table-cell office:value-type="float" office:value="-0.0536207076308161">
            <text:p>-0.05362070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30000000000004">
            <text:p>-4.3</text:p>
          </table:table-cell>
          <table:table-cell office:value-type="float" office:value="0.219955263557534">
            <text:p>0.2199552636</text:p>
          </table:table-cell>
          <table:table-cell office:value-type="float" office:value="-0.046432419734294">
            <text:p>-0.04643241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20000000000004">
            <text:p>-4.2</text:p>
          </table:table-cell>
          <table:table-cell office:value-type="float" office:value="0.220413962263979">
            <text:p>0.2204139623</text:p>
          </table:table-cell>
          <table:table-cell office:value-type="float" office:value="-0.0390207206779345">
            <text:p>-0.03902072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10000000000004">
            <text:p>-4.1</text:p>
          </table:table-cell>
          <table:table-cell office:value-type="float" office:value="0.220872660970424">
            <text:p>0.220872661</text:p>
          </table:table-cell>
          <table:table-cell office:value-type="float" office:value="-0.0316086018929713">
            <text:p>-0.03160860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4.00000000000004">
            <text:p>-4</text:p>
          </table:table-cell>
          <table:table-cell office:value-type="float" office:value="0.221331359676868">
            <text:p>0.2213313597</text:p>
          </table:table-cell>
          <table:table-cell office:value-type="float" office:value="-0.0241960633794032">
            <text:p>-0.02419606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90000000000004">
            <text:p>-3.9</text:p>
          </table:table-cell>
          <table:table-cell office:value-type="float" office:value="0.221298933570272">
            <text:p>0.2212989336</text:p>
          </table:table-cell>
          <table:table-cell office:value-type="float" office:value="-0.0167021411378322">
            <text:p>-0.01670214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80000000000004">
            <text:p>-3.8</text:p>
          </table:table-cell>
          <table:table-cell office:value-type="float" office:value="0.222226409005454">
            <text:p>0.222226409</text:p>
          </table:table-cell>
          <table:table-cell office:value-type="float" office:value="-0.0102407767356526">
            <text:p>-0.01024077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70000000000004">
            <text:p>-3.7</text:p>
          </table:table-cell>
          <table:table-cell office:value-type="float" office:value="0.222035169378335">
            <text:p>0.2220351694</text:p>
          </table:table-cell>
          <table:table-cell office:value-type="float" office:value="-0.00317395819009304">
            <text:p>-0.00317395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60000000000004">
            <text:p>-3.6</text:p>
          </table:table-cell>
          <table:table-cell office:value-type="float" office:value="0.221843929751216">
            <text:p>0.2218439298</text:p>
          </table:table-cell>
          <table:table-cell office:value-type="float" office:value="0.0038928603554659">
            <text:p>0.00389286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50000000000004">
            <text:p>-3.5</text:p>
          </table:table-cell>
          <table:table-cell office:value-type="float" office:value="0.221652690124097">
            <text:p>0.2216526901</text:p>
          </table:table-cell>
          <table:table-cell office:value-type="float" office:value="0.0109596789010255">
            <text:p>0.01095967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40000000000004">
            <text:p>-3.4</text:p>
          </table:table-cell>
          <table:table-cell office:value-type="float" office:value="0.221461450496978">
            <text:p>0.2214614505</text:p>
          </table:table-cell>
          <table:table-cell office:value-type="float" office:value="0.0180264974465844">
            <text:p>0.01802649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30000000000004">
            <text:p>-3.3</text:p>
          </table:table-cell>
          <table:table-cell office:value-type="float" office:value="0.22127021086986">
            <text:p>0.2212702109</text:p>
          </table:table-cell>
          <table:table-cell office:value-type="float" office:value="0.0250933159921434">
            <text:p>0.0250933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20000000000004">
            <text:p>-3.2</text:p>
          </table:table-cell>
          <table:table-cell office:value-type="float" office:value="0.220959980135038">
            <text:p>0.2209599801</text:p>
          </table:table-cell>
          <table:table-cell office:value-type="float" office:value="0.0328233131642749">
            <text:p>0.03282331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10000000000004">
            <text:p>-3.1</text:p>
          </table:table-cell>
          <table:table-cell office:value-type="float" office:value="0.219844103058705">
            <text:p>0.2198441031</text:p>
          </table:table-cell>
          <table:table-cell office:value-type="float" office:value="0.040704410557758">
            <text:p>0.04070441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3.00000000000004">
            <text:p>-3</text:p>
          </table:table-cell>
          <table:table-cell office:value-type="float" office:value="0.218728225982373">
            <text:p>0.218728226</text:p>
          </table:table-cell>
          <table:table-cell office:value-type="float" office:value="0.048585507951241">
            <text:p>0.0485855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90000000000004">
            <text:p>-2.9</text:p>
          </table:table-cell>
          <table:table-cell office:value-type="float" office:value="0.217682178165943">
            <text:p>0.2176821782</text:p>
          </table:table-cell>
          <table:table-cell office:value-type="float" office:value="0.0568761748388342">
            <text:p>0.0568761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80000000000004">
            <text:p>-2.8</text:p>
          </table:table-cell>
          <table:table-cell office:value-type="float" office:value="0.214938086548954">
            <text:p>0.2149380865</text:p>
          </table:table-cell>
          <table:table-cell office:value-type="float" office:value="0.065490801100321">
            <text:p>0.0654908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70000000000004">
            <text:p>-2.7</text:p>
          </table:table-cell>
          <table:table-cell office:value-type="float" office:value="0.212193994931965">
            <text:p>0.2121939949</text:p>
          </table:table-cell>
          <table:table-cell office:value-type="float" office:value="0.0741054273618086">
            <text:p>0.07410542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60000000000004">
            <text:p>-2.6</text:p>
          </table:table-cell>
          <table:table-cell office:value-type="float" office:value="0.209811953687298">
            <text:p>0.2098119537</text:p>
          </table:table-cell>
          <table:table-cell office:value-type="float" office:value="0.0827904618457837">
            <text:p>0.08279046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50000000000004">
            <text:p>-2.5</text:p>
          </table:table-cell>
          <table:table-cell office:value-type="float" office:value="0.205289157483733">
            <text:p>0.2052891575</text:p>
          </table:table-cell>
          <table:table-cell office:value-type="float" office:value="0.0915910649449437">
            <text:p>0.09159106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40000000000004">
            <text:p>-2.4</text:p>
          </table:table-cell>
          <table:table-cell office:value-type="float" office:value="0.200766361280168">
            <text:p>0.2007663613</text:p>
          </table:table-cell>
          <table:table-cell office:value-type="float" office:value="0.100391668044105">
            <text:p>0.1003916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30000000000004">
            <text:p>-2.3</text:p>
          </table:table-cell>
          <table:table-cell office:value-type="float" office:value="0.1934318697585">
            <text:p>0.1934318698</text:p>
          </table:table-cell>
          <table:table-cell office:value-type="float" office:value="0.108619543061211">
            <text:p>0.10861954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20000000000004">
            <text:p>-2.2</text:p>
          </table:table-cell>
          <table:table-cell office:value-type="float" office:value="0.189575218705463">
            <text:p>0.1895752187</text:p>
          </table:table-cell>
          <table:table-cell office:value-type="float" office:value="0.116525642760379">
            <text:p>0.11652564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10000000000004">
            <text:p>-2.1</text:p>
          </table:table-cell>
          <table:table-cell office:value-type="float" office:value="0.183065540184467">
            <text:p>0.1830655402</text:p>
          </table:table-cell>
          <table:table-cell office:value-type="float" office:value="0.124564157998735">
            <text:p>0.1245641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2.00000000000004">
            <text:p>-2</text:p>
          </table:table-cell>
          <table:table-cell office:value-type="float" office:value="0.173681964654712">
            <text:p>0.1736819647</text:p>
          </table:table-cell>
          <table:table-cell office:value-type="float" office:value="0.131769211186799">
            <text:p>0.13176921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90000000000004">
            <text:p>-1.9</text:p>
          </table:table-cell>
          <table:table-cell office:value-type="float" office:value="0.167712101076894">
            <text:p>0.1677121011</text:p>
          </table:table-cell>
          <table:table-cell office:value-type="float" office:value="0.138820347931224">
            <text:p>0.13882034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80000000000004">
            <text:p>-1.8</text:p>
          </table:table-cell>
          <table:table-cell office:value-type="float" office:value="0.160304894613291">
            <text:p>0.1603048946</text:p>
          </table:table-cell>
          <table:table-cell office:value-type="float" office:value="0.145284354490235">
            <text:p>0.14528435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70000000000004">
            <text:p>-1.7</text:p>
          </table:table-cell>
          <table:table-cell office:value-type="float" office:value="0.151972920676526">
            <text:p>0.1519729207</text:p>
          </table:table-cell>
          <table:table-cell office:value-type="float" office:value="0.151197774819852">
            <text:p>0.1511977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60000000000004">
            <text:p>-1.6</text:p>
          </table:table-cell>
          <table:table-cell office:value-type="float" office:value="0.142847756345276">
            <text:p>0.1428477563</text:p>
          </table:table-cell>
          <table:table-cell office:value-type="float" office:value="0.156626311163347">
            <text:p>0.15662631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50000000000004">
            <text:p>-1.5</text:p>
          </table:table-cell>
          <table:table-cell office:value-type="float" office:value="0.134536921079253">
            <text:p>0.1345369211</text:p>
          </table:table-cell>
          <table:table-cell office:value-type="float" office:value="0.16124610451384">
            <text:p>0.16124610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40000000000004">
            <text:p>-1.4</text:p>
          </table:table-cell>
          <table:table-cell office:value-type="float" office:value="0.125179235628962">
            <text:p>0.1251792356</text:p>
          </table:table-cell>
          <table:table-cell office:value-type="float" office:value="0.165558669463522">
            <text:p>0.16555866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30000000000004">
            <text:p>-1.3</text:p>
          </table:table-cell>
          <table:table-cell office:value-type="float" office:value="0.115841969221608">
            <text:p>0.1158419692</text:p>
          </table:table-cell>
          <table:table-cell office:value-type="float" office:value="0.170429868226074">
            <text:p>0.17042986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20000000000004">
            <text:p>-1.2</text:p>
          </table:table-cell>
          <table:table-cell office:value-type="float" office:value="0.107131650234026">
            <text:p>0.1071316502</text:p>
          </table:table-cell>
          <table:table-cell office:value-type="float" office:value="0.173353160795079">
            <text:p>0.17335316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10000000000004">
            <text:p>-1.1</text:p>
          </table:table-cell>
          <table:table-cell office:value-type="float" office:value="0.0984213312464441">
            <text:p>0.0984213312</text:p>
          </table:table-cell>
          <table:table-cell office:value-type="float" office:value="0.176276453364083">
            <text:p>0.17627645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1.00000000000004">
            <text:p>-1</text:p>
          </table:table-cell>
          <table:table-cell office:value-type="float" office:value="0.0897110122588625">
            <text:p>0.0897110123</text:p>
          </table:table-cell>
          <table:table-cell office:value-type="float" office:value="0.179199745933088">
            <text:p>0.17919974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900000000000036">
            <text:p>-0.9</text:p>
          </table:table-cell>
          <table:table-cell office:value-type="float" office:value="0.0808253656391425">
            <text:p>0.0808253656</text:p>
          </table:table-cell>
          <table:table-cell office:value-type="float" office:value="0.181903083954532">
            <text:p>0.1819030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800000000000036">
            <text:p>-0.8</text:p>
          </table:table-cell>
          <table:table-cell office:value-type="float" office:value="0.0711059406772304">
            <text:p>0.0711059407</text:p>
          </table:table-cell>
          <table:table-cell office:value-type="float" office:value="0.183874846583799">
            <text:p>0.18387484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700000000000036">
            <text:p>-0.7</text:p>
          </table:table-cell>
          <table:table-cell office:value-type="float" office:value="0.0622753036722119">
            <text:p>0.0622753037</text:p>
          </table:table-cell>
          <table:table-cell office:value-type="float" office:value="0.185404743014223">
            <text:p>0.1854047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600000000000037">
            <text:p>-0.6</text:p>
          </table:table-cell>
          <table:table-cell office:value-type="float" office:value="0.0534446666671932">
            <text:p>0.0534446667</text:p>
          </table:table-cell>
          <table:table-cell office:value-type="float" office:value="0.186934639444647">
            <text:p>0.18693463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500000000000037">
            <text:p>-0.5</text:p>
          </table:table-cell>
          <table:table-cell office:value-type="float" office:value="0.0447150392458705">
            <text:p>0.0447150392</text:p>
          </table:table-cell>
          <table:table-cell office:value-type="float" office:value="0.188407205468882">
            <text:p>0.18840720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400000000000037">
            <text:p>-0.4</text:p>
          </table:table-cell>
          <table:table-cell office:value-type="float" office:value="0.0351813085115887">
            <text:p>0.0351813085</text:p>
          </table:table-cell>
          <table:table-cell office:value-type="float" office:value="0.189392661080868">
            <text:p>0.18939266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300000000000037">
            <text:p>-0.3</text:p>
          </table:table-cell>
          <table:table-cell office:value-type="float" office:value="0.0265566955501954">
            <text:p>0.0265566956</text:p>
          </table:table-cell>
          <table:table-cell office:value-type="float" office:value="0.190005221581826">
            <text:p>0.19000522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200000000000037">
            <text:p>-0.2</text:p>
          </table:table-cell>
          <table:table-cell office:value-type="float" office:value="0.0179320825888021">
            <text:p>0.0179320826</text:p>
          </table:table-cell>
          <table:table-cell office:value-type="float" office:value="0.190617782082784">
            <text:p>0.19061778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100000000000037">
            <text:p>-0.1</text:p>
          </table:table-cell>
          <table:table-cell office:value-type="float" office:value="0.00848605687999915">
            <text:p>0.0084860569</text:p>
          </table:table-cell>
          <table:table-cell office:value-type="float" office:value="0.191113867115458">
            <text:p>0.19111386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-0.000160271373849831">
            <text:p>-0.0001602714</text:p>
          </table:table-cell>
          <table:table-cell office:value-type="float" office:value="0.191007689094395">
            <text:p>0.19100768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0999999999999635">
            <text:p>0.1</text:p>
          </table:table-cell>
          <table:table-cell office:value-type="float" office:value="-0.00880659962769875">
            <text:p>-0.0088065996</text:p>
          </table:table-cell>
          <table:table-cell office:value-type="float" office:value="0.190901511073332">
            <text:p>0.19090151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199999999999963">
            <text:p>0.2</text:p>
          </table:table-cell>
          <table:table-cell office:value-type="float" office:value="-0.0172318152729936">
            <text:p>-0.0172318153</text:p>
          </table:table-cell>
          <table:table-cell office:value-type="float" office:value="0.190782801093409">
            <text:p>0.1907828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299999999999963">
            <text:p>0.3</text:p>
          </table:table-cell>
          <table:table-cell office:value-type="float" office:value="-0.0267834405454304">
            <text:p>-0.0267834405</text:p>
          </table:table-cell>
          <table:table-cell office:value-type="float" office:value="0.190167234038099">
            <text:p>0.1901672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399999999999964">
            <text:p>0.4</text:p>
          </table:table-cell>
          <table:table-cell office:value-type="float" office:value="-0.0354712312666136">
            <text:p>-0.0354712313</text:p>
          </table:table-cell>
          <table:table-cell office:value-type="float" office:value="0.189278488031049">
            <text:p>0.1892784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499999999999963">
            <text:p>0.5</text:p>
          </table:table-cell>
          <table:table-cell office:value-type="float" office:value="-0.0441590219877969">
            <text:p>-0.044159022</text:p>
          </table:table-cell>
          <table:table-cell office:value-type="float" office:value="0.188389742023999">
            <text:p>0.1883897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599999999999963">
            <text:p>0.6</text:p>
          </table:table-cell>
          <table:table-cell office:value-type="float" office:value="-0.0533759552115061">
            <text:p>-0.0533759552</text:p>
          </table:table-cell>
          <table:table-cell office:value-type="float" office:value="0.187273384611335">
            <text:p>0.18727338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699999999999963">
            <text:p>0.7</text:p>
          </table:table-cell>
          <table:table-cell office:value-type="float" office:value="-0.0624482380573574">
            <text:p>-0.0624482381</text:p>
          </table:table-cell>
          <table:table-cell office:value-type="float" office:value="0.185482234949246">
            <text:p>0.18548223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799999999999963">
            <text:p>0.8</text:p>
          </table:table-cell>
          <table:table-cell office:value-type="float" office:value="-0.0712234701958859">
            <text:p>-0.0712234702</text:p>
          </table:table-cell>
          <table:table-cell office:value-type="float" office:value="0.183730198631963">
            <text:p>0.18373019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899999999999963">
            <text:p>0.9</text:p>
          </table:table-cell>
          <table:table-cell office:value-type="float" office:value="-0.0802334518102427">
            <text:p>-0.0802334518</text:p>
          </table:table-cell>
          <table:table-cell office:value-type="float" office:value="0.181766312907727">
            <text:p>0.1817663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999999999999963">
            <text:p>1</text:p>
          </table:table-cell>
          <table:table-cell office:value-type="float" office:value="-0.0897961798885221">
            <text:p>-0.0897961799</text:p>
          </table:table-cell>
          <table:table-cell office:value-type="float" office:value="0.17942546151082">
            <text:p>0.17942546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09999999999996">
            <text:p>1.1</text:p>
          </table:table-cell>
          <table:table-cell office:value-type="float" office:value="-0.0986365019892234">
            <text:p>-0.098636502</text:p>
          </table:table-cell>
          <table:table-cell office:value-type="float" office:value="0.176488868440732">
            <text:p>0.17648886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19999999999996">
            <text:p>1.2</text:p>
          </table:table-cell>
          <table:table-cell office:value-type="float" office:value="-0.107266074746485">
            <text:p>-0.1072660747</text:p>
          </table:table-cell>
          <table:table-cell office:value-type="float" office:value="0.173381708541278">
            <text:p>0.17338170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29999999999996">
            <text:p>1.3</text:p>
          </table:table-cell>
          <table:table-cell office:value-type="float" office:value="-0.1163978844472">
            <text:p>-0.1163978844</text:p>
          </table:table-cell>
          <table:table-cell office:value-type="float" office:value="0.169796664149172">
            <text:p>0.16979666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39999999999996">
            <text:p>1.4</text:p>
          </table:table-cell>
          <table:table-cell office:value-type="float" office:value="-0.126098447754529">
            <text:p>-0.1260984478</text:p>
          </table:table-cell>
          <table:table-cell office:value-type="float" office:value="0.165888966804851">
            <text:p>0.16588896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49999999999996">
            <text:p>1.5</text:p>
          </table:table-cell>
          <table:table-cell office:value-type="float" office:value="-0.13459778292332">
            <text:p>-0.1345977829</text:p>
          </table:table-cell>
          <table:table-cell office:value-type="float" office:value="0.161294471505081">
            <text:p>0.16129447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59999999999996">
            <text:p>1.6</text:p>
          </table:table-cell>
          <table:table-cell office:value-type="float" office:value="-0.142852660266187">
            <text:p>-0.1428526603</text:p>
          </table:table-cell>
          <table:table-cell office:value-type="float" office:value="0.156559473650065">
            <text:p>0.15655947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69999999999996">
            <text:p>1.7</text:p>
          </table:table-cell>
          <table:table-cell office:value-type="float" office:value="-0.152256440758644">
            <text:p>-0.1522564408</text:p>
          </table:table-cell>
          <table:table-cell office:value-type="float" office:value="0.150670741968212">
            <text:p>0.1506707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79999999999996">
            <text:p>1.8</text:p>
          </table:table-cell>
          <table:table-cell office:value-type="float" office:value="-0.160832008930061">
            <text:p>-0.1608320089</text:p>
          </table:table-cell>
          <table:table-cell office:value-type="float" office:value="0.145508293955717">
            <text:p>0.1455082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89999999999996">
            <text:p>1.9</text:p>
          </table:table-cell>
          <table:table-cell office:value-type="float" office:value="-0.16805917722474">
            <text:p>-0.1680591772</text:p>
          </table:table-cell>
          <table:table-cell office:value-type="float" office:value="0.138274745602635">
            <text:p>0.13827474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.99999999999996">
            <text:p>2</text:p>
          </table:table-cell>
          <table:table-cell office:value-type="float" office:value="-0.175286345519419">
            <text:p>-0.1752863455</text:p>
          </table:table-cell>
          <table:table-cell office:value-type="float" office:value="0.131042376929909">
            <text:p>0.13104237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09999999999996">
            <text:p>2.1</text:p>
          </table:table-cell>
          <table:table-cell office:value-type="float" office:value="-0.18154709415077">
            <text:p>-0.1815470942</text:p>
          </table:table-cell>
          <table:table-cell office:value-type="float" office:value="0.12453900651293">
            <text:p>0.12453900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19999999999996">
            <text:p>2.2</text:p>
          </table:table-cell>
          <table:table-cell office:value-type="float" office:value="-0.189022409357608">
            <text:p>-0.1890224094</text:p>
          </table:table-cell>
          <table:table-cell office:value-type="float" office:value="0.116262774356543">
            <text:p>0.11626277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29999999999996">
            <text:p>2.3</text:p>
          </table:table-cell>
          <table:table-cell office:value-type="float" office:value="-0.195534462005028">
            <text:p>-0.195534462</text:p>
          </table:table-cell>
          <table:table-cell office:value-type="float" office:value="0.108343879575139">
            <text:p>0.10834387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39999999999996">
            <text:p>2.4</text:p>
          </table:table-cell>
          <table:table-cell office:value-type="float" office:value="-0.200332135124013">
            <text:p>-0.2003321351</text:p>
          </table:table-cell>
          <table:table-cell office:value-type="float" office:value="0.0999007699182276">
            <text:p>0.09990076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49999999999996">
            <text:p>2.5</text:p>
          </table:table-cell>
          <table:table-cell office:value-type="float" office:value="-0.204375052592944">
            <text:p>-0.2043750526</text:p>
          </table:table-cell>
          <table:table-cell office:value-type="float" office:value="0.09176348673886">
            <text:p>0.09176348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59999999999996">
            <text:p>2.6</text:p>
          </table:table-cell>
          <table:table-cell office:value-type="float" office:value="-0.208987303206137">
            <text:p>-0.2089873032</text:p>
          </table:table-cell>
          <table:table-cell office:value-type="float" office:value="0.0825742666277768">
            <text:p>0.08257426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69999999999996">
            <text:p>2.7</text:p>
          </table:table-cell>
          <table:table-cell office:value-type="float" office:value="-0.212729208183904">
            <text:p>-0.2127292082</text:p>
          </table:table-cell>
          <table:table-cell office:value-type="float" office:value="0.0737936752897562">
            <text:p>0.07379367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79999999999996">
            <text:p>2.8</text:p>
          </table:table-cell>
          <table:table-cell office:value-type="float" office:value="-0.214996166055173">
            <text:p>-0.2149961661</text:p>
          </table:table-cell>
          <table:table-cell office:value-type="float" office:value="0.0653238124444563">
            <text:p>0.06532381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89999999999996">
            <text:p>2.9</text:p>
          </table:table-cell>
          <table:table-cell office:value-type="float" office:value="-0.21655164785828">
            <text:p>-0.2165516479</text:p>
          </table:table-cell>
          <table:table-cell office:value-type="float" office:value="0.0569929201626519">
            <text:p>0.05699292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99999999999996">
            <text:p>3</text:p>
          </table:table-cell>
          <table:table-cell office:value-type="float" office:value="-0.218975110480911">
            <text:p>-0.2189751105</text:p>
          </table:table-cell>
          <table:table-cell office:value-type="float" office:value="0.0489137124983331">
            <text:p>0.04891371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09999999999997">
            <text:p>3.1</text:p>
          </table:table-cell>
          <table:table-cell office:value-type="float" office:value="-0.219753412974827">
            <text:p>-0.219753413</text:p>
          </table:table-cell>
          <table:table-cell office:value-type="float" office:value="0.0408710072174055">
            <text:p>0.0408710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19999999999997">
            <text:p>3.2</text:p>
          </table:table-cell>
          <table:table-cell office:value-type="float" office:value="-0.220834111652021">
            <text:p>-0.2208341117</text:p>
          </table:table-cell>
          <table:table-cell office:value-type="float" office:value="0.0333559785722722">
            <text:p>0.03335597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29999999999997">
            <text:p>3.3</text:p>
          </table:table-cell>
          <table:table-cell office:value-type="float" office:value="-0.221349316133168">
            <text:p>-0.2213493161</text:p>
          </table:table-cell>
          <table:table-cell office:value-type="float" office:value="0.0252019686441078">
            <text:p>0.02520196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39999999999997">
            <text:p>3.4</text:p>
          </table:table-cell>
          <table:table-cell office:value-type="float" office:value="-0.221563077018">
            <text:p>-0.221563077</text:p>
          </table:table-cell>
          <table:table-cell office:value-type="float" office:value="0.018004958530883">
            <text:p>0.0180049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49999999999997">
            <text:p>3.5</text:p>
          </table:table-cell>
          <table:table-cell office:value-type="float" office:value="-0.221776837902831">
            <text:p>-0.2217768379</text:p>
          </table:table-cell>
          <table:table-cell office:value-type="float" office:value="0.0108079484176582">
            <text:p>0.01080794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59999999999997">
            <text:p>3.6</text:p>
          </table:table-cell>
          <table:table-cell office:value-type="float" office:value="-0.221481859194483">
            <text:p>-0.2214818592</text:p>
          </table:table-cell>
          <table:table-cell office:value-type="float" office:value="0.00365876779810899">
            <text:p>0.00365876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69999999999997">
            <text:p>3.7</text:p>
          </table:table-cell>
          <table:table-cell office:value-type="float" office:value="-0.221709130864212">
            <text:p>-0.2217091309</text:p>
          </table:table-cell>
          <table:table-cell office:value-type="float" office:value="-0.00322876196529982">
            <text:p>-0.0032287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79999999999997">
            <text:p>3.8</text:p>
          </table:table-cell>
          <table:table-cell office:value-type="float" office:value="-0.221572575307632">
            <text:p>-0.2215725753</text:p>
          </table:table-cell>
          <table:table-cell office:value-type="float" office:value="-0.0102035442746192">
            <text:p>-0.01020354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89999999999997">
            <text:p>3.9</text:p>
          </table:table-cell>
          <table:table-cell office:value-type="float" office:value="-0.221436019751052">
            <text:p>-0.2214360198</text:p>
          </table:table-cell>
          <table:table-cell office:value-type="float" office:value="-0.0171783265839385">
            <text:p>-0.01717832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.99999999999997">
            <text:p>4</text:p>
          </table:table-cell>
          <table:table-cell office:value-type="float" office:value="-0.221299464194472">
            <text:p>-0.2212994642</text:p>
          </table:table-cell>
          <table:table-cell office:value-type="float" office:value="-0.0241531088932579">
            <text:p>-0.02415310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09999999999997">
            <text:p>4.1</text:p>
          </table:table-cell>
          <table:table-cell office:value-type="float" office:value="-0.221162908637892">
            <text:p>-0.2211629086</text:p>
          </table:table-cell>
          <table:table-cell office:value-type="float" office:value="-0.0311278912025772">
            <text:p>-0.03112789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19999999999997">
            <text:p>4.2</text:p>
          </table:table-cell>
          <table:table-cell office:value-type="float" office:value="-0.220855748220983">
            <text:p>-0.2208557482</text:p>
          </table:table-cell>
          <table:table-cell office:value-type="float" office:value="-0.0380345355313947">
            <text:p>-0.03803453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29999999999997">
            <text:p>4.3</text:p>
          </table:table-cell>
          <table:table-cell office:value-type="float" office:value="-0.219948051136969">
            <text:p>-0.2199480511</text:p>
          </table:table-cell>
          <table:table-cell office:value-type="float" office:value="-0.0462814086834248">
            <text:p>-0.0462814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39999999999996">
            <text:p>4.4</text:p>
          </table:table-cell>
          <table:table-cell office:value-type="float" office:value="-0.219006294894232">
            <text:p>-0.2190062949</text:p>
          </table:table-cell>
          <table:table-cell office:value-type="float" office:value="-0.0540434001204046">
            <text:p>-0.05404340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49999999999996">
            <text:p>4.5</text:p>
          </table:table-cell>
          <table:table-cell office:value-type="float" office:value="-0.217559016786138">
            <text:p>-0.2175590168</text:p>
          </table:table-cell>
          <table:table-cell office:value-type="float" office:value="-0.0619205691232367">
            <text:p>-0.06192056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59999999999996">
            <text:p>4.6</text:p>
          </table:table-cell>
          <table:table-cell office:value-type="float" office:value="-0.215679049287465">
            <text:p>-0.2156790493</text:p>
          </table:table-cell>
          <table:table-cell office:value-type="float" office:value="-0.0704973878910424">
            <text:p>-0.07049738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69999999999996">
            <text:p>4.7</text:p>
          </table:table-cell>
          <table:table-cell office:value-type="float" office:value="-0.213098773442707">
            <text:p>-0.2130987734</text:p>
          </table:table-cell>
          <table:table-cell office:value-type="float" office:value="-0.0788578674985453">
            <text:p>-0.07885786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79999999999996">
            <text:p>4.8</text:p>
          </table:table-cell>
          <table:table-cell office:value-type="float" office:value="-0.211303314832843">
            <text:p>-0.2113033148</text:p>
          </table:table-cell>
          <table:table-cell office:value-type="float" office:value="-0.0873297506361081">
            <text:p>-0.08732975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89999999999996">
            <text:p>4.9</text:p>
          </table:table-cell>
          <table:table-cell office:value-type="float" office:value="-0.207229801075447">
            <text:p>-0.2072298011</text:p>
          </table:table-cell>
          <table:table-cell office:value-type="float" office:value="-0.0955289941855832">
            <text:p>-0.09552899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4.99999999999996">
            <text:p>5</text:p>
          </table:table-cell>
          <table:table-cell office:value-type="float" office:value="-0.204351056597301">
            <text:p>-0.2043510566</text:p>
          </table:table-cell>
          <table:table-cell office:value-type="float" office:value="-0.10488446418402">
            <text:p>-0.10488446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09999999999996">
            <text:p>5.1</text:p>
          </table:table-cell>
          <table:table-cell office:value-type="float" office:value="-0.198658854551379">
            <text:p>-0.1986588546</text:p>
          </table:table-cell>
          <table:table-cell office:value-type="float" office:value="-0.113306183182007">
            <text:p>-0.11330618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19999999999996">
            <text:p>5.2</text:p>
          </table:table-cell>
          <table:table-cell office:value-type="float" office:value="-0.193274501878097">
            <text:p>-0.1932745019</text:p>
          </table:table-cell>
          <table:table-cell office:value-type="float" office:value="-0.121902959539157">
            <text:p>-0.12190295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29999999999996">
            <text:p>5.3</text:p>
          </table:table-cell>
          <table:table-cell office:value-type="float" office:value="-0.18611541622709">
            <text:p>-0.1861154162</text:p>
          </table:table-cell>
          <table:table-cell office:value-type="float" office:value="-0.130227930375121">
            <text:p>-0.13022793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39999999999996">
            <text:p>5.4</text:p>
          </table:table-cell>
          <table:table-cell office:value-type="float" office:value="-0.18047440610083">
            <text:p>-0.1804744061</text:p>
          </table:table-cell>
          <table:table-cell office:value-type="float" office:value="-0.137453217757893">
            <text:p>-0.13745321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49999999999996">
            <text:p>5.5</text:p>
          </table:table-cell>
          <table:table-cell office:value-type="float" office:value="-0.173526358661162">
            <text:p>-0.1735263587</text:p>
          </table:table-cell>
          <table:table-cell office:value-type="float" office:value="-0.144903049083966">
            <text:p>-0.14490304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59999999999996">
            <text:p>5.6</text:p>
          </table:table-cell>
          <table:table-cell office:value-type="float" office:value="-0.165825611627547">
            <text:p>-0.1658256116</text:p>
          </table:table-cell>
          <table:table-cell office:value-type="float" office:value="-0.152454287892931">
            <text:p>-0.15245428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69999999999996">
            <text:p>5.7</text:p>
          </table:table-cell>
          <table:table-cell office:value-type="float" office:value="-0.157430445038828">
            <text:p>-0.157430445</text:p>
          </table:table-cell>
          <table:table-cell office:value-type="float" office:value="-0.158549202490544">
            <text:p>-0.15854920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79999999999996">
            <text:p>5.8</text:p>
          </table:table-cell>
          <table:table-cell office:value-type="float" office:value="-0.149035278450113">
            <text:p>-0.1490352785</text:p>
          </table:table-cell>
          <table:table-cell office:value-type="float" office:value="-0.164644117088153">
            <text:p>-0.16464411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89999999999996">
            <text:p>5.9</text:p>
          </table:table-cell>
          <table:table-cell office:value-type="float" office:value="-0.140553862269235">
            <text:p>-0.1405538623</text:p>
          </table:table-cell>
          <table:table-cell office:value-type="float" office:value="-0.170099789323021">
            <text:p>-0.17009978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.99999999999996">
            <text:p>6</text:p>
          </table:table-cell>
          <table:table-cell office:value-type="float" office:value="-0.131345490385803">
            <text:p>-0.1313454904</text:p>
          </table:table-cell>
          <table:table-cell office:value-type="float" office:value="-0.174585641021598">
            <text:p>-0.1745856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09999999999996">
            <text:p>6.1</text:p>
          </table:table-cell>
          <table:table-cell office:value-type="float" office:value="-0.122137118502373">
            <text:p>-0.1221371185</text:p>
          </table:table-cell>
          <table:table-cell office:value-type="float" office:value="-0.179071492720174">
            <text:p>-0.17907149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19999999999996">
            <text:p>6.2</text:p>
          </table:table-cell>
          <table:table-cell office:value-type="float" office:value="-0.113668855321181">
            <text:p>-0.1136688553</text:p>
          </table:table-cell>
          <table:table-cell office:value-type="float" office:value="-0.183870200906139">
            <text:p>-0.18387020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29999999999996">
            <text:p>6.3</text:p>
          </table:table-cell>
          <table:table-cell office:value-type="float" office:value="-0.104409715788094">
            <text:p>-0.1044097158</text:p>
          </table:table-cell>
          <table:table-cell office:value-type="float" office:value="-0.186985003505811">
            <text:p>-0.18698500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39999999999996">
            <text:p>6.4</text:p>
          </table:table-cell>
          <table:table-cell office:value-type="float" office:value="-0.0951505762550107">
            <text:p>-0.0951505763</text:p>
          </table:table-cell>
          <table:table-cell office:value-type="float" office:value="-0.190099751135549">
            <text:p>-0.19009975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49999999999996">
            <text:p>6.5</text:p>
          </table:table-cell>
          <table:table-cell office:value-type="float" office:value="-0.0859411231608741">
            <text:p>-0.0859411232</text:p>
          </table:table-cell>
          <table:table-cell office:value-type="float" office:value="-0.192946736565395">
            <text:p>-0.19294673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59999999999996">
            <text:p>6.6</text:p>
          </table:table-cell>
          <table:table-cell office:value-type="float" office:value="-0.076592675915274">
            <text:p>-0.0765926759</text:p>
          </table:table-cell>
          <table:table-cell office:value-type="float" office:value="-0.195317889874338">
            <text:p>-0.19531788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69999999999996">
            <text:p>6.7</text:p>
          </table:table-cell>
          <table:table-cell office:value-type="float" office:value="-0.067244228669674">
            <text:p>-0.0672442287</text:p>
          </table:table-cell>
          <table:table-cell office:value-type="float" office:value="-0.197689089453084">
            <text:p>-0.19768908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79999999999996">
            <text:p>6.8</text:p>
          </table:table-cell>
          <table:table-cell office:value-type="float" office:value="-0.0581324234214404">
            <text:p>-0.0581324234</text:p>
          </table:table-cell>
          <table:table-cell office:value-type="float" office:value="-0.200656596484302">
            <text:p>-0.20065659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89999999999996">
            <text:p>6.9</text:p>
          </table:table-cell>
          <table:table-cell office:value-type="float" office:value="-0.0490810176873011">
            <text:p>-0.0490810177</text:p>
          </table:table-cell>
          <table:table-cell office:value-type="float" office:value="-0.201607411617394">
            <text:p>-0.20160741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99999999999996">
            <text:p>7</text:p>
          </table:table-cell>
          <table:table-cell office:value-type="float" office:value="-0.040029611953163">
            <text:p>-0.040029612</text:p>
          </table:table-cell>
          <table:table-cell office:value-type="float" office:value="-0.202558450419324">
            <text:p>-0.2025584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09999999999996">
            <text:p>7.1</text:p>
          </table:table-cell>
          <table:table-cell office:value-type="float" office:value="-0.0309782062190249">
            <text:p>-0.0309782062</text:p>
          </table:table-cell>
          <table:table-cell office:value-type="float" office:value="-0.20350971289009">
            <text:p>-0.2035097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19999999999995">
            <text:p>7.2</text:p>
          </table:table-cell>
          <table:table-cell office:value-type="float" office:value="-0.0219268004848867">
            <text:p>-0.0219268005</text:p>
          </table:table-cell>
          <table:table-cell office:value-type="float" office:value="-0.204461199029694">
            <text:p>-0.2044611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29999999999995">
            <text:p>7.3</text:p>
          </table:table-cell>
          <table:table-cell office:value-type="float" office:value="-0.0127648465850604">
            <text:p>-0.0127648466</text:p>
          </table:table-cell>
          <table:table-cell office:value-type="float" office:value="-0.204943770305189">
            <text:p>-0.20494377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39999999999995">
            <text:p>7.4</text:p>
          </table:table-cell>
          <table:table-cell office:value-type="float" office:value="-0.00381762328776894">
            <text:p>-0.0038176233</text:p>
          </table:table-cell>
          <table:table-cell office:value-type="float" office:value="-0.205413300210049">
            <text:p>-0.20541330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49999999999995">
            <text:p>7.5</text:p>
          </table:table-cell>
          <table:table-cell office:value-type="float" office:value="0.00512960000952247">
            <text:p>0.0051296</text:p>
          </table:table-cell>
          <table:table-cell office:value-type="float" office:value="-0.205882776144011">
            <text:p>-0.20588277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59999999999995">
            <text:p>7.6</text:p>
          </table:table-cell>
          <table:table-cell office:value-type="float" office:value="0.0149339982763136">
            <text:p>0.0149339983</text:p>
          </table:table-cell>
          <table:table-cell office:value-type="float" office:value="-0.205574126238394">
            <text:p>-0.20557412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69999999999995">
            <text:p>7.7</text:p>
          </table:table-cell>
          <table:table-cell office:value-type="float" office:value="0.0226833628509971">
            <text:p>0.0226833629</text:p>
          </table:table-cell>
          <table:table-cell office:value-type="float" office:value="-0.205726565033111">
            <text:p>-0.2057265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79999999999995">
            <text:p>7.8</text:p>
          </table:table-cell>
          <table:table-cell office:value-type="float" office:value="0.0322078456782939">
            <text:p>0.0322078457</text:p>
          </table:table-cell>
          <table:table-cell office:value-type="float" office:value="-0.205205130560642">
            <text:p>-0.20520513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89999999999995">
            <text:p>7.9</text:p>
          </table:table-cell>
          <table:table-cell office:value-type="float" office:value="0.0412283325019313">
            <text:p>0.0412283325</text:p>
          </table:table-cell>
          <table:table-cell office:value-type="float" office:value="-0.204246561183555">
            <text:p>-0.20424656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.99999999999995">
            <text:p>8</text:p>
          </table:table-cell>
          <table:table-cell office:value-type="float" office:value="0.0508412237936983">
            <text:p>0.0508412238</text:p>
          </table:table-cell>
          <table:table-cell office:value-type="float" office:value="-0.203396688509663">
            <text:p>-0.20339668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09999999999995">
            <text:p>8.1</text:p>
          </table:table-cell>
          <table:table-cell office:value-type="float" office:value="0.0597272305116929">
            <text:p>0.0597272305</text:p>
          </table:table-cell>
          <table:table-cell office:value-type="float" office:value="-0.202125961914267">
            <text:p>-0.20212596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19999999999995">
            <text:p>8.2</text:p>
          </table:table-cell>
          <table:table-cell office:value-type="float" office:value="0.0689351270457412">
            <text:p>0.068935127</text:p>
          </table:table-cell>
          <table:table-cell office:value-type="float" office:value="-0.200553895939429">
            <text:p>-0.20055389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29999999999995">
            <text:p>8.3</text:p>
          </table:table-cell>
          <table:table-cell office:value-type="float" office:value="0.0784722171610584">
            <text:p>0.0784722172</text:p>
          </table:table-cell>
          <table:table-cell office:value-type="float" office:value="-0.199073220292556">
            <text:p>-0.19907322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39999999999995">
            <text:p>8.4</text:p>
          </table:table-cell>
          <table:table-cell office:value-type="float" office:value="0.087373374391299">
            <text:p>0.0873733744</text:p>
          </table:table-cell>
          <table:table-cell office:value-type="float" office:value="-0.197178284016856">
            <text:p>-0.1971782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49999999999995">
            <text:p>8.5</text:p>
          </table:table-cell>
          <table:table-cell office:value-type="float" office:value="0.0968186292863402">
            <text:p>0.0968186293</text:p>
          </table:table-cell>
          <table:table-cell office:value-type="float" office:value="-0.194588251441325">
            <text:p>-0.19458825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59999999999995">
            <text:p>8.6</text:p>
          </table:table-cell>
          <table:table-cell office:value-type="float" office:value="0.106024537684061">
            <text:p>0.1060245377</text:p>
          </table:table-cell>
          <table:table-cell office:value-type="float" office:value="-0.192254037049024">
            <text:p>-0.1922540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69999999999995">
            <text:p>8.7</text:p>
          </table:table-cell>
          <table:table-cell office:value-type="float" office:value="0.114808325528632">
            <text:p>0.1148083255</text:p>
          </table:table-cell>
          <table:table-cell office:value-type="float" office:value="-0.188975980173449">
            <text:p>-0.18897598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79999999999995">
            <text:p>8.8</text:p>
          </table:table-cell>
          <table:table-cell office:value-type="float" office:value="0.123592113373199">
            <text:p>0.1235921134</text:p>
          </table:table-cell>
          <table:table-cell office:value-type="float" office:value="-0.185697430080263">
            <text:p>-0.18569743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89999999999995">
            <text:p>8.9</text:p>
          </table:table-cell>
          <table:table-cell office:value-type="float" office:value="0.13392463509868">
            <text:p>0.1339246351</text:p>
          </table:table-cell>
          <table:table-cell office:value-type="float" office:value="-0.181916956545929">
            <text:p>-0.18191695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99999999999995">
            <text:p>9</text:p>
          </table:table-cell>
          <table:table-cell office:value-type="float" office:value="0.142256277855179">
            <text:p>0.1422562779</text:p>
          </table:table-cell>
          <table:table-cell office:value-type="float" office:value="-0.177951343735921">
            <text:p>-0.17795134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09999999999995">
            <text:p>9.1</text:p>
          </table:table-cell>
          <table:table-cell office:value-type="float" office:value="0.152389016062771">
            <text:p>0.1523890161</text:p>
          </table:table-cell>
          <table:table-cell office:value-type="float" office:value="-0.173180601067667">
            <text:p>-0.1731806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19999999999995">
            <text:p>9.2</text:p>
          </table:table-cell>
          <table:table-cell office:value-type="float" office:value="0.160542150209268">
            <text:p>0.1605421502</text:p>
          </table:table-cell>
          <table:table-cell office:value-type="float" office:value="-0.167509151356648">
            <text:p>-0.16750915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29999999999995">
            <text:p>9.3</text:p>
          </table:table-cell>
          <table:table-cell office:value-type="float" office:value="0.168475287015614">
            <text:p>0.168475287</text:p>
          </table:table-cell>
          <table:table-cell office:value-type="float" office:value="-0.161738542588792">
            <text:p>-0.16173854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39999999999995">
            <text:p>9.4</text:p>
          </table:table-cell>
          <table:table-cell office:value-type="float" office:value="0.176926654589528">
            <text:p>0.1769266546</text:p>
          </table:table-cell>
          <table:table-cell office:value-type="float" office:value="-0.155488118214395">
            <text:p>-0.15548811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49999999999995">
            <text:p>9.5</text:p>
          </table:table-cell>
          <table:table-cell office:value-type="float" office:value="0.185073496187967">
            <text:p>0.1850734962</text:p>
          </table:table-cell>
          <table:table-cell office:value-type="float" office:value="-0.148670150448246">
            <text:p>-0.1486701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59999999999995">
            <text:p>9.6</text:p>
          </table:table-cell>
          <table:table-cell office:value-type="float" office:value="0.191822121653949">
            <text:p>0.1918221217</text:p>
          </table:table-cell>
          <table:table-cell office:value-type="float" office:value="-0.141524409685321">
            <text:p>-0.14152440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69999999999995">
            <text:p>9.7</text:p>
          </table:table-cell>
          <table:table-cell office:value-type="float" office:value="0.199626338328473">
            <text:p>0.1996263383</text:p>
          </table:table-cell>
          <table:table-cell office:value-type="float" office:value="-0.133939131229723">
            <text:p>-0.13393913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79999999999995">
            <text:p>9.8</text:p>
          </table:table-cell>
          <table:table-cell office:value-type="float" office:value="0.20509815131818">
            <text:p>0.2050981513</text:p>
          </table:table-cell>
          <table:table-cell office:value-type="float" office:value="-0.12541539410627">
            <text:p>-0.12541539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89999999999995">
            <text:p>9.9</text:p>
          </table:table-cell>
          <table:table-cell office:value-type="float" office:value="0.210857625629473">
            <text:p>0.2108576256</text:p>
          </table:table-cell>
          <table:table-cell office:value-type="float" office:value="-0.117553855224328">
            <text:p>-0.11755385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9.99999999999994">
            <text:p>10</text:p>
          </table:table-cell>
          <table:table-cell office:value-type="float" office:value="0.216238280095762">
            <text:p>0.2162382801</text:p>
          </table:table-cell>
          <table:table-cell office:value-type="float" office:value="-0.107566799597998">
            <text:p>-0.10756679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0999999999999">
            <text:p>10.1</text:p>
          </table:table-cell>
          <table:table-cell office:value-type="float" office:value="0.219682333554326">
            <text:p>0.2196823336</text:p>
          </table:table-cell>
          <table:table-cell office:value-type="float" office:value="-0.0996239806197561">
            <text:p>-0.09962398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1999999999999">
            <text:p>10.2</text:p>
          </table:table-cell>
          <table:table-cell office:value-type="float" office:value="0.223126387012887">
            <text:p>0.223126387</text:p>
          </table:table-cell>
          <table:table-cell office:value-type="float" office:value="-0.0916799433279141">
            <text:p>-0.09167994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2999999999999">
            <text:p>10.3</text:p>
          </table:table-cell>
          <table:table-cell office:value-type="float" office:value="0.226570440471451">
            <text:p>0.2265704405</text:p>
          </table:table-cell>
          <table:table-cell office:value-type="float" office:value="-0.0837346877224712">
            <text:p>-0.08373468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3999999999999">
            <text:p>10.4</text:p>
          </table:table-cell>
          <table:table-cell office:value-type="float" office:value="0.230014493930012">
            <text:p>0.2300144939</text:p>
          </table:table-cell>
          <table:table-cell office:value-type="float" office:value="-0.0757882138034278">
            <text:p>-0.07578821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4999999999999">
            <text:p>10.5</text:p>
          </table:table-cell>
          <table:table-cell office:value-type="float" office:value="0.229407288062163">
            <text:p>0.2294072881</text:p>
          </table:table-cell>
          <table:table-cell office:value-type="float" office:value="-0.0672851101829302">
            <text:p>-0.06728511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5999999999999">
            <text:p>10.6</text:p>
          </table:table-cell>
          <table:table-cell office:value-type="float" office:value="0.232311797116272">
            <text:p>0.2323117971</text:p>
          </table:table-cell>
          <table:table-cell office:value-type="float" office:value="-0.0591673252098877">
            <text:p>-0.05916732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6999999999999">
            <text:p>10.7</text:p>
          </table:table-cell>
          <table:table-cell office:value-type="float" office:value="0.23350125133557">
            <text:p>0.2335012513</text:p>
          </table:table-cell>
          <table:table-cell office:value-type="float" office:value="-0.0517008753211947">
            <text:p>-0.05170087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7999999999999">
            <text:p>10.8</text:p>
          </table:table-cell>
          <table:table-cell office:value-type="float" office:value="0.234690705554869">
            <text:p>0.2346907056</text:p>
          </table:table-cell>
          <table:table-cell office:value-type="float" office:value="-0.0442329194572685">
            <text:p>-0.04423291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8999999999999">
            <text:p>10.9</text:p>
          </table:table-cell>
          <table:table-cell office:value-type="float" office:value="0.234821344752533">
            <text:p>0.2348213448</text:p>
          </table:table-cell>
          <table:table-cell office:value-type="float" office:value="-0.0370304520305689">
            <text:p>-0.03703045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9999999999999">
            <text:p>11</text:p>
          </table:table-cell>
          <table:table-cell office:value-type="float" office:value="0.235775085747667">
            <text:p>0.2357750857</text:p>
          </table:table-cell>
          <table:table-cell office:value-type="float" office:value="-0.0303682247799121">
            <text:p>-0.03036822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0999999999999">
            <text:p>11.1</text:p>
          </table:table-cell>
          <table:table-cell office:value-type="float" office:value="0.235735393076275">
            <text:p>0.2357353931</text:p>
          </table:table-cell>
          <table:table-cell office:value-type="float" office:value="-0.0236049991742039">
            <text:p>-0.02360499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1999999999999">
            <text:p>11.2</text:p>
          </table:table-cell>
          <table:table-cell office:value-type="float" office:value="0.235695700404883">
            <text:p>0.2356957004</text:p>
          </table:table-cell>
          <table:table-cell office:value-type="float" office:value="-0.016843331414992">
            <text:p>-0.01684333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2999999999999">
            <text:p>11.3</text:p>
          </table:table-cell>
          <table:table-cell office:value-type="float" office:value="0.23565600773349">
            <text:p>0.2356560077</text:p>
          </table:table-cell>
          <table:table-cell office:value-type="float" office:value="-0.0100832215022764">
            <text:p>-0.01008322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3999999999999">
            <text:p>11.4</text:p>
          </table:table-cell>
          <table:table-cell office:value-type="float" office:value="0.236014596559916">
            <text:p>0.2360145966</text:p>
          </table:table-cell>
          <table:table-cell office:value-type="float" office:value="-0.00285266684179451">
            <text:p>-0.00285266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4999999999999">
            <text:p>11.5</text:p>
          </table:table-cell>
          <table:table-cell office:value-type="float" office:value="0.237252995644321">
            <text:p>0.2372529956</text:p>
          </table:table-cell>
          <table:table-cell office:value-type="float" office:value="0.003394726401388">
            <text:p>0.00339472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5999999999999">
            <text:p>11.6</text:p>
          </table:table-cell>
          <table:table-cell office:value-type="float" office:value="0.236995939065001">
            <text:p>0.2369959391</text:p>
          </table:table-cell>
          <table:table-cell office:value-type="float" office:value="0.0104715374378141">
            <text:p>0.01047153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6999999999999">
            <text:p>11.7</text:p>
          </table:table-cell>
          <table:table-cell office:value-type="float" office:value="0.236738882485679">
            <text:p>0.2367388825</text:p>
          </table:table-cell>
          <table:table-cell office:value-type="float" office:value="0.0175509915037821">
            <text:p>0.01755099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7999999999999">
            <text:p>11.8</text:p>
          </table:table-cell>
          <table:table-cell office:value-type="float" office:value="0.236481825906358">
            <text:p>0.2364818259</text:p>
          </table:table-cell>
          <table:table-cell office:value-type="float" office:value="0.0246330885992936">
            <text:p>0.02463308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8999999999999">
            <text:p>11.9</text:p>
          </table:table-cell>
          <table:table-cell office:value-type="float" office:value="0.236616878148111">
            <text:p>0.2366168781</text:p>
          </table:table-cell>
          <table:table-cell office:value-type="float" office:value="0.0322124946324261">
            <text:p>0.03221249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1.9999999999999">
            <text:p>12</text:p>
          </table:table-cell>
          <table:table-cell office:value-type="float" office:value="0.235236605828348">
            <text:p>0.2352366058</text:p>
          </table:table-cell>
          <table:table-cell office:value-type="float" office:value="0.0400981619738526">
            <text:p>0.0400981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0999999999999">
            <text:p>12.1</text:p>
          </table:table-cell>
          <table:table-cell office:value-type="float" office:value="0.233856333508588">
            <text:p>0.2338563335</text:p>
          </table:table-cell>
          <table:table-cell office:value-type="float" office:value="0.0479806878246196">
            <text:p>0.04798068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1999999999999">
            <text:p>12.2</text:p>
          </table:table-cell>
          <table:table-cell office:value-type="float" office:value="0.23247606118883">
            <text:p>0.2324760612</text:p>
          </table:table-cell>
          <table:table-cell office:value-type="float" office:value="0.0558600721847261">
            <text:p>0.05586007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2999999999999">
            <text:p>12.3</text:p>
          </table:table-cell>
          <table:table-cell office:value-type="float" office:value="0.228425673512775">
            <text:p>0.2284256735</text:p>
          </table:table-cell>
          <table:table-cell office:value-type="float" office:value="0.0656501507372349">
            <text:p>0.06565015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3999999999999">
            <text:p>12.4</text:p>
          </table:table-cell>
          <table:table-cell office:value-type="float" office:value="0.227199087753494">
            <text:p>0.2271990878</text:p>
          </table:table-cell>
          <table:table-cell office:value-type="float" office:value="0.074371811529027">
            <text:p>0.07437181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4999999999999">
            <text:p>12.5</text:p>
          </table:table-cell>
          <table:table-cell office:value-type="float" office:value="0.2230874687409">
            <text:p>0.2230874687</text:p>
          </table:table-cell>
          <table:table-cell office:value-type="float" office:value="0.0823183748238484">
            <text:p>0.0823183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5999999999999">
            <text:p>12.6</text:p>
          </table:table-cell>
          <table:table-cell office:value-type="float" office:value="0.218975849728305">
            <text:p>0.2189758497</text:p>
          </table:table-cell>
          <table:table-cell office:value-type="float" office:value="0.090265500987087">
            <text:p>0.0902655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6999999999999">
            <text:p>12.7</text:p>
          </table:table-cell>
          <table:table-cell office:value-type="float" office:value="0.214864230715711">
            <text:p>0.2148642307</text:p>
          </table:table-cell>
          <table:table-cell office:value-type="float" office:value="0.0982131900187362">
            <text:p>0.098213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7999999999999">
            <text:p>12.8</text:p>
          </table:table-cell>
          <table:table-cell office:value-type="float" office:value="0.210089516590353">
            <text:p>0.2100895166</text:p>
          </table:table-cell>
          <table:table-cell office:value-type="float" office:value="0.107298285482877">
            <text:p>0.10729828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8999999999999">
            <text:p>12.9</text:p>
          </table:table-cell>
          <table:table-cell office:value-type="float" office:value="0.202843356983108">
            <text:p>0.202843357</text:p>
          </table:table-cell>
          <table:table-cell office:value-type="float" office:value="0.114329742169693">
            <text:p>0.11432974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2.9999999999999">
            <text:p>13</text:p>
          </table:table-cell>
          <table:table-cell office:value-type="float" office:value="0.195597197375861">
            <text:p>0.1955971974</text:p>
          </table:table-cell>
          <table:table-cell office:value-type="float" office:value="0.121361708377089">
            <text:p>0.12136170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0999999999999">
            <text:p>13.1</text:p>
          </table:table-cell>
          <table:table-cell office:value-type="float" office:value="0.18835103776862">
            <text:p>0.1883510378</text:p>
          </table:table-cell>
          <table:table-cell office:value-type="float" office:value="0.128394184105059">
            <text:p>0.12839418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1999999999999">
            <text:p>13.2</text:p>
          </table:table-cell>
          <table:table-cell office:value-type="float" office:value="0.181269846731622">
            <text:p>0.1812698467</text:p>
          </table:table-cell>
          <table:table-cell office:value-type="float" office:value="0.134577080018867">
            <text:p>0.134577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2999999999999">
            <text:p>13.3</text:p>
          </table:table-cell>
          <table:table-cell office:value-type="float" office:value="0.173886730961226">
            <text:p>0.173886731</text:p>
          </table:table-cell>
          <table:table-cell office:value-type="float" office:value="0.140146323611685">
            <text:p>0.14014632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3999999999999">
            <text:p>13.4</text:p>
          </table:table-cell>
          <table:table-cell office:value-type="float" office:value="0.164960059093373">
            <text:p>0.1649600591</text:p>
          </table:table-cell>
          <table:table-cell office:value-type="float" office:value="0.145436130100122">
            <text:p>0.14543613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4999999999999">
            <text:p>13.5</text:p>
          </table:table-cell>
          <table:table-cell office:value-type="float" office:value="0.156828927006844">
            <text:p>0.156828927</text:p>
          </table:table-cell>
          <table:table-cell office:value-type="float" office:value="0.150151483052057">
            <text:p>0.15015148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5999999999999">
            <text:p>13.6</text:p>
          </table:table-cell>
          <table:table-cell office:value-type="float" office:value="0.149395445816277">
            <text:p>0.1493954458</text:p>
          </table:table-cell>
          <table:table-cell office:value-type="float" office:value="0.154426422679579">
            <text:p>0.15442642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6999999999999">
            <text:p>13.7</text:p>
          </table:table-cell>
          <table:table-cell office:value-type="float" office:value="0.139864067076638">
            <text:p>0.1398640671</text:p>
          </table:table-cell>
          <table:table-cell office:value-type="float" office:value="0.158062832821256">
            <text:p>0.15806283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7999999999999">
            <text:p>13.8</text:p>
          </table:table-cell>
          <table:table-cell office:value-type="float" office:value="0.131537734726486">
            <text:p>0.1315377347</text:p>
          </table:table-cell>
          <table:table-cell office:value-type="float" office:value="0.161312289109487">
            <text:p>0.16131228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8999999999999">
            <text:p>13.9</text:p>
          </table:table-cell>
          <table:table-cell office:value-type="float" office:value="0.123645409229326">
            <text:p>0.1236454092</text:p>
          </table:table-cell>
          <table:table-cell office:value-type="float" office:value="0.164274580541619">
            <text:p>0.16427458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3.9999999999999">
            <text:p>14</text:p>
          </table:table-cell>
          <table:table-cell office:value-type="float" office:value="0.114487712482639">
            <text:p>0.1144877125</text:p>
          </table:table-cell>
          <table:table-cell office:value-type="float" office:value="0.166838849126345">
            <text:p>0.16683884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0999999999999">
            <text:p>14.1</text:p>
          </table:table-cell>
          <table:table-cell office:value-type="float" office:value="0.106716861270865">
            <text:p>0.1067168613</text:p>
          </table:table-cell>
          <table:table-cell office:value-type="float" office:value="0.168588679393682">
            <text:p>0.16858867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1999999999999">
            <text:p>14.2</text:p>
          </table:table-cell>
          <table:table-cell office:value-type="float" office:value="0.0982038091422281">
            <text:p>0.0982038091</text:p>
          </table:table-cell>
          <table:table-cell office:value-type="float" office:value="0.170472819027217">
            <text:p>0.1704728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2999999999999">
            <text:p>14.3</text:p>
          </table:table-cell>
          <table:table-cell office:value-type="float" office:value="0.0895382869746014">
            <text:p>0.089538287</text:p>
          </table:table-cell>
          <table:table-cell office:value-type="float" office:value="0.172219107784577">
            <text:p>0.17221910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3999999999999">
            <text:p>14.4</text:p>
          </table:table-cell>
          <table:table-cell office:value-type="float" office:value="0.0813551244989915">
            <text:p>0.0813551245</text:p>
          </table:table-cell>
          <table:table-cell office:value-type="float" office:value="0.173310421884377">
            <text:p>0.17331042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4999999999999">
            <text:p>14.5</text:p>
          </table:table-cell>
          <table:table-cell office:value-type="float" office:value="0.0731987184545787">
            <text:p>0.0731987185</text:p>
          </table:table-cell>
          <table:table-cell office:value-type="float" office:value="0.174300235528853">
            <text:p>0.17430023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5999999999999">
            <text:p>14.6</text:p>
          </table:table-cell>
          <table:table-cell office:value-type="float" office:value="0.0648742634818688">
            <text:p>0.0648742635</text:p>
          </table:table-cell>
          <table:table-cell office:value-type="float" office:value="0.175637552467066">
            <text:p>0.17563755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6999999999999">
            <text:p>14.7</text:p>
          </table:table-cell>
          <table:table-cell office:value-type="float" office:value="0.0579432533470033">
            <text:p>0.0579432533</text:p>
          </table:table-cell>
          <table:table-cell office:value-type="float" office:value="0.175792726508136">
            <text:p>0.17579272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7999999999999">
            <text:p>14.8</text:p>
          </table:table-cell>
          <table:table-cell office:value-type="float" office:value="0.0486500012861311">
            <text:p>0.0486500013</text:p>
          </table:table-cell>
          <table:table-cell office:value-type="float" office:value="0.176873204359586">
            <text:p>0.17687320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8999999999999">
            <text:p>14.9</text:p>
          </table:table-cell>
          <table:table-cell office:value-type="float" office:value="0.0408833663811485">
            <text:p>0.0408833664</text:p>
          </table:table-cell>
          <table:table-cell office:value-type="float" office:value="0.17655557971525">
            <text:p>0.17655557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4.9999999999999">
            <text:p>15</text:p>
          </table:table-cell>
          <table:table-cell office:value-type="float" office:value="0.0331167314761663">
            <text:p>0.0331167315</text:p>
          </table:table-cell>
          <table:table-cell office:value-type="float" office:value="0.176237949254121">
            <text:p>0.17623794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5">
            <text:p>-15</text:p>
          </table:table-cell>
          <table:table-cell office:value-type="float" office:value="-0.0331118685451985">
            <text:p>-0.0331118685</text:p>
          </table:table-cell>
          <table:table-cell office:value-type="float" office:value="0.168411787517762">
            <text:p>0.16841178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9">
            <text:p>-14.9</text:p>
          </table:table-cell>
          <table:table-cell office:value-type="float" office:value="-0.0398895864035745">
            <text:p>-0.0398895864</text:p>
          </table:table-cell>
          <table:table-cell office:value-type="float" office:value="0.168569266995772">
            <text:p>0.1685692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8">
            <text:p>-14.8</text:p>
          </table:table-cell>
          <table:table-cell office:value-type="float" office:value="-0.0478559324936722">
            <text:p>-0.0478559325</text:p>
          </table:table-cell>
          <table:table-cell office:value-type="float" office:value="0.168594566903422">
            <text:p>0.16859456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7">
            <text:p>-14.7</text:p>
          </table:table-cell>
          <table:table-cell office:value-type="float" office:value="-0.0554931630019395">
            <text:p>-0.055493163</text:p>
          </table:table-cell>
          <table:table-cell office:value-type="float" office:value="0.168007115391672">
            <text:p>0.16800711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6">
            <text:p>-14.6</text:p>
          </table:table-cell>
          <table:table-cell office:value-type="float" office:value="-0.064094975920093">
            <text:p>-0.0640949759</text:p>
          </table:table-cell>
          <table:table-cell office:value-type="float" office:value="0.167612538265521">
            <text:p>0.16761253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5">
            <text:p>-14.5</text:p>
          </table:table-cell>
          <table:table-cell office:value-type="float" office:value="-0.0714515852274101">
            <text:p>-0.0714515852</text:p>
          </table:table-cell>
          <table:table-cell office:value-type="float" office:value="0.166454272032852">
            <text:p>0.1664542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4">
            <text:p>-14.4</text:p>
          </table:table-cell>
          <table:table-cell office:value-type="float" office:value="-0.0794193549150297">
            <text:p>-0.0794193549</text:p>
          </table:table-cell>
          <table:table-cell office:value-type="float" office:value="0.165320311958762">
            <text:p>0.1653203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3">
            <text:p>-14.3</text:p>
          </table:table-cell>
          <table:table-cell office:value-type="float" office:value="-0.0874085780157129">
            <text:p>-0.087408578</text:p>
          </table:table-cell>
          <table:table-cell office:value-type="float" office:value="0.164108529083088">
            <text:p>0.16410852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2">
            <text:p>-14.2</text:p>
          </table:table-cell>
          <table:table-cell office:value-type="float" office:value="-0.094905449691766">
            <text:p>-0.0949054497</text:p>
          </table:table-cell>
          <table:table-cell office:value-type="float" office:value="0.162694333466761">
            <text:p>0.16269433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.1">
            <text:p>-14.1</text:p>
          </table:table-cell>
          <table:table-cell office:value-type="float" office:value="-0.103188851398543">
            <text:p>-0.1031888514</text:p>
          </table:table-cell>
          <table:table-cell office:value-type="float" office:value="0.160630788102427">
            <text:p>0.16063078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4">
            <text:p>-14</text:p>
          </table:table-cell>
          <table:table-cell office:value-type="float" office:value="-0.110540341546359">
            <text:p>-0.1105403415</text:p>
          </table:table-cell>
          <table:table-cell office:value-type="float" office:value="0.158475671636351">
            <text:p>0.15847567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9">
            <text:p>-13.9</text:p>
          </table:table-cell>
          <table:table-cell office:value-type="float" office:value="-0.118877207719494">
            <text:p>-0.1188772077</text:p>
          </table:table-cell>
          <table:table-cell office:value-type="float" office:value="0.156000745463391">
            <text:p>0.15600074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8">
            <text:p>-13.8</text:p>
          </table:table-cell>
          <table:table-cell office:value-type="float" office:value="-0.12739371360802">
            <text:p>-0.1273937136</text:p>
          </table:table-cell>
          <table:table-cell office:value-type="float" office:value="0.153292502644689">
            <text:p>0.15329250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7">
            <text:p>-13.7</text:p>
          </table:table-cell>
          <table:table-cell office:value-type="float" office:value="-0.13508540994644">
            <text:p>-0.1350854099</text:p>
          </table:table-cell>
          <table:table-cell office:value-type="float" office:value="0.149903239787432">
            <text:p>0.14990323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6">
            <text:p>-13.6</text:p>
          </table:table-cell>
          <table:table-cell office:value-type="float" office:value="-0.142846955261787">
            <text:p>-0.1428469553</text:p>
          </table:table-cell>
          <table:table-cell office:value-type="float" office:value="0.146314611843801">
            <text:p>0.14631461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5">
            <text:p>-13.5</text:p>
          </table:table-cell>
          <table:table-cell office:value-type="float" office:value="-0.150948423809868">
            <text:p>-0.1509484238</text:p>
          </table:table-cell>
          <table:table-cell office:value-type="float" office:value="0.143278701116041">
            <text:p>0.14327870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4">
            <text:p>-13.4</text:p>
          </table:table-cell>
          <table:table-cell office:value-type="float" office:value="-0.158298670829192">
            <text:p>-0.1582986708</text:p>
          </table:table-cell>
          <table:table-cell office:value-type="float" office:value="0.137830399649023">
            <text:p>0.13783039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3">
            <text:p>-13.3</text:p>
          </table:table-cell>
          <table:table-cell office:value-type="float" office:value="-0.165648917848515">
            <text:p>-0.1656489178</text:p>
          </table:table-cell>
          <table:table-cell office:value-type="float" office:value="0.132381101209162">
            <text:p>0.13238110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2">
            <text:p>-13.2</text:p>
          </table:table-cell>
          <table:table-cell office:value-type="float" office:value="-0.17299916486784">
            <text:p>-0.1729991649</text:p>
          </table:table-cell>
          <table:table-cell office:value-type="float" office:value="0.126930805796463">
            <text:p>0.12693080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.1">
            <text:p>-13.1</text:p>
          </table:table-cell>
          <table:table-cell office:value-type="float" office:value="-0.179765886153009">
            <text:p>-0.1797658862</text:p>
          </table:table-cell>
          <table:table-cell office:value-type="float" office:value="0.121381002953125">
            <text:p>0.1213810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3">
            <text:p>-13</text:p>
          </table:table-cell>
          <table:table-cell office:value-type="float" office:value="-0.186728901986266">
            <text:p>-0.186728902</text:p>
          </table:table-cell>
          <table:table-cell office:value-type="float" office:value="0.114766891829556">
            <text:p>0.11476689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9">
            <text:p>-12.9</text:p>
          </table:table-cell>
          <table:table-cell office:value-type="float" office:value="-0.192707095273118">
            <text:p>-0.1927070953</text:p>
          </table:table-cell>
          <table:table-cell office:value-type="float" office:value="0.107746191724869">
            <text:p>0.10774619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8">
            <text:p>-12.8</text:p>
          </table:table-cell>
          <table:table-cell office:value-type="float" office:value="-0.197674429306208">
            <text:p>-0.1976744293</text:p>
          </table:table-cell>
          <table:table-cell office:value-type="float" office:value="0.100780896409131">
            <text:p>0.10078089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7">
            <text:p>-12.7</text:p>
          </table:table-cell>
          <table:table-cell office:value-type="float" office:value="-0.204074997664767">
            <text:p>-0.2040749977</text:p>
          </table:table-cell>
          <table:table-cell office:value-type="float" office:value="0.0936160535045405">
            <text:p>0.09361605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6">
            <text:p>-12.6</text:p>
          </table:table-cell>
          <table:table-cell office:value-type="float" office:value="-0.208406750154406">
            <text:p>-0.2084067502</text:p>
          </table:table-cell>
          <table:table-cell office:value-type="float" office:value="0.086319989216374">
            <text:p>0.08631998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5">
            <text:p>-12.5</text:p>
          </table:table-cell>
          <table:table-cell office:value-type="float" office:value="-0.212283070381634">
            <text:p>-0.2122830704</text:p>
          </table:table-cell>
          <table:table-cell office:value-type="float" office:value="0.0789678165948144">
            <text:p>0.07896781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4">
            <text:p>-12.4</text:p>
          </table:table-cell>
          <table:table-cell office:value-type="float" office:value="-0.215473563395648">
            <text:p>-0.2154735634</text:p>
          </table:table-cell>
          <table:table-cell office:value-type="float" office:value="0.070948257663846">
            <text:p>0.07094825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3">
            <text:p>-12.3</text:p>
          </table:table-cell>
          <table:table-cell office:value-type="float" office:value="-0.218963031768363">
            <text:p>-0.2189630318</text:p>
          </table:table-cell>
          <table:table-cell office:value-type="float" office:value="0.0627367138138343">
            <text:p>0.06273671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2">
            <text:p>-12.2</text:p>
          </table:table-cell>
          <table:table-cell office:value-type="float" office:value="-0.220675743990701">
            <text:p>-0.220675744</text:p>
          </table:table-cell>
          <table:table-cell office:value-type="float" office:value="0.0544151093111195">
            <text:p>0.05441510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.1">
            <text:p>-12.1</text:p>
          </table:table-cell>
          <table:table-cell office:value-type="float" office:value="-0.22306182663872">
            <text:p>-0.2230618266</text:p>
          </table:table-cell>
          <table:table-cell office:value-type="float" office:value="0.0468440518929741">
            <text:p>0.04684405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2">
            <text:p>-12</text:p>
          </table:table-cell>
          <table:table-cell office:value-type="float" office:value="-0.224371250822014">
            <text:p>-0.2243712508</text:p>
          </table:table-cell>
          <table:table-cell office:value-type="float" office:value="0.0392510873365523">
            <text:p>0.03925108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9">
            <text:p>-11.9</text:p>
          </table:table-cell>
          <table:table-cell office:value-type="float" office:value="-0.226140300227032">
            <text:p>-0.2261403002</text:p>
          </table:table-cell>
          <table:table-cell office:value-type="float" office:value="0.0317337506666722">
            <text:p>0.03173375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8">
            <text:p>-11.8</text:p>
          </table:table-cell>
          <table:table-cell office:value-type="float" office:value="-0.226160285653362">
            <text:p>-0.2261602857</text:p>
          </table:table-cell>
          <table:table-cell office:value-type="float" office:value="0.0245745657866473">
            <text:p>0.02457456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7">
            <text:p>-11.7</text:p>
          </table:table-cell>
          <table:table-cell office:value-type="float" office:value="-0.226180271079689">
            <text:p>-0.2261802711</text:p>
          </table:table-cell>
          <table:table-cell office:value-type="float" office:value="0.0174172807871862">
            <text:p>0.01741728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6">
            <text:p>-11.6</text:p>
          </table:table-cell>
          <table:table-cell office:value-type="float" office:value="-0.226683304432119">
            <text:p>-0.2266833044</text:p>
          </table:table-cell>
          <table:table-cell office:value-type="float" office:value="0.0101599983589257">
            <text:p>0.01015999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5">
            <text:p>-11.5</text:p>
          </table:table-cell>
          <table:table-cell office:value-type="float" office:value="-0.226884237584314">
            <text:p>-0.2268842376</text:p>
          </table:table-cell>
          <table:table-cell office:value-type="float" office:value="0.00345396270731463">
            <text:p>0.00345396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4">
            <text:p>-11.4</text:p>
          </table:table-cell>
          <table:table-cell office:value-type="float" office:value="-0.227085170736515">
            <text:p>-0.2270851707</text:p>
          </table:table-cell>
          <table:table-cell office:value-type="float" office:value="-0.0032567813806844">
            <text:p>-0.00325678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3">
            <text:p>-11.3</text:p>
          </table:table-cell>
          <table:table-cell office:value-type="float" office:value="-0.226848653041396">
            <text:p>-0.226848653</text:p>
          </table:table-cell>
          <table:table-cell office:value-type="float" office:value="-0.00972628331277114">
            <text:p>-0.00972628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2">
            <text:p>-11.2</text:p>
          </table:table-cell>
          <table:table-cell office:value-type="float" office:value="-0.226273275698886">
            <text:p>-0.2262732757</text:p>
          </table:table-cell>
          <table:table-cell office:value-type="float" office:value="-0.0162422533104">
            <text:p>-0.01624225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.1">
            <text:p>-11.1</text:p>
          </table:table-cell>
          <table:table-cell office:value-type="float" office:value="-0.225697898356374">
            <text:p>-0.2256978984</text:p>
          </table:table-cell>
          <table:table-cell office:value-type="float" office:value="-0.0227562792101364">
            <text:p>-0.02275627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1">
            <text:p>-11</text:p>
          </table:table-cell>
          <table:table-cell office:value-type="float" office:value="-0.224936008902328">
            <text:p>-0.2249360089</text:p>
          </table:table-cell>
          <table:table-cell office:value-type="float" office:value="-0.0293586138332115">
            <text:p>-0.02935861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9">
            <text:p>-10.9</text:p>
          </table:table-cell>
          <table:table-cell office:value-type="float" office:value="-0.224917869299287">
            <text:p>-0.2249178693</text:p>
          </table:table-cell>
          <table:table-cell office:value-type="float" office:value="-0.03652917927465">
            <text:p>-0.03652917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8">
            <text:p>-10.8</text:p>
          </table:table-cell>
          <table:table-cell office:value-type="float" office:value="-0.223813637452653">
            <text:p>-0.2238136375</text:p>
          </table:table-cell>
          <table:table-cell office:value-type="float" office:value="-0.0435693585198541">
            <text:p>-0.04356935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7">
            <text:p>-10.7</text:p>
          </table:table-cell>
          <table:table-cell office:value-type="float" office:value="-0.2230126867415">
            <text:p>-0.2230126867</text:p>
          </table:table-cell>
          <table:table-cell office:value-type="float" office:value="-0.0507075669994998">
            <text:p>-0.0507075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6">
            <text:p>-10.6</text:p>
          </table:table-cell>
          <table:table-cell office:value-type="float" office:value="-0.221347029084349">
            <text:p>-0.2213470291</text:p>
          </table:table-cell>
          <table:table-cell office:value-type="float" office:value="-0.0579081134096806">
            <text:p>-0.05790811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5">
            <text:p>-10.5</text:p>
          </table:table-cell>
          <table:table-cell office:value-type="float" office:value="-0.219630770337344">
            <text:p>-0.2196307703</text:p>
          </table:table-cell>
          <table:table-cell office:value-type="float" office:value="-0.0654883233575505">
            <text:p>-0.06548832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4">
            <text:p>-10.4</text:p>
          </table:table-cell>
          <table:table-cell office:value-type="float" office:value="-0.217561973229266">
            <text:p>-0.2175619732</text:p>
          </table:table-cell>
          <table:table-cell office:value-type="float" office:value="-0.0731621151252056">
            <text:p>-0.073162115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3">
            <text:p>-10.3</text:p>
          </table:table-cell>
          <table:table-cell office:value-type="float" office:value="-0.215596450738022">
            <text:p>-0.2155964507</text:p>
          </table:table-cell>
          <table:table-cell office:value-type="float" office:value="-0.0807907682263966">
            <text:p>-0.08079076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2">
            <text:p>-10.2</text:p>
          </table:table-cell>
          <table:table-cell office:value-type="float" office:value="-0.212420423671545">
            <text:p>-0.2124204237</text:p>
          </table:table-cell>
          <table:table-cell office:value-type="float" office:value="-0.0886176192114042">
            <text:p>-0.08861761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.1">
            <text:p>-10.1</text:p>
          </table:table-cell>
          <table:table-cell office:value-type="float" office:value="-0.208364026577944">
            <text:p>-0.2083640266</text:p>
          </table:table-cell>
          <table:table-cell office:value-type="float" office:value="-0.0963787479436335">
            <text:p>-0.09637874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0">
            <text:p>-10</text:p>
          </table:table-cell>
          <table:table-cell office:value-type="float" office:value="-0.20467405501388">
            <text:p>-0.204674055</text:p>
          </table:table-cell>
          <table:table-cell office:value-type="float" office:value="-0.104628736935504">
            <text:p>-0.10462873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90000000000002">
            <text:p>-9.9</text:p>
          </table:table-cell>
          <table:table-cell office:value-type="float" office:value="-0.199503005794887">
            <text:p>-0.1995030058</text:p>
          </table:table-cell>
          <table:table-cell office:value-type="float" office:value="-0.112816422527633">
            <text:p>-0.11281642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80000000000002">
            <text:p>-9.8</text:p>
          </table:table-cell>
          <table:table-cell office:value-type="float" office:value="-0.194578751462441">
            <text:p>-0.1945787515</text:p>
          </table:table-cell>
          <table:table-cell office:value-type="float" office:value="-0.120169012891997">
            <text:p>-0.12016901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70000000000002">
            <text:p>-9.7</text:p>
          </table:table-cell>
          <table:table-cell office:value-type="float" office:value="-0.189654497129994">
            <text:p>-0.1896544971</text:p>
          </table:table-cell>
          <table:table-cell office:value-type="float" office:value="-0.127522988351896">
            <text:p>-0.12752298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60000000000002">
            <text:p>-9.6</text:p>
          </table:table-cell>
          <table:table-cell office:value-type="float" office:value="-0.182481335561385">
            <text:p>-0.1824813356</text:p>
          </table:table-cell>
          <table:table-cell office:value-type="float" office:value="-0.134611111710295">
            <text:p>-0.13461111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50000000000002">
            <text:p>-9.5</text:p>
          </table:table-cell>
          <table:table-cell office:value-type="float" office:value="-0.175478316299838">
            <text:p>-0.1754783163</text:p>
          </table:table-cell>
          <table:table-cell office:value-type="float" office:value="-0.141212725451893">
            <text:p>-0.14121272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40000000000002">
            <text:p>-9.4</text:p>
          </table:table-cell>
          <table:table-cell office:value-type="float" office:value="-0.168077038939311">
            <text:p>-0.1680770389</text:p>
          </table:table-cell>
          <table:table-cell office:value-type="float" office:value="-0.147562619909424">
            <text:p>-0.14756261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30000000000002">
            <text:p>-9.3</text:p>
          </table:table-cell>
          <table:table-cell office:value-type="float" office:value="-0.160595304479139">
            <text:p>-0.1605953045</text:p>
          </table:table-cell>
          <table:table-cell office:value-type="float" office:value="-0.153475102327226">
            <text:p>-0.15347510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20000000000002">
            <text:p>-9.2</text:p>
          </table:table-cell>
          <table:table-cell office:value-type="float" office:value="-0.152740113571455">
            <text:p>-0.1527401136</text:p>
          </table:table-cell>
          <table:table-cell office:value-type="float" office:value="-0.15880567589825">
            <text:p>-0.15880567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10000000000002">
            <text:p>-9.1</text:p>
          </table:table-cell>
          <table:table-cell office:value-type="float" office:value="-0.144884922663771">
            <text:p>-0.1448849227</text:p>
          </table:table-cell>
          <table:table-cell office:value-type="float" office:value="-0.164136871274973">
            <text:p>-0.16413687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9.00000000000002">
            <text:p>-9</text:p>
          </table:table-cell>
          <table:table-cell office:value-type="float" office:value="-0.135874089024104">
            <text:p>-0.135874089</text:p>
          </table:table-cell>
          <table:table-cell office:value-type="float" office:value="-0.169147971810238">
            <text:p>-0.16914797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90000000000002">
            <text:p>-8.9</text:p>
          </table:table-cell>
          <table:table-cell office:value-type="float" office:value="-0.127494849092366">
            <text:p>-0.1274948491</text:p>
          </table:table-cell>
          <table:table-cell office:value-type="float" office:value="-0.173080903582699">
            <text:p>-0.1730809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80000000000002">
            <text:p>-8.8</text:p>
          </table:table-cell>
          <table:table-cell office:value-type="float" office:value="-0.11938292810402">
            <text:p>-0.1193829281</text:p>
          </table:table-cell>
          <table:table-cell office:value-type="float" office:value="-0.176873153141728">
            <text:p>-0.17687315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70000000000002">
            <text:p>-8.7</text:p>
          </table:table-cell>
          <table:table-cell office:value-type="float" office:value="-0.111097915887683">
            <text:p>-0.1110979159</text:p>
          </table:table-cell>
          <table:table-cell office:value-type="float" office:value="-0.180544218376431">
            <text:p>-0.18054421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60000000000002">
            <text:p>-8.6</text:p>
          </table:table-cell>
          <table:table-cell office:value-type="float" office:value="-0.101109088026817">
            <text:p>-0.101109088</text:p>
          </table:table-cell>
          <table:table-cell office:value-type="float" office:value="-0.183391815011445">
            <text:p>-0.1833918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50000000000002">
            <text:p>-8.5</text:p>
          </table:table-cell>
          <table:table-cell office:value-type="float" office:value="-0.0927123413482893">
            <text:p>-0.0927123413</text:p>
          </table:table-cell>
          <table:table-cell office:value-type="float" office:value="-0.185975908251723">
            <text:p>-0.18597590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40000000000002">
            <text:p>-8.4</text:p>
          </table:table-cell>
          <table:table-cell office:value-type="float" office:value="-0.084173941693849">
            <text:p>-0.0841739417</text:p>
          </table:table-cell>
          <table:table-cell office:value-type="float" office:value="-0.188125671301449">
            <text:p>-0.18812567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30000000000002">
            <text:p>-8.3</text:p>
          </table:table-cell>
          <table:table-cell office:value-type="float" office:value="-0.0753290483025231">
            <text:p>-0.0753290483</text:p>
          </table:table-cell>
          <table:table-cell office:value-type="float" office:value="-0.190105408744076">
            <text:p>-0.1901054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20000000000002">
            <text:p>-8.2</text:p>
          </table:table-cell>
          <table:table-cell office:value-type="float" office:value="-0.0664841549111968">
            <text:p>-0.0664841549</text:p>
          </table:table-cell>
          <table:table-cell office:value-type="float" office:value="-0.192084593501886">
            <text:p>-0.19208459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10000000000002">
            <text:p>-8.1</text:p>
          </table:table-cell>
          <table:table-cell office:value-type="float" office:value="-0.0576392615198671">
            <text:p>-0.0576392615</text:p>
          </table:table-cell>
          <table:table-cell office:value-type="float" office:value="-0.194063225574877">
            <text:p>-0.19406322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8.00000000000002">
            <text:p>-8</text:p>
          </table:table-cell>
          <table:table-cell office:value-type="float" office:value="-0.0481699770230437">
            <text:p>-0.048169977</text:p>
          </table:table-cell>
          <table:table-cell office:value-type="float" office:value="-0.194614949097274">
            <text:p>-0.19461494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90000000000003">
            <text:p>-7.9</text:p>
          </table:table-cell>
          <table:table-cell office:value-type="float" office:value="-0.0400087061188104">
            <text:p>-0.0400087061</text:p>
          </table:table-cell>
          <table:table-cell office:value-type="float" office:value="-0.195403062030091">
            <text:p>-0.1954030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80000000000003">
            <text:p>-7.8</text:p>
          </table:table-cell>
          <table:table-cell office:value-type="float" office:value="-0.031847435214577">
            <text:p>-0.0318474352</text:p>
          </table:table-cell>
          <table:table-cell office:value-type="float" office:value="-0.196191528463128">
            <text:p>-0.19619152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70000000000003">
            <text:p>-7.7</text:p>
          </table:table-cell>
          <table:table-cell office:value-type="float" office:value="-0.0229681540827409">
            <text:p>-0.0229681541</text:p>
          </table:table-cell>
          <table:table-cell office:value-type="float" office:value="-0.196628529196902">
            <text:p>-0.19662852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60000000000003">
            <text:p>-7.6</text:p>
          </table:table-cell>
          <table:table-cell office:value-type="float" office:value="-0.0137775343869899">
            <text:p>-0.0137775344</text:p>
          </table:table-cell>
          <table:table-cell office:value-type="float" office:value="-0.196987701282706">
            <text:p>-0.19698770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50000000000003">
            <text:p>-7.5</text:p>
          </table:table-cell>
          <table:table-cell office:value-type="float" office:value="-0.00548267593507316">
            <text:p>-0.0054826759</text:p>
          </table:table-cell>
          <table:table-cell office:value-type="float" office:value="-0.197115704846633">
            <text:p>-0.19711570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40000000000003">
            <text:p>-7.4</text:p>
          </table:table-cell>
          <table:table-cell office:value-type="float" office:value="0.0035318633364051">
            <text:p>0.0035318633</text:p>
          </table:table-cell>
          <table:table-cell office:value-type="float" office:value="-0.196615052186442">
            <text:p>-0.19661505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30000000000003">
            <text:p>-7.3</text:p>
          </table:table-cell>
          <table:table-cell office:value-type="float" office:value="0.0122059131439174">
            <text:p>0.0122059131</text:p>
          </table:table-cell>
          <table:table-cell office:value-type="float" office:value="-0.19600557064406">
            <text:p>-0.19600557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20000000000003">
            <text:p>-7.2</text:p>
          </table:table-cell>
          <table:table-cell office:value-type="float" office:value="0.0209582199322976">
            <text:p>0.0209582199</text:p>
          </table:table-cell>
          <table:table-cell office:value-type="float" office:value="-0.195503467967329">
            <text:p>-0.1955034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10000000000003">
            <text:p>-7.1</text:p>
          </table:table-cell>
          <table:table-cell office:value-type="float" office:value="0.0292605486662169">
            <text:p>0.0292605487</text:p>
          </table:table-cell>
          <table:table-cell office:value-type="float" office:value="-0.194915657182647">
            <text:p>-0.19491565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7.00000000000003">
            <text:p>-7</text:p>
          </table:table-cell>
          <table:table-cell office:value-type="float" office:value="0.0383887374630958">
            <text:p>0.0383887375</text:p>
          </table:table-cell>
          <table:table-cell office:value-type="float" office:value="-0.193679069127433">
            <text:p>-0.19367906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90000000000003">
            <text:p>-6.9</text:p>
          </table:table-cell>
          <table:table-cell office:value-type="float" office:value="0.0467887567947755">
            <text:p>0.0467887568</text:p>
          </table:table-cell>
          <table:table-cell office:value-type="float" office:value="-0.192326227270451">
            <text:p>-0.19232622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80000000000003">
            <text:p>-6.8</text:p>
          </table:table-cell>
          <table:table-cell office:value-type="float" office:value="0.0549737214086939">
            <text:p>0.0549737214</text:p>
          </table:table-cell>
          <table:table-cell office:value-type="float" office:value="-0.190960868971801">
            <text:p>-0.1909608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70000000000003">
            <text:p>-6.7</text:p>
          </table:table-cell>
          <table:table-cell office:value-type="float" office:value="0.0645839967792788">
            <text:p>0.0645839968</text:p>
          </table:table-cell>
          <table:table-cell office:value-type="float" office:value="-0.189064691863499">
            <text:p>-0.18906469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60000000000003">
            <text:p>-6.6</text:p>
          </table:table-cell>
          <table:table-cell office:value-type="float" office:value="0.0732386258921717">
            <text:p>0.0732386259</text:p>
          </table:table-cell>
          <table:table-cell office:value-type="float" office:value="-0.186882125586444">
            <text:p>-0.18688212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50000000000003">
            <text:p>-6.5</text:p>
          </table:table-cell>
          <table:table-cell office:value-type="float" office:value="0.0811970731191385">
            <text:p>0.0811970731</text:p>
          </table:table-cell>
          <table:table-cell office:value-type="float" office:value="-0.184414302590714">
            <text:p>-0.18441430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40000000000003">
            <text:p>-6.4</text:p>
          </table:table-cell>
          <table:table-cell office:value-type="float" office:value="0.0906306273089354">
            <text:p>0.0906306273</text:p>
          </table:table-cell>
          <table:table-cell office:value-type="float" office:value="-0.18128431731208">
            <text:p>-0.18128431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30000000000003">
            <text:p>-6.3</text:p>
          </table:table-cell>
          <table:table-cell office:value-type="float" office:value="0.0996575987971131">
            <text:p>0.0996575988</text:p>
          </table:table-cell>
          <table:table-cell office:value-type="float" office:value="-0.178169931172951">
            <text:p>-0.17816993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20000000000003">
            <text:p>-6.2</text:p>
          </table:table-cell>
          <table:table-cell office:value-type="float" office:value="0.108684570285292">
            <text:p>0.1086845703</text:p>
          </table:table-cell>
          <table:table-cell office:value-type="float" office:value="-0.175056302409301">
            <text:p>-0.17505630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10000000000003">
            <text:p>-6.1</text:p>
          </table:table-cell>
          <table:table-cell office:value-type="float" office:value="0.11682947363874">
            <text:p>0.1168294736</text:p>
          </table:table-cell>
          <table:table-cell office:value-type="float" office:value="-0.170524207556572">
            <text:p>-0.17052420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.00000000000003">
            <text:p>-6</text:p>
          </table:table-cell>
          <table:table-cell office:value-type="float" office:value="0.125131421207106">
            <text:p>0.1251314212</text:p>
          </table:table-cell>
          <table:table-cell office:value-type="float" office:value="-0.16595962255389">
            <text:p>-0.16595962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90000000000003">
            <text:p>-5.9</text:p>
          </table:table-cell>
          <table:table-cell office:value-type="float" office:value="0.133433368775471">
            <text:p>0.1334333688</text:p>
          </table:table-cell>
          <table:table-cell office:value-type="float" office:value="-0.161394146710314">
            <text:p>-0.16139414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80000000000003">
            <text:p>-5.8</text:p>
          </table:table-cell>
          <table:table-cell office:value-type="float" office:value="0.141479988304363">
            <text:p>0.1414799883</text:p>
          </table:table-cell>
          <table:table-cell office:value-type="float" office:value="-0.156401953982113">
            <text:p>-0.1564019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70000000000003">
            <text:p>-5.7</text:p>
          </table:table-cell>
          <table:table-cell office:value-type="float" office:value="0.149411380868566">
            <text:p>0.1494113809</text:p>
          </table:table-cell>
          <table:table-cell office:value-type="float" office:value="-0.150214404910155">
            <text:p>-0.15021440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60000000000003">
            <text:p>-5.6</text:p>
          </table:table-cell>
          <table:table-cell office:value-type="float" office:value="0.156780272337557">
            <text:p>0.1567802723</text:p>
          </table:table-cell>
          <table:table-cell office:value-type="float" office:value="-0.144376714146796">
            <text:p>-0.14437671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50000000000003">
            <text:p>-5.5</text:p>
          </table:table-cell>
          <table:table-cell office:value-type="float" office:value="0.163812553755839">
            <text:p>0.1638125538</text:p>
          </table:table-cell>
          <table:table-cell office:value-type="float" office:value="-0.13839414163764">
            <text:p>-0.1383941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40000000000003">
            <text:p>-5.4</text:p>
          </table:table-cell>
          <table:table-cell office:value-type="float" office:value="0.170524813056601">
            <text:p>0.1705248131</text:p>
          </table:table-cell>
          <table:table-cell office:value-type="float" office:value="-0.131242421954118">
            <text:p>-0.1312424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30000000000003">
            <text:p>-5.3</text:p>
          </table:table-cell>
          <table:table-cell office:value-type="float" office:value="0.177610757508295">
            <text:p>0.1776107575</text:p>
          </table:table-cell>
          <table:table-cell office:value-type="float" office:value="-0.123826430942777">
            <text:p>-0.12382643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20000000000003">
            <text:p>-5.2</text:p>
          </table:table-cell>
          <table:table-cell office:value-type="float" office:value="0.182632347536024">
            <text:p>0.1826323475</text:p>
          </table:table-cell>
          <table:table-cell office:value-type="float" office:value="-0.116393896348359">
            <text:p>-0.11639389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10000000000004">
            <text:p>-5.1</text:p>
          </table:table-cell>
          <table:table-cell office:value-type="float" office:value="0.18751091377759">
            <text:p>0.1875109138</text:p>
          </table:table-cell>
          <table:table-cell office:value-type="float" office:value="-0.108799969400827">
            <text:p>-0.10879996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00000000000004">
            <text:p>-5</text:p>
          </table:table-cell>
          <table:table-cell office:value-type="float" office:value="0.19233282540732">
            <text:p>0.1923328254</text:p>
          </table:table-cell>
          <table:table-cell office:value-type="float" office:value="-0.100568553688721">
            <text:p>-0.10056855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90000000000004">
            <text:p>-4.9</text:p>
          </table:table-cell>
          <table:table-cell office:value-type="float" office:value="0.196689047895421">
            <text:p>0.1966890479</text:p>
          </table:table-cell>
          <table:table-cell office:value-type="float" office:value="-0.0924699541696029">
            <text:p>-0.09246995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80000000000004">
            <text:p>-4.8</text:p>
          </table:table-cell>
          <table:table-cell office:value-type="float" office:value="0.199452942535551">
            <text:p>0.1994529425</text:p>
          </table:table-cell>
          <table:table-cell office:value-type="float" office:value="-0.0840420512375708">
            <text:p>-0.0840420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70000000000004">
            <text:p>-4.7</text:p>
          </table:table-cell>
          <table:table-cell office:value-type="float" office:value="0.202098040236334">
            <text:p>0.2020980402</text:p>
          </table:table-cell>
          <table:table-cell office:value-type="float" office:value="-0.076416438545714">
            <text:p>-0.07641643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60000000000004">
            <text:p>-4.6</text:p>
          </table:table-cell>
          <table:table-cell office:value-type="float" office:value="0.205212932068891">
            <text:p>0.2052129321</text:p>
          </table:table-cell>
          <table:table-cell office:value-type="float" office:value="-0.068086192061566">
            <text:p>-0.06808619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50000000000004">
            <text:p>-4.5</text:p>
          </table:table-cell>
          <table:table-cell office:value-type="float" office:value="0.206889423341017">
            <text:p>0.2068894233</text:p>
          </table:table-cell>
          <table:table-cell office:value-type="float" office:value="-0.0603810980311557">
            <text:p>-0.0603810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40000000000004">
            <text:p>-4.4</text:p>
          </table:table-cell>
          <table:table-cell office:value-type="float" office:value="0.208565914613143">
            <text:p>0.2085659146</text:p>
          </table:table-cell>
          <table:table-cell office:value-type="float" office:value="-0.0526765087756083">
            <text:p>-0.05267650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30000000000004">
            <text:p>-4.3</text:p>
          </table:table-cell>
          <table:table-cell office:value-type="float" office:value="0.20985917419164">
            <text:p>0.2098591742</text:p>
          </table:table-cell>
          <table:table-cell office:value-type="float" office:value="-0.0453562734293408">
            <text:p>-0.04535627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20000000000004">
            <text:p>-4.2</text:p>
          </table:table-cell>
          <table:table-cell office:value-type="float" office:value="0.21023789037998">
            <text:p>0.2102378904</text:p>
          </table:table-cell>
          <table:table-cell office:value-type="float" office:value="-0.0380980737807158">
            <text:p>-0.03809807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10000000000004">
            <text:p>-4.1</text:p>
          </table:table-cell>
          <table:table-cell office:value-type="float" office:value="0.210616606568319">
            <text:p>0.2106166066</text:p>
          </table:table-cell>
          <table:table-cell office:value-type="float" office:value="-0.0308401850402843">
            <text:p>-0.0308401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4.00000000000004">
            <text:p>-4</text:p>
          </table:table-cell>
          <table:table-cell office:value-type="float" office:value="0.210995322756658">
            <text:p>0.2109953228</text:p>
          </table:table-cell>
          <table:table-cell office:value-type="float" office:value="-0.0235826072080465">
            <text:p>-0.0235826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90000000000004">
            <text:p>-3.9</text:p>
          </table:table-cell>
          <table:table-cell office:value-type="float" office:value="0.212320509075546">
            <text:p>0.2123205091</text:p>
          </table:table-cell>
          <table:table-cell office:value-type="float" office:value="-0.017752954476901">
            <text:p>-0.01775295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80000000000004">
            <text:p>-3.8</text:p>
          </table:table-cell>
          <table:table-cell office:value-type="float" office:value="0.212315626654303">
            <text:p>0.2123156267</text:p>
          </table:table-cell>
          <table:table-cell office:value-type="float" office:value="-0.00966369044662435">
            <text:p>-0.00966369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70000000000004">
            <text:p>-3.7</text:p>
          </table:table-cell>
          <table:table-cell office:value-type="float" office:value="0.212124387027184">
            <text:p>0.212124387</text:p>
          </table:table-cell>
          <table:table-cell office:value-type="float" office:value="-0.00289666259138058">
            <text:p>-0.00289666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60000000000004">
            <text:p>-3.6</text:p>
          </table:table-cell>
          <table:table-cell office:value-type="float" office:value="0.211933147400065">
            <text:p>0.2119331474</text:p>
          </table:table-cell>
          <table:table-cell office:value-type="float" office:value="0.00387036526386381">
            <text:p>0.00387036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50000000000004">
            <text:p>-3.5</text:p>
          </table:table-cell>
          <table:table-cell office:value-type="float" office:value="0.211741907772946">
            <text:p>0.2117419078</text:p>
          </table:table-cell>
          <table:table-cell office:value-type="float" office:value="0.0106373931191076">
            <text:p>0.01063739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40000000000004">
            <text:p>-3.4</text:p>
          </table:table-cell>
          <table:table-cell office:value-type="float" office:value="0.211550668145827">
            <text:p>0.2115506681</text:p>
          </table:table-cell>
          <table:table-cell office:value-type="float" office:value="0.0174044209743513">
            <text:p>0.0174044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30000000000004">
            <text:p>-3.3</text:p>
          </table:table-cell>
          <table:table-cell office:value-type="float" office:value="0.211359428518708">
            <text:p>0.2113594285</text:p>
          </table:table-cell>
          <table:table-cell office:value-type="float" office:value="0.0241714488295957">
            <text:p>0.02417144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20000000000004">
            <text:p>-3.2</text:p>
          </table:table-cell>
          <table:table-cell office:value-type="float" office:value="0.210271192070909">
            <text:p>0.2102711921</text:p>
          </table:table-cell>
          <table:table-cell office:value-type="float" office:value="0.0324279339701427">
            <text:p>0.0324279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10000000000004">
            <text:p>-3.1</text:p>
          </table:table-cell>
          <table:table-cell office:value-type="float" office:value="0.209155314994576">
            <text:p>0.209155315</text:p>
          </table:table-cell>
          <table:table-cell office:value-type="float" office:value="0.0399816987219436">
            <text:p>0.03998169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3.00000000000004">
            <text:p>-3</text:p>
          </table:table-cell>
          <table:table-cell office:value-type="float" office:value="0.208039437918244">
            <text:p>0.2080394379</text:p>
          </table:table-cell>
          <table:table-cell office:value-type="float" office:value="0.0475354634737438">
            <text:p>0.04753546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90000000000004">
            <text:p>-2.9</text:p>
          </table:table-cell>
          <table:table-cell office:value-type="float" office:value="0.206519862263078">
            <text:p>0.2065198623</text:p>
          </table:table-cell>
          <table:table-cell office:value-type="float" office:value="0.0551002047252801">
            <text:p>0.05510020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80000000000004">
            <text:p>-2.8</text:p>
          </table:table-cell>
          <table:table-cell office:value-type="float" office:value="0.203775770646088">
            <text:p>0.2037757706</text:p>
          </table:table-cell>
          <table:table-cell office:value-type="float" office:value="0.0627149444384893">
            <text:p>0.062714944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70000000000004">
            <text:p>-2.7</text:p>
          </table:table-cell>
          <table:table-cell office:value-type="float" office:value="0.201031679029099">
            <text:p>0.201031679</text:p>
          </table:table-cell>
          <table:table-cell office:value-type="float" office:value="0.0703296841516979">
            <text:p>0.070329684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60000000000004">
            <text:p>-2.6</text:p>
          </table:table-cell>
          <table:table-cell office:value-type="float" office:value="0.196385589832214">
            <text:p>0.1963855898</text:p>
          </table:table-cell>
          <table:table-cell office:value-type="float" office:value="0.0787883964982229">
            <text:p>0.07878839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50000000000004">
            <text:p>-2.5</text:p>
          </table:table-cell>
          <table:table-cell office:value-type="float" office:value="0.194194341282019">
            <text:p>0.1941943413</text:p>
          </table:table-cell>
          <table:table-cell office:value-type="float" office:value="0.0874498466503616">
            <text:p>0.08744984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40000000000004">
            <text:p>-2.4</text:p>
          </table:table-cell>
          <table:table-cell office:value-type="float" office:value="0.189671545078454">
            <text:p>0.1896715451</text:p>
          </table:table-cell>
          <table:table-cell office:value-type="float" office:value="0.0949311460858867">
            <text:p>0.09493114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30000000000004">
            <text:p>-2.3</text:p>
          </table:table-cell>
          <table:table-cell office:value-type="float" office:value="0.183919332151912">
            <text:p>0.1839193322</text:p>
          </table:table-cell>
          <table:table-cell office:value-type="float" office:value="0.102443928776623">
            <text:p>0.10244392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20000000000004">
            <text:p>-2.2</text:p>
          </table:table-cell>
          <table:table-cell office:value-type="float" office:value="0.179307373266583">
            <text:p>0.1793073733</text:p>
          </table:table-cell>
          <table:table-cell office:value-type="float" office:value="0.110452842884249">
            <text:p>0.11045284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10000000000004">
            <text:p>-2.1</text:p>
          </table:table-cell>
          <table:table-cell office:value-type="float" office:value="0.172797694745587">
            <text:p>0.1727976947</text:p>
          </table:table-cell>
          <table:table-cell office:value-type="float" office:value="0.117506870102777">
            <text:p>0.11750687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2.00000000000004">
            <text:p>-2</text:p>
          </table:table-cell>
          <table:table-cell office:value-type="float" office:value="0.166561385571003">
            <text:p>0.1665613856</text:p>
          </table:table-cell>
          <table:table-cell office:value-type="float" office:value="0.124576881434865">
            <text:p>0.12457688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90000000000004">
            <text:p>-1.9</text:p>
          </table:table-cell>
          <table:table-cell office:value-type="float" office:value="0.159453105572046">
            <text:p>0.1594531056</text:p>
          </table:table-cell>
          <table:table-cell office:value-type="float" office:value="0.131294777453829">
            <text:p>0.13129477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80000000000004">
            <text:p>-1.8</text:p>
          </table:table-cell>
          <table:table-cell office:value-type="float" office:value="0.152045899108443">
            <text:p>0.1520458991</text:p>
          </table:table-cell>
          <table:table-cell office:value-type="float" office:value="0.136912678131397">
            <text:p>0.13691267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70000000000004">
            <text:p>-1.7</text:p>
          </table:table-cell>
          <table:table-cell office:value-type="float" office:value="0.14463869264484">
            <text:p>0.1446386926</text:p>
          </table:table-cell>
          <table:table-cell office:value-type="float" office:value="0.142530578808965">
            <text:p>0.14253057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60000000000004">
            <text:p>-1.6</text:p>
          </table:table-cell>
          <table:table-cell office:value-type="float" office:value="0.136454716950813">
            <text:p>0.136454717</text:p>
          </table:table-cell>
          <table:table-cell office:value-type="float" office:value="0.147920208850397">
            <text:p>0.14792020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50000000000004">
            <text:p>-1.5</text:p>
          </table:table-cell>
          <table:table-cell office:value-type="float" office:value="0.12814388168479">
            <text:p>0.1281438817</text:p>
          </table:table-cell>
          <table:table-cell office:value-type="float" office:value="0.152544558776268">
            <text:p>0.15254455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40000000000004">
            <text:p>-1.4</text:p>
          </table:table-cell>
          <table:table-cell office:value-type="float" office:value="0.119833046418767">
            <text:p>0.1198330464</text:p>
          </table:table-cell>
          <table:table-cell office:value-type="float" office:value="0.157168908702138">
            <text:p>0.1571689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30000000000004">
            <text:p>-1.3</text:p>
          </table:table-cell>
          <table:table-cell office:value-type="float" office:value="0.111530904307096">
            <text:p>0.1115309043</text:p>
          </table:table-cell>
          <table:table-cell office:value-type="float" office:value="0.161091619773307">
            <text:p>0.16109161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20000000000004">
            <text:p>-1.2</text:p>
          </table:table-cell>
          <table:table-cell office:value-type="float" office:value="0.102820585319514">
            <text:p>0.1028205853</text:p>
          </table:table-cell>
          <table:table-cell office:value-type="float" office:value="0.164224465327887">
            <text:p>0.16422446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10000000000004">
            <text:p>-1.1</text:p>
          </table:table-cell>
          <table:table-cell office:value-type="float" office:value="0.0941102663319321">
            <text:p>0.0941102663</text:p>
          </table:table-cell>
          <table:table-cell office:value-type="float" office:value="0.167357310882467">
            <text:p>0.16735731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00000000000004">
            <text:p>-1</text:p>
          </table:table-cell>
          <table:table-cell office:value-type="float" office:value="0.0853999473443501">
            <text:p>0.0853999473</text:p>
          </table:table-cell>
          <table:table-cell office:value-type="float" office:value="0.170490156437047">
            <text:p>0.17049015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900000000000036">
            <text:p>-0.9</text:p>
          </table:table-cell>
          <table:table-cell office:value-type="float" office:value="0.0764335753883997">
            <text:p>0.0764335754</text:p>
          </table:table-cell>
          <table:table-cell office:value-type="float" office:value="0.172213069795767">
            <text:p>0.17221306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800000000000036">
            <text:p>-0.8</text:p>
          </table:table-cell>
          <table:table-cell office:value-type="float" office:value="0.068728233645718">
            <text:p>0.0687282336</text:p>
          </table:table-cell>
          <table:table-cell office:value-type="float" office:value="0.174790199584359">
            <text:p>0.17479019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700000000000036">
            <text:p>-0.7</text:p>
          </table:table-cell>
          <table:table-cell office:value-type="float" office:value="0.0598975966406994">
            <text:p>0.0598975966</text:p>
          </table:table-cell>
          <table:table-cell office:value-type="float" office:value="0.176497742463853">
            <text:p>0.17649774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600000000000037">
            <text:p>-0.6</text:p>
          </table:table-cell>
          <table:table-cell office:value-type="float" office:value="0.0510669596356808">
            <text:p>0.0510669596</text:p>
          </table:table-cell>
          <table:table-cell office:value-type="float" office:value="0.178205285343347">
            <text:p>0.17820528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500000000000037">
            <text:p>-0.5</text:p>
          </table:table-cell>
          <table:table-cell office:value-type="float" office:value="0.0427550931494732">
            <text:p>0.0427550931</text:p>
          </table:table-cell>
          <table:table-cell office:value-type="float" office:value="0.179647765700045">
            <text:p>0.17964776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400000000000037">
            <text:p>-0.4</text:p>
          </table:table-cell>
          <table:table-cell office:value-type="float" office:value="0.0341304801880797">
            <text:p>0.0341304802</text:p>
          </table:table-cell>
          <table:table-cell office:value-type="float" office:value="0.180472262270427">
            <text:p>0.18047226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300000000000037">
            <text:p>-0.3</text:p>
          </table:table-cell>
          <table:table-cell office:value-type="float" office:value="0.0255058672266863">
            <text:p>0.0255058672</text:p>
          </table:table-cell>
          <table:table-cell office:value-type="float" office:value="0.18129675884081">
            <text:p>0.18129675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200000000000037">
            <text:p>-0.2</text:p>
          </table:table-cell>
          <table:table-cell office:value-type="float" office:value="0.0168812542652931">
            <text:p>0.0168812543</text:p>
          </table:table-cell>
          <table:table-cell office:value-type="float" office:value="0.182121255411193">
            <text:p>0.18212125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100000000000037">
            <text:p>-0.1</text:p>
          </table:table-cell>
          <table:table-cell office:value-type="float" office:value="0.00859920891566528">
            <text:p>0.0085992089</text:p>
          </table:table-cell>
          <table:table-cell office:value-type="float" office:value="0.182008853060671">
            <text:p>0.18200885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0.0000000000000365540930857833">
            <text:p>-3.65540930857833E-014</text:p>
          </table:table-cell>
          <table:table-cell office:value-type="float" office:value="-0.0000471193381837356">
            <text:p>-4.71193381837356E-005</text:p>
          </table:table-cell>
          <table:table-cell office:value-type="float" office:value="0.182023934815736">
            <text:p>0.18202393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999999999999635">
            <text:p>0.1</text:p>
          </table:table-cell>
          <table:table-cell office:value-type="float" office:value="-0.00869344759203275">
            <text:p>-0.0086934476</text:p>
          </table:table-cell>
          <table:table-cell office:value-type="float" office:value="0.1820390165708">
            <text:p>0.18203901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199999999999963">
            <text:p>0.2</text:p>
          </table:table-cell>
          <table:table-cell office:value-type="float" office:value="-0.0168698759843406">
            <text:p>-0.016869876</text:p>
          </table:table-cell>
          <table:table-cell office:value-type="float" office:value="0.18189255056709">
            <text:p>0.18189255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299999999999963">
            <text:p>0.3</text:p>
          </table:table-cell>
          <table:table-cell office:value-type="float" office:value="-0.0254272162033168">
            <text:p>-0.0254272162</text:p>
          </table:table-cell>
          <table:table-cell office:value-type="float" office:value="0.181152330315205">
            <text:p>0.18115233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399999999999964">
            <text:p>0.4</text:p>
          </table:table-cell>
          <table:table-cell office:value-type="float" office:value="-0.0341150069245002">
            <text:p>-0.0341150069</text:p>
          </table:table-cell>
          <table:table-cell office:value-type="float" office:value="0.180334711884336">
            <text:p>0.18033471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499999999999963">
            <text:p>0.5</text:p>
          </table:table-cell>
          <table:table-cell office:value-type="float" office:value="-0.0428027976456836">
            <text:p>-0.0428027976</text:p>
          </table:table-cell>
          <table:table-cell office:value-type="float" office:value="0.179517093453467">
            <text:p>0.17951709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599999999999963">
            <text:p>0.6</text:p>
          </table:table-cell>
          <table:table-cell office:value-type="float" office:value="-0.0510199480466552">
            <text:p>-0.051019948</text:p>
          </table:table-cell>
          <table:table-cell office:value-type="float" office:value="0.178406800925315">
            <text:p>0.178406800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699999999999963">
            <text:p>0.7</text:p>
          </table:table-cell>
          <table:table-cell office:value-type="float" office:value="-0.0598125546555861">
            <text:p>-0.0598125547</text:p>
          </table:table-cell>
          <table:table-cell office:value-type="float" office:value="0.176474182737283">
            <text:p>0.17647418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799999999999963">
            <text:p>0.8</text:p>
          </table:table-cell>
          <table:table-cell office:value-type="float" office:value="-0.068587786794115">
            <text:p>-0.0685877868</text:p>
          </table:table-cell>
          <table:table-cell office:value-type="float" office:value="0.174659503343739">
            <text:p>0.17465950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899999999999963">
            <text:p>0.9</text:p>
          </table:table-cell>
          <table:table-cell office:value-type="float" office:value="-0.0773630189326434">
            <text:p>-0.0773630189</text:p>
          </table:table-cell>
          <table:table-cell office:value-type="float" office:value="0.172844823950195">
            <text:p>0.172844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999999999999963">
            <text:p>1</text:p>
          </table:table-cell>
          <table:table-cell office:value-type="float" office:value="-0.08558584854375">
            <text:p>-0.0855858485</text:p>
          </table:table-cell>
          <table:table-cell office:value-type="float" office:value="0.17037629338071">
            <text:p>0.170376293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09999999999996">
            <text:p>1.1</text:p>
          </table:table-cell>
          <table:table-cell office:value-type="float" office:value="-0.0942154213010121">
            <text:p>-0.0942154213</text:p>
          </table:table-cell>
          <table:table-cell office:value-type="float" office:value="0.167288148217864">
            <text:p>0.16728814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19999999999996">
            <text:p>1.2</text:p>
          </table:table-cell>
          <table:table-cell office:value-type="float" office:value="-0.102844994058274">
            <text:p>-0.1028449941</text:p>
          </table:table-cell>
          <table:table-cell office:value-type="float" office:value="0.164200003055018">
            <text:p>0.16420000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29999999999996">
            <text:p>1.3</text:p>
          </table:table-cell>
          <table:table-cell office:value-type="float" office:value="-0.111474566815536">
            <text:p>-0.1114745668</text:p>
          </table:table-cell>
          <table:table-cell office:value-type="float" office:value="0.161111857892172">
            <text:p>0.16111185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39999999999996">
            <text:p>1.4</text:p>
          </table:table-cell>
          <table:table-cell office:value-type="float" office:value="-0.119907884987081">
            <text:p>-0.119907885</text:p>
          </table:table-cell>
          <table:table-cell office:value-type="float" office:value="0.157037914526823">
            <text:p>0.157037914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49999999999996">
            <text:p>1.5</text:p>
          </table:table-cell>
          <table:table-cell office:value-type="float" office:value="-0.128162762329947">
            <text:p>-0.1281627623</text:p>
          </table:table-cell>
          <table:table-cell office:value-type="float" office:value="0.152517011627896">
            <text:p>0.15251701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59999999999996">
            <text:p>1.6</text:p>
          </table:table-cell>
          <table:table-cell office:value-type="float" office:value="-0.136417639672812">
            <text:p>-0.1364176397</text:p>
          </table:table-cell>
          <table:table-cell office:value-type="float" office:value="0.147996108728969">
            <text:p>0.14799610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69999999999996">
            <text:p>1.7</text:p>
          </table:table-cell>
          <table:table-cell office:value-type="float" office:value="-0.144672517015678">
            <text:p>-0.144672517</text:p>
          </table:table-cell>
          <table:table-cell office:value-type="float" office:value="0.143475205830041">
            <text:p>0.14347520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79999999999996">
            <text:p>1.8</text:p>
          </table:table-cell>
          <table:table-cell office:value-type="float" office:value="-0.151505113261453">
            <text:p>-0.1515051133</text:p>
          </table:table-cell>
          <table:table-cell office:value-type="float" office:value="0.13718258634587">
            <text:p>0.13718258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89999999999996">
            <text:p>1.9</text:p>
          </table:table-cell>
          <table:table-cell office:value-type="float" office:value="-0.1593171924404">
            <text:p>-0.1593171924</text:p>
          </table:table-cell>
          <table:table-cell office:value-type="float" office:value="0.130948173013336">
            <text:p>0.13094817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.99999999999996">
            <text:p>2</text:p>
          </table:table-cell>
          <table:table-cell office:value-type="float" office:value="-0.167129271619349">
            <text:p>-0.1671292716</text:p>
          </table:table-cell>
          <table:table-cell office:value-type="float" office:value="0.124712811862145">
            <text:p>0.12471281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09999999999996">
            <text:p>2.1</text:p>
          </table:table-cell>
          <table:table-cell office:value-type="float" office:value="-0.1728235210851">
            <text:p>-0.1728235211</text:p>
          </table:table-cell>
          <table:table-cell office:value-type="float" office:value="0.117961588788078">
            <text:p>0.11796158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19999999999996">
            <text:p>2.2</text:p>
          </table:table-cell>
          <table:table-cell office:value-type="float" office:value="-0.178593335036411">
            <text:p>-0.178593335</text:p>
          </table:table-cell>
          <table:table-cell office:value-type="float" office:value="0.110984997698879">
            <text:p>0.11098499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29999999999996">
            <text:p>2.3</text:p>
          </table:table-cell>
          <table:table-cell office:value-type="float" office:value="-0.18510538768383">
            <text:p>-0.1851053877</text:p>
          </table:table-cell>
          <table:table-cell office:value-type="float" office:value="0.103171576072566">
            <text:p>0.10317157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39999999999996">
            <text:p>2.4</text:p>
          </table:table-cell>
          <table:table-cell office:value-type="float" office:value="-0.189770258469301">
            <text:p>-0.1897702585</text:p>
          </table:table-cell>
          <table:table-cell office:value-type="float" office:value="0.0951398552544886">
            <text:p>0.09513985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49999999999996">
            <text:p>2.5</text:p>
          </table:table-cell>
          <table:table-cell office:value-type="float" office:value="-0.193813175938232">
            <text:p>-0.1938131759</text:p>
          </table:table-cell>
          <table:table-cell office:value-type="float" office:value="0.0871100102717454">
            <text:p>0.08711001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59999999999996">
            <text:p>2.6</text:p>
          </table:table-cell>
          <table:table-cell office:value-type="float" office:value="-0.196989518502788">
            <text:p>-0.1969895185</text:p>
          </table:table-cell>
          <table:table-cell office:value-type="float" office:value="0.0790626040062781">
            <text:p>0.0790626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69999999999996">
            <text:p>2.7</text:p>
          </table:table-cell>
          <table:table-cell office:value-type="float" office:value="-0.201430971404085">
            <text:p>-0.2014309714</text:p>
          </table:table-cell>
          <table:table-cell office:value-type="float" office:value="0.0712663704606867">
            <text:p>0.07126637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79999999999996">
            <text:p>2.8</text:p>
          </table:table-cell>
          <table:table-cell office:value-type="float" office:value="-0.203697929275354">
            <text:p>-0.2036979293</text:p>
          </table:table-cell>
          <table:table-cell office:value-type="float" office:value="0.062910525527497">
            <text:p>0.06291052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89999999999996">
            <text:p>2.9</text:p>
          </table:table-cell>
          <table:table-cell office:value-type="float" office:value="-0.206676270716159">
            <text:p>-0.2066762707</text:p>
          </table:table-cell>
          <table:table-cell office:value-type="float" office:value="0.0554963596278953">
            <text:p>0.05549635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99999999999996">
            <text:p>3</text:p>
          </table:table-cell>
          <table:table-cell office:value-type="float" office:value="-0.207901855275322">
            <text:p>-0.2079018553</text:p>
          </table:table-cell>
          <table:table-cell office:value-type="float" office:value="0.047007327230579">
            <text:p>0.04700732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09999999999997">
            <text:p>3.1</text:p>
          </table:table-cell>
          <table:table-cell office:value-type="float" office:value="-0.209241235265036">
            <text:p>-0.2092412353</text:p>
          </table:table-cell>
          <table:table-cell office:value-type="float" office:value="0.0395117321001521">
            <text:p>0.03951173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19999999999997">
            <text:p>3.2</text:p>
          </table:table-cell>
          <table:table-cell office:value-type="float" office:value="-0.21058061525475">
            <text:p>-0.2105806153</text:p>
          </table:table-cell>
          <table:table-cell office:value-type="float" office:value="0.0320149802648203">
            <text:p>0.032014980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29999999999997">
            <text:p>3.3</text:p>
          </table:table-cell>
          <table:table-cell office:value-type="float" office:value="-0.210815042460845">
            <text:p>-0.2108150425</text:p>
          </table:table-cell>
          <table:table-cell office:value-type="float" office:value="0.0247399688815145">
            <text:p>0.02473996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39999999999997">
            <text:p>3.4</text:p>
          </table:table-cell>
          <table:table-cell office:value-type="float" office:value="-0.211496232267448">
            <text:p>-0.2114962323</text:p>
          </table:table-cell>
          <table:table-cell office:value-type="float" office:value="0.0176212172490079">
            <text:p>0.01762121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49999999999997">
            <text:p>3.5</text:p>
          </table:table-cell>
          <table:table-cell office:value-type="float" office:value="-0.21170999315228">
            <text:p>-0.2117099932</text:p>
          </table:table-cell>
          <table:table-cell office:value-type="float" office:value="0.010520274846448">
            <text:p>0.010520274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59999999999997">
            <text:p>3.6</text:p>
          </table:table-cell>
          <table:table-cell office:value-type="float" office:value="-0.211918938428094">
            <text:p>-0.2119189384</text:p>
          </table:table-cell>
          <table:table-cell office:value-type="float" office:value="0.0037349153264301">
            <text:p>0.00373491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69999999999997">
            <text:p>3.7</text:p>
          </table:table-cell>
          <table:table-cell office:value-type="float" office:value="-0.211840290580107">
            <text:p>-0.2118402906</text:p>
          </table:table-cell>
          <table:table-cell office:value-type="float" office:value="-0.00321568715796613">
            <text:p>-0.00321568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79999999999997">
            <text:p>3.8</text:p>
          </table:table-cell>
          <table:table-cell office:value-type="float" office:value="-0.211728906740977">
            <text:p>-0.2117289067</text:p>
          </table:table-cell>
          <table:table-cell office:value-type="float" office:value="-0.010022254630745">
            <text:p>-0.01002225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89999999999997">
            <text:p>3.9</text:p>
          </table:table-cell>
          <table:table-cell office:value-type="float" office:value="-0.211592351184397">
            <text:p>-0.2115923512</text:p>
          </table:table-cell>
          <table:table-cell office:value-type="float" office:value="-0.0169039355884891">
            <text:p>-0.016903935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.99999999999997">
            <text:p>4</text:p>
          </table:table-cell>
          <table:table-cell office:value-type="float" office:value="-0.211455795627817">
            <text:p>-0.2114557956</text:p>
          </table:table-cell>
          <table:table-cell office:value-type="float" office:value="-0.0237856165462333">
            <text:p>-0.02378561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09999999999997">
            <text:p>4.1</text:p>
          </table:table-cell>
          <table:table-cell office:value-type="float" office:value="-0.211319240071237">
            <text:p>-0.2113192401</text:p>
          </table:table-cell>
          <table:table-cell office:value-type="float" office:value="-0.0306672975039774">
            <text:p>-0.03066729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19999999999997">
            <text:p>4.2</text:p>
          </table:table-cell>
          <table:table-cell office:value-type="float" office:value="-0.210765753419137">
            <text:p>-0.2107657534</text:p>
          </table:table-cell>
          <table:table-cell office:value-type="float" office:value="-0.0376333067689259">
            <text:p>-0.03763330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29999999999997">
            <text:p>4.3</text:p>
          </table:table-cell>
          <table:table-cell office:value-type="float" office:value="-0.209224182655938">
            <text:p>-0.2092241827</text:p>
          </table:table-cell>
          <table:table-cell office:value-type="float" office:value="-0.0450417558080304">
            <text:p>-0.04504175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39999999999996">
            <text:p>4.4</text:p>
          </table:table-cell>
          <table:table-cell office:value-type="float" office:value="-0.207682611892739">
            <text:p>-0.2076826119</text:p>
          </table:table-cell>
          <table:table-cell office:value-type="float" office:value="-0.0524497147274612">
            <text:p>-0.05244971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49999999999996">
            <text:p>4.5</text:p>
          </table:table-cell>
          <table:table-cell office:value-type="float" office:value="-0.207225955135799">
            <text:p>-0.2072259551</text:p>
          </table:table-cell>
          <table:table-cell office:value-type="float" office:value="-0.0611707980381309">
            <text:p>-0.0611707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59999999999996">
            <text:p>4.6</text:p>
          </table:table-cell>
          <table:table-cell office:value-type="float" office:value="-0.205016286729379">
            <text:p>-0.2050162867</text:p>
          </table:table-cell>
          <table:table-cell office:value-type="float" office:value="-0.0683928598684461">
            <text:p>-0.06839285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69999999999996">
            <text:p>4.7</text:p>
          </table:table-cell>
          <table:table-cell office:value-type="float" office:value="-0.202741104650705">
            <text:p>-0.2027411047</text:p>
          </table:table-cell>
          <table:table-cell office:value-type="float" office:value="-0.0761218912391203">
            <text:p>-0.07612189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79999999999996">
            <text:p>4.8</text:p>
          </table:table-cell>
          <table:table-cell office:value-type="float" office:value="-0.200593021250244">
            <text:p>-0.2005930213</text:p>
          </table:table-cell>
          <table:table-cell office:value-type="float" office:value="-0.0840258280011031">
            <text:p>-0.0840258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89999999999996">
            <text:p>4.9</text:p>
          </table:table-cell>
          <table:table-cell office:value-type="float" office:value="-0.196519507492848">
            <text:p>-0.1965195075</text:p>
          </table:table-cell>
          <table:table-cell office:value-type="float" office:value="-0.0921180579250193">
            <text:p>-0.09211805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4.99999999999996">
            <text:p>5</text:p>
          </table:table-cell>
          <table:table-cell office:value-type="float" office:value="-0.192445993735452">
            <text:p>-0.1924459937</text:p>
          </table:table-cell>
          <table:table-cell office:value-type="float" office:value="-0.100207533313319">
            <text:p>-0.100207533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09999999999996">
            <text:p>5.1</text:p>
          </table:table-cell>
          <table:table-cell office:value-type="float" office:value="-0.187561986619495">
            <text:p>-0.1875619866</text:p>
          </table:table-cell>
          <table:table-cell office:value-type="float" office:value="-0.108749347002687">
            <text:p>-0.10874934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19999999999996">
            <text:p>5.2</text:p>
          </table:table-cell>
          <table:table-cell office:value-type="float" office:value="-0.182619677371724">
            <text:p>-0.1826196774</text:p>
          </table:table-cell>
          <table:table-cell office:value-type="float" office:value="-0.116368090496274">
            <text:p>-0.11636809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29999999999996">
            <text:p>5.3</text:p>
          </table:table-cell>
          <table:table-cell office:value-type="float" office:value="-0.17767736812395">
            <text:p>-0.1776773681</text:p>
          </table:table-cell>
          <table:table-cell office:value-type="float" office:value="-0.123987266309115">
            <text:p>-0.12398726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39999999999996">
            <text:p>5.4</text:p>
          </table:table-cell>
          <table:table-cell office:value-type="float" office:value="-0.170770105128997">
            <text:p>-0.1707701051</text:p>
          </table:table-cell>
          <table:table-cell office:value-type="float" office:value="-0.131151268094509">
            <text:p>-0.13115126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49999999999996">
            <text:p>5.5</text:p>
          </table:table-cell>
          <table:table-cell office:value-type="float" office:value="-0.163923813881202">
            <text:p>-0.1639238139</text:p>
          </table:table-cell>
          <table:table-cell office:value-type="float" office:value="-0.138211625788357">
            <text:p>-0.13821162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59999999999996">
            <text:p>5.6</text:p>
          </table:table-cell>
          <table:table-cell office:value-type="float" office:value="-0.157123413327083">
            <text:p>-0.1571234133</text:p>
          </table:table-cell>
          <table:table-cell office:value-type="float" office:value="-0.144654280173498">
            <text:p>-0.14465428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69999999999996">
            <text:p>5.7</text:p>
          </table:table-cell>
          <table:table-cell office:value-type="float" office:value="-0.14911381594027">
            <text:p>-0.1491138159</text:p>
          </table:table-cell>
          <table:table-cell office:value-type="float" office:value="-0.150828577532268">
            <text:p>-0.15082857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79999999999996">
            <text:p>5.8</text:p>
          </table:table-cell>
          <table:table-cell office:value-type="float" office:value="-0.141328009754646">
            <text:p>-0.1413280098</text:p>
          </table:table-cell>
          <table:table-cell office:value-type="float" office:value="-0.156395051894534">
            <text:p>-0.15639505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89999999999996">
            <text:p>5.9</text:p>
          </table:table-cell>
          <table:table-cell office:value-type="float" office:value="-0.134313616356338">
            <text:p>-0.1343136164</text:p>
          </table:table-cell>
          <table:table-cell office:value-type="float" office:value="-0.162137546464387">
            <text:p>-0.16213754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.99999999999996">
            <text:p>6</text:p>
          </table:table-cell>
          <table:table-cell office:value-type="float" office:value="-0.125105244472906">
            <text:p>-0.1251052445</text:p>
          </table:table-cell>
          <table:table-cell office:value-type="float" office:value="-0.166563335764929">
            <text:p>-0.16656333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09999999999996">
            <text:p>6.1</text:p>
          </table:table-cell>
          <table:table-cell office:value-type="float" office:value="-0.116457417251995">
            <text:p>-0.1164574173</text:p>
          </table:table-cell>
          <table:table-cell office:value-type="float" office:value="-0.170951069146382">
            <text:p>-0.17095106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19999999999996">
            <text:p>6.2</text:p>
          </table:table-cell>
          <table:table-cell office:value-type="float" office:value="-0.108807130710514">
            <text:p>-0.1088071307</text:p>
          </table:table-cell>
          <table:table-cell office:value-type="float" office:value="-0.174669938307682">
            <text:p>-0.17466993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29999999999996">
            <text:p>6.3</text:p>
          </table:table-cell>
          <table:table-cell office:value-type="float" office:value="-0.0993133431978588">
            <text:p>-0.0993133432</text:p>
          </table:table-cell>
          <table:table-cell office:value-type="float" office:value="-0.177851907546731">
            <text:p>-0.17785190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39999999999996">
            <text:p>6.4</text:p>
          </table:table-cell>
          <table:table-cell office:value-type="float" office:value="-0.0908411120230394">
            <text:p>-0.090841112</text:p>
          </table:table-cell>
          <table:table-cell office:value-type="float" office:value="-0.181221980092984">
            <text:p>-0.18122198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49999999999996">
            <text:p>6.5</text:p>
          </table:table-cell>
          <table:table-cell office:value-type="float" office:value="-0.0825173477873631">
            <text:p>-0.0825173478</text:p>
          </table:table-cell>
          <table:table-cell office:value-type="float" office:value="-0.184483345510375">
            <text:p>-0.18448334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59999999999996">
            <text:p>6.6</text:p>
          </table:table-cell>
          <table:table-cell office:value-type="float" office:value="-0.0731689005417631">
            <text:p>-0.0731689005</text:p>
          </table:table-cell>
          <table:table-cell office:value-type="float" office:value="-0.186822592364349">
            <text:p>-0.18682259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69999999999996">
            <text:p>6.7</text:p>
          </table:table-cell>
          <table:table-cell office:value-type="float" office:value="-0.0644368144331328">
            <text:p>-0.0644368144</text:p>
          </table:table-cell>
          <table:table-cell office:value-type="float" office:value="-0.189116786632997">
            <text:p>-0.18911678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79999999999996">
            <text:p>6.8</text:p>
          </table:table-cell>
          <table:table-cell office:value-type="float" office:value="-0.0551075191253402">
            <text:p>-0.0551075191</text:p>
          </table:table-cell>
          <table:table-cell office:value-type="float" office:value="-0.190675332685653">
            <text:p>-0.19067533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89999999999996">
            <text:p>6.9</text:p>
          </table:table-cell>
          <table:table-cell office:value-type="float" office:value="-0.0468097682652997">
            <text:p>-0.0468097683</text:p>
          </table:table-cell>
          <table:table-cell office:value-type="float" office:value="-0.192077768327984">
            <text:p>-0.19207776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99999999999996">
            <text:p>7</text:p>
          </table:table-cell>
          <table:table-cell office:value-type="float" office:value="-0.0385026360798842">
            <text:p>-0.0385026361</text:p>
          </table:table-cell>
          <table:table-cell office:value-type="float" office:value="-0.193617847533082">
            <text:p>-0.19361784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09999999999996">
            <text:p>7.1</text:p>
          </table:table-cell>
          <table:table-cell office:value-type="float" office:value="-0.0294512303457461">
            <text:p>-0.0294512303</text:p>
          </table:table-cell>
          <table:table-cell office:value-type="float" office:value="-0.194553626860192">
            <text:p>-0.19455362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19999999999995">
            <text:p>7.2</text:p>
          </table:table-cell>
          <table:table-cell office:value-type="float" office:value="-0.0203998246116079">
            <text:p>-0.0203998246</text:p>
          </table:table-cell>
          <table:table-cell office:value-type="float" office:value="-0.19548962985614">
            <text:p>-0.19548962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29999999999995">
            <text:p>7.3</text:p>
          </table:table-cell>
          <table:table-cell office:value-type="float" office:value="-0.0123066267880996">
            <text:p>-0.0123066268</text:p>
          </table:table-cell>
          <table:table-cell office:value-type="float" office:value="-0.196220252846726">
            <text:p>-0.19622025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39999999999995">
            <text:p>7.4</text:p>
          </table:table-cell>
          <table:table-cell office:value-type="float" office:value="-0.00335940349080817">
            <text:p>-0.0033594035</text:p>
          </table:table-cell>
          <table:table-cell office:value-type="float" office:value="-0.196686028514422">
            <text:p>-0.19668602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49999999999995">
            <text:p>7.5</text:p>
          </table:table-cell>
          <table:table-cell office:value-type="float" office:value="0.00558781980648324">
            <text:p>0.0055878198</text:p>
          </table:table-cell>
          <table:table-cell office:value-type="float" office:value="-0.197151750211219">
            <text:p>-0.19715175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59999999999995">
            <text:p>7.6</text:p>
          </table:table-cell>
          <table:table-cell office:value-type="float" office:value="0.0145350431037746">
            <text:p>0.0145350431</text:p>
          </table:table-cell>
          <table:table-cell office:value-type="float" office:value="-0.197617417937117">
            <text:p>-0.19761741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69999999999995">
            <text:p>7.7</text:p>
          </table:table-cell>
          <table:table-cell office:value-type="float" office:value="0.0218051870394702">
            <text:p>0.021805187</text:p>
          </table:table-cell>
          <table:table-cell office:value-type="float" office:value="-0.196245811247137">
            <text:p>-0.19624581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79999999999995">
            <text:p>7.8</text:p>
          </table:table-cell>
          <table:table-cell office:value-type="float" office:value="0.0310072192663874">
            <text:p>0.0310072193</text:p>
          </table:table-cell>
          <table:table-cell office:value-type="float" office:value="-0.196051567493073">
            <text:p>-0.19605156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89999999999995">
            <text:p>7.9</text:p>
          </table:table-cell>
          <table:table-cell office:value-type="float" office:value="0.0399969861812021">
            <text:p>0.0399969862</text:p>
          </table:table-cell>
          <table:table-cell office:value-type="float" office:value="-0.195252833516343">
            <text:p>-0.19525283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99999999999995">
            <text:p>8</text:p>
          </table:table-cell>
          <table:table-cell office:value-type="float" office:value="0.0489867530960167">
            <text:p>0.0489867531</text:p>
          </table:table-cell>
          <table:table-cell office:value-type="float" office:value="-0.194453982479661">
            <text:p>-0.19445398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09999999999995">
            <text:p>8.1</text:p>
          </table:table-cell>
          <table:table-cell office:value-type="float" office:value="0.0575626060555232">
            <text:p>0.0575626061</text:p>
          </table:table-cell>
          <table:table-cell office:value-type="float" office:value="-0.193282534940771">
            <text:p>-0.19328253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19999999999995">
            <text:p>8.2</text:p>
          </table:table-cell>
          <table:table-cell office:value-type="float" office:value="0.0664486127735197">
            <text:p>0.0664486128</text:p>
          </table:table-cell>
          <table:table-cell office:value-type="float" office:value="-0.192031491570808">
            <text:p>-0.19203149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29999999999995">
            <text:p>8.3</text:p>
          </table:table-cell>
          <table:table-cell office:value-type="float" office:value="0.0744763427085431">
            <text:p>0.0744763427</text:p>
          </table:table-cell>
          <table:table-cell office:value-type="float" office:value="-0.190094898407861">
            <text:p>-0.19009489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39999999999995">
            <text:p>8.4</text:p>
          </table:table-cell>
          <table:table-cell office:value-type="float" office:value="0.0838005027063996">
            <text:p>0.0838005027</text:p>
          </table:table-cell>
          <table:table-cell office:value-type="float" office:value="-0.189653579282492">
            <text:p>-0.18965357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49999999999995">
            <text:p>8.5</text:p>
          </table:table-cell>
          <table:table-cell office:value-type="float" office:value="0.0925842905509671">
            <text:p>0.0925842906</text:p>
          </table:table-cell>
          <table:table-cell office:value-type="float" office:value="-0.186417599238885">
            <text:p>-0.18641759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59999999999995">
            <text:p>8.6</text:p>
          </table:table-cell>
          <table:table-cell office:value-type="float" office:value="0.101368078395537">
            <text:p>0.1013680784</text:p>
          </table:table-cell>
          <table:table-cell office:value-type="float" office:value="-0.183181125977668">
            <text:p>-0.1831811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69999999999995">
            <text:p>8.7</text:p>
          </table:table-cell>
          <table:table-cell office:value-type="float" office:value="0.110151866240108">
            <text:p>0.1101518662</text:p>
          </table:table-cell>
          <table:table-cell office:value-type="float" office:value="-0.17994415949884">
            <text:p>-0.179944159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79999999999995">
            <text:p>8.8</text:p>
          </table:table-cell>
          <table:table-cell office:value-type="float" office:value="0.118935654084675">
            <text:p>0.1189356541</text:p>
          </table:table-cell>
          <table:table-cell office:value-type="float" office:value="-0.176706699802402">
            <text:p>-0.17670669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89999999999995">
            <text:p>8.9</text:p>
          </table:table-cell>
          <table:table-cell office:value-type="float" office:value="0.127626866901943">
            <text:p>0.1276268669</text:p>
          </table:table-cell>
          <table:table-cell office:value-type="float" office:value="-0.173386487772784">
            <text:p>-0.17338648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99999999999995">
            <text:p>9</text:p>
          </table:table-cell>
          <table:table-cell office:value-type="float" office:value="0.136486406581981">
            <text:p>0.1364864066</text:p>
          </table:table-cell>
          <table:table-cell office:value-type="float" office:value="-0.169181829961204">
            <text:p>-0.169181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09999999999995">
            <text:p>9.1</text:p>
          </table:table-cell>
          <table:table-cell office:value-type="float" office:value="0.144872219710929">
            <text:p>0.1448722197</text:p>
          </table:table-cell>
          <table:table-cell office:value-type="float" office:value="-0.164038999385007">
            <text:p>-0.16403899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19999999999995">
            <text:p>9.2</text:p>
          </table:table-cell>
          <table:table-cell office:value-type="float" office:value="0.152805356517272">
            <text:p>0.1528053565</text:p>
          </table:table-cell>
          <table:table-cell office:value-type="float" office:value="-0.158782994568827">
            <text:p>-0.15878299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29999999999995">
            <text:p>9.3</text:p>
          </table:table-cell>
          <table:table-cell office:value-type="float" office:value="0.160738493323617">
            <text:p>0.1607384933</text:p>
          </table:table-cell>
          <table:table-cell office:value-type="float" office:value="-0.153526989752646">
            <text:p>-0.15352698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39999999999995">
            <text:p>9.4</text:p>
          </table:table-cell>
          <table:table-cell office:value-type="float" office:value="0.168671630129959">
            <text:p>0.1686716301</text:p>
          </table:table-cell>
          <table:table-cell office:value-type="float" office:value="-0.148270984936467">
            <text:p>-0.14827098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49999999999995">
            <text:p>9.5</text:p>
          </table:table-cell>
          <table:table-cell office:value-type="float" office:value="0.175767970567076">
            <text:p>0.1757679706</text:p>
          </table:table-cell>
          <table:table-cell office:value-type="float" office:value="-0.141163191547042">
            <text:p>-0.14116319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59999999999995">
            <text:p>9.6</text:p>
          </table:table-cell>
          <table:table-cell office:value-type="float" office:value="0.182772298533209">
            <text:p>0.1827722985</text:p>
          </table:table-cell>
          <table:table-cell office:value-type="float" office:value="-0.134675654327713">
            <text:p>-0.134675654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69999999999995">
            <text:p>9.7</text:p>
          </table:table-cell>
          <table:table-cell office:value-type="float" office:value="0.187874912001654">
            <text:p>0.187874912</text:p>
          </table:table-cell>
          <table:table-cell office:value-type="float" office:value="-0.127849921292634">
            <text:p>-0.12784992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79999999999995">
            <text:p>9.8</text:p>
          </table:table-cell>
          <table:table-cell office:value-type="float" office:value="0.194761763994125">
            <text:p>0.194761764</text:p>
          </table:table-cell>
          <table:table-cell office:value-type="float" office:value="-0.119964889202255">
            <text:p>-0.11996488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89999999999995">
            <text:p>9.9</text:p>
          </table:table-cell>
          <table:table-cell office:value-type="float" office:value="0.199445433816152">
            <text:p>0.1994454338</text:p>
          </table:table-cell>
          <table:table-cell office:value-type="float" office:value="-0.112210998775124">
            <text:p>-0.11221099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99999999999994">
            <text:p>10</text:p>
          </table:table-cell>
          <table:table-cell office:value-type="float" office:value="0.203942513862323">
            <text:p>0.2039425139</text:p>
          </table:table-cell>
          <table:table-cell office:value-type="float" office:value="-0.104823683095306">
            <text:p>-0.10482368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0999999999999">
            <text:p>10.1</text:p>
          </table:table-cell>
          <table:table-cell office:value-type="float" office:value="0.208917772926148">
            <text:p>0.2089177729</text:p>
          </table:table-cell>
          <table:table-cell office:value-type="float" office:value="-0.0964385035621195">
            <text:p>-0.09643850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1999999999999">
            <text:p>10.2</text:p>
          </table:table-cell>
          <table:table-cell office:value-type="float" office:value="0.212361826384709">
            <text:p>0.2123618264</text:p>
          </table:table-cell>
          <table:table-cell office:value-type="float" office:value="-0.0885994808305811">
            <text:p>-0.08859948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2999999999999">
            <text:p>10.3</text:p>
          </table:table-cell>
          <table:table-cell office:value-type="float" office:value="0.215805879843273">
            <text:p>0.2158058798</text:p>
          </table:table-cell>
          <table:table-cell office:value-type="float" office:value="-0.0807592397854418">
            <text:p>-0.08075923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3999999999999">
            <text:p>10.4</text:p>
          </table:table-cell>
          <table:table-cell office:value-type="float" office:value="0.217876920801541">
            <text:p>0.2178769208</text:p>
          </table:table-cell>
          <table:table-cell office:value-type="float" office:value="-0.0725505260303433">
            <text:p>-0.0725505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4999999999999">
            <text:p>10.5</text:p>
          </table:table-cell>
          <table:table-cell office:value-type="float" office:value="0.219515846331982">
            <text:p>0.2195158463</text:p>
          </table:table-cell>
          <table:table-cell office:value-type="float" office:value="-0.0653094016869558">
            <text:p>-0.06530940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5999999999999">
            <text:p>10.6</text:p>
          </table:table-cell>
          <table:table-cell office:value-type="float" office:value="0.221154771862423">
            <text:p>0.2211547719</text:p>
          </table:table-cell>
          <table:table-cell office:value-type="float" office:value="-0.0580698590070909">
            <text:p>-0.0580698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6999999999999">
            <text:p>10.7</text:p>
          </table:table-cell>
          <table:table-cell office:value-type="float" office:value="0.222764328791678">
            <text:p>0.2227643288</text:p>
          </table:table-cell>
          <table:table-cell office:value-type="float" office:value="-0.0510069749803007">
            <text:p>-0.0510069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7999999999999">
            <text:p>10.8</text:p>
          </table:table-cell>
          <table:table-cell office:value-type="float" office:value="0.223953783010978">
            <text:p>0.223953783</text:p>
          </table:table-cell>
          <table:table-cell office:value-type="float" office:value="-0.0436409357690456">
            <text:p>-0.043640935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8999999999999">
            <text:p>10.9</text:p>
          </table:table-cell>
          <table:table-cell office:value-type="float" office:value="0.224196915997058">
            <text:p>0.224196916</text:p>
          </table:table-cell>
          <table:table-cell office:value-type="float" office:value="-0.0364615998190257">
            <text:p>-0.03646159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9999999999999">
            <text:p>11</text:p>
          </table:table-cell>
          <table:table-cell office:value-type="float" office:value="0.225919929088439">
            <text:p>0.2259199291</text:p>
          </table:table-cell>
          <table:table-cell office:value-type="float" office:value="-0.0300995981240963">
            <text:p>-0.03009959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0999999999999">
            <text:p>11.1</text:p>
          </table:table-cell>
          <table:table-cell office:value-type="float" office:value="0.225880236417047">
            <text:p>0.2258802364</text:p>
          </table:table-cell>
          <table:table-cell office:value-type="float" office:value="-0.0234269421804962">
            <text:p>-0.02342694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1999999999999">
            <text:p>11.2</text:p>
          </table:table-cell>
          <table:table-cell office:value-type="float" office:value="0.225840543745655">
            <text:p>0.2258405437</text:p>
          </table:table-cell>
          <table:table-cell office:value-type="float" office:value="-0.0167558440833924">
            <text:p>-0.016755844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2999999999999">
            <text:p>11.3</text:p>
          </table:table-cell>
          <table:table-cell office:value-type="float" office:value="0.225800851074263">
            <text:p>0.2258008511</text:p>
          </table:table-cell>
          <table:table-cell office:value-type="float" office:value="-0.010086303832785">
            <text:p>-0.01008630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3999999999999">
            <text:p>11.4</text:p>
          </table:table-cell>
          <table:table-cell office:value-type="float" office:value="0.226874408758443">
            <text:p>0.2268744088</text:p>
          </table:table-cell>
          <table:table-cell office:value-type="float" office:value="-0.0036096875173839">
            <text:p>-0.003609687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4999999999999">
            <text:p>11.5</text:p>
          </table:table-cell>
          <table:table-cell office:value-type="float" office:value="0.228172642178112">
            <text:p>0.2281726422</text:p>
          </table:table-cell>
          <table:table-cell office:value-type="float" office:value="0.00442843587263027">
            <text:p>0.00442843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5999999999999">
            <text:p>11.6</text:p>
          </table:table-cell>
          <table:table-cell office:value-type="float" office:value="0.226892961777335">
            <text:p>0.2268929618</text:p>
          </table:table-cell>
          <table:table-cell office:value-type="float" office:value="0.0105411053220477">
            <text:p>0.010541105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6999999999999">
            <text:p>11.7</text:p>
          </table:table-cell>
          <table:table-cell office:value-type="float" office:value="0.226635905198013">
            <text:p>0.2266359052</text:p>
          </table:table-cell>
          <table:table-cell office:value-type="float" office:value="0.0175266517559695">
            <text:p>0.01752665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7999999999999">
            <text:p>11.8</text:p>
          </table:table-cell>
          <table:table-cell office:value-type="float" office:value="0.226378848618692">
            <text:p>0.2263788486</text:p>
          </table:table-cell>
          <table:table-cell office:value-type="float" office:value="0.0245148412194349">
            <text:p>0.02451484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8999999999999">
            <text:p>11.9</text:p>
          </table:table-cell>
          <table:table-cell office:value-type="float" office:value="0.226121792039372">
            <text:p>0.226121792</text:p>
          </table:table-cell>
          <table:table-cell office:value-type="float" office:value="0.0315056737124429">
            <text:p>0.03150567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1.9999999999999">
            <text:p>12</text:p>
          </table:table-cell>
          <table:table-cell office:value-type="float" office:value="0.224135566719382">
            <text:p>0.2241355667</text:p>
          </table:table-cell>
          <table:table-cell office:value-type="float" office:value="0.0387718388121637">
            <text:p>0.03877183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0999999999999">
            <text:p>12.1</text:p>
          </table:table-cell>
          <table:table-cell office:value-type="float" office:value="0.222755294399622">
            <text:p>0.2227552944</text:p>
          </table:table-cell>
          <table:table-cell office:value-type="float" office:value="0.0465476045831736">
            <text:p>0.04654760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1999999999999">
            <text:p>12.2</text:p>
          </table:table-cell>
          <table:table-cell office:value-type="float" office:value="0.221375022079864">
            <text:p>0.2213750221</text:p>
          </table:table-cell>
          <table:table-cell office:value-type="float" office:value="0.0543202288635231">
            <text:p>0.054320228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2999999999999">
            <text:p>12.3</text:p>
          </table:table-cell>
          <table:table-cell office:value-type="float" office:value="0.218362215200402">
            <text:p>0.2183622152</text:p>
          </table:table-cell>
          <table:table-cell office:value-type="float" office:value="0.0628217739169707">
            <text:p>0.06282177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3999999999999">
            <text:p>12.4</text:p>
          </table:table-cell>
          <table:table-cell office:value-type="float" office:value="0.216318178248521">
            <text:p>0.2163181782</text:p>
          </table:table-cell>
          <table:table-cell office:value-type="float" office:value="0.0706157007691528">
            <text:p>0.0706157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4999999999999">
            <text:p>12.5</text:p>
          </table:table-cell>
          <table:table-cell office:value-type="float" office:value="0.212206559235927">
            <text:p>0.2122065592</text:p>
          </table:table-cell>
          <table:table-cell office:value-type="float" office:value="0.0784553874419764">
            <text:p>0.07845538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5999999999999">
            <text:p>12.6</text:p>
          </table:table-cell>
          <table:table-cell office:value-type="float" office:value="0.208094940223332">
            <text:p>0.2080949402</text:p>
          </table:table-cell>
          <table:table-cell office:value-type="float" office:value="0.0862956369832173">
            <text:p>0.08629563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6999999999999">
            <text:p>12.7</text:p>
          </table:table-cell>
          <table:table-cell office:value-type="float" office:value="0.203206439008892">
            <text:p>0.203206439</text:p>
          </table:table-cell>
          <table:table-cell office:value-type="float" office:value="0.0939456676430437">
            <text:p>0.093945667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7999999999999">
            <text:p>12.8</text:p>
          </table:table-cell>
          <table:table-cell office:value-type="float" office:value="0.198619281177041">
            <text:p>0.1986192812</text:p>
          </table:table-cell>
          <table:table-cell office:value-type="float" office:value="0.101133348704165">
            <text:p>0.10113334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8999999999999">
            <text:p>12.9</text:p>
          </table:table-cell>
          <table:table-cell office:value-type="float" office:value="0.193044880103797">
            <text:p>0.1930448801</text:p>
          </table:table-cell>
          <table:table-cell office:value-type="float" office:value="0.108359142098548">
            <text:p>0.10835914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2.9999999999999">
            <text:p>13</text:p>
          </table:table-cell>
          <table:table-cell office:value-type="float" office:value="0.18579872049655">
            <text:p>0.1857987205</text:p>
          </table:table-cell>
          <table:table-cell office:value-type="float" office:value="0.115295004594565">
            <text:p>0.11529500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0999999999999">
            <text:p>13.1</text:p>
          </table:table-cell>
          <table:table-cell office:value-type="float" office:value="0.179652427930826">
            <text:p>0.1796524279</text:p>
          </table:table-cell>
          <table:table-cell office:value-type="float" office:value="0.121223663982921">
            <text:p>0.1212236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1999999999999">
            <text:p>13.2</text:p>
          </table:table-cell>
          <table:table-cell office:value-type="float" office:value="0.173232038578204">
            <text:p>0.1732320386</text:p>
          </table:table-cell>
          <table:table-cell office:value-type="float" office:value="0.127034455712618">
            <text:p>0.127034455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2999999999999">
            <text:p>13.3</text:p>
          </table:table-cell>
          <table:table-cell office:value-type="float" office:value="0.166811649225589">
            <text:p>0.1668116492</text:p>
          </table:table-cell>
          <table:table-cell office:value-type="float" office:value="0.132844861409153">
            <text:p>0.13284486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3999999999999">
            <text:p>13.4</text:p>
          </table:table-cell>
          <table:table-cell office:value-type="float" office:value="0.157204688067282">
            <text:p>0.1572046881</text:p>
          </table:table-cell>
          <table:table-cell office:value-type="float" office:value="0.137737731835103">
            <text:p>0.13773773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4999999999999">
            <text:p>13.5</text:p>
          </table:table-cell>
          <table:table-cell office:value-type="float" office:value="0.150649023068888">
            <text:p>0.1506490231</text:p>
          </table:table-cell>
          <table:table-cell office:value-type="float" office:value="0.141795304921279">
            <text:p>0.14179530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5999999999999">
            <text:p>13.6</text:p>
          </table:table-cell>
          <table:table-cell office:value-type="float" office:value="0.143215541878321">
            <text:p>0.1432155419</text:p>
          </table:table-cell>
          <table:table-cell office:value-type="float" office:value="0.146014846913544">
            <text:p>0.14601484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6999999999999">
            <text:p>13.7</text:p>
          </table:table-cell>
          <table:table-cell office:value-type="float" office:value="0.134044955769883">
            <text:p>0.1340449558</text:p>
          </table:table-cell>
          <table:table-cell office:value-type="float" office:value="0.14975214194386">
            <text:p>0.14975214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7999999999999">
            <text:p>13.8</text:p>
          </table:table-cell>
          <table:table-cell office:value-type="float" office:value="0.126971416291572">
            <text:p>0.1269714163</text:p>
          </table:table-cell>
          <table:table-cell office:value-type="float" office:value="0.152622201372971">
            <text:p>0.15262220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8999999999999">
            <text:p>13.9</text:p>
          </table:table-cell>
          <table:table-cell office:value-type="float" office:value="0.118888265423948">
            <text:p>0.1188882654</text:p>
          </table:table-cell>
          <table:table-cell office:value-type="float" office:value="0.156200804916782">
            <text:p>0.15620080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3.9999999999999">
            <text:p>14</text:p>
          </table:table-cell>
          <table:table-cell office:value-type="float" office:value="0.111426246385916">
            <text:p>0.1114262464</text:p>
          </table:table-cell>
          <table:table-cell office:value-type="float" office:value="0.158707219811805">
            <text:p>0.15870721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0999999999999">
            <text:p>14.1</text:p>
          </table:table-cell>
          <table:table-cell office:value-type="float" office:value="0.103235506629064">
            <text:p>0.1032355066</text:p>
          </table:table-cell>
          <table:table-cell office:value-type="float" office:value="0.160703210179653">
            <text:p>0.160703210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1999999999999">
            <text:p>14.2</text:p>
          </table:table-cell>
          <table:table-cell office:value-type="float" office:value="0.0948859111054643">
            <text:p>0.0948859111</text:p>
          </table:table-cell>
          <table:table-cell office:value-type="float" office:value="0.162548636911411">
            <text:p>0.16254863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2999999999999">
            <text:p>14.3</text:p>
          </table:table-cell>
          <table:table-cell office:value-type="float" office:value="0.0869970677176419">
            <text:p>0.0869970677</text:p>
          </table:table-cell>
          <table:table-cell office:value-type="float" office:value="0.164259998954855">
            <text:p>0.1642599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3999999999999">
            <text:p>14.4</text:p>
          </table:table-cell>
          <table:table-cell office:value-type="float" office:value="0.079422946086965">
            <text:p>0.0794229461</text:p>
          </table:table-cell>
          <table:table-cell office:value-type="float" office:value="0.16576043705166">
            <text:p>0.165760437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4999999999999">
            <text:p>14.5</text:p>
          </table:table-cell>
          <table:table-cell office:value-type="float" office:value="0.0712665400425522">
            <text:p>0.07126654</text:p>
          </table:table-cell>
          <table:table-cell office:value-type="float" office:value="0.166738307163019">
            <text:p>0.16673830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5999999999999">
            <text:p>14.6</text:p>
          </table:table-cell>
          <table:table-cell office:value-type="float" office:value="0.0638269607435833">
            <text:p>0.0638269607</text:p>
          </table:table-cell>
          <table:table-cell office:value-type="float" office:value="0.167078819927303">
            <text:p>0.16707881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6999999999999">
            <text:p>14.7</text:p>
          </table:table-cell>
          <table:table-cell office:value-type="float" office:value="0.0543801633431372">
            <text:p>0.0543801633</text:p>
          </table:table-cell>
          <table:table-cell office:value-type="float" office:value="0.167855932272521">
            <text:p>0.16785593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7999999999999">
            <text:p>14.8</text:p>
          </table:table-cell>
          <table:table-cell office:value-type="float" office:value="0.048337657553895">
            <text:p>0.0483376576</text:p>
          </table:table-cell>
          <table:table-cell office:value-type="float" office:value="0.169159214878303">
            <text:p>0.169159214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8999999999999">
            <text:p>14.9</text:p>
          </table:table-cell>
          <table:table-cell office:value-type="float" office:value="0.0405710226489124">
            <text:p>0.0405710226</text:p>
          </table:table-cell>
          <table:table-cell office:value-type="float" office:value="0.168841810729278">
            <text:p>0.16884181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4.9999999999999">
            <text:p>15</text:p>
          </table:table-cell>
          <table:table-cell office:value-type="float" office:value="0.0328043877439302">
            <text:p>0.0328043877</text:p>
          </table:table-cell>
          <table:table-cell office:value-type="float" office:value="0.168524400763458">
            <text:p>0.1685244008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Sheet1" table:style-name="ta1">
        <table:shapes>
          <draw:frame draw:z-index="0" draw:style-name="gr1" svg:width="24.837cm" svg:height="13.029cm" svg:x="37.002cm" svg:y="1.164cm">
            <draw:object draw:notify-on-update-of-ranges="Sheet1.A1:Sheet1.B16 Sheet1.C1:Sheet1.AQ1 Sheet1.A4:Sheet1.A4 Sheet1.C4:Sheet1.AQ4 Sheet1.C1:Sheet1.AQ1 Sheet1.A8:Sheet1.A8 Sheet1.C8:Sheet1.AQ8 Sheet1.C1:Sheet1.AQ1 Sheet1.A12:Sheet1.A12 Sheet1.C12:Sheet1.AQ12 Sheet1.C1:Sheet1.AQ1 Sheet1.A16:Sheet1.A16 Sheet1.C16:Sheet1.AQ16 Sheet1.C18:Sheet1.HO18 Sheet1.A20:Sheet1.A20 Sheet1.C24:Sheet1.HO24 Sheet1.C18:Sheet1.HO18 Sheet1.A22:Sheet1.A22 Sheet1.C25:Sheet1.HO25 Sheet1.C18:Sheet1.HO18 Sheet1.A23:Sheet1.A23 Sheet1.C26:Sheet1.HO26 Sheet1.M18:Sheet1.HE18 Sheet1.A25:Sheet1.A25 Sheet1.M29:Sheet1.HE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6" table:number-columns-repeated="1021" table:default-cell-style-name="ce1"/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9.5" calcext:value-type="float">
            <text:p>-9.5</text:p>
          </table:table-cell>
          <table:table-cell office:value-type="float" office:value="-9" calcext:value-type="float">
            <text:p>-9</text:p>
          </table:table-cell>
          <table:table-cell office:value-type="float" office:value="-8.5" calcext:value-type="float">
            <text:p>-8.5</text:p>
          </table:table-cell>
          <table:table-cell office:value-type="float" office:value="-8" calcext:value-type="float">
            <text:p>-8</text:p>
          </table:table-cell>
          <table:table-cell office:value-type="float" office:value="-7.5" calcext:value-type="float">
            <text:p>-7.5</text:p>
          </table:table-cell>
          <table:table-cell office:value-type="float" office:value="-7" calcext:value-type="float">
            <text:p>-7</text:p>
          </table:table-cell>
          <table:table-cell office:value-type="float" office:value="-6.5" calcext:value-type="float">
            <text:p>-6.5</text:p>
          </table:table-cell>
          <table:table-cell office:value-type="float" office:value="-6" calcext:value-type="float">
            <text:p>-6</text:p>
          </table:table-cell>
          <table:table-cell office:value-type="float" office:value="-5.5" calcext:value-type="float">
            <text:p>-5.5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-3.5" calcext:value-type="float">
            <text:p>-3.5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52.333333333333" calcext:value-type="float">
            <text:p>152.33333333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.666666666667" calcext:value-type="float">
            <text:p>152.6666666667</text:p>
          </table:table-cell>
          <table:table-cell table:style-name="ce3" office:value-type="float" office:value="149.333333333333" calcext:value-type="float">
            <text:p>149.333333333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0.333333333333" calcext:value-type="float">
            <text:p>140.3333333333</text:p>
          </table:table-cell>
          <table:table-cell table:style-name="ce3" office:value-type="float" office:value="135.666666666667" calcext:value-type="float">
            <text:p>135.666666666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5.333333333333" calcext:value-type="float">
            <text:p>135.3333333333</text:p>
          </table:table-cell>
          <table:table-cell table:number-columns-repeated="2" table:style-name="ce3" office:value-type="float" office:value="134.666666666667" calcext:value-type="float">
            <text:p>134.6666666667</text:p>
          </table:table-cell>
          <table:table-cell table:style-name="ce3" office:value-type="float" office:value="133.666666666667" calcext:value-type="float">
            <text:p>133.6666666667</text:p>
          </table:table-cell>
          <table:table-cell table:number-columns-repeated="2" table:style-name="ce3" office:value-type="float" office:value="131.333333333333" calcext:value-type="float">
            <text:p>131.3333333333</text:p>
          </table:table-cell>
          <table:table-cell table:style-name="ce3" office:value-type="float" office:value="132.333333333333" calcext:value-type="float">
            <text:p>132.333333333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3.666666666667" calcext:value-type="float">
            <text:p>133.6666666667</text:p>
          </table:table-cell>
          <table:table-cell table:style-name="ce3" office:value-type="float" office:value="127.666666666667" calcext:value-type="float">
            <text:p>127.666666666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3.333333333333" calcext:value-type="float">
            <text:p>123.333333333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7.333333333333" calcext:value-type="float">
            <text:p>117.333333333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1.333333333333" calcext:value-type="float">
            <text:p>111.333333333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.666666666667" calcext:value-type="float">
            <text:p>107.666666666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5.666666666667" calcext:value-type="float">
            <text:p>115.6666666667</text:p>
          </table:table-cell>
          <table:table-cell table:style-name="ce3" office:value-type="float" office:value="111.666666666667" calcext:value-type="float">
            <text:p>111.666666666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7.333333333333" calcext:value-type="float">
            <text:p>117.3333333333</text:p>
          </table:table-cell>
          <table:table-cell table:style-name="ce3" office:value-type="float" office:value="115.333333333333" calcext:value-type="float">
            <text:p>115.3333333333</text:p>
          </table:table-cell>
          <table:table-cell table:style-name="ce3" office:value-type="float" office:value="111.333333333333" calcext:value-type="float">
            <text:p>111.3333333333</text:p>
          </table:table-cell>
          <table:table-cell table:style-name="ce3" office:value-type="float" office:value="107.666666666667" calcext:value-type="float">
            <text:p>107.6666666667</text:p>
          </table:table-cell>
          <table:table-cell table:number-columns-repeated="2" table:style-name="ce3" office:value-type="float" office:value="106.333333333333" calcext:value-type="float">
            <text:p>106.3333333333</text:p>
          </table:table-cell>
          <table:table-cell table:style-name="ce3" office:value-type="float" office:value="102.666666666667" calcext:value-type="float">
            <text:p>102.6666666667</text:p>
          </table:table-cell>
          <table:table-cell table:style-name="ce3" office:value-type="float" office:value="98.6666666666667" calcext:value-type="float">
            <text:p>98.666666666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6.3333333333333" calcext:value-type="float">
            <text:p>96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126.666666666667" calcext:value-type="float">
            <text:p>126.6666666667</text:p>
          </table:table-cell>
          <table:table-cell office:value-type="float" office:value="89.3333333333333" calcext:value-type="float">
            <text:p>89.3333333333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7" calcext:value-type="float">
            <text:p>77</text:p>
          </table:table-cell>
          <table:table-cell office:value-type="float" office:value="77.6666666666667" calcext:value-type="float">
            <text:p>77.6666666667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71.3333333333333" calcext:value-type="float">
            <text:p>71.3333333333</text:p>
          </table:table-cell>
          <table:table-cell office:value-type="float" office:value="75" calcext:value-type="float">
            <text:p>75</text:p>
          </table:table-cell>
          <table:table-cell office:value-type="float" office:value="70.3333333333333" calcext:value-type="float">
            <text:p>70.3333333333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101.333333333333" calcext:value-type="float">
            <text:p>101.3333333333</text:p>
          </table:table-cell>
          <table:table-cell office:value-type="float" office:value="105.666666666667" calcext:value-type="float">
            <text:p>105.6666666667</text:p>
          </table:table-cell>
          <table:table-cell office:value-type="float" office:value="111.666666666667" calcext:value-type="float">
            <text:p>111.6666666667</text:p>
          </table:table-cell>
          <table:table-cell office:value-type="float" office:value="114" calcext:value-type="float">
            <text:p>114</text:p>
          </table:table-cell>
          <table:table-cell office:value-type="float" office:value="106.333333333333" calcext:value-type="float">
            <text:p>106.3333333333</text:p>
          </table:table-cell>
          <table:table-cell office:value-type="float" office:value="99.6666666666667" calcext:value-type="float">
            <text:p>99.6666666667</text:p>
          </table:table-cell>
          <table:table-cell office:value-type="float" office:value="82.3333333333333" calcext:value-type="float">
            <text:p>82.3333333333</text:p>
          </table:table-cell>
          <table:table-cell office:value-type="float" office:value="88.6666666666667" calcext:value-type="float">
            <text:p>88.6666666667</text:p>
          </table:table-cell>
          <table:table-cell office:value-type="float" office:value="80.6666666666667" calcext:value-type="float">
            <text:p>80.6666666667</text:p>
          </table:table-cell>
          <table:table-cell office:value-type="float" office:value="84.3333333333333" calcext:value-type="float">
            <text:p>84.3333333333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80.6666666666667" calcext:value-type="float">
            <text:p>80.6666666667</text:p>
          </table:table-cell>
          <table:table-cell office:value-type="float" office:value="75.3333333333333" calcext:value-type="float">
            <text:p>75.3333333333</text:p>
          </table:table-cell>
          <table:table-cell office:value-type="float" office:value="75.6666666666667" calcext:value-type="float">
            <text:p>75.6666666667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87.3333333333333" calcext:value-type="float">
            <text:p>87.3333333333</text:p>
          </table:table-cell>
          <table:table-cell office:value-type="float" office:value="93.6666666666667" calcext:value-type="float">
            <text:p>93.6666666667</text:p>
          </table:table-cell>
          <table:table-cell office:value-type="float" office:value="95.6666666666667" calcext:value-type="float">
            <text:p>95.6666666667</text:p>
          </table:table-cell>
          <table:table-cell office:value-type="float" office:value="98.3333333333333" calcext:value-type="float">
            <text:p>98.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92.3333333333333" calcext:value-type="float">
            <text:p>92.3333333333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3.6666666666667" calcext:value-type="float">
            <text:p>73.6666666667</text:p>
          </table:table-cell>
          <table:table-cell office:value-type="float" office:value="68.6666666666667" calcext:value-type="float">
            <text:p>68.6666666667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61.3333333333333" calcext:value-type="float">
            <text:p>61.3333333333</text:p>
          </table:table-cell>
          <table:table-cell office:value-type="float" office:value="59.6666666666667" calcext:value-type="float">
            <text:p>59.6666666667</text:p>
          </table:table-cell>
          <table:table-cell office:value-type="float" office:value="54.3333333333333" calcext:value-type="float">
            <text:p>54.3333333333</text:p>
          </table:table-cell>
          <table:table-cell office:value-type="float" office:value="53.3333333333333" calcext:value-type="float">
            <text:p>53.3333333333</text:p>
          </table:table-cell>
          <table:table-cell office:value-type="float" office:value="61.3333333333333" calcext:value-type="float">
            <text:p>61.3333333333</text:p>
          </table:table-cell>
          <table:table-cell office:value-type="float" office:value="77.3333333333333" calcext:value-type="float">
            <text:p>77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750rpm )</text:p>
          </table:table-cell>
          <table:table-cell office:value-type="string" calcext:value-type="string">
            <text:p>difference</text:p>
          </table:table-cell>
          <table:table-cell table:formula="of:=[.C3]-[.C2]" office:value-type="float" office:value="-25.666666666666" calcext:value-type="float">
            <text:p>-25.6666666667</text:p>
          </table:table-cell>
          <table:table-cell table:formula="of:=[.D3]-[.D2]" office:value-type="float" office:value="-61.6666666666667" calcext:value-type="float">
            <text:p>-61.6666666667</text:p>
          </table:table-cell>
          <table:table-cell table:formula="of:=[.E3]-[.E2]" office:value-type="float" office:value="-69.3333333333337" calcext:value-type="float">
            <text:p>-69.3333333333</text:p>
          </table:table-cell>
          <table:table-cell table:formula="of:=[.F3]-[.F2]" office:value-type="float" office:value="-72.333333333333" calcext:value-type="float">
            <text:p>-72.3333333333</text:p>
          </table:table-cell>
          <table:table-cell table:formula="of:=[.G3]-[.G2]" office:value-type="float" office:value="-69.3333333333333" calcext:value-type="float">
            <text:p>-69.3333333333</text:p>
          </table:table-cell>
          <table:table-cell table:formula="of:=[.H3]-[.H2]" office:value-type="float" office:value="-60.9999999999997" calcext:value-type="float">
            <text:p>-61</text:p>
          </table:table-cell>
          <table:table-cell table:formula="of:=[.I3]-[.I2]" office:value-type="float" office:value="-64.3333333333337" calcext:value-type="float">
            <text:p>-64.3333333333</text:p>
          </table:table-cell>
          <table:table-cell table:formula="of:=[.J3]-[.J2]" office:value-type="float" office:value="-62" calcext:value-type="float">
            <text:p>-62</text:p>
          </table:table-cell>
          <table:table-cell table:formula="of:=[.K3]-[.K2]" office:value-type="float" office:value="-64.9999999999997" calcext:value-type="float">
            <text:p>-65</text:p>
          </table:table-cell>
          <table:table-cell table:formula="of:=[.L3]-[.L2]" office:value-type="float" office:value="-56.3333333333337" calcext:value-type="float">
            <text:p>-56.3333333333</text:p>
          </table:table-cell>
          <table:table-cell table:formula="of:=[.M3]-[.M2]" office:value-type="float" office:value="-33.333333333334" calcext:value-type="float">
            <text:p>-33.3333333333</text:p>
          </table:table-cell>
          <table:table-cell table:formula="of:=[.N3]-[.N2]" office:value-type="float" office:value="-28" calcext:value-type="float">
            <text:p>-28</text:p>
          </table:table-cell>
          <table:table-cell table:formula="of:=[.O3]-[.O2]" office:value-type="float" office:value="-19.666666666666" calcext:value-type="float">
            <text:p>-19.6666666667</text:p>
          </table:table-cell>
          <table:table-cell table:formula="of:=[.P3]-[.P2]" office:value-type="float" office:value="-17.333333333333" calcext:value-type="float">
            <text:p>-17.3333333333</text:p>
          </table:table-cell>
          <table:table-cell table:formula="of:=[.Q3]-[.Q2]" office:value-type="float" office:value="-26" calcext:value-type="float">
            <text:p>-26</text:p>
          </table:table-cell>
          <table:table-cell table:formula="of:=[.R3]-[.R2]" office:value-type="float" office:value="-28.3333333333333" calcext:value-type="float">
            <text:p>-28.3333333333</text:p>
          </table:table-cell>
          <table:table-cell table:formula="of:=[.S3]-[.S2]" office:value-type="float" office:value="-50.6666666666667" calcext:value-type="float">
            <text:p>-50.6666666667</text:p>
          </table:table-cell>
          <table:table-cell table:formula="of:=[.T3]-[.T2]" office:value-type="float" office:value="-45.0000000000003" calcext:value-type="float">
            <text:p>-45</text:p>
          </table:table-cell>
          <table:table-cell table:formula="of:=[.U3]-[.U2]" office:value-type="float" office:value="-47.0000000000003" calcext:value-type="float">
            <text:p>-47</text:p>
          </table:table-cell>
          <table:table-cell table:formula="of:=[.V3]-[.V2]" office:value-type="float" office:value="-41.6666666666667" calcext:value-type="float">
            <text:p>-41.6666666667</text:p>
          </table:table-cell>
          <table:table-cell table:formula="of:=[.W3]-[.W2]" office:value-type="float" office:value="-39.9999999999997" calcext:value-type="float">
            <text:p>-40</text:p>
          </table:table-cell>
          <table:table-cell table:formula="of:=[.X3]-[.X2]" office:value-type="float" office:value="-46.3333333333333" calcext:value-type="float">
            <text:p>-46.3333333333</text:p>
          </table:table-cell>
          <table:table-cell table:formula="of:=[.Y3]-[.Y2]" office:value-type="float" office:value="-41.9999999999997" calcext:value-type="float">
            <text:p>-42</text:p>
          </table:table-cell>
          <table:table-cell table:formula="of:=[.Z3]-[.Z2]" office:value-type="float" office:value="-39.3333333333333" calcext:value-type="float">
            <text:p>-39.3333333333</text:p>
          </table:table-cell>
          <table:table-cell table:formula="of:=[.AA3]-[.AA2]" office:value-type="float" office:value="-32.9999999999997" calcext:value-type="float">
            <text:p>-33</text:p>
          </table:table-cell>
          <table:table-cell table:formula="of:=[.AB3]-[.AB2]" office:value-type="float" office:value="-18.6666666666667" calcext:value-type="float">
            <text:p>-18.6666666667</text:p>
          </table:table-cell>
          <table:table-cell table:formula="of:=[.AC3]-[.AC2]" office:value-type="float" office:value="-14.0000000000003" calcext:value-type="float">
            <text:p>-14</text:p>
          </table:table-cell>
          <table:table-cell table:formula="of:=[.AD3]-[.AD2]" office:value-type="float" office:value="-13.3333333333333" calcext:value-type="float">
            <text:p>-13.3333333333</text:p>
          </table:table-cell>
          <table:table-cell table:formula="of:=[.AE3]-[.AE2]" office:value-type="float" office:value="-17.3333333333337" calcext:value-type="float">
            <text:p>-17.3333333333</text:p>
          </table:table-cell>
          <table:table-cell table:formula="of:=[.AF3]-[.AF2]" office:value-type="float" office:value="-14.666666666667" calcext:value-type="float">
            <text:p>-14.6666666667</text:p>
          </table:table-cell>
          <table:table-cell table:formula="of:=[.AG3]-[.AG2]" office:value-type="float" office:value="-21.6666666666667" calcext:value-type="float">
            <text:p>-21.6666666667</text:p>
          </table:table-cell>
          <table:table-cell table:formula="of:=[.AH3]-[.AH2]" office:value-type="float" office:value="-35.6666666666663" calcext:value-type="float">
            <text:p>-35.6666666667</text:p>
          </table:table-cell>
          <table:table-cell table:formula="of:=[.AI3]-[.AI2]" office:value-type="float" office:value="-41.6666666666663" calcext:value-type="float">
            <text:p>-41.6666666667</text:p>
          </table:table-cell>
          <table:table-cell table:formula="of:=[.AJ3]-[.AJ2]" office:value-type="float" office:value="-42.6666666666663" calcext:value-type="float">
            <text:p>-42.6666666667</text:p>
          </table:table-cell>
          <table:table-cell table:formula="of:=[.AK3]-[.AK2]" office:value-type="float" office:value="-41.0000000000003" calcext:value-type="float">
            <text:p>-41</text:p>
          </table:table-cell>
          <table:table-cell table:formula="of:=[.AL3]-[.AL2]" office:value-type="float" office:value="-44.9999999999997" calcext:value-type="float">
            <text:p>-45</text:p>
          </table:table-cell>
          <table:table-cell table:formula="of:=[.AM3]-[.AM2]" office:value-type="float" office:value="-46.6666666666663" calcext:value-type="float">
            <text:p>-46.6666666667</text:p>
          </table:table-cell>
          <table:table-cell table:formula="of:=[.AN3]-[.AN2]" office:value-type="float" office:value="-48.3333333333337" calcext:value-type="float">
            <text:p>-48.3333333333</text:p>
          </table:table-cell>
          <table:table-cell table:formula="of:=[.AO3]-[.AO2]" office:value-type="float" office:value="-45.3333333333334" calcext:value-type="float">
            <text:p>-45.3333333333</text:p>
          </table:table-cell>
          <table:table-cell table:formula="of:=[.AP3]-[.AP2]" office:value-type="float" office:value="-35.6666666666667" calcext:value-type="float">
            <text:p>-35.6666666667</text:p>
          </table:table-cell>
          <table:table-cell table:formula="of:=[.AQ3]-[.AQ2]" office:value-type="float" office:value="-19" calcext:value-type="float">
            <text:p>-19</text:p>
          </table:table-cell>
          <table:table-cell table:number-columns-repeated="97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31.333333333333" calcext:value-type="float">
            <text:p>131.3333333333</text:p>
          </table:table-cell>
          <table:table-cell table:style-name="ce3" office:value-type="float" office:value="125.333333333333" calcext:value-type="float">
            <text:p>125.3333333333</text:p>
          </table:table-cell>
          <table:table-cell table:style-name="ce3" office:value-type="float" office:value="122.333333333333" calcext:value-type="float">
            <text:p>122.3333333333</text:p>
          </table:table-cell>
          <table:table-cell table:style-name="ce3" office:value-type="float" office:value="136.333333333333" calcext:value-type="float">
            <text:p>136.3333333333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2" table:style-name="ce3" office:value-type="float" office:value="121" calcext:value-type="float">
            <text:p>121</text:p>
          </table:table-cell>
          <table:table-cell table:style-name="ce3" office:value-type="float" office:value="133.666666666667" calcext:value-type="float">
            <text:p>133.6666666667</text:p>
          </table:table-cell>
          <table:table-cell table:style-name="ce3" office:value-type="float" office:value="141.666666666667" calcext:value-type="float">
            <text:p>141.6666666667</text:p>
          </table:table-cell>
          <table:table-cell table:style-name="ce3" office:value-type="float" office:value="129.666666666667" calcext:value-type="float">
            <text:p>129.666666666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6.666666666667" calcext:value-type="float">
            <text:p>136.6666666667</text:p>
          </table:table-cell>
          <table:table-cell table:style-name="ce3" office:value-type="float" office:value="127.333333333333" calcext:value-type="float">
            <text:p>127.3333333333</text:p>
          </table:table-cell>
          <table:table-cell table:style-name="ce3" office:value-type="float" office:value="127.666666666667" calcext:value-type="float">
            <text:p>127.666666666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7.333333333333" calcext:value-type="float">
            <text:p>147.3333333333</text:p>
          </table:table-cell>
          <table:table-cell table:style-name="ce3" office:value-type="float" office:value="144.666666666667" calcext:value-type="float">
            <text:p>144.6666666667</text:p>
          </table:table-cell>
          <table:table-cell table:style-name="ce3" office:value-type="float" office:value="146.666666666667" calcext:value-type="float">
            <text:p>146.6666666667</text:p>
          </table:table-cell>
          <table:table-cell table:style-name="ce3" office:value-type="float" office:value="144.333333333333" calcext:value-type="float">
            <text:p>144.3333333333</text:p>
          </table:table-cell>
          <table:table-cell table:style-name="ce3" office:value-type="float" office:value="180.333333333333" calcext:value-type="float">
            <text:p>180.3333333333</text:p>
          </table:table-cell>
          <table:table-cell table:style-name="ce3" office:value-type="float" office:value="166.666666666667" calcext:value-type="float">
            <text:p>166.6666666667</text:p>
          </table:table-cell>
          <table:table-cell table:style-name="ce3" office:value-type="float" office:value="147.333333333333" calcext:value-type="float">
            <text:p>147.33333333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6.666666666667" calcext:value-type="float">
            <text:p>146.666666666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0.666666666667" calcext:value-type="float">
            <text:p>180.6666666667</text:p>
          </table:table-cell>
          <table:table-cell table:style-name="ce3" office:value-type="float" office:value="159.333333333333" calcext:value-type="float">
            <text:p>159.3333333333</text:p>
          </table:table-cell>
          <table:table-cell table:style-name="ce3" office:value-type="float" office:value="145.666666666667" calcext:value-type="float">
            <text:p>145.6666666667</text:p>
          </table:table-cell>
          <table:table-cell table:style-name="ce3" office:value-type="float" office:value="147.333333333333" calcext:value-type="float">
            <text:p>147.3333333333</text:p>
          </table:table-cell>
          <table:table-cell table:style-name="ce3" office:value-type="float" office:value="143.333333333333" calcext:value-type="float">
            <text:p>143.333333333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0.333333333333" calcext:value-type="float">
            <text:p>140.3333333333</text:p>
          </table:table-cell>
          <table:table-cell table:style-name="ce3" office:value-type="float" office:value="150.666666666667" calcext:value-type="float">
            <text:p>150.6666666667</text:p>
          </table:table-cell>
          <table:table-cell table:style-name="ce3" office:value-type="float" office:value="158.666666666667" calcext:value-type="float">
            <text:p>158.666666666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3.333333333333" calcext:value-type="float">
            <text:p>153.3333333333</text:p>
          </table:table-cell>
          <table:table-cell table:style-name="ce3" office:value-type="float" office:value="154.333333333333" calcext:value-type="float">
            <text:p>154.3333333333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140" calcext:value-type="float">
            <text:p>140</text:p>
          </table:table-cell>
          <table:table-cell office:value-type="float" office:value="91.6666666666667" calcext:value-type="float">
            <text:p>91.6666666667</text:p>
          </table:table-cell>
          <table:table-cell table:number-columns-repeated="2" office:value-type="float" office:value="62.3333333333333" calcext:value-type="float">
            <text:p>62.3333333333</text:p>
          </table:table-cell>
          <table:table-cell office:value-type="float" office:value="67.6666666666667" calcext:value-type="float">
            <text:p>67.6666666667</text:p>
          </table:table-cell>
          <table:table-cell office:value-type="float" office:value="66.3333333333333" calcext:value-type="float">
            <text:p>66.33333333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4.3333333333333" calcext:value-type="float">
            <text:p>74.3333333333</text:p>
          </table:table-cell>
          <table:table-cell office:value-type="float" office:value="70.6666666666667" calcext:value-type="float">
            <text:p>70.6666666667</text:p>
          </table:table-cell>
          <table:table-cell office:value-type="float" office:value="127.333333333333" calcext:value-type="float">
            <text:p>127.3333333333</text:p>
          </table:table-cell>
          <table:table-cell office:value-type="float" office:value="134" calcext:value-type="float">
            <text:p>134</text:p>
          </table:table-cell>
          <table:table-cell office:value-type="float" office:value="140.333333333333" calcext:value-type="float">
            <text:p>140.3333333333</text:p>
          </table:table-cell>
          <table:table-cell office:value-type="float" office:value="136.666666666667" calcext:value-type="float">
            <text:p>136.6666666667</text:p>
          </table:table-cell>
          <table:table-cell office:value-type="float" office:value="127.666666666667" calcext:value-type="float">
            <text:p>127.6666666667</text:p>
          </table:table-cell>
          <table:table-cell office:value-type="float" office:value="126.333333333333" calcext:value-type="float">
            <text:p>126.3333333333</text:p>
          </table:table-cell>
          <table:table-cell office:value-type="float" office:value="96.6666666666667" calcext:value-type="float">
            <text:p>96.666666666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7.3333333333333" calcext:value-type="float">
            <text:p>87.3333333333</text:p>
          </table:table-cell>
          <table:table-cell office:value-type="float" office:value="78.6666666666667" calcext:value-type="float">
            <text:p>78.6666666667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69.3333333333333" calcext:value-type="float">
            <text:p>69.3333333333</text:p>
          </table:table-cell>
          <table:table-cell office:value-type="float" office:value="116.333333333333" calcext:value-type="float">
            <text:p>116.3333333333</text:p>
          </table:table-cell>
          <table:table-cell office:value-type="float" office:value="151.666666666667" calcext:value-type="float">
            <text:p>151.6666666667</text:p>
          </table:table-cell>
          <table:table-cell office:value-type="float" office:value="154.666666666667" calcext:value-type="float">
            <text:p>154.6666666667</text:p>
          </table:table-cell>
          <table:table-cell office:value-type="float" office:value="141.333333333333" calcext:value-type="float">
            <text:p>141.3333333333</text:p>
          </table:table-cell>
          <table:table-cell office:value-type="float" office:value="164.333333333333" calcext:value-type="float">
            <text:p>164.3333333333</text:p>
          </table:table-cell>
          <table:table-cell office:value-type="float" office:value="162.333333333333" calcext:value-type="float">
            <text:p>162.3333333333</text:p>
          </table:table-cell>
          <table:table-cell office:value-type="float" office:value="159.666666666667" calcext:value-type="float">
            <text:p>159.6666666667</text:p>
          </table:table-cell>
          <table:table-cell office:value-type="float" office:value="86" calcext:value-type="float">
            <text:p>86</text:p>
          </table:table-cell>
          <table:table-cell office:value-type="float" office:value="77.3333333333333" calcext:value-type="float">
            <text:p>77.3333333333</text:p>
          </table:table-cell>
          <table:table-cell table:number-columns-repeated="2" office:value-type="float" office:value="76.3333333333333" calcext:value-type="float">
            <text:p>76.3333333333</text:p>
          </table:table-cell>
          <table:table-cell office:value-type="float" office:value="77.3333333333333" calcext:value-type="float">
            <text:p>77.3333333333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84.3333333333333" calcext:value-type="float">
            <text:p>84.3333333333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84" calcext:value-type="float">
            <text:p>84</text:p>
          </table:table-cell>
          <table:table-cell office:value-type="float" office:value="164.666666666667" calcext:value-type="float">
            <text:p>164.6666666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1000rpm )</text:p>
          </table:table-cell>
          <table:table-cell office:value-type="string" calcext:value-type="string">
            <text:p>difference</text:p>
          </table:table-cell>
          <table:table-cell table:formula="of:=[.C7]-[.C6]" office:value-type="float" office:value="-4" calcext:value-type="float">
            <text:p>-4</text:p>
          </table:table-cell>
          <table:table-cell table:formula="of:=[.D7]-[.D6]" office:value-type="float" office:value="-39.6666666666663" calcext:value-type="float">
            <text:p>-39.6666666667</text:p>
          </table:table-cell>
          <table:table-cell table:formula="of:=[.E7]-[.E6]" office:value-type="float" office:value="-62.9999999999997" calcext:value-type="float">
            <text:p>-63</text:p>
          </table:table-cell>
          <table:table-cell table:formula="of:=[.F7]-[.F6]" office:value-type="float" office:value="-59.9999999999997" calcext:value-type="float">
            <text:p>-60</text:p>
          </table:table-cell>
          <table:table-cell table:formula="of:=[.G7]-[.G6]" office:value-type="float" office:value="-68.6666666666663" calcext:value-type="float">
            <text:p>-68.6666666667</text:p>
          </table:table-cell>
          <table:table-cell table:formula="of:=[.H7]-[.H6]" office:value-type="float" office:value="-58.6666666666667" calcext:value-type="float">
            <text:p>-58.6666666667</text:p>
          </table:table-cell>
          <table:table-cell table:formula="of:=[.I7]-[.I6]" office:value-type="float" office:value="-55" calcext:value-type="float">
            <text:p>-55</text:p>
          </table:table-cell>
          <table:table-cell table:formula="of:=[.J7]-[.J6]" office:value-type="float" office:value="-55" calcext:value-type="float">
            <text:p>-55</text:p>
          </table:table-cell>
          <table:table-cell table:formula="of:=[.K7]-[.K6]" office:value-type="float" office:value="-59.3333333333337" calcext:value-type="float">
            <text:p>-59.3333333333</text:p>
          </table:table-cell>
          <table:table-cell table:formula="of:=[.L7]-[.L6]" office:value-type="float" office:value="-71.0000000000003" calcext:value-type="float">
            <text:p>-71</text:p>
          </table:table-cell>
          <table:table-cell table:formula="of:=[.M7]-[.M6]" office:value-type="float" office:value="-2.333333333334" calcext:value-type="float">
            <text:p>-2.3333333333</text:p>
          </table:table-cell>
          <table:table-cell table:formula="of:=[.N7]-[.N6]" office:value-type="float" office:value="7" calcext:value-type="float">
            <text:p>7</text:p>
          </table:table-cell>
          <table:table-cell table:formula="of:=[.O7]-[.O6]" office:value-type="float" office:value="-14.666666666667" calcext:value-type="float">
            <text:p>-14.6666666667</text:p>
          </table:table-cell>
          <table:table-cell table:formula="of:=[.P7]-[.P6]" office:value-type="float" office:value="0" calcext:value-type="float">
            <text:p>0</text:p>
          </table:table-cell>
          <table:table-cell table:formula="of:=[.Q7]-[.Q6]" office:value-type="float" office:value="0.333333333333996" calcext:value-type="float">
            <text:p>0.3333333333</text:p>
          </table:table-cell>
          <table:table-cell table:formula="of:=[.R7]-[.R6]" office:value-type="float" office:value="-1.333333333334" calcext:value-type="float">
            <text:p>-1.3333333333</text:p>
          </table:table-cell>
          <table:table-cell table:formula="of:=[.S7]-[.S6]" office:value-type="float" office:value="-35.3333333333333" calcext:value-type="float">
            <text:p>-35.3333333333</text:p>
          </table:table-cell>
          <table:table-cell table:formula="of:=[.T7]-[.T6]" office:value-type="float" office:value="-63" calcext:value-type="float">
            <text:p>-63</text:p>
          </table:table-cell>
          <table:table-cell table:formula="of:=[.U7]-[.U6]" office:value-type="float" office:value="-66.333333333333" calcext:value-type="float">
            <text:p>-66.3333333333</text:p>
          </table:table-cell>
          <table:table-cell table:formula="of:=[.V7]-[.V6]" office:value-type="float" office:value="-65.666666666667" calcext:value-type="float">
            <text:p>-65.6666666667</text:p>
          </table:table-cell>
          <table:table-cell table:formula="of:=[.W7]-[.W6]" office:value-type="float" office:value="-59.3333333333337" calcext:value-type="float">
            <text:p>-59.3333333333</text:p>
          </table:table-cell>
          <table:table-cell table:formula="of:=[.X7]-[.X6]" office:value-type="float" office:value="-65.6666666666663" calcext:value-type="float">
            <text:p>-65.6666666667</text:p>
          </table:table-cell>
          <table:table-cell table:formula="of:=[.Y7]-[.Y6]" office:value-type="float" office:value="-103.666666666666" calcext:value-type="float">
            <text:p>-103.6666666667</text:p>
          </table:table-cell>
          <table:table-cell table:formula="of:=[.Z7]-[.Z6]" office:value-type="float" office:value="-97.3333333333337" calcext:value-type="float">
            <text:p>-97.3333333333</text:p>
          </table:table-cell>
          <table:table-cell table:formula="of:=[.AA7]-[.AA6]" office:value-type="float" office:value="-31" calcext:value-type="float">
            <text:p>-31</text:p>
          </table:table-cell>
          <table:table-cell table:formula="of:=[.AB7]-[.AB6]" office:value-type="float" office:value="0.666666666666998" calcext:value-type="float">
            <text:p>0.6666666667</text:p>
          </table:table-cell>
          <table:table-cell table:formula="of:=[.AC7]-[.AC6]" office:value-type="float" office:value="8" calcext:value-type="float">
            <text:p>8</text:p>
          </table:table-cell>
          <table:table-cell table:formula="of:=[.AD7]-[.AD6]" office:value-type="float" office:value="-11.666666666667" calcext:value-type="float">
            <text:p>-11.6666666667</text:p>
          </table:table-cell>
          <table:table-cell table:formula="of:=[.AE7]-[.AE6]" office:value-type="float" office:value="-16.333333333334" calcext:value-type="float">
            <text:p>-16.3333333333</text:p>
          </table:table-cell>
          <table:table-cell table:formula="of:=[.AF7]-[.AF6]" office:value-type="float" office:value="3" calcext:value-type="float">
            <text:p>3</text:p>
          </table:table-cell>
          <table:table-cell table:formula="of:=[.AG7]-[.AG6]" office:value-type="float" office:value="14" calcext:value-type="float">
            <text:p>14</text:p>
          </table:table-cell>
          <table:table-cell table:formula="of:=[.AH7]-[.AH6]" office:value-type="float" office:value="-61.333333333333" calcext:value-type="float">
            <text:p>-61.3333333333</text:p>
          </table:table-cell>
          <table:table-cell table:formula="of:=[.AI7]-[.AI6]" office:value-type="float" office:value="-65.9999999999997" calcext:value-type="float">
            <text:p>-66</text:p>
          </table:table-cell>
          <table:table-cell table:formula="of:=[.AJ7]-[.AJ6]" office:value-type="float" office:value="-61.6666666666667" calcext:value-type="float">
            <text:p>-61.6666666667</text:p>
          </table:table-cell>
          <table:table-cell table:formula="of:=[.AK7]-[.AK6]" office:value-type="float" office:value="-63.9999999999997" calcext:value-type="float">
            <text:p>-64</text:p>
          </table:table-cell>
          <table:table-cell table:formula="of:=[.AL7]-[.AL6]" office:value-type="float" office:value="-73.3333333333337" calcext:value-type="float">
            <text:p>-73.3333333333</text:p>
          </table:table-cell>
          <table:table-cell table:formula="of:=[.AM7]-[.AM6]" office:value-type="float" office:value="-80.3333333333337" calcext:value-type="float">
            <text:p>-80.3333333333</text:p>
          </table:table-cell>
          <table:table-cell table:formula="of:=[.AN7]-[.AN6]" office:value-type="float" office:value="-74.6666666666667" calcext:value-type="float">
            <text:p>-74.6666666667</text:p>
          </table:table-cell>
          <table:table-cell table:formula="of:=[.AO7]-[.AO6]" office:value-type="float" office:value="-74.9999999999997" calcext:value-type="float">
            <text:p>-75</text:p>
          </table:table-cell>
          <table:table-cell table:formula="of:=[.AP7]-[.AP6]" office:value-type="float" office:value="-70.333333333333" calcext:value-type="float">
            <text:p>-70.3333333333</text:p>
          </table:table-cell>
          <table:table-cell table:formula="of:=[.AQ7]-[.AQ6]" office:value-type="float" office:value="6.666666666667" calcext:value-type="float">
            <text:p>6.6666666667</text:p>
          </table:table-cell>
          <table:table-cell table:number-columns-repeated="97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office:value-type="float" office:value="107.333333333333" calcext:value-type="float">
            <text:p>107.3333333333</text:p>
          </table:table-cell>
          <table:table-cell office:value-type="float" office:value="104" calcext:value-type="float">
            <text:p>104</text:p>
          </table:table-cell>
          <table:table-cell office:value-type="float" office:value="105.333333333333" calcext:value-type="float">
            <text:p>105.3333333333</text:p>
          </table:table-cell>
          <table:table-cell office:value-type="float" office:value="98.3333333333333" calcext:value-type="float">
            <text:p>98.3333333333</text:p>
          </table:table-cell>
          <table:table-cell office:value-type="float" office:value="103.333333333333" calcext:value-type="float">
            <text:p>103.3333333333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05.666666666667" calcext:value-type="float">
            <text:p>105.6666666667</text:p>
          </table:table-cell>
          <table:table-cell office:value-type="float" office:value="94.3333333333333" calcext:value-type="float">
            <text:p>94.3333333333</text:p>
          </table:table-cell>
          <table:table-cell office:value-type="float" office:value="92.3333333333333" calcext:value-type="float">
            <text:p>92.3333333333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76.3333333333333" calcext:value-type="float">
            <text:p>76.3333333333</text:p>
          </table:table-cell>
          <table:table-cell office:value-type="float" office:value="67.6666666666667" calcext:value-type="float">
            <text:p>67.6666666667</text:p>
          </table:table-cell>
          <table:table-cell office:value-type="float" office:value="67.3333333333333" calcext:value-type="float">
            <text:p>67.333333333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5.3333333333333" calcext:value-type="float">
            <text:p>75.3333333333</text:p>
          </table:table-cell>
          <table:table-cell office:value-type="float" office:value="78.6666666666667" calcext:value-type="float">
            <text:p>78.6666666667</text:p>
          </table:table-cell>
          <table:table-cell office:value-type="float" office:value="87.6666666666667" calcext:value-type="float">
            <text:p>87.666666666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0.5" calcext:value-type="float">
            <text:p>90.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2.3333333333333" calcext:value-type="float">
            <text:p>92.3333333333</text:p>
          </table:table-cell>
          <table:table-cell office:value-type="float" office:value="81" calcext:value-type="float">
            <text:p>81</text:p>
          </table:table-cell>
          <table:table-cell office:value-type="float" office:value="143.333333333333" calcext:value-type="float">
            <text:p>143.3333333333</text:p>
          </table:table-cell>
          <table:table-cell office:value-type="float" office:value="83" calcext:value-type="float">
            <text:p>83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78.6666666666667" calcext:value-type="float">
            <text:p>78.6666666667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80.6666666666667" calcext:value-type="float">
            <text:p>80.6666666667</text:p>
          </table:table-cell>
          <table:table-cell office:value-type="float" office:value="80.3333333333333" calcext:value-type="float">
            <text:p>80.3333333333</text:p>
          </table:table-cell>
          <table:table-cell office:value-type="float" office:value="86.3333333333333" calcext:value-type="float">
            <text:p>86.3333333333</text:p>
          </table:table-cell>
          <table:table-cell office:value-type="float" office:value="85" calcext:value-type="float">
            <text:p>85</text:p>
          </table:table-cell>
          <table:table-cell office:value-type="float" office:value="87.3333333333333" calcext:value-type="float">
            <text:p>87.3333333333</text:p>
          </table:table-cell>
          <table:table-cell office:value-type="float" office:value="90.3333333333333" calcext:value-type="float">
            <text:p>90.333333333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1.3333333333333" calcext:value-type="float">
            <text:p>91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68.6666666666667" calcext:value-type="float">
            <text:p>68.6666666667</text:p>
          </table:table-cell>
          <table:table-cell table:style-name="ce4" office:value-type="float" office:value="51.3333333333333" calcext:value-type="float">
            <text:p>51.3333333333</text:p>
          </table:table-cell>
          <table:table-cell table:style-name="ce4" office:value-type="float" office:value="55.6666666666667" calcext:value-type="float">
            <text:p>55.6666666667</text:p>
          </table:table-cell>
          <table:table-cell table:style-name="ce4" office:value-type="float" office:value="57.6666666666667" calcext:value-type="float">
            <text:p>57.6666666667</text:p>
          </table:table-cell>
          <table:table-cell table:style-name="ce4" office:value-type="float" office:value="60.6666666666667" calcext:value-type="float">
            <text:p>60.6666666667</text:p>
          </table:table-cell>
          <table:table-cell table:style-name="ce4" office:value-type="float" office:value="64.3333333333333" calcext:value-type="float">
            <text:p>64.333333333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6.6666666666667" calcext:value-type="float">
            <text:p>66.666666666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2.3333333333333" calcext:value-type="float">
            <text:p>72.3333333333</text:p>
          </table:table-cell>
          <table:table-cell table:style-name="ce4" office:value-type="float" office:value="73.6666666666667" calcext:value-type="float">
            <text:p>73.6666666667</text:p>
          </table:table-cell>
          <table:table-cell table:style-name="ce4" office:value-type="float" office:value="70.6666666666667" calcext:value-type="float">
            <text:p>70.666666666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8.6666666666667" calcext:value-type="float">
            <text:p>58.6666666667</text:p>
          </table:table-cell>
          <table:table-cell table:style-name="ce4" office:value-type="float" office:value="50.3333333333333" calcext:value-type="float">
            <text:p>50.3333333333</text:p>
          </table:table-cell>
          <table:table-cell table:style-name="ce4" office:value-type="float" office:value="49.3333333333333" calcext:value-type="float">
            <text:p>49.3333333333</text:p>
          </table:table-cell>
          <table:table-cell table:style-name="ce4" office:value-type="float" office:value="47.3333333333333" calcext:value-type="float">
            <text:p>47.3333333333</text:p>
          </table:table-cell>
          <table:table-cell table:style-name="ce4" office:value-type="float" office:value="46.6666666666667" calcext:value-type="float">
            <text:p>46.666666666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9.3333333333333" calcext:value-type="float">
            <text:p>49.3333333333</text:p>
          </table:table-cell>
          <table:table-cell table:style-name="ce4" office:value-type="float" office:value="42.6666666666667" calcext:value-type="float">
            <text:p>42.666666666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.3333333333333" calcext:value-type="float">
            <text:p>34.3333333333</text:p>
          </table:table-cell>
          <table:table-cell table:style-name="ce4" office:value-type="float" office:value="52.3333333333333" calcext:value-type="float">
            <text:p>52.33333333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7.3333333333333" calcext:value-type="float">
            <text:p>47.3333333333</text:p>
          </table:table-cell>
          <table:table-cell table:number-columns-repeated="2" table:style-name="ce4" office:value-type="float" office:value="30.3333333333333" calcext:value-type="float">
            <text:p>30.33333333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3.6666666666667" calcext:value-type="float">
            <text:p>43.6666666667</text:p>
          </table:table-cell>
          <table:table-cell table:style-name="ce4" office:value-type="float" office:value="41.6666666666667" calcext:value-type="float">
            <text:p>41.6666666667</text:p>
          </table:table-cell>
          <table:table-cell table:style-name="ce4" office:value-type="float" office:value="58.6666666666667" calcext:value-type="float">
            <text:p>58.6666666667</text:p>
          </table:table-cell>
          <table:table-cell table:style-name="ce4" office:value-type="float" office:value="35.3333333333333" calcext:value-type="float">
            <text:p>35.3333333333</text:p>
          </table:table-cell>
          <table:table-cell table:style-name="ce4" office:value-type="float" office:value="43.6666666666667" calcext:value-type="float">
            <text:p>43.6666666667</text:p>
          </table:table-cell>
          <table:table-cell table:style-name="ce4" office:value-type="float" office:value="65.3333333333333" calcext:value-type="float">
            <text:p>65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1250rpm )</text:p>
          </table:table-cell>
          <table:table-cell office:value-type="string" calcext:value-type="string">
            <text:p>difference</text:p>
          </table:table-cell>
          <table:table-cell table:formula="of:=[.C11]-[.C10]" office:value-type="float" office:value="-9.333333333333" calcext:value-type="float">
            <text:p>-9.3333333333</text:p>
          </table:table-cell>
          <table:table-cell table:formula="of:=[.D11]-[.D10]" office:value-type="float" office:value="-35.3333333333333" calcext:value-type="float">
            <text:p>-35.3333333333</text:p>
          </table:table-cell>
          <table:table-cell table:formula="of:=[.E11]-[.E10]" office:value-type="float" office:value="-53.9999999999997" calcext:value-type="float">
            <text:p>-54</text:p>
          </table:table-cell>
          <table:table-cell table:formula="of:=[.F11]-[.F10]" office:value-type="float" office:value="-42.6666666666666" calcext:value-type="float">
            <text:p>-42.6666666667</text:p>
          </table:table-cell>
          <table:table-cell table:formula="of:=[.G11]-[.G10]" office:value-type="float" office:value="-45.6666666666663" calcext:value-type="float">
            <text:p>-45.6666666667</text:p>
          </table:table-cell>
          <table:table-cell table:formula="of:=[.H11]-[.H10]" office:value-type="float" office:value="-55.3333333333333" calcext:value-type="float">
            <text:p>-55.3333333333</text:p>
          </table:table-cell>
          <table:table-cell table:formula="of:=[.I11]-[.I10]" office:value-type="float" office:value="-40.6666666666667" calcext:value-type="float">
            <text:p>-40.6666666667</text:p>
          </table:table-cell>
          <table:table-cell table:formula="of:=[.J11]-[.J10]" office:value-type="float" office:value="-43.666666666667" calcext:value-type="float">
            <text:p>-43.6666666667</text:p>
          </table:table-cell>
          <table:table-cell table:formula="of:=[.K11]-[.K10]" office:value-type="float" office:value="-27.6666666666666" calcext:value-type="float">
            <text:p>-27.6666666667</text:p>
          </table:table-cell>
          <table:table-cell table:formula="of:=[.L11]-[.L10]" office:value-type="float" office:value="-29.3333333333333" calcext:value-type="float">
            <text:p>-29.3333333333</text:p>
          </table:table-cell>
          <table:table-cell table:formula="of:=[.M11]-[.M10]" office:value-type="float" office:value="-11.3333333333333" calcext:value-type="float">
            <text:p>-11.3333333333</text:p>
          </table:table-cell>
          <table:table-cell table:formula="of:=[.N11]-[.N10]" office:value-type="float" office:value="-4" calcext:value-type="float">
            <text:p>-4</text:p>
          </table:table-cell>
          <table:table-cell table:formula="of:=[.O11]-[.O10]" office:value-type="float" office:value="6" calcext:value-type="float">
            <text:p>6</text:p>
          </table:table-cell>
          <table:table-cell table:formula="of:=[.P11]-[.P10]" office:value-type="float" office:value="3.3333333333334" calcext:value-type="float">
            <text:p>3.3333333333</text:p>
          </table:table-cell>
          <table:table-cell table:formula="of:=[.Q11]-[.Q10]" office:value-type="float" office:value="-1.6666666666667" calcext:value-type="float">
            <text:p>-1.6666666667</text:p>
          </table:table-cell>
          <table:table-cell table:formula="of:=[.R11]-[.R10]" office:value-type="float" office:value="-17.3333333333333" calcext:value-type="float">
            <text:p>-17.3333333333</text:p>
          </table:table-cell>
          <table:table-cell table:formula="of:=[.S11]-[.S10]" office:value-type="float" office:value="-25" calcext:value-type="float">
            <text:p>-25</text:p>
          </table:table-cell>
          <table:table-cell table:formula="of:=[.T11]-[.T10]" office:value-type="float" office:value="-29.3333333333334" calcext:value-type="float">
            <text:p>-29.3333333333</text:p>
          </table:table-cell>
          <table:table-cell table:formula="of:=[.U11]-[.U10]" office:value-type="float" office:value="-40.3333333333334" calcext:value-type="float">
            <text:p>-40.3333333333</text:p>
          </table:table-cell>
          <table:table-cell table:formula="of:=[.V11]-[.V10]" office:value-type="float" office:value="-40.3333333333333" calcext:value-type="float">
            <text:p>-40.3333333333</text:p>
          </table:table-cell>
          <table:table-cell table:formula="of:=[.W11]-[.W10]" office:value-type="float" office:value="-47" calcext:value-type="float">
            <text:p>-47</text:p>
          </table:table-cell>
          <table:table-cell table:formula="of:=[.X11]-[.X10]" office:value-type="float" office:value="-41.1666666666667" calcext:value-type="float">
            <text:p>-41.1666666667</text:p>
          </table:table-cell>
          <table:table-cell table:formula="of:=[.Y11]-[.Y10]" office:value-type="float" office:value="-45.3333333333333" calcext:value-type="float">
            <text:p>-45.3333333333</text:p>
          </table:table-cell>
          <table:table-cell table:formula="of:=[.Z11]-[.Z10]" office:value-type="float" office:value="-34" calcext:value-type="float">
            <text:p>-34</text:p>
          </table:table-cell>
          <table:table-cell table:formula="of:=[.AA11]-[.AA10]" office:value-type="float" office:value="-58" calcext:value-type="float">
            <text:p>-58</text:p>
          </table:table-cell>
          <table:table-cell table:formula="of:=[.AB11]-[.AB10]" office:value-type="float" office:value="-28.6666666666667" calcext:value-type="float">
            <text:p>-28.6666666667</text:p>
          </table:table-cell>
          <table:table-cell table:formula="of:=[.AC11]-[.AC10]" office:value-type="float" office:value="-78.333333333333" calcext:value-type="float">
            <text:p>-78.3333333333</text:p>
          </table:table-cell>
          <table:table-cell table:formula="of:=[.AD11]-[.AD10]" office:value-type="float" office:value="-26.5" calcext:value-type="float">
            <text:p>-26.5</text:p>
          </table:table-cell>
          <table:table-cell table:formula="of:=[.AE11]-[.AE10]" office:value-type="float" office:value="-18.8333333333333" calcext:value-type="float">
            <text:p>-18.8333333333</text:p>
          </table:table-cell>
          <table:table-cell table:formula="of:=[.AF11]-[.AF10]" office:value-type="float" office:value="-24.6666666666667" calcext:value-type="float">
            <text:p>-24.6666666667</text:p>
          </table:table-cell>
          <table:table-cell table:formula="of:=[.AG11]-[.AG10]" office:value-type="float" office:value="-28.6666666666667" calcext:value-type="float">
            <text:p>-28.6666666667</text:p>
          </table:table-cell>
          <table:table-cell table:formula="of:=[.AH11]-[.AH10]" office:value-type="float" office:value="-42.6666666666667" calcext:value-type="float">
            <text:p>-42.6666666667</text:p>
          </table:table-cell>
          <table:table-cell table:formula="of:=[.AI11]-[.AI10]" office:value-type="float" office:value="-50.3333333333334" calcext:value-type="float">
            <text:p>-50.3333333333</text:p>
          </table:table-cell>
          <table:table-cell table:formula="of:=[.AJ11]-[.AJ10]" office:value-type="float" office:value="-50" calcext:value-type="float">
            <text:p>-50</text:p>
          </table:table-cell>
          <table:table-cell table:formula="of:=[.AK11]-[.AK10]" office:value-type="float" office:value="-43.3333333333333" calcext:value-type="float">
            <text:p>-43.3333333333</text:p>
          </table:table-cell>
          <table:table-cell table:formula="of:=[.AL11]-[.AL10]" office:value-type="float" office:value="-41.3333333333333" calcext:value-type="float">
            <text:p>-41.3333333333</text:p>
          </table:table-cell>
          <table:table-cell table:formula="of:=[.AM11]-[.AM10]" office:value-type="float" office:value="-45.6666666666666" calcext:value-type="float">
            <text:p>-45.6666666667</text:p>
          </table:table-cell>
          <table:table-cell table:formula="of:=[.AN11]-[.AN10]" office:value-type="float" office:value="-31.6666666666666" calcext:value-type="float">
            <text:p>-31.6666666667</text:p>
          </table:table-cell>
          <table:table-cell table:formula="of:=[.AO11]-[.AO10]" office:value-type="float" office:value="-52.6666666666667" calcext:value-type="float">
            <text:p>-52.6666666667</text:p>
          </table:table-cell>
          <table:table-cell table:formula="of:=[.AP11]-[.AP10]" office:value-type="float" office:value="-47.6666666666666" calcext:value-type="float">
            <text:p>-47.6666666667</text:p>
          </table:table-cell>
          <table:table-cell table:formula="of:=[.AQ11]-[.AQ10]" office:value-type="float" office:value="-26" calcext:value-type="float">
            <text:p>-26</text:p>
          </table:table-cell>
          <table:table-cell table:number-columns-repeated="97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1.333333333333" calcext:value-type="float">
            <text:p>151.3333333333</text:p>
          </table:table-cell>
          <table:table-cell table:style-name="ce3" office:value-type="float" office:value="150.666666666667" calcext:value-type="float">
            <text:p>150.6666666667</text:p>
          </table:table-cell>
          <table:table-cell table:number-columns-repeated="2" table:style-name="ce3" office:value-type="float" office:value="151" calcext:value-type="float">
            <text:p>151</text:p>
          </table:table-cell>
          <table:table-cell table:style-name="ce3" office:value-type="float" office:value="147.666666666667" calcext:value-type="float">
            <text:p>147.6666666667</text:p>
          </table:table-cell>
          <table:table-cell table:style-name="ce3" office:value-type="float" office:value="148.666666666667" calcext:value-type="float">
            <text:p>148.6666666667</text:p>
          </table:table-cell>
          <table:table-cell table:style-name="ce3" office:value-type="float" office:value="149.333333333333" calcext:value-type="float">
            <text:p>149.3333333333</text:p>
          </table:table-cell>
          <table:table-cell table:style-name="ce3" office:value-type="float" office:value="150.333333333333" calcext:value-type="float">
            <text:p>150.3333333333</text:p>
          </table:table-cell>
          <table:table-cell table:style-name="ce3" office:value-type="float" office:value="152.333333333333" calcext:value-type="float">
            <text:p>152.333333333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7.666666666667" calcext:value-type="float">
            <text:p>157.666666666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0.333333333333" calcext:value-type="float">
            <text:p>150.3333333333</text:p>
          </table:table-cell>
          <table:table-cell table:style-name="ce3" office:value-type="float" office:value="144.666666666667" calcext:value-type="float">
            <text:p>144.6666666667</text:p>
          </table:table-cell>
          <table:table-cell table:style-name="ce3" office:value-type="float" office:value="149.666666666667" calcext:value-type="float">
            <text:p>149.6666666667</text:p>
          </table:table-cell>
          <table:table-cell table:style-name="ce3" office:value-type="float" office:value="166.666666666667" calcext:value-type="float">
            <text:p>166.6666666667</text:p>
          </table:table-cell>
          <table:table-cell table:number-columns-repeated="2" table:style-name="ce3" office:value-type="float" office:value="154.333333333333" calcext:value-type="float">
            <text:p>154.3333333333</text:p>
          </table:table-cell>
          <table:table-cell table:style-name="ce3" office:value-type="float" office:value="158.666666666667" calcext:value-type="float">
            <text:p>158.666666666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7.666666666667" calcext:value-type="float">
            <text:p>157.6666666667</text:p>
          </table:table-cell>
          <table:table-cell table:style-name="ce3" office:value-type="float" office:value="155.666666666667" calcext:value-type="float">
            <text:p>155.6666666667</text:p>
          </table:table-cell>
          <table:table-cell table:style-name="ce3" office:value-type="float" office:value="159.666666666667" calcext:value-type="float">
            <text:p>159.666666666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9.333333333333" calcext:value-type="float">
            <text:p>159.33333333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8.666666666667" calcext:value-type="float">
            <text:p>158.66666666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7.666666666667" calcext:value-type="float">
            <text:p>157.6666666667</text:p>
          </table:table-cell>
          <table:table-cell table:style-name="ce3" office:value-type="float" office:value="160.333333333333" calcext:value-type="float">
            <text:p>160.3333333333</text:p>
          </table:table-cell>
          <table:table-cell table:style-name="ce3" office:value-type="float" office:value="165.333333333333" calcext:value-type="float">
            <text:p>165.333333333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.666666666667" calcext:value-type="float">
            <text:p>162.6666666667</text:p>
          </table:table-cell>
          <table:table-cell table:style-name="ce3" office:value-type="float" office:value="173.666666666667" calcext:value-type="float">
            <text:p>173.6666666667</text:p>
          </table:table-cell>
          <table:table-cell table:style-name="ce3" office:value-type="float" office:value="160.666666666667" calcext:value-type="float">
            <text:p>160.6666666667</text:p>
          </table:table-cell>
          <table:table-cell table:style-name="ce3" office:value-type="float" office:value="190.333333333333" calcext:value-type="float">
            <text:p>190.3333333333</text:p>
          </table:table-cell>
          <table:table-cell table:style-name="ce3" office:value-type="float" office:value="155.666666666667" calcext:value-type="float">
            <text:p>155.6666666667</text:p>
          </table:table-cell>
          <table:table-cell table:style-name="ce3" office:value-type="float" office:value="158.666666666667" calcext:value-type="float">
            <text:p>158.6666666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157.333333333333" calcext:value-type="float">
            <text:p>157.333333333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15.333333333333" calcext:value-type="float">
            <text:p>115.3333333333</text:p>
          </table:table-cell>
          <table:table-cell office:value-type="float" office:value="95.6666666666667" calcext:value-type="float">
            <text:p>95.6666666667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87.3333333333333" calcext:value-type="float">
            <text:p>87.3333333333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133.333333333333" calcext:value-type="float">
            <text:p>133.3333333333</text:p>
          </table:table-cell>
          <table:table-cell office:value-type="float" office:value="154.666666666667" calcext:value-type="float">
            <text:p>154.6666666667</text:p>
          </table:table-cell>
          <table:table-cell office:value-type="float" office:value="158.333333333333" calcext:value-type="float">
            <text:p>158.3333333333</text:p>
          </table:table-cell>
          <table:table-cell office:value-type="float" office:value="165" calcext:value-type="float">
            <text:p>165</text:p>
          </table:table-cell>
          <table:table-cell office:value-type="float" office:value="160.333333333333" calcext:value-type="float">
            <text:p>160.3333333333</text:p>
          </table:table-cell>
          <table:table-cell office:value-type="float" office:value="168.333333333333" calcext:value-type="float">
            <text:p>168.3333333333</text:p>
          </table:table-cell>
          <table:table-cell office:value-type="float" office:value="153" calcext:value-type="float">
            <text:p>153</text:p>
          </table:table-cell>
          <table:table-cell office:value-type="float" office:value="121.333333333333" calcext:value-type="float">
            <text:p>121.3333333333</text:p>
          </table:table-cell>
          <table:table-cell office:value-type="float" office:value="76.3333333333333" calcext:value-type="float">
            <text:p>76.3333333333</text:p>
          </table:table-cell>
          <table:table-cell office:value-type="float" office:value="74.3333333333333" calcext:value-type="float">
            <text:p>74.3333333333</text:p>
          </table:table-cell>
          <table:table-cell office:value-type="float" office:value="83" calcext:value-type="float">
            <text:p>83</text:p>
          </table:table-cell>
          <table:table-cell office:value-type="float" office:value="81.3333333333333" calcext:value-type="float">
            <text:p>81.3333333333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7" calcext:value-type="float">
            <text:p>77</text:p>
          </table:table-cell>
          <table:table-cell office:value-type="float" office:value="76.3333333333333" calcext:value-type="float">
            <text:p>76.3333333333</text:p>
          </table:table-cell>
          <table:table-cell office:value-type="float" office:value="117.333333333333" calcext:value-type="float">
            <text:p>117.3333333333</text:p>
          </table:table-cell>
          <table:table-cell office:value-type="float" office:value="160.333333333333" calcext:value-type="float">
            <text:p>160.3333333333</text:p>
          </table:table-cell>
          <table:table-cell office:value-type="float" office:value="169.333333333333" calcext:value-type="float">
            <text:p>169.3333333333</text:p>
          </table:table-cell>
          <table:table-cell office:value-type="float" office:value="209.333333333333" calcext:value-type="float">
            <text:p>209.3333333333</text:p>
          </table:table-cell>
          <table:table-cell office:value-type="float" office:value="169.333333333333" calcext:value-type="float">
            <text:p>169.3333333333</text:p>
          </table:table-cell>
          <table:table-cell office:value-type="float" office:value="153" calcext:value-type="float">
            <text:p>153</text:p>
          </table:table-cell>
          <table:table-cell office:value-type="float" office:value="153.666666666667" calcext:value-type="float">
            <text:p>153.6666666667</text:p>
          </table:table-cell>
          <table:table-cell office:value-type="float" office:value="96.3333333333333" calcext:value-type="float">
            <text:p>96.3333333333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0.3333333333333" calcext:value-type="float">
            <text:p>70.3333333333</text:p>
          </table:table-cell>
          <table:table-cell office:value-type="float" office:value="67.3333333333333" calcext:value-type="float">
            <text:p>67.3333333333</text:p>
          </table:table-cell>
          <table:table-cell office:value-type="float" office:value="73" calcext:value-type="float">
            <text:p>73</text:p>
          </table:table-cell>
          <table:table-cell office:value-type="float" office:value="72.3333333333333" calcext:value-type="float">
            <text:p>72.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38.666666666667" calcext:value-type="float">
            <text:p>138.6666666667</text:p>
          </table:table-cell>
          <table:table-cell office:value-type="float" office:value="151.333333333333" calcext:value-type="float">
            <text:p>151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7"/>( n=1500rpm )</text:p>
          </table:table-cell>
          <table:table-cell office:value-type="string" calcext:value-type="string">
            <text:p>difference</text:p>
          </table:table-cell>
          <table:table-cell table:formula="of:=[.C15]-[.C14]" office:value-type="float" office:value="-1.666666666667" calcext:value-type="float">
            <text:p>-1.6666666667</text:p>
          </table:table-cell>
          <table:table-cell table:formula="of:=[.D15]-[.D14]" office:value-type="float" office:value="-45" calcext:value-type="float">
            <text:p>-45</text:p>
          </table:table-cell>
          <table:table-cell table:formula="of:=[.E15]-[.E14]" office:value-type="float" office:value="-55.333333333333" calcext:value-type="float">
            <text:p>-55.3333333333</text:p>
          </table:table-cell>
          <table:table-cell table:formula="of:=[.F15]-[.F14]" office:value-type="float" office:value="-35.333333333334" calcext:value-type="float">
            <text:p>-35.3333333333</text:p>
          </table:table-cell>
          <table:table-cell table:formula="of:=[.G15]-[.G14]" office:value-type="float" office:value="-55.3333333333333" calcext:value-type="float">
            <text:p>-55.3333333333</text:p>
          </table:table-cell>
          <table:table-cell table:formula="of:=[.H15]-[.H14]" office:value-type="float" office:value="-53" calcext:value-type="float">
            <text:p>-53</text:p>
          </table:table-cell>
          <table:table-cell table:formula="of:=[.I15]-[.I14]" office:value-type="float" office:value="-41.666666666667" calcext:value-type="float">
            <text:p>-41.6666666667</text:p>
          </table:table-cell>
          <table:table-cell table:formula="of:=[.J15]-[.J14]" office:value-type="float" office:value="-61.3333333333337" calcext:value-type="float">
            <text:p>-61.3333333333</text:p>
          </table:table-cell>
          <table:table-cell table:formula="of:=[.K15]-[.K14]" office:value-type="float" office:value="-65.9999999999997" calcext:value-type="float">
            <text:p>-66</text:p>
          </table:table-cell>
          <table:table-cell table:formula="of:=[.L15]-[.L14]" office:value-type="float" office:value="-17" calcext:value-type="float">
            <text:p>-17</text:p>
          </table:table-cell>
          <table:table-cell table:formula="of:=[.M15]-[.M14]" office:value-type="float" office:value="2.333333333334" calcext:value-type="float">
            <text:p>2.3333333333</text:p>
          </table:table-cell>
          <table:table-cell table:formula="of:=[.N15]-[.N14]" office:value-type="float" office:value="1.333333333333" calcext:value-type="float">
            <text:p>1.3333333333</text:p>
          </table:table-cell>
          <table:table-cell table:formula="of:=[.O15]-[.O14]" office:value-type="float" office:value="7.333333333333" calcext:value-type="float">
            <text:p>7.3333333333</text:p>
          </table:table-cell>
          <table:table-cell table:formula="of:=[.P15]-[.P14]" office:value-type="float" office:value="-4.666666666667" calcext:value-type="float">
            <text:p>-4.6666666667</text:p>
          </table:table-cell>
          <table:table-cell table:formula="of:=[.Q15]-[.Q14]" office:value-type="float" office:value="17.333333333333" calcext:value-type="float">
            <text:p>17.3333333333</text:p>
          </table:table-cell>
          <table:table-cell table:formula="of:=[.R15]-[.R14]" office:value-type="float" office:value="2.666666666667" calcext:value-type="float">
            <text:p>2.6666666667</text:p>
          </table:table-cell>
          <table:table-cell table:formula="of:=[.S15]-[.S14]" office:value-type="float" office:value="-23.333333333334" calcext:value-type="float">
            <text:p>-23.3333333333</text:p>
          </table:table-cell>
          <table:table-cell table:formula="of:=[.T15]-[.T14]" office:value-type="float" office:value="-73.3333333333337" calcext:value-type="float">
            <text:p>-73.3333333333</text:p>
          </table:table-cell>
          <table:table-cell table:formula="of:=[.U15]-[.U14]" office:value-type="float" office:value="-92.3333333333337" calcext:value-type="float">
            <text:p>-92.3333333333</text:p>
          </table:table-cell>
          <table:table-cell table:formula="of:=[.V15]-[.V14]" office:value-type="float" office:value="-71.333333333333" calcext:value-type="float">
            <text:p>-71.3333333333</text:p>
          </table:table-cell>
          <table:table-cell table:formula="of:=[.W15]-[.W14]" office:value-type="float" office:value="-72.9999999999997" calcext:value-type="float">
            <text:p>-73</text:p>
          </table:table-cell>
          <table:table-cell table:formula="of:=[.X15]-[.X14]" office:value-type="float" office:value="-82.0000000000003" calcext:value-type="float">
            <text:p>-82</text:p>
          </table:table-cell>
          <table:table-cell table:formula="of:=[.Y15]-[.Y14]" office:value-type="float" office:value="-87" calcext:value-type="float">
            <text:p>-87</text:p>
          </table:table-cell>
          <table:table-cell table:formula="of:=[.Z15]-[.Z14]" office:value-type="float" office:value="-81.3333333333337" calcext:value-type="float">
            <text:p>-81.3333333333</text:p>
          </table:table-cell>
          <table:table-cell table:formula="of:=[.AA15]-[.AA14]" office:value-type="float" office:value="-38.333333333334" calcext:value-type="float">
            <text:p>-38.3333333333</text:p>
          </table:table-cell>
          <table:table-cell table:formula="of:=[.AB15]-[.AB14]" office:value-type="float" office:value="0.666666666666004" calcext:value-type="float">
            <text:p>0.6666666667</text:p>
          </table:table-cell>
          <table:table-cell table:formula="of:=[.AC15]-[.AC14]" office:value-type="float" office:value="5.333333333333" calcext:value-type="float">
            <text:p>5.3333333333</text:p>
          </table:table-cell>
          <table:table-cell table:formula="of:=[.AD15]-[.AD14]" office:value-type="float" office:value="50" calcext:value-type="float">
            <text:p>50</text:p>
          </table:table-cell>
          <table:table-cell table:formula="of:=[.AE15]-[.AE14]" office:value-type="float" office:value="9.333333333333" calcext:value-type="float">
            <text:p>9.3333333333</text:p>
          </table:table-cell>
          <table:table-cell table:formula="of:=[.AF15]-[.AF14]" office:value-type="float" office:value="-5.666666666667" calcext:value-type="float">
            <text:p>-5.6666666667</text:p>
          </table:table-cell>
          <table:table-cell table:formula="of:=[.AG15]-[.AG14]" office:value-type="float" office:value="-4.333333333333" calcext:value-type="float">
            <text:p>-4.3333333333</text:p>
          </table:table-cell>
          <table:table-cell table:formula="of:=[.AH15]-[.AH14]" office:value-type="float" office:value="-61.3333333333337" calcext:value-type="float">
            <text:p>-61.3333333333</text:p>
          </table:table-cell>
          <table:table-cell table:formula="of:=[.AI15]-[.AI14]" office:value-type="float" office:value="-81.9999999999997" calcext:value-type="float">
            <text:p>-82</text:p>
          </table:table-cell>
          <table:table-cell table:formula="of:=[.AJ15]-[.AJ14]" office:value-type="float" office:value="-94.9999999999997" calcext:value-type="float">
            <text:p>-95</text:p>
          </table:table-cell>
          <table:table-cell table:formula="of:=[.AK15]-[.AK14]" office:value-type="float" office:value="-93.6666666666667" calcext:value-type="float">
            <text:p>-93.6666666667</text:p>
          </table:table-cell>
          <table:table-cell table:formula="of:=[.AL15]-[.AL14]" office:value-type="float" office:value="-89.666666666667" calcext:value-type="float">
            <text:p>-89.6666666667</text:p>
          </table:table-cell>
          <table:table-cell table:formula="of:=[.AM15]-[.AM14]" office:value-type="float" office:value="-101.333333333334" calcext:value-type="float">
            <text:p>-101.3333333333</text:p>
          </table:table-cell>
          <table:table-cell table:formula="of:=[.AN15]-[.AN14]" office:value-type="float" office:value="-78.666666666667" calcext:value-type="float">
            <text:p>-78.6666666667</text:p>
          </table:table-cell>
          <table:table-cell table:formula="of:=[.AO15]-[.AO14]" office:value-type="float" office:value="-82.333333333333" calcext:value-type="float">
            <text:p>-82.3333333333</text:p>
          </table:table-cell>
          <table:table-cell table:formula="of:=[.AP15]-[.AP14]" office:value-type="float" office:value="-17" calcext:value-type="float">
            <text:p>-17</text:p>
          </table:table-cell>
          <table:table-cell table:formula="of:=[.AQ15]-[.AQ14]" office:value-type="float" office:value="-7.333333333334" calcext:value-type="float">
            <text:p>-7.3333333333</text:p>
          </table:table-cell>
          <table:table-cell table:number-columns-repeated="97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-10.9" calcext:value-type="float">
            <text:p>-10.9</text:p>
          </table:table-cell>
          <table:table-cell table:style-name="Default" office:value-type="float" office:value="-10.8" calcext:value-type="float">
            <text:p>-10.8</text:p>
          </table:table-cell>
          <table:table-cell table:style-name="Default" office:value-type="float" office:value="-10.7" calcext:value-type="float">
            <text:p>-10.7</text:p>
          </table:table-cell>
          <table:table-cell table:style-name="Default" office:value-type="float" office:value="-10.6" calcext:value-type="float">
            <text:p>-10.6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float" office:value="-10.4" calcext:value-type="float">
            <text:p>-10.4</text:p>
          </table:table-cell>
          <table:table-cell table:style-name="Default" office:value-type="float" office:value="-10.3" calcext:value-type="float">
            <text:p>-10.3</text:p>
          </table:table-cell>
          <table:table-cell table:style-name="Default" office:value-type="float" office:value="-10.2" calcext:value-type="float">
            <text:p>-10.2</text:p>
          </table:table-cell>
          <table:table-cell table:style-name="Default" office:value-type="float" office:value="-10.1" calcext:value-type="float">
            <text:p>-10.1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-9.90000000000002" calcext:value-type="float">
            <text:p>-9.9</text:p>
          </table:table-cell>
          <table:table-cell table:style-name="Default" office:value-type="float" office:value="-9.80000000000002" calcext:value-type="float">
            <text:p>-9.8</text:p>
          </table:table-cell>
          <table:table-cell table:style-name="Default" office:value-type="float" office:value="-9.70000000000002" calcext:value-type="float">
            <text:p>-9.7</text:p>
          </table:table-cell>
          <table:table-cell table:style-name="Default" office:value-type="float" office:value="-9.60000000000002" calcext:value-type="float">
            <text:p>-9.6</text:p>
          </table:table-cell>
          <table:table-cell table:style-name="Default" office:value-type="float" office:value="-9.50000000000002" calcext:value-type="float">
            <text:p>-9.5</text:p>
          </table:table-cell>
          <table:table-cell table:style-name="Default" office:value-type="float" office:value="-9.40000000000002" calcext:value-type="float">
            <text:p>-9.4</text:p>
          </table:table-cell>
          <table:table-cell table:style-name="Default" office:value-type="float" office:value="-9.30000000000002" calcext:value-type="float">
            <text:p>-9.3</text:p>
          </table:table-cell>
          <table:table-cell table:style-name="Default" office:value-type="float" office:value="-9.20000000000002" calcext:value-type="float">
            <text:p>-9.2</text:p>
          </table:table-cell>
          <table:table-cell table:style-name="Default" office:value-type="float" office:value="-9.10000000000002" calcext:value-type="float">
            <text:p>-9.1</text:p>
          </table:table-cell>
          <table:table-cell table:style-name="Default" office:value-type="float" office:value="-9.00000000000002" calcext:value-type="float">
            <text:p>-9</text:p>
          </table:table-cell>
          <table:table-cell table:style-name="Default" office:value-type="float" office:value="-8.90000000000002" calcext:value-type="float">
            <text:p>-8.9</text:p>
          </table:table-cell>
          <table:table-cell table:style-name="Default" office:value-type="float" office:value="-8.80000000000002" calcext:value-type="float">
            <text:p>-8.8</text:p>
          </table:table-cell>
          <table:table-cell table:style-name="Default" office:value-type="float" office:value="-8.70000000000002" calcext:value-type="float">
            <text:p>-8.7</text:p>
          </table:table-cell>
          <table:table-cell table:style-name="Default" office:value-type="float" office:value="-8.60000000000002" calcext:value-type="float">
            <text:p>-8.6</text:p>
          </table:table-cell>
          <table:table-cell table:style-name="Default" office:value-type="float" office:value="-8.50000000000002" calcext:value-type="float">
            <text:p>-8.5</text:p>
          </table:table-cell>
          <table:table-cell table:style-name="Default" office:value-type="float" office:value="-8.40000000000002" calcext:value-type="float">
            <text:p>-8.4</text:p>
          </table:table-cell>
          <table:table-cell table:style-name="Default" office:value-type="float" office:value="-8.30000000000002" calcext:value-type="float">
            <text:p>-8.3</text:p>
          </table:table-cell>
          <table:table-cell table:style-name="Default" office:value-type="float" office:value="-8.20000000000002" calcext:value-type="float">
            <text:p>-8.2</text:p>
          </table:table-cell>
          <table:table-cell table:style-name="Default" office:value-type="float" office:value="-8.10000000000002" calcext:value-type="float">
            <text:p>-8.1</text:p>
          </table:table-cell>
          <table:table-cell table:style-name="Default" office:value-type="float" office:value="-8.00000000000002" calcext:value-type="float">
            <text:p>-8</text:p>
          </table:table-cell>
          <table:table-cell table:style-name="Default" office:value-type="float" office:value="-7.90000000000003" calcext:value-type="float">
            <text:p>-7.9</text:p>
          </table:table-cell>
          <table:table-cell table:style-name="Default" office:value-type="float" office:value="-7.80000000000003" calcext:value-type="float">
            <text:p>-7.8</text:p>
          </table:table-cell>
          <table:table-cell table:style-name="Default" office:value-type="float" office:value="-7.70000000000003" calcext:value-type="float">
            <text:p>-7.7</text:p>
          </table:table-cell>
          <table:table-cell table:style-name="Default" office:value-type="float" office:value="-7.60000000000003" calcext:value-type="float">
            <text:p>-7.6</text:p>
          </table:table-cell>
          <table:table-cell table:style-name="Default" office:value-type="float" office:value="-7.50000000000003" calcext:value-type="float">
            <text:p>-7.5</text:p>
          </table:table-cell>
          <table:table-cell table:style-name="Default" office:value-type="float" office:value="-7.40000000000003" calcext:value-type="float">
            <text:p>-7.4</text:p>
          </table:table-cell>
          <table:table-cell table:style-name="Default" office:value-type="float" office:value="-7.30000000000003" calcext:value-type="float">
            <text:p>-7.3</text:p>
          </table:table-cell>
          <table:table-cell table:style-name="Default" office:value-type="float" office:value="-7.20000000000003" calcext:value-type="float">
            <text:p>-7.2</text:p>
          </table:table-cell>
          <table:table-cell table:style-name="Default" office:value-type="float" office:value="-7.10000000000003" calcext:value-type="float">
            <text:p>-7.1</text:p>
          </table:table-cell>
          <table:table-cell table:style-name="Default" office:value-type="float" office:value="-7.00000000000003" calcext:value-type="float">
            <text:p>-7</text:p>
          </table:table-cell>
          <table:table-cell table:style-name="Default" office:value-type="float" office:value="-6.90000000000003" calcext:value-type="float">
            <text:p>-6.9</text:p>
          </table:table-cell>
          <table:table-cell table:style-name="Default" office:value-type="float" office:value="-6.80000000000003" calcext:value-type="float">
            <text:p>-6.8</text:p>
          </table:table-cell>
          <table:table-cell table:style-name="Default" office:value-type="float" office:value="-6.70000000000003" calcext:value-type="float">
            <text:p>-6.7</text:p>
          </table:table-cell>
          <table:table-cell table:style-name="Default" office:value-type="float" office:value="-6.60000000000003" calcext:value-type="float">
            <text:p>-6.6</text:p>
          </table:table-cell>
          <table:table-cell table:style-name="Default" office:value-type="float" office:value="-6.50000000000003" calcext:value-type="float">
            <text:p>-6.5</text:p>
          </table:table-cell>
          <table:table-cell table:style-name="Default" office:value-type="float" office:value="-6.40000000000003" calcext:value-type="float">
            <text:p>-6.4</text:p>
          </table:table-cell>
          <table:table-cell table:style-name="Default" office:value-type="float" office:value="-6.30000000000003" calcext:value-type="float">
            <text:p>-6.3</text:p>
          </table:table-cell>
          <table:table-cell table:style-name="Default" office:value-type="float" office:value="-6.20000000000003" calcext:value-type="float">
            <text:p>-6.2</text:p>
          </table:table-cell>
          <table:table-cell table:style-name="Default" office:value-type="float" office:value="-6.10000000000003" calcext:value-type="float">
            <text:p>-6.1</text:p>
          </table:table-cell>
          <table:table-cell table:style-name="Default" office:value-type="float" office:value="-6.00000000000003" calcext:value-type="float">
            <text:p>-6</text:p>
          </table:table-cell>
          <table:table-cell table:style-name="Default" office:value-type="float" office:value="-5.90000000000003" calcext:value-type="float">
            <text:p>-5.9</text:p>
          </table:table-cell>
          <table:table-cell table:style-name="Default" office:value-type="float" office:value="-5.80000000000003" calcext:value-type="float">
            <text:p>-5.8</text:p>
          </table:table-cell>
          <table:table-cell table:style-name="Default" office:value-type="float" office:value="-5.70000000000003" calcext:value-type="float">
            <text:p>-5.7</text:p>
          </table:table-cell>
          <table:table-cell table:style-name="Default" office:value-type="float" office:value="-5.60000000000003" calcext:value-type="float">
            <text:p>-5.6</text:p>
          </table:table-cell>
          <table:table-cell table:style-name="Default" office:value-type="float" office:value="-5.50000000000003" calcext:value-type="float">
            <text:p>-5.5</text:p>
          </table:table-cell>
          <table:table-cell table:style-name="Default" office:value-type="float" office:value="-5.40000000000003" calcext:value-type="float">
            <text:p>-5.4</text:p>
          </table:table-cell>
          <table:table-cell table:style-name="Default" office:value-type="float" office:value="-5.30000000000003" calcext:value-type="float">
            <text:p>-5.3</text:p>
          </table:table-cell>
          <table:table-cell table:style-name="Default" office:value-type="float" office:value="-5.20000000000003" calcext:value-type="float">
            <text:p>-5.2</text:p>
          </table:table-cell>
          <table:table-cell table:style-name="Default" office:value-type="float" office:value="-5.10000000000004" calcext:value-type="float">
            <text:p>-5.1</text:p>
          </table:table-cell>
          <table:table-cell table:style-name="Default" office:value-type="float" office:value="-5.00000000000004" calcext:value-type="float">
            <text:p>-5</text:p>
          </table:table-cell>
          <table:table-cell table:style-name="Default" office:value-type="float" office:value="-4.90000000000004" calcext:value-type="float">
            <text:p>-4.9</text:p>
          </table:table-cell>
          <table:table-cell table:style-name="Default" office:value-type="float" office:value="-4.80000000000004" calcext:value-type="float">
            <text:p>-4.8</text:p>
          </table:table-cell>
          <table:table-cell table:style-name="Default" office:value-type="float" office:value="-4.70000000000004" calcext:value-type="float">
            <text:p>-4.7</text:p>
          </table:table-cell>
          <table:table-cell table:style-name="Default" office:value-type="float" office:value="-4.60000000000004" calcext:value-type="float">
            <text:p>-4.6</text:p>
          </table:table-cell>
          <table:table-cell table:style-name="Default" office:value-type="float" office:value="-4.50000000000004" calcext:value-type="float">
            <text:p>-4.5</text:p>
          </table:table-cell>
          <table:table-cell table:style-name="Default" office:value-type="float" office:value="-4.40000000000004" calcext:value-type="float">
            <text:p>-4.4</text:p>
          </table:table-cell>
          <table:table-cell table:style-name="Default" office:value-type="float" office:value="-4.30000000000004" calcext:value-type="float">
            <text:p>-4.3</text:p>
          </table:table-cell>
          <table:table-cell table:style-name="Default" office:value-type="float" office:value="-4.20000000000004" calcext:value-type="float">
            <text:p>-4.2</text:p>
          </table:table-cell>
          <table:table-cell table:style-name="Default" office:value-type="float" office:value="-4.10000000000004" calcext:value-type="float">
            <text:p>-4.1</text:p>
          </table:table-cell>
          <table:table-cell table:style-name="Default" office:value-type="float" office:value="-4.00000000000004" calcext:value-type="float">
            <text:p>-4</text:p>
          </table:table-cell>
          <table:table-cell table:style-name="Default" office:value-type="float" office:value="-3.90000000000004" calcext:value-type="float">
            <text:p>-3.9</text:p>
          </table:table-cell>
          <table:table-cell table:style-name="Default" office:value-type="float" office:value="-3.80000000000004" calcext:value-type="float">
            <text:p>-3.8</text:p>
          </table:table-cell>
          <table:table-cell table:style-name="Default" office:value-type="float" office:value="-3.70000000000004" calcext:value-type="float">
            <text:p>-3.7</text:p>
          </table:table-cell>
          <table:table-cell table:style-name="Default" office:value-type="float" office:value="-3.60000000000004" calcext:value-type="float">
            <text:p>-3.6</text:p>
          </table:table-cell>
          <table:table-cell table:style-name="Default" office:value-type="float" office:value="-3.50000000000004" calcext:value-type="float">
            <text:p>-3.5</text:p>
          </table:table-cell>
          <table:table-cell table:style-name="Default" office:value-type="float" office:value="-3.40000000000004" calcext:value-type="float">
            <text:p>-3.4</text:p>
          </table:table-cell>
          <table:table-cell table:style-name="Default" office:value-type="float" office:value="-3.30000000000004" calcext:value-type="float">
            <text:p>-3.3</text:p>
          </table:table-cell>
          <table:table-cell table:style-name="Default" office:value-type="float" office:value="-3.20000000000004" calcext:value-type="float">
            <text:p>-3.2</text:p>
          </table:table-cell>
          <table:table-cell table:style-name="Default" office:value-type="float" office:value="-3.10000000000004" calcext:value-type="float">
            <text:p>-3.1</text:p>
          </table:table-cell>
          <table:table-cell table:style-name="Default" office:value-type="float" office:value="-3.00000000000004" calcext:value-type="float">
            <text:p>-3</text:p>
          </table:table-cell>
          <table:table-cell table:style-name="Default" office:value-type="float" office:value="-2.90000000000004" calcext:value-type="float">
            <text:p>-2.9</text:p>
          </table:table-cell>
          <table:table-cell table:style-name="Default" office:value-type="float" office:value="-2.80000000000004" calcext:value-type="float">
            <text:p>-2.8</text:p>
          </table:table-cell>
          <table:table-cell table:style-name="Default" office:value-type="float" office:value="-2.70000000000004" calcext:value-type="float">
            <text:p>-2.7</text:p>
          </table:table-cell>
          <table:table-cell table:style-name="Default" office:value-type="float" office:value="-2.60000000000004" calcext:value-type="float">
            <text:p>-2.6</text:p>
          </table:table-cell>
          <table:table-cell table:style-name="Default" office:value-type="float" office:value="-2.50000000000004" calcext:value-type="float">
            <text:p>-2.5</text:p>
          </table:table-cell>
          <table:table-cell table:style-name="Default" office:value-type="float" office:value="-2.40000000000004" calcext:value-type="float">
            <text:p>-2.4</text:p>
          </table:table-cell>
          <table:table-cell table:style-name="Default" office:value-type="float" office:value="-2.30000000000004" calcext:value-type="float">
            <text:p>-2.3</text:p>
          </table:table-cell>
          <table:table-cell table:style-name="Default" office:value-type="float" office:value="-2.20000000000004" calcext:value-type="float">
            <text:p>-2.2</text:p>
          </table:table-cell>
          <table:table-cell table:style-name="Default" office:value-type="float" office:value="-2.10000000000004" calcext:value-type="float">
            <text:p>-2.1</text:p>
          </table:table-cell>
          <table:table-cell table:style-name="Default" office:value-type="float" office:value="-2.00000000000004" calcext:value-type="float">
            <text:p>-2</text:p>
          </table:table-cell>
          <table:table-cell table:style-name="Default" office:value-type="float" office:value="-1.90000000000004" calcext:value-type="float">
            <text:p>-1.9</text:p>
          </table:table-cell>
          <table:table-cell table:style-name="Default" office:value-type="float" office:value="-1.80000000000004" calcext:value-type="float">
            <text:p>-1.8</text:p>
          </table:table-cell>
          <table:table-cell table:style-name="Default" office:value-type="float" office:value="-1.70000000000004" calcext:value-type="float">
            <text:p>-1.7</text:p>
          </table:table-cell>
          <table:table-cell table:style-name="Default" office:value-type="float" office:value="-1.60000000000004" calcext:value-type="float">
            <text:p>-1.6</text:p>
          </table:table-cell>
          <table:table-cell table:style-name="Default" office:value-type="float" office:value="-1.50000000000004" calcext:value-type="float">
            <text:p>-1.5</text:p>
          </table:table-cell>
          <table:table-cell table:style-name="Default" office:value-type="float" office:value="-1.40000000000004" calcext:value-type="float">
            <text:p>-1.4</text:p>
          </table:table-cell>
          <table:table-cell table:style-name="Default" office:value-type="float" office:value="-1.30000000000004" calcext:value-type="float">
            <text:p>-1.3</text:p>
          </table:table-cell>
          <table:table-cell table:style-name="Default" office:value-type="float" office:value="-1.20000000000004" calcext:value-type="float">
            <text:p>-1.2</text:p>
          </table:table-cell>
          <table:table-cell table:style-name="Default" office:value-type="float" office:value="-1.10000000000004" calcext:value-type="float">
            <text:p>-1.1</text:p>
          </table:table-cell>
          <table:table-cell table:style-name="Default" office:value-type="float" office:value="-1.00000000000004" calcext:value-type="float">
            <text:p>-1</text:p>
          </table:table-cell>
          <table:table-cell table:style-name="Default" office:value-type="float" office:value="-0.900000000000036" calcext:value-type="float">
            <text:p>-0.9</text:p>
          </table:table-cell>
          <table:table-cell table:style-name="Default" office:value-type="float" office:value="-0.800000000000036" calcext:value-type="float">
            <text:p>-0.8</text:p>
          </table:table-cell>
          <table:table-cell table:style-name="Default" office:value-type="float" office:value="-0.700000000000036" calcext:value-type="float">
            <text:p>-0.7</text:p>
          </table:table-cell>
          <table:table-cell table:style-name="Default" office:value-type="float" office:value="-0.600000000000037" calcext:value-type="float">
            <text:p>-0.6</text:p>
          </table:table-cell>
          <table:table-cell table:style-name="Default" office:value-type="float" office:value="-0.500000000000037" calcext:value-type="float">
            <text:p>-0.5</text:p>
          </table:table-cell>
          <table:table-cell table:style-name="Default" office:value-type="float" office:value="-0.400000000000037" calcext:value-type="float">
            <text:p>-0.4</text:p>
          </table:table-cell>
          <table:table-cell table:style-name="Default" office:value-type="float" office:value="-0.300000000000037" calcext:value-type="float">
            <text:p>-0.3</text:p>
          </table:table-cell>
          <table:table-cell table:style-name="Default" office:value-type="float" office:value="-0.200000000000037" calcext:value-type="float">
            <text:p>-0.2</text:p>
          </table:table-cell>
          <table:table-cell table:style-name="Default" office:value-type="float" office:value="-0.100000000000037" calcext:value-type="float">
            <text:p>-0.1</text:p>
          </table:table-cell>
          <table:table-cell table:style-name="Default" office:value-type="float" office:value="-0.0000000000000365540930857833" calcext:value-type="float">
            <text:p>-3.65540930857833E-014</text:p>
          </table:table-cell>
          <table:table-cell table:style-name="Default" office:value-type="float" office:value="0.0999999999999635" calcext:value-type="float">
            <text:p>0.1</text:p>
          </table:table-cell>
          <table:table-cell table:style-name="Default" office:value-type="float" office:value="0.199999999999963" calcext:value-type="float">
            <text:p>0.2</text:p>
          </table:table-cell>
          <table:table-cell table:style-name="Default" office:value-type="float" office:value="0.299999999999963" calcext:value-type="float">
            <text:p>0.3</text:p>
          </table:table-cell>
          <table:table-cell table:style-name="Default" office:value-type="float" office:value="0.399999999999964" calcext:value-type="float">
            <text:p>0.4</text:p>
          </table:table-cell>
          <table:table-cell table:style-name="Default" office:value-type="float" office:value="0.499999999999963" calcext:value-type="float">
            <text:p>0.5</text:p>
          </table:table-cell>
          <table:table-cell table:style-name="Default" office:value-type="float" office:value="0.599999999999963" calcext:value-type="float">
            <text:p>0.6</text:p>
          </table:table-cell>
          <table:table-cell table:style-name="Default" office:value-type="float" office:value="0.699999999999963" calcext:value-type="float">
            <text:p>0.7</text:p>
          </table:table-cell>
          <table:table-cell table:style-name="Default" office:value-type="float" office:value="0.799999999999963" calcext:value-type="float">
            <text:p>0.8</text:p>
          </table:table-cell>
          <table:table-cell table:style-name="Default" office:value-type="float" office:value="0.899999999999963" calcext:value-type="float">
            <text:p>0.9</text:p>
          </table:table-cell>
          <table:table-cell table:style-name="Default" office:value-type="float" office:value="0.999999999999963" calcext:value-type="float">
            <text:p>1</text:p>
          </table:table-cell>
          <table:table-cell table:style-name="Default" office:value-type="float" office:value="1.09999999999996" calcext:value-type="float">
            <text:p>1.1</text:p>
          </table:table-cell>
          <table:table-cell table:style-name="Default" office:value-type="float" office:value="1.19999999999996" calcext:value-type="float">
            <text:p>1.2</text:p>
          </table:table-cell>
          <table:table-cell table:style-name="Default" office:value-type="float" office:value="1.29999999999996" calcext:value-type="float">
            <text:p>1.3</text:p>
          </table:table-cell>
          <table:table-cell table:style-name="Default" office:value-type="float" office:value="1.39999999999996" calcext:value-type="float">
            <text:p>1.4</text:p>
          </table:table-cell>
          <table:table-cell table:style-name="Default" office:value-type="float" office:value="1.49999999999996" calcext:value-type="float">
            <text:p>1.5</text:p>
          </table:table-cell>
          <table:table-cell table:style-name="Default" office:value-type="float" office:value="1.59999999999996" calcext:value-type="float">
            <text:p>1.6</text:p>
          </table:table-cell>
          <table:table-cell table:style-name="Default" office:value-type="float" office:value="1.69999999999996" calcext:value-type="float">
            <text:p>1.7</text:p>
          </table:table-cell>
          <table:table-cell table:style-name="Default" office:value-type="float" office:value="1.79999999999996" calcext:value-type="float">
            <text:p>1.8</text:p>
          </table:table-cell>
          <table:table-cell table:style-name="Default" office:value-type="float" office:value="1.89999999999996" calcext:value-type="float">
            <text:p>1.9</text:p>
          </table:table-cell>
          <table:table-cell table:style-name="Default" office:value-type="float" office:value="1.99999999999996" calcext:value-type="float">
            <text:p>2</text:p>
          </table:table-cell>
          <table:table-cell table:style-name="Default" office:value-type="float" office:value="2.09999999999996" calcext:value-type="float">
            <text:p>2.1</text:p>
          </table:table-cell>
          <table:table-cell table:style-name="Default" office:value-type="float" office:value="2.19999999999996" calcext:value-type="float">
            <text:p>2.2</text:p>
          </table:table-cell>
          <table:table-cell table:style-name="Default" office:value-type="float" office:value="2.29999999999996" calcext:value-type="float">
            <text:p>2.3</text:p>
          </table:table-cell>
          <table:table-cell table:style-name="Default" office:value-type="float" office:value="2.39999999999996" calcext:value-type="float">
            <text:p>2.4</text:p>
          </table:table-cell>
          <table:table-cell table:style-name="Default" office:value-type="float" office:value="2.49999999999996" calcext:value-type="float">
            <text:p>2.5</text:p>
          </table:table-cell>
          <table:table-cell table:style-name="Default" office:value-type="float" office:value="2.59999999999996" calcext:value-type="float">
            <text:p>2.6</text:p>
          </table:table-cell>
          <table:table-cell table:style-name="Default" office:value-type="float" office:value="2.69999999999996" calcext:value-type="float">
            <text:p>2.7</text:p>
          </table:table-cell>
          <table:table-cell table:style-name="Default" office:value-type="float" office:value="2.79999999999996" calcext:value-type="float">
            <text:p>2.8</text:p>
          </table:table-cell>
          <table:table-cell table:style-name="Default" office:value-type="float" office:value="2.89999999999996" calcext:value-type="float">
            <text:p>2.9</text:p>
          </table:table-cell>
          <table:table-cell table:style-name="Default" office:value-type="float" office:value="2.99999999999996" calcext:value-type="float">
            <text:p>3</text:p>
          </table:table-cell>
          <table:table-cell table:style-name="Default" office:value-type="float" office:value="3.09999999999997" calcext:value-type="float">
            <text:p>3.1</text:p>
          </table:table-cell>
          <table:table-cell table:style-name="Default" office:value-type="float" office:value="3.19999999999997" calcext:value-type="float">
            <text:p>3.2</text:p>
          </table:table-cell>
          <table:table-cell table:style-name="Default" office:value-type="float" office:value="3.29999999999997" calcext:value-type="float">
            <text:p>3.3</text:p>
          </table:table-cell>
          <table:table-cell table:style-name="Default" office:value-type="float" office:value="3.39999999999997" calcext:value-type="float">
            <text:p>3.4</text:p>
          </table:table-cell>
          <table:table-cell table:style-name="Default" office:value-type="float" office:value="3.49999999999997" calcext:value-type="float">
            <text:p>3.5</text:p>
          </table:table-cell>
          <table:table-cell table:style-name="Default" office:value-type="float" office:value="3.59999999999997" calcext:value-type="float">
            <text:p>3.6</text:p>
          </table:table-cell>
          <table:table-cell table:style-name="Default" office:value-type="float" office:value="3.69999999999997" calcext:value-type="float">
            <text:p>3.7</text:p>
          </table:table-cell>
          <table:table-cell table:style-name="Default" office:value-type="float" office:value="3.79999999999997" calcext:value-type="float">
            <text:p>3.8</text:p>
          </table:table-cell>
          <table:table-cell table:style-name="Default" office:value-type="float" office:value="3.89999999999997" calcext:value-type="float">
            <text:p>3.9</text:p>
          </table:table-cell>
          <table:table-cell table:style-name="Default" office:value-type="float" office:value="3.99999999999997" calcext:value-type="float">
            <text:p>4</text:p>
          </table:table-cell>
          <table:table-cell table:style-name="Default" office:value-type="float" office:value="4.09999999999997" calcext:value-type="float">
            <text:p>4.1</text:p>
          </table:table-cell>
          <table:table-cell table:style-name="Default" office:value-type="float" office:value="4.19999999999997" calcext:value-type="float">
            <text:p>4.2</text:p>
          </table:table-cell>
          <table:table-cell table:style-name="Default" office:value-type="float" office:value="4.29999999999997" calcext:value-type="float">
            <text:p>4.3</text:p>
          </table:table-cell>
          <table:table-cell table:style-name="Default" office:value-type="float" office:value="4.39999999999996" calcext:value-type="float">
            <text:p>4.4</text:p>
          </table:table-cell>
          <table:table-cell table:style-name="Default" office:value-type="float" office:value="4.49999999999996" calcext:value-type="float">
            <text:p>4.5</text:p>
          </table:table-cell>
          <table:table-cell table:style-name="Default" office:value-type="float" office:value="4.59999999999996" calcext:value-type="float">
            <text:p>4.6</text:p>
          </table:table-cell>
          <table:table-cell table:style-name="Default" office:value-type="float" office:value="4.69999999999996" calcext:value-type="float">
            <text:p>4.7</text:p>
          </table:table-cell>
          <table:table-cell table:style-name="Default" office:value-type="float" office:value="4.79999999999996" calcext:value-type="float">
            <text:p>4.8</text:p>
          </table:table-cell>
          <table:table-cell table:style-name="Default" office:value-type="float" office:value="4.89999999999996" calcext:value-type="float">
            <text:p>4.9</text:p>
          </table:table-cell>
          <table:table-cell table:style-name="Default" office:value-type="float" office:value="4.99999999999996" calcext:value-type="float">
            <text:p>5</text:p>
          </table:table-cell>
          <table:table-cell table:style-name="Default" office:value-type="float" office:value="5.09999999999996" calcext:value-type="float">
            <text:p>5.1</text:p>
          </table:table-cell>
          <table:table-cell table:style-name="Default" office:value-type="float" office:value="5.19999999999996" calcext:value-type="float">
            <text:p>5.2</text:p>
          </table:table-cell>
          <table:table-cell table:style-name="Default" office:value-type="float" office:value="5.29999999999996" calcext:value-type="float">
            <text:p>5.3</text:p>
          </table:table-cell>
          <table:table-cell table:style-name="Default" office:value-type="float" office:value="5.39999999999996" calcext:value-type="float">
            <text:p>5.4</text:p>
          </table:table-cell>
          <table:table-cell table:style-name="Default" office:value-type="float" office:value="5.49999999999996" calcext:value-type="float">
            <text:p>5.5</text:p>
          </table:table-cell>
          <table:table-cell table:style-name="Default" office:value-type="float" office:value="5.59999999999996" calcext:value-type="float">
            <text:p>5.6</text:p>
          </table:table-cell>
          <table:table-cell table:style-name="Default" office:value-type="float" office:value="5.69999999999996" calcext:value-type="float">
            <text:p>5.7</text:p>
          </table:table-cell>
          <table:table-cell table:style-name="Default" office:value-type="float" office:value="5.79999999999996" calcext:value-type="float">
            <text:p>5.8</text:p>
          </table:table-cell>
          <table:table-cell table:style-name="Default" office:value-type="float" office:value="5.89999999999996" calcext:value-type="float">
            <text:p>5.9</text:p>
          </table:table-cell>
          <table:table-cell table:style-name="Default" office:value-type="float" office:value="5.99999999999996" calcext:value-type="float">
            <text:p>6</text:p>
          </table:table-cell>
          <table:table-cell table:style-name="Default" office:value-type="float" office:value="6.09999999999996" calcext:value-type="float">
            <text:p>6.1</text:p>
          </table:table-cell>
          <table:table-cell table:style-name="Default" office:value-type="float" office:value="6.19999999999996" calcext:value-type="float">
            <text:p>6.2</text:p>
          </table:table-cell>
          <table:table-cell table:style-name="Default" office:value-type="float" office:value="6.29999999999996" calcext:value-type="float">
            <text:p>6.3</text:p>
          </table:table-cell>
          <table:table-cell table:style-name="Default" office:value-type="float" office:value="6.39999999999996" calcext:value-type="float">
            <text:p>6.4</text:p>
          </table:table-cell>
          <table:table-cell table:style-name="Default" office:value-type="float" office:value="6.49999999999996" calcext:value-type="float">
            <text:p>6.5</text:p>
          </table:table-cell>
          <table:table-cell table:style-name="Default" office:value-type="float" office:value="6.59999999999996" calcext:value-type="float">
            <text:p>6.6</text:p>
          </table:table-cell>
          <table:table-cell table:style-name="Default" office:value-type="float" office:value="6.69999999999996" calcext:value-type="float">
            <text:p>6.7</text:p>
          </table:table-cell>
          <table:table-cell table:style-name="Default" office:value-type="float" office:value="6.79999999999996" calcext:value-type="float">
            <text:p>6.8</text:p>
          </table:table-cell>
          <table:table-cell table:style-name="Default" office:value-type="float" office:value="6.89999999999996" calcext:value-type="float">
            <text:p>6.9</text:p>
          </table:table-cell>
          <table:table-cell table:style-name="Default" office:value-type="float" office:value="6.99999999999996" calcext:value-type="float">
            <text:p>7</text:p>
          </table:table-cell>
          <table:table-cell table:style-name="Default" office:value-type="float" office:value="7.09999999999996" calcext:value-type="float">
            <text:p>7.1</text:p>
          </table:table-cell>
          <table:table-cell table:style-name="Default" office:value-type="float" office:value="7.19999999999995" calcext:value-type="float">
            <text:p>7.2</text:p>
          </table:table-cell>
          <table:table-cell table:style-name="Default" office:value-type="float" office:value="7.29999999999995" calcext:value-type="float">
            <text:p>7.3</text:p>
          </table:table-cell>
          <table:table-cell table:style-name="Default" office:value-type="float" office:value="7.39999999999995" calcext:value-type="float">
            <text:p>7.4</text:p>
          </table:table-cell>
          <table:table-cell table:style-name="Default" office:value-type="float" office:value="7.49999999999995" calcext:value-type="float">
            <text:p>7.5</text:p>
          </table:table-cell>
          <table:table-cell table:style-name="Default" office:value-type="float" office:value="7.59999999999995" calcext:value-type="float">
            <text:p>7.6</text:p>
          </table:table-cell>
          <table:table-cell table:style-name="Default" office:value-type="float" office:value="7.69999999999995" calcext:value-type="float">
            <text:p>7.7</text:p>
          </table:table-cell>
          <table:table-cell table:style-name="Default" office:value-type="float" office:value="7.79999999999995" calcext:value-type="float">
            <text:p>7.8</text:p>
          </table:table-cell>
          <table:table-cell table:style-name="Default" office:value-type="float" office:value="7.89999999999995" calcext:value-type="float">
            <text:p>7.9</text:p>
          </table:table-cell>
          <table:table-cell table:style-name="Default" office:value-type="float" office:value="7.99999999999995" calcext:value-type="float">
            <text:p>8</text:p>
          </table:table-cell>
          <table:table-cell table:style-name="Default" office:value-type="float" office:value="8.09999999999995" calcext:value-type="float">
            <text:p>8.1</text:p>
          </table:table-cell>
          <table:table-cell table:style-name="Default" office:value-type="float" office:value="8.19999999999995" calcext:value-type="float">
            <text:p>8.2</text:p>
          </table:table-cell>
          <table:table-cell table:style-name="Default" office:value-type="float" office:value="8.29999999999995" calcext:value-type="float">
            <text:p>8.3</text:p>
          </table:table-cell>
          <table:table-cell table:style-name="Default" office:value-type="float" office:value="8.39999999999995" calcext:value-type="float">
            <text:p>8.4</text:p>
          </table:table-cell>
          <table:table-cell table:style-name="Default" office:value-type="float" office:value="8.49999999999995" calcext:value-type="float">
            <text:p>8.5</text:p>
          </table:table-cell>
          <table:table-cell table:style-name="Default" office:value-type="float" office:value="8.59999999999995" calcext:value-type="float">
            <text:p>8.6</text:p>
          </table:table-cell>
          <table:table-cell table:style-name="Default" office:value-type="float" office:value="8.69999999999995" calcext:value-type="float">
            <text:p>8.7</text:p>
          </table:table-cell>
          <table:table-cell table:style-name="Default" office:value-type="float" office:value="8.79999999999995" calcext:value-type="float">
            <text:p>8.8</text:p>
          </table:table-cell>
          <table:table-cell table:style-name="Default" office:value-type="float" office:value="8.89999999999995" calcext:value-type="float">
            <text:p>8.9</text:p>
          </table:table-cell>
          <table:table-cell table:style-name="Default" office:value-type="float" office:value="8.99999999999995" calcext:value-type="float">
            <text:p>9</text:p>
          </table:table-cell>
          <table:table-cell table:style-name="Default" office:value-type="float" office:value="9.09999999999995" calcext:value-type="float">
            <text:p>9.1</text:p>
          </table:table-cell>
          <table:table-cell table:style-name="Default" office:value-type="float" office:value="9.19999999999995" calcext:value-type="float">
            <text:p>9.2</text:p>
          </table:table-cell>
          <table:table-cell table:style-name="Default" office:value-type="float" office:value="9.29999999999995" calcext:value-type="float">
            <text:p>9.3</text:p>
          </table:table-cell>
          <table:table-cell table:style-name="Default" office:value-type="float" office:value="9.39999999999995" calcext:value-type="float">
            <text:p>9.4</text:p>
          </table:table-cell>
          <table:table-cell table:style-name="Default" office:value-type="float" office:value="9.49999999999995" calcext:value-type="float">
            <text:p>9.5</text:p>
          </table:table-cell>
          <table:table-cell table:style-name="Default" office:value-type="float" office:value="9.59999999999995" calcext:value-type="float">
            <text:p>9.6</text:p>
          </table:table-cell>
          <table:table-cell table:style-name="Default" office:value-type="float" office:value="9.69999999999995" calcext:value-type="float">
            <text:p>9.7</text:p>
          </table:table-cell>
          <table:table-cell table:style-name="Default" office:value-type="float" office:value="9.79999999999995" calcext:value-type="float">
            <text:p>9.8</text:p>
          </table:table-cell>
          <table:table-cell table:style-name="Default" office:value-type="float" office:value="9.89999999999995" calcext:value-type="float">
            <text:p>9.9</text:p>
          </table:table-cell>
          <table:table-cell table:style-name="Default" office:value-type="float" office:value="9.99999999999994" calcext:value-type="float">
            <text:p>10</text:p>
          </table:table-cell>
          <table:table-cell table:style-name="Default" office:value-type="float" office:value="10.0999999999999" calcext:value-type="float">
            <text:p>10.1</text:p>
          </table:table-cell>
          <table:table-cell table:style-name="Default" office:value-type="float" office:value="10.1999999999999" calcext:value-type="float">
            <text:p>10.2</text:p>
          </table:table-cell>
          <table:table-cell table:style-name="Default" office:value-type="float" office:value="10.2999999999999" calcext:value-type="float">
            <text:p>10.3</text:p>
          </table:table-cell>
          <table:table-cell table:style-name="Default" office:value-type="float" office:value="10.3999999999999" calcext:value-type="float">
            <text:p>10.4</text:p>
          </table:table-cell>
          <table:table-cell table:style-name="Default" office:value-type="float" office:value="10.4999999999999" calcext:value-type="float">
            <text:p>10.5</text:p>
          </table:table-cell>
          <table:table-cell table:style-name="Default" office:value-type="float" office:value="10.5999999999999" calcext:value-type="float">
            <text:p>10.6</text:p>
          </table:table-cell>
          <table:table-cell table:style-name="Default" office:value-type="float" office:value="10.6999999999999" calcext:value-type="float">
            <text:p>10.7</text:p>
          </table:table-cell>
          <table:table-cell table:style-name="Default" office:value-type="float" office:value="10.7999999999999" calcext:value-type="float">
            <text:p>10.8</text:p>
          </table:table-cell>
          <table:table-cell table:style-name="Default" office:value-type="float" office:value="10.8999999999999" calcext:value-type="float">
            <text:p>10.9</text:p>
          </table:table-cell>
          <table:table-cell table:style-name="Default" office:value-type="float" office:value="10.9999999999999" calcext:value-type="float">
            <text:p>11</text:p>
          </table:table-cell>
          <table:table-cell table:number-columns-repeated="799"/>
        </table:table-row>
        <table:table-row table:style-name="ro1">
          <table:table-cell office:value-type="string" calcext:value-type="string">
            <text:p>calculated Br</text:p>
          </table:table-cell>
          <table:table-cell/>
          <table:table-cell table:style-name="Default" office:value-type="float" office:value="-0.224936008902328" calcext:value-type="float">
            <text:p>-0.2249360089</text:p>
          </table:table-cell>
          <table:table-cell table:style-name="Default" office:value-type="float" office:value="-0.224917869299287" calcext:value-type="float">
            <text:p>-0.2249178693</text:p>
          </table:table-cell>
          <table:table-cell table:style-name="Default" office:value-type="float" office:value="-0.223813637452653" calcext:value-type="float">
            <text:p>-0.2238136375</text:p>
          </table:table-cell>
          <table:table-cell table:style-name="Default" office:value-type="float" office:value="-0.2230126867415" calcext:value-type="float">
            <text:p>-0.2230126867</text:p>
          </table:table-cell>
          <table:table-cell table:style-name="Default" office:value-type="float" office:value="-0.221347029084349" calcext:value-type="float">
            <text:p>-0.2213470291</text:p>
          </table:table-cell>
          <table:table-cell table:style-name="Default" office:value-type="float" office:value="-0.219630770337344" calcext:value-type="float">
            <text:p>-0.2196307703</text:p>
          </table:table-cell>
          <table:table-cell table:style-name="Default" office:value-type="float" office:value="-0.217561973229266" calcext:value-type="float">
            <text:p>-0.2175619732</text:p>
          </table:table-cell>
          <table:table-cell table:style-name="Default" office:value-type="float" office:value="-0.215596450738022" calcext:value-type="float">
            <text:p>-0.2155964507</text:p>
          </table:table-cell>
          <table:table-cell table:style-name="Default" office:value-type="float" office:value="-0.212420423671545" calcext:value-type="float">
            <text:p>-0.2124204237</text:p>
          </table:table-cell>
          <table:table-cell table:style-name="Default" office:value-type="float" office:value="-0.208364026577944" calcext:value-type="float">
            <text:p>-0.2083640266</text:p>
          </table:table-cell>
          <table:table-cell table:style-name="Default" office:value-type="float" office:value="-0.20467405501388" calcext:value-type="float">
            <text:p>-0.204674055</text:p>
          </table:table-cell>
          <table:table-cell table:style-name="Default" office:value-type="float" office:value="-0.199503005794887" calcext:value-type="float">
            <text:p>-0.1995030058</text:p>
          </table:table-cell>
          <table:table-cell table:style-name="Default" office:value-type="float" office:value="-0.194578751462441" calcext:value-type="float">
            <text:p>-0.1945787515</text:p>
          </table:table-cell>
          <table:table-cell table:style-name="Default" office:value-type="float" office:value="-0.189654497129994" calcext:value-type="float">
            <text:p>-0.1896544971</text:p>
          </table:table-cell>
          <table:table-cell table:style-name="Default" office:value-type="float" office:value="-0.182481335561385" calcext:value-type="float">
            <text:p>-0.1824813356</text:p>
          </table:table-cell>
          <table:table-cell table:style-name="Default" office:value-type="float" office:value="-0.175478316299838" calcext:value-type="float">
            <text:p>-0.1754783163</text:p>
          </table:table-cell>
          <table:table-cell table:style-name="Default" office:value-type="float" office:value="-0.168077038939311" calcext:value-type="float">
            <text:p>-0.1680770389</text:p>
          </table:table-cell>
          <table:table-cell table:style-name="Default" office:value-type="float" office:value="-0.160595304479139" calcext:value-type="float">
            <text:p>-0.1605953045</text:p>
          </table:table-cell>
          <table:table-cell table:style-name="Default" office:value-type="float" office:value="-0.152740113571455" calcext:value-type="float">
            <text:p>-0.1527401136</text:p>
          </table:table-cell>
          <table:table-cell table:style-name="Default" office:value-type="float" office:value="-0.144884922663771" calcext:value-type="float">
            <text:p>-0.1448849227</text:p>
          </table:table-cell>
          <table:table-cell table:style-name="Default" office:value-type="float" office:value="-0.135874089024104" calcext:value-type="float">
            <text:p>-0.135874089</text:p>
          </table:table-cell>
          <table:table-cell table:style-name="Default" office:value-type="float" office:value="-0.127494849092366" calcext:value-type="float">
            <text:p>-0.1274948491</text:p>
          </table:table-cell>
          <table:table-cell table:style-name="Default" office:value-type="float" office:value="-0.11938292810402" calcext:value-type="float">
            <text:p>-0.1193829281</text:p>
          </table:table-cell>
          <table:table-cell table:style-name="Default" office:value-type="float" office:value="-0.111097915887683" calcext:value-type="float">
            <text:p>-0.1110979159</text:p>
          </table:table-cell>
          <table:table-cell table:style-name="Default" office:value-type="float" office:value="-0.101109088026817" calcext:value-type="float">
            <text:p>-0.101109088</text:p>
          </table:table-cell>
          <table:table-cell table:style-name="Default" office:value-type="float" office:value="-0.0927123413482893" calcext:value-type="float">
            <text:p>-0.0927123413</text:p>
          </table:table-cell>
          <table:table-cell table:style-name="Default" office:value-type="float" office:value="-0.084173941693849" calcext:value-type="float">
            <text:p>-0.0841739417</text:p>
          </table:table-cell>
          <table:table-cell table:style-name="Default" office:value-type="float" office:value="-0.0753290483025231" calcext:value-type="float">
            <text:p>-0.0753290483</text:p>
          </table:table-cell>
          <table:table-cell table:style-name="Default" office:value-type="float" office:value="-0.0664841549111968" calcext:value-type="float">
            <text:p>-0.0664841549</text:p>
          </table:table-cell>
          <table:table-cell table:style-name="Default" office:value-type="float" office:value="-0.0576392615198671" calcext:value-type="float">
            <text:p>-0.0576392615</text:p>
          </table:table-cell>
          <table:table-cell table:style-name="Default" office:value-type="float" office:value="-0.0481699770230437" calcext:value-type="float">
            <text:p>-0.048169977</text:p>
          </table:table-cell>
          <table:table-cell table:style-name="Default" office:value-type="float" office:value="-0.0400087061188104" calcext:value-type="float">
            <text:p>-0.0400087061</text:p>
          </table:table-cell>
          <table:table-cell table:style-name="Default" office:value-type="float" office:value="-0.031847435214577" calcext:value-type="float">
            <text:p>-0.0318474352</text:p>
          </table:table-cell>
          <table:table-cell table:style-name="Default" office:value-type="float" office:value="-0.0229681540827409" calcext:value-type="float">
            <text:p>-0.0229681541</text:p>
          </table:table-cell>
          <table:table-cell table:style-name="Default" office:value-type="float" office:value="-0.0137775343869899" calcext:value-type="float">
            <text:p>-0.0137775344</text:p>
          </table:table-cell>
          <table:table-cell table:style-name="Default" office:value-type="float" office:value="-0.00548267593507316" calcext:value-type="float">
            <text:p>-0.0054826759</text:p>
          </table:table-cell>
          <table:table-cell table:style-name="Default" office:value-type="float" office:value="0.0035318633364051" calcext:value-type="float">
            <text:p>0.0035318633</text:p>
          </table:table-cell>
          <table:table-cell table:style-name="Default" office:value-type="float" office:value="0.0122059131439174" calcext:value-type="float">
            <text:p>0.0122059131</text:p>
          </table:table-cell>
          <table:table-cell table:style-name="Default" office:value-type="float" office:value="0.0209582199322976" calcext:value-type="float">
            <text:p>0.0209582199</text:p>
          </table:table-cell>
          <table:table-cell table:style-name="Default" office:value-type="float" office:value="0.0292605486662169" calcext:value-type="float">
            <text:p>0.0292605487</text:p>
          </table:table-cell>
          <table:table-cell table:style-name="Default" office:value-type="float" office:value="0.0383887374630958" calcext:value-type="float">
            <text:p>0.0383887375</text:p>
          </table:table-cell>
          <table:table-cell table:style-name="Default" office:value-type="float" office:value="0.0467887567947755" calcext:value-type="float">
            <text:p>0.0467887568</text:p>
          </table:table-cell>
          <table:table-cell table:style-name="Default" office:value-type="float" office:value="0.0549737214086939" calcext:value-type="float">
            <text:p>0.0549737214</text:p>
          </table:table-cell>
          <table:table-cell table:style-name="Default" office:value-type="float" office:value="0.0645839967792788" calcext:value-type="float">
            <text:p>0.0645839968</text:p>
          </table:table-cell>
          <table:table-cell table:style-name="Default" office:value-type="float" office:value="0.0732386258921717" calcext:value-type="float">
            <text:p>0.0732386259</text:p>
          </table:table-cell>
          <table:table-cell table:style-name="Default" office:value-type="float" office:value="0.0811970731191385" calcext:value-type="float">
            <text:p>0.0811970731</text:p>
          </table:table-cell>
          <table:table-cell table:style-name="Default" office:value-type="float" office:value="0.0906306273089354" calcext:value-type="float">
            <text:p>0.0906306273</text:p>
          </table:table-cell>
          <table:table-cell table:style-name="Default" office:value-type="float" office:value="0.0996575987971131" calcext:value-type="float">
            <text:p>0.0996575988</text:p>
          </table:table-cell>
          <table:table-cell table:style-name="Default" office:value-type="float" office:value="0.108684570285292" calcext:value-type="float">
            <text:p>0.1086845703</text:p>
          </table:table-cell>
          <table:table-cell table:style-name="Default" office:value-type="float" office:value="0.11682947363874" calcext:value-type="float">
            <text:p>0.1168294736</text:p>
          </table:table-cell>
          <table:table-cell table:style-name="Default" office:value-type="float" office:value="0.125131421207106" calcext:value-type="float">
            <text:p>0.1251314212</text:p>
          </table:table-cell>
          <table:table-cell table:style-name="Default" office:value-type="float" office:value="0.133433368775471" calcext:value-type="float">
            <text:p>0.1334333688</text:p>
          </table:table-cell>
          <table:table-cell table:style-name="Default" office:value-type="float" office:value="0.141479988304363" calcext:value-type="float">
            <text:p>0.1414799883</text:p>
          </table:table-cell>
          <table:table-cell table:style-name="Default" office:value-type="float" office:value="0.149411380868566" calcext:value-type="float">
            <text:p>0.1494113809</text:p>
          </table:table-cell>
          <table:table-cell table:style-name="Default" office:value-type="float" office:value="0.156780272337557" calcext:value-type="float">
            <text:p>0.1567802723</text:p>
          </table:table-cell>
          <table:table-cell table:style-name="Default" office:value-type="float" office:value="0.163812553755839" calcext:value-type="float">
            <text:p>0.1638125538</text:p>
          </table:table-cell>
          <table:table-cell table:style-name="Default" office:value-type="float" office:value="0.170524813056601" calcext:value-type="float">
            <text:p>0.1705248131</text:p>
          </table:table-cell>
          <table:table-cell table:style-name="Default" office:value-type="float" office:value="0.177610757508295" calcext:value-type="float">
            <text:p>0.1776107575</text:p>
          </table:table-cell>
          <table:table-cell table:style-name="Default" office:value-type="float" office:value="0.182632347536024" calcext:value-type="float">
            <text:p>0.1826323475</text:p>
          </table:table-cell>
          <table:table-cell table:style-name="Default" office:value-type="float" office:value="0.18751091377759" calcext:value-type="float">
            <text:p>0.1875109138</text:p>
          </table:table-cell>
          <table:table-cell table:style-name="Default" office:value-type="float" office:value="0.19233282540732" calcext:value-type="float">
            <text:p>0.1923328254</text:p>
          </table:table-cell>
          <table:table-cell table:style-name="Default" office:value-type="float" office:value="0.196689047895421" calcext:value-type="float">
            <text:p>0.1966890479</text:p>
          </table:table-cell>
          <table:table-cell table:style-name="Default" office:value-type="float" office:value="0.199452942535551" calcext:value-type="float">
            <text:p>0.1994529425</text:p>
          </table:table-cell>
          <table:table-cell table:style-name="Default" office:value-type="float" office:value="0.202098040236334" calcext:value-type="float">
            <text:p>0.2020980402</text:p>
          </table:table-cell>
          <table:table-cell table:style-name="Default" office:value-type="float" office:value="0.205212932068891" calcext:value-type="float">
            <text:p>0.2052129321</text:p>
          </table:table-cell>
          <table:table-cell table:style-name="Default" office:value-type="float" office:value="0.206889423341017" calcext:value-type="float">
            <text:p>0.2068894233</text:p>
          </table:table-cell>
          <table:table-cell table:style-name="Default" office:value-type="float" office:value="0.208565914613143" calcext:value-type="float">
            <text:p>0.2085659146</text:p>
          </table:table-cell>
          <table:table-cell table:style-name="Default" office:value-type="float" office:value="0.20985917419164" calcext:value-type="float">
            <text:p>0.2098591742</text:p>
          </table:table-cell>
          <table:table-cell table:style-name="Default" office:value-type="float" office:value="0.21023789037998" calcext:value-type="float">
            <text:p>0.2102378904</text:p>
          </table:table-cell>
          <table:table-cell table:style-name="Default" office:value-type="float" office:value="0.210616606568319" calcext:value-type="float">
            <text:p>0.2106166066</text:p>
          </table:table-cell>
          <table:table-cell table:style-name="Default" office:value-type="float" office:value="0.210995322756658" calcext:value-type="float">
            <text:p>0.2109953228</text:p>
          </table:table-cell>
          <table:table-cell table:style-name="Default" office:value-type="float" office:value="0.212320509075546" calcext:value-type="float">
            <text:p>0.2123205091</text:p>
          </table:table-cell>
          <table:table-cell table:style-name="Default" office:value-type="float" office:value="0.212315626654303" calcext:value-type="float">
            <text:p>0.2123156267</text:p>
          </table:table-cell>
          <table:table-cell table:style-name="Default" office:value-type="float" office:value="0.212124387027184" calcext:value-type="float">
            <text:p>0.212124387</text:p>
          </table:table-cell>
          <table:table-cell table:style-name="Default" office:value-type="float" office:value="0.211933147400065" calcext:value-type="float">
            <text:p>0.2119331474</text:p>
          </table:table-cell>
          <table:table-cell table:style-name="Default" office:value-type="float" office:value="0.211741907772946" calcext:value-type="float">
            <text:p>0.2117419078</text:p>
          </table:table-cell>
          <table:table-cell table:style-name="Default" office:value-type="float" office:value="0.211550668145827" calcext:value-type="float">
            <text:p>0.2115506681</text:p>
          </table:table-cell>
          <table:table-cell table:style-name="Default" office:value-type="float" office:value="0.211359428518708" calcext:value-type="float">
            <text:p>0.2113594285</text:p>
          </table:table-cell>
          <table:table-cell table:style-name="Default" office:value-type="float" office:value="0.210271192070909" calcext:value-type="float">
            <text:p>0.2102711921</text:p>
          </table:table-cell>
          <table:table-cell table:style-name="Default" office:value-type="float" office:value="0.209155314994576" calcext:value-type="float">
            <text:p>0.209155315</text:p>
          </table:table-cell>
          <table:table-cell table:style-name="Default" office:value-type="float" office:value="0.208039437918244" calcext:value-type="float">
            <text:p>0.2080394379</text:p>
          </table:table-cell>
          <table:table-cell table:style-name="Default" office:value-type="float" office:value="0.206519862263078" calcext:value-type="float">
            <text:p>0.2065198623</text:p>
          </table:table-cell>
          <table:table-cell table:style-name="Default" office:value-type="float" office:value="0.203775770646088" calcext:value-type="float">
            <text:p>0.2037757706</text:p>
          </table:table-cell>
          <table:table-cell table:style-name="Default" office:value-type="float" office:value="0.201031679029099" calcext:value-type="float">
            <text:p>0.201031679</text:p>
          </table:table-cell>
          <table:table-cell table:style-name="Default" office:value-type="float" office:value="0.196385589832214" calcext:value-type="float">
            <text:p>0.1963855898</text:p>
          </table:table-cell>
          <table:table-cell table:style-name="Default" office:value-type="float" office:value="0.194194341282019" calcext:value-type="float">
            <text:p>0.1941943413</text:p>
          </table:table-cell>
          <table:table-cell table:style-name="Default" office:value-type="float" office:value="0.189671545078454" calcext:value-type="float">
            <text:p>0.1896715451</text:p>
          </table:table-cell>
          <table:table-cell table:style-name="Default" office:value-type="float" office:value="0.183919332151912" calcext:value-type="float">
            <text:p>0.1839193322</text:p>
          </table:table-cell>
          <table:table-cell table:style-name="Default" office:value-type="float" office:value="0.179307373266583" calcext:value-type="float">
            <text:p>0.1793073733</text:p>
          </table:table-cell>
          <table:table-cell table:style-name="Default" office:value-type="float" office:value="0.172797694745587" calcext:value-type="float">
            <text:p>0.1727976947</text:p>
          </table:table-cell>
          <table:table-cell table:style-name="Default" office:value-type="float" office:value="0.166561385571003" calcext:value-type="float">
            <text:p>0.1665613856</text:p>
          </table:table-cell>
          <table:table-cell table:style-name="Default" office:value-type="float" office:value="0.159453105572046" calcext:value-type="float">
            <text:p>0.1594531056</text:p>
          </table:table-cell>
          <table:table-cell table:style-name="Default" office:value-type="float" office:value="0.152045899108443" calcext:value-type="float">
            <text:p>0.1520458991</text:p>
          </table:table-cell>
          <table:table-cell table:style-name="Default" office:value-type="float" office:value="0.14463869264484" calcext:value-type="float">
            <text:p>0.1446386926</text:p>
          </table:table-cell>
          <table:table-cell table:style-name="Default" office:value-type="float" office:value="0.136454716950813" calcext:value-type="float">
            <text:p>0.136454717</text:p>
          </table:table-cell>
          <table:table-cell table:style-name="Default" office:value-type="float" office:value="0.12814388168479" calcext:value-type="float">
            <text:p>0.1281438817</text:p>
          </table:table-cell>
          <table:table-cell table:style-name="Default" office:value-type="float" office:value="0.119833046418767" calcext:value-type="float">
            <text:p>0.1198330464</text:p>
          </table:table-cell>
          <table:table-cell table:style-name="Default" office:value-type="float" office:value="0.111530904307096" calcext:value-type="float">
            <text:p>0.1115309043</text:p>
          </table:table-cell>
          <table:table-cell table:style-name="Default" office:value-type="float" office:value="0.102820585319514" calcext:value-type="float">
            <text:p>0.1028205853</text:p>
          </table:table-cell>
          <table:table-cell table:style-name="Default" office:value-type="float" office:value="0.0941102663319321" calcext:value-type="float">
            <text:p>0.0941102663</text:p>
          </table:table-cell>
          <table:table-cell table:style-name="Default" office:value-type="float" office:value="0.0853999473443501" calcext:value-type="float">
            <text:p>0.0853999473</text:p>
          </table:table-cell>
          <table:table-cell table:style-name="Default" office:value-type="float" office:value="0.0764335753883997" calcext:value-type="float">
            <text:p>0.0764335754</text:p>
          </table:table-cell>
          <table:table-cell table:style-name="Default" office:value-type="float" office:value="0.068728233645718" calcext:value-type="float">
            <text:p>0.0687282336</text:p>
          </table:table-cell>
          <table:table-cell table:style-name="Default" office:value-type="float" office:value="0.0598975966406994" calcext:value-type="float">
            <text:p>0.0598975966</text:p>
          </table:table-cell>
          <table:table-cell table:style-name="Default" office:value-type="float" office:value="0.0510669596356808" calcext:value-type="float">
            <text:p>0.0510669596</text:p>
          </table:table-cell>
          <table:table-cell table:style-name="Default" office:value-type="float" office:value="0.0427550931494732" calcext:value-type="float">
            <text:p>0.0427550931</text:p>
          </table:table-cell>
          <table:table-cell table:style-name="Default" office:value-type="float" office:value="0.0341304801880797" calcext:value-type="float">
            <text:p>0.0341304802</text:p>
          </table:table-cell>
          <table:table-cell table:style-name="Default" office:value-type="float" office:value="0.0255058672266863" calcext:value-type="float">
            <text:p>0.0255058672</text:p>
          </table:table-cell>
          <table:table-cell table:style-name="Default" office:value-type="float" office:value="0.0168812542652931" calcext:value-type="float">
            <text:p>0.0168812543</text:p>
          </table:table-cell>
          <table:table-cell table:style-name="Default" office:value-type="float" office:value="0.00859920891566528" calcext:value-type="float">
            <text:p>0.0085992089</text:p>
          </table:table-cell>
          <table:table-cell table:style-name="Default" office:value-type="float" office:value="-0.0000471193381837356" calcext:value-type="float">
            <text:p>-4.71193381837356E-005</text:p>
          </table:table-cell>
          <table:table-cell table:style-name="Default" office:value-type="float" office:value="-0.00869344759203275" calcext:value-type="float">
            <text:p>-0.0086934476</text:p>
          </table:table-cell>
          <table:table-cell table:style-name="Default" office:value-type="float" office:value="-0.0168698759843406" calcext:value-type="float">
            <text:p>-0.016869876</text:p>
          </table:table-cell>
          <table:table-cell table:style-name="Default" office:value-type="float" office:value="-0.0254272162033168" calcext:value-type="float">
            <text:p>-0.0254272162</text:p>
          </table:table-cell>
          <table:table-cell table:style-name="Default" office:value-type="float" office:value="-0.0341150069245002" calcext:value-type="float">
            <text:p>-0.0341150069</text:p>
          </table:table-cell>
          <table:table-cell table:style-name="Default" office:value-type="float" office:value="-0.0428027976456836" calcext:value-type="float">
            <text:p>-0.0428027976</text:p>
          </table:table-cell>
          <table:table-cell table:style-name="Default" office:value-type="float" office:value="-0.0510199480466552" calcext:value-type="float">
            <text:p>-0.051019948</text:p>
          </table:table-cell>
          <table:table-cell table:style-name="Default" office:value-type="float" office:value="-0.0598125546555861" calcext:value-type="float">
            <text:p>-0.0598125547</text:p>
          </table:table-cell>
          <table:table-cell table:style-name="Default" office:value-type="float" office:value="-0.068587786794115" calcext:value-type="float">
            <text:p>-0.0685877868</text:p>
          </table:table-cell>
          <table:table-cell table:style-name="Default" office:value-type="float" office:value="-0.0773630189326434" calcext:value-type="float">
            <text:p>-0.0773630189</text:p>
          </table:table-cell>
          <table:table-cell table:style-name="Default" office:value-type="float" office:value="-0.08558584854375" calcext:value-type="float">
            <text:p>-0.0855858485</text:p>
          </table:table-cell>
          <table:table-cell table:style-name="Default" office:value-type="float" office:value="-0.0942154213010121" calcext:value-type="float">
            <text:p>-0.0942154213</text:p>
          </table:table-cell>
          <table:table-cell table:style-name="Default" office:value-type="float" office:value="-0.102844994058274" calcext:value-type="float">
            <text:p>-0.1028449941</text:p>
          </table:table-cell>
          <table:table-cell table:style-name="Default" office:value-type="float" office:value="-0.111474566815536" calcext:value-type="float">
            <text:p>-0.1114745668</text:p>
          </table:table-cell>
          <table:table-cell table:style-name="Default" office:value-type="float" office:value="-0.119907884987081" calcext:value-type="float">
            <text:p>-0.119907885</text:p>
          </table:table-cell>
          <table:table-cell table:style-name="Default" office:value-type="float" office:value="-0.128162762329947" calcext:value-type="float">
            <text:p>-0.1281627623</text:p>
          </table:table-cell>
          <table:table-cell table:style-name="Default" office:value-type="float" office:value="-0.136417639672812" calcext:value-type="float">
            <text:p>-0.1364176397</text:p>
          </table:table-cell>
          <table:table-cell table:style-name="Default" office:value-type="float" office:value="-0.144672517015678" calcext:value-type="float">
            <text:p>-0.144672517</text:p>
          </table:table-cell>
          <table:table-cell table:style-name="Default" office:value-type="float" office:value="-0.151505113261453" calcext:value-type="float">
            <text:p>-0.1515051133</text:p>
          </table:table-cell>
          <table:table-cell table:style-name="Default" office:value-type="float" office:value="-0.1593171924404" calcext:value-type="float">
            <text:p>-0.1593171924</text:p>
          </table:table-cell>
          <table:table-cell table:style-name="Default" office:value-type="float" office:value="-0.167129271619349" calcext:value-type="float">
            <text:p>-0.1671292716</text:p>
          </table:table-cell>
          <table:table-cell table:style-name="Default" office:value-type="float" office:value="-0.1728235210851" calcext:value-type="float">
            <text:p>-0.1728235211</text:p>
          </table:table-cell>
          <table:table-cell table:style-name="Default" office:value-type="float" office:value="-0.178593335036411" calcext:value-type="float">
            <text:p>-0.178593335</text:p>
          </table:table-cell>
          <table:table-cell table:style-name="Default" office:value-type="float" office:value="-0.18510538768383" calcext:value-type="float">
            <text:p>-0.1851053877</text:p>
          </table:table-cell>
          <table:table-cell table:style-name="Default" office:value-type="float" office:value="-0.189770258469301" calcext:value-type="float">
            <text:p>-0.1897702585</text:p>
          </table:table-cell>
          <table:table-cell table:style-name="Default" office:value-type="float" office:value="-0.193813175938232" calcext:value-type="float">
            <text:p>-0.1938131759</text:p>
          </table:table-cell>
          <table:table-cell table:style-name="Default" office:value-type="float" office:value="-0.196989518502788" calcext:value-type="float">
            <text:p>-0.1969895185</text:p>
          </table:table-cell>
          <table:table-cell table:style-name="Default" office:value-type="float" office:value="-0.201430971404085" calcext:value-type="float">
            <text:p>-0.2014309714</text:p>
          </table:table-cell>
          <table:table-cell table:style-name="Default" office:value-type="float" office:value="-0.203697929275354" calcext:value-type="float">
            <text:p>-0.2036979293</text:p>
          </table:table-cell>
          <table:table-cell table:style-name="Default" office:value-type="float" office:value="-0.206676270716159" calcext:value-type="float">
            <text:p>-0.2066762707</text:p>
          </table:table-cell>
          <table:table-cell table:style-name="Default" office:value-type="float" office:value="-0.207901855275322" calcext:value-type="float">
            <text:p>-0.2079018553</text:p>
          </table:table-cell>
          <table:table-cell table:style-name="Default" office:value-type="float" office:value="-0.209241235265036" calcext:value-type="float">
            <text:p>-0.2092412353</text:p>
          </table:table-cell>
          <table:table-cell table:style-name="Default" office:value-type="float" office:value="-0.21058061525475" calcext:value-type="float">
            <text:p>-0.2105806153</text:p>
          </table:table-cell>
          <table:table-cell table:style-name="Default" office:value-type="float" office:value="-0.210815042460845" calcext:value-type="float">
            <text:p>-0.2108150425</text:p>
          </table:table-cell>
          <table:table-cell table:style-name="Default" office:value-type="float" office:value="-0.211496232267448" calcext:value-type="float">
            <text:p>-0.2114962323</text:p>
          </table:table-cell>
          <table:table-cell table:style-name="Default" office:value-type="float" office:value="-0.21170999315228" calcext:value-type="float">
            <text:p>-0.2117099932</text:p>
          </table:table-cell>
          <table:table-cell table:style-name="Default" office:value-type="float" office:value="-0.211918938428094" calcext:value-type="float">
            <text:p>-0.2119189384</text:p>
          </table:table-cell>
          <table:table-cell table:style-name="Default" office:value-type="float" office:value="-0.211840290580107" calcext:value-type="float">
            <text:p>-0.2118402906</text:p>
          </table:table-cell>
          <table:table-cell table:style-name="Default" office:value-type="float" office:value="-0.211728906740977" calcext:value-type="float">
            <text:p>-0.2117289067</text:p>
          </table:table-cell>
          <table:table-cell table:style-name="Default" office:value-type="float" office:value="-0.211592351184397" calcext:value-type="float">
            <text:p>-0.2115923512</text:p>
          </table:table-cell>
          <table:table-cell table:style-name="Default" office:value-type="float" office:value="-0.211455795627817" calcext:value-type="float">
            <text:p>-0.2114557956</text:p>
          </table:table-cell>
          <table:table-cell table:style-name="Default" office:value-type="float" office:value="-0.211319240071237" calcext:value-type="float">
            <text:p>-0.2113192401</text:p>
          </table:table-cell>
          <table:table-cell table:style-name="Default" office:value-type="float" office:value="-0.210765753419137" calcext:value-type="float">
            <text:p>-0.2107657534</text:p>
          </table:table-cell>
          <table:table-cell table:style-name="Default" office:value-type="float" office:value="-0.209224182655938" calcext:value-type="float">
            <text:p>-0.2092241827</text:p>
          </table:table-cell>
          <table:table-cell table:style-name="Default" office:value-type="float" office:value="-0.207682611892739" calcext:value-type="float">
            <text:p>-0.2076826119</text:p>
          </table:table-cell>
          <table:table-cell table:style-name="Default" office:value-type="float" office:value="-0.207225955135799" calcext:value-type="float">
            <text:p>-0.2072259551</text:p>
          </table:table-cell>
          <table:table-cell table:style-name="Default" office:value-type="float" office:value="-0.205016286729379" calcext:value-type="float">
            <text:p>-0.2050162867</text:p>
          </table:table-cell>
          <table:table-cell table:style-name="Default" office:value-type="float" office:value="-0.202741104650705" calcext:value-type="float">
            <text:p>-0.2027411047</text:p>
          </table:table-cell>
          <table:table-cell table:style-name="Default" office:value-type="float" office:value="-0.200593021250244" calcext:value-type="float">
            <text:p>-0.2005930213</text:p>
          </table:table-cell>
          <table:table-cell table:style-name="Default" office:value-type="float" office:value="-0.196519507492848" calcext:value-type="float">
            <text:p>-0.1965195075</text:p>
          </table:table-cell>
          <table:table-cell table:style-name="Default" office:value-type="float" office:value="-0.192445993735452" calcext:value-type="float">
            <text:p>-0.1924459937</text:p>
          </table:table-cell>
          <table:table-cell table:style-name="Default" office:value-type="float" office:value="-0.187561986619495" calcext:value-type="float">
            <text:p>-0.1875619866</text:p>
          </table:table-cell>
          <table:table-cell table:style-name="Default" office:value-type="float" office:value="-0.182619677371724" calcext:value-type="float">
            <text:p>-0.1826196774</text:p>
          </table:table-cell>
          <table:table-cell table:style-name="Default" office:value-type="float" office:value="-0.17767736812395" calcext:value-type="float">
            <text:p>-0.1776773681</text:p>
          </table:table-cell>
          <table:table-cell table:style-name="Default" office:value-type="float" office:value="-0.170770105128997" calcext:value-type="float">
            <text:p>-0.1707701051</text:p>
          </table:table-cell>
          <table:table-cell table:style-name="Default" office:value-type="float" office:value="-0.163923813881202" calcext:value-type="float">
            <text:p>-0.1639238139</text:p>
          </table:table-cell>
          <table:table-cell table:style-name="Default" office:value-type="float" office:value="-0.157123413327083" calcext:value-type="float">
            <text:p>-0.1571234133</text:p>
          </table:table-cell>
          <table:table-cell table:style-name="Default" office:value-type="float" office:value="-0.14911381594027" calcext:value-type="float">
            <text:p>-0.1491138159</text:p>
          </table:table-cell>
          <table:table-cell table:style-name="Default" office:value-type="float" office:value="-0.141328009754646" calcext:value-type="float">
            <text:p>-0.1413280098</text:p>
          </table:table-cell>
          <table:table-cell table:style-name="Default" office:value-type="float" office:value="-0.134313616356338" calcext:value-type="float">
            <text:p>-0.1343136164</text:p>
          </table:table-cell>
          <table:table-cell table:style-name="Default" office:value-type="float" office:value="-0.125105244472906" calcext:value-type="float">
            <text:p>-0.1251052445</text:p>
          </table:table-cell>
          <table:table-cell table:style-name="Default" office:value-type="float" office:value="-0.116457417251995" calcext:value-type="float">
            <text:p>-0.1164574173</text:p>
          </table:table-cell>
          <table:table-cell table:style-name="Default" office:value-type="float" office:value="-0.108807130710514" calcext:value-type="float">
            <text:p>-0.1088071307</text:p>
          </table:table-cell>
          <table:table-cell table:style-name="Default" office:value-type="float" office:value="-0.0993133431978588" calcext:value-type="float">
            <text:p>-0.0993133432</text:p>
          </table:table-cell>
          <table:table-cell table:style-name="Default" office:value-type="float" office:value="-0.0908411120230394" calcext:value-type="float">
            <text:p>-0.090841112</text:p>
          </table:table-cell>
          <table:table-cell table:style-name="Default" office:value-type="float" office:value="-0.0825173477873631" calcext:value-type="float">
            <text:p>-0.0825173478</text:p>
          </table:table-cell>
          <table:table-cell table:style-name="Default" office:value-type="float" office:value="-0.0731689005417631" calcext:value-type="float">
            <text:p>-0.0731689005</text:p>
          </table:table-cell>
          <table:table-cell table:style-name="Default" office:value-type="float" office:value="-0.0644368144331328" calcext:value-type="float">
            <text:p>-0.0644368144</text:p>
          </table:table-cell>
          <table:table-cell table:style-name="Default" office:value-type="float" office:value="-0.0551075191253402" calcext:value-type="float">
            <text:p>-0.0551075191</text:p>
          </table:table-cell>
          <table:table-cell table:style-name="Default" office:value-type="float" office:value="-0.0468097682652997" calcext:value-type="float">
            <text:p>-0.0468097683</text:p>
          </table:table-cell>
          <table:table-cell table:style-name="Default" office:value-type="float" office:value="-0.0385026360798842" calcext:value-type="float">
            <text:p>-0.0385026361</text:p>
          </table:table-cell>
          <table:table-cell table:style-name="Default" office:value-type="float" office:value="-0.0294512303457461" calcext:value-type="float">
            <text:p>-0.0294512303</text:p>
          </table:table-cell>
          <table:table-cell table:style-name="Default" office:value-type="float" office:value="-0.0203998246116079" calcext:value-type="float">
            <text:p>-0.0203998246</text:p>
          </table:table-cell>
          <table:table-cell table:style-name="Default" office:value-type="float" office:value="-0.0123066267880996" calcext:value-type="float">
            <text:p>-0.0123066268</text:p>
          </table:table-cell>
          <table:table-cell table:style-name="Default" office:value-type="float" office:value="-0.00335940349080817" calcext:value-type="float">
            <text:p>-0.0033594035</text:p>
          </table:table-cell>
          <table:table-cell table:style-name="Default" office:value-type="float" office:value="0.00558781980648324" calcext:value-type="float">
            <text:p>0.0055878198</text:p>
          </table:table-cell>
          <table:table-cell table:style-name="Default" office:value-type="float" office:value="0.0145350431037746" calcext:value-type="float">
            <text:p>0.0145350431</text:p>
          </table:table-cell>
          <table:table-cell table:style-name="Default" office:value-type="float" office:value="0.0218051870394702" calcext:value-type="float">
            <text:p>0.021805187</text:p>
          </table:table-cell>
          <table:table-cell table:style-name="Default" office:value-type="float" office:value="0.0310072192663874" calcext:value-type="float">
            <text:p>0.0310072193</text:p>
          </table:table-cell>
          <table:table-cell table:style-name="Default" office:value-type="float" office:value="0.0399969861812021" calcext:value-type="float">
            <text:p>0.0399969862</text:p>
          </table:table-cell>
          <table:table-cell table:style-name="Default" office:value-type="float" office:value="0.0489867530960167" calcext:value-type="float">
            <text:p>0.0489867531</text:p>
          </table:table-cell>
          <table:table-cell table:style-name="Default" office:value-type="float" office:value="0.0575626060555232" calcext:value-type="float">
            <text:p>0.0575626061</text:p>
          </table:table-cell>
          <table:table-cell table:style-name="Default" office:value-type="float" office:value="0.0664486127735197" calcext:value-type="float">
            <text:p>0.0664486128</text:p>
          </table:table-cell>
          <table:table-cell table:style-name="Default" office:value-type="float" office:value="0.0744763427085431" calcext:value-type="float">
            <text:p>0.0744763427</text:p>
          </table:table-cell>
          <table:table-cell table:style-name="Default" office:value-type="float" office:value="0.0838005027063996" calcext:value-type="float">
            <text:p>0.0838005027</text:p>
          </table:table-cell>
          <table:table-cell table:style-name="Default" office:value-type="float" office:value="0.0925842905509671" calcext:value-type="float">
            <text:p>0.0925842906</text:p>
          </table:table-cell>
          <table:table-cell table:style-name="Default" office:value-type="float" office:value="0.101368078395537" calcext:value-type="float">
            <text:p>0.1013680784</text:p>
          </table:table-cell>
          <table:table-cell table:style-name="Default" office:value-type="float" office:value="0.110151866240108" calcext:value-type="float">
            <text:p>0.1101518662</text:p>
          </table:table-cell>
          <table:table-cell table:style-name="Default" office:value-type="float" office:value="0.118935654084675" calcext:value-type="float">
            <text:p>0.1189356541</text:p>
          </table:table-cell>
          <table:table-cell table:style-name="Default" office:value-type="float" office:value="0.127626866901943" calcext:value-type="float">
            <text:p>0.1276268669</text:p>
          </table:table-cell>
          <table:table-cell table:style-name="Default" office:value-type="float" office:value="0.136486406581981" calcext:value-type="float">
            <text:p>0.1364864066</text:p>
          </table:table-cell>
          <table:table-cell table:style-name="Default" office:value-type="float" office:value="0.144872219710929" calcext:value-type="float">
            <text:p>0.1448722197</text:p>
          </table:table-cell>
          <table:table-cell table:style-name="Default" office:value-type="float" office:value="0.152805356517272" calcext:value-type="float">
            <text:p>0.1528053565</text:p>
          </table:table-cell>
          <table:table-cell table:style-name="Default" office:value-type="float" office:value="0.160738493323617" calcext:value-type="float">
            <text:p>0.1607384933</text:p>
          </table:table-cell>
          <table:table-cell table:style-name="Default" office:value-type="float" office:value="0.168671630129959" calcext:value-type="float">
            <text:p>0.1686716301</text:p>
          </table:table-cell>
          <table:table-cell table:style-name="Default" office:value-type="float" office:value="0.175767970567076" calcext:value-type="float">
            <text:p>0.1757679706</text:p>
          </table:table-cell>
          <table:table-cell table:style-name="Default" office:value-type="float" office:value="0.182772298533209" calcext:value-type="float">
            <text:p>0.1827722985</text:p>
          </table:table-cell>
          <table:table-cell table:style-name="Default" office:value-type="float" office:value="0.187874912001654" calcext:value-type="float">
            <text:p>0.187874912</text:p>
          </table:table-cell>
          <table:table-cell table:style-name="Default" office:value-type="float" office:value="0.194761763994125" calcext:value-type="float">
            <text:p>0.194761764</text:p>
          </table:table-cell>
          <table:table-cell table:style-name="Default" office:value-type="float" office:value="0.199445433816152" calcext:value-type="float">
            <text:p>0.1994454338</text:p>
          </table:table-cell>
          <table:table-cell table:style-name="Default" office:value-type="float" office:value="0.203942513862323" calcext:value-type="float">
            <text:p>0.2039425139</text:p>
          </table:table-cell>
          <table:table-cell table:style-name="Default" office:value-type="float" office:value="0.208917772926148" calcext:value-type="float">
            <text:p>0.2089177729</text:p>
          </table:table-cell>
          <table:table-cell table:style-name="Default" office:value-type="float" office:value="0.212361826384709" calcext:value-type="float">
            <text:p>0.2123618264</text:p>
          </table:table-cell>
          <table:table-cell table:style-name="Default" office:value-type="float" office:value="0.215805879843273" calcext:value-type="float">
            <text:p>0.2158058798</text:p>
          </table:table-cell>
          <table:table-cell table:style-name="Default" office:value-type="float" office:value="0.217876920801541" calcext:value-type="float">
            <text:p>0.2178769208</text:p>
          </table:table-cell>
          <table:table-cell table:style-name="Default" office:value-type="float" office:value="0.219515846331982" calcext:value-type="float">
            <text:p>0.2195158463</text:p>
          </table:table-cell>
          <table:table-cell table:style-name="Default" office:value-type="float" office:value="0.221154771862423" calcext:value-type="float">
            <text:p>0.2211547719</text:p>
          </table:table-cell>
          <table:table-cell table:style-name="Default" office:value-type="float" office:value="0.222764328791678" calcext:value-type="float">
            <text:p>0.2227643288</text:p>
          </table:table-cell>
          <table:table-cell table:style-name="Default" office:value-type="float" office:value="0.223953783010978" calcext:value-type="float">
            <text:p>0.223953783</text:p>
          </table:table-cell>
          <table:table-cell table:style-name="Default" office:value-type="float" office:value="0.224196915997058" calcext:value-type="float">
            <text:p>0.224196916</text:p>
          </table:table-cell>
          <table:table-cell table:style-name="Default" office:value-type="float" office:value="0.225919929088439" calcext:value-type="float">
            <text:p>0.2259199291</text:p>
          </table:table-cell>
          <table:table-cell table:number-columns-repeated="799"/>
        </table:table-row>
        <table:table-row table:style-name="ro1">
          <table:table-cell office:value-type="string" calcext:value-type="string">
            <text:p>calculated |Br|</text:p>
          </table:table-cell>
          <table:table-cell/>
          <table:table-cell table:formula="of:=ABS([.C19])" office:value-type="float" office:value="0.224936008902328" calcext:value-type="float">
            <text:p>0.2249360089</text:p>
          </table:table-cell>
          <table:table-cell table:formula="of:=ABS([.D19])" office:value-type="float" office:value="0.224917869299287" calcext:value-type="float">
            <text:p>0.2249178693</text:p>
          </table:table-cell>
          <table:table-cell table:formula="of:=ABS([.E19])" office:value-type="float" office:value="0.223813637452653" calcext:value-type="float">
            <text:p>0.2238136375</text:p>
          </table:table-cell>
          <table:table-cell table:formula="of:=ABS([.F19])" office:value-type="float" office:value="0.2230126867415" calcext:value-type="float">
            <text:p>0.2230126867</text:p>
          </table:table-cell>
          <table:table-cell table:formula="of:=ABS([.G19])" office:value-type="float" office:value="0.221347029084349" calcext:value-type="float">
            <text:p>0.2213470291</text:p>
          </table:table-cell>
          <table:table-cell table:formula="of:=ABS([.H19])" office:value-type="float" office:value="0.219630770337344" calcext:value-type="float">
            <text:p>0.2196307703</text:p>
          </table:table-cell>
          <table:table-cell table:formula="of:=ABS([.I19])" office:value-type="float" office:value="0.217561973229266" calcext:value-type="float">
            <text:p>0.2175619732</text:p>
          </table:table-cell>
          <table:table-cell table:formula="of:=ABS([.J19])" office:value-type="float" office:value="0.215596450738022" calcext:value-type="float">
            <text:p>0.2155964507</text:p>
          </table:table-cell>
          <table:table-cell table:formula="of:=ABS([.K19])" office:value-type="float" office:value="0.212420423671545" calcext:value-type="float">
            <text:p>0.2124204237</text:p>
          </table:table-cell>
          <table:table-cell table:formula="of:=ABS([.L19])" office:value-type="float" office:value="0.208364026577944" calcext:value-type="float">
            <text:p>0.2083640266</text:p>
          </table:table-cell>
          <table:table-cell table:formula="of:=ABS([.M19])" office:value-type="float" office:value="0.20467405501388" calcext:value-type="float">
            <text:p>0.204674055</text:p>
          </table:table-cell>
          <table:table-cell table:formula="of:=ABS([.N19])" office:value-type="float" office:value="0.199503005794887" calcext:value-type="float">
            <text:p>0.1995030058</text:p>
          </table:table-cell>
          <table:table-cell table:formula="of:=ABS([.O19])" office:value-type="float" office:value="0.194578751462441" calcext:value-type="float">
            <text:p>0.1945787515</text:p>
          </table:table-cell>
          <table:table-cell table:formula="of:=ABS([.P19])" office:value-type="float" office:value="0.189654497129994" calcext:value-type="float">
            <text:p>0.1896544971</text:p>
          </table:table-cell>
          <table:table-cell table:formula="of:=ABS([.Q19])" office:value-type="float" office:value="0.182481335561385" calcext:value-type="float">
            <text:p>0.1824813356</text:p>
          </table:table-cell>
          <table:table-cell table:formula="of:=ABS([.R19])" office:value-type="float" office:value="0.175478316299838" calcext:value-type="float">
            <text:p>0.1754783163</text:p>
          </table:table-cell>
          <table:table-cell table:formula="of:=ABS([.S19])" office:value-type="float" office:value="0.168077038939311" calcext:value-type="float">
            <text:p>0.1680770389</text:p>
          </table:table-cell>
          <table:table-cell table:formula="of:=ABS([.T19])" office:value-type="float" office:value="0.160595304479139" calcext:value-type="float">
            <text:p>0.1605953045</text:p>
          </table:table-cell>
          <table:table-cell table:formula="of:=ABS([.U19])" office:value-type="float" office:value="0.152740113571455" calcext:value-type="float">
            <text:p>0.1527401136</text:p>
          </table:table-cell>
          <table:table-cell table:formula="of:=ABS([.V19])" office:value-type="float" office:value="0.144884922663771" calcext:value-type="float">
            <text:p>0.1448849227</text:p>
          </table:table-cell>
          <table:table-cell table:formula="of:=ABS([.W19])" office:value-type="float" office:value="0.135874089024104" calcext:value-type="float">
            <text:p>0.135874089</text:p>
          </table:table-cell>
          <table:table-cell table:formula="of:=ABS([.X19])" office:value-type="float" office:value="0.127494849092366" calcext:value-type="float">
            <text:p>0.1274948491</text:p>
          </table:table-cell>
          <table:table-cell table:formula="of:=ABS([.Y19])" office:value-type="float" office:value="0.11938292810402" calcext:value-type="float">
            <text:p>0.1193829281</text:p>
          </table:table-cell>
          <table:table-cell table:formula="of:=ABS([.Z19])" office:value-type="float" office:value="0.111097915887683" calcext:value-type="float">
            <text:p>0.1110979159</text:p>
          </table:table-cell>
          <table:table-cell table:formula="of:=ABS([.AA19])" office:value-type="float" office:value="0.101109088026817" calcext:value-type="float">
            <text:p>0.101109088</text:p>
          </table:table-cell>
          <table:table-cell table:formula="of:=ABS([.AB19])" office:value-type="float" office:value="0.0927123413482893" calcext:value-type="float">
            <text:p>0.0927123413</text:p>
          </table:table-cell>
          <table:table-cell table:formula="of:=ABS([.AC19])" office:value-type="float" office:value="0.084173941693849" calcext:value-type="float">
            <text:p>0.0841739417</text:p>
          </table:table-cell>
          <table:table-cell table:formula="of:=ABS([.AD19])" office:value-type="float" office:value="0.0753290483025231" calcext:value-type="float">
            <text:p>0.0753290483</text:p>
          </table:table-cell>
          <table:table-cell table:formula="of:=ABS([.AE19])" office:value-type="float" office:value="0.0664841549111968" calcext:value-type="float">
            <text:p>0.0664841549</text:p>
          </table:table-cell>
          <table:table-cell table:formula="of:=ABS([.AF19])" office:value-type="float" office:value="0.0576392615198671" calcext:value-type="float">
            <text:p>0.0576392615</text:p>
          </table:table-cell>
          <table:table-cell table:formula="of:=ABS([.AG19])" office:value-type="float" office:value="0.0481699770230437" calcext:value-type="float">
            <text:p>0.048169977</text:p>
          </table:table-cell>
          <table:table-cell table:formula="of:=ABS([.AH19])" office:value-type="float" office:value="0.0400087061188104" calcext:value-type="float">
            <text:p>0.0400087061</text:p>
          </table:table-cell>
          <table:table-cell table:formula="of:=ABS([.AI19])" office:value-type="float" office:value="0.031847435214577" calcext:value-type="float">
            <text:p>0.0318474352</text:p>
          </table:table-cell>
          <table:table-cell table:formula="of:=ABS([.AJ19])" office:value-type="float" office:value="0.0229681540827409" calcext:value-type="float">
            <text:p>0.0229681541</text:p>
          </table:table-cell>
          <table:table-cell table:formula="of:=ABS([.AK19])" office:value-type="float" office:value="0.0137775343869899" calcext:value-type="float">
            <text:p>0.0137775344</text:p>
          </table:table-cell>
          <table:table-cell table:formula="of:=ABS([.AL19])" office:value-type="float" office:value="0.00548267593507316" calcext:value-type="float">
            <text:p>0.0054826759</text:p>
          </table:table-cell>
          <table:table-cell table:formula="of:=ABS([.AM19])" office:value-type="float" office:value="0.0035318633364051" calcext:value-type="float">
            <text:p>0.0035318633</text:p>
          </table:table-cell>
          <table:table-cell table:formula="of:=ABS([.AN19])" office:value-type="float" office:value="0.0122059131439174" calcext:value-type="float">
            <text:p>0.0122059131</text:p>
          </table:table-cell>
          <table:table-cell table:formula="of:=ABS([.AO19])" office:value-type="float" office:value="0.0209582199322976" calcext:value-type="float">
            <text:p>0.0209582199</text:p>
          </table:table-cell>
          <table:table-cell table:formula="of:=ABS([.AP19])" office:value-type="float" office:value="0.0292605486662169" calcext:value-type="float">
            <text:p>0.0292605487</text:p>
          </table:table-cell>
          <table:table-cell table:formula="of:=ABS([.AQ19])" office:value-type="float" office:value="0.0383887374630958" calcext:value-type="float">
            <text:p>0.0383887375</text:p>
          </table:table-cell>
          <table:table-cell table:formula="of:=ABS([.AR19])" office:value-type="float" office:value="0.0467887567947755" calcext:value-type="float">
            <text:p>0.0467887568</text:p>
          </table:table-cell>
          <table:table-cell table:formula="of:=ABS([.AS19])" office:value-type="float" office:value="0.0549737214086939" calcext:value-type="float">
            <text:p>0.0549737214</text:p>
          </table:table-cell>
          <table:table-cell table:formula="of:=ABS([.AT19])" office:value-type="float" office:value="0.0645839967792788" calcext:value-type="float">
            <text:p>0.0645839968</text:p>
          </table:table-cell>
          <table:table-cell table:formula="of:=ABS([.AU19])" office:value-type="float" office:value="0.0732386258921717" calcext:value-type="float">
            <text:p>0.0732386259</text:p>
          </table:table-cell>
          <table:table-cell table:formula="of:=ABS([.AV19])" office:value-type="float" office:value="0.0811970731191385" calcext:value-type="float">
            <text:p>0.0811970731</text:p>
          </table:table-cell>
          <table:table-cell table:formula="of:=ABS([.AW19])" office:value-type="float" office:value="0.0906306273089354" calcext:value-type="float">
            <text:p>0.0906306273</text:p>
          </table:table-cell>
          <table:table-cell table:formula="of:=ABS([.AX19])" office:value-type="float" office:value="0.0996575987971131" calcext:value-type="float">
            <text:p>0.0996575988</text:p>
          </table:table-cell>
          <table:table-cell table:formula="of:=ABS([.AY19])" office:value-type="float" office:value="0.108684570285292" calcext:value-type="float">
            <text:p>0.1086845703</text:p>
          </table:table-cell>
          <table:table-cell table:formula="of:=ABS([.AZ19])" office:value-type="float" office:value="0.11682947363874" calcext:value-type="float">
            <text:p>0.1168294736</text:p>
          </table:table-cell>
          <table:table-cell table:formula="of:=ABS([.BA19])" office:value-type="float" office:value="0.125131421207106" calcext:value-type="float">
            <text:p>0.1251314212</text:p>
          </table:table-cell>
          <table:table-cell table:formula="of:=ABS([.BB19])" office:value-type="float" office:value="0.133433368775471" calcext:value-type="float">
            <text:p>0.1334333688</text:p>
          </table:table-cell>
          <table:table-cell table:formula="of:=ABS([.BC19])" office:value-type="float" office:value="0.141479988304363" calcext:value-type="float">
            <text:p>0.1414799883</text:p>
          </table:table-cell>
          <table:table-cell table:formula="of:=ABS([.BD19])" office:value-type="float" office:value="0.149411380868566" calcext:value-type="float">
            <text:p>0.1494113809</text:p>
          </table:table-cell>
          <table:table-cell table:formula="of:=ABS([.BE19])" office:value-type="float" office:value="0.156780272337557" calcext:value-type="float">
            <text:p>0.1567802723</text:p>
          </table:table-cell>
          <table:table-cell table:formula="of:=ABS([.BF19])" office:value-type="float" office:value="0.163812553755839" calcext:value-type="float">
            <text:p>0.1638125538</text:p>
          </table:table-cell>
          <table:table-cell table:formula="of:=ABS([.BG19])" office:value-type="float" office:value="0.170524813056601" calcext:value-type="float">
            <text:p>0.1705248131</text:p>
          </table:table-cell>
          <table:table-cell table:formula="of:=ABS([.BH19])" office:value-type="float" office:value="0.177610757508295" calcext:value-type="float">
            <text:p>0.1776107575</text:p>
          </table:table-cell>
          <table:table-cell table:formula="of:=ABS([.BI19])" office:value-type="float" office:value="0.182632347536024" calcext:value-type="float">
            <text:p>0.1826323475</text:p>
          </table:table-cell>
          <table:table-cell table:formula="of:=ABS([.BJ19])" office:value-type="float" office:value="0.18751091377759" calcext:value-type="float">
            <text:p>0.1875109138</text:p>
          </table:table-cell>
          <table:table-cell table:formula="of:=ABS([.BK19])" office:value-type="float" office:value="0.19233282540732" calcext:value-type="float">
            <text:p>0.1923328254</text:p>
          </table:table-cell>
          <table:table-cell table:formula="of:=ABS([.BL19])" office:value-type="float" office:value="0.196689047895421" calcext:value-type="float">
            <text:p>0.1966890479</text:p>
          </table:table-cell>
          <table:table-cell table:formula="of:=ABS([.BM19])" office:value-type="float" office:value="0.199452942535551" calcext:value-type="float">
            <text:p>0.1994529425</text:p>
          </table:table-cell>
          <table:table-cell table:formula="of:=ABS([.BN19])" office:value-type="float" office:value="0.202098040236334" calcext:value-type="float">
            <text:p>0.2020980402</text:p>
          </table:table-cell>
          <table:table-cell table:formula="of:=ABS([.BO19])" office:value-type="float" office:value="0.205212932068891" calcext:value-type="float">
            <text:p>0.2052129321</text:p>
          </table:table-cell>
          <table:table-cell table:formula="of:=ABS([.BP19])" office:value-type="float" office:value="0.206889423341017" calcext:value-type="float">
            <text:p>0.2068894233</text:p>
          </table:table-cell>
          <table:table-cell table:formula="of:=ABS([.BQ19])" office:value-type="float" office:value="0.208565914613143" calcext:value-type="float">
            <text:p>0.2085659146</text:p>
          </table:table-cell>
          <table:table-cell table:formula="of:=ABS([.BR19])" office:value-type="float" office:value="0.20985917419164" calcext:value-type="float">
            <text:p>0.2098591742</text:p>
          </table:table-cell>
          <table:table-cell table:formula="of:=ABS([.BS19])" office:value-type="float" office:value="0.21023789037998" calcext:value-type="float">
            <text:p>0.2102378904</text:p>
          </table:table-cell>
          <table:table-cell table:formula="of:=ABS([.BT19])" office:value-type="float" office:value="0.210616606568319" calcext:value-type="float">
            <text:p>0.2106166066</text:p>
          </table:table-cell>
          <table:table-cell table:formula="of:=ABS([.BU19])" office:value-type="float" office:value="0.210995322756658" calcext:value-type="float">
            <text:p>0.2109953228</text:p>
          </table:table-cell>
          <table:table-cell table:formula="of:=ABS([.BV19])" office:value-type="float" office:value="0.212320509075546" calcext:value-type="float">
            <text:p>0.2123205091</text:p>
          </table:table-cell>
          <table:table-cell table:formula="of:=ABS([.BW19])" office:value-type="float" office:value="0.212315626654303" calcext:value-type="float">
            <text:p>0.2123156267</text:p>
          </table:table-cell>
          <table:table-cell table:formula="of:=ABS([.BX19])" office:value-type="float" office:value="0.212124387027184" calcext:value-type="float">
            <text:p>0.212124387</text:p>
          </table:table-cell>
          <table:table-cell table:formula="of:=ABS([.BY19])" office:value-type="float" office:value="0.211933147400065" calcext:value-type="float">
            <text:p>0.2119331474</text:p>
          </table:table-cell>
          <table:table-cell table:formula="of:=ABS([.BZ19])" office:value-type="float" office:value="0.211741907772946" calcext:value-type="float">
            <text:p>0.2117419078</text:p>
          </table:table-cell>
          <table:table-cell table:formula="of:=ABS([.CA19])" office:value-type="float" office:value="0.211550668145827" calcext:value-type="float">
            <text:p>0.2115506681</text:p>
          </table:table-cell>
          <table:table-cell table:formula="of:=ABS([.CB19])" office:value-type="float" office:value="0.211359428518708" calcext:value-type="float">
            <text:p>0.2113594285</text:p>
          </table:table-cell>
          <table:table-cell table:formula="of:=ABS([.CC19])" office:value-type="float" office:value="0.210271192070909" calcext:value-type="float">
            <text:p>0.2102711921</text:p>
          </table:table-cell>
          <table:table-cell table:formula="of:=ABS([.CD19])" office:value-type="float" office:value="0.209155314994576" calcext:value-type="float">
            <text:p>0.209155315</text:p>
          </table:table-cell>
          <table:table-cell table:formula="of:=ABS([.CE19])" office:value-type="float" office:value="0.208039437918244" calcext:value-type="float">
            <text:p>0.2080394379</text:p>
          </table:table-cell>
          <table:table-cell table:formula="of:=ABS([.CF19])" office:value-type="float" office:value="0.206519862263078" calcext:value-type="float">
            <text:p>0.2065198623</text:p>
          </table:table-cell>
          <table:table-cell table:formula="of:=ABS([.CG19])" office:value-type="float" office:value="0.203775770646088" calcext:value-type="float">
            <text:p>0.2037757706</text:p>
          </table:table-cell>
          <table:table-cell table:formula="of:=ABS([.CH19])" office:value-type="float" office:value="0.201031679029099" calcext:value-type="float">
            <text:p>0.201031679</text:p>
          </table:table-cell>
          <table:table-cell table:formula="of:=ABS([.CI19])" office:value-type="float" office:value="0.196385589832214" calcext:value-type="float">
            <text:p>0.1963855898</text:p>
          </table:table-cell>
          <table:table-cell table:formula="of:=ABS([.CJ19])" office:value-type="float" office:value="0.194194341282019" calcext:value-type="float">
            <text:p>0.1941943413</text:p>
          </table:table-cell>
          <table:table-cell table:formula="of:=ABS([.CK19])" office:value-type="float" office:value="0.189671545078454" calcext:value-type="float">
            <text:p>0.1896715451</text:p>
          </table:table-cell>
          <table:table-cell table:formula="of:=ABS([.CL19])" office:value-type="float" office:value="0.183919332151912" calcext:value-type="float">
            <text:p>0.1839193322</text:p>
          </table:table-cell>
          <table:table-cell table:formula="of:=ABS([.CM19])" office:value-type="float" office:value="0.179307373266583" calcext:value-type="float">
            <text:p>0.1793073733</text:p>
          </table:table-cell>
          <table:table-cell table:formula="of:=ABS([.CN19])" office:value-type="float" office:value="0.172797694745587" calcext:value-type="float">
            <text:p>0.1727976947</text:p>
          </table:table-cell>
          <table:table-cell table:formula="of:=ABS([.CO19])" office:value-type="float" office:value="0.166561385571003" calcext:value-type="float">
            <text:p>0.1665613856</text:p>
          </table:table-cell>
          <table:table-cell table:formula="of:=ABS([.CP19])" office:value-type="float" office:value="0.159453105572046" calcext:value-type="float">
            <text:p>0.1594531056</text:p>
          </table:table-cell>
          <table:table-cell table:formula="of:=ABS([.CQ19])" office:value-type="float" office:value="0.152045899108443" calcext:value-type="float">
            <text:p>0.1520458991</text:p>
          </table:table-cell>
          <table:table-cell table:formula="of:=ABS([.CR19])" office:value-type="float" office:value="0.14463869264484" calcext:value-type="float">
            <text:p>0.1446386926</text:p>
          </table:table-cell>
          <table:table-cell table:formula="of:=ABS([.CS19])" office:value-type="float" office:value="0.136454716950813" calcext:value-type="float">
            <text:p>0.136454717</text:p>
          </table:table-cell>
          <table:table-cell table:formula="of:=ABS([.CT19])" office:value-type="float" office:value="0.12814388168479" calcext:value-type="float">
            <text:p>0.1281438817</text:p>
          </table:table-cell>
          <table:table-cell table:formula="of:=ABS([.CU19])" office:value-type="float" office:value="0.119833046418767" calcext:value-type="float">
            <text:p>0.1198330464</text:p>
          </table:table-cell>
          <table:table-cell table:formula="of:=ABS([.CV19])" office:value-type="float" office:value="0.111530904307096" calcext:value-type="float">
            <text:p>0.1115309043</text:p>
          </table:table-cell>
          <table:table-cell table:formula="of:=ABS([.CW19])" office:value-type="float" office:value="0.102820585319514" calcext:value-type="float">
            <text:p>0.1028205853</text:p>
          </table:table-cell>
          <table:table-cell table:formula="of:=ABS([.CX19])" office:value-type="float" office:value="0.0941102663319321" calcext:value-type="float">
            <text:p>0.0941102663</text:p>
          </table:table-cell>
          <table:table-cell table:formula="of:=ABS([.CY19])" office:value-type="float" office:value="0.0853999473443501" calcext:value-type="float">
            <text:p>0.0853999473</text:p>
          </table:table-cell>
          <table:table-cell table:formula="of:=ABS([.CZ19])" office:value-type="float" office:value="0.0764335753883997" calcext:value-type="float">
            <text:p>0.0764335754</text:p>
          </table:table-cell>
          <table:table-cell table:formula="of:=ABS([.DA19])" office:value-type="float" office:value="0.068728233645718" calcext:value-type="float">
            <text:p>0.0687282336</text:p>
          </table:table-cell>
          <table:table-cell table:formula="of:=ABS([.DB19])" office:value-type="float" office:value="0.0598975966406994" calcext:value-type="float">
            <text:p>0.0598975966</text:p>
          </table:table-cell>
          <table:table-cell table:formula="of:=ABS([.DC19])" office:value-type="float" office:value="0.0510669596356808" calcext:value-type="float">
            <text:p>0.0510669596</text:p>
          </table:table-cell>
          <table:table-cell table:formula="of:=ABS([.DD19])" office:value-type="float" office:value="0.0427550931494732" calcext:value-type="float">
            <text:p>0.0427550931</text:p>
          </table:table-cell>
          <table:table-cell table:formula="of:=ABS([.DE19])" office:value-type="float" office:value="0.0341304801880797" calcext:value-type="float">
            <text:p>0.0341304802</text:p>
          </table:table-cell>
          <table:table-cell table:formula="of:=ABS([.DF19])" office:value-type="float" office:value="0.0255058672266863" calcext:value-type="float">
            <text:p>0.0255058672</text:p>
          </table:table-cell>
          <table:table-cell table:formula="of:=ABS([.DG19])" office:value-type="float" office:value="0.0168812542652931" calcext:value-type="float">
            <text:p>0.0168812543</text:p>
          </table:table-cell>
          <table:table-cell table:formula="of:=ABS([.DH19])" office:value-type="float" office:value="0.00859920891566528" calcext:value-type="float">
            <text:p>0.0085992089</text:p>
          </table:table-cell>
          <table:table-cell table:formula="of:=ABS([.DI19])" office:value-type="float" office:value="0.0000471193381837356" calcext:value-type="float">
            <text:p>4.71193381837356E-005</text:p>
          </table:table-cell>
          <table:table-cell table:formula="of:=ABS([.DJ19])" office:value-type="float" office:value="0.00869344759203275" calcext:value-type="float">
            <text:p>0.0086934476</text:p>
          </table:table-cell>
          <table:table-cell table:formula="of:=ABS([.DK19])" office:value-type="float" office:value="0.0168698759843406" calcext:value-type="float">
            <text:p>0.016869876</text:p>
          </table:table-cell>
          <table:table-cell table:formula="of:=ABS([.DL19])" office:value-type="float" office:value="0.0254272162033168" calcext:value-type="float">
            <text:p>0.0254272162</text:p>
          </table:table-cell>
          <table:table-cell table:formula="of:=ABS([.DM19])" office:value-type="float" office:value="0.0341150069245002" calcext:value-type="float">
            <text:p>0.0341150069</text:p>
          </table:table-cell>
          <table:table-cell table:formula="of:=ABS([.DN19])" office:value-type="float" office:value="0.0428027976456836" calcext:value-type="float">
            <text:p>0.0428027976</text:p>
          </table:table-cell>
          <table:table-cell table:formula="of:=ABS([.DO19])" office:value-type="float" office:value="0.0510199480466552" calcext:value-type="float">
            <text:p>0.051019948</text:p>
          </table:table-cell>
          <table:table-cell table:formula="of:=ABS([.DP19])" office:value-type="float" office:value="0.0598125546555861" calcext:value-type="float">
            <text:p>0.0598125547</text:p>
          </table:table-cell>
          <table:table-cell table:formula="of:=ABS([.DQ19])" office:value-type="float" office:value="0.068587786794115" calcext:value-type="float">
            <text:p>0.0685877868</text:p>
          </table:table-cell>
          <table:table-cell table:formula="of:=ABS([.DR19])" office:value-type="float" office:value="0.0773630189326434" calcext:value-type="float">
            <text:p>0.0773630189</text:p>
          </table:table-cell>
          <table:table-cell table:formula="of:=ABS([.DS19])" office:value-type="float" office:value="0.08558584854375" calcext:value-type="float">
            <text:p>0.0855858485</text:p>
          </table:table-cell>
          <table:table-cell table:formula="of:=ABS([.DT19])" office:value-type="float" office:value="0.0942154213010121" calcext:value-type="float">
            <text:p>0.0942154213</text:p>
          </table:table-cell>
          <table:table-cell table:formula="of:=ABS([.DU19])" office:value-type="float" office:value="0.102844994058274" calcext:value-type="float">
            <text:p>0.1028449941</text:p>
          </table:table-cell>
          <table:table-cell table:formula="of:=ABS([.DV19])" office:value-type="float" office:value="0.111474566815536" calcext:value-type="float">
            <text:p>0.1114745668</text:p>
          </table:table-cell>
          <table:table-cell table:formula="of:=ABS([.DW19])" office:value-type="float" office:value="0.119907884987081" calcext:value-type="float">
            <text:p>0.119907885</text:p>
          </table:table-cell>
          <table:table-cell table:formula="of:=ABS([.DX19])" office:value-type="float" office:value="0.128162762329947" calcext:value-type="float">
            <text:p>0.1281627623</text:p>
          </table:table-cell>
          <table:table-cell table:formula="of:=ABS([.DY19])" office:value-type="float" office:value="0.136417639672812" calcext:value-type="float">
            <text:p>0.1364176397</text:p>
          </table:table-cell>
          <table:table-cell table:formula="of:=ABS([.DZ19])" office:value-type="float" office:value="0.144672517015678" calcext:value-type="float">
            <text:p>0.144672517</text:p>
          </table:table-cell>
          <table:table-cell table:formula="of:=ABS([.EA19])" office:value-type="float" office:value="0.151505113261453" calcext:value-type="float">
            <text:p>0.1515051133</text:p>
          </table:table-cell>
          <table:table-cell table:formula="of:=ABS([.EB19])" office:value-type="float" office:value="0.1593171924404" calcext:value-type="float">
            <text:p>0.1593171924</text:p>
          </table:table-cell>
          <table:table-cell table:formula="of:=ABS([.EC19])" office:value-type="float" office:value="0.167129271619349" calcext:value-type="float">
            <text:p>0.1671292716</text:p>
          </table:table-cell>
          <table:table-cell table:formula="of:=ABS([.ED19])" office:value-type="float" office:value="0.1728235210851" calcext:value-type="float">
            <text:p>0.1728235211</text:p>
          </table:table-cell>
          <table:table-cell table:formula="of:=ABS([.EE19])" office:value-type="float" office:value="0.178593335036411" calcext:value-type="float">
            <text:p>0.178593335</text:p>
          </table:table-cell>
          <table:table-cell table:formula="of:=ABS([.EF19])" office:value-type="float" office:value="0.18510538768383" calcext:value-type="float">
            <text:p>0.1851053877</text:p>
          </table:table-cell>
          <table:table-cell table:formula="of:=ABS([.EG19])" office:value-type="float" office:value="0.189770258469301" calcext:value-type="float">
            <text:p>0.1897702585</text:p>
          </table:table-cell>
          <table:table-cell table:formula="of:=ABS([.EH19])" office:value-type="float" office:value="0.193813175938232" calcext:value-type="float">
            <text:p>0.1938131759</text:p>
          </table:table-cell>
          <table:table-cell table:formula="of:=ABS([.EI19])" office:value-type="float" office:value="0.196989518502788" calcext:value-type="float">
            <text:p>0.1969895185</text:p>
          </table:table-cell>
          <table:table-cell table:formula="of:=ABS([.EJ19])" office:value-type="float" office:value="0.201430971404085" calcext:value-type="float">
            <text:p>0.2014309714</text:p>
          </table:table-cell>
          <table:table-cell table:formula="of:=ABS([.EK19])" office:value-type="float" office:value="0.203697929275354" calcext:value-type="float">
            <text:p>0.2036979293</text:p>
          </table:table-cell>
          <table:table-cell table:formula="of:=ABS([.EL19])" office:value-type="float" office:value="0.206676270716159" calcext:value-type="float">
            <text:p>0.2066762707</text:p>
          </table:table-cell>
          <table:table-cell table:formula="of:=ABS([.EM19])" office:value-type="float" office:value="0.207901855275322" calcext:value-type="float">
            <text:p>0.2079018553</text:p>
          </table:table-cell>
          <table:table-cell table:formula="of:=ABS([.EN19])" office:value-type="float" office:value="0.209241235265036" calcext:value-type="float">
            <text:p>0.2092412353</text:p>
          </table:table-cell>
          <table:table-cell table:formula="of:=ABS([.EO19])" office:value-type="float" office:value="0.21058061525475" calcext:value-type="float">
            <text:p>0.2105806153</text:p>
          </table:table-cell>
          <table:table-cell table:formula="of:=ABS([.EP19])" office:value-type="float" office:value="0.210815042460845" calcext:value-type="float">
            <text:p>0.2108150425</text:p>
          </table:table-cell>
          <table:table-cell table:formula="of:=ABS([.EQ19])" office:value-type="float" office:value="0.211496232267448" calcext:value-type="float">
            <text:p>0.2114962323</text:p>
          </table:table-cell>
          <table:table-cell table:formula="of:=ABS([.ER19])" office:value-type="float" office:value="0.21170999315228" calcext:value-type="float">
            <text:p>0.2117099932</text:p>
          </table:table-cell>
          <table:table-cell table:formula="of:=ABS([.ES19])" office:value-type="float" office:value="0.211918938428094" calcext:value-type="float">
            <text:p>0.2119189384</text:p>
          </table:table-cell>
          <table:table-cell table:formula="of:=ABS([.ET19])" office:value-type="float" office:value="0.211840290580107" calcext:value-type="float">
            <text:p>0.2118402906</text:p>
          </table:table-cell>
          <table:table-cell table:formula="of:=ABS([.EU19])" office:value-type="float" office:value="0.211728906740977" calcext:value-type="float">
            <text:p>0.2117289067</text:p>
          </table:table-cell>
          <table:table-cell table:formula="of:=ABS([.EV19])" office:value-type="float" office:value="0.211592351184397" calcext:value-type="float">
            <text:p>0.2115923512</text:p>
          </table:table-cell>
          <table:table-cell table:formula="of:=ABS([.EW19])" office:value-type="float" office:value="0.211455795627817" calcext:value-type="float">
            <text:p>0.2114557956</text:p>
          </table:table-cell>
          <table:table-cell table:formula="of:=ABS([.EX19])" office:value-type="float" office:value="0.211319240071237" calcext:value-type="float">
            <text:p>0.2113192401</text:p>
          </table:table-cell>
          <table:table-cell table:formula="of:=ABS([.EY19])" office:value-type="float" office:value="0.210765753419137" calcext:value-type="float">
            <text:p>0.2107657534</text:p>
          </table:table-cell>
          <table:table-cell table:formula="of:=ABS([.EZ19])" office:value-type="float" office:value="0.209224182655938" calcext:value-type="float">
            <text:p>0.2092241827</text:p>
          </table:table-cell>
          <table:table-cell table:formula="of:=ABS([.FA19])" office:value-type="float" office:value="0.207682611892739" calcext:value-type="float">
            <text:p>0.2076826119</text:p>
          </table:table-cell>
          <table:table-cell table:formula="of:=ABS([.FB19])" office:value-type="float" office:value="0.207225955135799" calcext:value-type="float">
            <text:p>0.2072259551</text:p>
          </table:table-cell>
          <table:table-cell table:formula="of:=ABS([.FC19])" office:value-type="float" office:value="0.205016286729379" calcext:value-type="float">
            <text:p>0.2050162867</text:p>
          </table:table-cell>
          <table:table-cell table:formula="of:=ABS([.FD19])" office:value-type="float" office:value="0.202741104650705" calcext:value-type="float">
            <text:p>0.2027411047</text:p>
          </table:table-cell>
          <table:table-cell table:formula="of:=ABS([.FE19])" office:value-type="float" office:value="0.200593021250244" calcext:value-type="float">
            <text:p>0.2005930213</text:p>
          </table:table-cell>
          <table:table-cell table:formula="of:=ABS([.FF19])" office:value-type="float" office:value="0.196519507492848" calcext:value-type="float">
            <text:p>0.1965195075</text:p>
          </table:table-cell>
          <table:table-cell table:formula="of:=ABS([.FG19])" office:value-type="float" office:value="0.192445993735452" calcext:value-type="float">
            <text:p>0.1924459937</text:p>
          </table:table-cell>
          <table:table-cell table:formula="of:=ABS([.FH19])" office:value-type="float" office:value="0.187561986619495" calcext:value-type="float">
            <text:p>0.1875619866</text:p>
          </table:table-cell>
          <table:table-cell table:formula="of:=ABS([.FI19])" office:value-type="float" office:value="0.182619677371724" calcext:value-type="float">
            <text:p>0.1826196774</text:p>
          </table:table-cell>
          <table:table-cell table:formula="of:=ABS([.FJ19])" office:value-type="float" office:value="0.17767736812395" calcext:value-type="float">
            <text:p>0.1776773681</text:p>
          </table:table-cell>
          <table:table-cell table:formula="of:=ABS([.FK19])" office:value-type="float" office:value="0.170770105128997" calcext:value-type="float">
            <text:p>0.1707701051</text:p>
          </table:table-cell>
          <table:table-cell table:formula="of:=ABS([.FL19])" office:value-type="float" office:value="0.163923813881202" calcext:value-type="float">
            <text:p>0.1639238139</text:p>
          </table:table-cell>
          <table:table-cell table:formula="of:=ABS([.FM19])" office:value-type="float" office:value="0.157123413327083" calcext:value-type="float">
            <text:p>0.1571234133</text:p>
          </table:table-cell>
          <table:table-cell table:formula="of:=ABS([.FN19])" office:value-type="float" office:value="0.14911381594027" calcext:value-type="float">
            <text:p>0.1491138159</text:p>
          </table:table-cell>
          <table:table-cell table:formula="of:=ABS([.FO19])" office:value-type="float" office:value="0.141328009754646" calcext:value-type="float">
            <text:p>0.1413280098</text:p>
          </table:table-cell>
          <table:table-cell table:formula="of:=ABS([.FP19])" office:value-type="float" office:value="0.134313616356338" calcext:value-type="float">
            <text:p>0.1343136164</text:p>
          </table:table-cell>
          <table:table-cell table:formula="of:=ABS([.FQ19])" office:value-type="float" office:value="0.125105244472906" calcext:value-type="float">
            <text:p>0.1251052445</text:p>
          </table:table-cell>
          <table:table-cell table:formula="of:=ABS([.FR19])" office:value-type="float" office:value="0.116457417251995" calcext:value-type="float">
            <text:p>0.1164574173</text:p>
          </table:table-cell>
          <table:table-cell table:formula="of:=ABS([.FS19])" office:value-type="float" office:value="0.108807130710514" calcext:value-type="float">
            <text:p>0.1088071307</text:p>
          </table:table-cell>
          <table:table-cell table:formula="of:=ABS([.FT19])" office:value-type="float" office:value="0.0993133431978588" calcext:value-type="float">
            <text:p>0.0993133432</text:p>
          </table:table-cell>
          <table:table-cell table:formula="of:=ABS([.FU19])" office:value-type="float" office:value="0.0908411120230394" calcext:value-type="float">
            <text:p>0.090841112</text:p>
          </table:table-cell>
          <table:table-cell table:formula="of:=ABS([.FV19])" office:value-type="float" office:value="0.0825173477873631" calcext:value-type="float">
            <text:p>0.0825173478</text:p>
          </table:table-cell>
          <table:table-cell table:formula="of:=ABS([.FW19])" office:value-type="float" office:value="0.0731689005417631" calcext:value-type="float">
            <text:p>0.0731689005</text:p>
          </table:table-cell>
          <table:table-cell table:formula="of:=ABS([.FX19])" office:value-type="float" office:value="0.0644368144331328" calcext:value-type="float">
            <text:p>0.0644368144</text:p>
          </table:table-cell>
          <table:table-cell table:formula="of:=ABS([.FY19])" office:value-type="float" office:value="0.0551075191253402" calcext:value-type="float">
            <text:p>0.0551075191</text:p>
          </table:table-cell>
          <table:table-cell table:formula="of:=ABS([.FZ19])" office:value-type="float" office:value="0.0468097682652997" calcext:value-type="float">
            <text:p>0.0468097683</text:p>
          </table:table-cell>
          <table:table-cell table:formula="of:=ABS([.GA19])" office:value-type="float" office:value="0.0385026360798842" calcext:value-type="float">
            <text:p>0.0385026361</text:p>
          </table:table-cell>
          <table:table-cell table:formula="of:=ABS([.GB19])" office:value-type="float" office:value="0.0294512303457461" calcext:value-type="float">
            <text:p>0.0294512303</text:p>
          </table:table-cell>
          <table:table-cell table:formula="of:=ABS([.GC19])" office:value-type="float" office:value="0.0203998246116079" calcext:value-type="float">
            <text:p>0.0203998246</text:p>
          </table:table-cell>
          <table:table-cell table:formula="of:=ABS([.GD19])" office:value-type="float" office:value="0.0123066267880996" calcext:value-type="float">
            <text:p>0.0123066268</text:p>
          </table:table-cell>
          <table:table-cell table:formula="of:=ABS([.GE19])" office:value-type="float" office:value="0.00335940349080817" calcext:value-type="float">
            <text:p>0.0033594035</text:p>
          </table:table-cell>
          <table:table-cell table:formula="of:=ABS([.GF19])" office:value-type="float" office:value="0.00558781980648324" calcext:value-type="float">
            <text:p>0.0055878198</text:p>
          </table:table-cell>
          <table:table-cell table:formula="of:=ABS([.GG19])" office:value-type="float" office:value="0.0145350431037746" calcext:value-type="float">
            <text:p>0.0145350431</text:p>
          </table:table-cell>
          <table:table-cell table:formula="of:=ABS([.GH19])" office:value-type="float" office:value="0.0218051870394702" calcext:value-type="float">
            <text:p>0.021805187</text:p>
          </table:table-cell>
          <table:table-cell table:formula="of:=ABS([.GI19])" office:value-type="float" office:value="0.0310072192663874" calcext:value-type="float">
            <text:p>0.0310072193</text:p>
          </table:table-cell>
          <table:table-cell table:formula="of:=ABS([.GJ19])" office:value-type="float" office:value="0.0399969861812021" calcext:value-type="float">
            <text:p>0.0399969862</text:p>
          </table:table-cell>
          <table:table-cell table:formula="of:=ABS([.GK19])" office:value-type="float" office:value="0.0489867530960167" calcext:value-type="float">
            <text:p>0.0489867531</text:p>
          </table:table-cell>
          <table:table-cell table:formula="of:=ABS([.GL19])" office:value-type="float" office:value="0.0575626060555232" calcext:value-type="float">
            <text:p>0.0575626061</text:p>
          </table:table-cell>
          <table:table-cell table:formula="of:=ABS([.GM19])" office:value-type="float" office:value="0.0664486127735197" calcext:value-type="float">
            <text:p>0.0664486128</text:p>
          </table:table-cell>
          <table:table-cell table:formula="of:=ABS([.GN19])" office:value-type="float" office:value="0.0744763427085431" calcext:value-type="float">
            <text:p>0.0744763427</text:p>
          </table:table-cell>
          <table:table-cell table:formula="of:=ABS([.GO19])" office:value-type="float" office:value="0.0838005027063996" calcext:value-type="float">
            <text:p>0.0838005027</text:p>
          </table:table-cell>
          <table:table-cell table:formula="of:=ABS([.GP19])" office:value-type="float" office:value="0.0925842905509671" calcext:value-type="float">
            <text:p>0.0925842906</text:p>
          </table:table-cell>
          <table:table-cell table:formula="of:=ABS([.GQ19])" office:value-type="float" office:value="0.101368078395537" calcext:value-type="float">
            <text:p>0.1013680784</text:p>
          </table:table-cell>
          <table:table-cell table:formula="of:=ABS([.GR19])" office:value-type="float" office:value="0.110151866240108" calcext:value-type="float">
            <text:p>0.1101518662</text:p>
          </table:table-cell>
          <table:table-cell table:formula="of:=ABS([.GS19])" office:value-type="float" office:value="0.118935654084675" calcext:value-type="float">
            <text:p>0.1189356541</text:p>
          </table:table-cell>
          <table:table-cell table:formula="of:=ABS([.GT19])" office:value-type="float" office:value="0.127626866901943" calcext:value-type="float">
            <text:p>0.1276268669</text:p>
          </table:table-cell>
          <table:table-cell table:formula="of:=ABS([.GU19])" office:value-type="float" office:value="0.136486406581981" calcext:value-type="float">
            <text:p>0.1364864066</text:p>
          </table:table-cell>
          <table:table-cell table:formula="of:=ABS([.GV19])" office:value-type="float" office:value="0.144872219710929" calcext:value-type="float">
            <text:p>0.1448722197</text:p>
          </table:table-cell>
          <table:table-cell table:formula="of:=ABS([.GW19])" office:value-type="float" office:value="0.152805356517272" calcext:value-type="float">
            <text:p>0.1528053565</text:p>
          </table:table-cell>
          <table:table-cell table:formula="of:=ABS([.GX19])" office:value-type="float" office:value="0.160738493323617" calcext:value-type="float">
            <text:p>0.1607384933</text:p>
          </table:table-cell>
          <table:table-cell table:formula="of:=ABS([.GY19])" office:value-type="float" office:value="0.168671630129959" calcext:value-type="float">
            <text:p>0.1686716301</text:p>
          </table:table-cell>
          <table:table-cell table:formula="of:=ABS([.GZ19])" office:value-type="float" office:value="0.175767970567076" calcext:value-type="float">
            <text:p>0.1757679706</text:p>
          </table:table-cell>
          <table:table-cell table:formula="of:=ABS([.HA19])" office:value-type="float" office:value="0.182772298533209" calcext:value-type="float">
            <text:p>0.1827722985</text:p>
          </table:table-cell>
          <table:table-cell table:formula="of:=ABS([.HB19])" office:value-type="float" office:value="0.187874912001654" calcext:value-type="float">
            <text:p>0.187874912</text:p>
          </table:table-cell>
          <table:table-cell table:formula="of:=ABS([.HC19])" office:value-type="float" office:value="0.194761763994125" calcext:value-type="float">
            <text:p>0.194761764</text:p>
          </table:table-cell>
          <table:table-cell table:formula="of:=ABS([.HD19])" office:value-type="float" office:value="0.199445433816152" calcext:value-type="float">
            <text:p>0.1994454338</text:p>
          </table:table-cell>
          <table:table-cell table:formula="of:=ABS([.HE19])" office:value-type="float" office:value="0.203942513862323" calcext:value-type="float">
            <text:p>0.2039425139</text:p>
          </table:table-cell>
          <table:table-cell table:formula="of:=ABS([.HF19])" office:value-type="float" office:value="0.208917772926148" calcext:value-type="float">
            <text:p>0.2089177729</text:p>
          </table:table-cell>
          <table:table-cell table:formula="of:=ABS([.HG19])" office:value-type="float" office:value="0.212361826384709" calcext:value-type="float">
            <text:p>0.2123618264</text:p>
          </table:table-cell>
          <table:table-cell table:formula="of:=ABS([.HH19])" office:value-type="float" office:value="0.215805879843273" calcext:value-type="float">
            <text:p>0.2158058798</text:p>
          </table:table-cell>
          <table:table-cell table:formula="of:=ABS([.HI19])" office:value-type="float" office:value="0.217876920801541" calcext:value-type="float">
            <text:p>0.2178769208</text:p>
          </table:table-cell>
          <table:table-cell table:formula="of:=ABS([.HJ19])" office:value-type="float" office:value="0.219515846331982" calcext:value-type="float">
            <text:p>0.2195158463</text:p>
          </table:table-cell>
          <table:table-cell table:formula="of:=ABS([.HK19])" office:value-type="float" office:value="0.221154771862423" calcext:value-type="float">
            <text:p>0.2211547719</text:p>
          </table:table-cell>
          <table:table-cell table:formula="of:=ABS([.HL19])" office:value-type="float" office:value="0.222764328791678" calcext:value-type="float">
            <text:p>0.2227643288</text:p>
          </table:table-cell>
          <table:table-cell table:formula="of:=ABS([.HM19])" office:value-type="float" office:value="0.223953783010978" calcext:value-type="float">
            <text:p>0.223953783</text:p>
          </table:table-cell>
          <table:table-cell table:formula="of:=ABS([.HN19])" office:value-type="float" office:value="0.224196915997058" calcext:value-type="float">
            <text:p>0.224196916</text:p>
          </table:table-cell>
          <table:table-cell table:formula="of:=ABS([.HO19])" office:value-type="float" office:value="0.225919929088439" calcext:value-type="float">
            <text:p>0.2259199291</text:p>
          </table:table-cell>
          <table:table-cell table:number-columns-repeated="799"/>
        </table:table-row>
        <table:table-row table:style-name="ro1">
          <table:table-cell table:style-name="ce2" office:value-type="string" calcext:value-type="string">
            <text:p>calculated Bz</text:p>
          </table:table-cell>
          <table:table-cell/>
          <table:table-cell table:style-name="Default" office:value-type="float" office:value="-0.0293586138332115" calcext:value-type="float">
            <text:p>-0.0293586138</text:p>
          </table:table-cell>
          <table:table-cell table:style-name="Default" office:value-type="float" office:value="-0.03652917927465" calcext:value-type="float">
            <text:p>-0.0365291793</text:p>
          </table:table-cell>
          <table:table-cell table:style-name="Default" office:value-type="float" office:value="-0.0435693585198541" calcext:value-type="float">
            <text:p>-0.0435693585</text:p>
          </table:table-cell>
          <table:table-cell table:style-name="Default" office:value-type="float" office:value="-0.0507075669994998" calcext:value-type="float">
            <text:p>-0.050707567</text:p>
          </table:table-cell>
          <table:table-cell table:style-name="Default" office:value-type="float" office:value="-0.0579081134096806" calcext:value-type="float">
            <text:p>-0.0579081134</text:p>
          </table:table-cell>
          <table:table-cell table:style-name="Default" office:value-type="float" office:value="-0.0654883233575505" calcext:value-type="float">
            <text:p>-0.0654883234</text:p>
          </table:table-cell>
          <table:table-cell table:style-name="Default" office:value-type="float" office:value="-0.0731621151252056" calcext:value-type="float">
            <text:p>-0.0731621151</text:p>
          </table:table-cell>
          <table:table-cell table:style-name="Default" office:value-type="float" office:value="-0.0807907682263966" calcext:value-type="float">
            <text:p>-0.0807907682</text:p>
          </table:table-cell>
          <table:table-cell table:style-name="Default" office:value-type="float" office:value="-0.0886176192114042" calcext:value-type="float">
            <text:p>-0.0886176192</text:p>
          </table:table-cell>
          <table:table-cell table:style-name="Default" office:value-type="float" office:value="-0.0963787479436335" calcext:value-type="float">
            <text:p>-0.0963787479</text:p>
          </table:table-cell>
          <table:table-cell table:style-name="Default" office:value-type="float" office:value="-0.104628736935504" calcext:value-type="float">
            <text:p>-0.1046287369</text:p>
          </table:table-cell>
          <table:table-cell table:style-name="Default" office:value-type="float" office:value="-0.112816422527633" calcext:value-type="float">
            <text:p>-0.1128164225</text:p>
          </table:table-cell>
          <table:table-cell table:style-name="Default" office:value-type="float" office:value="-0.120169012891997" calcext:value-type="float">
            <text:p>-0.1201690129</text:p>
          </table:table-cell>
          <table:table-cell table:style-name="Default" office:value-type="float" office:value="-0.127522988351896" calcext:value-type="float">
            <text:p>-0.1275229884</text:p>
          </table:table-cell>
          <table:table-cell table:style-name="Default" office:value-type="float" office:value="-0.134611111710295" calcext:value-type="float">
            <text:p>-0.1346111117</text:p>
          </table:table-cell>
          <table:table-cell table:style-name="Default" office:value-type="float" office:value="-0.141212725451893" calcext:value-type="float">
            <text:p>-0.1412127255</text:p>
          </table:table-cell>
          <table:table-cell table:style-name="Default" office:value-type="float" office:value="-0.147562619909424" calcext:value-type="float">
            <text:p>-0.1475626199</text:p>
          </table:table-cell>
          <table:table-cell table:style-name="Default" office:value-type="float" office:value="-0.153475102327226" calcext:value-type="float">
            <text:p>-0.1534751023</text:p>
          </table:table-cell>
          <table:table-cell table:style-name="Default" office:value-type="float" office:value="-0.15880567589825" calcext:value-type="float">
            <text:p>-0.1588056759</text:p>
          </table:table-cell>
          <table:table-cell table:style-name="Default" office:value-type="float" office:value="-0.164136871274973" calcext:value-type="float">
            <text:p>-0.1641368713</text:p>
          </table:table-cell>
          <table:table-cell table:style-name="Default" office:value-type="float" office:value="-0.169147971810238" calcext:value-type="float">
            <text:p>-0.1691479718</text:p>
          </table:table-cell>
          <table:table-cell table:style-name="Default" office:value-type="float" office:value="-0.173080903582699" calcext:value-type="float">
            <text:p>-0.1730809036</text:p>
          </table:table-cell>
          <table:table-cell table:style-name="Default" office:value-type="float" office:value="-0.176873153141728" calcext:value-type="float">
            <text:p>-0.1768731531</text:p>
          </table:table-cell>
          <table:table-cell table:style-name="Default" office:value-type="float" office:value="-0.180544218376431" calcext:value-type="float">
            <text:p>-0.1805442184</text:p>
          </table:table-cell>
          <table:table-cell table:style-name="Default" office:value-type="float" office:value="-0.183391815011445" calcext:value-type="float">
            <text:p>-0.183391815</text:p>
          </table:table-cell>
          <table:table-cell table:style-name="Default" office:value-type="float" office:value="-0.185975908251723" calcext:value-type="float">
            <text:p>-0.1859759083</text:p>
          </table:table-cell>
          <table:table-cell table:style-name="Default" office:value-type="float" office:value="-0.188125671301449" calcext:value-type="float">
            <text:p>-0.1881256713</text:p>
          </table:table-cell>
          <table:table-cell table:style-name="Default" office:value-type="float" office:value="-0.190105408744076" calcext:value-type="float">
            <text:p>-0.1901054087</text:p>
          </table:table-cell>
          <table:table-cell table:style-name="Default" office:value-type="float" office:value="-0.192084593501886" calcext:value-type="float">
            <text:p>-0.1920845935</text:p>
          </table:table-cell>
          <table:table-cell table:style-name="Default" office:value-type="float" office:value="-0.194063225574877" calcext:value-type="float">
            <text:p>-0.1940632256</text:p>
          </table:table-cell>
          <table:table-cell table:style-name="Default" office:value-type="float" office:value="-0.194614949097274" calcext:value-type="float">
            <text:p>-0.1946149491</text:p>
          </table:table-cell>
          <table:table-cell table:style-name="Default" office:value-type="float" office:value="-0.195403062030091" calcext:value-type="float">
            <text:p>-0.195403062</text:p>
          </table:table-cell>
          <table:table-cell table:style-name="Default" office:value-type="float" office:value="-0.196191528463128" calcext:value-type="float">
            <text:p>-0.1961915285</text:p>
          </table:table-cell>
          <table:table-cell table:style-name="Default" office:value-type="float" office:value="-0.196628529196902" calcext:value-type="float">
            <text:p>-0.1966285292</text:p>
          </table:table-cell>
          <table:table-cell table:style-name="Default" office:value-type="float" office:value="-0.196987701282706" calcext:value-type="float">
            <text:p>-0.1969877013</text:p>
          </table:table-cell>
          <table:table-cell table:style-name="Default" office:value-type="float" office:value="-0.197115704846633" calcext:value-type="float">
            <text:p>-0.1971157048</text:p>
          </table:table-cell>
          <table:table-cell table:style-name="Default" office:value-type="float" office:value="-0.196615052186442" calcext:value-type="float">
            <text:p>-0.1966150522</text:p>
          </table:table-cell>
          <table:table-cell table:style-name="Default" office:value-type="float" office:value="-0.19600557064406" calcext:value-type="float">
            <text:p>-0.1960055706</text:p>
          </table:table-cell>
          <table:table-cell table:style-name="Default" office:value-type="float" office:value="-0.195503467967329" calcext:value-type="float">
            <text:p>-0.195503468</text:p>
          </table:table-cell>
          <table:table-cell table:style-name="Default" office:value-type="float" office:value="-0.194915657182647" calcext:value-type="float">
            <text:p>-0.1949156572</text:p>
          </table:table-cell>
          <table:table-cell table:style-name="Default" office:value-type="float" office:value="-0.193679069127433" calcext:value-type="float">
            <text:p>-0.1936790691</text:p>
          </table:table-cell>
          <table:table-cell table:style-name="Default" office:value-type="float" office:value="-0.192326227270451" calcext:value-type="float">
            <text:p>-0.1923262273</text:p>
          </table:table-cell>
          <table:table-cell table:style-name="Default" office:value-type="float" office:value="-0.190960868971801" calcext:value-type="float">
            <text:p>-0.190960869</text:p>
          </table:table-cell>
          <table:table-cell table:style-name="Default" office:value-type="float" office:value="-0.189064691863499" calcext:value-type="float">
            <text:p>-0.1890646919</text:p>
          </table:table-cell>
          <table:table-cell table:style-name="Default" office:value-type="float" office:value="-0.186882125586444" calcext:value-type="float">
            <text:p>-0.1868821256</text:p>
          </table:table-cell>
          <table:table-cell table:style-name="Default" office:value-type="float" office:value="-0.184414302590714" calcext:value-type="float">
            <text:p>-0.1844143026</text:p>
          </table:table-cell>
          <table:table-cell table:style-name="Default" office:value-type="float" office:value="-0.18128431731208" calcext:value-type="float">
            <text:p>-0.1812843173</text:p>
          </table:table-cell>
          <table:table-cell table:style-name="Default" office:value-type="float" office:value="-0.178169931172951" calcext:value-type="float">
            <text:p>-0.1781699312</text:p>
          </table:table-cell>
          <table:table-cell table:style-name="Default" office:value-type="float" office:value="-0.175056302409301" calcext:value-type="float">
            <text:p>-0.1750563024</text:p>
          </table:table-cell>
          <table:table-cell table:style-name="Default" office:value-type="float" office:value="-0.170524207556572" calcext:value-type="float">
            <text:p>-0.1705242076</text:p>
          </table:table-cell>
          <table:table-cell table:style-name="Default" office:value-type="float" office:value="-0.16595962255389" calcext:value-type="float">
            <text:p>-0.1659596226</text:p>
          </table:table-cell>
          <table:table-cell table:style-name="Default" office:value-type="float" office:value="-0.161394146710314" calcext:value-type="float">
            <text:p>-0.1613941467</text:p>
          </table:table-cell>
          <table:table-cell table:style-name="Default" office:value-type="float" office:value="-0.156401953982113" calcext:value-type="float">
            <text:p>-0.156401954</text:p>
          </table:table-cell>
          <table:table-cell table:style-name="Default" office:value-type="float" office:value="-0.150214404910155" calcext:value-type="float">
            <text:p>-0.1502144049</text:p>
          </table:table-cell>
          <table:table-cell table:style-name="Default" office:value-type="float" office:value="-0.144376714146796" calcext:value-type="float">
            <text:p>-0.1443767141</text:p>
          </table:table-cell>
          <table:table-cell table:style-name="Default" office:value-type="float" office:value="-0.13839414163764" calcext:value-type="float">
            <text:p>-0.1383941416</text:p>
          </table:table-cell>
          <table:table-cell table:style-name="Default" office:value-type="float" office:value="-0.131242421954118" calcext:value-type="float">
            <text:p>-0.131242422</text:p>
          </table:table-cell>
          <table:table-cell table:style-name="Default" office:value-type="float" office:value="-0.123826430942777" calcext:value-type="float">
            <text:p>-0.1238264309</text:p>
          </table:table-cell>
          <table:table-cell table:style-name="Default" office:value-type="float" office:value="-0.116393896348359" calcext:value-type="float">
            <text:p>-0.1163938963</text:p>
          </table:table-cell>
          <table:table-cell table:style-name="Default" office:value-type="float" office:value="-0.108799969400827" calcext:value-type="float">
            <text:p>-0.1087999694</text:p>
          </table:table-cell>
          <table:table-cell table:style-name="Default" office:value-type="float" office:value="-0.100568553688721" calcext:value-type="float">
            <text:p>-0.1005685537</text:p>
          </table:table-cell>
          <table:table-cell table:style-name="Default" office:value-type="float" office:value="-0.0924699541696029" calcext:value-type="float">
            <text:p>-0.0924699542</text:p>
          </table:table-cell>
          <table:table-cell table:style-name="Default" office:value-type="float" office:value="-0.0840420512375708" calcext:value-type="float">
            <text:p>-0.0840420512</text:p>
          </table:table-cell>
          <table:table-cell table:style-name="Default" office:value-type="float" office:value="-0.076416438545714" calcext:value-type="float">
            <text:p>-0.0764164385</text:p>
          </table:table-cell>
          <table:table-cell table:style-name="Default" office:value-type="float" office:value="-0.068086192061566" calcext:value-type="float">
            <text:p>-0.0680861921</text:p>
          </table:table-cell>
          <table:table-cell table:style-name="Default" office:value-type="float" office:value="-0.0603810980311557" calcext:value-type="float">
            <text:p>-0.060381098</text:p>
          </table:table-cell>
          <table:table-cell table:style-name="Default" office:value-type="float" office:value="-0.0526765087756083" calcext:value-type="float">
            <text:p>-0.0526765088</text:p>
          </table:table-cell>
          <table:table-cell table:style-name="Default" office:value-type="float" office:value="-0.0453562734293408" calcext:value-type="float">
            <text:p>-0.0453562734</text:p>
          </table:table-cell>
          <table:table-cell table:style-name="Default" office:value-type="float" office:value="-0.0380980737807158" calcext:value-type="float">
            <text:p>-0.0380980738</text:p>
          </table:table-cell>
          <table:table-cell table:style-name="Default" office:value-type="float" office:value="-0.0308401850402843" calcext:value-type="float">
            <text:p>-0.030840185</text:p>
          </table:table-cell>
          <table:table-cell table:style-name="Default" office:value-type="float" office:value="-0.0235826072080465" calcext:value-type="float">
            <text:p>-0.0235826072</text:p>
          </table:table-cell>
          <table:table-cell table:style-name="Default" office:value-type="float" office:value="-0.017752954476901" calcext:value-type="float">
            <text:p>-0.0177529545</text:p>
          </table:table-cell>
          <table:table-cell table:style-name="Default" office:value-type="float" office:value="-0.00966369044662435" calcext:value-type="float">
            <text:p>-0.0096636904</text:p>
          </table:table-cell>
          <table:table-cell table:style-name="Default" office:value-type="float" office:value="-0.00289666259138058" calcext:value-type="float">
            <text:p>-0.0028966626</text:p>
          </table:table-cell>
          <table:table-cell table:style-name="Default" office:value-type="float" office:value="0.00387036526386381" calcext:value-type="float">
            <text:p>0.0038703653</text:p>
          </table:table-cell>
          <table:table-cell table:style-name="Default" office:value-type="float" office:value="0.0106373931191076" calcext:value-type="float">
            <text:p>0.0106373931</text:p>
          </table:table-cell>
          <table:table-cell table:style-name="Default" office:value-type="float" office:value="0.0174044209743513" calcext:value-type="float">
            <text:p>0.017404421</text:p>
          </table:table-cell>
          <table:table-cell table:style-name="Default" office:value-type="float" office:value="0.0241714488295957" calcext:value-type="float">
            <text:p>0.0241714488</text:p>
          </table:table-cell>
          <table:table-cell table:style-name="Default" office:value-type="float" office:value="0.0324279339701427" calcext:value-type="float">
            <text:p>0.032427934</text:p>
          </table:table-cell>
          <table:table-cell table:style-name="Default" office:value-type="float" office:value="0.0399816987219436" calcext:value-type="float">
            <text:p>0.0399816987</text:p>
          </table:table-cell>
          <table:table-cell table:style-name="Default" office:value-type="float" office:value="0.0475354634737438" calcext:value-type="float">
            <text:p>0.0475354635</text:p>
          </table:table-cell>
          <table:table-cell table:style-name="Default" office:value-type="float" office:value="0.0551002047252801" calcext:value-type="float">
            <text:p>0.0551002047</text:p>
          </table:table-cell>
          <table:table-cell table:style-name="Default" office:value-type="float" office:value="0.0627149444384893" calcext:value-type="float">
            <text:p>0.0627149444</text:p>
          </table:table-cell>
          <table:table-cell table:style-name="Default" office:value-type="float" office:value="0.0703296841516979" calcext:value-type="float">
            <text:p>0.0703296842</text:p>
          </table:table-cell>
          <table:table-cell table:style-name="Default" office:value-type="float" office:value="0.0787883964982229" calcext:value-type="float">
            <text:p>0.0787883965</text:p>
          </table:table-cell>
          <table:table-cell table:style-name="Default" office:value-type="float" office:value="0.0874498466503616" calcext:value-type="float">
            <text:p>0.0874498467</text:p>
          </table:table-cell>
          <table:table-cell table:style-name="Default" office:value-type="float" office:value="0.0949311460858867" calcext:value-type="float">
            <text:p>0.0949311461</text:p>
          </table:table-cell>
          <table:table-cell table:style-name="Default" office:value-type="float" office:value="0.102443928776623" calcext:value-type="float">
            <text:p>0.1024439288</text:p>
          </table:table-cell>
          <table:table-cell table:style-name="Default" office:value-type="float" office:value="0.110452842884249" calcext:value-type="float">
            <text:p>0.1104528429</text:p>
          </table:table-cell>
          <table:table-cell table:style-name="Default" office:value-type="float" office:value="0.117506870102777" calcext:value-type="float">
            <text:p>0.1175068701</text:p>
          </table:table-cell>
          <table:table-cell table:style-name="Default" office:value-type="float" office:value="0.124576881434865" calcext:value-type="float">
            <text:p>0.1245768814</text:p>
          </table:table-cell>
          <table:table-cell table:style-name="Default" office:value-type="float" office:value="0.131294777453829" calcext:value-type="float">
            <text:p>0.1312947775</text:p>
          </table:table-cell>
          <table:table-cell table:style-name="Default" office:value-type="float" office:value="0.136912678131397" calcext:value-type="float">
            <text:p>0.1369126781</text:p>
          </table:table-cell>
          <table:table-cell table:style-name="Default" office:value-type="float" office:value="0.142530578808965" calcext:value-type="float">
            <text:p>0.1425305788</text:p>
          </table:table-cell>
          <table:table-cell table:style-name="Default" office:value-type="float" office:value="0.147920208850397" calcext:value-type="float">
            <text:p>0.1479202089</text:p>
          </table:table-cell>
          <table:table-cell table:style-name="Default" office:value-type="float" office:value="0.152544558776268" calcext:value-type="float">
            <text:p>0.1525445588</text:p>
          </table:table-cell>
          <table:table-cell table:style-name="Default" office:value-type="float" office:value="0.157168908702138" calcext:value-type="float">
            <text:p>0.1571689087</text:p>
          </table:table-cell>
          <table:table-cell table:style-name="Default" office:value-type="float" office:value="0.161091619773307" calcext:value-type="float">
            <text:p>0.1610916198</text:p>
          </table:table-cell>
          <table:table-cell table:style-name="Default" office:value-type="float" office:value="0.164224465327887" calcext:value-type="float">
            <text:p>0.1642244653</text:p>
          </table:table-cell>
          <table:table-cell table:style-name="Default" office:value-type="float" office:value="0.167357310882467" calcext:value-type="float">
            <text:p>0.1673573109</text:p>
          </table:table-cell>
          <table:table-cell table:style-name="Default" office:value-type="float" office:value="0.170490156437047" calcext:value-type="float">
            <text:p>0.1704901564</text:p>
          </table:table-cell>
          <table:table-cell table:style-name="Default" office:value-type="float" office:value="0.172213069795767" calcext:value-type="float">
            <text:p>0.1722130698</text:p>
          </table:table-cell>
          <table:table-cell table:style-name="Default" office:value-type="float" office:value="0.174790199584359" calcext:value-type="float">
            <text:p>0.1747901996</text:p>
          </table:table-cell>
          <table:table-cell table:style-name="Default" office:value-type="float" office:value="0.176497742463853" calcext:value-type="float">
            <text:p>0.1764977425</text:p>
          </table:table-cell>
          <table:table-cell table:style-name="Default" office:value-type="float" office:value="0.178205285343347" calcext:value-type="float">
            <text:p>0.1782052853</text:p>
          </table:table-cell>
          <table:table-cell table:style-name="Default" office:value-type="float" office:value="0.179647765700045" calcext:value-type="float">
            <text:p>0.1796477657</text:p>
          </table:table-cell>
          <table:table-cell table:style-name="Default" office:value-type="float" office:value="0.180472262270427" calcext:value-type="float">
            <text:p>0.1804722623</text:p>
          </table:table-cell>
          <table:table-cell table:style-name="Default" office:value-type="float" office:value="0.18129675884081" calcext:value-type="float">
            <text:p>0.1812967588</text:p>
          </table:table-cell>
          <table:table-cell table:style-name="Default" office:value-type="float" office:value="0.182121255411193" calcext:value-type="float">
            <text:p>0.1821212554</text:p>
          </table:table-cell>
          <table:table-cell table:style-name="Default" office:value-type="float" office:value="0.182008853060671" calcext:value-type="float">
            <text:p>0.1820088531</text:p>
          </table:table-cell>
          <table:table-cell table:style-name="Default" office:value-type="float" office:value="0.182023934815736" calcext:value-type="float">
            <text:p>0.1820239348</text:p>
          </table:table-cell>
          <table:table-cell table:style-name="Default" office:value-type="float" office:value="0.1820390165708" calcext:value-type="float">
            <text:p>0.1820390166</text:p>
          </table:table-cell>
          <table:table-cell table:style-name="Default" office:value-type="float" office:value="0.18189255056709" calcext:value-type="float">
            <text:p>0.1818925506</text:p>
          </table:table-cell>
          <table:table-cell table:style-name="Default" office:value-type="float" office:value="0.181152330315205" calcext:value-type="float">
            <text:p>0.1811523303</text:p>
          </table:table-cell>
          <table:table-cell table:style-name="Default" office:value-type="float" office:value="0.180334711884336" calcext:value-type="float">
            <text:p>0.1803347119</text:p>
          </table:table-cell>
          <table:table-cell table:style-name="Default" office:value-type="float" office:value="0.179517093453467" calcext:value-type="float">
            <text:p>0.1795170935</text:p>
          </table:table-cell>
          <table:table-cell table:style-name="Default" office:value-type="float" office:value="0.178406800925315" calcext:value-type="float">
            <text:p>0.1784068009</text:p>
          </table:table-cell>
          <table:table-cell table:style-name="Default" office:value-type="float" office:value="0.176474182737283" calcext:value-type="float">
            <text:p>0.1764741827</text:p>
          </table:table-cell>
          <table:table-cell table:style-name="Default" office:value-type="float" office:value="0.174659503343739" calcext:value-type="float">
            <text:p>0.1746595033</text:p>
          </table:table-cell>
          <table:table-cell table:style-name="Default" office:value-type="float" office:value="0.172844823950195" calcext:value-type="float">
            <text:p>0.172844824</text:p>
          </table:table-cell>
          <table:table-cell table:style-name="Default" office:value-type="float" office:value="0.17037629338071" calcext:value-type="float">
            <text:p>0.1703762934</text:p>
          </table:table-cell>
          <table:table-cell table:style-name="Default" office:value-type="float" office:value="0.167288148217864" calcext:value-type="float">
            <text:p>0.1672881482</text:p>
          </table:table-cell>
          <table:table-cell table:style-name="Default" office:value-type="float" office:value="0.164200003055018" calcext:value-type="float">
            <text:p>0.1642000031</text:p>
          </table:table-cell>
          <table:table-cell table:style-name="Default" office:value-type="float" office:value="0.161111857892172" calcext:value-type="float">
            <text:p>0.1611118579</text:p>
          </table:table-cell>
          <table:table-cell table:style-name="Default" office:value-type="float" office:value="0.157037914526823" calcext:value-type="float">
            <text:p>0.1570379145</text:p>
          </table:table-cell>
          <table:table-cell table:style-name="Default" office:value-type="float" office:value="0.152517011627896" calcext:value-type="float">
            <text:p>0.1525170116</text:p>
          </table:table-cell>
          <table:table-cell table:style-name="Default" office:value-type="float" office:value="0.147996108728969" calcext:value-type="float">
            <text:p>0.1479961087</text:p>
          </table:table-cell>
          <table:table-cell table:style-name="Default" office:value-type="float" office:value="0.143475205830041" calcext:value-type="float">
            <text:p>0.1434752058</text:p>
          </table:table-cell>
          <table:table-cell table:style-name="Default" office:value-type="float" office:value="0.13718258634587" calcext:value-type="float">
            <text:p>0.1371825863</text:p>
          </table:table-cell>
          <table:table-cell table:style-name="Default" office:value-type="float" office:value="0.130948173013336" calcext:value-type="float">
            <text:p>0.130948173</text:p>
          </table:table-cell>
          <table:table-cell table:style-name="Default" office:value-type="float" office:value="0.124712811862145" calcext:value-type="float">
            <text:p>0.1247128119</text:p>
          </table:table-cell>
          <table:table-cell table:style-name="Default" office:value-type="float" office:value="0.117961588788078" calcext:value-type="float">
            <text:p>0.1179615888</text:p>
          </table:table-cell>
          <table:table-cell table:style-name="Default" office:value-type="float" office:value="0.110984997698879" calcext:value-type="float">
            <text:p>0.1109849977</text:p>
          </table:table-cell>
          <table:table-cell table:style-name="Default" office:value-type="float" office:value="0.103171576072566" calcext:value-type="float">
            <text:p>0.1031715761</text:p>
          </table:table-cell>
          <table:table-cell table:style-name="Default" office:value-type="float" office:value="0.0951398552544886" calcext:value-type="float">
            <text:p>0.0951398553</text:p>
          </table:table-cell>
          <table:table-cell table:style-name="Default" office:value-type="float" office:value="0.0871100102717454" calcext:value-type="float">
            <text:p>0.0871100103</text:p>
          </table:table-cell>
          <table:table-cell table:style-name="Default" office:value-type="float" office:value="0.0790626040062781" calcext:value-type="float">
            <text:p>0.079062604</text:p>
          </table:table-cell>
          <table:table-cell table:style-name="Default" office:value-type="float" office:value="0.0712663704606867" calcext:value-type="float">
            <text:p>0.0712663705</text:p>
          </table:table-cell>
          <table:table-cell table:style-name="Default" office:value-type="float" office:value="0.062910525527497" calcext:value-type="float">
            <text:p>0.0629105255</text:p>
          </table:table-cell>
          <table:table-cell table:style-name="Default" office:value-type="float" office:value="0.0554963596278953" calcext:value-type="float">
            <text:p>0.0554963596</text:p>
          </table:table-cell>
          <table:table-cell table:style-name="Default" office:value-type="float" office:value="0.047007327230579" calcext:value-type="float">
            <text:p>0.0470073272</text:p>
          </table:table-cell>
          <table:table-cell table:style-name="Default" office:value-type="float" office:value="0.0395117321001521" calcext:value-type="float">
            <text:p>0.0395117321</text:p>
          </table:table-cell>
          <table:table-cell table:style-name="Default" office:value-type="float" office:value="0.0320149802648203" calcext:value-type="float">
            <text:p>0.0320149803</text:p>
          </table:table-cell>
          <table:table-cell table:style-name="Default" office:value-type="float" office:value="0.0247399688815145" calcext:value-type="float">
            <text:p>0.0247399689</text:p>
          </table:table-cell>
          <table:table-cell table:style-name="Default" office:value-type="float" office:value="0.0176212172490079" calcext:value-type="float">
            <text:p>0.0176212172</text:p>
          </table:table-cell>
          <table:table-cell table:style-name="Default" office:value-type="float" office:value="0.010520274846448" calcext:value-type="float">
            <text:p>0.0105202748</text:p>
          </table:table-cell>
          <table:table-cell table:style-name="Default" office:value-type="float" office:value="0.0037349153264301" calcext:value-type="float">
            <text:p>0.0037349153</text:p>
          </table:table-cell>
          <table:table-cell table:style-name="Default" office:value-type="float" office:value="-0.00321568715796613" calcext:value-type="float">
            <text:p>-0.0032156872</text:p>
          </table:table-cell>
          <table:table-cell table:style-name="Default" office:value-type="float" office:value="-0.010022254630745" calcext:value-type="float">
            <text:p>-0.0100222546</text:p>
          </table:table-cell>
          <table:table-cell table:style-name="Default" office:value-type="float" office:value="-0.0169039355884891" calcext:value-type="float">
            <text:p>-0.0169039356</text:p>
          </table:table-cell>
          <table:table-cell table:style-name="Default" office:value-type="float" office:value="-0.0237856165462333" calcext:value-type="float">
            <text:p>-0.0237856165</text:p>
          </table:table-cell>
          <table:table-cell table:style-name="Default" office:value-type="float" office:value="-0.0306672975039774" calcext:value-type="float">
            <text:p>-0.0306672975</text:p>
          </table:table-cell>
          <table:table-cell table:style-name="Default" office:value-type="float" office:value="-0.0376333067689259" calcext:value-type="float">
            <text:p>-0.0376333068</text:p>
          </table:table-cell>
          <table:table-cell table:style-name="Default" office:value-type="float" office:value="-0.0450417558080304" calcext:value-type="float">
            <text:p>-0.0450417558</text:p>
          </table:table-cell>
          <table:table-cell table:style-name="Default" office:value-type="float" office:value="-0.0524497147274612" calcext:value-type="float">
            <text:p>-0.0524497147</text:p>
          </table:table-cell>
          <table:table-cell table:style-name="Default" office:value-type="float" office:value="-0.0611707980381309" calcext:value-type="float">
            <text:p>-0.061170798</text:p>
          </table:table-cell>
          <table:table-cell table:style-name="Default" office:value-type="float" office:value="-0.0683928598684461" calcext:value-type="float">
            <text:p>-0.0683928599</text:p>
          </table:table-cell>
          <table:table-cell table:style-name="Default" office:value-type="float" office:value="-0.0761218912391203" calcext:value-type="float">
            <text:p>-0.0761218912</text:p>
          </table:table-cell>
          <table:table-cell table:style-name="Default" office:value-type="float" office:value="-0.0840258280011031" calcext:value-type="float">
            <text:p>-0.084025828</text:p>
          </table:table-cell>
          <table:table-cell table:style-name="Default" office:value-type="float" office:value="-0.0921180579250193" calcext:value-type="float">
            <text:p>-0.0921180579</text:p>
          </table:table-cell>
          <table:table-cell table:style-name="Default" office:value-type="float" office:value="-0.100207533313319" calcext:value-type="float">
            <text:p>-0.1002075333</text:p>
          </table:table-cell>
          <table:table-cell table:style-name="Default" office:value-type="float" office:value="-0.108749347002687" calcext:value-type="float">
            <text:p>-0.108749347</text:p>
          </table:table-cell>
          <table:table-cell table:style-name="Default" office:value-type="float" office:value="-0.116368090496274" calcext:value-type="float">
            <text:p>-0.1163680905</text:p>
          </table:table-cell>
          <table:table-cell table:style-name="Default" office:value-type="float" office:value="-0.123987266309115" calcext:value-type="float">
            <text:p>-0.1239872663</text:p>
          </table:table-cell>
          <table:table-cell table:style-name="Default" office:value-type="float" office:value="-0.131151268094509" calcext:value-type="float">
            <text:p>-0.1311512681</text:p>
          </table:table-cell>
          <table:table-cell table:style-name="Default" office:value-type="float" office:value="-0.138211625788357" calcext:value-type="float">
            <text:p>-0.1382116258</text:p>
          </table:table-cell>
          <table:table-cell table:style-name="Default" office:value-type="float" office:value="-0.144654280173498" calcext:value-type="float">
            <text:p>-0.1446542802</text:p>
          </table:table-cell>
          <table:table-cell table:style-name="Default" office:value-type="float" office:value="-0.150828577532268" calcext:value-type="float">
            <text:p>-0.1508285775</text:p>
          </table:table-cell>
          <table:table-cell table:style-name="Default" office:value-type="float" office:value="-0.156395051894534" calcext:value-type="float">
            <text:p>-0.1563950519</text:p>
          </table:table-cell>
          <table:table-cell table:style-name="Default" office:value-type="float" office:value="-0.162137546464387" calcext:value-type="float">
            <text:p>-0.1621375465</text:p>
          </table:table-cell>
          <table:table-cell table:style-name="Default" office:value-type="float" office:value="-0.166563335764929" calcext:value-type="float">
            <text:p>-0.1665633358</text:p>
          </table:table-cell>
          <table:table-cell table:style-name="Default" office:value-type="float" office:value="-0.170951069146382" calcext:value-type="float">
            <text:p>-0.1709510691</text:p>
          </table:table-cell>
          <table:table-cell table:style-name="Default" office:value-type="float" office:value="-0.174669938307682" calcext:value-type="float">
            <text:p>-0.1746699383</text:p>
          </table:table-cell>
          <table:table-cell table:style-name="Default" office:value-type="float" office:value="-0.177851907546731" calcext:value-type="float">
            <text:p>-0.1778519075</text:p>
          </table:table-cell>
          <table:table-cell table:style-name="Default" office:value-type="float" office:value="-0.181221980092984" calcext:value-type="float">
            <text:p>-0.1812219801</text:p>
          </table:table-cell>
          <table:table-cell table:style-name="Default" office:value-type="float" office:value="-0.184483345510375" calcext:value-type="float">
            <text:p>-0.1844833455</text:p>
          </table:table-cell>
          <table:table-cell table:style-name="Default" office:value-type="float" office:value="-0.186822592364349" calcext:value-type="float">
            <text:p>-0.1868225924</text:p>
          </table:table-cell>
          <table:table-cell table:style-name="Default" office:value-type="float" office:value="-0.189116786632997" calcext:value-type="float">
            <text:p>-0.1891167866</text:p>
          </table:table-cell>
          <table:table-cell table:style-name="Default" office:value-type="float" office:value="-0.190675332685653" calcext:value-type="float">
            <text:p>-0.1906753327</text:p>
          </table:table-cell>
          <table:table-cell table:style-name="Default" office:value-type="float" office:value="-0.192077768327984" calcext:value-type="float">
            <text:p>-0.1920777683</text:p>
          </table:table-cell>
          <table:table-cell table:style-name="Default" office:value-type="float" office:value="-0.193617847533082" calcext:value-type="float">
            <text:p>-0.1936178475</text:p>
          </table:table-cell>
          <table:table-cell table:style-name="Default" office:value-type="float" office:value="-0.194553626860192" calcext:value-type="float">
            <text:p>-0.1945536269</text:p>
          </table:table-cell>
          <table:table-cell table:style-name="Default" office:value-type="float" office:value="-0.19548962985614" calcext:value-type="float">
            <text:p>-0.1954896299</text:p>
          </table:table-cell>
          <table:table-cell table:style-name="Default" office:value-type="float" office:value="-0.196220252846726" calcext:value-type="float">
            <text:p>-0.1962202528</text:p>
          </table:table-cell>
          <table:table-cell table:style-name="Default" office:value-type="float" office:value="-0.196686028514422" calcext:value-type="float">
            <text:p>-0.1966860285</text:p>
          </table:table-cell>
          <table:table-cell table:style-name="Default" office:value-type="float" office:value="-0.197151750211219" calcext:value-type="float">
            <text:p>-0.1971517502</text:p>
          </table:table-cell>
          <table:table-cell table:style-name="Default" office:value-type="float" office:value="-0.197617417937117" calcext:value-type="float">
            <text:p>-0.1976174179</text:p>
          </table:table-cell>
          <table:table-cell table:style-name="Default" office:value-type="float" office:value="-0.196245811247137" calcext:value-type="float">
            <text:p>-0.1962458112</text:p>
          </table:table-cell>
          <table:table-cell table:style-name="Default" office:value-type="float" office:value="-0.196051567493073" calcext:value-type="float">
            <text:p>-0.1960515675</text:p>
          </table:table-cell>
          <table:table-cell table:style-name="Default" office:value-type="float" office:value="-0.195252833516343" calcext:value-type="float">
            <text:p>-0.1952528335</text:p>
          </table:table-cell>
          <table:table-cell table:style-name="Default" office:value-type="float" office:value="-0.194453982479661" calcext:value-type="float">
            <text:p>-0.1944539825</text:p>
          </table:table-cell>
          <table:table-cell table:style-name="Default" office:value-type="float" office:value="-0.193282534940771" calcext:value-type="float">
            <text:p>-0.1932825349</text:p>
          </table:table-cell>
          <table:table-cell table:style-name="Default" office:value-type="float" office:value="-0.192031491570808" calcext:value-type="float">
            <text:p>-0.1920314916</text:p>
          </table:table-cell>
          <table:table-cell table:style-name="Default" office:value-type="float" office:value="-0.190094898407861" calcext:value-type="float">
            <text:p>-0.1900948984</text:p>
          </table:table-cell>
          <table:table-cell table:style-name="Default" office:value-type="float" office:value="-0.189653579282492" calcext:value-type="float">
            <text:p>-0.1896535793</text:p>
          </table:table-cell>
          <table:table-cell table:style-name="Default" office:value-type="float" office:value="-0.186417599238885" calcext:value-type="float">
            <text:p>-0.1864175992</text:p>
          </table:table-cell>
          <table:table-cell table:style-name="Default" office:value-type="float" office:value="-0.183181125977668" calcext:value-type="float">
            <text:p>-0.183181126</text:p>
          </table:table-cell>
          <table:table-cell table:style-name="Default" office:value-type="float" office:value="-0.17994415949884" calcext:value-type="float">
            <text:p>-0.1799441595</text:p>
          </table:table-cell>
          <table:table-cell table:style-name="Default" office:value-type="float" office:value="-0.176706699802402" calcext:value-type="float">
            <text:p>-0.1767066998</text:p>
          </table:table-cell>
          <table:table-cell table:style-name="Default" office:value-type="float" office:value="-0.173386487772784" calcext:value-type="float">
            <text:p>-0.1733864878</text:p>
          </table:table-cell>
          <table:table-cell table:style-name="Default" office:value-type="float" office:value="-0.169181829961204" calcext:value-type="float">
            <text:p>-0.16918183</text:p>
          </table:table-cell>
          <table:table-cell table:style-name="Default" office:value-type="float" office:value="-0.164038999385007" calcext:value-type="float">
            <text:p>-0.1640389994</text:p>
          </table:table-cell>
          <table:table-cell table:style-name="Default" office:value-type="float" office:value="-0.158782994568827" calcext:value-type="float">
            <text:p>-0.1587829946</text:p>
          </table:table-cell>
          <table:table-cell table:style-name="Default" office:value-type="float" office:value="-0.153526989752646" calcext:value-type="float">
            <text:p>-0.1535269898</text:p>
          </table:table-cell>
          <table:table-cell table:style-name="Default" office:value-type="float" office:value="-0.148270984936467" calcext:value-type="float">
            <text:p>-0.1482709849</text:p>
          </table:table-cell>
          <table:table-cell table:style-name="Default" office:value-type="float" office:value="-0.141163191547042" calcext:value-type="float">
            <text:p>-0.1411631915</text:p>
          </table:table-cell>
          <table:table-cell table:style-name="Default" office:value-type="float" office:value="-0.134675654327713" calcext:value-type="float">
            <text:p>-0.1346756543</text:p>
          </table:table-cell>
          <table:table-cell table:style-name="Default" office:value-type="float" office:value="-0.127849921292634" calcext:value-type="float">
            <text:p>-0.1278499213</text:p>
          </table:table-cell>
          <table:table-cell table:style-name="Default" office:value-type="float" office:value="-0.119964889202255" calcext:value-type="float">
            <text:p>-0.1199648892</text:p>
          </table:table-cell>
          <table:table-cell table:style-name="Default" office:value-type="float" office:value="-0.112210998775124" calcext:value-type="float">
            <text:p>-0.1122109988</text:p>
          </table:table-cell>
          <table:table-cell table:style-name="Default" office:value-type="float" office:value="-0.104823683095306" calcext:value-type="float">
            <text:p>-0.1048236831</text:p>
          </table:table-cell>
          <table:table-cell table:style-name="Default" office:value-type="float" office:value="-0.0964385035621195" calcext:value-type="float">
            <text:p>-0.0964385036</text:p>
          </table:table-cell>
          <table:table-cell table:style-name="Default" office:value-type="float" office:value="-0.0885994808305811" calcext:value-type="float">
            <text:p>-0.0885994808</text:p>
          </table:table-cell>
          <table:table-cell table:style-name="Default" office:value-type="float" office:value="-0.0807592397854418" calcext:value-type="float">
            <text:p>-0.0807592398</text:p>
          </table:table-cell>
          <table:table-cell table:style-name="Default" office:value-type="float" office:value="-0.0725505260303433" calcext:value-type="float">
            <text:p>-0.072550526</text:p>
          </table:table-cell>
          <table:table-cell table:style-name="Default" office:value-type="float" office:value="-0.0653094016869558" calcext:value-type="float">
            <text:p>-0.0653094017</text:p>
          </table:table-cell>
          <table:table-cell table:style-name="Default" office:value-type="float" office:value="-0.0580698590070909" calcext:value-type="float">
            <text:p>-0.058069859</text:p>
          </table:table-cell>
          <table:table-cell table:style-name="Default" office:value-type="float" office:value="-0.0510069749803007" calcext:value-type="float">
            <text:p>-0.051006975</text:p>
          </table:table-cell>
          <table:table-cell table:style-name="Default" office:value-type="float" office:value="-0.0436409357690456" calcext:value-type="float">
            <text:p>-0.0436409358</text:p>
          </table:table-cell>
          <table:table-cell table:style-name="Default" office:value-type="float" office:value="-0.0364615998190257" calcext:value-type="float">
            <text:p>-0.0364615998</text:p>
          </table:table-cell>
          <table:table-cell table:style-name="Default" office:value-type="float" office:value="-0.0300995981240963" calcext:value-type="float">
            <text:p>-0.0300995981</text:p>
          </table:table-cell>
          <table:table-cell table:number-columns-repeated="799"/>
        </table:table-row>
        <table:table-row table:style-name="ro1">
          <table:table-cell table:style-name="ce2" office:value-type="string" calcext:value-type="string">
            <text:p>calculated |Bz|</text:p>
          </table:table-cell>
          <table:table-cell/>
          <table:table-cell table:formula="of:=ABS([.C21])" office:value-type="float" office:value="0.0293586138332115" calcext:value-type="float">
            <text:p>0.0293586138</text:p>
          </table:table-cell>
          <table:table-cell table:formula="of:=ABS([.D21])" office:value-type="float" office:value="0.03652917927465" calcext:value-type="float">
            <text:p>0.0365291793</text:p>
          </table:table-cell>
          <table:table-cell table:formula="of:=ABS([.E21])" office:value-type="float" office:value="0.0435693585198541" calcext:value-type="float">
            <text:p>0.0435693585</text:p>
          </table:table-cell>
          <table:table-cell table:formula="of:=ABS([.F21])" office:value-type="float" office:value="0.0507075669994998" calcext:value-type="float">
            <text:p>0.050707567</text:p>
          </table:table-cell>
          <table:table-cell table:formula="of:=ABS([.G21])" office:value-type="float" office:value="0.0579081134096806" calcext:value-type="float">
            <text:p>0.0579081134</text:p>
          </table:table-cell>
          <table:table-cell table:formula="of:=ABS([.H21])" office:value-type="float" office:value="0.0654883233575505" calcext:value-type="float">
            <text:p>0.0654883234</text:p>
          </table:table-cell>
          <table:table-cell table:formula="of:=ABS([.I21])" office:value-type="float" office:value="0.0731621151252056" calcext:value-type="float">
            <text:p>0.0731621151</text:p>
          </table:table-cell>
          <table:table-cell table:formula="of:=ABS([.J21])" office:value-type="float" office:value="0.0807907682263966" calcext:value-type="float">
            <text:p>0.0807907682</text:p>
          </table:table-cell>
          <table:table-cell table:formula="of:=ABS([.K21])" office:value-type="float" office:value="0.0886176192114042" calcext:value-type="float">
            <text:p>0.0886176192</text:p>
          </table:table-cell>
          <table:table-cell table:formula="of:=ABS([.L21])" office:value-type="float" office:value="0.0963787479436335" calcext:value-type="float">
            <text:p>0.0963787479</text:p>
          </table:table-cell>
          <table:table-cell table:formula="of:=ABS([.M21])" office:value-type="float" office:value="0.104628736935504" calcext:value-type="float">
            <text:p>0.1046287369</text:p>
          </table:table-cell>
          <table:table-cell table:formula="of:=ABS([.N21])" office:value-type="float" office:value="0.112816422527633" calcext:value-type="float">
            <text:p>0.1128164225</text:p>
          </table:table-cell>
          <table:table-cell table:formula="of:=ABS([.O21])" office:value-type="float" office:value="0.120169012891997" calcext:value-type="float">
            <text:p>0.1201690129</text:p>
          </table:table-cell>
          <table:table-cell table:formula="of:=ABS([.P21])" office:value-type="float" office:value="0.127522988351896" calcext:value-type="float">
            <text:p>0.1275229884</text:p>
          </table:table-cell>
          <table:table-cell table:formula="of:=ABS([.Q21])" office:value-type="float" office:value="0.134611111710295" calcext:value-type="float">
            <text:p>0.1346111117</text:p>
          </table:table-cell>
          <table:table-cell table:formula="of:=ABS([.R21])" office:value-type="float" office:value="0.141212725451893" calcext:value-type="float">
            <text:p>0.1412127255</text:p>
          </table:table-cell>
          <table:table-cell table:formula="of:=ABS([.S21])" office:value-type="float" office:value="0.147562619909424" calcext:value-type="float">
            <text:p>0.1475626199</text:p>
          </table:table-cell>
          <table:table-cell table:formula="of:=ABS([.T21])" office:value-type="float" office:value="0.153475102327226" calcext:value-type="float">
            <text:p>0.1534751023</text:p>
          </table:table-cell>
          <table:table-cell table:formula="of:=ABS([.U21])" office:value-type="float" office:value="0.15880567589825" calcext:value-type="float">
            <text:p>0.1588056759</text:p>
          </table:table-cell>
          <table:table-cell table:formula="of:=ABS([.V21])" office:value-type="float" office:value="0.164136871274973" calcext:value-type="float">
            <text:p>0.1641368713</text:p>
          </table:table-cell>
          <table:table-cell table:formula="of:=ABS([.W21])" office:value-type="float" office:value="0.169147971810238" calcext:value-type="float">
            <text:p>0.1691479718</text:p>
          </table:table-cell>
          <table:table-cell table:formula="of:=ABS([.X21])" office:value-type="float" office:value="0.173080903582699" calcext:value-type="float">
            <text:p>0.1730809036</text:p>
          </table:table-cell>
          <table:table-cell table:formula="of:=ABS([.Y21])" office:value-type="float" office:value="0.176873153141728" calcext:value-type="float">
            <text:p>0.1768731531</text:p>
          </table:table-cell>
          <table:table-cell table:formula="of:=ABS([.Z21])" office:value-type="float" office:value="0.180544218376431" calcext:value-type="float">
            <text:p>0.1805442184</text:p>
          </table:table-cell>
          <table:table-cell table:formula="of:=ABS([.AA21])" office:value-type="float" office:value="0.183391815011445" calcext:value-type="float">
            <text:p>0.183391815</text:p>
          </table:table-cell>
          <table:table-cell table:formula="of:=ABS([.AB21])" office:value-type="float" office:value="0.185975908251723" calcext:value-type="float">
            <text:p>0.1859759083</text:p>
          </table:table-cell>
          <table:table-cell table:formula="of:=ABS([.AC21])" office:value-type="float" office:value="0.188125671301449" calcext:value-type="float">
            <text:p>0.1881256713</text:p>
          </table:table-cell>
          <table:table-cell table:formula="of:=ABS([.AD21])" office:value-type="float" office:value="0.190105408744076" calcext:value-type="float">
            <text:p>0.1901054087</text:p>
          </table:table-cell>
          <table:table-cell table:formula="of:=ABS([.AE21])" office:value-type="float" office:value="0.192084593501886" calcext:value-type="float">
            <text:p>0.1920845935</text:p>
          </table:table-cell>
          <table:table-cell table:formula="of:=ABS([.AF21])" office:value-type="float" office:value="0.194063225574877" calcext:value-type="float">
            <text:p>0.1940632256</text:p>
          </table:table-cell>
          <table:table-cell table:formula="of:=ABS([.AG21])" office:value-type="float" office:value="0.194614949097274" calcext:value-type="float">
            <text:p>0.1946149491</text:p>
          </table:table-cell>
          <table:table-cell table:formula="of:=ABS([.AH21])" office:value-type="float" office:value="0.195403062030091" calcext:value-type="float">
            <text:p>0.195403062</text:p>
          </table:table-cell>
          <table:table-cell table:formula="of:=ABS([.AI21])" office:value-type="float" office:value="0.196191528463128" calcext:value-type="float">
            <text:p>0.1961915285</text:p>
          </table:table-cell>
          <table:table-cell table:formula="of:=ABS([.AJ21])" office:value-type="float" office:value="0.196628529196902" calcext:value-type="float">
            <text:p>0.1966285292</text:p>
          </table:table-cell>
          <table:table-cell table:formula="of:=ABS([.AK21])" office:value-type="float" office:value="0.196987701282706" calcext:value-type="float">
            <text:p>0.1969877013</text:p>
          </table:table-cell>
          <table:table-cell table:formula="of:=ABS([.AL21])" office:value-type="float" office:value="0.197115704846633" calcext:value-type="float">
            <text:p>0.1971157048</text:p>
          </table:table-cell>
          <table:table-cell table:formula="of:=ABS([.AM21])" office:value-type="float" office:value="0.196615052186442" calcext:value-type="float">
            <text:p>0.1966150522</text:p>
          </table:table-cell>
          <table:table-cell table:formula="of:=ABS([.AN21])" office:value-type="float" office:value="0.19600557064406" calcext:value-type="float">
            <text:p>0.1960055706</text:p>
          </table:table-cell>
          <table:table-cell table:formula="of:=ABS([.AO21])" office:value-type="float" office:value="0.195503467967329" calcext:value-type="float">
            <text:p>0.195503468</text:p>
          </table:table-cell>
          <table:table-cell table:formula="of:=ABS([.AP21])" office:value-type="float" office:value="0.194915657182647" calcext:value-type="float">
            <text:p>0.1949156572</text:p>
          </table:table-cell>
          <table:table-cell table:formula="of:=ABS([.AQ21])" office:value-type="float" office:value="0.193679069127433" calcext:value-type="float">
            <text:p>0.1936790691</text:p>
          </table:table-cell>
          <table:table-cell table:formula="of:=ABS([.AR21])" office:value-type="float" office:value="0.192326227270451" calcext:value-type="float">
            <text:p>0.1923262273</text:p>
          </table:table-cell>
          <table:table-cell table:formula="of:=ABS([.AS21])" office:value-type="float" office:value="0.190960868971801" calcext:value-type="float">
            <text:p>0.190960869</text:p>
          </table:table-cell>
          <table:table-cell table:formula="of:=ABS([.AT21])" office:value-type="float" office:value="0.189064691863499" calcext:value-type="float">
            <text:p>0.1890646919</text:p>
          </table:table-cell>
          <table:table-cell table:formula="of:=ABS([.AU21])" office:value-type="float" office:value="0.186882125586444" calcext:value-type="float">
            <text:p>0.1868821256</text:p>
          </table:table-cell>
          <table:table-cell table:formula="of:=ABS([.AV21])" office:value-type="float" office:value="0.184414302590714" calcext:value-type="float">
            <text:p>0.1844143026</text:p>
          </table:table-cell>
          <table:table-cell table:formula="of:=ABS([.AW21])" office:value-type="float" office:value="0.18128431731208" calcext:value-type="float">
            <text:p>0.1812843173</text:p>
          </table:table-cell>
          <table:table-cell table:formula="of:=ABS([.AX21])" office:value-type="float" office:value="0.178169931172951" calcext:value-type="float">
            <text:p>0.1781699312</text:p>
          </table:table-cell>
          <table:table-cell table:formula="of:=ABS([.AY21])" office:value-type="float" office:value="0.175056302409301" calcext:value-type="float">
            <text:p>0.1750563024</text:p>
          </table:table-cell>
          <table:table-cell table:formula="of:=ABS([.AZ21])" office:value-type="float" office:value="0.170524207556572" calcext:value-type="float">
            <text:p>0.1705242076</text:p>
          </table:table-cell>
          <table:table-cell table:formula="of:=ABS([.BA21])" office:value-type="float" office:value="0.16595962255389" calcext:value-type="float">
            <text:p>0.1659596226</text:p>
          </table:table-cell>
          <table:table-cell table:formula="of:=ABS([.BB21])" office:value-type="float" office:value="0.161394146710314" calcext:value-type="float">
            <text:p>0.1613941467</text:p>
          </table:table-cell>
          <table:table-cell table:formula="of:=ABS([.BC21])" office:value-type="float" office:value="0.156401953982113" calcext:value-type="float">
            <text:p>0.156401954</text:p>
          </table:table-cell>
          <table:table-cell table:formula="of:=ABS([.BD21])" office:value-type="float" office:value="0.150214404910155" calcext:value-type="float">
            <text:p>0.1502144049</text:p>
          </table:table-cell>
          <table:table-cell table:formula="of:=ABS([.BE21])" office:value-type="float" office:value="0.144376714146796" calcext:value-type="float">
            <text:p>0.1443767141</text:p>
          </table:table-cell>
          <table:table-cell table:formula="of:=ABS([.BF21])" office:value-type="float" office:value="0.13839414163764" calcext:value-type="float">
            <text:p>0.1383941416</text:p>
          </table:table-cell>
          <table:table-cell table:formula="of:=ABS([.BG21])" office:value-type="float" office:value="0.131242421954118" calcext:value-type="float">
            <text:p>0.131242422</text:p>
          </table:table-cell>
          <table:table-cell table:formula="of:=ABS([.BH21])" office:value-type="float" office:value="0.123826430942777" calcext:value-type="float">
            <text:p>0.1238264309</text:p>
          </table:table-cell>
          <table:table-cell table:formula="of:=ABS([.BI21])" office:value-type="float" office:value="0.116393896348359" calcext:value-type="float">
            <text:p>0.1163938963</text:p>
          </table:table-cell>
          <table:table-cell table:formula="of:=ABS([.BJ21])" office:value-type="float" office:value="0.108799969400827" calcext:value-type="float">
            <text:p>0.1087999694</text:p>
          </table:table-cell>
          <table:table-cell table:formula="of:=ABS([.BK21])" office:value-type="float" office:value="0.100568553688721" calcext:value-type="float">
            <text:p>0.1005685537</text:p>
          </table:table-cell>
          <table:table-cell table:formula="of:=ABS([.BL21])" office:value-type="float" office:value="0.0924699541696029" calcext:value-type="float">
            <text:p>0.0924699542</text:p>
          </table:table-cell>
          <table:table-cell table:formula="of:=ABS([.BM21])" office:value-type="float" office:value="0.0840420512375708" calcext:value-type="float">
            <text:p>0.0840420512</text:p>
          </table:table-cell>
          <table:table-cell table:formula="of:=ABS([.BN21])" office:value-type="float" office:value="0.076416438545714" calcext:value-type="float">
            <text:p>0.0764164385</text:p>
          </table:table-cell>
          <table:table-cell table:formula="of:=ABS([.BO21])" office:value-type="float" office:value="0.068086192061566" calcext:value-type="float">
            <text:p>0.0680861921</text:p>
          </table:table-cell>
          <table:table-cell table:formula="of:=ABS([.BP21])" office:value-type="float" office:value="0.0603810980311557" calcext:value-type="float">
            <text:p>0.060381098</text:p>
          </table:table-cell>
          <table:table-cell table:formula="of:=ABS([.BQ21])" office:value-type="float" office:value="0.0526765087756083" calcext:value-type="float">
            <text:p>0.0526765088</text:p>
          </table:table-cell>
          <table:table-cell table:formula="of:=ABS([.BR21])" office:value-type="float" office:value="0.0453562734293408" calcext:value-type="float">
            <text:p>0.0453562734</text:p>
          </table:table-cell>
          <table:table-cell table:formula="of:=ABS([.BS21])" office:value-type="float" office:value="0.0380980737807158" calcext:value-type="float">
            <text:p>0.0380980738</text:p>
          </table:table-cell>
          <table:table-cell table:formula="of:=ABS([.BT21])" office:value-type="float" office:value="0.0308401850402843" calcext:value-type="float">
            <text:p>0.030840185</text:p>
          </table:table-cell>
          <table:table-cell table:formula="of:=ABS([.BU21])" office:value-type="float" office:value="0.0235826072080465" calcext:value-type="float">
            <text:p>0.0235826072</text:p>
          </table:table-cell>
          <table:table-cell table:formula="of:=ABS([.BV21])" office:value-type="float" office:value="0.017752954476901" calcext:value-type="float">
            <text:p>0.0177529545</text:p>
          </table:table-cell>
          <table:table-cell table:formula="of:=ABS([.BW21])" office:value-type="float" office:value="0.00966369044662435" calcext:value-type="float">
            <text:p>0.0096636904</text:p>
          </table:table-cell>
          <table:table-cell table:formula="of:=ABS([.BX21])" office:value-type="float" office:value="0.00289666259138058" calcext:value-type="float">
            <text:p>0.0028966626</text:p>
          </table:table-cell>
          <table:table-cell table:formula="of:=ABS([.BY21])" office:value-type="float" office:value="0.00387036526386381" calcext:value-type="float">
            <text:p>0.0038703653</text:p>
          </table:table-cell>
          <table:table-cell table:formula="of:=ABS([.BZ21])" office:value-type="float" office:value="0.0106373931191076" calcext:value-type="float">
            <text:p>0.0106373931</text:p>
          </table:table-cell>
          <table:table-cell table:formula="of:=ABS([.CA21])" office:value-type="float" office:value="0.0174044209743513" calcext:value-type="float">
            <text:p>0.017404421</text:p>
          </table:table-cell>
          <table:table-cell table:formula="of:=ABS([.CB21])" office:value-type="float" office:value="0.0241714488295957" calcext:value-type="float">
            <text:p>0.0241714488</text:p>
          </table:table-cell>
          <table:table-cell table:formula="of:=ABS([.CC21])" office:value-type="float" office:value="0.0324279339701427" calcext:value-type="float">
            <text:p>0.032427934</text:p>
          </table:table-cell>
          <table:table-cell table:formula="of:=ABS([.CD21])" office:value-type="float" office:value="0.0399816987219436" calcext:value-type="float">
            <text:p>0.0399816987</text:p>
          </table:table-cell>
          <table:table-cell table:formula="of:=ABS([.CE21])" office:value-type="float" office:value="0.0475354634737438" calcext:value-type="float">
            <text:p>0.0475354635</text:p>
          </table:table-cell>
          <table:table-cell table:formula="of:=ABS([.CF21])" office:value-type="float" office:value="0.0551002047252801" calcext:value-type="float">
            <text:p>0.0551002047</text:p>
          </table:table-cell>
          <table:table-cell table:formula="of:=ABS([.CG21])" office:value-type="float" office:value="0.0627149444384893" calcext:value-type="float">
            <text:p>0.0627149444</text:p>
          </table:table-cell>
          <table:table-cell table:formula="of:=ABS([.CH21])" office:value-type="float" office:value="0.0703296841516979" calcext:value-type="float">
            <text:p>0.0703296842</text:p>
          </table:table-cell>
          <table:table-cell table:formula="of:=ABS([.CI21])" office:value-type="float" office:value="0.0787883964982229" calcext:value-type="float">
            <text:p>0.0787883965</text:p>
          </table:table-cell>
          <table:table-cell table:formula="of:=ABS([.CJ21])" office:value-type="float" office:value="0.0874498466503616" calcext:value-type="float">
            <text:p>0.0874498467</text:p>
          </table:table-cell>
          <table:table-cell table:formula="of:=ABS([.CK21])" office:value-type="float" office:value="0.0949311460858867" calcext:value-type="float">
            <text:p>0.0949311461</text:p>
          </table:table-cell>
          <table:table-cell table:formula="of:=ABS([.CL21])" office:value-type="float" office:value="0.102443928776623" calcext:value-type="float">
            <text:p>0.1024439288</text:p>
          </table:table-cell>
          <table:table-cell table:formula="of:=ABS([.CM21])" office:value-type="float" office:value="0.110452842884249" calcext:value-type="float">
            <text:p>0.1104528429</text:p>
          </table:table-cell>
          <table:table-cell table:formula="of:=ABS([.CN21])" office:value-type="float" office:value="0.117506870102777" calcext:value-type="float">
            <text:p>0.1175068701</text:p>
          </table:table-cell>
          <table:table-cell table:formula="of:=ABS([.CO21])" office:value-type="float" office:value="0.124576881434865" calcext:value-type="float">
            <text:p>0.1245768814</text:p>
          </table:table-cell>
          <table:table-cell table:formula="of:=ABS([.CP21])" office:value-type="float" office:value="0.131294777453829" calcext:value-type="float">
            <text:p>0.1312947775</text:p>
          </table:table-cell>
          <table:table-cell table:formula="of:=ABS([.CQ21])" office:value-type="float" office:value="0.136912678131397" calcext:value-type="float">
            <text:p>0.1369126781</text:p>
          </table:table-cell>
          <table:table-cell table:formula="of:=ABS([.CR21])" office:value-type="float" office:value="0.142530578808965" calcext:value-type="float">
            <text:p>0.1425305788</text:p>
          </table:table-cell>
          <table:table-cell table:formula="of:=ABS([.CS21])" office:value-type="float" office:value="0.147920208850397" calcext:value-type="float">
            <text:p>0.1479202089</text:p>
          </table:table-cell>
          <table:table-cell table:formula="of:=ABS([.CT21])" office:value-type="float" office:value="0.152544558776268" calcext:value-type="float">
            <text:p>0.1525445588</text:p>
          </table:table-cell>
          <table:table-cell table:formula="of:=ABS([.CU21])" office:value-type="float" office:value="0.157168908702138" calcext:value-type="float">
            <text:p>0.1571689087</text:p>
          </table:table-cell>
          <table:table-cell table:formula="of:=ABS([.CV21])" office:value-type="float" office:value="0.161091619773307" calcext:value-type="float">
            <text:p>0.1610916198</text:p>
          </table:table-cell>
          <table:table-cell table:formula="of:=ABS([.CW21])" office:value-type="float" office:value="0.164224465327887" calcext:value-type="float">
            <text:p>0.1642244653</text:p>
          </table:table-cell>
          <table:table-cell table:formula="of:=ABS([.CX21])" office:value-type="float" office:value="0.167357310882467" calcext:value-type="float">
            <text:p>0.1673573109</text:p>
          </table:table-cell>
          <table:table-cell table:formula="of:=ABS([.CY21])" office:value-type="float" office:value="0.170490156437047" calcext:value-type="float">
            <text:p>0.1704901564</text:p>
          </table:table-cell>
          <table:table-cell table:formula="of:=ABS([.CZ21])" office:value-type="float" office:value="0.172213069795767" calcext:value-type="float">
            <text:p>0.1722130698</text:p>
          </table:table-cell>
          <table:table-cell table:formula="of:=ABS([.DA21])" office:value-type="float" office:value="0.174790199584359" calcext:value-type="float">
            <text:p>0.1747901996</text:p>
          </table:table-cell>
          <table:table-cell table:formula="of:=ABS([.DB21])" office:value-type="float" office:value="0.176497742463853" calcext:value-type="float">
            <text:p>0.1764977425</text:p>
          </table:table-cell>
          <table:table-cell table:formula="of:=ABS([.DC21])" office:value-type="float" office:value="0.178205285343347" calcext:value-type="float">
            <text:p>0.1782052853</text:p>
          </table:table-cell>
          <table:table-cell table:formula="of:=ABS([.DD21])" office:value-type="float" office:value="0.179647765700045" calcext:value-type="float">
            <text:p>0.1796477657</text:p>
          </table:table-cell>
          <table:table-cell table:formula="of:=ABS([.DE21])" office:value-type="float" office:value="0.180472262270427" calcext:value-type="float">
            <text:p>0.1804722623</text:p>
          </table:table-cell>
          <table:table-cell table:formula="of:=ABS([.DF21])" office:value-type="float" office:value="0.18129675884081" calcext:value-type="float">
            <text:p>0.1812967588</text:p>
          </table:table-cell>
          <table:table-cell table:formula="of:=ABS([.DG21])" office:value-type="float" office:value="0.182121255411193" calcext:value-type="float">
            <text:p>0.1821212554</text:p>
          </table:table-cell>
          <table:table-cell table:formula="of:=ABS([.DH21])" office:value-type="float" office:value="0.182008853060671" calcext:value-type="float">
            <text:p>0.1820088531</text:p>
          </table:table-cell>
          <table:table-cell table:formula="of:=ABS([.DI21])" office:value-type="float" office:value="0.182023934815736" calcext:value-type="float">
            <text:p>0.1820239348</text:p>
          </table:table-cell>
          <table:table-cell table:formula="of:=ABS([.DJ21])" office:value-type="float" office:value="0.1820390165708" calcext:value-type="float">
            <text:p>0.1820390166</text:p>
          </table:table-cell>
          <table:table-cell table:formula="of:=ABS([.DK21])" office:value-type="float" office:value="0.18189255056709" calcext:value-type="float">
            <text:p>0.1818925506</text:p>
          </table:table-cell>
          <table:table-cell table:formula="of:=ABS([.DL21])" office:value-type="float" office:value="0.181152330315205" calcext:value-type="float">
            <text:p>0.1811523303</text:p>
          </table:table-cell>
          <table:table-cell table:formula="of:=ABS([.DM21])" office:value-type="float" office:value="0.180334711884336" calcext:value-type="float">
            <text:p>0.1803347119</text:p>
          </table:table-cell>
          <table:table-cell table:formula="of:=ABS([.DN21])" office:value-type="float" office:value="0.179517093453467" calcext:value-type="float">
            <text:p>0.1795170935</text:p>
          </table:table-cell>
          <table:table-cell table:formula="of:=ABS([.DO21])" office:value-type="float" office:value="0.178406800925315" calcext:value-type="float">
            <text:p>0.1784068009</text:p>
          </table:table-cell>
          <table:table-cell table:formula="of:=ABS([.DP21])" office:value-type="float" office:value="0.176474182737283" calcext:value-type="float">
            <text:p>0.1764741827</text:p>
          </table:table-cell>
          <table:table-cell table:formula="of:=ABS([.DQ21])" office:value-type="float" office:value="0.174659503343739" calcext:value-type="float">
            <text:p>0.1746595033</text:p>
          </table:table-cell>
          <table:table-cell table:formula="of:=ABS([.DR21])" office:value-type="float" office:value="0.172844823950195" calcext:value-type="float">
            <text:p>0.172844824</text:p>
          </table:table-cell>
          <table:table-cell table:formula="of:=ABS([.DS21])" office:value-type="float" office:value="0.17037629338071" calcext:value-type="float">
            <text:p>0.1703762934</text:p>
          </table:table-cell>
          <table:table-cell table:formula="of:=ABS([.DT21])" office:value-type="float" office:value="0.167288148217864" calcext:value-type="float">
            <text:p>0.1672881482</text:p>
          </table:table-cell>
          <table:table-cell table:formula="of:=ABS([.DU21])" office:value-type="float" office:value="0.164200003055018" calcext:value-type="float">
            <text:p>0.1642000031</text:p>
          </table:table-cell>
          <table:table-cell table:formula="of:=ABS([.DV21])" office:value-type="float" office:value="0.161111857892172" calcext:value-type="float">
            <text:p>0.1611118579</text:p>
          </table:table-cell>
          <table:table-cell table:formula="of:=ABS([.DW21])" office:value-type="float" office:value="0.157037914526823" calcext:value-type="float">
            <text:p>0.1570379145</text:p>
          </table:table-cell>
          <table:table-cell table:formula="of:=ABS([.DX21])" office:value-type="float" office:value="0.152517011627896" calcext:value-type="float">
            <text:p>0.1525170116</text:p>
          </table:table-cell>
          <table:table-cell table:formula="of:=ABS([.DY21])" office:value-type="float" office:value="0.147996108728969" calcext:value-type="float">
            <text:p>0.1479961087</text:p>
          </table:table-cell>
          <table:table-cell table:formula="of:=ABS([.DZ21])" office:value-type="float" office:value="0.143475205830041" calcext:value-type="float">
            <text:p>0.1434752058</text:p>
          </table:table-cell>
          <table:table-cell table:formula="of:=ABS([.EA21])" office:value-type="float" office:value="0.13718258634587" calcext:value-type="float">
            <text:p>0.1371825863</text:p>
          </table:table-cell>
          <table:table-cell table:formula="of:=ABS([.EB21])" office:value-type="float" office:value="0.130948173013336" calcext:value-type="float">
            <text:p>0.130948173</text:p>
          </table:table-cell>
          <table:table-cell table:formula="of:=ABS([.EC21])" office:value-type="float" office:value="0.124712811862145" calcext:value-type="float">
            <text:p>0.1247128119</text:p>
          </table:table-cell>
          <table:table-cell table:formula="of:=ABS([.ED21])" office:value-type="float" office:value="0.117961588788078" calcext:value-type="float">
            <text:p>0.1179615888</text:p>
          </table:table-cell>
          <table:table-cell table:formula="of:=ABS([.EE21])" office:value-type="float" office:value="0.110984997698879" calcext:value-type="float">
            <text:p>0.1109849977</text:p>
          </table:table-cell>
          <table:table-cell table:formula="of:=ABS([.EF21])" office:value-type="float" office:value="0.103171576072566" calcext:value-type="float">
            <text:p>0.1031715761</text:p>
          </table:table-cell>
          <table:table-cell table:formula="of:=ABS([.EG21])" office:value-type="float" office:value="0.0951398552544886" calcext:value-type="float">
            <text:p>0.0951398553</text:p>
          </table:table-cell>
          <table:table-cell table:formula="of:=ABS([.EH21])" office:value-type="float" office:value="0.0871100102717454" calcext:value-type="float">
            <text:p>0.0871100103</text:p>
          </table:table-cell>
          <table:table-cell table:formula="of:=ABS([.EI21])" office:value-type="float" office:value="0.0790626040062781" calcext:value-type="float">
            <text:p>0.079062604</text:p>
          </table:table-cell>
          <table:table-cell table:formula="of:=ABS([.EJ21])" office:value-type="float" office:value="0.0712663704606867" calcext:value-type="float">
            <text:p>0.0712663705</text:p>
          </table:table-cell>
          <table:table-cell table:formula="of:=ABS([.EK21])" office:value-type="float" office:value="0.062910525527497" calcext:value-type="float">
            <text:p>0.0629105255</text:p>
          </table:table-cell>
          <table:table-cell table:formula="of:=ABS([.EL21])" office:value-type="float" office:value="0.0554963596278953" calcext:value-type="float">
            <text:p>0.0554963596</text:p>
          </table:table-cell>
          <table:table-cell table:formula="of:=ABS([.EM21])" office:value-type="float" office:value="0.047007327230579" calcext:value-type="float">
            <text:p>0.0470073272</text:p>
          </table:table-cell>
          <table:table-cell table:formula="of:=ABS([.EN21])" office:value-type="float" office:value="0.0395117321001521" calcext:value-type="float">
            <text:p>0.0395117321</text:p>
          </table:table-cell>
          <table:table-cell table:formula="of:=ABS([.EO21])" office:value-type="float" office:value="0.0320149802648203" calcext:value-type="float">
            <text:p>0.0320149803</text:p>
          </table:table-cell>
          <table:table-cell table:formula="of:=ABS([.EP21])" office:value-type="float" office:value="0.0247399688815145" calcext:value-type="float">
            <text:p>0.0247399689</text:p>
          </table:table-cell>
          <table:table-cell table:formula="of:=ABS([.EQ21])" office:value-type="float" office:value="0.0176212172490079" calcext:value-type="float">
            <text:p>0.0176212172</text:p>
          </table:table-cell>
          <table:table-cell table:formula="of:=ABS([.ER21])" office:value-type="float" office:value="0.010520274846448" calcext:value-type="float">
            <text:p>0.0105202748</text:p>
          </table:table-cell>
          <table:table-cell table:formula="of:=ABS([.ES21])" office:value-type="float" office:value="0.0037349153264301" calcext:value-type="float">
            <text:p>0.0037349153</text:p>
          </table:table-cell>
          <table:table-cell table:formula="of:=ABS([.ET21])" office:value-type="float" office:value="0.00321568715796613" calcext:value-type="float">
            <text:p>0.0032156872</text:p>
          </table:table-cell>
          <table:table-cell table:formula="of:=ABS([.EU21])" office:value-type="float" office:value="0.010022254630745" calcext:value-type="float">
            <text:p>0.0100222546</text:p>
          </table:table-cell>
          <table:table-cell table:formula="of:=ABS([.EV21])" office:value-type="float" office:value="0.0169039355884891" calcext:value-type="float">
            <text:p>0.0169039356</text:p>
          </table:table-cell>
          <table:table-cell table:formula="of:=ABS([.EW21])" office:value-type="float" office:value="0.0237856165462333" calcext:value-type="float">
            <text:p>0.0237856165</text:p>
          </table:table-cell>
          <table:table-cell table:formula="of:=ABS([.EX21])" office:value-type="float" office:value="0.0306672975039774" calcext:value-type="float">
            <text:p>0.0306672975</text:p>
          </table:table-cell>
          <table:table-cell table:formula="of:=ABS([.EY21])" office:value-type="float" office:value="0.0376333067689259" calcext:value-type="float">
            <text:p>0.0376333068</text:p>
          </table:table-cell>
          <table:table-cell table:formula="of:=ABS([.EZ21])" office:value-type="float" office:value="0.0450417558080304" calcext:value-type="float">
            <text:p>0.0450417558</text:p>
          </table:table-cell>
          <table:table-cell table:formula="of:=ABS([.FA21])" office:value-type="float" office:value="0.0524497147274612" calcext:value-type="float">
            <text:p>0.0524497147</text:p>
          </table:table-cell>
          <table:table-cell table:formula="of:=ABS([.FB21])" office:value-type="float" office:value="0.0611707980381309" calcext:value-type="float">
            <text:p>0.061170798</text:p>
          </table:table-cell>
          <table:table-cell table:formula="of:=ABS([.FC21])" office:value-type="float" office:value="0.0683928598684461" calcext:value-type="float">
            <text:p>0.0683928599</text:p>
          </table:table-cell>
          <table:table-cell table:formula="of:=ABS([.FD21])" office:value-type="float" office:value="0.0761218912391203" calcext:value-type="float">
            <text:p>0.0761218912</text:p>
          </table:table-cell>
          <table:table-cell table:formula="of:=ABS([.FE21])" office:value-type="float" office:value="0.0840258280011031" calcext:value-type="float">
            <text:p>0.084025828</text:p>
          </table:table-cell>
          <table:table-cell table:formula="of:=ABS([.FF21])" office:value-type="float" office:value="0.0921180579250193" calcext:value-type="float">
            <text:p>0.0921180579</text:p>
          </table:table-cell>
          <table:table-cell table:formula="of:=ABS([.FG21])" office:value-type="float" office:value="0.100207533313319" calcext:value-type="float">
            <text:p>0.1002075333</text:p>
          </table:table-cell>
          <table:table-cell table:formula="of:=ABS([.FH21])" office:value-type="float" office:value="0.108749347002687" calcext:value-type="float">
            <text:p>0.108749347</text:p>
          </table:table-cell>
          <table:table-cell table:formula="of:=ABS([.FI21])" office:value-type="float" office:value="0.116368090496274" calcext:value-type="float">
            <text:p>0.1163680905</text:p>
          </table:table-cell>
          <table:table-cell table:formula="of:=ABS([.FJ21])" office:value-type="float" office:value="0.123987266309115" calcext:value-type="float">
            <text:p>0.1239872663</text:p>
          </table:table-cell>
          <table:table-cell table:formula="of:=ABS([.FK21])" office:value-type="float" office:value="0.131151268094509" calcext:value-type="float">
            <text:p>0.1311512681</text:p>
          </table:table-cell>
          <table:table-cell table:formula="of:=ABS([.FL21])" office:value-type="float" office:value="0.138211625788357" calcext:value-type="float">
            <text:p>0.1382116258</text:p>
          </table:table-cell>
          <table:table-cell table:formula="of:=ABS([.FM21])" office:value-type="float" office:value="0.144654280173498" calcext:value-type="float">
            <text:p>0.1446542802</text:p>
          </table:table-cell>
          <table:table-cell table:formula="of:=ABS([.FN21])" office:value-type="float" office:value="0.150828577532268" calcext:value-type="float">
            <text:p>0.1508285775</text:p>
          </table:table-cell>
          <table:table-cell table:formula="of:=ABS([.FO21])" office:value-type="float" office:value="0.156395051894534" calcext:value-type="float">
            <text:p>0.1563950519</text:p>
          </table:table-cell>
          <table:table-cell table:formula="of:=ABS([.FP21])" office:value-type="float" office:value="0.162137546464387" calcext:value-type="float">
            <text:p>0.1621375465</text:p>
          </table:table-cell>
          <table:table-cell table:formula="of:=ABS([.FQ21])" office:value-type="float" office:value="0.166563335764929" calcext:value-type="float">
            <text:p>0.1665633358</text:p>
          </table:table-cell>
          <table:table-cell table:formula="of:=ABS([.FR21])" office:value-type="float" office:value="0.170951069146382" calcext:value-type="float">
            <text:p>0.1709510691</text:p>
          </table:table-cell>
          <table:table-cell table:formula="of:=ABS([.FS21])" office:value-type="float" office:value="0.174669938307682" calcext:value-type="float">
            <text:p>0.1746699383</text:p>
          </table:table-cell>
          <table:table-cell table:formula="of:=ABS([.FT21])" office:value-type="float" office:value="0.177851907546731" calcext:value-type="float">
            <text:p>0.1778519075</text:p>
          </table:table-cell>
          <table:table-cell table:formula="of:=ABS([.FU21])" office:value-type="float" office:value="0.181221980092984" calcext:value-type="float">
            <text:p>0.1812219801</text:p>
          </table:table-cell>
          <table:table-cell table:formula="of:=ABS([.FV21])" office:value-type="float" office:value="0.184483345510375" calcext:value-type="float">
            <text:p>0.1844833455</text:p>
          </table:table-cell>
          <table:table-cell table:formula="of:=ABS([.FW21])" office:value-type="float" office:value="0.186822592364349" calcext:value-type="float">
            <text:p>0.1868225924</text:p>
          </table:table-cell>
          <table:table-cell table:formula="of:=ABS([.FX21])" office:value-type="float" office:value="0.189116786632997" calcext:value-type="float">
            <text:p>0.1891167866</text:p>
          </table:table-cell>
          <table:table-cell table:formula="of:=ABS([.FY21])" office:value-type="float" office:value="0.190675332685653" calcext:value-type="float">
            <text:p>0.1906753327</text:p>
          </table:table-cell>
          <table:table-cell table:formula="of:=ABS([.FZ21])" office:value-type="float" office:value="0.192077768327984" calcext:value-type="float">
            <text:p>0.1920777683</text:p>
          </table:table-cell>
          <table:table-cell table:formula="of:=ABS([.GA21])" office:value-type="float" office:value="0.193617847533082" calcext:value-type="float">
            <text:p>0.1936178475</text:p>
          </table:table-cell>
          <table:table-cell table:formula="of:=ABS([.GB21])" office:value-type="float" office:value="0.194553626860192" calcext:value-type="float">
            <text:p>0.1945536269</text:p>
          </table:table-cell>
          <table:table-cell table:formula="of:=ABS([.GC21])" office:value-type="float" office:value="0.19548962985614" calcext:value-type="float">
            <text:p>0.1954896299</text:p>
          </table:table-cell>
          <table:table-cell table:formula="of:=ABS([.GD21])" office:value-type="float" office:value="0.196220252846726" calcext:value-type="float">
            <text:p>0.1962202528</text:p>
          </table:table-cell>
          <table:table-cell table:formula="of:=ABS([.GE21])" office:value-type="float" office:value="0.196686028514422" calcext:value-type="float">
            <text:p>0.1966860285</text:p>
          </table:table-cell>
          <table:table-cell table:formula="of:=ABS([.GF21])" office:value-type="float" office:value="0.197151750211219" calcext:value-type="float">
            <text:p>0.1971517502</text:p>
          </table:table-cell>
          <table:table-cell table:formula="of:=ABS([.GG21])" office:value-type="float" office:value="0.197617417937117" calcext:value-type="float">
            <text:p>0.1976174179</text:p>
          </table:table-cell>
          <table:table-cell table:formula="of:=ABS([.GH21])" office:value-type="float" office:value="0.196245811247137" calcext:value-type="float">
            <text:p>0.1962458112</text:p>
          </table:table-cell>
          <table:table-cell table:formula="of:=ABS([.GI21])" office:value-type="float" office:value="0.196051567493073" calcext:value-type="float">
            <text:p>0.1960515675</text:p>
          </table:table-cell>
          <table:table-cell table:formula="of:=ABS([.GJ21])" office:value-type="float" office:value="0.195252833516343" calcext:value-type="float">
            <text:p>0.1952528335</text:p>
          </table:table-cell>
          <table:table-cell table:formula="of:=ABS([.GK21])" office:value-type="float" office:value="0.194453982479661" calcext:value-type="float">
            <text:p>0.1944539825</text:p>
          </table:table-cell>
          <table:table-cell table:formula="of:=ABS([.GL21])" office:value-type="float" office:value="0.193282534940771" calcext:value-type="float">
            <text:p>0.1932825349</text:p>
          </table:table-cell>
          <table:table-cell table:formula="of:=ABS([.GM21])" office:value-type="float" office:value="0.192031491570808" calcext:value-type="float">
            <text:p>0.1920314916</text:p>
          </table:table-cell>
          <table:table-cell table:formula="of:=ABS([.GN21])" office:value-type="float" office:value="0.190094898407861" calcext:value-type="float">
            <text:p>0.1900948984</text:p>
          </table:table-cell>
          <table:table-cell table:formula="of:=ABS([.GO21])" office:value-type="float" office:value="0.189653579282492" calcext:value-type="float">
            <text:p>0.1896535793</text:p>
          </table:table-cell>
          <table:table-cell table:formula="of:=ABS([.GP21])" office:value-type="float" office:value="0.186417599238885" calcext:value-type="float">
            <text:p>0.1864175992</text:p>
          </table:table-cell>
          <table:table-cell table:formula="of:=ABS([.GQ21])" office:value-type="float" office:value="0.183181125977668" calcext:value-type="float">
            <text:p>0.183181126</text:p>
          </table:table-cell>
          <table:table-cell table:formula="of:=ABS([.GR21])" office:value-type="float" office:value="0.17994415949884" calcext:value-type="float">
            <text:p>0.1799441595</text:p>
          </table:table-cell>
          <table:table-cell table:formula="of:=ABS([.GS21])" office:value-type="float" office:value="0.176706699802402" calcext:value-type="float">
            <text:p>0.1767066998</text:p>
          </table:table-cell>
          <table:table-cell table:formula="of:=ABS([.GT21])" office:value-type="float" office:value="0.173386487772784" calcext:value-type="float">
            <text:p>0.1733864878</text:p>
          </table:table-cell>
          <table:table-cell table:formula="of:=ABS([.GU21])" office:value-type="float" office:value="0.169181829961204" calcext:value-type="float">
            <text:p>0.16918183</text:p>
          </table:table-cell>
          <table:table-cell table:formula="of:=ABS([.GV21])" office:value-type="float" office:value="0.164038999385007" calcext:value-type="float">
            <text:p>0.1640389994</text:p>
          </table:table-cell>
          <table:table-cell table:formula="of:=ABS([.GW21])" office:value-type="float" office:value="0.158782994568827" calcext:value-type="float">
            <text:p>0.1587829946</text:p>
          </table:table-cell>
          <table:table-cell table:formula="of:=ABS([.GX21])" office:value-type="float" office:value="0.153526989752646" calcext:value-type="float">
            <text:p>0.1535269898</text:p>
          </table:table-cell>
          <table:table-cell table:formula="of:=ABS([.GY21])" office:value-type="float" office:value="0.148270984936467" calcext:value-type="float">
            <text:p>0.1482709849</text:p>
          </table:table-cell>
          <table:table-cell table:formula="of:=ABS([.GZ21])" office:value-type="float" office:value="0.141163191547042" calcext:value-type="float">
            <text:p>0.1411631915</text:p>
          </table:table-cell>
          <table:table-cell table:formula="of:=ABS([.HA21])" office:value-type="float" office:value="0.134675654327713" calcext:value-type="float">
            <text:p>0.1346756543</text:p>
          </table:table-cell>
          <table:table-cell table:formula="of:=ABS([.HB21])" office:value-type="float" office:value="0.127849921292634" calcext:value-type="float">
            <text:p>0.1278499213</text:p>
          </table:table-cell>
          <table:table-cell table:formula="of:=ABS([.HC21])" office:value-type="float" office:value="0.119964889202255" calcext:value-type="float">
            <text:p>0.1199648892</text:p>
          </table:table-cell>
          <table:table-cell table:formula="of:=ABS([.HD21])" office:value-type="float" office:value="0.112210998775124" calcext:value-type="float">
            <text:p>0.1122109988</text:p>
          </table:table-cell>
          <table:table-cell table:formula="of:=ABS([.HE21])" office:value-type="float" office:value="0.104823683095306" calcext:value-type="float">
            <text:p>0.1048236831</text:p>
          </table:table-cell>
          <table:table-cell table:formula="of:=ABS([.HF21])" office:value-type="float" office:value="0.0964385035621195" calcext:value-type="float">
            <text:p>0.0964385036</text:p>
          </table:table-cell>
          <table:table-cell table:formula="of:=ABS([.HG21])" office:value-type="float" office:value="0.0885994808305811" calcext:value-type="float">
            <text:p>0.0885994808</text:p>
          </table:table-cell>
          <table:table-cell table:formula="of:=ABS([.HH21])" office:value-type="float" office:value="0.0807592397854418" calcext:value-type="float">
            <text:p>0.0807592398</text:p>
          </table:table-cell>
          <table:table-cell table:formula="of:=ABS([.HI21])" office:value-type="float" office:value="0.0725505260303433" calcext:value-type="float">
            <text:p>0.072550526</text:p>
          </table:table-cell>
          <table:table-cell table:formula="of:=ABS([.HJ21])" office:value-type="float" office:value="0.0653094016869558" calcext:value-type="float">
            <text:p>0.0653094017</text:p>
          </table:table-cell>
          <table:table-cell table:formula="of:=ABS([.HK21])" office:value-type="float" office:value="0.0580698590070909" calcext:value-type="float">
            <text:p>0.058069859</text:p>
          </table:table-cell>
          <table:table-cell table:formula="of:=ABS([.HL21])" office:value-type="float" office:value="0.0510069749803007" calcext:value-type="float">
            <text:p>0.051006975</text:p>
          </table:table-cell>
          <table:table-cell table:formula="of:=ABS([.HM21])" office:value-type="float" office:value="0.0436409357690456" calcext:value-type="float">
            <text:p>0.0436409358</text:p>
          </table:table-cell>
          <table:table-cell table:formula="of:=ABS([.HN21])" office:value-type="float" office:value="0.0364615998190257" calcext:value-type="float">
            <text:p>0.0364615998</text:p>
          </table:table-cell>
          <table:table-cell table:formula="of:=ABS([.HO21])" office:value-type="float" office:value="0.0300995981240963" calcext:value-type="float">
            <text:p>0.0300995981</text:p>
          </table:table-cell>
          <table:table-cell table:number-columns-repeated="799"/>
        </table:table-row>
        <table:table-row table:style-name="ro1">
          <table:table-cell table:style-name="ce2" office:value-type="string" calcext:value-type="string">
            <text:p>calculated ||B||</text:p>
          </table:table-cell>
          <table:table-cell/>
          <table:table-cell table:formula="of:=SQRT( [.C19]*[.C19] +[.C21]*[.C21] )" office:value-type="float" office:value="0.226843858870184" calcext:value-type="float">
            <text:p>0.2268438589</text:p>
          </table:table-cell>
          <table:table-cell table:formula="of:=SQRT( [.D19]*[.D19] +[.D21]*[.D21] )" office:value-type="float" office:value="0.227864935583803" calcext:value-type="float">
            <text:p>0.2278649356</text:p>
          </table:table-cell>
          <table:table-cell table:formula="of:=SQRT( [.E19]*[.E19] +[.E21]*[.E21] )" office:value-type="float" office:value="0.228014984840074" calcext:value-type="float">
            <text:p>0.2280149848</text:p>
          </table:table-cell>
          <table:table-cell table:formula="of:=SQRT( [.F19]*[.F19] +[.F21]*[.F21] )" office:value-type="float" office:value="0.228704866145588" calcext:value-type="float">
            <text:p>0.2287048661</text:p>
          </table:table-cell>
          <table:table-cell table:formula="of:=SQRT( [.G19]*[.G19] +[.G21]*[.G21] )" office:value-type="float" office:value="0.228796540365313" calcext:value-type="float">
            <text:p>0.2287965404</text:p>
          </table:table-cell>
          <table:table-cell table:formula="of:=SQRT( [.H19]*[.H19] +[.H21]*[.H21] )" office:value-type="float" office:value="0.229186377813251" calcext:value-type="float">
            <text:p>0.2291863778</text:p>
          </table:table-cell>
          <table:table-cell table:formula="of:=SQRT( [.I19]*[.I19] +[.I21]*[.I21] )" office:value-type="float" office:value="0.229534109197317" calcext:value-type="float">
            <text:p>0.2295341092</text:p>
          </table:table-cell>
          <table:table-cell table:formula="of:=SQRT( [.J19]*[.J19] +[.J21]*[.J21] )" office:value-type="float" office:value="0.230236786377511" calcext:value-type="float">
            <text:p>0.2302367864</text:p>
          </table:table-cell>
          <table:table-cell table:formula="of:=SQRT( [.K19]*[.K19] +[.K21]*[.K21] )" office:value-type="float" office:value="0.230164112814088" calcext:value-type="float">
            <text:p>0.2301641128</text:p>
          </table:table-cell>
          <table:table-cell table:formula="of:=SQRT( [.L19]*[.L19] +[.L21]*[.L21] )" office:value-type="float" office:value="0.229574455519242" calcext:value-type="float">
            <text:p>0.2295744555</text:p>
          </table:table-cell>
          <table:table-cell table:formula="of:=SQRT( [.M19]*[.M19] +[.M21]*[.M21] )" office:value-type="float" office:value="0.229866573012571" calcext:value-type="float">
            <text:p>0.229866573</text:p>
          </table:table-cell>
          <table:table-cell table:formula="of:=SQRT( [.N19]*[.N19] +[.N21]*[.N21] )" office:value-type="float" office:value="0.229192047229236" calcext:value-type="float">
            <text:p>0.2291920472</text:p>
          </table:table-cell>
          <table:table-cell table:formula="of:=SQRT( [.O19]*[.O19] +[.O21]*[.O21] )" office:value-type="float" office:value="0.228695173058198" calcext:value-type="float">
            <text:p>0.2286951731</text:p>
          </table:table-cell>
          <table:table-cell table:formula="of:=SQRT( [.P19]*[.P19] +[.P21]*[.P21] )" office:value-type="float" office:value="0.22854089533348" calcext:value-type="float">
            <text:p>0.2285408953</text:p>
          </table:table-cell>
          <table:table-cell table:formula="of:=SQRT( [.Q19]*[.Q19] +[.Q21]*[.Q21] )" office:value-type="float" office:value="0.226758879041479" calcext:value-type="float">
            <text:p>0.226758879</text:p>
          </table:table-cell>
          <table:table-cell table:formula="of:=SQRT( [.R19]*[.R19] +[.R21]*[.R21] )" office:value-type="float" office:value="0.225241366806761" calcext:value-type="float">
            <text:p>0.2252413668</text:p>
          </table:table-cell>
          <table:table-cell table:formula="of:=SQRT( [.S19]*[.S19] +[.S21]*[.S21] )" office:value-type="float" office:value="0.223661838079588" calcext:value-type="float">
            <text:p>0.2236618381</text:p>
          </table:table-cell>
          <table:table-cell table:formula="of:=SQRT( [.T19]*[.T19] +[.T21]*[.T21] )" office:value-type="float" office:value="0.222138377717809" calcext:value-type="float">
            <text:p>0.2221383777</text:p>
          </table:table-cell>
          <table:table-cell table:formula="of:=SQRT( [.U19]*[.U19] +[.U21]*[.U21] )" office:value-type="float" office:value="0.220337888233778" calcext:value-type="float">
            <text:p>0.2203378882</text:p>
          </table:table-cell>
          <table:table-cell table:formula="of:=SQRT( [.V19]*[.V19] +[.V21]*[.V21] )" office:value-type="float" office:value="0.218935043625327" calcext:value-type="float">
            <text:p>0.2189350436</text:p>
          </table:table-cell>
          <table:table-cell table:formula="of:=SQRT( [.W19]*[.W19] +[.W21]*[.W21] )" office:value-type="float" office:value="0.216962679822239" calcext:value-type="float">
            <text:p>0.2169626798</text:p>
          </table:table-cell>
          <table:table-cell table:formula="of:=SQRT( [.X19]*[.X19] +[.X21]*[.X21] )" office:value-type="float" office:value="0.214969615829979" calcext:value-type="float">
            <text:p>0.2149696158</text:p>
          </table:table-cell>
          <table:table-cell table:formula="of:=SQRT( [.Y19]*[.Y19] +[.Y21]*[.Y21] )" office:value-type="float" office:value="0.213392586152815" calcext:value-type="float">
            <text:p>0.2133925862</text:p>
          </table:table-cell>
          <table:table-cell table:formula="of:=SQRT( [.Z19]*[.Z19] +[.Z21]*[.Z21] )" office:value-type="float" office:value="0.211988116892771" calcext:value-type="float">
            <text:p>0.2119881169</text:p>
          </table:table-cell>
          <table:table-cell table:formula="of:=SQRT( [.AA19]*[.AA19] +[.AA21]*[.AA21] )" office:value-type="float" office:value="0.209417299893793" calcext:value-type="float">
            <text:p>0.2094172999</text:p>
          </table:table-cell>
          <table:table-cell table:formula="of:=SQRT( [.AB19]*[.AB19] +[.AB21]*[.AB21] )" office:value-type="float" office:value="0.207804274952021" calcext:value-type="float">
            <text:p>0.207804275</text:p>
          </table:table-cell>
          <table:table-cell table:formula="of:=SQRT( [.AC19]*[.AC19] +[.AC21]*[.AC21] )" office:value-type="float" office:value="0.206098327656729" calcext:value-type="float">
            <text:p>0.2060983277</text:p>
          </table:table-cell>
          <table:table-cell table:formula="of:=SQRT( [.AD19]*[.AD19] +[.AD21]*[.AD21] )" office:value-type="float" office:value="0.204486018964417" calcext:value-type="float">
            <text:p>0.204486019</text:p>
          </table:table-cell>
          <table:table-cell table:formula="of:=SQRT( [.AE19]*[.AE19] +[.AE21]*[.AE21] )" office:value-type="float" office:value="0.203264935281619" calcext:value-type="float">
            <text:p>0.2032649353</text:p>
          </table:table-cell>
          <table:table-cell table:formula="of:=SQRT( [.AF19]*[.AF19] +[.AF21]*[.AF21] )" office:value-type="float" office:value="0.202442139855024" calcext:value-type="float">
            <text:p>0.2024421399</text:p>
          </table:table-cell>
          <table:table-cell table:formula="of:=SQRT( [.AG19]*[.AG19] +[.AG21]*[.AG21] )" office:value-type="float" office:value="0.200487718074038" calcext:value-type="float">
            <text:p>0.2004877181</text:p>
          </table:table-cell>
          <table:table-cell table:formula="of:=SQRT( [.AH19]*[.AH19] +[.AH21]*[.AH21] )" office:value-type="float" office:value="0.199456895634212" calcext:value-type="float">
            <text:p>0.1994568956</text:p>
          </table:table-cell>
          <table:table-cell table:formula="of:=SQRT( [.AI19]*[.AI19] +[.AI21]*[.AI21] )" office:value-type="float" office:value="0.198759590889207" calcext:value-type="float">
            <text:p>0.1987595909</text:p>
          </table:table-cell>
          <table:table-cell table:formula="of:=SQRT( [.AJ19]*[.AJ19] +[.AJ21]*[.AJ21] )" office:value-type="float" office:value="0.197965437882741" calcext:value-type="float">
            <text:p>0.1979654379</text:p>
          </table:table-cell>
          <table:table-cell table:formula="of:=SQRT( [.AK19]*[.AK19] +[.AK21]*[.AK21] )" office:value-type="float" office:value="0.197468921378604" calcext:value-type="float">
            <text:p>0.1974689214</text:p>
          </table:table-cell>
          <table:table-cell table:formula="of:=SQRT( [.AL19]*[.AL19] +[.AL21]*[.AL21] )" office:value-type="float" office:value="0.197191939065962" calcext:value-type="float">
            <text:p>0.1971919391</text:p>
          </table:table-cell>
          <table:table-cell table:formula="of:=SQRT( [.AM19]*[.AM19] +[.AM21]*[.AM21] )" office:value-type="float" office:value="0.196646771661536" calcext:value-type="float">
            <text:p>0.1966467717</text:p>
          </table:table-cell>
          <table:table-cell table:formula="of:=SQRT( [.AN19]*[.AN19] +[.AN21]*[.AN21] )" office:value-type="float" office:value="0.196385254128665" calcext:value-type="float">
            <text:p>0.1963852541</text:p>
          </table:table-cell>
          <table:table-cell table:formula="of:=SQRT( [.AO19]*[.AO19] +[.AO21]*[.AO21] )" office:value-type="float" office:value="0.196623632786049" calcext:value-type="float">
            <text:p>0.1966236328</text:p>
          </table:table-cell>
          <table:table-cell table:formula="of:=SQRT( [.AP19]*[.AP19] +[.AP21]*[.AP21] )" office:value-type="float" office:value="0.197099703508633" calcext:value-type="float">
            <text:p>0.1970997035</text:p>
          </table:table-cell>
          <table:table-cell table:formula="of:=SQRT( [.AQ19]*[.AQ19] +[.AQ21]*[.AQ21] )" office:value-type="float" office:value="0.197446896612936" calcext:value-type="float">
            <text:p>0.1974468966</text:p>
          </table:table-cell>
          <table:table-cell table:formula="of:=SQRT( [.AR19]*[.AR19] +[.AR21]*[.AR21] )" office:value-type="float" office:value="0.197935760938962" calcext:value-type="float">
            <text:p>0.1979357609</text:p>
          </table:table-cell>
          <table:table-cell table:formula="of:=SQRT( [.AS19]*[.AS19] +[.AS21]*[.AS21] )" office:value-type="float" office:value="0.198716289025299" calcext:value-type="float">
            <text:p>0.198716289</text:p>
          </table:table-cell>
          <table:table-cell table:formula="of:=SQRT( [.AT19]*[.AT19] +[.AT21]*[.AT21] )" office:value-type="float" office:value="0.199791266949849" calcext:value-type="float">
            <text:p>0.1997912669</text:p>
          </table:table-cell>
          <table:table-cell table:formula="of:=SQRT( [.AU19]*[.AU19] +[.AU21]*[.AU21] )" office:value-type="float" office:value="0.200720764213075" calcext:value-type="float">
            <text:p>0.2007207642</text:p>
          </table:table-cell>
          <table:table-cell table:formula="of:=SQRT( [.AV19]*[.AV19] +[.AV21]*[.AV21] )" office:value-type="float" office:value="0.201498386304045" calcext:value-type="float">
            <text:p>0.2014983863</text:p>
          </table:table-cell>
          <table:table-cell table:formula="of:=SQRT( [.AW19]*[.AW19] +[.AW21]*[.AW21] )" office:value-type="float" office:value="0.202676871669458" calcext:value-type="float">
            <text:p>0.2026768717</text:p>
          </table:table-cell>
          <table:table-cell table:formula="of:=SQRT( [.AX19]*[.AX19] +[.AX21]*[.AX21] )" office:value-type="float" office:value="0.204147401090929" calcext:value-type="float">
            <text:p>0.2041474011</text:p>
          </table:table-cell>
          <table:table-cell table:formula="of:=SQRT( [.AY19]*[.AY19] +[.AY21]*[.AY21] )" office:value-type="float" office:value="0.206051073356377" calcext:value-type="float">
            <text:p>0.2060510734</text:p>
          </table:table-cell>
          <table:table-cell table:formula="of:=SQRT( [.AZ19]*[.AZ19] +[.AZ21]*[.AZ21] )" office:value-type="float" office:value="0.206706630937428" calcext:value-type="float">
            <text:p>0.2067066309</text:p>
          </table:table-cell>
          <table:table-cell table:formula="of:=SQRT( [.BA19]*[.BA19] +[.BA21]*[.BA21] )" office:value-type="float" office:value="0.207847224882941" calcext:value-type="float">
            <text:p>0.2078472249</text:p>
          </table:table-cell>
          <table:table-cell table:formula="of:=SQRT( [.BB19]*[.BB19] +[.BB21]*[.BB21] )" office:value-type="float" office:value="0.209409967516165" calcext:value-type="float">
            <text:p>0.2094099675</text:p>
          </table:table-cell>
          <table:table-cell table:formula="of:=SQRT( [.BC19]*[.BC19] +[.BC21]*[.BC21] )" office:value-type="float" office:value="0.210898454949356" calcext:value-type="float">
            <text:p>0.2108984549</text:p>
          </table:table-cell>
          <table:table-cell table:formula="of:=SQRT( [.BD19]*[.BD19] +[.BD21]*[.BD21] )" office:value-type="float" office:value="0.211868185850457" calcext:value-type="float">
            <text:p>0.2118681859</text:p>
          </table:table-cell>
          <table:table-cell table:formula="of:=SQRT( [.BE19]*[.BE19] +[.BE21]*[.BE21] )" office:value-type="float" office:value="0.213130686157729" calcext:value-type="float">
            <text:p>0.2131306862</text:p>
          </table:table-cell>
          <table:table-cell table:formula="of:=SQRT( [.BF19]*[.BF19] +[.BF21]*[.BF21] )" office:value-type="float" office:value="0.214446942639966" calcext:value-type="float">
            <text:p>0.2144469426</text:p>
          </table:table-cell>
          <table:table-cell table:formula="of:=SQRT( [.BG19]*[.BG19] +[.BG21]*[.BG21] )" office:value-type="float" office:value="0.215181981560658" calcext:value-type="float">
            <text:p>0.2151819816</text:p>
          </table:table-cell>
          <table:table-cell table:formula="of:=SQRT( [.BH19]*[.BH19] +[.BH21]*[.BH21] )" office:value-type="float" office:value="0.216514586535634" calcext:value-type="float">
            <text:p>0.2165145865</text:p>
          </table:table-cell>
          <table:table-cell table:formula="of:=SQRT( [.BI19]*[.BI19] +[.BI21]*[.BI21] )" office:value-type="float" office:value="0.216568957779437" calcext:value-type="float">
            <text:p>0.2165689578</text:p>
          </table:table-cell>
          <table:table-cell table:formula="of:=SQRT( [.BJ19]*[.BJ19] +[.BJ21]*[.BJ21] )" office:value-type="float" office:value="0.216789704846258" calcext:value-type="float">
            <text:p>0.2167897048</text:p>
          </table:table-cell>
          <table:table-cell table:formula="of:=SQRT( [.BK19]*[.BK19] +[.BK21]*[.BK21] )" office:value-type="float" office:value="0.217039051141042" calcext:value-type="float">
            <text:p>0.2170390511</text:p>
          </table:table-cell>
          <table:table-cell table:formula="of:=SQRT( [.BL19]*[.BL19] +[.BL21]*[.BL21] )" office:value-type="float" office:value="0.217341376608633" calcext:value-type="float">
            <text:p>0.2173413766</text:p>
          </table:table-cell>
          <table:table-cell table:formula="of:=SQRT( [.BM19]*[.BM19] +[.BM21]*[.BM21] )" office:value-type="float" office:value="0.216436001308258" calcext:value-type="float">
            <text:p>0.2164360013</text:p>
          </table:table-cell>
          <table:table-cell table:formula="of:=SQRT( [.BN19]*[.BN19] +[.BN21]*[.BN21] )" office:value-type="float" office:value="0.216062699111572" calcext:value-type="float">
            <text:p>0.2160626991</text:p>
          </table:table-cell>
          <table:table-cell table:formula="of:=SQRT( [.BO19]*[.BO19] +[.BO21]*[.BO21] )" office:value-type="float" office:value="0.216213036234534" calcext:value-type="float">
            <text:p>0.2162130362</text:p>
          </table:table-cell>
          <table:table-cell table:formula="of:=SQRT( [.BP19]*[.BP19] +[.BP21]*[.BP21] )" office:value-type="float" office:value="0.215520557000548" calcext:value-type="float">
            <text:p>0.215520557</text:p>
          </table:table-cell>
          <table:table-cell table:formula="of:=SQRT( [.BQ19]*[.BQ19] +[.BQ21]*[.BQ21] )" office:value-type="float" office:value="0.215115214048667" calcext:value-type="float">
            <text:p>0.215115214</text:p>
          </table:table-cell>
          <table:table-cell table:formula="of:=SQRT( [.BR19]*[.BR19] +[.BR21]*[.BR21] )" office:value-type="float" office:value="0.214704598301467" calcext:value-type="float">
            <text:p>0.2147045983</text:p>
          </table:table-cell>
          <table:table-cell table:formula="of:=SQRT( [.BS19]*[.BS19] +[.BS21]*[.BS21] )" office:value-type="float" office:value="0.213661961465361" calcext:value-type="float">
            <text:p>0.2136619615</text:p>
          </table:table-cell>
          <table:table-cell table:formula="of:=SQRT( [.BT19]*[.BT19] +[.BT21]*[.BT21] )" office:value-type="float" office:value="0.212862565933217" calcext:value-type="float">
            <text:p>0.2128625659</text:p>
          </table:table-cell>
          <table:table-cell table:formula="of:=SQRT( [.BU19]*[.BU19] +[.BU21]*[.BU21] )" office:value-type="float" office:value="0.212309127424883" calcext:value-type="float">
            <text:p>0.2123091274</text:p>
          </table:table-cell>
          <table:table-cell table:formula="of:=SQRT( [.BV19]*[.BV19] +[.BV21]*[.BV21] )" office:value-type="float" office:value="0.213061413603585" calcext:value-type="float">
            <text:p>0.2130614136</text:p>
          </table:table-cell>
          <table:table-cell table:formula="of:=SQRT( [.BW19]*[.BW19] +[.BW21]*[.BW21] )" office:value-type="float" office:value="0.212535437597257" calcext:value-type="float">
            <text:p>0.2125354376</text:p>
          </table:table-cell>
          <table:table-cell table:formula="of:=SQRT( [.BX19]*[.BX19] +[.BX21]*[.BX21] )" office:value-type="float" office:value="0.212144163779791" calcext:value-type="float">
            <text:p>0.2121441638</text:p>
          </table:table-cell>
          <table:table-cell table:formula="of:=SQRT( [.BY19]*[.BY19] +[.BY21]*[.BY21] )" office:value-type="float" office:value="0.211968485143838" calcext:value-type="float">
            <text:p>0.2119684851</text:p>
          </table:table-cell>
          <table:table-cell table:formula="of:=SQRT( [.BZ19]*[.BZ19] +[.BZ21]*[.BZ21] )" office:value-type="float" office:value="0.212008937641075" calcext:value-type="float">
            <text:p>0.2120089376</text:p>
          </table:table-cell>
          <table:table-cell table:formula="of:=SQRT( [.CA19]*[.CA19] +[.CA21]*[.CA21] )" office:value-type="float" office:value="0.212265397703908" calcext:value-type="float">
            <text:p>0.2122653977</text:p>
          </table:table-cell>
          <table:table-cell table:formula="of:=SQRT( [.CB19]*[.CB19] +[.CB21]*[.CB21] )" office:value-type="float" office:value="0.212737084125633" calcext:value-type="float">
            <text:p>0.2127370841</text:p>
          </table:table-cell>
          <table:table-cell table:formula="of:=SQRT( [.CC19]*[.CC19] +[.CC21]*[.CC21] )" office:value-type="float" office:value="0.212757009559011" calcext:value-type="float">
            <text:p>0.2127570096</text:p>
          </table:table-cell>
          <table:table-cell table:formula="of:=SQRT( [.CD19]*[.CD19] +[.CD21]*[.CD21] )" office:value-type="float" office:value="0.212942438285966" calcext:value-type="float">
            <text:p>0.2129424383</text:p>
          </table:table-cell>
          <table:table-cell table:formula="of:=SQRT( [.CE19]*[.CE19] +[.CE21]*[.CE21] )" office:value-type="float" office:value="0.213401096569353" calcext:value-type="float">
            <text:p>0.2134010966</text:p>
          </table:table-cell>
          <table:table-cell table:formula="of:=SQRT( [.CF19]*[.CF19] +[.CF21]*[.CF21] )" office:value-type="float" office:value="0.213743973178026" calcext:value-type="float">
            <text:p>0.2137439732</text:p>
          </table:table-cell>
          <table:table-cell table:formula="of:=SQRT( [.CG19]*[.CG19] +[.CG21]*[.CG21] )" office:value-type="float" office:value="0.213208182203052" calcext:value-type="float">
            <text:p>0.2132081822</text:p>
          </table:table-cell>
          <table:table-cell table:formula="of:=SQRT( [.CH19]*[.CH19] +[.CH21]*[.CH21] )" office:value-type="float" office:value="0.212978873238958" calcext:value-type="float">
            <text:p>0.2129788732</text:p>
          </table:table-cell>
          <table:table-cell table:formula="of:=SQRT( [.CI19]*[.CI19] +[.CI21]*[.CI21] )" office:value-type="float" office:value="0.211600830141348" calcext:value-type="float">
            <text:p>0.2116008301</text:p>
          </table:table-cell>
          <table:table-cell table:formula="of:=SQRT( [.CJ19]*[.CJ19] +[.CJ21]*[.CJ21] )" office:value-type="float" office:value="0.212976331701739" calcext:value-type="float">
            <text:p>0.2129763317</text:p>
          </table:table-cell>
          <table:table-cell table:formula="of:=SQRT( [.CK19]*[.CK19] +[.CK21]*[.CK21] )" office:value-type="float" office:value="0.21210190359737" calcext:value-type="float">
            <text:p>0.2121019036</text:p>
          </table:table-cell>
          <table:table-cell table:formula="of:=SQRT( [.CL19]*[.CL19] +[.CL21]*[.CL21] )" office:value-type="float" office:value="0.210525721189586" calcext:value-type="float">
            <text:p>0.2105257212</text:p>
          </table:table-cell>
          <table:table-cell table:formula="of:=SQRT( [.CM19]*[.CM19] +[.CM21]*[.CM21] )" office:value-type="float" office:value="0.210596687079769" calcext:value-type="float">
            <text:p>0.2105966871</text:p>
          </table:table-cell>
          <table:table-cell table:formula="of:=SQRT( [.CN19]*[.CN19] +[.CN21]*[.CN21] )" office:value-type="float" office:value="0.208966283956862" calcext:value-type="float">
            <text:p>0.208966284</text:p>
          </table:table-cell>
          <table:table-cell table:formula="of:=SQRT( [.CO19]*[.CO19] +[.CO21]*[.CO21] )" office:value-type="float" office:value="0.207995419544202" calcext:value-type="float">
            <text:p>0.2079954195</text:p>
          </table:table-cell>
          <table:table-cell table:formula="of:=SQRT( [.CP19]*[.CP19] +[.CP21]*[.CP21] )" office:value-type="float" office:value="0.206551716195292" calcext:value-type="float">
            <text:p>0.2065517162</text:p>
          </table:table-cell>
          <table:table-cell table:formula="of:=SQRT( [.CQ19]*[.CQ19] +[.CQ21]*[.CQ21] )" office:value-type="float" office:value="0.204604586627002" calcext:value-type="float">
            <text:p>0.2046045866</text:p>
          </table:table-cell>
          <table:table-cell table:formula="of:=SQRT( [.CR19]*[.CR19] +[.CR21]*[.CR21] )" office:value-type="float" office:value="0.203064810603972" calcext:value-type="float">
            <text:p>0.2030648106</text:p>
          </table:table-cell>
          <table:table-cell table:formula="of:=SQRT( [.CS19]*[.CS19] +[.CS21]*[.CS21] )" office:value-type="float" office:value="0.201246808582078" calcext:value-type="float">
            <text:p>0.2012468086</text:p>
          </table:table-cell>
          <table:table-cell table:formula="of:=SQRT( [.CT19]*[.CT19] +[.CT21]*[.CT21] )" office:value-type="float" office:value="0.199225241436651" calcext:value-type="float">
            <text:p>0.1992252414</text:p>
          </table:table-cell>
          <table:table-cell table:formula="of:=SQRT( [.CU19]*[.CU19] +[.CU21]*[.CU21] )" office:value-type="float" office:value="0.197641151779237" calcext:value-type="float">
            <text:p>0.1976411518</text:p>
          </table:table-cell>
          <table:table-cell table:formula="of:=SQRT( [.CV19]*[.CV19] +[.CV21]*[.CV21] )" office:value-type="float" office:value="0.19593277565723" calcext:value-type="float">
            <text:p>0.1959327757</text:p>
          </table:table-cell>
          <table:table-cell table:formula="of:=SQRT( [.CW19]*[.CW19] +[.CW21]*[.CW21] )" office:value-type="float" office:value="0.193756929624924" calcext:value-type="float">
            <text:p>0.1937569296</text:p>
          </table:table-cell>
          <table:table-cell table:formula="of:=SQRT( [.CX19]*[.CX19] +[.CX21]*[.CX21] )" office:value-type="float" office:value="0.192003155533647" calcext:value-type="float">
            <text:p>0.1920031555</text:p>
          </table:table-cell>
          <table:table-cell table:formula="of:=SQRT( [.CY19]*[.CY19] +[.CY21]*[.CY21] )" office:value-type="float" office:value="0.190683099535188" calcext:value-type="float">
            <text:p>0.1906830995</text:p>
          </table:table-cell>
          <table:table-cell table:formula="of:=SQRT( [.CZ19]*[.CZ19] +[.CZ21]*[.CZ21] )" office:value-type="float" office:value="0.188412931761957" calcext:value-type="float">
            <text:p>0.1884129318</text:p>
          </table:table-cell>
          <table:table-cell table:formula="of:=SQRT( [.DA19]*[.DA19] +[.DA21]*[.DA21] )" office:value-type="float" office:value="0.187816889471635" calcext:value-type="float">
            <text:p>0.1878168895</text:p>
          </table:table-cell>
          <table:table-cell table:formula="of:=SQRT( [.DB19]*[.DB19] +[.DB21]*[.DB21] )" office:value-type="float" office:value="0.186384482128123" calcext:value-type="float">
            <text:p>0.1863844821</text:p>
          </table:table-cell>
          <table:table-cell table:formula="of:=SQRT( [.DC19]*[.DC19] +[.DC21]*[.DC21] )" office:value-type="float" office:value="0.185377879183941" calcext:value-type="float">
            <text:p>0.1853778792</text:p>
          </table:table-cell>
          <table:table-cell table:formula="of:=SQRT( [.DD19]*[.DD19] +[.DD21]*[.DD21] )" office:value-type="float" office:value="0.18466542099494" calcext:value-type="float">
            <text:p>0.184665421</text:p>
          </table:table-cell>
          <table:table-cell table:formula="of:=SQRT( [.DE19]*[.DE19] +[.DE21]*[.DE21] )" office:value-type="float" office:value="0.183671247414707" calcext:value-type="float">
            <text:p>0.1836712474</text:p>
          </table:table-cell>
          <table:table-cell table:formula="of:=SQRT( [.DF19]*[.DF19] +[.DF21]*[.DF21] )" office:value-type="float" office:value="0.183082123729129" calcext:value-type="float">
            <text:p>0.1830821237</text:p>
          </table:table-cell>
          <table:table-cell table:formula="of:=SQRT( [.DG19]*[.DG19] +[.DG21]*[.DG21] )" office:value-type="float" office:value="0.182901963953694" calcext:value-type="float">
            <text:p>0.182901964</text:p>
          </table:table-cell>
          <table:table-cell table:formula="of:=SQRT( [.DH19]*[.DH19] +[.DH21]*[.DH21] )" office:value-type="float" office:value="0.182211879377927" calcext:value-type="float">
            <text:p>0.1822118794</text:p>
          </table:table-cell>
          <table:table-cell table:formula="of:=SQRT( [.DI19]*[.DI19] +[.DI21]*[.DI21] )" office:value-type="float" office:value="0.182023940914472" calcext:value-type="float">
            <text:p>0.1820239409</text:p>
          </table:table-cell>
          <table:table-cell table:formula="of:=SQRT( [.DJ19]*[.DJ19] +[.DJ21]*[.DJ21] )" office:value-type="float" office:value="0.182246480309221" calcext:value-type="float">
            <text:p>0.1822464803</text:p>
          </table:table-cell>
          <table:table-cell table:formula="of:=SQRT( [.DK19]*[.DK19] +[.DK21]*[.DK21] )" office:value-type="float" office:value="0.182673185409158" calcext:value-type="float">
            <text:p>0.1826731854</text:p>
          </table:table-cell>
          <table:table-cell table:formula="of:=SQRT( [.DL19]*[.DL19] +[.DL21]*[.DL21] )" office:value-type="float" office:value="0.182928155576115" calcext:value-type="float">
            <text:p>0.1829281556</text:p>
          </table:table-cell>
          <table:table-cell table:formula="of:=SQRT( [.DM19]*[.DM19] +[.DM21]*[.DM21] )" office:value-type="float" office:value="0.183533217723292" calcext:value-type="float">
            <text:p>0.1835332177</text:p>
          </table:table-cell>
          <table:table-cell table:formula="of:=SQRT( [.DN19]*[.DN19] +[.DN21]*[.DN21] )" office:value-type="float" office:value="0.184549360140528" calcext:value-type="float">
            <text:p>0.1845493601</text:p>
          </table:table-cell>
          <table:table-cell table:formula="of:=SQRT( [.DO19]*[.DO19] +[.DO21]*[.DO21] )" office:value-type="float" office:value="0.185558674588628" calcext:value-type="float">
            <text:p>0.1855586746</text:p>
          </table:table-cell>
          <table:table-cell table:formula="of:=SQRT( [.DP19]*[.DP19] +[.DP21]*[.DP21] )" office:value-type="float" office:value="0.186334856822924" calcext:value-type="float">
            <text:p>0.1863348568</text:p>
          </table:table-cell>
          <table:table-cell table:formula="of:=SQRT( [.DQ19]*[.DQ19] +[.DQ21]*[.DQ21] )" office:value-type="float" office:value="0.187643882409197" calcext:value-type="float">
            <text:p>0.1876438824</text:p>
          </table:table-cell>
          <table:table-cell table:formula="of:=SQRT( [.DR19]*[.DR19] +[.DR21]*[.DR21] )" office:value-type="float" office:value="0.189368344410428" calcext:value-type="float">
            <text:p>0.1893683444</text:p>
          </table:table-cell>
          <table:table-cell table:formula="of:=SQRT( [.DS19]*[.DS19] +[.DS21]*[.DS21] )" office:value-type="float" office:value="0.19066467637479" calcext:value-type="float">
            <text:p>0.1906646764</text:p>
          </table:table-cell>
          <table:table-cell table:formula="of:=SQRT( [.DT19]*[.DT19] +[.DT21]*[.DT21] )" office:value-type="float" office:value="0.191994453422721" calcext:value-type="float">
            <text:p>0.1919944534</text:p>
          </table:table-cell>
          <table:table-cell table:formula="of:=SQRT( [.DU19]*[.DU19] +[.DU21]*[.DU21] )" office:value-type="float" office:value="0.193749151755858" calcext:value-type="float">
            <text:p>0.1937491518</text:p>
          </table:table-cell>
          <table:table-cell table:formula="of:=SQRT( [.DV19]*[.DV19] +[.DV21]*[.DV21] )" office:value-type="float" office:value="0.195917354515058" calcext:value-type="float">
            <text:p>0.1959173545</text:p>
          </table:table-cell>
          <table:table-cell table:formula="of:=SQRT( [.DW19]*[.DW19] +[.DW21]*[.DW21] )" office:value-type="float" office:value="0.197582406810447" calcext:value-type="float">
            <text:p>0.1975824068</text:p>
          </table:table-cell>
          <table:table-cell table:formula="of:=SQRT( [.DX19]*[.DX19] +[.DX21]*[.DX21] )" office:value-type="float" office:value="0.199216295728904" calcext:value-type="float">
            <text:p>0.1992162957</text:p>
          </table:table-cell>
          <table:table-cell table:formula="of:=SQRT( [.DY19]*[.DY19] +[.DY21]*[.DY21] )" office:value-type="float" office:value="0.201277471697202" calcext:value-type="float">
            <text:p>0.2012774717</text:p>
          </table:table-cell>
          <table:table-cell table:formula="of:=SQRT( [.DZ19]*[.DZ19] +[.DZ21]*[.DZ21] )" office:value-type="float" office:value="0.203752967751697" calcext:value-type="float">
            <text:p>0.2037529678</text:p>
          </table:table-cell>
          <table:table-cell table:formula="of:=SQRT( [.EA19]*[.EA19] +[.EA21]*[.EA21] )" office:value-type="float" office:value="0.204384102466184" calcext:value-type="float">
            <text:p>0.2043841025</text:p>
          </table:table-cell>
          <table:table-cell table:formula="of:=SQRT( [.EB19]*[.EB19] +[.EB21]*[.EB21] )" office:value-type="float" office:value="0.206226554601055" calcext:value-type="float">
            <text:p>0.2062265546</text:p>
          </table:table-cell>
          <table:table-cell table:formula="of:=SQRT( [.EC19]*[.EC19] +[.EC21]*[.EC21] )" office:value-type="float" office:value="0.20853172150677" calcext:value-type="float">
            <text:p>0.2085317215</text:p>
          </table:table-cell>
          <table:table-cell table:formula="of:=SQRT( [.ED19]*[.ED19] +[.ED21]*[.ED21] )" office:value-type="float" office:value="0.209243651922011" calcext:value-type="float">
            <text:p>0.2092436519</text:p>
          </table:table-cell>
          <table:table-cell table:formula="of:=SQRT( [.EE19]*[.EE19] +[.EE21]*[.EE21] )" office:value-type="float" office:value="0.210269467668627" calcext:value-type="float">
            <text:p>0.2102694677</text:p>
          </table:table-cell>
          <table:table-cell table:formula="of:=SQRT( [.EF19]*[.EF19] +[.EF21]*[.EF21] )" office:value-type="float" office:value="0.211915970749914" calcext:value-type="float">
            <text:p>0.2119159707</text:p>
          </table:table-cell>
          <table:table-cell table:formula="of:=SQRT( [.EG19]*[.EG19] +[.EG21]*[.EG21] )" office:value-type="float" office:value="0.212283638223369" calcext:value-type="float">
            <text:p>0.2122836382</text:p>
          </table:table-cell>
          <table:table-cell table:formula="of:=SQRT( [.EH19]*[.EH19] +[.EH21]*[.EH21] )" office:value-type="float" office:value="0.21248929633468" calcext:value-type="float">
            <text:p>0.2124892963</text:p>
          </table:table-cell>
          <table:table-cell table:formula="of:=SQRT( [.EI19]*[.EI19] +[.EI21]*[.EI21] )" office:value-type="float" office:value="0.212263434797927" calcext:value-type="float">
            <text:p>0.2122634348</text:p>
          </table:table-cell>
          <table:table-cell table:formula="of:=SQRT( [.EJ19]*[.EJ19] +[.EJ21]*[.EJ21] )" office:value-type="float" office:value="0.213666403066634" calcext:value-type="float">
            <text:p>0.2136664031</text:p>
          </table:table-cell>
          <table:table-cell table:formula="of:=SQRT( [.EK19]*[.EK19] +[.EK21]*[.EK21] )" office:value-type="float" office:value="0.2131914177757" calcext:value-type="float">
            <text:p>0.2131914178</text:p>
          </table:table-cell>
          <table:table-cell table:formula="of:=SQRT( [.EL19]*[.EL19] +[.EL21]*[.EL21] )" office:value-type="float" office:value="0.213997492529907" calcext:value-type="float">
            <text:p>0.2139974925</text:p>
          </table:table-cell>
          <table:table-cell table:formula="of:=SQRT( [.EM19]*[.EM19] +[.EM21]*[.EM21] )" office:value-type="float" office:value="0.213149877410905" calcext:value-type="float">
            <text:p>0.2131498774</text:p>
          </table:table-cell>
          <table:table-cell table:formula="of:=SQRT( [.EN19]*[.EN19] +[.EN21]*[.EN21] )" office:value-type="float" office:value="0.212939126298556" calcext:value-type="float">
            <text:p>0.2129391263</text:p>
          </table:table-cell>
          <table:table-cell table:formula="of:=SQRT( [.EO19]*[.EO19] +[.EO21]*[.EO21] )" office:value-type="float" office:value="0.213000362634494" calcext:value-type="float">
            <text:p>0.2130003626</text:p>
          </table:table-cell>
          <table:table-cell table:formula="of:=SQRT( [.EP19]*[.EP19] +[.EP21]*[.EP21] )" office:value-type="float" office:value="0.212261744523186" calcext:value-type="float">
            <text:p>0.2122617445</text:p>
          </table:table-cell>
          <table:table-cell table:formula="of:=SQRT( [.EQ19]*[.EQ19] +[.EQ21]*[.EQ21] )" office:value-type="float" office:value="0.212229035621102" calcext:value-type="float">
            <text:p>0.2122290356</text:p>
          </table:table-cell>
          <table:table-cell table:formula="of:=SQRT( [.ER19]*[.ER19] +[.ER21]*[.ER21] )" office:value-type="float" office:value="0.211971218290086" calcext:value-type="float">
            <text:p>0.2119712183</text:p>
          </table:table-cell>
          <table:table-cell table:formula="of:=SQRT( [.ES19]*[.ES19] +[.ES21]*[.ES21] )" office:value-type="float" office:value="0.211951848439654" calcext:value-type="float">
            <text:p>0.2119518484</text:p>
          </table:table-cell>
          <table:table-cell table:formula="of:=SQRT( [.ET19]*[.ET19] +[.ET21]*[.ET21] )" office:value-type="float" office:value="0.211864695872064" calcext:value-type="float">
            <text:p>0.2118646959</text:p>
          </table:table-cell>
          <table:table-cell table:formula="of:=SQRT( [.EU19]*[.EU19] +[.EU21]*[.EU21] )" office:value-type="float" office:value="0.211965977311485" calcext:value-type="float">
            <text:p>0.2119659773</text:p>
          </table:table-cell>
          <table:table-cell table:formula="of:=SQRT( [.EV19]*[.EV19] +[.EV21]*[.EV21] )" office:value-type="float" office:value="0.212266497870297" calcext:value-type="float">
            <text:p>0.2122664979</text:p>
          </table:table-cell>
          <table:table-cell table:formula="of:=SQRT( [.EW19]*[.EW19] +[.EW21]*[.EW21] )" office:value-type="float" office:value="0.21278935372588" calcext:value-type="float">
            <text:p>0.2127893537</text:p>
          </table:table-cell>
          <table:table-cell table:formula="of:=SQRT( [.EX19]*[.EX19] +[.EX21]*[.EX21] )" office:value-type="float" office:value="0.213532911656453" calcext:value-type="float">
            <text:p>0.2135329117</text:p>
          </table:table-cell>
          <table:table-cell table:formula="of:=SQRT( [.EY19]*[.EY19] +[.EY21]*[.EY21] )" office:value-type="float" office:value="0.214099202690483" calcext:value-type="float">
            <text:p>0.2140992027</text:p>
          </table:table-cell>
          <table:table-cell table:formula="of:=SQRT( [.EZ19]*[.EZ19] +[.EZ21]*[.EZ21] )" office:value-type="float" office:value="0.21401756557422" calcext:value-type="float">
            <text:p>0.2140175656</text:p>
          </table:table-cell>
          <table:table-cell table:formula="of:=SQRT( [.FA19]*[.FA19] +[.FA21]*[.FA21] )" office:value-type="float" office:value="0.214203267616491" calcext:value-type="float">
            <text:p>0.2142032676</text:p>
          </table:table-cell>
          <table:table-cell table:formula="of:=SQRT( [.FB19]*[.FB19] +[.FB21]*[.FB21] )" office:value-type="float" office:value="0.21606587656214" calcext:value-type="float">
            <text:p>0.2160658766</text:p>
          </table:table-cell>
          <table:table-cell table:formula="of:=SQRT( [.FC19]*[.FC19] +[.FC21]*[.FC21] )" office:value-type="float" office:value="0.216123254429707" calcext:value-type="float">
            <text:p>0.2161232544</text:p>
          </table:table-cell>
          <table:table-cell table:formula="of:=SQRT( [.FD19]*[.FD19] +[.FD21]*[.FD21] )" office:value-type="float" office:value="0.216560610085972" calcext:value-type="float">
            <text:p>0.2165606101</text:p>
          </table:table-cell>
          <table:table-cell table:formula="of:=SQRT( [.FE19]*[.FE19] +[.FE21]*[.FE21] )" office:value-type="float" office:value="0.217480803625451" calcext:value-type="float">
            <text:p>0.2174808036</text:p>
          </table:table-cell>
          <table:table-cell table:formula="of:=SQRT( [.FF19]*[.FF19] +[.FF21]*[.FF21] )" office:value-type="float" office:value="0.217038368545999" calcext:value-type="float">
            <text:p>0.2170383685</text:p>
          </table:table-cell>
          <table:table-cell table:formula="of:=SQRT( [.FG19]*[.FG19] +[.FG21]*[.FG21] )" office:value-type="float" office:value="0.216972372060513" calcext:value-type="float">
            <text:p>0.2169723721</text:p>
          </table:table-cell>
          <table:table-cell table:formula="of:=SQRT( [.FH19]*[.FH19] +[.FH21]*[.FH21] )" office:value-type="float" office:value="0.216808485300189" calcext:value-type="float">
            <text:p>0.2168084853</text:p>
          </table:table-cell>
          <table:table-cell table:formula="of:=SQRT( [.FI19]*[.FI19] +[.FI21]*[.FI21] )" office:value-type="float" office:value="0.216544404335696" calcext:value-type="float">
            <text:p>0.2165444043</text:p>
          </table:table-cell>
          <table:table-cell table:formula="of:=SQRT( [.FJ19]*[.FJ19] +[.FJ21]*[.FJ21] )" office:value-type="float" office:value="0.216661231765771" calcext:value-type="float">
            <text:p>0.2166612318</text:p>
          </table:table-cell>
          <table:table-cell table:formula="of:=SQRT( [.FK19]*[.FK19] +[.FK21]*[.FK21] )" office:value-type="float" office:value="0.215320885955279" calcext:value-type="float">
            <text:p>0.215320886</text:p>
          </table:table-cell>
          <table:table-cell table:formula="of:=SQRT( [.FL19]*[.FL19] +[.FL21]*[.FL21] )" office:value-type="float" office:value="0.21441424920098" calcext:value-type="float">
            <text:p>0.2144142492</text:p>
          </table:table-cell>
          <table:table-cell table:formula="of:=SQRT( [.FM19]*[.FM19] +[.FM21]*[.FM21] )" office:value-type="float" office:value="0.213571130511748" calcext:value-type="float">
            <text:p>0.2135711305</text:p>
          </table:table-cell>
          <table:table-cell table:formula="of:=SQRT( [.FN19]*[.FN19] +[.FN21]*[.FN21] )" office:value-type="float" office:value="0.212094766330233" calcext:value-type="float">
            <text:p>0.2120947663</text:p>
          </table:table-cell>
          <table:table-cell table:formula="of:=SQRT( [.FO19]*[.FO19] +[.FO21]*[.FO21] )" office:value-type="float" office:value="0.210791410162519" calcext:value-type="float">
            <text:p>0.2107914102</text:p>
          </table:table-cell>
          <table:table-cell table:formula="of:=SQRT( [.FP19]*[.FP19] +[.FP21]*[.FP21] )" office:value-type="float" office:value="0.210543894502331" calcext:value-type="float">
            <text:p>0.2105438945</text:p>
          </table:table-cell>
          <table:table-cell table:formula="of:=SQRT( [.FQ19]*[.FQ19] +[.FQ21]*[.FQ21] )" office:value-type="float" office:value="0.208313866595016" calcext:value-type="float">
            <text:p>0.2083138666</text:p>
          </table:table-cell>
          <table:table-cell table:formula="of:=SQRT( [.FR19]*[.FR19] +[.FR21]*[.FR21] )" office:value-type="float" office:value="0.206849215795701" calcext:value-type="float">
            <text:p>0.2068492158</text:p>
          </table:table-cell>
          <table:table-cell table:formula="of:=SQRT( [.FS19]*[.FS19] +[.FS21]*[.FS21] )" office:value-type="float" office:value="0.205787703816006" calcext:value-type="float">
            <text:p>0.2057877038</text:p>
          </table:table-cell>
          <table:table-cell table:formula="of:=SQRT( [.FT19]*[.FT19] +[.FT21]*[.FT21] )" office:value-type="float" office:value="0.20370184376963" calcext:value-type="float">
            <text:p>0.2037018438</text:p>
          </table:table-cell>
          <table:table-cell table:formula="of:=SQRT( [.FU19]*[.FU19] +[.FU21]*[.FU21] )" office:value-type="float" office:value="0.20271535142264" calcext:value-type="float">
            <text:p>0.2027153514</text:p>
          </table:table-cell>
          <table:table-cell table:formula="of:=SQRT( [.FV19]*[.FV19] +[.FV21]*[.FV21] )" office:value-type="float" office:value="0.202097049598852" calcext:value-type="float">
            <text:p>0.2020970496</text:p>
          </table:table-cell>
          <table:table-cell table:formula="of:=SQRT( [.FW19]*[.FW19] +[.FW21]*[.FW21] )" office:value-type="float" office:value="0.200639898884111" calcext:value-type="float">
            <text:p>0.2006398989</text:p>
          </table:table-cell>
          <table:table-cell table:formula="of:=SQRT( [.FX19]*[.FX19] +[.FX21]*[.FX21] )" office:value-type="float" office:value="0.199793048028905" calcext:value-type="float">
            <text:p>0.199793048</text:p>
          </table:table-cell>
          <table:table-cell table:formula="of:=SQRT( [.FY19]*[.FY19] +[.FY21]*[.FY21] )" office:value-type="float" office:value="0.198479019442696" calcext:value-type="float">
            <text:p>0.1984790194</text:p>
          </table:table-cell>
          <table:table-cell table:formula="of:=SQRT( [.FZ19]*[.FZ19] +[.FZ21]*[.FZ21] )" office:value-type="float" office:value="0.197699325974849" calcext:value-type="float">
            <text:p>0.197699326</text:p>
          </table:table-cell>
          <table:table-cell table:formula="of:=SQRT( [.GA19]*[.GA19] +[.GA21]*[.GA21] )" office:value-type="float" office:value="0.197409026816009" calcext:value-type="float">
            <text:p>0.1974090268</text:p>
          </table:table-cell>
          <table:table-cell table:formula="of:=SQRT( [.GB19]*[.GB19] +[.GB21]*[.GB21] )" office:value-type="float" office:value="0.196770141772915" calcext:value-type="float">
            <text:p>0.1967701418</text:p>
          </table:table-cell>
          <table:table-cell table:formula="of:=SQRT( [.GC19]*[.GC19] +[.GC21]*[.GC21] )" office:value-type="float" office:value="0.196551133869726" calcext:value-type="float">
            <text:p>0.1965511339</text:p>
          </table:table-cell>
          <table:table-cell table:formula="of:=SQRT( [.GD19]*[.GD19] +[.GD21]*[.GD21] )" office:value-type="float" office:value="0.196605800245401" calcext:value-type="float">
            <text:p>0.1966058002</text:p>
          </table:table-cell>
          <table:table-cell table:formula="of:=SQRT( [.GE19]*[.GE19] +[.GE21]*[.GE21] )" office:value-type="float" office:value="0.196714715780467" calcext:value-type="float">
            <text:p>0.1967147158</text:p>
          </table:table-cell>
          <table:table-cell table:formula="of:=SQRT( [.GF19]*[.GF19] +[.GF21]*[.GF21] )" office:value-type="float" office:value="0.197230921362591" calcext:value-type="float">
            <text:p>0.1972309214</text:p>
          </table:table-cell>
          <table:table-cell table:formula="of:=SQRT( [.GG19]*[.GG19] +[.GG21]*[.GG21] )" office:value-type="float" office:value="0.198151233531769" calcext:value-type="float">
            <text:p>0.1981512335</text:p>
          </table:table-cell>
          <table:table-cell table:formula="of:=SQRT( [.GH19]*[.GH19] +[.GH21]*[.GH21] )" office:value-type="float" office:value="0.197453499877498" calcext:value-type="float">
            <text:p>0.1974534999</text:p>
          </table:table-cell>
          <table:table-cell table:formula="of:=SQRT( [.GI19]*[.GI19] +[.GI21]*[.GI21] )" office:value-type="float" office:value="0.19848844994892" calcext:value-type="float">
            <text:p>0.1984884499</text:p>
          </table:table-cell>
          <table:table-cell table:formula="of:=SQRT( [.GJ19]*[.GJ19] +[.GJ21]*[.GJ21] )" office:value-type="float" office:value="0.199307370409978" calcext:value-type="float">
            <text:p>0.1993073704</text:p>
          </table:table-cell>
          <table:table-cell table:formula="of:=SQRT( [.GK19]*[.GK19] +[.GK21]*[.GK21] )" office:value-type="float" office:value="0.200529432455913" calcext:value-type="float">
            <text:p>0.2005294325</text:p>
          </table:table-cell>
          <table:table-cell table:formula="of:=SQRT( [.GL19]*[.GL19] +[.GL21]*[.GL21] )" office:value-type="float" office:value="0.20167199093834" calcext:value-type="float">
            <text:p>0.2016719909</text:p>
          </table:table-cell>
          <table:table-cell table:formula="of:=SQRT( [.GM19]*[.GM19] +[.GM21]*[.GM21] )" office:value-type="float" office:value="0.203203129637401" calcext:value-type="float">
            <text:p>0.2032031296</text:p>
          </table:table-cell>
          <table:table-cell table:formula="of:=SQRT( [.GN19]*[.GN19] +[.GN21]*[.GN21] )" office:value-type="float" office:value="0.20416365010436" calcext:value-type="float">
            <text:p>0.2041636501</text:p>
          </table:table-cell>
          <table:table-cell table:formula="of:=SQRT( [.GO19]*[.GO19] +[.GO21]*[.GO21] )" office:value-type="float" office:value="0.207342722053381" calcext:value-type="float">
            <text:p>0.2073427221</text:p>
          </table:table-cell>
          <table:table-cell table:formula="of:=SQRT( [.GP19]*[.GP19] +[.GP21]*[.GP21] )" office:value-type="float" office:value="0.2081426726138" calcext:value-type="float">
            <text:p>0.2081426726</text:p>
          </table:table-cell>
          <table:table-cell table:formula="of:=SQRT( [.GQ19]*[.GQ19] +[.GQ21]*[.GQ21] )" office:value-type="float" office:value="0.209358095692643" calcext:value-type="float">
            <text:p>0.2093580957</text:p>
          </table:table-cell>
          <table:table-cell table:formula="of:=SQRT( [.GR19]*[.GR19] +[.GR21]*[.GR21] )" office:value-type="float" office:value="0.210981833753341" calcext:value-type="float">
            <text:p>0.2109818338</text:p>
          </table:table-cell>
          <table:table-cell table:formula="of:=SQRT( [.GS19]*[.GS19] +[.GS21]*[.GS21] )" office:value-type="float" office:value="0.213004571705881" calcext:value-type="float">
            <text:p>0.2130045717</text:p>
          </table:table-cell>
          <table:table-cell table:formula="of:=SQRT( [.GT19]*[.GT19] +[.GT21]*[.GT21] )" office:value-type="float" office:value="0.215293964841999" calcext:value-type="float">
            <text:p>0.2152939648</text:p>
          </table:table-cell>
          <table:table-cell table:formula="of:=SQRT( [.GU19]*[.GU19] +[.GU21]*[.GU21] )" office:value-type="float" office:value="0.217373022177738" calcext:value-type="float">
            <text:p>0.2173730222</text:p>
          </table:table-cell>
          <table:table-cell table:formula="of:=SQRT( [.GV19]*[.GV19] +[.GV21]*[.GV21] )" office:value-type="float" office:value="0.218853269025633" calcext:value-type="float">
            <text:p>0.218853269</text:p>
          </table:table-cell>
          <table:table-cell table:formula="of:=SQRT( [.GW19]*[.GW19] +[.GW21]*[.GW21] )" office:value-type="float" office:value="0.220366776862155" calcext:value-type="float">
            <text:p>0.2203667769</text:p>
          </table:table-cell>
          <table:table-cell table:formula="of:=SQRT( [.GX19]*[.GX19] +[.GX21]*[.GX21] )" office:value-type="float" office:value="0.222277753764194" calcext:value-type="float">
            <text:p>0.2222777538</text:p>
          </table:table-cell>
          <table:table-cell table:formula="of:=SQRT( [.GY19]*[.GY19] +[.GY21]*[.GY21] )" office:value-type="float" office:value="0.224576053453452" calcext:value-type="float">
            <text:p>0.2245760535</text:p>
          </table:table-cell>
          <table:table-cell table:formula="of:=SQRT( [.GZ19]*[.GZ19] +[.GZ21]*[.GZ21] )" office:value-type="float" office:value="0.225436079909617" calcext:value-type="float">
            <text:p>0.2254360799</text:p>
          </table:table-cell>
          <table:table-cell table:formula="of:=SQRT( [.HA19]*[.HA19] +[.HA21]*[.HA21] )" office:value-type="float" office:value="0.227031374439107" calcext:value-type="float">
            <text:p>0.2270313744</text:p>
          </table:table-cell>
          <table:table-cell table:formula="of:=SQRT( [.HB19]*[.HB19] +[.HB21]*[.HB21] )" office:value-type="float" office:value="0.227250049360087" calcext:value-type="float">
            <text:p>0.2272500494</text:p>
          </table:table-cell>
          <table:table-cell table:formula="of:=SQRT( [.HC19]*[.HC19] +[.HC21]*[.HC21] )" office:value-type="float" office:value="0.228743785391893" calcext:value-type="float">
            <text:p>0.2287437854</text:p>
          </table:table-cell>
          <table:table-cell table:formula="of:=SQRT( [.HD19]*[.HD19] +[.HD21]*[.HD21] )" office:value-type="float" office:value="0.22884446533885" calcext:value-type="float">
            <text:p>0.2288444653</text:p>
          </table:table-cell>
          <table:table-cell table:formula="of:=SQRT( [.HE19]*[.HE19] +[.HE21]*[.HE21] )" office:value-type="float" office:value="0.229304499515707" calcext:value-type="float">
            <text:p>0.2293044995</text:p>
          </table:table-cell>
          <table:table-cell table:formula="of:=SQRT( [.HF19]*[.HF19] +[.HF21]*[.HF21] )" office:value-type="float" office:value="0.230102196455667" calcext:value-type="float">
            <text:p>0.2301021965</text:p>
          </table:table-cell>
          <table:table-cell table:formula="of:=SQRT( [.HG19]*[.HG19] +[.HG21]*[.HG21] )" office:value-type="float" office:value="0.230103049325509" calcext:value-type="float">
            <text:p>0.2301030493</text:p>
          </table:table-cell>
          <table:table-cell table:formula="of:=SQRT( [.HH19]*[.HH19] +[.HH21]*[.HH21] )" office:value-type="float" office:value="0.230421857873014" calcext:value-type="float">
            <text:p>0.2304218579</text:p>
          </table:table-cell>
          <table:table-cell table:formula="of:=SQRT( [.HI19]*[.HI19] +[.HI21]*[.HI21] )" office:value-type="float" office:value="0.229638697621373" calcext:value-type="float">
            <text:p>0.2296386976</text:p>
          </table:table-cell>
          <table:table-cell table:formula="of:=SQRT( [.HJ19]*[.HJ19] +[.HJ21]*[.HJ21] )" office:value-type="float" office:value="0.22902516180445" calcext:value-type="float">
            <text:p>0.2290251618</text:p>
          </table:table-cell>
          <table:table-cell table:formula="of:=SQRT( [.HK19]*[.HK19] +[.HK21]*[.HK21] )" office:value-type="float" office:value="0.228651572578506" calcext:value-type="float">
            <text:p>0.2286515726</text:p>
          </table:table-cell>
          <table:table-cell table:formula="of:=SQRT( [.HL19]*[.HL19] +[.HL21]*[.HL21] )" office:value-type="float" office:value="0.228529336582085" calcext:value-type="float">
            <text:p>0.2285293366</text:p>
          </table:table-cell>
          <table:table-cell table:formula="of:=SQRT( [.HM19]*[.HM19] +[.HM21]*[.HM21] )" office:value-type="float" office:value="0.228166229314783" calcext:value-type="float">
            <text:p>0.2281662293</text:p>
          </table:table-cell>
          <table:table-cell table:formula="of:=SQRT( [.HN19]*[.HN19] +[.HN21]*[.HN21] )" office:value-type="float" office:value="0.227142478202459" calcext:value-type="float">
            <text:p>0.2271424782</text:p>
          </table:table-cell>
          <table:table-cell table:formula="of:=SQRT( [.HO19]*[.HO19] +[.HO21]*[.HO21] )" office:value-type="float" office:value="0.227916213040138" calcext:value-type="float">
            <text:p>0.227916213</text:p>
          </table:table-cell>
          <table:table-cell table:number-columns-repeated="799"/>
        </table:table-row>
        <table:table-row table:style-name="ro1">
          <table:table-cell table:number-columns-repeated="2"/>
          <table:table-cell table:formula="of:=[.C20]*500" office:value-type="float" office:value="112.468004451164" calcext:value-type="float">
            <text:p>112.4680044512</text:p>
          </table:table-cell>
          <table:table-cell table:formula="of:=[.D20]*500" office:value-type="float" office:value="112.458934649644" calcext:value-type="float">
            <text:p>112.4589346496</text:p>
          </table:table-cell>
          <table:table-cell table:formula="of:=[.E20]*500" office:value-type="float" office:value="111.906818726327" calcext:value-type="float">
            <text:p>111.9068187263</text:p>
          </table:table-cell>
          <table:table-cell table:formula="of:=[.F20]*500" office:value-type="float" office:value="111.50634337075" calcext:value-type="float">
            <text:p>111.5063433708</text:p>
          </table:table-cell>
          <table:table-cell table:formula="of:=[.G20]*500" office:value-type="float" office:value="110.673514542175" calcext:value-type="float">
            <text:p>110.6735145422</text:p>
          </table:table-cell>
          <table:table-cell table:formula="of:=[.H20]*500" office:value-type="float" office:value="109.815385168672" calcext:value-type="float">
            <text:p>109.8153851687</text:p>
          </table:table-cell>
          <table:table-cell table:formula="of:=[.I20]*500" office:value-type="float" office:value="108.780986614633" calcext:value-type="float">
            <text:p>108.7809866146</text:p>
          </table:table-cell>
          <table:table-cell table:formula="of:=[.J20]*500" office:value-type="float" office:value="107.798225369011" calcext:value-type="float">
            <text:p>107.798225369</text:p>
          </table:table-cell>
          <table:table-cell table:formula="of:=[.K20]*500" office:value-type="float" office:value="106.210211835773" calcext:value-type="float">
            <text:p>106.2102118358</text:p>
          </table:table-cell>
          <table:table-cell table:formula="of:=[.L20]*500" office:value-type="float" office:value="104.182013288972" calcext:value-type="float">
            <text:p>104.182013289</text:p>
          </table:table-cell>
          <table:table-cell table:formula="of:=[.M20]*500" office:value-type="float" office:value="102.33702750694" calcext:value-type="float">
            <text:p>102.3370275069</text:p>
          </table:table-cell>
          <table:table-cell table:formula="of:=[.N20]*500" office:value-type="float" office:value="99.7515028974435" calcext:value-type="float">
            <text:p>99.7515028974</text:p>
          </table:table-cell>
          <table:table-cell table:formula="of:=[.O20]*500" office:value-type="float" office:value="97.2893757312205" calcext:value-type="float">
            <text:p>97.2893757312</text:p>
          </table:table-cell>
          <table:table-cell table:formula="of:=[.P20]*500" office:value-type="float" office:value="94.827248564997" calcext:value-type="float">
            <text:p>94.827248565</text:p>
          </table:table-cell>
          <table:table-cell table:formula="of:=[.Q20]*500" office:value-type="float" office:value="91.2406677806925" calcext:value-type="float">
            <text:p>91.2406677807</text:p>
          </table:table-cell>
          <table:table-cell table:formula="of:=[.R20]*500" office:value-type="float" office:value="87.739158149919" calcext:value-type="float">
            <text:p>87.7391581499</text:p>
          </table:table-cell>
          <table:table-cell table:formula="of:=[.S20]*500" office:value-type="float" office:value="84.0385194696555" calcext:value-type="float">
            <text:p>84.0385194697</text:p>
          </table:table-cell>
          <table:table-cell table:formula="of:=[.T20]*500" office:value-type="float" office:value="80.2976522395695" calcext:value-type="float">
            <text:p>80.2976522396</text:p>
          </table:table-cell>
          <table:table-cell table:formula="of:=[.U20]*500" office:value-type="float" office:value="76.3700567857275" calcext:value-type="float">
            <text:p>76.3700567857</text:p>
          </table:table-cell>
          <table:table-cell table:formula="of:=[.V20]*500" office:value-type="float" office:value="72.4424613318855" calcext:value-type="float">
            <text:p>72.4424613319</text:p>
          </table:table-cell>
          <table:table-cell table:formula="of:=[.W20]*500" office:value-type="float" office:value="67.937044512052" calcext:value-type="float">
            <text:p>67.9370445121</text:p>
          </table:table-cell>
          <table:table-cell table:formula="of:=[.X20]*500" office:value-type="float" office:value="63.747424546183" calcext:value-type="float">
            <text:p>63.7474245462</text:p>
          </table:table-cell>
          <table:table-cell table:formula="of:=[.Y20]*500" office:value-type="float" office:value="59.69146405201" calcext:value-type="float">
            <text:p>59.691464052</text:p>
          </table:table-cell>
          <table:table-cell table:formula="of:=[.Z20]*500" office:value-type="float" office:value="55.5489579438415" calcext:value-type="float">
            <text:p>55.5489579438</text:p>
          </table:table-cell>
          <table:table-cell table:formula="of:=[.AA20]*500" office:value-type="float" office:value="50.5545440134085" calcext:value-type="float">
            <text:p>50.5545440134</text:p>
          </table:table-cell>
          <table:table-cell table:formula="of:=[.AB20]*500" office:value-type="float" office:value="46.3561706741447" calcext:value-type="float">
            <text:p>46.3561706741</text:p>
          </table:table-cell>
          <table:table-cell table:formula="of:=[.AC20]*500" office:value-type="float" office:value="42.0869708469245" calcext:value-type="float">
            <text:p>42.0869708469</text:p>
          </table:table-cell>
          <table:table-cell table:formula="of:=[.AD20]*500" office:value-type="float" office:value="37.6645241512616" calcext:value-type="float">
            <text:p>37.6645241513</text:p>
          </table:table-cell>
          <table:table-cell table:formula="of:=[.AE20]*500" office:value-type="float" office:value="33.2420774555984" calcext:value-type="float">
            <text:p>33.2420774556</text:p>
          </table:table-cell>
          <table:table-cell table:formula="of:=[.AF20]*500" office:value-type="float" office:value="28.8196307599335" calcext:value-type="float">
            <text:p>28.8196307599</text:p>
          </table:table-cell>
          <table:table-cell table:formula="of:=[.AG20]*500" office:value-type="float" office:value="24.0849885115218" calcext:value-type="float">
            <text:p>24.0849885115</text:p>
          </table:table-cell>
          <table:table-cell table:formula="of:=[.AH20]*500" office:value-type="float" office:value="20.0043530594052" calcext:value-type="float">
            <text:p>20.0043530594</text:p>
          </table:table-cell>
          <table:table-cell table:formula="of:=[.AI20]*500" office:value-type="float" office:value="15.9237176072885" calcext:value-type="float">
            <text:p>15.9237176073</text:p>
          </table:table-cell>
          <table:table-cell table:formula="of:=[.AJ20]*500" office:value-type="float" office:value="11.4840770413704" calcext:value-type="float">
            <text:p>11.4840770414</text:p>
          </table:table-cell>
          <table:table-cell table:formula="of:=[.AK20]*500" office:value-type="float" office:value="6.88876719349495" calcext:value-type="float">
            <text:p>6.8887671935</text:p>
          </table:table-cell>
          <table:table-cell table:formula="of:=[.AL20]*500" office:value-type="float" office:value="2.74133796753658" calcext:value-type="float">
            <text:p>2.7413379675</text:p>
          </table:table-cell>
          <table:table-cell table:formula="of:=[.AM20]*500" office:value-type="float" office:value="1.76593166820255" calcext:value-type="float">
            <text:p>1.7659316682</text:p>
          </table:table-cell>
          <table:table-cell table:formula="of:=[.AN20]*500" office:value-type="float" office:value="6.1029565719587" calcext:value-type="float">
            <text:p>6.102956572</text:p>
          </table:table-cell>
          <table:table-cell table:formula="of:=[.AO20]*500" office:value-type="float" office:value="10.4791099661488" calcext:value-type="float">
            <text:p>10.4791099661</text:p>
          </table:table-cell>
          <table:table-cell table:formula="of:=[.AP20]*500" office:value-type="float" office:value="14.6302743331084" calcext:value-type="float">
            <text:p>14.6302743331</text:p>
          </table:table-cell>
          <table:table-cell table:formula="of:=[.AQ20]*500" office:value-type="float" office:value="19.1943687315479" calcext:value-type="float">
            <text:p>19.1943687315</text:p>
          </table:table-cell>
          <table:table-cell table:formula="of:=[.AR20]*500" office:value-type="float" office:value="23.3943783973877" calcext:value-type="float">
            <text:p>23.3943783974</text:p>
          </table:table-cell>
          <table:table-cell table:formula="of:=[.AS20]*500" office:value-type="float" office:value="27.486860704347" calcext:value-type="float">
            <text:p>27.4868607043</text:p>
          </table:table-cell>
          <table:table-cell table:formula="of:=[.AT20]*500" office:value-type="float" office:value="32.2919983896394" calcext:value-type="float">
            <text:p>32.2919983896</text:p>
          </table:table-cell>
          <table:table-cell table:formula="of:=[.AU20]*500" office:value-type="float" office:value="36.6193129460858" calcext:value-type="float">
            <text:p>36.6193129461</text:p>
          </table:table-cell>
          <table:table-cell table:formula="of:=[.AV20]*500" office:value-type="float" office:value="40.5985365595693" calcext:value-type="float">
            <text:p>40.5985365596</text:p>
          </table:table-cell>
          <table:table-cell table:formula="of:=[.AW20]*500" office:value-type="float" office:value="45.3153136544677" calcext:value-type="float">
            <text:p>45.3153136545</text:p>
          </table:table-cell>
          <table:table-cell table:formula="of:=[.AX20]*500" office:value-type="float" office:value="49.8287993985566" calcext:value-type="float">
            <text:p>49.8287993986</text:p>
          </table:table-cell>
          <table:table-cell table:formula="of:=[.AY20]*500" office:value-type="float" office:value="54.342285142646" calcext:value-type="float">
            <text:p>54.3422851426</text:p>
          </table:table-cell>
          <table:table-cell table:formula="of:=[.AZ20]*500" office:value-type="float" office:value="58.41473681937" calcext:value-type="float">
            <text:p>58.4147368194</text:p>
          </table:table-cell>
          <table:table-cell table:formula="of:=[.BA20]*500" office:value-type="float" office:value="62.565710603553" calcext:value-type="float">
            <text:p>62.5657106036</text:p>
          </table:table-cell>
          <table:table-cell table:formula="of:=[.BB20]*500" office:value-type="float" office:value="66.7166843877355" calcext:value-type="float">
            <text:p>66.7166843877</text:p>
          </table:table-cell>
          <table:table-cell table:formula="of:=[.BC20]*500" office:value-type="float" office:value="70.7399941521815" calcext:value-type="float">
            <text:p>70.7399941522</text:p>
          </table:table-cell>
          <table:table-cell table:formula="of:=[.BD20]*500" office:value-type="float" office:value="74.705690434283" calcext:value-type="float">
            <text:p>74.7056904343</text:p>
          </table:table-cell>
          <table:table-cell table:formula="of:=[.BE20]*500" office:value-type="float" office:value="78.3901361687785" calcext:value-type="float">
            <text:p>78.3901361688</text:p>
          </table:table-cell>
          <table:table-cell table:formula="of:=[.BF20]*500" office:value-type="float" office:value="81.9062768779195" calcext:value-type="float">
            <text:p>81.9062768779</text:p>
          </table:table-cell>
          <table:table-cell table:formula="of:=[.BG20]*500" office:value-type="float" office:value="85.2624065283005" calcext:value-type="float">
            <text:p>85.2624065283</text:p>
          </table:table-cell>
          <table:table-cell table:formula="of:=[.BH20]*500" office:value-type="float" office:value="88.8053787541475" calcext:value-type="float">
            <text:p>88.8053787541</text:p>
          </table:table-cell>
          <table:table-cell table:formula="of:=[.BI20]*500" office:value-type="float" office:value="91.316173768012" calcext:value-type="float">
            <text:p>91.316173768</text:p>
          </table:table-cell>
          <table:table-cell table:formula="of:=[.BJ20]*500" office:value-type="float" office:value="93.755456888795" calcext:value-type="float">
            <text:p>93.7554568888</text:p>
          </table:table-cell>
          <table:table-cell table:formula="of:=[.BK20]*500" office:value-type="float" office:value="96.16641270366" calcext:value-type="float">
            <text:p>96.1664127037</text:p>
          </table:table-cell>
          <table:table-cell table:formula="of:=[.BL20]*500" office:value-type="float" office:value="98.3445239477105" calcext:value-type="float">
            <text:p>98.3445239477</text:p>
          </table:table-cell>
          <table:table-cell table:formula="of:=[.BM20]*500" office:value-type="float" office:value="99.7264712677755" calcext:value-type="float">
            <text:p>99.7264712678</text:p>
          </table:table-cell>
          <table:table-cell table:formula="of:=[.BN20]*500" office:value-type="float" office:value="101.049020118167" calcext:value-type="float">
            <text:p>101.0490201182</text:p>
          </table:table-cell>
          <table:table-cell table:formula="of:=[.BO20]*500" office:value-type="float" office:value="102.606466034446" calcext:value-type="float">
            <text:p>102.6064660344</text:p>
          </table:table-cell>
          <table:table-cell table:formula="of:=[.BP20]*500" office:value-type="float" office:value="103.444711670509" calcext:value-type="float">
            <text:p>103.4447116705</text:p>
          </table:table-cell>
          <table:table-cell table:formula="of:=[.BQ20]*500" office:value-type="float" office:value="104.282957306572" calcext:value-type="float">
            <text:p>104.2829573066</text:p>
          </table:table-cell>
          <table:table-cell table:formula="of:=[.BR20]*500" office:value-type="float" office:value="104.92958709582" calcext:value-type="float">
            <text:p>104.9295870958</text:p>
          </table:table-cell>
          <table:table-cell table:formula="of:=[.BS20]*500" office:value-type="float" office:value="105.11894518999" calcext:value-type="float">
            <text:p>105.11894519</text:p>
          </table:table-cell>
          <table:table-cell table:formula="of:=[.BT20]*500" office:value-type="float" office:value="105.30830328416" calcext:value-type="float">
            <text:p>105.3083032842</text:p>
          </table:table-cell>
          <table:table-cell table:formula="of:=[.BU20]*500" office:value-type="float" office:value="105.497661378329" calcext:value-type="float">
            <text:p>105.4976613783</text:p>
          </table:table-cell>
          <table:table-cell table:formula="of:=[.BV20]*500" office:value-type="float" office:value="106.160254537773" calcext:value-type="float">
            <text:p>106.1602545378</text:p>
          </table:table-cell>
          <table:table-cell table:formula="of:=[.BW20]*500" office:value-type="float" office:value="106.157813327152" calcext:value-type="float">
            <text:p>106.1578133272</text:p>
          </table:table-cell>
          <table:table-cell table:formula="of:=[.BX20]*500" office:value-type="float" office:value="106.062193513592" calcext:value-type="float">
            <text:p>106.0621935136</text:p>
          </table:table-cell>
          <table:table-cell table:formula="of:=[.BY20]*500" office:value-type="float" office:value="105.966573700033" calcext:value-type="float">
            <text:p>105.9665737</text:p>
          </table:table-cell>
          <table:table-cell table:formula="of:=[.BZ20]*500" office:value-type="float" office:value="105.870953886473" calcext:value-type="float">
            <text:p>105.8709538865</text:p>
          </table:table-cell>
          <table:table-cell table:formula="of:=[.CA20]*500" office:value-type="float" office:value="105.775334072914" calcext:value-type="float">
            <text:p>105.7753340729</text:p>
          </table:table-cell>
          <table:table-cell table:formula="of:=[.CB20]*500" office:value-type="float" office:value="105.679714259354" calcext:value-type="float">
            <text:p>105.6797142594</text:p>
          </table:table-cell>
          <table:table-cell table:formula="of:=[.CC20]*500" office:value-type="float" office:value="105.135596035455" calcext:value-type="float">
            <text:p>105.1355960355</text:p>
          </table:table-cell>
          <table:table-cell table:formula="of:=[.CD20]*500" office:value-type="float" office:value="104.577657497288" calcext:value-type="float">
            <text:p>104.5776574973</text:p>
          </table:table-cell>
          <table:table-cell table:formula="of:=[.CE20]*500" office:value-type="float" office:value="104.019718959122" calcext:value-type="float">
            <text:p>104.0197189591</text:p>
          </table:table-cell>
          <table:table-cell table:formula="of:=[.CF20]*500" office:value-type="float" office:value="103.259931131539" calcext:value-type="float">
            <text:p>103.2599311315</text:p>
          </table:table-cell>
          <table:table-cell table:formula="of:=[.CG20]*500" office:value-type="float" office:value="101.887885323044" calcext:value-type="float">
            <text:p>101.887885323</text:p>
          </table:table-cell>
          <table:table-cell table:formula="of:=[.CH20]*500" office:value-type="float" office:value="100.51583951455" calcext:value-type="float">
            <text:p>100.5158395146</text:p>
          </table:table-cell>
          <table:table-cell table:formula="of:=[.CI20]*500" office:value-type="float" office:value="98.192794916107" calcext:value-type="float">
            <text:p>98.1927949161</text:p>
          </table:table-cell>
          <table:table-cell table:formula="of:=[.CJ20]*500" office:value-type="float" office:value="97.0971706410095" calcext:value-type="float">
            <text:p>97.097170641</text:p>
          </table:table-cell>
          <table:table-cell table:formula="of:=[.CK20]*500" office:value-type="float" office:value="94.835772539227" calcext:value-type="float">
            <text:p>94.8357725392</text:p>
          </table:table-cell>
          <table:table-cell table:formula="of:=[.CL20]*500" office:value-type="float" office:value="91.959666075956" calcext:value-type="float">
            <text:p>91.959666076</text:p>
          </table:table-cell>
          <table:table-cell table:formula="of:=[.CM20]*500" office:value-type="float" office:value="89.6536866332915" calcext:value-type="float">
            <text:p>89.6536866333</text:p>
          </table:table-cell>
          <table:table-cell table:formula="of:=[.CN20]*500" office:value-type="float" office:value="86.3988473727935" calcext:value-type="float">
            <text:p>86.3988473728</text:p>
          </table:table-cell>
          <table:table-cell table:formula="of:=[.CO20]*500" office:value-type="float" office:value="83.2806927855015" calcext:value-type="float">
            <text:p>83.2806927855</text:p>
          </table:table-cell>
          <table:table-cell table:formula="of:=[.CP20]*500" office:value-type="float" office:value="79.726552786023" calcext:value-type="float">
            <text:p>79.726552786</text:p>
          </table:table-cell>
          <table:table-cell table:formula="of:=[.CQ20]*500" office:value-type="float" office:value="76.0229495542215" calcext:value-type="float">
            <text:p>76.0229495542</text:p>
          </table:table-cell>
          <table:table-cell table:formula="of:=[.CR20]*500" office:value-type="float" office:value="72.31934632242" calcext:value-type="float">
            <text:p>72.3193463224</text:p>
          </table:table-cell>
          <table:table-cell table:formula="of:=[.CS20]*500" office:value-type="float" office:value="68.2273584754065" calcext:value-type="float">
            <text:p>68.2273584754</text:p>
          </table:table-cell>
          <table:table-cell table:formula="of:=[.CT20]*500" office:value-type="float" office:value="64.071940842395" calcext:value-type="float">
            <text:p>64.0719408424</text:p>
          </table:table-cell>
          <table:table-cell table:formula="of:=[.CU20]*500" office:value-type="float" office:value="59.9165232093835" calcext:value-type="float">
            <text:p>59.9165232094</text:p>
          </table:table-cell>
          <table:table-cell table:formula="of:=[.CV20]*500" office:value-type="float" office:value="55.765452153548" calcext:value-type="float">
            <text:p>55.7654521535</text:p>
          </table:table-cell>
          <table:table-cell table:formula="of:=[.CW20]*500" office:value-type="float" office:value="51.410292659757" calcext:value-type="float">
            <text:p>51.4102926598</text:p>
          </table:table-cell>
          <table:table-cell table:formula="of:=[.CX20]*500" office:value-type="float" office:value="47.0551331659661" calcext:value-type="float">
            <text:p>47.055133166</text:p>
          </table:table-cell>
          <table:table-cell table:formula="of:=[.CY20]*500" office:value-type="float" office:value="42.699973672175" calcext:value-type="float">
            <text:p>42.6999736722</text:p>
          </table:table-cell>
          <table:table-cell table:formula="of:=[.CZ20]*500" office:value-type="float" office:value="38.2167876941998" calcext:value-type="float">
            <text:p>38.2167876942</text:p>
          </table:table-cell>
          <table:table-cell table:formula="of:=[.DA20]*500" office:value-type="float" office:value="34.364116822859" calcext:value-type="float">
            <text:p>34.3641168229</text:p>
          </table:table-cell>
          <table:table-cell table:formula="of:=[.DB20]*500" office:value-type="float" office:value="29.9487983203497" calcext:value-type="float">
            <text:p>29.9487983203</text:p>
          </table:table-cell>
          <table:table-cell table:formula="of:=[.DC20]*500" office:value-type="float" office:value="25.5334798178404" calcext:value-type="float">
            <text:p>25.5334798178</text:p>
          </table:table-cell>
          <table:table-cell table:formula="of:=[.DD20]*500" office:value-type="float" office:value="21.3775465747366" calcext:value-type="float">
            <text:p>21.3775465747</text:p>
          </table:table-cell>
          <table:table-cell table:formula="of:=[.DE20]*500" office:value-type="float" office:value="17.0652400940399" calcext:value-type="float">
            <text:p>17.065240094</text:p>
          </table:table-cell>
          <table:table-cell table:formula="of:=[.DF20]*500" office:value-type="float" office:value="12.7529336133432" calcext:value-type="float">
            <text:p>12.7529336133</text:p>
          </table:table-cell>
          <table:table-cell table:formula="of:=[.DG20]*500" office:value-type="float" office:value="8.44062713264655" calcext:value-type="float">
            <text:p>8.4406271326</text:p>
          </table:table-cell>
          <table:table-cell table:formula="of:=[.DH20]*500" office:value-type="float" office:value="4.29960445783264" calcext:value-type="float">
            <text:p>4.2996044578</text:p>
          </table:table-cell>
          <table:table-cell table:formula="of:=[.DI20]*500" office:value-type="float" office:value="0.0235596690918678" calcext:value-type="float">
            <text:p>0.0235596691</text:p>
          </table:table-cell>
          <table:table-cell table:formula="of:=[.DJ20]*500" office:value-type="float" office:value="4.34672379601637" calcext:value-type="float">
            <text:p>4.346723796</text:p>
          </table:table-cell>
          <table:table-cell table:formula="of:=[.DK20]*500" office:value-type="float" office:value="8.4349379921703" calcext:value-type="float">
            <text:p>8.4349379922</text:p>
          </table:table-cell>
          <table:table-cell table:formula="of:=[.DL20]*500" office:value-type="float" office:value="12.7136081016584" calcext:value-type="float">
            <text:p>12.7136081017</text:p>
          </table:table-cell>
          <table:table-cell table:formula="of:=[.DM20]*500" office:value-type="float" office:value="17.0575034622501" calcext:value-type="float">
            <text:p>17.0575034623</text:p>
          </table:table-cell>
          <table:table-cell table:formula="of:=[.DN20]*500" office:value-type="float" office:value="21.4013988228418" calcext:value-type="float">
            <text:p>21.4013988228</text:p>
          </table:table-cell>
          <table:table-cell table:formula="of:=[.DO20]*500" office:value-type="float" office:value="25.5099740233276" calcext:value-type="float">
            <text:p>25.5099740233</text:p>
          </table:table-cell>
          <table:table-cell table:formula="of:=[.DP20]*500" office:value-type="float" office:value="29.906277327793" calcext:value-type="float">
            <text:p>29.9062773278</text:p>
          </table:table-cell>
          <table:table-cell table:formula="of:=[.DQ20]*500" office:value-type="float" office:value="34.2938933970575" calcext:value-type="float">
            <text:p>34.2938933971</text:p>
          </table:table-cell>
          <table:table-cell table:formula="of:=[.DR20]*500" office:value-type="float" office:value="38.6815094663217" calcext:value-type="float">
            <text:p>38.6815094663</text:p>
          </table:table-cell>
          <table:table-cell table:formula="of:=[.DS20]*500" office:value-type="float" office:value="42.792924271875" calcext:value-type="float">
            <text:p>42.7929242719</text:p>
          </table:table-cell>
          <table:table-cell table:formula="of:=[.DT20]*500" office:value-type="float" office:value="47.1077106505061" calcext:value-type="float">
            <text:p>47.1077106505</text:p>
          </table:table-cell>
          <table:table-cell table:formula="of:=[.DU20]*500" office:value-type="float" office:value="51.422497029137" calcext:value-type="float">
            <text:p>51.4224970291</text:p>
          </table:table-cell>
          <table:table-cell table:formula="of:=[.DV20]*500" office:value-type="float" office:value="55.737283407768" calcext:value-type="float">
            <text:p>55.7372834078</text:p>
          </table:table-cell>
          <table:table-cell table:formula="of:=[.DW20]*500" office:value-type="float" office:value="59.9539424935405" calcext:value-type="float">
            <text:p>59.9539424935</text:p>
          </table:table-cell>
          <table:table-cell table:formula="of:=[.DX20]*500" office:value-type="float" office:value="64.0813811649735" calcext:value-type="float">
            <text:p>64.081381165</text:p>
          </table:table-cell>
          <table:table-cell table:formula="of:=[.DY20]*500" office:value-type="float" office:value="68.208819836406" calcext:value-type="float">
            <text:p>68.2088198364</text:p>
          </table:table-cell>
          <table:table-cell table:formula="of:=[.DZ20]*500" office:value-type="float" office:value="72.336258507839" calcext:value-type="float">
            <text:p>72.3362585078</text:p>
          </table:table-cell>
          <table:table-cell table:formula="of:=[.EA20]*500" office:value-type="float" office:value="75.7525566307265" calcext:value-type="float">
            <text:p>75.7525566307</text:p>
          </table:table-cell>
          <table:table-cell table:formula="of:=[.EB20]*500" office:value-type="float" office:value="79.6585962202" calcext:value-type="float">
            <text:p>79.6585962202</text:p>
          </table:table-cell>
          <table:table-cell table:formula="of:=[.EC20]*500" office:value-type="float" office:value="83.5646358096745" calcext:value-type="float">
            <text:p>83.5646358097</text:p>
          </table:table-cell>
          <table:table-cell table:formula="of:=[.ED20]*500" office:value-type="float" office:value="86.41176054255" calcext:value-type="float">
            <text:p>86.4117605426</text:p>
          </table:table-cell>
          <table:table-cell table:formula="of:=[.EE20]*500" office:value-type="float" office:value="89.2966675182055" calcext:value-type="float">
            <text:p>89.2966675182</text:p>
          </table:table-cell>
          <table:table-cell table:formula="of:=[.EF20]*500" office:value-type="float" office:value="92.552693841915" calcext:value-type="float">
            <text:p>92.5526938419</text:p>
          </table:table-cell>
          <table:table-cell table:formula="of:=[.EG20]*500" office:value-type="float" office:value="94.8851292346505" calcext:value-type="float">
            <text:p>94.8851292347</text:p>
          </table:table-cell>
          <table:table-cell table:formula="of:=[.EH20]*500" office:value-type="float" office:value="96.906587969116" calcext:value-type="float">
            <text:p>96.9065879691</text:p>
          </table:table-cell>
          <table:table-cell table:formula="of:=[.EI20]*500" office:value-type="float" office:value="98.494759251394" calcext:value-type="float">
            <text:p>98.4947592514</text:p>
          </table:table-cell>
          <table:table-cell table:formula="of:=[.EJ20]*500" office:value-type="float" office:value="100.715485702043" calcext:value-type="float">
            <text:p>100.715485702</text:p>
          </table:table-cell>
          <table:table-cell table:formula="of:=[.EK20]*500" office:value-type="float" office:value="101.848964637677" calcext:value-type="float">
            <text:p>101.8489646377</text:p>
          </table:table-cell>
          <table:table-cell table:formula="of:=[.EL20]*500" office:value-type="float" office:value="103.33813535808" calcext:value-type="float">
            <text:p>103.3381353581</text:p>
          </table:table-cell>
          <table:table-cell table:formula="of:=[.EM20]*500" office:value-type="float" office:value="103.950927637661" calcext:value-type="float">
            <text:p>103.9509276377</text:p>
          </table:table-cell>
          <table:table-cell table:formula="of:=[.EN20]*500" office:value-type="float" office:value="104.620617632518" calcext:value-type="float">
            <text:p>104.6206176325</text:p>
          </table:table-cell>
          <table:table-cell table:formula="of:=[.EO20]*500" office:value-type="float" office:value="105.290307627375" calcext:value-type="float">
            <text:p>105.2903076274</text:p>
          </table:table-cell>
          <table:table-cell table:formula="of:=[.EP20]*500" office:value-type="float" office:value="105.407521230423" calcext:value-type="float">
            <text:p>105.4075212304</text:p>
          </table:table-cell>
          <table:table-cell table:formula="of:=[.EQ20]*500" office:value-type="float" office:value="105.748116133724" calcext:value-type="float">
            <text:p>105.7481161337</text:p>
          </table:table-cell>
          <table:table-cell table:formula="of:=[.ER20]*500" office:value-type="float" office:value="105.85499657614" calcext:value-type="float">
            <text:p>105.8549965761</text:p>
          </table:table-cell>
          <table:table-cell table:formula="of:=[.ES20]*500" office:value-type="float" office:value="105.959469214047" calcext:value-type="float">
            <text:p>105.959469214</text:p>
          </table:table-cell>
          <table:table-cell table:formula="of:=[.ET20]*500" office:value-type="float" office:value="105.920145290054" calcext:value-type="float">
            <text:p>105.9201452901</text:p>
          </table:table-cell>
          <table:table-cell table:formula="of:=[.EU20]*500" office:value-type="float" office:value="105.864453370489" calcext:value-type="float">
            <text:p>105.8644533705</text:p>
          </table:table-cell>
          <table:table-cell table:formula="of:=[.EV20]*500" office:value-type="float" office:value="105.796175592199" calcext:value-type="float">
            <text:p>105.7961755922</text:p>
          </table:table-cell>
          <table:table-cell table:formula="of:=[.EW20]*500" office:value-type="float" office:value="105.727897813909" calcext:value-type="float">
            <text:p>105.7278978139</text:p>
          </table:table-cell>
          <table:table-cell table:formula="of:=[.EX20]*500" office:value-type="float" office:value="105.659620035619" calcext:value-type="float">
            <text:p>105.6596200356</text:p>
          </table:table-cell>
          <table:table-cell table:formula="of:=[.EY20]*500" office:value-type="float" office:value="105.382876709569" calcext:value-type="float">
            <text:p>105.3828767096</text:p>
          </table:table-cell>
          <table:table-cell table:formula="of:=[.EZ20]*500" office:value-type="float" office:value="104.612091327969" calcext:value-type="float">
            <text:p>104.612091328</text:p>
          </table:table-cell>
          <table:table-cell table:formula="of:=[.FA20]*500" office:value-type="float" office:value="103.84130594637" calcext:value-type="float">
            <text:p>103.8413059464</text:p>
          </table:table-cell>
          <table:table-cell table:formula="of:=[.FB20]*500" office:value-type="float" office:value="103.6129775679" calcext:value-type="float">
            <text:p>103.6129775679</text:p>
          </table:table-cell>
          <table:table-cell table:formula="of:=[.FC20]*500" office:value-type="float" office:value="102.50814336469" calcext:value-type="float">
            <text:p>102.5081433647</text:p>
          </table:table-cell>
          <table:table-cell table:formula="of:=[.FD20]*500" office:value-type="float" office:value="101.370552325353" calcext:value-type="float">
            <text:p>101.3705523254</text:p>
          </table:table-cell>
          <table:table-cell table:formula="of:=[.FE20]*500" office:value-type="float" office:value="100.296510625122" calcext:value-type="float">
            <text:p>100.2965106251</text:p>
          </table:table-cell>
          <table:table-cell table:formula="of:=[.FF20]*500" office:value-type="float" office:value="98.259753746424" calcext:value-type="float">
            <text:p>98.2597537464</text:p>
          </table:table-cell>
          <table:table-cell table:formula="of:=[.FG20]*500" office:value-type="float" office:value="96.222996867726" calcext:value-type="float">
            <text:p>96.2229968677</text:p>
          </table:table-cell>
          <table:table-cell table:formula="of:=[.FH20]*500" office:value-type="float" office:value="93.7809933097475" calcext:value-type="float">
            <text:p>93.7809933097</text:p>
          </table:table-cell>
          <table:table-cell table:formula="of:=[.FI20]*500" office:value-type="float" office:value="91.309838685862" calcext:value-type="float">
            <text:p>91.3098386859</text:p>
          </table:table-cell>
          <table:table-cell table:formula="of:=[.FJ20]*500" office:value-type="float" office:value="88.838684061975" calcext:value-type="float">
            <text:p>88.838684062</text:p>
          </table:table-cell>
          <table:table-cell table:formula="of:=[.FK20]*500" office:value-type="float" office:value="85.3850525644985" calcext:value-type="float">
            <text:p>85.3850525645</text:p>
          </table:table-cell>
          <table:table-cell table:formula="of:=[.FL20]*500" office:value-type="float" office:value="81.961906940601" calcext:value-type="float">
            <text:p>81.9619069406</text:p>
          </table:table-cell>
          <table:table-cell table:formula="of:=[.FM20]*500" office:value-type="float" office:value="78.5617066635415" calcext:value-type="float">
            <text:p>78.5617066635</text:p>
          </table:table-cell>
          <table:table-cell table:formula="of:=[.FN20]*500" office:value-type="float" office:value="74.556907970135" calcext:value-type="float">
            <text:p>74.5569079701</text:p>
          </table:table-cell>
          <table:table-cell table:formula="of:=[.FO20]*500" office:value-type="float" office:value="70.664004877323" calcext:value-type="float">
            <text:p>70.6640048773</text:p>
          </table:table-cell>
          <table:table-cell table:formula="of:=[.FP20]*500" office:value-type="float" office:value="67.156808178169" calcext:value-type="float">
            <text:p>67.1568081782</text:p>
          </table:table-cell>
          <table:table-cell table:formula="of:=[.FQ20]*500" office:value-type="float" office:value="62.552622236453" calcext:value-type="float">
            <text:p>62.5526222365</text:p>
          </table:table-cell>
          <table:table-cell table:formula="of:=[.FR20]*500" office:value-type="float" office:value="58.2287086259975" calcext:value-type="float">
            <text:p>58.228708626</text:p>
          </table:table-cell>
          <table:table-cell table:formula="of:=[.FS20]*500" office:value-type="float" office:value="54.403565355257" calcext:value-type="float">
            <text:p>54.4035653553</text:p>
          </table:table-cell>
          <table:table-cell table:formula="of:=[.FT20]*500" office:value-type="float" office:value="49.6566715989294" calcext:value-type="float">
            <text:p>49.6566715989</text:p>
          </table:table-cell>
          <table:table-cell table:formula="of:=[.FU20]*500" office:value-type="float" office:value="45.4205560115197" calcext:value-type="float">
            <text:p>45.4205560115</text:p>
          </table:table-cell>
          <table:table-cell table:formula="of:=[.FV20]*500" office:value-type="float" office:value="41.2586738936816" calcext:value-type="float">
            <text:p>41.2586738937</text:p>
          </table:table-cell>
          <table:table-cell table:formula="of:=[.FW20]*500" office:value-type="float" office:value="36.5844502708816" calcext:value-type="float">
            <text:p>36.5844502709</text:p>
          </table:table-cell>
          <table:table-cell table:formula="of:=[.FX20]*500" office:value-type="float" office:value="32.2184072165664" calcext:value-type="float">
            <text:p>32.2184072166</text:p>
          </table:table-cell>
          <table:table-cell table:formula="of:=[.FY20]*500" office:value-type="float" office:value="27.5537595626701" calcext:value-type="float">
            <text:p>27.5537595627</text:p>
          </table:table-cell>
          <table:table-cell table:formula="of:=[.FZ20]*500" office:value-type="float" office:value="23.4048841326498" calcext:value-type="float">
            <text:p>23.4048841326</text:p>
          </table:table-cell>
          <table:table-cell table:formula="of:=[.GA20]*500" office:value-type="float" office:value="19.2513180399421" calcext:value-type="float">
            <text:p>19.2513180399</text:p>
          </table:table-cell>
          <table:table-cell table:formula="of:=[.GB20]*500" office:value-type="float" office:value="14.7256151728731" calcext:value-type="float">
            <text:p>14.7256151729</text:p>
          </table:table-cell>
          <table:table-cell table:formula="of:=[.GC20]*500" office:value-type="float" office:value="10.199912305804" calcext:value-type="float">
            <text:p>10.1999123058</text:p>
          </table:table-cell>
          <table:table-cell table:formula="of:=[.GD20]*500" office:value-type="float" office:value="6.1533133940498" calcext:value-type="float">
            <text:p>6.153313394</text:p>
          </table:table-cell>
          <table:table-cell table:formula="of:=[.GE20]*500" office:value-type="float" office:value="1.67970174540408" calcext:value-type="float">
            <text:p>1.6797017454</text:p>
          </table:table-cell>
          <table:table-cell table:formula="of:=[.GF20]*500" office:value-type="float" office:value="2.79390990324162" calcext:value-type="float">
            <text:p>2.7939099032</text:p>
          </table:table-cell>
          <table:table-cell table:formula="of:=[.GG20]*500" office:value-type="float" office:value="7.2675215518873" calcext:value-type="float">
            <text:p>7.2675215519</text:p>
          </table:table-cell>
          <table:table-cell table:formula="of:=[.GH20]*500" office:value-type="float" office:value="10.9025935197351" calcext:value-type="float">
            <text:p>10.9025935197</text:p>
          </table:table-cell>
          <table:table-cell table:formula="of:=[.GI20]*500" office:value-type="float" office:value="15.5036096331937" calcext:value-type="float">
            <text:p>15.5036096332</text:p>
          </table:table-cell>
          <table:table-cell table:formula="of:=[.GJ20]*500" office:value-type="float" office:value="19.9984930906011" calcext:value-type="float">
            <text:p>19.9984930906</text:p>
          </table:table-cell>
          <table:table-cell table:formula="of:=[.GK20]*500" office:value-type="float" office:value="24.4933765480083" calcext:value-type="float">
            <text:p>24.493376548</text:p>
          </table:table-cell>
          <table:table-cell table:formula="of:=[.GL20]*500" office:value-type="float" office:value="28.7813030277616" calcext:value-type="float">
            <text:p>28.7813030278</text:p>
          </table:table-cell>
          <table:table-cell table:formula="of:=[.GM20]*500" office:value-type="float" office:value="33.2243063867598" calcext:value-type="float">
            <text:p>33.2243063868</text:p>
          </table:table-cell>
          <table:table-cell table:formula="of:=[.GN20]*500" office:value-type="float" office:value="37.2381713542716" calcext:value-type="float">
            <text:p>37.2381713543</text:p>
          </table:table-cell>
          <table:table-cell table:formula="of:=[.GO20]*500" office:value-type="float" office:value="41.9002513531998" calcext:value-type="float">
            <text:p>41.9002513532</text:p>
          </table:table-cell>
          <table:table-cell table:formula="of:=[.GP20]*500" office:value-type="float" office:value="46.2921452754836" calcext:value-type="float">
            <text:p>46.2921452755</text:p>
          </table:table-cell>
          <table:table-cell table:formula="of:=[.GQ20]*500" office:value-type="float" office:value="50.6840391977685" calcext:value-type="float">
            <text:p>50.6840391978</text:p>
          </table:table-cell>
          <table:table-cell table:formula="of:=[.GR20]*500" office:value-type="float" office:value="55.075933120054" calcext:value-type="float">
            <text:p>55.0759331201</text:p>
          </table:table-cell>
          <table:table-cell table:formula="of:=[.GS20]*500" office:value-type="float" office:value="59.4678270423375" calcext:value-type="float">
            <text:p>59.4678270423</text:p>
          </table:table-cell>
          <table:table-cell table:formula="of:=[.GT20]*500" office:value-type="float" office:value="63.8134334509715" calcext:value-type="float">
            <text:p>63.813433451</text:p>
          </table:table-cell>
          <table:table-cell table:formula="of:=[.GU20]*500" office:value-type="float" office:value="68.2432032909905" calcext:value-type="float">
            <text:p>68.243203291</text:p>
          </table:table-cell>
          <table:table-cell table:formula="of:=[.GV20]*500" office:value-type="float" office:value="72.4361098554645" calcext:value-type="float">
            <text:p>72.4361098555</text:p>
          </table:table-cell>
          <table:table-cell table:formula="of:=[.GW20]*500" office:value-type="float" office:value="76.402678258636" calcext:value-type="float">
            <text:p>76.4026782586</text:p>
          </table:table-cell>
          <table:table-cell table:formula="of:=[.GX20]*500" office:value-type="float" office:value="80.3692466618085" calcext:value-type="float">
            <text:p>80.3692466618</text:p>
          </table:table-cell>
          <table:table-cell table:formula="of:=[.GY20]*500" office:value-type="float" office:value="84.3358150649795" calcext:value-type="float">
            <text:p>84.335815065</text:p>
          </table:table-cell>
          <table:table-cell table:formula="of:=[.GZ20]*500" office:value-type="float" office:value="87.883985283538" calcext:value-type="float">
            <text:p>87.8839852835</text:p>
          </table:table-cell>
          <table:table-cell table:formula="of:=[.HA20]*500" office:value-type="float" office:value="91.3861492666045" calcext:value-type="float">
            <text:p>91.3861492666</text:p>
          </table:table-cell>
          <table:table-cell table:formula="of:=[.HB20]*500" office:value-type="float" office:value="93.937456000827" calcext:value-type="float">
            <text:p>93.9374560008</text:p>
          </table:table-cell>
          <table:table-cell table:formula="of:=[.HC20]*500" office:value-type="float" office:value="97.3808819970625" calcext:value-type="float">
            <text:p>97.3808819971</text:p>
          </table:table-cell>
          <table:table-cell table:formula="of:=[.HD20]*500" office:value-type="float" office:value="99.722716908076" calcext:value-type="float">
            <text:p>99.7227169081</text:p>
          </table:table-cell>
          <table:table-cell table:formula="of:=[.HE20]*500" office:value-type="float" office:value="101.971256931162" calcext:value-type="float">
            <text:p>101.9712569312</text:p>
          </table:table-cell>
          <table:table-cell table:formula="of:=[.HF20]*500" office:value-type="float" office:value="104.458886463074" calcext:value-type="float">
            <text:p>104.4588864631</text:p>
          </table:table-cell>
          <table:table-cell table:formula="of:=[.HG20]*500" office:value-type="float" office:value="106.180913192355" calcext:value-type="float">
            <text:p>106.1809131924</text:p>
          </table:table-cell>
          <table:table-cell table:formula="of:=[.HH20]*500" office:value-type="float" office:value="107.902939921637" calcext:value-type="float">
            <text:p>107.9029399216</text:p>
          </table:table-cell>
          <table:table-cell table:formula="of:=[.HI20]*500" office:value-type="float" office:value="108.938460400771" calcext:value-type="float">
            <text:p>108.9384604008</text:p>
          </table:table-cell>
          <table:table-cell table:formula="of:=[.HJ20]*500" office:value-type="float" office:value="109.757923165991" calcext:value-type="float">
            <text:p>109.757923166</text:p>
          </table:table-cell>
          <table:table-cell table:formula="of:=[.HK20]*500" office:value-type="float" office:value="110.577385931212" calcext:value-type="float">
            <text:p>110.5773859312</text:p>
          </table:table-cell>
          <table:table-cell table:formula="of:=[.HL20]*500" office:value-type="float" office:value="111.382164395839" calcext:value-type="float">
            <text:p>111.3821643958</text:p>
          </table:table-cell>
          <table:table-cell table:formula="of:=[.HM20]*500" office:value-type="float" office:value="111.976891505489" calcext:value-type="float">
            <text:p>111.9768915055</text:p>
          </table:table-cell>
          <table:table-cell table:formula="of:=[.HN20]*500" office:value-type="float" office:value="112.098457998529" calcext:value-type="float">
            <text:p>112.0984579985</text:p>
          </table:table-cell>
          <table:table-cell table:formula="of:=[.HO20]*500" office:value-type="float" office:value="112.95996454422" calcext:value-type="float">
            <text:p>112.9599645442</text:p>
          </table:table-cell>
          <table:table-cell table:number-columns-repeated="799"/>
        </table:table-row>
        <table:table-row table:style-name="ro1">
          <table:table-cell office:value-type="string" calcext:value-type="string">
            <text:p>calculated -dB/dr</text:p>
          </table:table-cell>
          <table:table-cell/>
          <table:table-cell table:formula="of:=[.C22]*500" office:value-type="float" office:value="14.6793069166058" calcext:value-type="float">
            <text:p>14.6793069166</text:p>
          </table:table-cell>
          <table:table-cell table:formula="of:=[.D22]*500" office:value-type="float" office:value="18.264589637325" calcext:value-type="float">
            <text:p>18.2645896373</text:p>
          </table:table-cell>
          <table:table-cell table:formula="of:=[.E22]*500" office:value-type="float" office:value="21.784679259927" calcext:value-type="float">
            <text:p>21.7846792599</text:p>
          </table:table-cell>
          <table:table-cell table:formula="of:=[.F22]*500" office:value-type="float" office:value="25.3537834997499" calcext:value-type="float">
            <text:p>25.3537834997</text:p>
          </table:table-cell>
          <table:table-cell table:formula="of:=[.G22]*500" office:value-type="float" office:value="28.9540567048403" calcext:value-type="float">
            <text:p>28.9540567048</text:p>
          </table:table-cell>
          <table:table-cell table:formula="of:=[.H22]*500" office:value-type="float" office:value="32.7441616787752" calcext:value-type="float">
            <text:p>32.7441616788</text:p>
          </table:table-cell>
          <table:table-cell table:formula="of:=[.I22]*500" office:value-type="float" office:value="36.5810575626028" calcext:value-type="float">
            <text:p>36.5810575626</text:p>
          </table:table-cell>
          <table:table-cell table:formula="of:=[.J22]*500" office:value-type="float" office:value="40.3953841131983" calcext:value-type="float">
            <text:p>40.3953841132</text:p>
          </table:table-cell>
          <table:table-cell table:formula="of:=[.K22]*500" office:value-type="float" office:value="44.3088096057021" calcext:value-type="float">
            <text:p>44.3088096057</text:p>
          </table:table-cell>
          <table:table-cell table:formula="of:=[.L22]*500" office:value-type="float" office:value="48.1893739718167" calcext:value-type="float">
            <text:p>48.1893739718</text:p>
          </table:table-cell>
          <table:table-cell table:formula="of:=[.M22]*500" office:value-type="float" office:value="52.314368467752" calcext:value-type="float">
            <text:p>52.3143684678</text:p>
          </table:table-cell>
          <table:table-cell table:formula="of:=[.N22]*500" office:value-type="float" office:value="56.4082112638165" calcext:value-type="float">
            <text:p>56.4082112638</text:p>
          </table:table-cell>
          <table:table-cell table:formula="of:=[.O22]*500" office:value-type="float" office:value="60.0845064459985" calcext:value-type="float">
            <text:p>60.084506446</text:p>
          </table:table-cell>
          <table:table-cell table:formula="of:=[.P22]*500" office:value-type="float" office:value="63.761494175948" calcext:value-type="float">
            <text:p>63.7614941759</text:p>
          </table:table-cell>
          <table:table-cell table:formula="of:=[.Q22]*500" office:value-type="float" office:value="67.3055558551475" calcext:value-type="float">
            <text:p>67.3055558551</text:p>
          </table:table-cell>
          <table:table-cell table:formula="of:=[.R22]*500" office:value-type="float" office:value="70.6063627259465" calcext:value-type="float">
            <text:p>70.6063627259</text:p>
          </table:table-cell>
          <table:table-cell table:formula="of:=[.S22]*500" office:value-type="float" office:value="73.781309954712" calcext:value-type="float">
            <text:p>73.7813099547</text:p>
          </table:table-cell>
          <table:table-cell table:formula="of:=[.T22]*500" office:value-type="float" office:value="76.737551163613" calcext:value-type="float">
            <text:p>76.7375511636</text:p>
          </table:table-cell>
          <table:table-cell table:formula="of:=[.U22]*500" office:value-type="float" office:value="79.402837949125" calcext:value-type="float">
            <text:p>79.4028379491</text:p>
          </table:table-cell>
          <table:table-cell table:formula="of:=[.V22]*500" office:value-type="float" office:value="82.0684356374865" calcext:value-type="float">
            <text:p>82.0684356375</text:p>
          </table:table-cell>
          <table:table-cell table:formula="of:=[.W22]*500" office:value-type="float" office:value="84.573985905119" calcext:value-type="float">
            <text:p>84.5739859051</text:p>
          </table:table-cell>
          <table:table-cell table:formula="of:=[.X22]*500" office:value-type="float" office:value="86.5404517913495" calcext:value-type="float">
            <text:p>86.5404517913</text:p>
          </table:table-cell>
          <table:table-cell table:formula="of:=[.Y22]*500" office:value-type="float" office:value="88.436576570864" calcext:value-type="float">
            <text:p>88.4365765709</text:p>
          </table:table-cell>
          <table:table-cell table:formula="of:=[.Z22]*500" office:value-type="float" office:value="90.2721091882155" calcext:value-type="float">
            <text:p>90.2721091882</text:p>
          </table:table-cell>
          <table:table-cell table:formula="of:=[.AA22]*500" office:value-type="float" office:value="91.6959075057225" calcext:value-type="float">
            <text:p>91.6959075057</text:p>
          </table:table-cell>
          <table:table-cell table:formula="of:=[.AB22]*500" office:value-type="float" office:value="92.9879541258615" calcext:value-type="float">
            <text:p>92.9879541259</text:p>
          </table:table-cell>
          <table:table-cell table:formula="of:=[.AC22]*500" office:value-type="float" office:value="94.0628356507245" calcext:value-type="float">
            <text:p>94.0628356507</text:p>
          </table:table-cell>
          <table:table-cell table:formula="of:=[.AD22]*500" office:value-type="float" office:value="95.052704372038" calcext:value-type="float">
            <text:p>95.052704372</text:p>
          </table:table-cell>
          <table:table-cell table:formula="of:=[.AE22]*500" office:value-type="float" office:value="96.042296750943" calcext:value-type="float">
            <text:p>96.0422967509</text:p>
          </table:table-cell>
          <table:table-cell table:formula="of:=[.AF22]*500" office:value-type="float" office:value="97.0316127874385" calcext:value-type="float">
            <text:p>97.0316127874</text:p>
          </table:table-cell>
          <table:table-cell table:formula="of:=[.AG22]*500" office:value-type="float" office:value="97.307474548637" calcext:value-type="float">
            <text:p>97.3074745486</text:p>
          </table:table-cell>
          <table:table-cell table:formula="of:=[.AH22]*500" office:value-type="float" office:value="97.7015310150455" calcext:value-type="float">
            <text:p>97.701531015</text:p>
          </table:table-cell>
          <table:table-cell table:formula="of:=[.AI22]*500" office:value-type="float" office:value="98.095764231564" calcext:value-type="float">
            <text:p>98.0957642316</text:p>
          </table:table-cell>
          <table:table-cell table:formula="of:=[.AJ22]*500" office:value-type="float" office:value="98.314264598451" calcext:value-type="float">
            <text:p>98.3142645985</text:p>
          </table:table-cell>
          <table:table-cell table:formula="of:=[.AK22]*500" office:value-type="float" office:value="98.493850641353" calcext:value-type="float">
            <text:p>98.4938506414</text:p>
          </table:table-cell>
          <table:table-cell table:formula="of:=[.AL22]*500" office:value-type="float" office:value="98.5578524233165" calcext:value-type="float">
            <text:p>98.5578524233</text:p>
          </table:table-cell>
          <table:table-cell table:formula="of:=[.AM22]*500" office:value-type="float" office:value="98.307526093221" calcext:value-type="float">
            <text:p>98.3075260932</text:p>
          </table:table-cell>
          <table:table-cell table:formula="of:=[.AN22]*500" office:value-type="float" office:value="98.00278532203" calcext:value-type="float">
            <text:p>98.002785322</text:p>
          </table:table-cell>
          <table:table-cell table:formula="of:=[.AO22]*500" office:value-type="float" office:value="97.7517339836645" calcext:value-type="float">
            <text:p>97.7517339837</text:p>
          </table:table-cell>
          <table:table-cell table:formula="of:=[.AP22]*500" office:value-type="float" office:value="97.4578285913235" calcext:value-type="float">
            <text:p>97.4578285913</text:p>
          </table:table-cell>
          <table:table-cell table:formula="of:=[.AQ22]*500" office:value-type="float" office:value="96.8395345637165" calcext:value-type="float">
            <text:p>96.8395345637</text:p>
          </table:table-cell>
          <table:table-cell table:formula="of:=[.AR22]*500" office:value-type="float" office:value="96.1631136352255" calcext:value-type="float">
            <text:p>96.1631136352</text:p>
          </table:table-cell>
          <table:table-cell table:formula="of:=[.AS22]*500" office:value-type="float" office:value="95.4804344859005" calcext:value-type="float">
            <text:p>95.4804344859</text:p>
          </table:table-cell>
          <table:table-cell table:formula="of:=[.AT22]*500" office:value-type="float" office:value="94.5323459317495" calcext:value-type="float">
            <text:p>94.5323459317</text:p>
          </table:table-cell>
          <table:table-cell table:formula="of:=[.AU22]*500" office:value-type="float" office:value="93.441062793222" calcext:value-type="float">
            <text:p>93.4410627932</text:p>
          </table:table-cell>
          <table:table-cell table:formula="of:=[.AV22]*500" office:value-type="float" office:value="92.207151295357" calcext:value-type="float">
            <text:p>92.2071512954</text:p>
          </table:table-cell>
          <table:table-cell table:formula="of:=[.AW22]*500" office:value-type="float" office:value="90.64215865604" calcext:value-type="float">
            <text:p>90.642158656</text:p>
          </table:table-cell>
          <table:table-cell table:formula="of:=[.AX22]*500" office:value-type="float" office:value="89.0849655864755" calcext:value-type="float">
            <text:p>89.0849655865</text:p>
          </table:table-cell>
          <table:table-cell table:formula="of:=[.AY22]*500" office:value-type="float" office:value="87.5281512046505" calcext:value-type="float">
            <text:p>87.5281512047</text:p>
          </table:table-cell>
          <table:table-cell table:formula="of:=[.AZ22]*500" office:value-type="float" office:value="85.262103778286" calcext:value-type="float">
            <text:p>85.2621037783</text:p>
          </table:table-cell>
          <table:table-cell table:formula="of:=[.BA22]*500" office:value-type="float" office:value="82.979811276945" calcext:value-type="float">
            <text:p>82.9798112769</text:p>
          </table:table-cell>
          <table:table-cell table:formula="of:=[.BB22]*500" office:value-type="float" office:value="80.697073355157" calcext:value-type="float">
            <text:p>80.6970733552</text:p>
          </table:table-cell>
          <table:table-cell table:formula="of:=[.BC22]*500" office:value-type="float" office:value="78.2009769910565" calcext:value-type="float">
            <text:p>78.2009769911</text:p>
          </table:table-cell>
          <table:table-cell table:formula="of:=[.BD22]*500" office:value-type="float" office:value="75.1072024550775" calcext:value-type="float">
            <text:p>75.1072024551</text:p>
          </table:table-cell>
          <table:table-cell table:formula="of:=[.BE22]*500" office:value-type="float" office:value="72.188357073398" calcext:value-type="float">
            <text:p>72.1883570734</text:p>
          </table:table-cell>
          <table:table-cell table:formula="of:=[.BF22]*500" office:value-type="float" office:value="69.19707081882" calcext:value-type="float">
            <text:p>69.1970708188</text:p>
          </table:table-cell>
          <table:table-cell table:formula="of:=[.BG22]*500" office:value-type="float" office:value="65.621210977059" calcext:value-type="float">
            <text:p>65.6212109771</text:p>
          </table:table-cell>
          <table:table-cell table:formula="of:=[.BH22]*500" office:value-type="float" office:value="61.9132154713885" calcext:value-type="float">
            <text:p>61.9132154714</text:p>
          </table:table-cell>
          <table:table-cell table:formula="of:=[.BI22]*500" office:value-type="float" office:value="58.1969481741795" calcext:value-type="float">
            <text:p>58.1969481742</text:p>
          </table:table-cell>
          <table:table-cell table:formula="of:=[.BJ22]*500" office:value-type="float" office:value="54.3999847004135" calcext:value-type="float">
            <text:p>54.3999847004</text:p>
          </table:table-cell>
          <table:table-cell table:formula="of:=[.BK22]*500" office:value-type="float" office:value="50.2842768443605" calcext:value-type="float">
            <text:p>50.2842768444</text:p>
          </table:table-cell>
          <table:table-cell table:formula="of:=[.BL22]*500" office:value-type="float" office:value="46.2349770848015" calcext:value-type="float">
            <text:p>46.2349770848</text:p>
          </table:table-cell>
          <table:table-cell table:formula="of:=[.BM22]*500" office:value-type="float" office:value="42.0210256187854" calcext:value-type="float">
            <text:p>42.0210256188</text:p>
          </table:table-cell>
          <table:table-cell table:formula="of:=[.BN22]*500" office:value-type="float" office:value="38.208219272857" calcext:value-type="float">
            <text:p>38.2082192729</text:p>
          </table:table-cell>
          <table:table-cell table:formula="of:=[.BO22]*500" office:value-type="float" office:value="34.043096030783" calcext:value-type="float">
            <text:p>34.0430960308</text:p>
          </table:table-cell>
          <table:table-cell table:formula="of:=[.BP22]*500" office:value-type="float" office:value="30.1905490155778" calcext:value-type="float">
            <text:p>30.1905490156</text:p>
          </table:table-cell>
          <table:table-cell table:formula="of:=[.BQ22]*500" office:value-type="float" office:value="26.3382543878041" calcext:value-type="float">
            <text:p>26.3382543878</text:p>
          </table:table-cell>
          <table:table-cell table:formula="of:=[.BR22]*500" office:value-type="float" office:value="22.6781367146704" calcext:value-type="float">
            <text:p>22.6781367147</text:p>
          </table:table-cell>
          <table:table-cell table:formula="of:=[.BS22]*500" office:value-type="float" office:value="19.0490368903579" calcext:value-type="float">
            <text:p>19.0490368904</text:p>
          </table:table-cell>
          <table:table-cell table:formula="of:=[.BT22]*500" office:value-type="float" office:value="15.4200925201422" calcext:value-type="float">
            <text:p>15.4200925201</text:p>
          </table:table-cell>
          <table:table-cell table:formula="of:=[.BU22]*500" office:value-type="float" office:value="11.7913036040233" calcext:value-type="float">
            <text:p>11.791303604</text:p>
          </table:table-cell>
          <table:table-cell table:formula="of:=[.BV22]*500" office:value-type="float" office:value="8.8764772384505" calcext:value-type="float">
            <text:p>8.8764772385</text:p>
          </table:table-cell>
          <table:table-cell table:formula="of:=[.BW22]*500" office:value-type="float" office:value="4.83184522331217" calcext:value-type="float">
            <text:p>4.8318452233</text:p>
          </table:table-cell>
          <table:table-cell table:formula="of:=[.BX22]*500" office:value-type="float" office:value="1.44833129569029" calcext:value-type="float">
            <text:p>1.4483312957</text:p>
          </table:table-cell>
          <table:table-cell table:formula="of:=[.BY22]*500" office:value-type="float" office:value="1.93518263193191" calcext:value-type="float">
            <text:p>1.9351826319</text:p>
          </table:table-cell>
          <table:table-cell table:formula="of:=[.BZ22]*500" office:value-type="float" office:value="5.3186965595538" calcext:value-type="float">
            <text:p>5.3186965596</text:p>
          </table:table-cell>
          <table:table-cell table:formula="of:=[.CA22]*500" office:value-type="float" office:value="8.70221048717565" calcext:value-type="float">
            <text:p>8.7022104872</text:p>
          </table:table-cell>
          <table:table-cell table:formula="of:=[.CB22]*500" office:value-type="float" office:value="12.0857244147979" calcext:value-type="float">
            <text:p>12.0857244148</text:p>
          </table:table-cell>
          <table:table-cell table:formula="of:=[.CC22]*500" office:value-type="float" office:value="16.2139669850714" calcext:value-type="float">
            <text:p>16.2139669851</text:p>
          </table:table-cell>
          <table:table-cell table:formula="of:=[.CD22]*500" office:value-type="float" office:value="19.9908493609718" calcext:value-type="float">
            <text:p>19.990849361</text:p>
          </table:table-cell>
          <table:table-cell table:formula="of:=[.CE22]*500" office:value-type="float" office:value="23.7677317368719" calcext:value-type="float">
            <text:p>23.7677317369</text:p>
          </table:table-cell>
          <table:table-cell table:formula="of:=[.CF22]*500" office:value-type="float" office:value="27.5501023626401" calcext:value-type="float">
            <text:p>27.5501023626</text:p>
          </table:table-cell>
          <table:table-cell table:formula="of:=[.CG22]*500" office:value-type="float" office:value="31.3574722192446" calcext:value-type="float">
            <text:p>31.3574722192</text:p>
          </table:table-cell>
          <table:table-cell table:formula="of:=[.CH22]*500" office:value-type="float" office:value="35.1648420758489" calcext:value-type="float">
            <text:p>35.1648420758</text:p>
          </table:table-cell>
          <table:table-cell table:formula="of:=[.CI22]*500" office:value-type="float" office:value="39.3941982491115" calcext:value-type="float">
            <text:p>39.3941982491</text:p>
          </table:table-cell>
          <table:table-cell table:formula="of:=[.CJ22]*500" office:value-type="float" office:value="43.7249233251808" calcext:value-type="float">
            <text:p>43.7249233252</text:p>
          </table:table-cell>
          <table:table-cell table:formula="of:=[.CK22]*500" office:value-type="float" office:value="47.4655730429434" calcext:value-type="float">
            <text:p>47.4655730429</text:p>
          </table:table-cell>
          <table:table-cell table:formula="of:=[.CL22]*500" office:value-type="float" office:value="51.2219643883115" calcext:value-type="float">
            <text:p>51.2219643883</text:p>
          </table:table-cell>
          <table:table-cell table:formula="of:=[.CM22]*500" office:value-type="float" office:value="55.2264214421245" calcext:value-type="float">
            <text:p>55.2264214421</text:p>
          </table:table-cell>
          <table:table-cell table:formula="of:=[.CN22]*500" office:value-type="float" office:value="58.7534350513885" calcext:value-type="float">
            <text:p>58.7534350514</text:p>
          </table:table-cell>
          <table:table-cell table:formula="of:=[.CO22]*500" office:value-type="float" office:value="62.2884407174325" calcext:value-type="float">
            <text:p>62.2884407174</text:p>
          </table:table-cell>
          <table:table-cell table:formula="of:=[.CP22]*500" office:value-type="float" office:value="65.6473887269145" calcext:value-type="float">
            <text:p>65.6473887269</text:p>
          </table:table-cell>
          <table:table-cell table:formula="of:=[.CQ22]*500" office:value-type="float" office:value="68.4563390656985" calcext:value-type="float">
            <text:p>68.4563390657</text:p>
          </table:table-cell>
          <table:table-cell table:formula="of:=[.CR22]*500" office:value-type="float" office:value="71.2652894044825" calcext:value-type="float">
            <text:p>71.2652894045</text:p>
          </table:table-cell>
          <table:table-cell table:formula="of:=[.CS22]*500" office:value-type="float" office:value="73.9601044251985" calcext:value-type="float">
            <text:p>73.9601044252</text:p>
          </table:table-cell>
          <table:table-cell table:formula="of:=[.CT22]*500" office:value-type="float" office:value="76.272279388134" calcext:value-type="float">
            <text:p>76.2722793881</text:p>
          </table:table-cell>
          <table:table-cell table:formula="of:=[.CU22]*500" office:value-type="float" office:value="78.584454351069" calcext:value-type="float">
            <text:p>78.5844543511</text:p>
          </table:table-cell>
          <table:table-cell table:formula="of:=[.CV22]*500" office:value-type="float" office:value="80.5458098866535" calcext:value-type="float">
            <text:p>80.5458098867</text:p>
          </table:table-cell>
          <table:table-cell table:formula="of:=[.CW22]*500" office:value-type="float" office:value="82.1122326639435" calcext:value-type="float">
            <text:p>82.1122326639</text:p>
          </table:table-cell>
          <table:table-cell table:formula="of:=[.CX22]*500" office:value-type="float" office:value="83.6786554412335" calcext:value-type="float">
            <text:p>83.6786554412</text:p>
          </table:table-cell>
          <table:table-cell table:formula="of:=[.CY22]*500" office:value-type="float" office:value="85.2450782185235" calcext:value-type="float">
            <text:p>85.2450782185</text:p>
          </table:table-cell>
          <table:table-cell table:formula="of:=[.CZ22]*500" office:value-type="float" office:value="86.1065348978835" calcext:value-type="float">
            <text:p>86.1065348979</text:p>
          </table:table-cell>
          <table:table-cell table:formula="of:=[.DA22]*500" office:value-type="float" office:value="87.3950997921795" calcext:value-type="float">
            <text:p>87.3950997922</text:p>
          </table:table-cell>
          <table:table-cell table:formula="of:=[.DB22]*500" office:value-type="float" office:value="88.2488712319265" calcext:value-type="float">
            <text:p>88.2488712319</text:p>
          </table:table-cell>
          <table:table-cell table:formula="of:=[.DC22]*500" office:value-type="float" office:value="89.1026426716735" calcext:value-type="float">
            <text:p>89.1026426717</text:p>
          </table:table-cell>
          <table:table-cell table:formula="of:=[.DD22]*500" office:value-type="float" office:value="89.8238828500225" calcext:value-type="float">
            <text:p>89.82388285</text:p>
          </table:table-cell>
          <table:table-cell table:formula="of:=[.DE22]*500" office:value-type="float" office:value="90.2361311352135" calcext:value-type="float">
            <text:p>90.2361311352</text:p>
          </table:table-cell>
          <table:table-cell table:formula="of:=[.DF22]*500" office:value-type="float" office:value="90.648379420405" calcext:value-type="float">
            <text:p>90.6483794204</text:p>
          </table:table-cell>
          <table:table-cell table:formula="of:=[.DG22]*500" office:value-type="float" office:value="91.0606277055965" calcext:value-type="float">
            <text:p>91.0606277056</text:p>
          </table:table-cell>
          <table:table-cell table:formula="of:=[.DH22]*500" office:value-type="float" office:value="91.0044265303355" calcext:value-type="float">
            <text:p>91.0044265303</text:p>
          </table:table-cell>
          <table:table-cell table:formula="of:=[.DI22]*500" office:value-type="float" office:value="91.011967407868" calcext:value-type="float">
            <text:p>91.0119674079</text:p>
          </table:table-cell>
          <table:table-cell table:formula="of:=[.DJ22]*500" office:value-type="float" office:value="91.0195082854" calcext:value-type="float">
            <text:p>91.0195082854</text:p>
          </table:table-cell>
          <table:table-cell table:formula="of:=[.DK22]*500" office:value-type="float" office:value="90.946275283545" calcext:value-type="float">
            <text:p>90.9462752835</text:p>
          </table:table-cell>
          <table:table-cell table:formula="of:=[.DL22]*500" office:value-type="float" office:value="90.5761651576025" calcext:value-type="float">
            <text:p>90.5761651576</text:p>
          </table:table-cell>
          <table:table-cell table:formula="of:=[.DM22]*500" office:value-type="float" office:value="90.167355942168" calcext:value-type="float">
            <text:p>90.1673559422</text:p>
          </table:table-cell>
          <table:table-cell table:formula="of:=[.DN22]*500" office:value-type="float" office:value="89.7585467267335" calcext:value-type="float">
            <text:p>89.7585467267</text:p>
          </table:table-cell>
          <table:table-cell table:formula="of:=[.DO22]*500" office:value-type="float" office:value="89.2034004626575" calcext:value-type="float">
            <text:p>89.2034004627</text:p>
          </table:table-cell>
          <table:table-cell table:formula="of:=[.DP22]*500" office:value-type="float" office:value="88.2370913686415" calcext:value-type="float">
            <text:p>88.2370913686</text:p>
          </table:table-cell>
          <table:table-cell table:formula="of:=[.DQ22]*500" office:value-type="float" office:value="87.3297516718695" calcext:value-type="float">
            <text:p>87.3297516719</text:p>
          </table:table-cell>
          <table:table-cell table:formula="of:=[.DR22]*500" office:value-type="float" office:value="86.4224119750975" calcext:value-type="float">
            <text:p>86.4224119751</text:p>
          </table:table-cell>
          <table:table-cell table:formula="of:=[.DS22]*500" office:value-type="float" office:value="85.188146690355" calcext:value-type="float">
            <text:p>85.1881466904</text:p>
          </table:table-cell>
          <table:table-cell table:formula="of:=[.DT22]*500" office:value-type="float" office:value="83.644074108932" calcext:value-type="float">
            <text:p>83.6440741089</text:p>
          </table:table-cell>
          <table:table-cell table:formula="of:=[.DU22]*500" office:value-type="float" office:value="82.100001527509" calcext:value-type="float">
            <text:p>82.1000015275</text:p>
          </table:table-cell>
          <table:table-cell table:formula="of:=[.DV22]*500" office:value-type="float" office:value="80.555928946086" calcext:value-type="float">
            <text:p>80.5559289461</text:p>
          </table:table-cell>
          <table:table-cell table:formula="of:=[.DW22]*500" office:value-type="float" office:value="78.5189572634115" calcext:value-type="float">
            <text:p>78.5189572634</text:p>
          </table:table-cell>
          <table:table-cell table:formula="of:=[.DX22]*500" office:value-type="float" office:value="76.258505813948" calcext:value-type="float">
            <text:p>76.2585058139</text:p>
          </table:table-cell>
          <table:table-cell table:formula="of:=[.DY22]*500" office:value-type="float" office:value="73.9980543644845" calcext:value-type="float">
            <text:p>73.9980543645</text:p>
          </table:table-cell>
          <table:table-cell table:formula="of:=[.DZ22]*500" office:value-type="float" office:value="71.7376029150205" calcext:value-type="float">
            <text:p>71.737602915</text:p>
          </table:table-cell>
          <table:table-cell table:formula="of:=[.EA22]*500" office:value-type="float" office:value="68.591293172935" calcext:value-type="float">
            <text:p>68.5912931729</text:p>
          </table:table-cell>
          <table:table-cell table:formula="of:=[.EB22]*500" office:value-type="float" office:value="65.474086506668" calcext:value-type="float">
            <text:p>65.4740865067</text:p>
          </table:table-cell>
          <table:table-cell table:formula="of:=[.EC22]*500" office:value-type="float" office:value="62.3564059310725" calcext:value-type="float">
            <text:p>62.3564059311</text:p>
          </table:table-cell>
          <table:table-cell table:formula="of:=[.ED22]*500" office:value-type="float" office:value="58.980794394039" calcext:value-type="float">
            <text:p>58.980794394</text:p>
          </table:table-cell>
          <table:table-cell table:formula="of:=[.EE22]*500" office:value-type="float" office:value="55.4924988494395" calcext:value-type="float">
            <text:p>55.4924988494</text:p>
          </table:table-cell>
          <table:table-cell table:formula="of:=[.EF22]*500" office:value-type="float" office:value="51.585788036283" calcext:value-type="float">
            <text:p>51.5857880363</text:p>
          </table:table-cell>
          <table:table-cell table:formula="of:=[.EG22]*500" office:value-type="float" office:value="47.5699276272443" calcext:value-type="float">
            <text:p>47.5699276272</text:p>
          </table:table-cell>
          <table:table-cell table:formula="of:=[.EH22]*500" office:value-type="float" office:value="43.5550051358727" calcext:value-type="float">
            <text:p>43.5550051359</text:p>
          </table:table-cell>
          <table:table-cell table:formula="of:=[.EI22]*500" office:value-type="float" office:value="39.531302003139" calcext:value-type="float">
            <text:p>39.5313020031</text:p>
          </table:table-cell>
          <table:table-cell table:formula="of:=[.EJ22]*500" office:value-type="float" office:value="35.6331852303433" calcext:value-type="float">
            <text:p>35.6331852303</text:p>
          </table:table-cell>
          <table:table-cell table:formula="of:=[.EK22]*500" office:value-type="float" office:value="31.4552627637485" calcext:value-type="float">
            <text:p>31.4552627637</text:p>
          </table:table-cell>
          <table:table-cell table:formula="of:=[.EL22]*500" office:value-type="float" office:value="27.7481798139476" calcext:value-type="float">
            <text:p>27.7481798139</text:p>
          </table:table-cell>
          <table:table-cell table:formula="of:=[.EM22]*500" office:value-type="float" office:value="23.5036636152895" calcext:value-type="float">
            <text:p>23.5036636153</text:p>
          </table:table-cell>
          <table:table-cell table:formula="of:=[.EN22]*500" office:value-type="float" office:value="19.755866050076" calcext:value-type="float">
            <text:p>19.7558660501</text:p>
          </table:table-cell>
          <table:table-cell table:formula="of:=[.EO22]*500" office:value-type="float" office:value="16.0074901324101" calcext:value-type="float">
            <text:p>16.0074901324</text:p>
          </table:table-cell>
          <table:table-cell table:formula="of:=[.EP22]*500" office:value-type="float" office:value="12.3699844407573" calcext:value-type="float">
            <text:p>12.3699844408</text:p>
          </table:table-cell>
          <table:table-cell table:formula="of:=[.EQ22]*500" office:value-type="float" office:value="8.81060862450395" calcext:value-type="float">
            <text:p>8.8106086245</text:p>
          </table:table-cell>
          <table:table-cell table:formula="of:=[.ER22]*500" office:value-type="float" office:value="5.260137423224" calcext:value-type="float">
            <text:p>5.2601374232</text:p>
          </table:table-cell>
          <table:table-cell table:formula="of:=[.ES22]*500" office:value-type="float" office:value="1.86745766321505" calcext:value-type="float">
            <text:p>1.8674576632</text:p>
          </table:table-cell>
          <table:table-cell table:formula="of:=[.ET22]*500" office:value-type="float" office:value="1.60784357898307" calcext:value-type="float">
            <text:p>1.607843579</text:p>
          </table:table-cell>
          <table:table-cell table:formula="of:=[.EU22]*500" office:value-type="float" office:value="5.0111273153725" calcext:value-type="float">
            <text:p>5.0111273154</text:p>
          </table:table-cell>
          <table:table-cell table:formula="of:=[.EV22]*500" office:value-type="float" office:value="8.45196779424455" calcext:value-type="float">
            <text:p>8.4519677942</text:p>
          </table:table-cell>
          <table:table-cell table:formula="of:=[.EW22]*500" office:value-type="float" office:value="11.8928082731167" calcext:value-type="float">
            <text:p>11.8928082731</text:p>
          </table:table-cell>
          <table:table-cell table:formula="of:=[.EX22]*500" office:value-type="float" office:value="15.3336487519887" calcext:value-type="float">
            <text:p>15.333648752</text:p>
          </table:table-cell>
          <table:table-cell table:formula="of:=[.EY22]*500" office:value-type="float" office:value="18.816653384463" calcext:value-type="float">
            <text:p>18.8166533845</text:p>
          </table:table-cell>
          <table:table-cell table:formula="of:=[.EZ22]*500" office:value-type="float" office:value="22.5208779040152" calcext:value-type="float">
            <text:p>22.520877904</text:p>
          </table:table-cell>
          <table:table-cell table:formula="of:=[.FA22]*500" office:value-type="float" office:value="26.2248573637306" calcext:value-type="float">
            <text:p>26.2248573637</text:p>
          </table:table-cell>
          <table:table-cell table:formula="of:=[.FB22]*500" office:value-type="float" office:value="30.5853990190654" calcext:value-type="float">
            <text:p>30.5853990191</text:p>
          </table:table-cell>
          <table:table-cell table:formula="of:=[.FC22]*500" office:value-type="float" office:value="34.196429934223" calcext:value-type="float">
            <text:p>34.1964299342</text:p>
          </table:table-cell>
          <table:table-cell table:formula="of:=[.FD22]*500" office:value-type="float" office:value="38.0609456195601" calcext:value-type="float">
            <text:p>38.0609456196</text:p>
          </table:table-cell>
          <table:table-cell table:formula="of:=[.FE22]*500" office:value-type="float" office:value="42.0129140005516" calcext:value-type="float">
            <text:p>42.0129140006</text:p>
          </table:table-cell>
          <table:table-cell table:formula="of:=[.FF22]*500" office:value-type="float" office:value="46.0590289625097" calcext:value-type="float">
            <text:p>46.0590289625</text:p>
          </table:table-cell>
          <table:table-cell table:formula="of:=[.FG22]*500" office:value-type="float" office:value="50.1037666566595" calcext:value-type="float">
            <text:p>50.1037666567</text:p>
          </table:table-cell>
          <table:table-cell table:formula="of:=[.FH22]*500" office:value-type="float" office:value="54.3746735013435" calcext:value-type="float">
            <text:p>54.3746735013</text:p>
          </table:table-cell>
          <table:table-cell table:formula="of:=[.FI22]*500" office:value-type="float" office:value="58.184045248137" calcext:value-type="float">
            <text:p>58.1840452481</text:p>
          </table:table-cell>
          <table:table-cell table:formula="of:=[.FJ22]*500" office:value-type="float" office:value="61.9936331545575" calcext:value-type="float">
            <text:p>61.9936331546</text:p>
          </table:table-cell>
          <table:table-cell table:formula="of:=[.FK22]*500" office:value-type="float" office:value="65.5756340472545" calcext:value-type="float">
            <text:p>65.5756340473</text:p>
          </table:table-cell>
          <table:table-cell table:formula="of:=[.FL22]*500" office:value-type="float" office:value="69.1058128941785" calcext:value-type="float">
            <text:p>69.1058128942</text:p>
          </table:table-cell>
          <table:table-cell table:formula="of:=[.FM22]*500" office:value-type="float" office:value="72.327140086749" calcext:value-type="float">
            <text:p>72.3271400867</text:p>
          </table:table-cell>
          <table:table-cell table:formula="of:=[.FN22]*500" office:value-type="float" office:value="75.414288766134" calcext:value-type="float">
            <text:p>75.4142887661</text:p>
          </table:table-cell>
          <table:table-cell table:formula="of:=[.FO22]*500" office:value-type="float" office:value="78.197525947267" calcext:value-type="float">
            <text:p>78.1975259473</text:p>
          </table:table-cell>
          <table:table-cell table:formula="of:=[.FP22]*500" office:value-type="float" office:value="81.0687732321935" calcext:value-type="float">
            <text:p>81.0687732322</text:p>
          </table:table-cell>
          <table:table-cell table:formula="of:=[.FQ22]*500" office:value-type="float" office:value="83.2816678824645" calcext:value-type="float">
            <text:p>83.2816678825</text:p>
          </table:table-cell>
          <table:table-cell table:formula="of:=[.FR22]*500" office:value-type="float" office:value="85.475534573191" calcext:value-type="float">
            <text:p>85.4755345732</text:p>
          </table:table-cell>
          <table:table-cell table:formula="of:=[.FS22]*500" office:value-type="float" office:value="87.334969153841" calcext:value-type="float">
            <text:p>87.3349691538</text:p>
          </table:table-cell>
          <table:table-cell table:formula="of:=[.FT22]*500" office:value-type="float" office:value="88.9259537733655" calcext:value-type="float">
            <text:p>88.9259537734</text:p>
          </table:table-cell>
          <table:table-cell table:formula="of:=[.FU22]*500" office:value-type="float" office:value="90.610990046492" calcext:value-type="float">
            <text:p>90.6109900465</text:p>
          </table:table-cell>
          <table:table-cell table:formula="of:=[.FV22]*500" office:value-type="float" office:value="92.2416727551875" calcext:value-type="float">
            <text:p>92.2416727552</text:p>
          </table:table-cell>
          <table:table-cell table:formula="of:=[.FW22]*500" office:value-type="float" office:value="93.4112961821745" calcext:value-type="float">
            <text:p>93.4112961822</text:p>
          </table:table-cell>
          <table:table-cell table:formula="of:=[.FX22]*500" office:value-type="float" office:value="94.5583933164985" calcext:value-type="float">
            <text:p>94.5583933165</text:p>
          </table:table-cell>
          <table:table-cell table:formula="of:=[.FY22]*500" office:value-type="float" office:value="95.3376663428265" calcext:value-type="float">
            <text:p>95.3376663428</text:p>
          </table:table-cell>
          <table:table-cell table:formula="of:=[.FZ22]*500" office:value-type="float" office:value="96.038884163992" calcext:value-type="float">
            <text:p>96.038884164</text:p>
          </table:table-cell>
          <table:table-cell table:formula="of:=[.GA22]*500" office:value-type="float" office:value="96.808923766541" calcext:value-type="float">
            <text:p>96.8089237665</text:p>
          </table:table-cell>
          <table:table-cell table:formula="of:=[.GB22]*500" office:value-type="float" office:value="97.276813430096" calcext:value-type="float">
            <text:p>97.2768134301</text:p>
          </table:table-cell>
          <table:table-cell table:formula="of:=[.GC22]*500" office:value-type="float" office:value="97.74481492807" calcext:value-type="float">
            <text:p>97.7448149281</text:p>
          </table:table-cell>
          <table:table-cell table:formula="of:=[.GD22]*500" office:value-type="float" office:value="98.110126423363" calcext:value-type="float">
            <text:p>98.1101264234</text:p>
          </table:table-cell>
          <table:table-cell table:formula="of:=[.GE22]*500" office:value-type="float" office:value="98.343014257211" calcext:value-type="float">
            <text:p>98.3430142572</text:p>
          </table:table-cell>
          <table:table-cell table:formula="of:=[.GF22]*500" office:value-type="float" office:value="98.5758751056095" calcext:value-type="float">
            <text:p>98.5758751056</text:p>
          </table:table-cell>
          <table:table-cell table:formula="of:=[.GG22]*500" office:value-type="float" office:value="98.8087089685585" calcext:value-type="float">
            <text:p>98.8087089686</text:p>
          </table:table-cell>
          <table:table-cell table:formula="of:=[.GH22]*500" office:value-type="float" office:value="98.1229056235685" calcext:value-type="float">
            <text:p>98.1229056236</text:p>
          </table:table-cell>
          <table:table-cell table:formula="of:=[.GI22]*500" office:value-type="float" office:value="98.0257837465365" calcext:value-type="float">
            <text:p>98.0257837465</text:p>
          </table:table-cell>
          <table:table-cell table:formula="of:=[.GJ22]*500" office:value-type="float" office:value="97.6264167581715" calcext:value-type="float">
            <text:p>97.6264167582</text:p>
          </table:table-cell>
          <table:table-cell table:formula="of:=[.GK22]*500" office:value-type="float" office:value="97.2269912398305" calcext:value-type="float">
            <text:p>97.2269912398</text:p>
          </table:table-cell>
          <table:table-cell table:formula="of:=[.GL22]*500" office:value-type="float" office:value="96.6412674703855" calcext:value-type="float">
            <text:p>96.6412674704</text:p>
          </table:table-cell>
          <table:table-cell table:formula="of:=[.GM22]*500" office:value-type="float" office:value="96.015745785404" calcext:value-type="float">
            <text:p>96.0157457854</text:p>
          </table:table-cell>
          <table:table-cell table:formula="of:=[.GN22]*500" office:value-type="float" office:value="95.0474492039305" calcext:value-type="float">
            <text:p>95.0474492039</text:p>
          </table:table-cell>
          <table:table-cell table:formula="of:=[.GO22]*500" office:value-type="float" office:value="94.826789641246" calcext:value-type="float">
            <text:p>94.8267896412</text:p>
          </table:table-cell>
          <table:table-cell table:formula="of:=[.GP22]*500" office:value-type="float" office:value="93.2087996194425" calcext:value-type="float">
            <text:p>93.2087996194</text:p>
          </table:table-cell>
          <table:table-cell table:formula="of:=[.GQ22]*500" office:value-type="float" office:value="91.590562988834" calcext:value-type="float">
            <text:p>91.5905629888</text:p>
          </table:table-cell>
          <table:table-cell table:formula="of:=[.GR22]*500" office:value-type="float" office:value="89.97207974942" calcext:value-type="float">
            <text:p>89.9720797494</text:p>
          </table:table-cell>
          <table:table-cell table:formula="of:=[.GS22]*500" office:value-type="float" office:value="88.353349901201" calcext:value-type="float">
            <text:p>88.3533499012</text:p>
          </table:table-cell>
          <table:table-cell table:formula="of:=[.GT22]*500" office:value-type="float" office:value="86.693243886392" calcext:value-type="float">
            <text:p>86.6932438864</text:p>
          </table:table-cell>
          <table:table-cell table:formula="of:=[.GU22]*500" office:value-type="float" office:value="84.590914980602" calcext:value-type="float">
            <text:p>84.5909149806</text:p>
          </table:table-cell>
          <table:table-cell table:formula="of:=[.GV22]*500" office:value-type="float" office:value="82.0194996925035" calcext:value-type="float">
            <text:p>82.0194996925</text:p>
          </table:table-cell>
          <table:table-cell table:formula="of:=[.GW22]*500" office:value-type="float" office:value="79.3914972844135" calcext:value-type="float">
            <text:p>79.3914972844</text:p>
          </table:table-cell>
          <table:table-cell table:formula="of:=[.GX22]*500" office:value-type="float" office:value="76.763494876323" calcext:value-type="float">
            <text:p>76.7634948763</text:p>
          </table:table-cell>
          <table:table-cell table:formula="of:=[.GY22]*500" office:value-type="float" office:value="74.1354924682335" calcext:value-type="float">
            <text:p>74.1354924682</text:p>
          </table:table-cell>
          <table:table-cell table:formula="of:=[.GZ22]*500" office:value-type="float" office:value="70.581595773521" calcext:value-type="float">
            <text:p>70.5815957735</text:p>
          </table:table-cell>
          <table:table-cell table:formula="of:=[.HA22]*500" office:value-type="float" office:value="67.3378271638565" calcext:value-type="float">
            <text:p>67.3378271639</text:p>
          </table:table-cell>
          <table:table-cell table:formula="of:=[.HB22]*500" office:value-type="float" office:value="63.924960646317" calcext:value-type="float">
            <text:p>63.9249606463</text:p>
          </table:table-cell>
          <table:table-cell table:formula="of:=[.HC22]*500" office:value-type="float" office:value="59.9824446011275" calcext:value-type="float">
            <text:p>59.9824446011</text:p>
          </table:table-cell>
          <table:table-cell table:formula="of:=[.HD22]*500" office:value-type="float" office:value="56.105499387562" calcext:value-type="float">
            <text:p>56.1054993876</text:p>
          </table:table-cell>
          <table:table-cell table:formula="of:=[.HE22]*500" office:value-type="float" office:value="52.411841547653" calcext:value-type="float">
            <text:p>52.4118415477</text:p>
          </table:table-cell>
          <table:table-cell table:formula="of:=[.HF22]*500" office:value-type="float" office:value="48.2192517810597" calcext:value-type="float">
            <text:p>48.2192517811</text:p>
          </table:table-cell>
          <table:table-cell table:formula="of:=[.HG22]*500" office:value-type="float" office:value="44.2997404152906" calcext:value-type="float">
            <text:p>44.2997404153</text:p>
          </table:table-cell>
          <table:table-cell table:formula="of:=[.HH22]*500" office:value-type="float" office:value="40.3796198927209" calcext:value-type="float">
            <text:p>40.3796198927</text:p>
          </table:table-cell>
          <table:table-cell table:formula="of:=[.HI22]*500" office:value-type="float" office:value="36.2752630151717" calcext:value-type="float">
            <text:p>36.2752630152</text:p>
          </table:table-cell>
          <table:table-cell table:formula="of:=[.HJ22]*500" office:value-type="float" office:value="32.6547008434779" calcext:value-type="float">
            <text:p>32.6547008435</text:p>
          </table:table-cell>
          <table:table-cell table:formula="of:=[.HK22]*500" office:value-type="float" office:value="29.0349295035454" calcext:value-type="float">
            <text:p>29.0349295035</text:p>
          </table:table-cell>
          <table:table-cell table:formula="of:=[.HL22]*500" office:value-type="float" office:value="25.5034874901503" calcext:value-type="float">
            <text:p>25.5034874902</text:p>
          </table:table-cell>
          <table:table-cell table:formula="of:=[.HM22]*500" office:value-type="float" office:value="21.8204678845228" calcext:value-type="float">
            <text:p>21.8204678845</text:p>
          </table:table-cell>
          <table:table-cell table:formula="of:=[.HN22]*500" office:value-type="float" office:value="18.2307999095128" calcext:value-type="float">
            <text:p>18.2307999095</text:p>
          </table:table-cell>
          <table:table-cell table:formula="of:=[.HO22]*500" office:value-type="float" office:value="15.0497990620482" calcext:value-type="float">
            <text:p>15.049799062</text:p>
          </table:table-cell>
          <table:table-cell table:number-columns-repeated="799"/>
        </table:table-row>
        <table:table-row table:style-name="ro1">
          <table:table-cell table:number-columns-repeated="2"/>
          <table:table-cell table:formula="of:=[.C23]*500" office:value-type="float" office:value="113.421929435092" calcext:value-type="float">
            <text:p>113.4219294351</text:p>
          </table:table-cell>
          <table:table-cell table:formula="of:=[.D23]*500" office:value-type="float" office:value="113.932467791901" calcext:value-type="float">
            <text:p>113.9324677919</text:p>
          </table:table-cell>
          <table:table-cell table:formula="of:=[.E23]*500" office:value-type="float" office:value="114.007492420037" calcext:value-type="float">
            <text:p>114.00749242</text:p>
          </table:table-cell>
          <table:table-cell table:formula="of:=[.F23]*500" office:value-type="float" office:value="114.352433072794" calcext:value-type="float">
            <text:p>114.3524330728</text:p>
          </table:table-cell>
          <table:table-cell table:formula="of:=[.G23]*500" office:value-type="float" office:value="114.398270182656" calcext:value-type="float">
            <text:p>114.3982701827</text:p>
          </table:table-cell>
          <table:table-cell table:formula="of:=[.H23]*500" office:value-type="float" office:value="114.593188906626" calcext:value-type="float">
            <text:p>114.5931889066</text:p>
          </table:table-cell>
          <table:table-cell table:formula="of:=[.I23]*500" office:value-type="float" office:value="114.767054598658" calcext:value-type="float">
            <text:p>114.7670545987</text:p>
          </table:table-cell>
          <table:table-cell table:formula="of:=[.J23]*500" office:value-type="float" office:value="115.118393188756" calcext:value-type="float">
            <text:p>115.1183931888</text:p>
          </table:table-cell>
          <table:table-cell table:formula="of:=[.K23]*500" office:value-type="float" office:value="115.082056407044" calcext:value-type="float">
            <text:p>115.082056407</text:p>
          </table:table-cell>
          <table:table-cell table:formula="of:=[.L23]*500" office:value-type="float" office:value="114.787227759621" calcext:value-type="float">
            <text:p>114.7872277596</text:p>
          </table:table-cell>
          <table:table-cell table:formula="of:=[.M23]*500" office:value-type="float" office:value="114.933286506286" calcext:value-type="float">
            <text:p>114.9332865063</text:p>
          </table:table-cell>
          <table:table-cell table:formula="of:=[.N23]*500" office:value-type="float" office:value="114.596023614618" calcext:value-type="float">
            <text:p>114.5960236146</text:p>
          </table:table-cell>
          <table:table-cell table:formula="of:=[.O23]*500" office:value-type="float" office:value="114.347586529099" calcext:value-type="float">
            <text:p>114.3475865291</text:p>
          </table:table-cell>
          <table:table-cell table:formula="of:=[.P23]*500" office:value-type="float" office:value="114.27044766674" calcext:value-type="float">
            <text:p>114.2704476667</text:p>
          </table:table-cell>
          <table:table-cell table:formula="of:=[.Q23]*500" office:value-type="float" office:value="113.37943952074" calcext:value-type="float">
            <text:p>113.3794395207</text:p>
          </table:table-cell>
          <table:table-cell table:formula="of:=[.R23]*500" office:value-type="float" office:value="112.62068340338" calcext:value-type="float">
            <text:p>112.6206834034</text:p>
          </table:table-cell>
          <table:table-cell table:formula="of:=[.S23]*500" office:value-type="float" office:value="111.830919039794" calcext:value-type="float">
            <text:p>111.8309190398</text:p>
          </table:table-cell>
          <table:table-cell table:formula="of:=[.T23]*500" office:value-type="float" office:value="111.069188858904" calcext:value-type="float">
            <text:p>111.0691888589</text:p>
          </table:table-cell>
          <table:table-cell table:formula="of:=[.U23]*500" office:value-type="float" office:value="110.168944116889" calcext:value-type="float">
            <text:p>110.1689441169</text:p>
          </table:table-cell>
          <table:table-cell table:formula="of:=[.V23]*500" office:value-type="float" office:value="109.467521812664" calcext:value-type="float">
            <text:p>109.4675218127</text:p>
          </table:table-cell>
          <table:table-cell table:formula="of:=[.W23]*500" office:value-type="float" office:value="108.481339911119" calcext:value-type="float">
            <text:p>108.4813399111</text:p>
          </table:table-cell>
          <table:table-cell table:formula="of:=[.X23]*500" office:value-type="float" office:value="107.484807914989" calcext:value-type="float">
            <text:p>107.484807915</text:p>
          </table:table-cell>
          <table:table-cell table:formula="of:=[.Y23]*500" office:value-type="float" office:value="106.696293076408" calcext:value-type="float">
            <text:p>106.6962930764</text:p>
          </table:table-cell>
          <table:table-cell table:formula="of:=[.Z23]*500" office:value-type="float" office:value="105.994058446385" calcext:value-type="float">
            <text:p>105.9940584464</text:p>
          </table:table-cell>
          <table:table-cell table:formula="of:=[.AA23]*500" office:value-type="float" office:value="104.708649946896" calcext:value-type="float">
            <text:p>104.7086499469</text:p>
          </table:table-cell>
          <table:table-cell table:formula="of:=[.AB23]*500" office:value-type="float" office:value="103.90213747601" calcext:value-type="float">
            <text:p>103.902137476</text:p>
          </table:table-cell>
          <table:table-cell table:formula="of:=[.AC23]*500" office:value-type="float" office:value="103.049163828364" calcext:value-type="float">
            <text:p>103.0491638284</text:p>
          </table:table-cell>
          <table:table-cell table:formula="of:=[.AD23]*500" office:value-type="float" office:value="102.243009482209" calcext:value-type="float">
            <text:p>102.2430094822</text:p>
          </table:table-cell>
          <table:table-cell table:formula="of:=[.AE23]*500" office:value-type="float" office:value="101.63246764081" calcext:value-type="float">
            <text:p>101.6324676408</text:p>
          </table:table-cell>
          <table:table-cell table:formula="of:=[.AF23]*500" office:value-type="float" office:value="101.221069927512" calcext:value-type="float">
            <text:p>101.2210699275</text:p>
          </table:table-cell>
          <table:table-cell table:formula="of:=[.AG23]*500" office:value-type="float" office:value="100.243859037019" calcext:value-type="float">
            <text:p>100.243859037</text:p>
          </table:table-cell>
          <table:table-cell table:formula="of:=[.AH23]*500" office:value-type="float" office:value="99.728447817106" calcext:value-type="float">
            <text:p>99.7284478171</text:p>
          </table:table-cell>
          <table:table-cell table:formula="of:=[.AI23]*500" office:value-type="float" office:value="99.3797954446037" calcext:value-type="float">
            <text:p>99.3797954446</text:p>
          </table:table-cell>
          <table:table-cell table:formula="of:=[.AJ23]*500" office:value-type="float" office:value="98.9827189413706" calcext:value-type="float">
            <text:p>98.9827189414</text:p>
          </table:table-cell>
          <table:table-cell table:formula="of:=[.AK23]*500" office:value-type="float" office:value="98.734460689302" calcext:value-type="float">
            <text:p>98.7344606893</text:p>
          </table:table-cell>
          <table:table-cell table:formula="of:=[.AL23]*500" office:value-type="float" office:value="98.5959695329809" calcext:value-type="float">
            <text:p>98.595969533</text:p>
          </table:table-cell>
          <table:table-cell table:formula="of:=[.AM23]*500" office:value-type="float" office:value="98.3233858307681" calcext:value-type="float">
            <text:p>98.3233858308</text:p>
          </table:table-cell>
          <table:table-cell table:formula="of:=[.AN23]*500" office:value-type="float" office:value="98.1926270643326" calcext:value-type="float">
            <text:p>98.1926270643</text:p>
          </table:table-cell>
          <table:table-cell table:formula="of:=[.AO23]*500" office:value-type="float" office:value="98.3118163930244" calcext:value-type="float">
            <text:p>98.311816393</text:p>
          </table:table-cell>
          <table:table-cell table:formula="of:=[.AP23]*500" office:value-type="float" office:value="98.5498517543168" calcext:value-type="float">
            <text:p>98.5498517543</text:p>
          </table:table-cell>
          <table:table-cell table:formula="of:=[.AQ23]*500" office:value-type="float" office:value="98.7234483064681" calcext:value-type="float">
            <text:p>98.7234483065</text:p>
          </table:table-cell>
          <table:table-cell table:formula="of:=[.AR23]*500" office:value-type="float" office:value="98.9678804694809" calcext:value-type="float">
            <text:p>98.9678804695</text:p>
          </table:table-cell>
          <table:table-cell table:formula="of:=[.AS23]*500" office:value-type="float" office:value="99.3581445126494" calcext:value-type="float">
            <text:p>99.3581445126</text:p>
          </table:table-cell>
          <table:table-cell table:formula="of:=[.AT23]*500" office:value-type="float" office:value="99.8956334749244" calcext:value-type="float">
            <text:p>99.8956334749</text:p>
          </table:table-cell>
          <table:table-cell table:formula="of:=[.AU23]*500" office:value-type="float" office:value="100.360382106538" calcext:value-type="float">
            <text:p>100.3603821065</text:p>
          </table:table-cell>
          <table:table-cell table:formula="of:=[.AV23]*500" office:value-type="float" office:value="100.749193152023" calcext:value-type="float">
            <text:p>100.749193152</text:p>
          </table:table-cell>
          <table:table-cell table:formula="of:=[.AW23]*500" office:value-type="float" office:value="101.338435834729" calcext:value-type="float">
            <text:p>101.3384358347</text:p>
          </table:table-cell>
          <table:table-cell table:formula="of:=[.AX23]*500" office:value-type="float" office:value="102.073700545464" calcext:value-type="float">
            <text:p>102.0737005455</text:p>
          </table:table-cell>
          <table:table-cell table:formula="of:=[.AY23]*500" office:value-type="float" office:value="103.025536678189" calcext:value-type="float">
            <text:p>103.0255366782</text:p>
          </table:table-cell>
          <table:table-cell table:formula="of:=[.AZ23]*500" office:value-type="float" office:value="103.353315468714" calcext:value-type="float">
            <text:p>103.3533154687</text:p>
          </table:table-cell>
          <table:table-cell table:formula="of:=[.BA23]*500" office:value-type="float" office:value="103.92361244147" calcext:value-type="float">
            <text:p>103.9236124415</text:p>
          </table:table-cell>
          <table:table-cell table:formula="of:=[.BB23]*500" office:value-type="float" office:value="104.704983758082" calcext:value-type="float">
            <text:p>104.7049837581</text:p>
          </table:table-cell>
          <table:table-cell table:formula="of:=[.BC23]*500" office:value-type="float" office:value="105.449227474678" calcext:value-type="float">
            <text:p>105.4492274747</text:p>
          </table:table-cell>
          <table:table-cell table:formula="of:=[.BD23]*500" office:value-type="float" office:value="105.934092925228" calcext:value-type="float">
            <text:p>105.9340929252</text:p>
          </table:table-cell>
          <table:table-cell table:formula="of:=[.BE23]*500" office:value-type="float" office:value="106.565343078864" calcext:value-type="float">
            <text:p>106.5653430789</text:p>
          </table:table-cell>
          <table:table-cell table:formula="of:=[.BF23]*500" office:value-type="float" office:value="107.223471319983" calcext:value-type="float">
            <text:p>107.22347132</text:p>
          </table:table-cell>
          <table:table-cell table:formula="of:=[.BG23]*500" office:value-type="float" office:value="107.590990780329" calcext:value-type="float">
            <text:p>107.5909907803</text:p>
          </table:table-cell>
          <table:table-cell table:formula="of:=[.BH23]*500" office:value-type="float" office:value="108.257293267817" calcext:value-type="float">
            <text:p>108.2572932678</text:p>
          </table:table-cell>
          <table:table-cell table:formula="of:=[.BI23]*500" office:value-type="float" office:value="108.284478889719" calcext:value-type="float">
            <text:p>108.2844788897</text:p>
          </table:table-cell>
          <table:table-cell table:formula="of:=[.BJ23]*500" office:value-type="float" office:value="108.394852423129" calcext:value-type="float">
            <text:p>108.3948524231</text:p>
          </table:table-cell>
          <table:table-cell table:formula="of:=[.BK23]*500" office:value-type="float" office:value="108.519525570521" calcext:value-type="float">
            <text:p>108.5195255705</text:p>
          </table:table-cell>
          <table:table-cell table:formula="of:=[.BL23]*500" office:value-type="float" office:value="108.670688304317" calcext:value-type="float">
            <text:p>108.6706883043</text:p>
          </table:table-cell>
          <table:table-cell table:formula="of:=[.BM23]*500" office:value-type="float" office:value="108.218000654129" calcext:value-type="float">
            <text:p>108.2180006541</text:p>
          </table:table-cell>
          <table:table-cell table:formula="of:=[.BN23]*500" office:value-type="float" office:value="108.031349555786" calcext:value-type="float">
            <text:p>108.0313495558</text:p>
          </table:table-cell>
          <table:table-cell table:formula="of:=[.BO23]*500" office:value-type="float" office:value="108.106518117267" calcext:value-type="float">
            <text:p>108.1065181173</text:p>
          </table:table-cell>
          <table:table-cell table:formula="of:=[.BP23]*500" office:value-type="float" office:value="107.760278500274" calcext:value-type="float">
            <text:p>107.7602785003</text:p>
          </table:table-cell>
          <table:table-cell table:formula="of:=[.BQ23]*500" office:value-type="float" office:value="107.557607024333" calcext:value-type="float">
            <text:p>107.5576070243</text:p>
          </table:table-cell>
          <table:table-cell table:formula="of:=[.BR23]*500" office:value-type="float" office:value="107.352299150733" calcext:value-type="float">
            <text:p>107.3522991507</text:p>
          </table:table-cell>
          <table:table-cell table:formula="of:=[.BS23]*500" office:value-type="float" office:value="106.83098073268" calcext:value-type="float">
            <text:p>106.8309807327</text:p>
          </table:table-cell>
          <table:table-cell table:formula="of:=[.BT23]*500" office:value-type="float" office:value="106.431282966608" calcext:value-type="float">
            <text:p>106.4312829666</text:p>
          </table:table-cell>
          <table:table-cell table:formula="of:=[.BU23]*500" office:value-type="float" office:value="106.154563712442" calcext:value-type="float">
            <text:p>106.1545637124</text:p>
          </table:table-cell>
          <table:table-cell table:formula="of:=[.BV23]*500" office:value-type="float" office:value="106.530706801793" calcext:value-type="float">
            <text:p>106.5307068018</text:p>
          </table:table-cell>
          <table:table-cell table:formula="of:=[.BW23]*500" office:value-type="float" office:value="106.267718798629" calcext:value-type="float">
            <text:p>106.2677187986</text:p>
          </table:table-cell>
          <table:table-cell table:formula="of:=[.BX23]*500" office:value-type="float" office:value="106.072081889896" calcext:value-type="float">
            <text:p>106.0720818899</text:p>
          </table:table-cell>
          <table:table-cell table:formula="of:=[.BY23]*500" office:value-type="float" office:value="105.984242571919" calcext:value-type="float">
            <text:p>105.9842425719</text:p>
          </table:table-cell>
          <table:table-cell table:formula="of:=[.BZ23]*500" office:value-type="float" office:value="106.004468820538" calcext:value-type="float">
            <text:p>106.0044688205</text:p>
          </table:table-cell>
          <table:table-cell table:formula="of:=[.CA23]*500" office:value-type="float" office:value="106.132698851954" calcext:value-type="float">
            <text:p>106.132698852</text:p>
          </table:table-cell>
          <table:table-cell table:formula="of:=[.CB23]*500" office:value-type="float" office:value="106.368542062816" calcext:value-type="float">
            <text:p>106.3685420628</text:p>
          </table:table-cell>
          <table:table-cell table:formula="of:=[.CC23]*500" office:value-type="float" office:value="106.378504779505" calcext:value-type="float">
            <text:p>106.3785047795</text:p>
          </table:table-cell>
          <table:table-cell table:formula="of:=[.CD23]*500" office:value-type="float" office:value="106.471219142983" calcext:value-type="float">
            <text:p>106.471219143</text:p>
          </table:table-cell>
          <table:table-cell table:formula="of:=[.CE23]*500" office:value-type="float" office:value="106.700548284677" calcext:value-type="float">
            <text:p>106.7005482847</text:p>
          </table:table-cell>
          <table:table-cell table:formula="of:=[.CF23]*500" office:value-type="float" office:value="106.871986589013" calcext:value-type="float">
            <text:p>106.871986589</text:p>
          </table:table-cell>
          <table:table-cell table:formula="of:=[.CG23]*500" office:value-type="float" office:value="106.604091101526" calcext:value-type="float">
            <text:p>106.6040911015</text:p>
          </table:table-cell>
          <table:table-cell table:formula="of:=[.CH23]*500" office:value-type="float" office:value="106.489436619479" calcext:value-type="float">
            <text:p>106.4894366195</text:p>
          </table:table-cell>
          <table:table-cell table:formula="of:=[.CI23]*500" office:value-type="float" office:value="105.800415070674" calcext:value-type="float">
            <text:p>105.8004150707</text:p>
          </table:table-cell>
          <table:table-cell table:formula="of:=[.CJ23]*500" office:value-type="float" office:value="106.488165850869" calcext:value-type="float">
            <text:p>106.4881658509</text:p>
          </table:table-cell>
          <table:table-cell table:formula="of:=[.CK23]*500" office:value-type="float" office:value="106.050951798685" calcext:value-type="float">
            <text:p>106.0509517987</text:p>
          </table:table-cell>
          <table:table-cell table:formula="of:=[.CL23]*500" office:value-type="float" office:value="105.262860594793" calcext:value-type="float">
            <text:p>105.2628605948</text:p>
          </table:table-cell>
          <table:table-cell table:formula="of:=[.CM23]*500" office:value-type="float" office:value="105.298343539885" calcext:value-type="float">
            <text:p>105.2983435399</text:p>
          </table:table-cell>
          <table:table-cell table:formula="of:=[.CN23]*500" office:value-type="float" office:value="104.483141978431" calcext:value-type="float">
            <text:p>104.4831419784</text:p>
          </table:table-cell>
          <table:table-cell table:formula="of:=[.CO23]*500" office:value-type="float" office:value="103.997709772101" calcext:value-type="float">
            <text:p>103.9977097721</text:p>
          </table:table-cell>
          <table:table-cell table:formula="of:=[.CP23]*500" office:value-type="float" office:value="103.275858097646" calcext:value-type="float">
            <text:p>103.2758580976</text:p>
          </table:table-cell>
          <table:table-cell table:formula="of:=[.CQ23]*500" office:value-type="float" office:value="102.302293313501" calcext:value-type="float">
            <text:p>102.3022933135</text:p>
          </table:table-cell>
          <table:table-cell table:formula="of:=[.CR23]*500" office:value-type="float" office:value="101.532405301986" calcext:value-type="float">
            <text:p>101.532405302</text:p>
          </table:table-cell>
          <table:table-cell table:formula="of:=[.CS23]*500" office:value-type="float" office:value="100.623404291039" calcext:value-type="float">
            <text:p>100.623404291</text:p>
          </table:table-cell>
          <table:table-cell table:formula="of:=[.CT23]*500" office:value-type="float" office:value="99.6126207183253" calcext:value-type="float">
            <text:p>99.6126207183</text:p>
          </table:table-cell>
          <table:table-cell table:formula="of:=[.CU23]*500" office:value-type="float" office:value="98.8205758896185" calcext:value-type="float">
            <text:p>98.8205758896</text:p>
          </table:table-cell>
          <table:table-cell table:formula="of:=[.CV23]*500" office:value-type="float" office:value="97.9663878286149" calcext:value-type="float">
            <text:p>97.9663878286</text:p>
          </table:table-cell>
          <table:table-cell table:formula="of:=[.CW23]*500" office:value-type="float" office:value="96.8784648124621" calcext:value-type="float">
            <text:p>96.8784648125</text:p>
          </table:table-cell>
          <table:table-cell table:formula="of:=[.CX23]*500" office:value-type="float" office:value="96.0015777668236" calcext:value-type="float">
            <text:p>96.0015777668</text:p>
          </table:table-cell>
          <table:table-cell table:formula="of:=[.CY23]*500" office:value-type="float" office:value="95.3415497675942" calcext:value-type="float">
            <text:p>95.3415497676</text:p>
          </table:table-cell>
          <table:table-cell table:formula="of:=[.CZ23]*500" office:value-type="float" office:value="94.2064658809785" calcext:value-type="float">
            <text:p>94.206465881</text:p>
          </table:table-cell>
          <table:table-cell table:formula="of:=[.DA23]*500" office:value-type="float" office:value="93.9084447358176" calcext:value-type="float">
            <text:p>93.9084447358</text:p>
          </table:table-cell>
          <table:table-cell table:formula="of:=[.DB23]*500" office:value-type="float" office:value="93.1922410640614" calcext:value-type="float">
            <text:p>93.1922410641</text:p>
          </table:table-cell>
          <table:table-cell table:formula="of:=[.DC23]*500" office:value-type="float" office:value="92.6889395919707" calcext:value-type="float">
            <text:p>92.688939592</text:p>
          </table:table-cell>
          <table:table-cell table:formula="of:=[.DD23]*500" office:value-type="float" office:value="92.33271049747" calcext:value-type="float">
            <text:p>92.3327104975</text:p>
          </table:table-cell>
          <table:table-cell table:formula="of:=[.DE23]*500" office:value-type="float" office:value="91.8356237073538" calcext:value-type="float">
            <text:p>91.8356237074</text:p>
          </table:table-cell>
          <table:table-cell table:formula="of:=[.DF23]*500" office:value-type="float" office:value="91.5410618645646" calcext:value-type="float">
            <text:p>91.5410618646</text:p>
          </table:table-cell>
          <table:table-cell table:formula="of:=[.DG23]*500" office:value-type="float" office:value="91.4509819768471" calcext:value-type="float">
            <text:p>91.4509819768</text:p>
          </table:table-cell>
          <table:table-cell table:formula="of:=[.DH23]*500" office:value-type="float" office:value="91.1059396889635" calcext:value-type="float">
            <text:p>91.105939689</text:p>
          </table:table-cell>
          <table:table-cell table:formula="of:=[.DI23]*500" office:value-type="float" office:value="91.0119704572362" calcext:value-type="float">
            <text:p>91.0119704572</text:p>
          </table:table-cell>
          <table:table-cell table:formula="of:=[.DJ23]*500" office:value-type="float" office:value="91.1232401546107" calcext:value-type="float">
            <text:p>91.1232401546</text:p>
          </table:table-cell>
          <table:table-cell table:formula="of:=[.DK23]*500" office:value-type="float" office:value="91.3365927045787" calcext:value-type="float">
            <text:p>91.3365927046</text:p>
          </table:table-cell>
          <table:table-cell table:formula="of:=[.DL23]*500" office:value-type="float" office:value="91.4640777880575" calcext:value-type="float">
            <text:p>91.4640777881</text:p>
          </table:table-cell>
          <table:table-cell table:formula="of:=[.DM23]*500" office:value-type="float" office:value="91.7666088616458" calcext:value-type="float">
            <text:p>91.7666088616</text:p>
          </table:table-cell>
          <table:table-cell table:formula="of:=[.DN23]*500" office:value-type="float" office:value="92.2746800702638" calcext:value-type="float">
            <text:p>92.2746800703</text:p>
          </table:table-cell>
          <table:table-cell table:formula="of:=[.DO23]*500" office:value-type="float" office:value="92.7793372943141" calcext:value-type="float">
            <text:p>92.7793372943</text:p>
          </table:table-cell>
          <table:table-cell table:formula="of:=[.DP23]*500" office:value-type="float" office:value="93.1674284114618" calcext:value-type="float">
            <text:p>93.1674284115</text:p>
          </table:table-cell>
          <table:table-cell table:formula="of:=[.DQ23]*500" office:value-type="float" office:value="93.8219412045985" calcext:value-type="float">
            <text:p>93.8219412046</text:p>
          </table:table-cell>
          <table:table-cell table:formula="of:=[.DR23]*500" office:value-type="float" office:value="94.684172205214" calcext:value-type="float">
            <text:p>94.6841722052</text:p>
          </table:table-cell>
          <table:table-cell table:formula="of:=[.DS23]*500" office:value-type="float" office:value="95.3323381873951" calcext:value-type="float">
            <text:p>95.3323381874</text:p>
          </table:table-cell>
          <table:table-cell table:formula="of:=[.DT23]*500" office:value-type="float" office:value="95.9972267113603" calcext:value-type="float">
            <text:p>95.9972267114</text:p>
          </table:table-cell>
          <table:table-cell table:formula="of:=[.DU23]*500" office:value-type="float" office:value="96.8745758779288" calcext:value-type="float">
            <text:p>96.8745758779</text:p>
          </table:table-cell>
          <table:table-cell table:formula="of:=[.DV23]*500" office:value-type="float" office:value="97.9586772575289" calcext:value-type="float">
            <text:p>97.9586772575</text:p>
          </table:table-cell>
          <table:table-cell table:formula="of:=[.DW23]*500" office:value-type="float" office:value="98.7912034052233" calcext:value-type="float">
            <text:p>98.7912034052</text:p>
          </table:table-cell>
          <table:table-cell table:formula="of:=[.DX23]*500" office:value-type="float" office:value="99.6081478644522" calcext:value-type="float">
            <text:p>99.6081478645</text:p>
          </table:table-cell>
          <table:table-cell table:formula="of:=[.DY23]*500" office:value-type="float" office:value="100.638735848601" calcext:value-type="float">
            <text:p>100.6387358486</text:p>
          </table:table-cell>
          <table:table-cell table:formula="of:=[.DZ23]*500" office:value-type="float" office:value="101.876483875849" calcext:value-type="float">
            <text:p>101.8764838758</text:p>
          </table:table-cell>
          <table:table-cell table:formula="of:=[.EA23]*500" office:value-type="float" office:value="102.192051233092" calcext:value-type="float">
            <text:p>102.1920512331</text:p>
          </table:table-cell>
          <table:table-cell table:formula="of:=[.EB23]*500" office:value-type="float" office:value="103.113277300528" calcext:value-type="float">
            <text:p>103.1132773005</text:p>
          </table:table-cell>
          <table:table-cell table:formula="of:=[.EC23]*500" office:value-type="float" office:value="104.265860753385" calcext:value-type="float">
            <text:p>104.2658607534</text:p>
          </table:table-cell>
          <table:table-cell table:formula="of:=[.ED23]*500" office:value-type="float" office:value="104.621825961005" calcext:value-type="float">
            <text:p>104.621825961</text:p>
          </table:table-cell>
          <table:table-cell table:formula="of:=[.EE23]*500" office:value-type="float" office:value="105.134733834314" calcext:value-type="float">
            <text:p>105.1347338343</text:p>
          </table:table-cell>
          <table:table-cell table:formula="of:=[.EF23]*500" office:value-type="float" office:value="105.957985374957" calcext:value-type="float">
            <text:p>105.957985375</text:p>
          </table:table-cell>
          <table:table-cell table:formula="of:=[.EG23]*500" office:value-type="float" office:value="106.141819111685" calcext:value-type="float">
            <text:p>106.1418191117</text:p>
          </table:table-cell>
          <table:table-cell table:formula="of:=[.EH23]*500" office:value-type="float" office:value="106.24464816734" calcext:value-type="float">
            <text:p>106.2446481673</text:p>
          </table:table-cell>
          <table:table-cell table:formula="of:=[.EI23]*500" office:value-type="float" office:value="106.131717398964" calcext:value-type="float">
            <text:p>106.131717399</text:p>
          </table:table-cell>
          <table:table-cell table:formula="of:=[.EJ23]*500" office:value-type="float" office:value="106.833201533317" calcext:value-type="float">
            <text:p>106.8332015333</text:p>
          </table:table-cell>
          <table:table-cell table:formula="of:=[.EK23]*500" office:value-type="float" office:value="106.59570888785" calcext:value-type="float">
            <text:p>106.5957088879</text:p>
          </table:table-cell>
          <table:table-cell table:formula="of:=[.EL23]*500" office:value-type="float" office:value="106.998746264954" calcext:value-type="float">
            <text:p>106.998746265</text:p>
          </table:table-cell>
          <table:table-cell table:formula="of:=[.EM23]*500" office:value-type="float" office:value="106.574938705452" calcext:value-type="float">
            <text:p>106.5749387055</text:p>
          </table:table-cell>
          <table:table-cell table:formula="of:=[.EN23]*500" office:value-type="float" office:value="106.469563149278" calcext:value-type="float">
            <text:p>106.4695631493</text:p>
          </table:table-cell>
          <table:table-cell table:formula="of:=[.EO23]*500" office:value-type="float" office:value="106.500181317247" calcext:value-type="float">
            <text:p>106.5001813172</text:p>
          </table:table-cell>
          <table:table-cell table:formula="of:=[.EP23]*500" office:value-type="float" office:value="106.130872261593" calcext:value-type="float">
            <text:p>106.1308722616</text:p>
          </table:table-cell>
          <table:table-cell table:formula="of:=[.EQ23]*500" office:value-type="float" office:value="106.114517810551" calcext:value-type="float">
            <text:p>106.1145178106</text:p>
          </table:table-cell>
          <table:table-cell table:formula="of:=[.ER23]*500" office:value-type="float" office:value="105.985609145043" calcext:value-type="float">
            <text:p>105.985609145</text:p>
          </table:table-cell>
          <table:table-cell table:formula="of:=[.ES23]*500" office:value-type="float" office:value="105.975924219827" calcext:value-type="float">
            <text:p>105.9759242198</text:p>
          </table:table-cell>
          <table:table-cell table:formula="of:=[.ET23]*500" office:value-type="float" office:value="105.932347936032" calcext:value-type="float">
            <text:p>105.932347936</text:p>
          </table:table-cell>
          <table:table-cell table:formula="of:=[.EU23]*500" office:value-type="float" office:value="105.982988655742" calcext:value-type="float">
            <text:p>105.9829886557</text:p>
          </table:table-cell>
          <table:table-cell table:formula="of:=[.EV23]*500" office:value-type="float" office:value="106.133248935149" calcext:value-type="float">
            <text:p>106.1332489351</text:p>
          </table:table-cell>
          <table:table-cell table:formula="of:=[.EW23]*500" office:value-type="float" office:value="106.39467686294" calcext:value-type="float">
            <text:p>106.3946768629</text:p>
          </table:table-cell>
          <table:table-cell table:formula="of:=[.EX23]*500" office:value-type="float" office:value="106.766455828227" calcext:value-type="float">
            <text:p>106.7664558282</text:p>
          </table:table-cell>
          <table:table-cell table:formula="of:=[.EY23]*500" office:value-type="float" office:value="107.049601345242" calcext:value-type="float">
            <text:p>107.0496013452</text:p>
          </table:table-cell>
          <table:table-cell table:formula="of:=[.EZ23]*500" office:value-type="float" office:value="107.00878278711" calcext:value-type="float">
            <text:p>107.0087827871</text:p>
          </table:table-cell>
          <table:table-cell table:formula="of:=[.FA23]*500" office:value-type="float" office:value="107.101633808246" calcext:value-type="float">
            <text:p>107.1016338082</text:p>
          </table:table-cell>
          <table:table-cell table:formula="of:=[.FB23]*500" office:value-type="float" office:value="108.03293828107" calcext:value-type="float">
            <text:p>108.0329382811</text:p>
          </table:table-cell>
          <table:table-cell table:formula="of:=[.FC23]*500" office:value-type="float" office:value="108.061627214854" calcext:value-type="float">
            <text:p>108.0616272149</text:p>
          </table:table-cell>
          <table:table-cell table:formula="of:=[.FD23]*500" office:value-type="float" office:value="108.280305042986" calcext:value-type="float">
            <text:p>108.280305043</text:p>
          </table:table-cell>
          <table:table-cell table:formula="of:=[.FE23]*500" office:value-type="float" office:value="108.740401812725" calcext:value-type="float">
            <text:p>108.7404018127</text:p>
          </table:table-cell>
          <table:table-cell table:formula="of:=[.FF23]*500" office:value-type="float" office:value="108.519184272999" calcext:value-type="float">
            <text:p>108.519184273</text:p>
          </table:table-cell>
          <table:table-cell table:formula="of:=[.FG23]*500" office:value-type="float" office:value="108.486186030256" calcext:value-type="float">
            <text:p>108.4861860303</text:p>
          </table:table-cell>
          <table:table-cell table:formula="of:=[.FH23]*500" office:value-type="float" office:value="108.404242650095" calcext:value-type="float">
            <text:p>108.4042426501</text:p>
          </table:table-cell>
          <table:table-cell table:formula="of:=[.FI23]*500" office:value-type="float" office:value="108.272202167848" calcext:value-type="float">
            <text:p>108.2722021678</text:p>
          </table:table-cell>
          <table:table-cell table:formula="of:=[.FJ23]*500" office:value-type="float" office:value="108.330615882885" calcext:value-type="float">
            <text:p>108.3306158829</text:p>
          </table:table-cell>
          <table:table-cell table:formula="of:=[.FK23]*500" office:value-type="float" office:value="107.66044297764" calcext:value-type="float">
            <text:p>107.6604429776</text:p>
          </table:table-cell>
          <table:table-cell table:formula="of:=[.FL23]*500" office:value-type="float" office:value="107.20712460049" calcext:value-type="float">
            <text:p>107.2071246005</text:p>
          </table:table-cell>
          <table:table-cell table:formula="of:=[.FM23]*500" office:value-type="float" office:value="106.785565255874" calcext:value-type="float">
            <text:p>106.7855652559</text:p>
          </table:table-cell>
          <table:table-cell table:formula="of:=[.FN23]*500" office:value-type="float" office:value="106.047383165116" calcext:value-type="float">
            <text:p>106.0473831651</text:p>
          </table:table-cell>
          <table:table-cell table:formula="of:=[.FO23]*500" office:value-type="float" office:value="105.395705081259" calcext:value-type="float">
            <text:p>105.3957050813</text:p>
          </table:table-cell>
          <table:table-cell table:formula="of:=[.FP23]*500" office:value-type="float" office:value="105.271947251166" calcext:value-type="float">
            <text:p>105.2719472512</text:p>
          </table:table-cell>
          <table:table-cell table:formula="of:=[.FQ23]*500" office:value-type="float" office:value="104.156933297508" calcext:value-type="float">
            <text:p>104.1569332975</text:p>
          </table:table-cell>
          <table:table-cell table:formula="of:=[.FR23]*500" office:value-type="float" office:value="103.42460789785" calcext:value-type="float">
            <text:p>103.4246078979</text:p>
          </table:table-cell>
          <table:table-cell table:formula="of:=[.FS23]*500" office:value-type="float" office:value="102.893851908003" calcext:value-type="float">
            <text:p>102.893851908</text:p>
          </table:table-cell>
          <table:table-cell table:formula="of:=[.FT23]*500" office:value-type="float" office:value="101.850921884815" calcext:value-type="float">
            <text:p>101.8509218848</text:p>
          </table:table-cell>
          <table:table-cell table:formula="of:=[.FU23]*500" office:value-type="float" office:value="101.35767571132" calcext:value-type="float">
            <text:p>101.3576757113</text:p>
          </table:table-cell>
          <table:table-cell table:formula="of:=[.FV23]*500" office:value-type="float" office:value="101.048524799426" calcext:value-type="float">
            <text:p>101.0485247994</text:p>
          </table:table-cell>
          <table:table-cell table:formula="of:=[.FW23]*500" office:value-type="float" office:value="100.319949442055" calcext:value-type="float">
            <text:p>100.3199494421</text:p>
          </table:table-cell>
          <table:table-cell table:formula="of:=[.FX23]*500" office:value-type="float" office:value="99.8965240144527" calcext:value-type="float">
            <text:p>99.8965240145</text:p>
          </table:table-cell>
          <table:table-cell table:formula="of:=[.FY23]*500" office:value-type="float" office:value="99.2395097213481" calcext:value-type="float">
            <text:p>99.2395097213</text:p>
          </table:table-cell>
          <table:table-cell table:formula="of:=[.FZ23]*500" office:value-type="float" office:value="98.8496629874247" calcext:value-type="float">
            <text:p>98.8496629874</text:p>
          </table:table-cell>
          <table:table-cell table:formula="of:=[.GA23]*500" office:value-type="float" office:value="98.7045134080045" calcext:value-type="float">
            <text:p>98.704513408</text:p>
          </table:table-cell>
          <table:table-cell table:formula="of:=[.GB23]*500" office:value-type="float" office:value="98.3850708864575" calcext:value-type="float">
            <text:p>98.3850708865</text:p>
          </table:table-cell>
          <table:table-cell table:formula="of:=[.GC23]*500" office:value-type="float" office:value="98.275566934863" calcext:value-type="float">
            <text:p>98.2755669349</text:p>
          </table:table-cell>
          <table:table-cell table:formula="of:=[.GD23]*500" office:value-type="float" office:value="98.3029001227007" calcext:value-type="float">
            <text:p>98.3029001227</text:p>
          </table:table-cell>
          <table:table-cell table:formula="of:=[.GE23]*500" office:value-type="float" office:value="98.3573578902337" calcext:value-type="float">
            <text:p>98.3573578902</text:p>
          </table:table-cell>
          <table:table-cell table:formula="of:=[.GF23]*500" office:value-type="float" office:value="98.6154606812956" calcext:value-type="float">
            <text:p>98.6154606813</text:p>
          </table:table-cell>
          <table:table-cell table:formula="of:=[.GG23]*500" office:value-type="float" office:value="99.0756167658846" calcext:value-type="float">
            <text:p>99.0756167659</text:p>
          </table:table-cell>
          <table:table-cell table:formula="of:=[.GH23]*500" office:value-type="float" office:value="98.7267499387491" calcext:value-type="float">
            <text:p>98.7267499387</text:p>
          </table:table-cell>
          <table:table-cell table:formula="of:=[.GI23]*500" office:value-type="float" office:value="99.2442249744599" calcext:value-type="float">
            <text:p>99.2442249745</text:p>
          </table:table-cell>
          <table:table-cell table:formula="of:=[.GJ23]*500" office:value-type="float" office:value="99.6536852049888" calcext:value-type="float">
            <text:p>99.653685205</text:p>
          </table:table-cell>
          <table:table-cell table:formula="of:=[.GK23]*500" office:value-type="float" office:value="100.264716227956" calcext:value-type="float">
            <text:p>100.264716228</text:p>
          </table:table-cell>
          <table:table-cell table:formula="of:=[.GL23]*500" office:value-type="float" office:value="100.83599546917" calcext:value-type="float">
            <text:p>100.8359954692</text:p>
          </table:table-cell>
          <table:table-cell table:formula="of:=[.GM23]*500" office:value-type="float" office:value="101.601564818701" calcext:value-type="float">
            <text:p>101.6015648187</text:p>
          </table:table-cell>
          <table:table-cell table:formula="of:=[.GN23]*500" office:value-type="float" office:value="102.08182505218" calcext:value-type="float">
            <text:p>102.0818250522</text:p>
          </table:table-cell>
          <table:table-cell table:formula="of:=[.GO23]*500" office:value-type="float" office:value="103.671361026691" calcext:value-type="float">
            <text:p>103.6713610267</text:p>
          </table:table-cell>
          <table:table-cell table:formula="of:=[.GP23]*500" office:value-type="float" office:value="104.0713363069" calcext:value-type="float">
            <text:p>104.0713363069</text:p>
          </table:table-cell>
          <table:table-cell table:formula="of:=[.GQ23]*500" office:value-type="float" office:value="104.679047846322" calcext:value-type="float">
            <text:p>104.6790478463</text:p>
          </table:table-cell>
          <table:table-cell table:formula="of:=[.GR23]*500" office:value-type="float" office:value="105.490916876671" calcext:value-type="float">
            <text:p>105.4909168767</text:p>
          </table:table-cell>
          <table:table-cell table:formula="of:=[.GS23]*500" office:value-type="float" office:value="106.50228585294" calcext:value-type="float">
            <text:p>106.5022858529</text:p>
          </table:table-cell>
          <table:table-cell table:formula="of:=[.GT23]*500" office:value-type="float" office:value="107.646982421" calcext:value-type="float">
            <text:p>107.646982421</text:p>
          </table:table-cell>
          <table:table-cell table:formula="of:=[.GU23]*500" office:value-type="float" office:value="108.686511088869" calcext:value-type="float">
            <text:p>108.6865110889</text:p>
          </table:table-cell>
          <table:table-cell table:formula="of:=[.GV23]*500" office:value-type="float" office:value="109.426634512816" calcext:value-type="float">
            <text:p>109.4266345128</text:p>
          </table:table-cell>
          <table:table-cell table:formula="of:=[.GW23]*500" office:value-type="float" office:value="110.183388431077" calcext:value-type="float">
            <text:p>110.1833884311</text:p>
          </table:table-cell>
          <table:table-cell table:formula="of:=[.GX23]*500" office:value-type="float" office:value="111.138876882097" calcext:value-type="float">
            <text:p>111.1388768821</text:p>
          </table:table-cell>
          <table:table-cell table:formula="of:=[.GY23]*500" office:value-type="float" office:value="112.288026726726" calcext:value-type="float">
            <text:p>112.2880267267</text:p>
          </table:table-cell>
          <table:table-cell table:formula="of:=[.GZ23]*500" office:value-type="float" office:value="112.718039954809" calcext:value-type="float">
            <text:p>112.7180399548</text:p>
          </table:table-cell>
          <table:table-cell table:formula="of:=[.HA23]*500" office:value-type="float" office:value="113.515687219554" calcext:value-type="float">
            <text:p>113.5156872196</text:p>
          </table:table-cell>
          <table:table-cell table:formula="of:=[.HB23]*500" office:value-type="float" office:value="113.625024680043" calcext:value-type="float">
            <text:p>113.62502468</text:p>
          </table:table-cell>
          <table:table-cell table:formula="of:=[.HC23]*500" office:value-type="float" office:value="114.371892695947" calcext:value-type="float">
            <text:p>114.3718926959</text:p>
          </table:table-cell>
          <table:table-cell table:formula="of:=[.HD23]*500" office:value-type="float" office:value="114.422232669425" calcext:value-type="float">
            <text:p>114.4222326694</text:p>
          </table:table-cell>
          <table:table-cell table:formula="of:=[.HE23]*500" office:value-type="float" office:value="114.652249757854" calcext:value-type="float">
            <text:p>114.6522497579</text:p>
          </table:table-cell>
          <table:table-cell table:formula="of:=[.HF23]*500" office:value-type="float" office:value="115.051098227834" calcext:value-type="float">
            <text:p>115.0510982278</text:p>
          </table:table-cell>
          <table:table-cell table:formula="of:=[.HG23]*500" office:value-type="float" office:value="115.051524662755" calcext:value-type="float">
            <text:p>115.0515246628</text:p>
          </table:table-cell>
          <table:table-cell table:formula="of:=[.HH23]*500" office:value-type="float" office:value="115.210928936507" calcext:value-type="float">
            <text:p>115.2109289365</text:p>
          </table:table-cell>
          <table:table-cell table:formula="of:=[.HI23]*500" office:value-type="float" office:value="114.819348810687" calcext:value-type="float">
            <text:p>114.8193488107</text:p>
          </table:table-cell>
          <table:table-cell table:formula="of:=[.HJ23]*500" office:value-type="float" office:value="114.512580902225" calcext:value-type="float">
            <text:p>114.5125809022</text:p>
          </table:table-cell>
          <table:table-cell table:formula="of:=[.HK23]*500" office:value-type="float" office:value="114.325786289253" calcext:value-type="float">
            <text:p>114.3257862893</text:p>
          </table:table-cell>
          <table:table-cell table:formula="of:=[.HL23]*500" office:value-type="float" office:value="114.264668291042" calcext:value-type="float">
            <text:p>114.264668291</text:p>
          </table:table-cell>
          <table:table-cell table:formula="of:=[.HM23]*500" office:value-type="float" office:value="114.083114657392" calcext:value-type="float">
            <text:p>114.0831146574</text:p>
          </table:table-cell>
          <table:table-cell table:formula="of:=[.HN23]*500" office:value-type="float" office:value="113.57123910123" calcext:value-type="float">
            <text:p>113.5712391012</text:p>
          </table:table-cell>
          <table:table-cell table:formula="of:=[.HO23]*500" office:value-type="float" office:value="113.958106520069" calcext:value-type="float">
            <text:p>113.9581065201</text:p>
          </table:table-cell>
          <table:table-cell table:number-columns-repeated="79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office:value-type="float" office:value="-163.454382366854" calcext:value-type="float">
            <text:p>-163.4543823669</text:p>
          </table:table-cell>
          <table:table-cell table:style-name="Default" office:value-type="float" office:value="-156.659654904661" calcext:value-type="float">
            <text:p>-156.6596549047</text:p>
          </table:table-cell>
          <table:table-cell table:style-name="Default" office:value-type="float" office:value="-189.240446413486" calcext:value-type="float">
            <text:p>-189.2404464135</text:p>
          </table:table-cell>
          <table:table-cell table:style-name="Default" office:value-type="float" office:value="-175.550027056552" calcext:value-type="float">
            <text:p>-175.5500270566</text:p>
          </table:table-cell>
          <table:table-cell table:style-name="Default" office:value-type="float" office:value="-173.304645256979" calcext:value-type="float">
            <text:p>-173.304645257</text:p>
          </table:table-cell>
          <table:table-cell table:style-name="Default" office:value-type="float" office:value="-157.261260363837" calcext:value-type="float">
            <text:p>-157.2612603638</text:p>
          </table:table-cell>
          <table:table-cell table:style-name="Default" office:value-type="float" office:value="-158.270694192824" calcext:value-type="float">
            <text:p>-158.2706941928</text:p>
          </table:table-cell>
          <table:table-cell table:style-name="Default" office:value-type="float" office:value="-159.28012802181" calcext:value-type="float">
            <text:p>-159.2801280218</text:p>
          </table:table-cell>
          <table:table-cell table:style-name="Default" office:value-type="float" office:value="-140.374147705331" calcext:value-type="float">
            <text:p>-140.3741477053</text:p>
          </table:table-cell>
          <table:table-cell table:style-name="Default" office:value-type="float" office:value="-141.447805246918" calcext:value-type="float">
            <text:p>-141.4478052469</text:p>
          </table:table-cell>
          <table:table-cell table:style-name="Default" office:value-type="float" office:value="-136.428671602489" calcext:value-type="float">
            <text:p>-136.4286716025</text:p>
          </table:table-cell>
          <table:table-cell table:style-name="Default" office:value-type="float" office:value="-124.538284031422" calcext:value-type="float">
            <text:p>-124.5382840314</text:p>
          </table:table-cell>
          <table:table-cell table:style-name="Default" office:value-type="float" office:value="-125.644922180156" calcext:value-type="float">
            <text:p>-125.6449221802</text:p>
          </table:table-cell>
          <table:table-cell table:style-name="Default" office:value-type="float" office:value="-126.751560328889" calcext:value-type="float">
            <text:p>-126.7515603289</text:p>
          </table:table-cell>
          <table:table-cell table:style-name="Default" office:value-type="float" office:value="-108.714640921798" calcext:value-type="float">
            <text:p>-108.7146409218</text:p>
          </table:table-cell>
          <table:table-cell table:style-name="Default" office:value-type="float" office:value="-109.567695428725" calcext:value-type="float">
            <text:p>-109.5676954287</text:p>
          </table:table-cell>
          <table:table-cell table:style-name="Default" office:value-type="float" office:value="-110.420749935652" calcext:value-type="float">
            <text:p>-110.4207499357</text:p>
          </table:table-cell>
          <table:table-cell table:style-name="Default" office:value-type="float" office:value="-119.204622098418" calcext:value-type="float">
            <text:p>-119.2046220984</text:p>
          </table:table-cell>
          <table:table-cell table:style-name="Default" office:value-type="float" office:value="-109.111997882536" calcext:value-type="float">
            <text:p>-109.1119978825</text:p>
          </table:table-cell>
          <table:table-cell table:style-name="Default" office:value-type="float" office:value="-109.727800350705" calcext:value-type="float">
            <text:p>-109.7278003507</text:p>
          </table:table-cell>
          <table:table-cell table:style-name="Default" office:value-type="float" office:value="-106.060912465178" calcext:value-type="float">
            <text:p>-106.0609124652</text:p>
          </table:table-cell>
          <table:table-cell table:style-name="Default" office:value-type="float" office:value="-99.1349671644844" calcext:value-type="float">
            <text:p>-99.1349671645</text:p>
          </table:table-cell>
          <table:table-cell table:style-name="Default" office:value-type="float" office:value="-99.4782434782753" calcext:value-type="float">
            <text:p>-99.4782434783</text:p>
          </table:table-cell>
          <table:table-cell table:style-name="Default" office:value-type="float" office:value="-102.828648769229" calcext:value-type="float">
            <text:p>-102.8286487692</text:p>
          </table:table-cell>
          <table:table-cell table:style-name="Default" office:value-type="float" office:value="-99.8273003877879" calcext:value-type="float">
            <text:p>-99.8273003878</text:p>
          </table:table-cell>
          <table:table-cell table:style-name="Default" office:value-type="float" office:value="-99.76570477809" calcext:value-type="float">
            <text:p>-99.7657047781</text:p>
          </table:table-cell>
          <table:table-cell table:style-name="Default" office:value-type="float" office:value="-99.704109168392" calcext:value-type="float">
            <text:p>-99.7041091684</text:p>
          </table:table-cell>
          <table:table-cell table:style-name="Default" office:value-type="float" office:value="-99.6425135586937" calcext:value-type="float">
            <text:p>-99.6425135587</text:p>
          </table:table-cell>
          <table:table-cell table:style-name="Default" office:value-type="float" office:value="-105.061087041643" calcext:value-type="float">
            <text:p>-105.0610870416</text:p>
          </table:table-cell>
          <table:table-cell table:style-name="Default" office:value-type="float" office:value="-104.830233060536" calcext:value-type="float">
            <text:p>-104.8302330605</text:p>
          </table:table-cell>
          <table:table-cell table:style-name="Default" office:value-type="float" office:value="-105.883752379592" calcext:value-type="float">
            <text:p>-105.8837523796</text:p>
          </table:table-cell>
          <table:table-cell table:style-name="Default" office:value-type="float" office:value="-105.552481182071" calcext:value-type="float">
            <text:p>-105.5524811821</text:p>
          </table:table-cell>
          <table:table-cell table:style-name="Default" office:value-type="float" office:value="-105.22120998455" calcext:value-type="float">
            <text:p>-105.2212099846</text:p>
          </table:table-cell>
          <table:table-cell table:style-name="Default" office:value-type="float" office:value="-112.198309157481" calcext:value-type="float">
            <text:p>-112.1983091575</text:p>
          </table:table-cell>
          <table:table-cell table:style-name="Default" office:value-type="float" office:value="-111.706878121974" calcext:value-type="float">
            <text:p>-111.706878122</text:p>
          </table:table-cell>
          <table:table-cell table:style-name="Default" office:value-type="float" office:value="-121.779173124378" calcext:value-type="float">
            <text:p>-121.7791731244</text:p>
          </table:table-cell>
          <table:table-cell table:style-name="Default" office:value-type="float" office:value="-122.984306754303" calcext:value-type="float">
            <text:p>-122.9843067543</text:p>
          </table:table-cell>
          <table:table-cell table:style-name="Default" office:value-type="float" office:value="-136.014458371218" calcext:value-type="float">
            <text:p>-136.0144583712</text:p>
          </table:table-cell>
          <table:table-cell table:style-name="Default" office:value-type="float" office:value="-136.135362672195" calcext:value-type="float">
            <text:p>-136.1353626722</text:p>
          </table:table-cell>
          <table:table-cell table:style-name="Default" office:value-type="float" office:value="-134.989530433663" calcext:value-type="float">
            <text:p>-134.9895304337</text:p>
          </table:table-cell>
          <table:table-cell table:style-name="Default" office:value-type="float" office:value="-135.410949669089" calcext:value-type="float">
            <text:p>-135.4109496691</text:p>
          </table:table-cell>
          <table:table-cell table:style-name="Default" office:value-type="float" office:value="-151.266170932832" calcext:value-type="float">
            <text:p>-151.2661709328</text:p>
          </table:table-cell>
          <table:table-cell table:style-name="Default" office:value-type="float" office:value="-150.106744053952" calcext:value-type="float">
            <text:p>-150.106744054</text:p>
          </table:table-cell>
          <table:table-cell table:style-name="Default" office:value-type="float" office:value="-173.500635192121" calcext:value-type="float">
            <text:p>-173.5006351921</text:p>
          </table:table-cell>
          <table:table-cell table:style-name="Default" office:value-type="float" office:value="-144.496782130911" calcext:value-type="float">
            <text:p>-144.4967821309</text:p>
          </table:table-cell>
          <table:table-cell table:style-name="Default" office:value-type="float" office:value="-157.746890370168" calcext:value-type="float">
            <text:p>-157.7468903702</text:p>
          </table:table-cell>
          <table:table-cell table:style-name="Default" office:value-type="float" office:value="-166.327683554672" calcext:value-type="float">
            <text:p>-166.3276835547</text:p>
          </table:table-cell>
          <table:table-cell table:style-name="Default" office:value-type="float" office:value="-165.951353597761" calcext:value-type="float">
            <text:p>-165.9513535978</text:p>
          </table:table-cell>
          <table:table-cell table:style-name="Default" office:value-type="float" office:value="-180.398807660422" calcext:value-type="float">
            <text:p>-180.3988076604</text:p>
          </table:table-cell>
          <table:table-cell table:style-name="Default" office:value-type="float" office:value="-179.883597932787" calcext:value-type="float">
            <text:p>-179.8835979328</text:p>
          </table:table-cell>
          <table:table-cell table:style-name="Default" office:value-type="float" office:value="-157.713688664755" calcext:value-type="float">
            <text:p>-157.7136886648</text:p>
          </table:table-cell>
          <table:table-cell table:style-name="Default" office:value-type="float" office:value="-158.374946937723" calcext:value-type="float">
            <text:p>-158.3749469377</text:p>
          </table:table-cell>
          <table:table-cell table:style-name="Default" office:value-type="float" office:value="-145.613864039206" calcext:value-type="float">
            <text:p>-145.6138640392</text:p>
          </table:table-cell>
          <table:table-cell table:style-name="Default" office:value-type="float" office:value="-146.473098388217" calcext:value-type="float">
            <text:p>-146.4730983882</text:p>
          </table:table-cell>
          <table:table-cell table:style-name="Default" office:value-type="float" office:value="-150.711906050868" calcext:value-type="float">
            <text:p>-150.7119060509</text:p>
          </table:table-cell>
          <table:table-cell table:style-name="Default" office:value-type="float" office:value="-129.232128480802" calcext:value-type="float">
            <text:p>-129.2321284808</text:p>
          </table:table-cell>
          <table:table-cell table:style-name="Default" office:value-type="float" office:value="-120.61729425054" calcext:value-type="float">
            <text:p>-120.6172942505</text:p>
          </table:table-cell>
          <table:table-cell table:style-name="Default" office:value-type="float" office:value="-121.581527173416" calcext:value-type="float">
            <text:p>-121.5815271734</text:p>
          </table:table-cell>
          <table:table-cell table:style-name="Default" office:value-type="float" office:value="-116.202438400912" calcext:value-type="float">
            <text:p>-116.2024384009</text:p>
          </table:table-cell>
          <table:table-cell table:style-name="Default" office:value-type="float" office:value="-103.267882400912" calcext:value-type="float">
            <text:p>-103.2678824009</text:p>
          </table:table-cell>
          <table:table-cell table:style-name="Default" office:value-type="float" office:value="-102.284373985966" calcext:value-type="float">
            <text:p>-102.284373986</text:p>
          </table:table-cell>
          <table:table-cell table:style-name="Default" office:value-type="float" office:value="-102.420062277679" calcext:value-type="float">
            <text:p>-102.4200622777</text:p>
          </table:table-cell>
          <table:table-cell table:style-name="Default" office:value-type="float" office:value="-102.555750569392" calcext:value-type="float">
            <text:p>-102.5557505694</text:p>
          </table:table-cell>
          <table:table-cell table:style-name="Default" office:value-type="float" office:value="-102.691438861106" calcext:value-type="float">
            <text:p>-102.6914388611</text:p>
          </table:table-cell>
          <table:table-cell table:style-name="Default" office:value-type="float" office:value="-101.219418303856" calcext:value-type="float">
            <text:p>-101.2194183039</text:p>
          </table:table-cell>
          <table:table-cell table:style-name="Default" office:value-type="float" office:value="-109.191714563909" calcext:value-type="float">
            <text:p>-109.1917145639</text:p>
          </table:table-cell>
          <table:table-cell table:style-name="Default" office:value-type="float" office:value="-108.784452211262" calcext:value-type="float">
            <text:p>-108.7844522113</text:p>
          </table:table-cell>
          <table:table-cell table:style-name="Default" office:value-type="float" office:value="-108.377189858614" calcext:value-type="float">
            <text:p>-108.3771898586</text:p>
          </table:table-cell>
          <table:table-cell table:style-name="Default" office:value-type="float" office:value="-130.234057215511" calcext:value-type="float">
            <text:p>-130.2340572155</text:p>
          </table:table-cell>
          <table:table-cell table:style-name="Default" office:value-type="float" office:value="-128.151290691554" calcext:value-type="float">
            <text:p>-128.1512906916</text:p>
          </table:table-cell>
          <table:table-cell table:style-name="Default" office:value-type="float" office:value="-127.203415884266" calcext:value-type="float">
            <text:p>-127.2034158843</text:p>
          </table:table-cell>
          <table:table-cell table:style-name="Default" office:value-type="float" office:value="-145.862926412628" calcext:value-type="float">
            <text:p>-145.8629264126</text:p>
          </table:table-cell>
          <table:table-cell table:style-name="Default" office:value-type="float" office:value="-149.610817970728" calcext:value-type="float">
            <text:p>-149.6108179707</text:p>
          </table:table-cell>
          <table:table-cell table:style-name="Default" office:value-type="float" office:value="-148.383213444855" calcext:value-type="float">
            <text:p>-148.3832134449</text:p>
          </table:table-cell>
          <table:table-cell table:style-name="Default" office:value-type="float" office:value="-191.243815980718" calcext:value-type="float">
            <text:p>-191.2438159807</text:p>
          </table:table-cell>
          <table:table-cell table:style-name="Default" office:value-type="float" office:value="-164.501624183757" calcext:value-type="float">
            <text:p>-164.5016241838</text:p>
          </table:table-cell>
          <table:table-cell table:style-name="Default" office:value-type="float" office:value="-163.86240162351" calcext:value-type="float">
            <text:p>-163.8624016235</text:p>
          </table:table-cell>
          <table:table-cell table:style-name="Default" office:value-type="float" office:value="-201.733264177508" calcext:value-type="float">
            <text:p>-201.7332641775</text:p>
          </table:table-cell>
          <table:table-cell table:style-name="Default" office:value-type="float" office:value="-178.025914264317" calcext:value-type="float">
            <text:p>-178.0259142643</text:p>
          </table:table-cell>
          <table:table-cell table:style-name="Default" office:value-type="float" office:value="-170.438377459106" calcext:value-type="float">
            <text:p>-170.4383774591</text:p>
          </table:table-cell>
          <table:table-cell table:style-name="Default" office:value-type="float" office:value="-156.892255038679" calcext:value-type="float">
            <text:p>-156.8922550387</text:p>
          </table:table-cell>
          <table:table-cell table:style-name="Default" office:value-type="float" office:value="-158.021420910186" calcext:value-type="float">
            <text:p>-158.0214209102</text:p>
          </table:table-cell>
          <table:table-cell table:style-name="Default" office:value-type="float" office:value="-155.550448844548" calcext:value-type="float">
            <text:p>-155.5504488445</text:p>
          </table:table-cell>
          <table:table-cell table:style-name="Default" office:value-type="float" office:value="-140.539879609439" calcext:value-type="float">
            <text:p>-140.5398796094</text:p>
          </table:table-cell>
          <table:table-cell table:style-name="Default" office:value-type="float" office:value="-141.863320503395" calcext:value-type="float">
            <text:p>-141.8633205034</text:p>
          </table:table-cell>
          <table:table-cell table:style-name="Default" office:value-type="float" office:value="-140.506723921039" calcext:value-type="float">
            <text:p>-140.506723921</text:p>
          </table:table-cell>
          <table:table-cell table:style-name="Default" office:value-type="float" office:value="-132.492679544022" calcext:value-type="float">
            <text:p>-132.492679544</text:p>
          </table:table-cell>
          <table:table-cell table:style-name="Default" office:value-type="float" office:value="-127.38773121921" calcext:value-type="float">
            <text:p>-127.3877312192</text:p>
          </table:table-cell>
          <table:table-cell table:style-name="Default" office:value-type="float" office:value="-128.590765199616" calcext:value-type="float">
            <text:p>-128.5907651996</text:p>
          </table:table-cell>
          <table:table-cell table:style-name="Default" office:value-type="float" office:value="-121.343876043917" calcext:value-type="float">
            <text:p>-121.3438760439</text:p>
          </table:table-cell>
          <table:table-cell table:style-name="Default" office:value-type="float" office:value="-117.793159046022" calcext:value-type="float">
            <text:p>-117.793159046</text:p>
          </table:table-cell>
          <table:table-cell table:style-name="Default" office:value-type="float" office:value="-108.386071720681" calcext:value-type="float">
            <text:p>-108.3860717207</text:p>
          </table:table-cell>
          <table:table-cell table:style-name="Default" office:value-type="float" office:value="-109.008652534828" calcext:value-type="float">
            <text:p>-109.0086525348</text:p>
          </table:table-cell>
          <table:table-cell table:style-name="Default" office:value-type="float" office:value="-109.631233348974" calcext:value-type="float">
            <text:p>-109.631233349</text:p>
          </table:table-cell>
          <table:table-cell table:style-name="Default" office:value-type="float" office:value="-104.795634812697" calcext:value-type="float">
            <text:p>-104.7956348127</text:p>
          </table:table-cell>
          <table:table-cell table:style-name="Default" office:value-type="float" office:value="-102.602938089584" calcext:value-type="float">
            <text:p>-102.6029380896</text:p>
          </table:table-cell>
          <table:table-cell table:style-name="Default" office:value-type="float" office:value="-102.917661640054" calcext:value-type="float">
            <text:p>-102.9176616401</text:p>
          </table:table-cell>
          <table:table-cell table:style-name="Default" office:value-type="float" office:value="-103.232385190524" calcext:value-type="float">
            <text:p>-103.2323851905</text:p>
          </table:table-cell>
          <table:table-cell table:style-name="Default" office:value-type="float" office:value="-101.404276202387" calcext:value-type="float">
            <text:p>-101.4042762024</text:p>
          </table:table-cell>
          <table:table-cell table:style-name="Default" office:value-type="float" office:value="-102.1418667135" calcext:value-type="float">
            <text:p>-102.1418667135</text:p>
          </table:table-cell>
          <table:table-cell table:style-name="Default" office:value-type="float" office:value="-102.158050371877" calcext:value-type="float">
            <text:p>-102.1580503719</text:p>
          </table:table-cell>
          <table:table-cell table:style-name="Default" office:value-type="float" office:value="-101.240054117532" calcext:value-type="float">
            <text:p>-101.2400541175</text:p>
          </table:table-cell>
          <table:table-cell table:style-name="Default" office:value-type="float" office:value="-103.470644641302" calcext:value-type="float">
            <text:p>-103.4706446413</text:p>
          </table:table-cell>
          <table:table-cell table:style-name="Default" office:value-type="float" office:value="-103.186630692484" calcext:value-type="float">
            <text:p>-103.1866306925</text:p>
          </table:table-cell>
          <table:table-cell table:style-name="Default" office:value-type="float" office:value="-102.902616743665" calcext:value-type="float">
            <text:p>-102.9026167437</text:p>
          </table:table-cell>
          <table:table-cell table:style-name="Default" office:value-type="float" office:value="-103.14164852003" calcext:value-type="float">
            <text:p>-103.14164852</text:p>
          </table:table-cell>
          <table:table-cell table:style-name="Default" office:value-type="float" office:value="-108.345244395958" calcext:value-type="float">
            <text:p>-108.345244396</text:p>
          </table:table-cell>
          <table:table-cell table:style-name="Default" office:value-type="float" office:value="-107.738161334164" calcext:value-type="float">
            <text:p>-107.7381613342</text:p>
          </table:table-cell>
          <table:table-cell table:style-name="Default" office:value-type="float" office:value="-107.131078272369" calcext:value-type="float">
            <text:p>-107.1310782724</text:p>
          </table:table-cell>
          <table:table-cell table:style-name="Default" office:value-type="float" office:value="-119.675573832953" calcext:value-type="float">
            <text:p>-119.675573833</text:p>
          </table:table-cell>
          <table:table-cell table:style-name="Default" office:value-type="float" office:value="-118.794176136185" calcext:value-type="float">
            <text:p>-118.7941761362</text:p>
          </table:table-cell>
          <table:table-cell table:style-name="Default" office:value-type="float" office:value="-122.221165186792" calcext:value-type="float">
            <text:p>-122.2211651868</text:p>
          </table:table-cell>
          <table:table-cell table:style-name="Default" office:value-type="float" office:value="-121.053201793057" calcext:value-type="float">
            <text:p>-121.0532017931</text:p>
          </table:table-cell>
          <table:table-cell table:style-name="Default" office:value-type="float" office:value="-129.644428238509" calcext:value-type="float">
            <text:p>-129.6444282385</text:p>
          </table:table-cell>
          <table:table-cell table:style-name="Default" office:value-type="float" office:value="-128.700979902564" calcext:value-type="float">
            <text:p>-128.7009799026</text:p>
          </table:table-cell>
          <table:table-cell table:style-name="Default" office:value-type="float" office:value="-136.378052868132" calcext:value-type="float">
            <text:p>-136.3780528681</text:p>
          </table:table-cell>
          <table:table-cell table:style-name="Default" office:value-type="float" office:value="-135.0732369563" calcext:value-type="float">
            <text:p>-135.0732369563</text:p>
          </table:table-cell>
          <table:table-cell table:style-name="Default" office:value-type="float" office:value="-151.639910116919" calcext:value-type="float">
            <text:p>-151.6399101169</text:p>
          </table:table-cell>
          <table:table-cell table:style-name="Default" office:value-type="float" office:value="-160.280099081057" calcext:value-type="float">
            <text:p>-160.2800990811</text:p>
          </table:table-cell>
          <table:table-cell table:style-name="Default" office:value-type="float" office:value="-161.631637314704" calcext:value-type="float">
            <text:p>-161.6316373147</text:p>
          </table:table-cell>
          <table:table-cell table:style-name="Default" office:value-type="float" office:value="-171.499692004838" calcext:value-type="float">
            <text:p>-171.4996920048</text:p>
          </table:table-cell>
          <table:table-cell table:style-name="Default" office:value-type="float" office:value="-170.317202507926" calcext:value-type="float">
            <text:p>-170.3172025079</text:p>
          </table:table-cell>
          <table:table-cell table:style-name="Default" office:value-type="float" office:value="-169.134713011013" calcext:value-type="float">
            <text:p>-169.134713011</text:p>
          </table:table-cell>
          <table:table-cell table:style-name="Default" office:value-type="float" office:value="-195.46750259933" calcext:value-type="float">
            <text:p>-195.4675025993</text:p>
          </table:table-cell>
          <table:table-cell table:style-name="Default" office:value-type="float" office:value="-157.626086959991" calcext:value-type="float">
            <text:p>-157.62608696</text:p>
          </table:table-cell>
          <table:table-cell table:style-name="Default" office:value-type="float" office:value="-157.695970910867" calcext:value-type="float">
            <text:p>-157.6959709109</text:p>
          </table:table-cell>
          <table:table-cell table:style-name="Default" office:value-type="float" office:value="-146.501522036955" calcext:value-type="float">
            <text:p>-146.501522037</text:p>
          </table:table-cell>
          <table:table-cell table:style-name="Default" office:value-type="float" office:value="-152.003423023121" calcext:value-type="float">
            <text:p>-152.0034230231</text:p>
          </table:table-cell>
          <table:table-cell table:style-name="Default" office:value-type="float" office:value="-152.421994839744" calcext:value-type="float">
            <text:p>-152.4219948397</text:p>
          </table:table-cell>
          <table:table-cell table:style-name="Default" office:value-type="float" office:value="-136.876716125445" calcext:value-type="float">
            <text:p>-136.8767161254</text:p>
          </table:table-cell>
          <table:table-cell table:style-name="Default" office:value-type="float" office:value="-138.093530448324" calcext:value-type="float">
            <text:p>-138.0935304483</text:p>
          </table:table-cell>
          <table:table-cell table:style-name="Default" office:value-type="float" office:value="-131.196760531906" calcext:value-type="float">
            <text:p>-131.1967605319</text:p>
          </table:table-cell>
          <table:table-cell table:style-name="Default" office:value-type="float" office:value="-115.182345103119" calcext:value-type="float">
            <text:p>-115.1823451031</text:p>
          </table:table-cell>
          <table:table-cell table:style-name="Default" office:value-type="float" office:value="-115.918330890213" calcext:value-type="float">
            <text:p>-115.9183308902</text:p>
          </table:table-cell>
          <table:table-cell table:style-name="Default" office:value-type="float" office:value="-109.44630637014" calcext:value-type="float">
            <text:p>-109.4463063701</text:p>
          </table:table-cell>
          <table:table-cell table:style-name="Default" office:value-type="float" office:value="-103.488500041353" calcext:value-type="float">
            <text:p>-103.4885000414</text:p>
          </table:table-cell>
          <table:table-cell table:style-name="Default" office:value-type="float" office:value="-103.712551128511" calcext:value-type="float">
            <text:p>-103.7125511285</text:p>
          </table:table-cell>
          <table:table-cell table:style-name="Default" office:value-type="float" office:value="-102.938188503712" calcext:value-type="float">
            <text:p>-102.9381885037</text:p>
          </table:table-cell>
          <table:table-cell table:style-name="Default" office:value-type="float" office:value="-106.620708251266" calcext:value-type="float">
            <text:p>-106.6207082513</text:p>
          </table:table-cell>
          <table:table-cell table:style-name="Default" office:value-type="float" office:value="-106.336363750749" calcext:value-type="float">
            <text:p>-106.3363637507</text:p>
          </table:table-cell>
          <table:table-cell table:style-name="Default" office:value-type="float" office:value="-106.052019250231" calcext:value-type="float">
            <text:p>-106.0520192502</text:p>
          </table:table-cell>
          <table:table-cell table:style-name="Default" office:value-type="float" office:value="-105.767674749713" calcext:value-type="float">
            <text:p>-105.7676747497</text:p>
          </table:table-cell>
          <table:table-cell table:style-name="Default" office:value-type="float" office:value="-110.160860672985" calcext:value-type="float">
            <text:p>-110.160860673</text:p>
          </table:table-cell>
          <table:table-cell table:style-name="Default" office:value-type="float" office:value="-109.281801975503" calcext:value-type="float">
            <text:p>-109.2818019755</text:p>
          </table:table-cell>
          <table:table-cell table:style-name="Default" office:value-type="float" office:value="-129.818073824829" calcext:value-type="float">
            <text:p>-129.8180738248</text:p>
          </table:table-cell>
          <table:table-cell table:style-name="Default" office:value-type="float" office:value="-127.846223882393" calcext:value-type="float">
            <text:p>-127.8462238824</text:p>
          </table:table-cell>
          <table:table-cell table:style-name="Default" office:value-type="float" office:value="-148.138718991312" calcext:value-type="float">
            <text:p>-148.1387189913</text:p>
          </table:table-cell>
          <table:table-cell table:style-name="Default" office:value-type="float" office:value="-147.392757563016" calcext:value-type="float">
            <text:p>-147.392757563</text:p>
          </table:table-cell>
          <table:table-cell table:style-name="Default" office:value-type="float" office:value="-146.64679613472" calcext:value-type="float">
            <text:p>-146.6467961347</text:p>
          </table:table-cell>
          <table:table-cell table:style-name="Default" office:value-type="float" office:value="-183.505696841081" calcext:value-type="float">
            <text:p>-183.5056968411</text:p>
          </table:table-cell>
          <table:table-cell table:style-name="Default" office:value-type="float" office:value="-157.288350779613" calcext:value-type="float">
            <text:p>-157.2883507796</text:p>
          </table:table-cell>
          <table:table-cell table:style-name="Default" office:value-type="float" office:value="-152.199549199843" calcext:value-type="float">
            <text:p>-152.1995491998</text:p>
          </table:table-cell>
          <table:table-cell table:style-name="Default" office:value-type="float" office:value="-173.018682848494" calcext:value-type="float">
            <text:p>-173.0186828485</text:p>
          </table:table-cell>
          <table:table-cell table:style-name="Default" office:value-type="float" office:value="-173.365808793542" calcext:value-type="float">
            <text:p>-173.3658087935</text:p>
          </table:table-cell>
          <table:table-cell table:style-name="Default" office:value-type="float" office:value="-160.970887461387" calcext:value-type="float">
            <text:p>-160.9708874614</text:p>
          </table:table-cell>
          <table:table-cell table:style-name="Default" office:value-type="float" office:value="-161.740705705432" calcext:value-type="float">
            <text:p>-161.7407057054</text:p>
          </table:table-cell>
          <table:table-cell table:style-name="Default" office:value-type="float" office:value="-156.89049663235" calcext:value-type="float">
            <text:p>-156.8904966324</text:p>
          </table:table-cell>
          <table:table-cell table:style-name="Default" office:value-type="float" office:value="-158.054910540571" calcext:value-type="float">
            <text:p>-158.0549105406</text:p>
          </table:table-cell>
          <table:table-cell table:style-name="Default" office:value-type="float" office:value="-145.480871161841" calcext:value-type="float">
            <text:p>-145.4808711618</text:p>
          </table:table-cell>
          <table:table-cell table:style-name="Default" office:value-type="float" office:value="-146.514118567204" calcext:value-type="float">
            <text:p>-146.5141185672</text:p>
          </table:table-cell>
          <table:table-cell table:style-name="Default" office:value-type="float" office:value="-142.303432276029" calcext:value-type="float">
            <text:p>-142.303432276</text:p>
          </table:table-cell>
          <table:table-cell table:style-name="Default" office:value-type="float" office:value="-130.568920556661" calcext:value-type="float">
            <text:p>-130.5689205567</text:p>
          </table:table-cell>
          <table:table-cell table:style-name="Default" office:value-type="float" office:value="-131.59928135187" calcext:value-type="float">
            <text:p>-131.5992813519</text:p>
          </table:table-cell>
          <table:table-cell table:style-name="Default" office:value-type="float" office:value="-125.894602637778" calcext:value-type="float">
            <text:p>-125.8946026378</text:p>
          </table:table-cell>
          <table:table-cell table:style-name="Default" office:value-type="float" office:value="-116.671787052855" calcext:value-type="float">
            <text:p>-116.6717870529</text:p>
          </table:table-cell>
          <table:table-cell table:style-name="Default" office:value-type="float" office:value="-117.459623289275" calcext:value-type="float">
            <text:p>-117.4596232893</text:p>
          </table:table-cell>
          <table:table-cell table:style-name="Default" office:value-type="float" office:value="-115.363806608301" calcext:value-type="float">
            <text:p>-115.3638066083</text:p>
          </table:table-cell>
          <table:table-cell table:style-name="Default" office:value-type="float" office:value="-108.502790889096" calcext:value-type="float">
            <text:p>-108.5027908891</text:p>
          </table:table-cell>
          <table:table-cell table:style-name="Default" office:value-type="float" office:value="-104.544301000081" calcext:value-type="float">
            <text:p>-104.5443010001</text:p>
          </table:table-cell>
          <table:table-cell table:style-name="Default" office:value-type="float" office:value="-104.801089099046" calcext:value-type="float">
            <text:p>-104.801089099</text:p>
          </table:table-cell>
          <table:table-cell table:style-name="Default" office:value-type="float" office:value="-105.057877198011" calcext:value-type="float">
            <text:p>-105.057877198</text:p>
          </table:table-cell>
          <table:table-cell table:style-name="Default" office:value-type="float" office:value="-105.314665296976" calcext:value-type="float">
            <text:p>-105.314665297</text:p>
          </table:table-cell>
          <table:table-cell table:style-name="Default" office:value-type="float" office:value="-102.662779278224" calcext:value-type="float">
            <text:p>-102.6627792782</text:p>
          </table:table-cell>
          <table:table-cell table:style-name="Default" office:value-type="float" office:value="-102.784766261921" calcext:value-type="float">
            <text:p>-102.7847662619</text:p>
          </table:table-cell>
          <table:table-cell table:style-name="Default" office:value-type="float" office:value="-102.906753245618" calcext:value-type="float">
            <text:p>-102.9067532456</text:p>
          </table:table-cell>
          <table:table-cell table:style-name="Default" office:value-type="float" office:value="-103.720988824529" calcext:value-type="float">
            <text:p>-103.7209888245</text:p>
          </table:table-cell>
          <table:table-cell table:style-name="Default" office:value-type="float" office:value="-103.61583375081" calcext:value-type="float">
            <text:p>-103.6158337508</text:p>
          </table:table-cell>
          <table:table-cell table:style-name="Default" office:value-type="float" office:value="-103.49564730946" calcext:value-type="float">
            <text:p>-103.4956473095</text:p>
          </table:table-cell>
          <table:table-cell table:style-name="Default" office:value-type="float" office:value="-103.286939707183" calcext:value-type="float">
            <text:p>-103.2869397072</text:p>
          </table:table-cell>
          <table:table-cell table:style-name="Default" office:value-type="float" office:value="-105.090825640324" calcext:value-type="float">
            <text:p>-105.0908256403</text:p>
          </table:table-cell>
          <table:table-cell table:style-name="Default" office:value-type="float" office:value="-105.681837391473" calcext:value-type="float">
            <text:p>-105.6818373915</text:p>
          </table:table-cell>
          <table:table-cell table:style-name="Default" office:value-type="float" office:value="-111.24037982909" calcext:value-type="float">
            <text:p>-111.2403798291</text:p>
          </table:table-cell>
          <table:table-cell table:style-name="Default" office:value-type="float" office:value="-110.535059073788" calcext:value-type="float">
            <text:p>-110.5350590738</text:p>
          </table:table-cell>
          <table:table-cell table:style-name="Default" office:value-type="float" office:value="-112.597736493063" calcext:value-type="float">
            <text:p>-112.5977364931</text:p>
          </table:table-cell>
          <table:table-cell table:style-name="Default" office:value-type="float" office:value="-111.843454608927" calcext:value-type="float">
            <text:p>-111.8434546089</text:p>
          </table:table-cell>
          <table:table-cell table:style-name="Default" office:value-type="float" office:value="-116.267693603281" calcext:value-type="float">
            <text:p>-116.2676936033</text:p>
          </table:table-cell>
          <table:table-cell table:style-name="Default" office:value-type="float" office:value="-120.857668293993" calcext:value-type="float">
            <text:p>-120.857668294</text:p>
          </table:table-cell>
          <table:table-cell table:style-name="Default" office:value-type="float" office:value="-119.951785240669" calcext:value-type="float">
            <text:p>-119.9517852407</text:p>
          </table:table-cell>
          <table:table-cell table:style-name="Default" office:value-type="float" office:value="-124.245893676065" calcext:value-type="float">
            <text:p>-124.2458936761</text:p>
          </table:table-cell>
          <table:table-cell table:style-name="Default" office:value-type="float" office:value="-128.204776552672" calcext:value-type="float">
            <text:p>-128.2047765527</text:p>
          </table:table-cell>
          <table:table-cell table:style-name="Default" office:value-type="float" office:value="-127.175376901883" calcext:value-type="float">
            <text:p>-127.1753769019</text:p>
          </table:table-cell>
          <table:table-cell table:style-name="Default" office:value-type="float" office:value="-140.947096836766" calcext:value-type="float">
            <text:p>-140.9470968368</text:p>
          </table:table-cell>
          <table:table-cell table:style-name="Default" office:value-type="float" office:value="-139.945335538617" calcext:value-type="float">
            <text:p>-139.9453355386</text:p>
          </table:table-cell>
          <table:table-cell table:style-name="Default" office:value-type="float" office:value="-153.286321623726" calcext:value-type="float">
            <text:p>-153.2863216237</text:p>
          </table:table-cell>
          <table:table-cell table:style-name="Default" office:value-type="float" office:value="-172.361306770553" calcext:value-type="float">
            <text:p>-172.3613067706</text:p>
          </table:table-cell>
          <table:table-cell table:style-name="Default" office:value-type="float" office:value="-171.069079549263" calcext:value-type="float">
            <text:p>-171.0690795493</text:p>
          </table:table-cell>
          <table:table-cell table:style-name="Default" office:value-type="float" office:value="-185.821412669194" calcext:value-type="float">
            <text:p>-185.8214126692</text:p>
          </table:table-cell>
          <table:table-cell table:style-name="Default" office:value-type="float" office:value="-170.831621312795" calcext:value-type="float">
            <text:p>-170.8316213128</text:p>
          </table:table-cell>
          <table:table-cell table:style-name="Default" office:value-type="float" office:value="-173.272320659076" calcext:value-type="float">
            <text:p>-173.2723206591</text:p>
          </table:table-cell>
          <table:table-cell table:style-name="Default" office:value-type="float" office:value="-173.546168741131" calcext:value-type="float">
            <text:p>-173.5461687411</text:p>
          </table:table-cell>
          <table:table-cell table:style-name="Default" office:value-type="float" office:value="-173.402539025685" calcext:value-type="float">
            <text:p>-173.4025390257</text:p>
          </table:table-cell>
          <table:table-cell table:number-columns-repeated="80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formula="of:=ABS([.M28])" office:value-type="float" office:value="163.454382366854" calcext:value-type="float">
            <text:p>163.4543823669</text:p>
          </table:table-cell>
          <table:table-cell table:style-name="Default" table:formula="of:=ABS([.N28])" office:value-type="float" office:value="156.659654904661" calcext:value-type="float">
            <text:p>156.6596549047</text:p>
          </table:table-cell>
          <table:table-cell table:style-name="Default" table:formula="of:=ABS([.O28])" office:value-type="float" office:value="189.240446413486" calcext:value-type="float">
            <text:p>189.2404464135</text:p>
          </table:table-cell>
          <table:table-cell table:style-name="Default" table:formula="of:=ABS([.P28])" office:value-type="float" office:value="175.550027056552" calcext:value-type="float">
            <text:p>175.5500270566</text:p>
          </table:table-cell>
          <table:table-cell table:style-name="Default" table:formula="of:=ABS([.Q28])" office:value-type="float" office:value="173.304645256979" calcext:value-type="float">
            <text:p>173.304645257</text:p>
          </table:table-cell>
          <table:table-cell table:style-name="Default" table:formula="of:=ABS([.R28])" office:value-type="float" office:value="157.261260363837" calcext:value-type="float">
            <text:p>157.2612603638</text:p>
          </table:table-cell>
          <table:table-cell table:style-name="Default" table:formula="of:=ABS([.S28])" office:value-type="float" office:value="158.270694192824" calcext:value-type="float">
            <text:p>158.2706941928</text:p>
          </table:table-cell>
          <table:table-cell table:style-name="Default" table:formula="of:=ABS([.T28])" office:value-type="float" office:value="159.28012802181" calcext:value-type="float">
            <text:p>159.2801280218</text:p>
          </table:table-cell>
          <table:table-cell table:style-name="Default" table:formula="of:=ABS([.U28])" office:value-type="float" office:value="140.374147705331" calcext:value-type="float">
            <text:p>140.3741477053</text:p>
          </table:table-cell>
          <table:table-cell table:style-name="Default" table:formula="of:=ABS([.V28])" office:value-type="float" office:value="141.447805246918" calcext:value-type="float">
            <text:p>141.4478052469</text:p>
          </table:table-cell>
          <table:table-cell table:style-name="Default" table:formula="of:=ABS([.W28])" office:value-type="float" office:value="136.428671602489" calcext:value-type="float">
            <text:p>136.4286716025</text:p>
          </table:table-cell>
          <table:table-cell table:style-name="Default" table:formula="of:=ABS([.X28])" office:value-type="float" office:value="124.538284031422" calcext:value-type="float">
            <text:p>124.5382840314</text:p>
          </table:table-cell>
          <table:table-cell table:style-name="Default" table:formula="of:=ABS([.Y28])" office:value-type="float" office:value="125.644922180156" calcext:value-type="float">
            <text:p>125.6449221802</text:p>
          </table:table-cell>
          <table:table-cell table:style-name="Default" table:formula="of:=ABS([.Z28])" office:value-type="float" office:value="126.751560328889" calcext:value-type="float">
            <text:p>126.7515603289</text:p>
          </table:table-cell>
          <table:table-cell table:style-name="Default" table:formula="of:=ABS([.AA28])" office:value-type="float" office:value="108.714640921798" calcext:value-type="float">
            <text:p>108.7146409218</text:p>
          </table:table-cell>
          <table:table-cell table:style-name="Default" table:formula="of:=ABS([.AB28])" office:value-type="float" office:value="109.567695428725" calcext:value-type="float">
            <text:p>109.5676954287</text:p>
          </table:table-cell>
          <table:table-cell table:style-name="Default" table:formula="of:=ABS([.AC28])" office:value-type="float" office:value="110.420749935652" calcext:value-type="float">
            <text:p>110.4207499357</text:p>
          </table:table-cell>
          <table:table-cell table:style-name="Default" table:formula="of:=ABS([.AD28])" office:value-type="float" office:value="119.204622098418" calcext:value-type="float">
            <text:p>119.2046220984</text:p>
          </table:table-cell>
          <table:table-cell table:style-name="Default" table:formula="of:=ABS([.AE28])" office:value-type="float" office:value="109.111997882536" calcext:value-type="float">
            <text:p>109.1119978825</text:p>
          </table:table-cell>
          <table:table-cell table:style-name="Default" table:formula="of:=ABS([.AF28])" office:value-type="float" office:value="109.727800350705" calcext:value-type="float">
            <text:p>109.7278003507</text:p>
          </table:table-cell>
          <table:table-cell table:style-name="Default" table:formula="of:=ABS([.AG28])" office:value-type="float" office:value="106.060912465178" calcext:value-type="float">
            <text:p>106.0609124652</text:p>
          </table:table-cell>
          <table:table-cell table:style-name="Default" table:formula="of:=ABS([.AH28])" office:value-type="float" office:value="99.1349671644844" calcext:value-type="float">
            <text:p>99.1349671645</text:p>
          </table:table-cell>
          <table:table-cell table:style-name="Default" table:formula="of:=ABS([.AI28])" office:value-type="float" office:value="99.4782434782753" calcext:value-type="float">
            <text:p>99.4782434783</text:p>
          </table:table-cell>
          <table:table-cell table:style-name="Default" table:formula="of:=ABS([.AJ28])" office:value-type="float" office:value="102.828648769229" calcext:value-type="float">
            <text:p>102.8286487692</text:p>
          </table:table-cell>
          <table:table-cell table:style-name="Default" table:formula="of:=ABS([.AK28])" office:value-type="float" office:value="99.8273003877879" calcext:value-type="float">
            <text:p>99.8273003878</text:p>
          </table:table-cell>
          <table:table-cell table:style-name="Default" table:formula="of:=ABS([.AL28])" office:value-type="float" office:value="99.76570477809" calcext:value-type="float">
            <text:p>99.7657047781</text:p>
          </table:table-cell>
          <table:table-cell table:style-name="Default" table:formula="of:=ABS([.AM28])" office:value-type="float" office:value="99.704109168392" calcext:value-type="float">
            <text:p>99.7041091684</text:p>
          </table:table-cell>
          <table:table-cell table:style-name="Default" table:formula="of:=ABS([.AN28])" office:value-type="float" office:value="99.6425135586937" calcext:value-type="float">
            <text:p>99.6425135587</text:p>
          </table:table-cell>
          <table:table-cell table:style-name="Default" table:formula="of:=ABS([.AO28])" office:value-type="float" office:value="105.061087041643" calcext:value-type="float">
            <text:p>105.0610870416</text:p>
          </table:table-cell>
          <table:table-cell table:style-name="Default" table:formula="of:=ABS([.AP28])" office:value-type="float" office:value="104.830233060536" calcext:value-type="float">
            <text:p>104.8302330605</text:p>
          </table:table-cell>
          <table:table-cell table:style-name="Default" table:formula="of:=ABS([.AQ28])" office:value-type="float" office:value="105.883752379592" calcext:value-type="float">
            <text:p>105.8837523796</text:p>
          </table:table-cell>
          <table:table-cell table:style-name="Default" table:formula="of:=ABS([.AR28])" office:value-type="float" office:value="105.552481182071" calcext:value-type="float">
            <text:p>105.5524811821</text:p>
          </table:table-cell>
          <table:table-cell table:style-name="Default" table:formula="of:=ABS([.AS28])" office:value-type="float" office:value="105.22120998455" calcext:value-type="float">
            <text:p>105.2212099846</text:p>
          </table:table-cell>
          <table:table-cell table:style-name="Default" table:formula="of:=ABS([.AT28])" office:value-type="float" office:value="112.198309157481" calcext:value-type="float">
            <text:p>112.1983091575</text:p>
          </table:table-cell>
          <table:table-cell table:style-name="Default" table:formula="of:=ABS([.AU28])" office:value-type="float" office:value="111.706878121974" calcext:value-type="float">
            <text:p>111.706878122</text:p>
          </table:table-cell>
          <table:table-cell table:style-name="Default" table:formula="of:=ABS([.AV28])" office:value-type="float" office:value="121.779173124378" calcext:value-type="float">
            <text:p>121.7791731244</text:p>
          </table:table-cell>
          <table:table-cell table:style-name="Default" table:formula="of:=ABS([.AW28])" office:value-type="float" office:value="122.984306754303" calcext:value-type="float">
            <text:p>122.9843067543</text:p>
          </table:table-cell>
          <table:table-cell table:style-name="Default" table:formula="of:=ABS([.AX28])" office:value-type="float" office:value="136.014458371218" calcext:value-type="float">
            <text:p>136.0144583712</text:p>
          </table:table-cell>
          <table:table-cell table:style-name="Default" table:formula="of:=ABS([.AY28])" office:value-type="float" office:value="136.135362672195" calcext:value-type="float">
            <text:p>136.1353626722</text:p>
          </table:table-cell>
          <table:table-cell table:style-name="Default" table:formula="of:=ABS([.AZ28])" office:value-type="float" office:value="134.989530433663" calcext:value-type="float">
            <text:p>134.9895304337</text:p>
          </table:table-cell>
          <table:table-cell table:style-name="Default" table:formula="of:=ABS([.BA28])" office:value-type="float" office:value="135.410949669089" calcext:value-type="float">
            <text:p>135.4109496691</text:p>
          </table:table-cell>
          <table:table-cell table:style-name="Default" table:formula="of:=ABS([.BB28])" office:value-type="float" office:value="151.266170932832" calcext:value-type="float">
            <text:p>151.2661709328</text:p>
          </table:table-cell>
          <table:table-cell table:style-name="Default" table:formula="of:=ABS([.BC28])" office:value-type="float" office:value="150.106744053952" calcext:value-type="float">
            <text:p>150.106744054</text:p>
          </table:table-cell>
          <table:table-cell table:style-name="Default" table:formula="of:=ABS([.BD28])" office:value-type="float" office:value="173.500635192121" calcext:value-type="float">
            <text:p>173.5006351921</text:p>
          </table:table-cell>
          <table:table-cell table:style-name="Default" table:formula="of:=ABS([.BE28])" office:value-type="float" office:value="144.496782130911" calcext:value-type="float">
            <text:p>144.4967821309</text:p>
          </table:table-cell>
          <table:table-cell table:style-name="Default" table:formula="of:=ABS([.BF28])" office:value-type="float" office:value="157.746890370168" calcext:value-type="float">
            <text:p>157.7468903702</text:p>
          </table:table-cell>
          <table:table-cell table:style-name="Default" table:formula="of:=ABS([.BG28])" office:value-type="float" office:value="166.327683554672" calcext:value-type="float">
            <text:p>166.3276835547</text:p>
          </table:table-cell>
          <table:table-cell table:style-name="Default" table:formula="of:=ABS([.BH28])" office:value-type="float" office:value="165.951353597761" calcext:value-type="float">
            <text:p>165.9513535978</text:p>
          </table:table-cell>
          <table:table-cell table:style-name="Default" table:formula="of:=ABS([.BI28])" office:value-type="float" office:value="180.398807660422" calcext:value-type="float">
            <text:p>180.3988076604</text:p>
          </table:table-cell>
          <table:table-cell table:style-name="Default" table:formula="of:=ABS([.BJ28])" office:value-type="float" office:value="179.883597932787" calcext:value-type="float">
            <text:p>179.8835979328</text:p>
          </table:table-cell>
          <table:table-cell table:style-name="Default" table:formula="of:=ABS([.BK28])" office:value-type="float" office:value="157.713688664755" calcext:value-type="float">
            <text:p>157.7136886648</text:p>
          </table:table-cell>
          <table:table-cell table:style-name="Default" table:formula="of:=ABS([.BL28])" office:value-type="float" office:value="158.374946937723" calcext:value-type="float">
            <text:p>158.3749469377</text:p>
          </table:table-cell>
          <table:table-cell table:style-name="Default" table:formula="of:=ABS([.BM28])" office:value-type="float" office:value="145.613864039206" calcext:value-type="float">
            <text:p>145.6138640392</text:p>
          </table:table-cell>
          <table:table-cell table:style-name="Default" table:formula="of:=ABS([.BN28])" office:value-type="float" office:value="146.473098388217" calcext:value-type="float">
            <text:p>146.4730983882</text:p>
          </table:table-cell>
          <table:table-cell table:style-name="Default" table:formula="of:=ABS([.BO28])" office:value-type="float" office:value="150.711906050868" calcext:value-type="float">
            <text:p>150.7119060509</text:p>
          </table:table-cell>
          <table:table-cell table:style-name="Default" table:formula="of:=ABS([.BP28])" office:value-type="float" office:value="129.232128480802" calcext:value-type="float">
            <text:p>129.2321284808</text:p>
          </table:table-cell>
          <table:table-cell table:style-name="Default" table:formula="of:=ABS([.BQ28])" office:value-type="float" office:value="120.61729425054" calcext:value-type="float">
            <text:p>120.6172942505</text:p>
          </table:table-cell>
          <table:table-cell table:style-name="Default" table:formula="of:=ABS([.BR28])" office:value-type="float" office:value="121.581527173416" calcext:value-type="float">
            <text:p>121.5815271734</text:p>
          </table:table-cell>
          <table:table-cell table:style-name="Default" table:formula="of:=ABS([.BS28])" office:value-type="float" office:value="116.202438400912" calcext:value-type="float">
            <text:p>116.2024384009</text:p>
          </table:table-cell>
          <table:table-cell table:style-name="Default" table:formula="of:=ABS([.BT28])" office:value-type="float" office:value="103.267882400912" calcext:value-type="float">
            <text:p>103.2678824009</text:p>
          </table:table-cell>
          <table:table-cell table:style-name="Default" table:formula="of:=ABS([.BU28])" office:value-type="float" office:value="102.284373985966" calcext:value-type="float">
            <text:p>102.284373986</text:p>
          </table:table-cell>
          <table:table-cell table:style-name="Default" table:formula="of:=ABS([.BV28])" office:value-type="float" office:value="102.420062277679" calcext:value-type="float">
            <text:p>102.4200622777</text:p>
          </table:table-cell>
          <table:table-cell table:style-name="Default" table:formula="of:=ABS([.BW28])" office:value-type="float" office:value="102.555750569392" calcext:value-type="float">
            <text:p>102.5557505694</text:p>
          </table:table-cell>
          <table:table-cell table:style-name="Default" table:formula="of:=ABS([.BX28])" office:value-type="float" office:value="102.691438861106" calcext:value-type="float">
            <text:p>102.6914388611</text:p>
          </table:table-cell>
          <table:table-cell table:style-name="Default" table:formula="of:=ABS([.BY28])" office:value-type="float" office:value="101.219418303856" calcext:value-type="float">
            <text:p>101.2194183039</text:p>
          </table:table-cell>
          <table:table-cell table:style-name="Default" table:formula="of:=ABS([.BZ28])" office:value-type="float" office:value="109.191714563909" calcext:value-type="float">
            <text:p>109.1917145639</text:p>
          </table:table-cell>
          <table:table-cell table:style-name="Default" table:formula="of:=ABS([.CA28])" office:value-type="float" office:value="108.784452211262" calcext:value-type="float">
            <text:p>108.7844522113</text:p>
          </table:table-cell>
          <table:table-cell table:style-name="Default" table:formula="of:=ABS([.CB28])" office:value-type="float" office:value="108.377189858614" calcext:value-type="float">
            <text:p>108.3771898586</text:p>
          </table:table-cell>
          <table:table-cell table:style-name="Default" table:formula="of:=ABS([.CC28])" office:value-type="float" office:value="130.234057215511" calcext:value-type="float">
            <text:p>130.2340572155</text:p>
          </table:table-cell>
          <table:table-cell table:style-name="Default" table:formula="of:=ABS([.CD28])" office:value-type="float" office:value="128.151290691554" calcext:value-type="float">
            <text:p>128.1512906916</text:p>
          </table:table-cell>
          <table:table-cell table:style-name="Default" table:formula="of:=ABS([.CE28])" office:value-type="float" office:value="127.203415884266" calcext:value-type="float">
            <text:p>127.2034158843</text:p>
          </table:table-cell>
          <table:table-cell table:style-name="Default" table:formula="of:=ABS([.CF28])" office:value-type="float" office:value="145.862926412628" calcext:value-type="float">
            <text:p>145.8629264126</text:p>
          </table:table-cell>
          <table:table-cell table:style-name="Default" table:formula="of:=ABS([.CG28])" office:value-type="float" office:value="149.610817970728" calcext:value-type="float">
            <text:p>149.6108179707</text:p>
          </table:table-cell>
          <table:table-cell table:style-name="Default" table:formula="of:=ABS([.CH28])" office:value-type="float" office:value="148.383213444855" calcext:value-type="float">
            <text:p>148.3832134449</text:p>
          </table:table-cell>
          <table:table-cell table:style-name="Default" table:formula="of:=ABS([.CI28])" office:value-type="float" office:value="191.243815980718" calcext:value-type="float">
            <text:p>191.2438159807</text:p>
          </table:table-cell>
          <table:table-cell table:style-name="Default" table:formula="of:=ABS([.CJ28])" office:value-type="float" office:value="164.501624183757" calcext:value-type="float">
            <text:p>164.5016241838</text:p>
          </table:table-cell>
          <table:table-cell table:style-name="Default" table:formula="of:=ABS([.CK28])" office:value-type="float" office:value="163.86240162351" calcext:value-type="float">
            <text:p>163.8624016235</text:p>
          </table:table-cell>
          <table:table-cell table:style-name="Default" table:formula="of:=ABS([.CL28])" office:value-type="float" office:value="201.733264177508" calcext:value-type="float">
            <text:p>201.7332641775</text:p>
          </table:table-cell>
          <table:table-cell table:style-name="Default" table:formula="of:=ABS([.CM28])" office:value-type="float" office:value="178.025914264317" calcext:value-type="float">
            <text:p>178.0259142643</text:p>
          </table:table-cell>
          <table:table-cell table:style-name="Default" table:formula="of:=ABS([.CN28])" office:value-type="float" office:value="170.438377459106" calcext:value-type="float">
            <text:p>170.4383774591</text:p>
          </table:table-cell>
          <table:table-cell table:style-name="Default" table:formula="of:=ABS([.CO28])" office:value-type="float" office:value="156.892255038679" calcext:value-type="float">
            <text:p>156.8922550387</text:p>
          </table:table-cell>
          <table:table-cell table:style-name="Default" table:formula="of:=ABS([.CP28])" office:value-type="float" office:value="158.021420910186" calcext:value-type="float">
            <text:p>158.0214209102</text:p>
          </table:table-cell>
          <table:table-cell table:style-name="Default" table:formula="of:=ABS([.CQ28])" office:value-type="float" office:value="155.550448844548" calcext:value-type="float">
            <text:p>155.5504488445</text:p>
          </table:table-cell>
          <table:table-cell table:style-name="Default" table:formula="of:=ABS([.CR28])" office:value-type="float" office:value="140.539879609439" calcext:value-type="float">
            <text:p>140.5398796094</text:p>
          </table:table-cell>
          <table:table-cell table:style-name="Default" table:formula="of:=ABS([.CS28])" office:value-type="float" office:value="141.863320503395" calcext:value-type="float">
            <text:p>141.8633205034</text:p>
          </table:table-cell>
          <table:table-cell table:style-name="Default" table:formula="of:=ABS([.CT28])" office:value-type="float" office:value="140.506723921039" calcext:value-type="float">
            <text:p>140.506723921</text:p>
          </table:table-cell>
          <table:table-cell table:style-name="Default" table:formula="of:=ABS([.CU28])" office:value-type="float" office:value="132.492679544022" calcext:value-type="float">
            <text:p>132.492679544</text:p>
          </table:table-cell>
          <table:table-cell table:style-name="Default" table:formula="of:=ABS([.CV28])" office:value-type="float" office:value="127.38773121921" calcext:value-type="float">
            <text:p>127.3877312192</text:p>
          </table:table-cell>
          <table:table-cell table:style-name="Default" table:formula="of:=ABS([.CW28])" office:value-type="float" office:value="128.590765199616" calcext:value-type="float">
            <text:p>128.5907651996</text:p>
          </table:table-cell>
          <table:table-cell table:style-name="Default" table:formula="of:=ABS([.CX28])" office:value-type="float" office:value="121.343876043917" calcext:value-type="float">
            <text:p>121.3438760439</text:p>
          </table:table-cell>
          <table:table-cell table:style-name="Default" table:formula="of:=ABS([.CY28])" office:value-type="float" office:value="117.793159046022" calcext:value-type="float">
            <text:p>117.793159046</text:p>
          </table:table-cell>
          <table:table-cell table:style-name="Default" table:formula="of:=ABS([.CZ28])" office:value-type="float" office:value="108.386071720681" calcext:value-type="float">
            <text:p>108.3860717207</text:p>
          </table:table-cell>
          <table:table-cell table:style-name="Default" table:formula="of:=ABS([.DA28])" office:value-type="float" office:value="109.008652534828" calcext:value-type="float">
            <text:p>109.0086525348</text:p>
          </table:table-cell>
          <table:table-cell table:style-name="Default" table:formula="of:=ABS([.DB28])" office:value-type="float" office:value="109.631233348974" calcext:value-type="float">
            <text:p>109.631233349</text:p>
          </table:table-cell>
          <table:table-cell table:style-name="Default" table:formula="of:=ABS([.DC28])" office:value-type="float" office:value="104.795634812697" calcext:value-type="float">
            <text:p>104.7956348127</text:p>
          </table:table-cell>
          <table:table-cell table:style-name="Default" table:formula="of:=ABS([.DD28])" office:value-type="float" office:value="102.602938089584" calcext:value-type="float">
            <text:p>102.6029380896</text:p>
          </table:table-cell>
          <table:table-cell table:style-name="Default" table:formula="of:=ABS([.DE28])" office:value-type="float" office:value="102.917661640054" calcext:value-type="float">
            <text:p>102.9176616401</text:p>
          </table:table-cell>
          <table:table-cell table:style-name="Default" table:formula="of:=ABS([.DF28])" office:value-type="float" office:value="103.232385190524" calcext:value-type="float">
            <text:p>103.2323851905</text:p>
          </table:table-cell>
          <table:table-cell table:style-name="Default" table:formula="of:=ABS([.DG28])" office:value-type="float" office:value="101.404276202387" calcext:value-type="float">
            <text:p>101.4042762024</text:p>
          </table:table-cell>
          <table:table-cell table:style-name="Default" table:formula="of:=ABS([.DH28])" office:value-type="float" office:value="102.1418667135" calcext:value-type="float">
            <text:p>102.1418667135</text:p>
          </table:table-cell>
          <table:table-cell table:style-name="Default" table:formula="of:=ABS([.DI28])" office:value-type="float" office:value="102.158050371877" calcext:value-type="float">
            <text:p>102.1580503719</text:p>
          </table:table-cell>
          <table:table-cell table:style-name="Default" table:formula="of:=ABS([.DJ28])" office:value-type="float" office:value="101.240054117532" calcext:value-type="float">
            <text:p>101.2400541175</text:p>
          </table:table-cell>
          <table:table-cell table:style-name="Default" table:formula="of:=ABS([.DK28])" office:value-type="float" office:value="103.470644641302" calcext:value-type="float">
            <text:p>103.4706446413</text:p>
          </table:table-cell>
          <table:table-cell table:style-name="Default" table:formula="of:=ABS([.DL28])" office:value-type="float" office:value="103.186630692484" calcext:value-type="float">
            <text:p>103.1866306925</text:p>
          </table:table-cell>
          <table:table-cell table:style-name="Default" table:formula="of:=ABS([.DM28])" office:value-type="float" office:value="102.902616743665" calcext:value-type="float">
            <text:p>102.9026167437</text:p>
          </table:table-cell>
          <table:table-cell table:style-name="Default" table:formula="of:=ABS([.DN28])" office:value-type="float" office:value="103.14164852003" calcext:value-type="float">
            <text:p>103.14164852</text:p>
          </table:table-cell>
          <table:table-cell table:style-name="Default" table:formula="of:=ABS([.DO28])" office:value-type="float" office:value="108.345244395958" calcext:value-type="float">
            <text:p>108.345244396</text:p>
          </table:table-cell>
          <table:table-cell table:style-name="Default" table:formula="of:=ABS([.DP28])" office:value-type="float" office:value="107.738161334164" calcext:value-type="float">
            <text:p>107.7381613342</text:p>
          </table:table-cell>
          <table:table-cell table:style-name="Default" table:formula="of:=ABS([.DQ28])" office:value-type="float" office:value="107.131078272369" calcext:value-type="float">
            <text:p>107.1310782724</text:p>
          </table:table-cell>
          <table:table-cell table:style-name="Default" table:formula="of:=ABS([.DR28])" office:value-type="float" office:value="119.675573832953" calcext:value-type="float">
            <text:p>119.675573833</text:p>
          </table:table-cell>
          <table:table-cell table:style-name="Default" table:formula="of:=ABS([.DS28])" office:value-type="float" office:value="118.794176136185" calcext:value-type="float">
            <text:p>118.7941761362</text:p>
          </table:table-cell>
          <table:table-cell table:style-name="Default" table:formula="of:=ABS([.DT28])" office:value-type="float" office:value="122.221165186792" calcext:value-type="float">
            <text:p>122.2211651868</text:p>
          </table:table-cell>
          <table:table-cell table:style-name="Default" table:formula="of:=ABS([.DU28])" office:value-type="float" office:value="121.053201793057" calcext:value-type="float">
            <text:p>121.0532017931</text:p>
          </table:table-cell>
          <table:table-cell table:style-name="Default" table:formula="of:=ABS([.DV28])" office:value-type="float" office:value="129.644428238509" calcext:value-type="float">
            <text:p>129.6444282385</text:p>
          </table:table-cell>
          <table:table-cell table:style-name="Default" table:formula="of:=ABS([.DW28])" office:value-type="float" office:value="128.700979902564" calcext:value-type="float">
            <text:p>128.7009799026</text:p>
          </table:table-cell>
          <table:table-cell table:style-name="Default" table:formula="of:=ABS([.DX28])" office:value-type="float" office:value="136.378052868132" calcext:value-type="float">
            <text:p>136.3780528681</text:p>
          </table:table-cell>
          <table:table-cell table:style-name="Default" table:formula="of:=ABS([.DY28])" office:value-type="float" office:value="135.0732369563" calcext:value-type="float">
            <text:p>135.0732369563</text:p>
          </table:table-cell>
          <table:table-cell table:style-name="Default" table:formula="of:=ABS([.DZ28])" office:value-type="float" office:value="151.639910116919" calcext:value-type="float">
            <text:p>151.6399101169</text:p>
          </table:table-cell>
          <table:table-cell table:style-name="Default" table:formula="of:=ABS([.EA28])" office:value-type="float" office:value="160.280099081057" calcext:value-type="float">
            <text:p>160.2800990811</text:p>
          </table:table-cell>
          <table:table-cell table:style-name="Default" table:formula="of:=ABS([.EB28])" office:value-type="float" office:value="161.631637314704" calcext:value-type="float">
            <text:p>161.6316373147</text:p>
          </table:table-cell>
          <table:table-cell table:style-name="Default" table:formula="of:=ABS([.EC28])" office:value-type="float" office:value="171.499692004838" calcext:value-type="float">
            <text:p>171.4996920048</text:p>
          </table:table-cell>
          <table:table-cell table:style-name="Default" table:formula="of:=ABS([.ED28])" office:value-type="float" office:value="170.317202507926" calcext:value-type="float">
            <text:p>170.3172025079</text:p>
          </table:table-cell>
          <table:table-cell table:style-name="Default" table:formula="of:=ABS([.EE28])" office:value-type="float" office:value="169.134713011013" calcext:value-type="float">
            <text:p>169.134713011</text:p>
          </table:table-cell>
          <table:table-cell table:style-name="Default" table:formula="of:=ABS([.EF28])" office:value-type="float" office:value="195.46750259933" calcext:value-type="float">
            <text:p>195.4675025993</text:p>
          </table:table-cell>
          <table:table-cell table:style-name="Default" table:formula="of:=ABS([.EG28])" office:value-type="float" office:value="157.626086959991" calcext:value-type="float">
            <text:p>157.62608696</text:p>
          </table:table-cell>
          <table:table-cell table:style-name="Default" table:formula="of:=ABS([.EH28])" office:value-type="float" office:value="157.695970910867" calcext:value-type="float">
            <text:p>157.6959709109</text:p>
          </table:table-cell>
          <table:table-cell table:style-name="Default" table:formula="of:=ABS([.EI28])" office:value-type="float" office:value="146.501522036955" calcext:value-type="float">
            <text:p>146.501522037</text:p>
          </table:table-cell>
          <table:table-cell table:style-name="Default" table:formula="of:=ABS([.EJ28])" office:value-type="float" office:value="152.003423023121" calcext:value-type="float">
            <text:p>152.0034230231</text:p>
          </table:table-cell>
          <table:table-cell table:style-name="Default" table:formula="of:=ABS([.EK28])" office:value-type="float" office:value="152.421994839744" calcext:value-type="float">
            <text:p>152.4219948397</text:p>
          </table:table-cell>
          <table:table-cell table:style-name="Default" table:formula="of:=ABS([.EL28])" office:value-type="float" office:value="136.876716125445" calcext:value-type="float">
            <text:p>136.8767161254</text:p>
          </table:table-cell>
          <table:table-cell table:style-name="Default" table:formula="of:=ABS([.EM28])" office:value-type="float" office:value="138.093530448324" calcext:value-type="float">
            <text:p>138.0935304483</text:p>
          </table:table-cell>
          <table:table-cell table:style-name="Default" table:formula="of:=ABS([.EN28])" office:value-type="float" office:value="131.196760531906" calcext:value-type="float">
            <text:p>131.1967605319</text:p>
          </table:table-cell>
          <table:table-cell table:style-name="Default" table:formula="of:=ABS([.EO28])" office:value-type="float" office:value="115.182345103119" calcext:value-type="float">
            <text:p>115.1823451031</text:p>
          </table:table-cell>
          <table:table-cell table:style-name="Default" table:formula="of:=ABS([.EP28])" office:value-type="float" office:value="115.918330890213" calcext:value-type="float">
            <text:p>115.9183308902</text:p>
          </table:table-cell>
          <table:table-cell table:style-name="Default" table:formula="of:=ABS([.EQ28])" office:value-type="float" office:value="109.44630637014" calcext:value-type="float">
            <text:p>109.4463063701</text:p>
          </table:table-cell>
          <table:table-cell table:style-name="Default" table:formula="of:=ABS([.ER28])" office:value-type="float" office:value="103.488500041353" calcext:value-type="float">
            <text:p>103.4885000414</text:p>
          </table:table-cell>
          <table:table-cell table:style-name="Default" table:formula="of:=ABS([.ES28])" office:value-type="float" office:value="103.712551128511" calcext:value-type="float">
            <text:p>103.7125511285</text:p>
          </table:table-cell>
          <table:table-cell table:style-name="Default" table:formula="of:=ABS([.ET28])" office:value-type="float" office:value="102.938188503712" calcext:value-type="float">
            <text:p>102.9381885037</text:p>
          </table:table-cell>
          <table:table-cell table:style-name="Default" table:formula="of:=ABS([.EU28])" office:value-type="float" office:value="106.620708251266" calcext:value-type="float">
            <text:p>106.6207082513</text:p>
          </table:table-cell>
          <table:table-cell table:style-name="Default" table:formula="of:=ABS([.EV28])" office:value-type="float" office:value="106.336363750749" calcext:value-type="float">
            <text:p>106.3363637507</text:p>
          </table:table-cell>
          <table:table-cell table:style-name="Default" table:formula="of:=ABS([.EW28])" office:value-type="float" office:value="106.052019250231" calcext:value-type="float">
            <text:p>106.0520192502</text:p>
          </table:table-cell>
          <table:table-cell table:style-name="Default" table:formula="of:=ABS([.EX28])" office:value-type="float" office:value="105.767674749713" calcext:value-type="float">
            <text:p>105.7676747497</text:p>
          </table:table-cell>
          <table:table-cell table:style-name="Default" table:formula="of:=ABS([.EY28])" office:value-type="float" office:value="110.160860672985" calcext:value-type="float">
            <text:p>110.160860673</text:p>
          </table:table-cell>
          <table:table-cell table:style-name="Default" table:formula="of:=ABS([.EZ28])" office:value-type="float" office:value="109.281801975503" calcext:value-type="float">
            <text:p>109.2818019755</text:p>
          </table:table-cell>
          <table:table-cell table:style-name="Default" table:formula="of:=ABS([.FA28])" office:value-type="float" office:value="129.818073824829" calcext:value-type="float">
            <text:p>129.8180738248</text:p>
          </table:table-cell>
          <table:table-cell table:style-name="Default" table:formula="of:=ABS([.FB28])" office:value-type="float" office:value="127.846223882393" calcext:value-type="float">
            <text:p>127.8462238824</text:p>
          </table:table-cell>
          <table:table-cell table:style-name="Default" table:formula="of:=ABS([.FC28])" office:value-type="float" office:value="148.138718991312" calcext:value-type="float">
            <text:p>148.1387189913</text:p>
          </table:table-cell>
          <table:table-cell table:style-name="Default" table:formula="of:=ABS([.FD28])" office:value-type="float" office:value="147.392757563016" calcext:value-type="float">
            <text:p>147.392757563</text:p>
          </table:table-cell>
          <table:table-cell table:style-name="Default" table:formula="of:=ABS([.FE28])" office:value-type="float" office:value="146.64679613472" calcext:value-type="float">
            <text:p>146.6467961347</text:p>
          </table:table-cell>
          <table:table-cell table:style-name="Default" table:formula="of:=ABS([.FF28])" office:value-type="float" office:value="183.505696841081" calcext:value-type="float">
            <text:p>183.5056968411</text:p>
          </table:table-cell>
          <table:table-cell table:style-name="Default" table:formula="of:=ABS([.FG28])" office:value-type="float" office:value="157.288350779613" calcext:value-type="float">
            <text:p>157.2883507796</text:p>
          </table:table-cell>
          <table:table-cell table:style-name="Default" table:formula="of:=ABS([.FH28])" office:value-type="float" office:value="152.199549199843" calcext:value-type="float">
            <text:p>152.1995491998</text:p>
          </table:table-cell>
          <table:table-cell table:style-name="Default" table:formula="of:=ABS([.FI28])" office:value-type="float" office:value="173.018682848494" calcext:value-type="float">
            <text:p>173.0186828485</text:p>
          </table:table-cell>
          <table:table-cell table:style-name="Default" table:formula="of:=ABS([.FJ28])" office:value-type="float" office:value="173.365808793542" calcext:value-type="float">
            <text:p>173.3658087935</text:p>
          </table:table-cell>
          <table:table-cell table:style-name="Default" table:formula="of:=ABS([.FK28])" office:value-type="float" office:value="160.970887461387" calcext:value-type="float">
            <text:p>160.9708874614</text:p>
          </table:table-cell>
          <table:table-cell table:style-name="Default" table:formula="of:=ABS([.FL28])" office:value-type="float" office:value="161.740705705432" calcext:value-type="float">
            <text:p>161.7407057054</text:p>
          </table:table-cell>
          <table:table-cell table:style-name="Default" table:formula="of:=ABS([.FM28])" office:value-type="float" office:value="156.89049663235" calcext:value-type="float">
            <text:p>156.8904966324</text:p>
          </table:table-cell>
          <table:table-cell table:style-name="Default" table:formula="of:=ABS([.FN28])" office:value-type="float" office:value="158.054910540571" calcext:value-type="float">
            <text:p>158.0549105406</text:p>
          </table:table-cell>
          <table:table-cell table:style-name="Default" table:formula="of:=ABS([.FO28])" office:value-type="float" office:value="145.480871161841" calcext:value-type="float">
            <text:p>145.4808711618</text:p>
          </table:table-cell>
          <table:table-cell table:style-name="Default" table:formula="of:=ABS([.FP28])" office:value-type="float" office:value="146.514118567204" calcext:value-type="float">
            <text:p>146.5141185672</text:p>
          </table:table-cell>
          <table:table-cell table:style-name="Default" table:formula="of:=ABS([.FQ28])" office:value-type="float" office:value="142.303432276029" calcext:value-type="float">
            <text:p>142.303432276</text:p>
          </table:table-cell>
          <table:table-cell table:style-name="Default" table:formula="of:=ABS([.FR28])" office:value-type="float" office:value="130.568920556661" calcext:value-type="float">
            <text:p>130.5689205567</text:p>
          </table:table-cell>
          <table:table-cell table:style-name="Default" table:formula="of:=ABS([.FS28])" office:value-type="float" office:value="131.59928135187" calcext:value-type="float">
            <text:p>131.5992813519</text:p>
          </table:table-cell>
          <table:table-cell table:style-name="Default" table:formula="of:=ABS([.FT28])" office:value-type="float" office:value="125.894602637778" calcext:value-type="float">
            <text:p>125.8946026378</text:p>
          </table:table-cell>
          <table:table-cell table:style-name="Default" table:formula="of:=ABS([.FU28])" office:value-type="float" office:value="116.671787052855" calcext:value-type="float">
            <text:p>116.6717870529</text:p>
          </table:table-cell>
          <table:table-cell table:style-name="Default" table:formula="of:=ABS([.FV28])" office:value-type="float" office:value="117.459623289275" calcext:value-type="float">
            <text:p>117.4596232893</text:p>
          </table:table-cell>
          <table:table-cell table:style-name="Default" table:formula="of:=ABS([.FW28])" office:value-type="float" office:value="115.363806608301" calcext:value-type="float">
            <text:p>115.3638066083</text:p>
          </table:table-cell>
          <table:table-cell table:style-name="Default" table:formula="of:=ABS([.FX28])" office:value-type="float" office:value="108.502790889096" calcext:value-type="float">
            <text:p>108.5027908891</text:p>
          </table:table-cell>
          <table:table-cell table:style-name="Default" table:formula="of:=ABS([.FY28])" office:value-type="float" office:value="104.544301000081" calcext:value-type="float">
            <text:p>104.5443010001</text:p>
          </table:table-cell>
          <table:table-cell table:style-name="Default" table:formula="of:=ABS([.FZ28])" office:value-type="float" office:value="104.801089099046" calcext:value-type="float">
            <text:p>104.801089099</text:p>
          </table:table-cell>
          <table:table-cell table:style-name="Default" table:formula="of:=ABS([.GA28])" office:value-type="float" office:value="105.057877198011" calcext:value-type="float">
            <text:p>105.057877198</text:p>
          </table:table-cell>
          <table:table-cell table:style-name="Default" table:formula="of:=ABS([.GB28])" office:value-type="float" office:value="105.314665296976" calcext:value-type="float">
            <text:p>105.314665297</text:p>
          </table:table-cell>
          <table:table-cell table:style-name="Default" table:formula="of:=ABS([.GC28])" office:value-type="float" office:value="102.662779278224" calcext:value-type="float">
            <text:p>102.6627792782</text:p>
          </table:table-cell>
          <table:table-cell table:style-name="Default" table:formula="of:=ABS([.GD28])" office:value-type="float" office:value="102.784766261921" calcext:value-type="float">
            <text:p>102.7847662619</text:p>
          </table:table-cell>
          <table:table-cell table:style-name="Default" table:formula="of:=ABS([.GE28])" office:value-type="float" office:value="102.906753245618" calcext:value-type="float">
            <text:p>102.9067532456</text:p>
          </table:table-cell>
          <table:table-cell table:style-name="Default" table:formula="of:=ABS([.GF28])" office:value-type="float" office:value="103.720988824529" calcext:value-type="float">
            <text:p>103.7209888245</text:p>
          </table:table-cell>
          <table:table-cell table:style-name="Default" table:formula="of:=ABS([.GG28])" office:value-type="float" office:value="103.61583375081" calcext:value-type="float">
            <text:p>103.6158337508</text:p>
          </table:table-cell>
          <table:table-cell table:style-name="Default" table:formula="of:=ABS([.GH28])" office:value-type="float" office:value="103.49564730946" calcext:value-type="float">
            <text:p>103.4956473095</text:p>
          </table:table-cell>
          <table:table-cell table:style-name="Default" table:formula="of:=ABS([.GI28])" office:value-type="float" office:value="103.286939707183" calcext:value-type="float">
            <text:p>103.2869397072</text:p>
          </table:table-cell>
          <table:table-cell table:style-name="Default" table:formula="of:=ABS([.GJ28])" office:value-type="float" office:value="105.090825640324" calcext:value-type="float">
            <text:p>105.0908256403</text:p>
          </table:table-cell>
          <table:table-cell table:style-name="Default" table:formula="of:=ABS([.GK28])" office:value-type="float" office:value="105.681837391473" calcext:value-type="float">
            <text:p>105.6818373915</text:p>
          </table:table-cell>
          <table:table-cell table:style-name="Default" table:formula="of:=ABS([.GL28])" office:value-type="float" office:value="111.24037982909" calcext:value-type="float">
            <text:p>111.2403798291</text:p>
          </table:table-cell>
          <table:table-cell table:style-name="Default" table:formula="of:=ABS([.GM28])" office:value-type="float" office:value="110.535059073788" calcext:value-type="float">
            <text:p>110.5350590738</text:p>
          </table:table-cell>
          <table:table-cell table:style-name="Default" table:formula="of:=ABS([.GN28])" office:value-type="float" office:value="112.597736493063" calcext:value-type="float">
            <text:p>112.5977364931</text:p>
          </table:table-cell>
          <table:table-cell table:style-name="Default" table:formula="of:=ABS([.GO28])" office:value-type="float" office:value="111.843454608927" calcext:value-type="float">
            <text:p>111.8434546089</text:p>
          </table:table-cell>
          <table:table-cell table:style-name="Default" table:formula="of:=ABS([.GP28])" office:value-type="float" office:value="116.267693603281" calcext:value-type="float">
            <text:p>116.2676936033</text:p>
          </table:table-cell>
          <table:table-cell table:style-name="Default" table:formula="of:=ABS([.GQ28])" office:value-type="float" office:value="120.857668293993" calcext:value-type="float">
            <text:p>120.857668294</text:p>
          </table:table-cell>
          <table:table-cell table:style-name="Default" table:formula="of:=ABS([.GR28])" office:value-type="float" office:value="119.951785240669" calcext:value-type="float">
            <text:p>119.9517852407</text:p>
          </table:table-cell>
          <table:table-cell table:style-name="Default" table:formula="of:=ABS([.GS28])" office:value-type="float" office:value="124.245893676065" calcext:value-type="float">
            <text:p>124.2458936761</text:p>
          </table:table-cell>
          <table:table-cell table:style-name="Default" table:formula="of:=ABS([.GT28])" office:value-type="float" office:value="128.204776552672" calcext:value-type="float">
            <text:p>128.2047765527</text:p>
          </table:table-cell>
          <table:table-cell table:style-name="Default" table:formula="of:=ABS([.GU28])" office:value-type="float" office:value="127.175376901883" calcext:value-type="float">
            <text:p>127.1753769019</text:p>
          </table:table-cell>
          <table:table-cell table:style-name="Default" table:formula="of:=ABS([.GV28])" office:value-type="float" office:value="140.947096836766" calcext:value-type="float">
            <text:p>140.9470968368</text:p>
          </table:table-cell>
          <table:table-cell table:style-name="Default" table:formula="of:=ABS([.GW28])" office:value-type="float" office:value="139.945335538617" calcext:value-type="float">
            <text:p>139.9453355386</text:p>
          </table:table-cell>
          <table:table-cell table:style-name="Default" table:formula="of:=ABS([.GX28])" office:value-type="float" office:value="153.286321623726" calcext:value-type="float">
            <text:p>153.2863216237</text:p>
          </table:table-cell>
          <table:table-cell table:style-name="Default" table:formula="of:=ABS([.GY28])" office:value-type="float" office:value="172.361306770553" calcext:value-type="float">
            <text:p>172.3613067706</text:p>
          </table:table-cell>
          <table:table-cell table:style-name="Default" table:formula="of:=ABS([.GZ28])" office:value-type="float" office:value="171.069079549263" calcext:value-type="float">
            <text:p>171.0690795493</text:p>
          </table:table-cell>
          <table:table-cell table:style-name="Default" table:formula="of:=ABS([.HA28])" office:value-type="float" office:value="185.821412669194" calcext:value-type="float">
            <text:p>185.8214126692</text:p>
          </table:table-cell>
          <table:table-cell table:style-name="Default" table:formula="of:=ABS([.HB28])" office:value-type="float" office:value="170.831621312795" calcext:value-type="float">
            <text:p>170.8316213128</text:p>
          </table:table-cell>
          <table:table-cell table:style-name="Default" table:formula="of:=ABS([.HC28])" office:value-type="float" office:value="173.272320659076" calcext:value-type="float">
            <text:p>173.2723206591</text:p>
          </table:table-cell>
          <table:table-cell table:style-name="Default" table:formula="of:=ABS([.HD28])" office:value-type="float" office:value="173.546168741131" calcext:value-type="float">
            <text:p>173.5461687411</text:p>
          </table:table-cell>
          <table:table-cell table:style-name="Default" table:formula="of:=ABS([.HE28])" office:value-type="float" office:value="173.402539025685" calcext:value-type="float">
            <text:p>173.4025390257</text:p>
          </table:table-cell>
          <table:table-cell table:number-columns-repeated="80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9"/>
          <table:table-cell table:style-name="Default" table:number-columns-repeated="983"/>
        </table:table-row>
        <table:table-row table:style-name="ro1" table:number-rows-repeated="1048502">
          <table:table-cell table:number-columns-repeated="1022"/>
        </table:table-row>
        <table:table-row table:style-name="ro2" table:number-rows-repeated="4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__shared_2_137_0" table:base-cell-address="$Sheet1_2.$A$4" table:expression="AVERAGE([.A1:.A3])"/>
        <table:named-expression table:name="__shared_2_14_0" table:base-cell-address="$Sheet1_2.$A$4" table:expression="AVERAGE([.A1:.A3])"/>
        <table:named-expression table:name="__shared_2_15_0" table:base-cell-address="$Sheet1_2.$A$4" table:expression="AVERAGE([.A1:.A3])"/>
        <table:named-expression table:name="__shared_2_16_0" table:base-cell-address="$Sheet1_2.$A$4" table:expression="AVERAGE([.A1:.A3])"/>
        <table:named-expression table:name="__shared_2_17_0" table:base-cell-address="$Sheet1_2.$A$4" table:expression="AVERAGE([.A1:.A3])"/>
        <table:named-expression table:name="__shared_2_18_0" table:base-cell-address="$Sheet1_2.$A$4" table:expression="AVERAGE([.A1:.A3])"/>
        <table:named-expression table:name="__shared_2_19_0" table:base-cell-address="$Sheet1_2.$A$4" table:expression="AVERAGE([.A1:.A3])"/>
        <table:named-expression table:name="__shared_2_20_0" table:base-cell-address="$Sheet1_2.$A$4" table:expression="AVERAGE([.A1:.A3])"/>
        <table:named-expression table:name="__shared_2_21_0" table:base-cell-address="$Sheet1_2.$A$4" table:expression="AVERAGE([.A1:.A3])"/>
        <table:named-expression table:name="__shared_2_22_0" table:base-cell-address="$Sheet1_2.$A$4" table:expression="AVERAGE([.A1:.A3])"/>
        <table:named-expression table:name="__shared_2_23_0" table:base-cell-address="$Sheet1_2.$A$4" table:expression="AVERAGE([.A1:.A3])"/>
        <table:named-expression table:name="__shared_2_24_0" table:base-cell-address="$Sheet1_2.$A$4" table:expression="AVERAGE([.A1:.A3])"/>
        <table:named-expression table:name="__shared_2_25_0" table:base-cell-address="$Sheet1_2.$A$4" table:expression="AVERAGE([.A1:.A3])"/>
        <table:named-expression table:name="__shared_2_26_0" table:base-cell-address="$Sheet1_2.$A$4" table:expression="AVERAGE([.A1:.A3])"/>
        <table:named-expression table:name="__shared_2_27_0" table:base-cell-address="$Sheet1_2.$A$4" table:expression="AVERAGE([.A1:.A3])"/>
        <table:named-expression table:name="__shared_2_28_0" table:base-cell-address="$Sheet1_2.$A$4" table:expression="AVERAGE([.A1:.A3])"/>
        <table:named-expression table:name="__shared_2_29_0" table:base-cell-address="$Sheet1_2.$A$4" table:expression="AVERAGE([.A1:.A3])"/>
        <table:named-expression table:name="__shared_2_30_0" table:base-cell-address="$Sheet1_2.$A$4" table:expression="AVERAGE([.A1:.A3])"/>
        <table:named-expression table:name="__shared_2_31_0" table:base-cell-address="$Sheet1_2.$A$4" table:expression="AVERAGE([.A1:.A3])"/>
        <table:named-expression table:name="__shared_2_32_0" table:base-cell-address="$Sheet1_2.$A$4" table:expression="AVERAGE([.A1:.A3])"/>
        <table:named-expression table:name="__shared_2_33_0" table:base-cell-address="$Sheet1_2.$A$4" table:expression="AVERAGE([.A1:.A3])"/>
        <table:named-expression table:name="__shared_2_34_0" table:base-cell-address="$Sheet1_2.$A$4" table:expression="AVERAGE([.A1:.A3])"/>
        <table:named-expression table:name="__shared_2_35_0" table:base-cell-address="$Sheet1_2.$A$4" table:expression="AVERAGE([.A1:.A3])"/>
        <table:named-expression table:name="__shared_2_36_0" table:base-cell-address="$Sheet1_2.$A$4" table:expression="AVERAGE([.A1:.A3])"/>
        <table:named-expression table:name="__shared_2_37_0" table:base-cell-address="$Sheet1_2.$A$4" table:expression="AVERAGE([.A1:.A3])"/>
        <table:named-expression table:name="__shared_2_38_0" table:base-cell-address="$Sheet1_2.$A$4" table:expression="AVERAGE([.A1:.A3])"/>
        <table:named-expression table:name="__shared_2_39_0" table:base-cell-address="$Sheet1_2.$A$4" table:expression="AVERAGE([.A1:.A3])"/>
        <table:named-expression table:name="__shared_2_40_0" table:base-cell-address="$Sheet1_2.$A$4" table:expression="AVERAGE([.A1:.A3])"/>
        <table:named-expression table:name="__shared_2_41_0" table:base-cell-address="$Sheet1_2.$A$4" table:expression="AVERAGE([.A1:.A3])"/>
        <table:named-expression table:name="__shared_2_42_0" table:base-cell-address="$Sheet1_2.$A$4" table:expression="AVERAGE([.A1:.A3])"/>
        <table:named-expression table:name="__shared_2_43_0" table:base-cell-address="$Sheet1_2.$A$4" table:expression="AVERAGE([.A1:.A3])"/>
        <table:named-expression table:name="__shared_2_44_0" table:base-cell-address="$Sheet1_2.$A$4" table:expression="AVERAGE([.A1:.A3])"/>
        <table:named-expression table:name="__shared_2_45_0" table:base-cell-address="$Sheet1_2.$A$4" table:expression="AVERAGE([.A1:.A3])"/>
        <table:named-expression table:name="__shared_2_46_0" table:base-cell-address="$Sheet1_2.$A$4" table:expression="AVERAGE([.A1:.A3])"/>
        <table:named-expression table:name="__shared_2_60_0" table:base-cell-address="$Sheet1_2.$A$4" table:expression="AVERAGE([.A1:.A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12pt" fo:language="en" fo:country="US" style:letter-kerning="true" style:font-name-asian="Droid Sans Fallback" style:font-size-asian="24pt" style:language-asian="ja" style:country-asian="JP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4" number:min-integer-digits="1"/>
    </number:number-style>
    <number:number-style style:name="N111">
      <number:number number:decimal-places="12" number:min-integer-digits="1"/>
      <number:text> </number:text>
    </number:number-style>
    <number:number-style style:name="N113P0" style:volatile="true">
      <number:number number:decimal-places="7" number:min-integer-digits="1"/>
      <number:text> </number:text>
    </number:number-style>
    <number:number-style style:name="N113">
      <style:text-properties fo:color="#ff0000"/>
      <number:text>(</number:text>
      <number:number number:decimal-places="7" number:min-integer-digits="1"/>
      <number:text>)</number:text>
      <style:map style:condition="value()&gt;=0" style:apply-style-name="N113P0"/>
    </number:number-style>
    <number:number-style style:name="N115P0" style:volatile="true">
      <number:number number:decimal-places="18" number:min-integer-digits="1"/>
      <number:text> </number:text>
    </number:number-style>
    <number:number-style style:name="N115">
      <style:text-properties fo:color="#ff0000"/>
      <number:text>(</number:text>
      <number:number number:decimal-places="18" number:min-integer-digits="1"/>
      <number:text>)</number:text>
      <style:map style:condition="value()&gt;=0" style:apply-style-name="N115P0"/>
    </number:number-style>
    <number:number-style style:name="N117P0" style:volatile="true">
      <number:number number:decimal-places="17" number:min-integer-digits="1"/>
      <number:text> </number:text>
    </number:number-style>
    <number:number-style style:name="N117">
      <style:text-properties fo:color="#ff0000"/>
      <number:text>(</number:text>
      <number:number number:decimal-places="17" number:min-integer-digits="1"/>
      <number:text>)</number:text>
      <style:map style:condition="value()&gt;=0" style:apply-style-name="N117P0"/>
    </number:number-style>
    <number:number-style style:name="N118">
      <number:number number:decimal-places="5" number:min-integer-digits="1"/>
      <number:text> </number:text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ja" number:country="JP">
      <number:minutes number:style="long"/>
      <number:text>:</number:text>
      <number:seconds number:style="long"/>
    </number:time-style>
    <number:time-style style:name="N10157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ja" number:country="JP">
      <number:minutes number:style="long"/>
      <number:text>:</number:text>
      <number:seconds number:style="long" number:decimal-places="1"/>
    </number:time-style>
    <number:number-style style:name="N10159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/00/00</text:date>, <text:time style:data-style-name="N2" text:time-value="0000-00-00T22:36:08.39574236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4:50:12.991218806</meta:creation-date>
    <dc:date>2015-02-25T22:38:24.641732379</dc:date>
    <meta:editing-duration>PT1H40M58S</meta:editing-duration>
    <meta:editing-cycles>31</meta:editing-cycles>
    <meta:generator>LibreOffice/4.1.5.3$FreeBSD_X86_64 LibreOffice_project/410m0$Build-3</meta:generator>
    <meta:document-statistic meta:table-count="3" meta:cell-count="128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axis-position="start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20" chart:maximum="200" chart:interval-major="40" chart:reverse-direction="false" text:line-break="false" chart:axis-position="start"/>
      <style:graphic-properties svg:stroke-color="#b3b3b3"/>
      <style:text-properties fo:font-size="13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B866680F.svm" xlink:type="simple" xlink:actuate="onLoad"/>
      </style:chart-properties>
      <style:graphic-properties draw:stroke="dash" draw:stroke-dash="Ultrafine_20_Dashed"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D000000DD000000DD60E35BAE.svm" xlink:type="simple" xlink:actuate="onLoad"/>
      </style:chart-properties>
      <style:graphic-properties draw:stroke="dash" draw:stroke-dash="Ultrafine_20_Dashed"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>
        <chart:symbol-image xlink:href="Pictures/2000000D000000DD000000DDAA9CCF35.svm" xlink:type="simple" xlink:actuate="onLoad"/>
      </style:chart-properties>
      <style:graphic-properties draw:stroke="dash" draw:stroke-dash="Ultrafine_20_Dashed" svg:stroke-width="0.0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>
        <chart:symbol-image xlink:href="Pictures/2000000D000000DD000000DDF0FBC139.svm" xlink:type="simple" xlink:actuate="onLoad"/>
      </style:chart-properties>
      <style:graphic-properties draw:stroke="dash" draw:stroke-dash="Ultrafine_20_Dashed"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1cm" chart:symbol-height="0.1cm"/>
    </style:style>
    <style:style style:name="ch15" style:family="chart" style:data-style-name="N0">
      <style:chart-properties chart:symbol-type="none"/>
      <style:graphic-properties svg:stroke-width="0.07cm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1cm" svg:stroke-color="#000000" draw:fill-color="#0000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gr1" style:family="graphic">
      <style:graphic-properties draw:stroke="none" draw:fill="hatch" draw:fill-color="#99284c" draw:fill-hatch-name="dd" draw:opacity="25%" draw:textarea-horizontal-align="justify" draw:textarea-vertical-align="middle" draw:auto-grow-height="false" draw:shadow-opacity="25%"/>
    </style:style>
    <style:style style:name="P1" style:family="paragraph">
      <style:text-properties fo:font-size="24pt"/>
    </style:style>
  </office:automatic-styles>
  <office:body>
    <office:chart>
      <chart:chart svg:width="24.838cm" svg:height="13.03cm" xlink:href=".." xlink:type="simple" chart:class="chart:scatter" chart:style-name="ch1">
        <chart:legend svg:x="19.533cm" svg:y="3.625cm" style:legend-expansion="custom" chartooo:width="5.303cm" chartooo:height="8.257cm" style:legend-expansion-aspect-ratio="0.642242945379678" chart:style-name="ch2"/>
        <chart:plot-area chart:style-name="ch3" table:cell-range-address="Sheet1.A1:Sheet1.B16 Sheet1.C1:Sheet1.AQ1 Sheet1.C4:Sheet1.AQ4 Sheet1.C8:Sheet1.AQ8 Sheet1.C12:Sheet1.AQ12 Sheet1.C16:Sheet1.AQ16 Sheet1.A20:Sheet1.A20 Sheet1.C24:Sheet1.HO26 Sheet1.A22:Sheet1.A23 Sheet1.A25:Sheet1.A25 Sheet1.M29:Sheet1.HE29" chart:data-source-has-labels="both" svg:x="1.229cm" svg:y="0.229cm" svg:width="18.408cm" svg:height="11.39cm">
          <chartooo:coordinate-region svg:x="2.353cm" svg:y="0.481cm" svg:width="16.991cm" svg:height="10.306cm"/>
          <chart:axis chart:dimension="x" chart:name="primary-x" chart:style-name="ch4" chartooo:axis-type="auto">
            <chart:title svg:x="8.239cm" svg:y="11.759cm" chart:style-name="ch5">
              <text:p>Axial Position [ mm ]</text:p>
            </chart:title>
            <chart:categories table:cell-range-address="Sheet1.A1:Sheet1.B16"/>
          </chart:axis>
          <chart:axis chart:dimension="x" chart:name="secondary-x" chart:style-name="ch6"/>
          <chart:axis chart:dimension="y" chart:name="primary-y" chart:style-name="ch7">
            <chart:title svg:x="0.405cm" svg:y="10.698cm" chart:style-name="ch8">
              <text:p>ΔR [ μm ]  , B [ ×2 mT ] , dB/dr [ T/m ]</text:p>
            </chart:title>
            <chart:grid chart:style-name="ch9" chart:class="major"/>
          </chart:axis>
          <chart:series chart:style-name="ch10" chart:values-cell-range-address="Sheet1.C4:Sheet1.AQ4" chart:label-cell-address="Sheet1.A4:Sheet1.A4" chart:class="chart:scatter">
            <chart:domain table:cell-range-address="Sheet1.C1:Sheet1.AQ1"/>
            <chart:data-point chart:repeated="41"/>
          </chart:series>
          <chart:series chart:style-name="ch11" chart:values-cell-range-address="Sheet1.C8:Sheet1.AQ8" chart:label-cell-address="Sheet1.A8:Sheet1.A8" chart:class="chart:scatter">
            <chart:data-point chart:repeated="41"/>
          </chart:series>
          <chart:series chart:style-name="ch12" chart:values-cell-range-address="Sheet1.C12:Sheet1.AQ12" chart:label-cell-address="Sheet1.A12:Sheet1.A12" chart:class="chart:scatter">
            <chart:data-point chart:repeated="41"/>
          </chart:series>
          <chart:series chart:style-name="ch13" chart:values-cell-range-address="Sheet1.C16:Sheet1.AQ16" chart:label-cell-address="Sheet1.A16:Sheet1.A16" chart:class="chart:scatter">
            <chart:data-point chart:repeated="35"/>
            <chart:data-point chart:style-name="ch14"/>
            <chart:data-point chart:repeated="5"/>
          </chart:series>
          <chart:series chart:style-name="ch15" chart:values-cell-range-address="Sheet1.C24:Sheet1.HO24" chart:label-cell-address="Sheet1.A20:Sheet1.A20" chart:class="chart:scatter">
            <chart:domain table:cell-range-address="Sheet1.C18:Sheet1.HO18"/>
            <chart:data-point chart:repeated="221"/>
          </chart:series>
          <chart:series chart:style-name="ch16" chart:values-cell-range-address="Sheet1.C25:Sheet1.HO25" chart:label-cell-address="Sheet1.A22:Sheet1.A22" chart:class="chart:scatter">
            <chart:domain table:cell-range-address="Sheet1.C18:Sheet1.HO18"/>
            <chart:data-point chart:repeated="221"/>
          </chart:series>
          <chart:series chart:style-name="ch17" chart:values-cell-range-address="Sheet1.C26:Sheet1.HO26" chart:label-cell-address="Sheet1.A23:Sheet1.A23" chart:class="chart:scatter">
            <chart:domain table:cell-range-address="Sheet1.C18:Sheet1.HO18"/>
            <chart:data-point chart:repeated="221"/>
          </chart:series>
          <chart:series chart:style-name="ch18" chart:values-cell-range-address="Sheet1.M29:Sheet1.HE29" chart:label-cell-address="Sheet1.A25:Sheet1.A25" chart:class="chart:scatter">
            <chart:domain table:cell-range-address="Sheet1.M18:Sheet1.HE18"/>
            <chart:data-point chart:repeated="201"/>
          </chart:series>
          <chart:wall chart:style-name="ch19"/>
          <chart:floor chart:style-name="ch20"/>
        </chart:plot-area>
        <draw:custom-shape draw:style-name="gr1" draw:text-style-name="P1" svg:width="4.304cm" svg:height="10.305cm" svg:x="8.71cm" svg:y="0.4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4.304cm" svg:height="10.306cm" svg:x="2.354cm" svg:y="0.4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4.304cm" svg:height="10.306cm" svg:x="15.042cm" svg:y="0.482cm">
          <text:p/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A t=20min measured ΔR       ( n=750rpm ) typeA t=20min measured ΔR       ( n=1000rpm ) typeA t=20min measured ΔR       ( n=1250rpm ) typeA t=20min measured ΔR        ( n=1500rpm )</text:p>
                <text:list>
                  <text:list-item>
                    <text:p/>
                  </text:list-item>
                  <text:list-item>
                    <text:p>typeA</text:p>
                  </text:list-item>
                  <text:list-item>
                    <text:p>t=20min</text:p>
                  </text:list-item>
                  <text:list-item>
                    <text:p>measured ΔR       ( n=750rpm )</text:p>
                  </text:list-item>
                  <text:list-item>
                    <text:p/>
                  </text:list-item>
                  <text:list-item>
                    <text:p>typeA</text:p>
                  </text:list-item>
                  <text:list-item>
                    <text:p>t=20min</text:p>
                  </text:list-item>
                  <text:list-item>
                    <text:p>measured ΔR       ( n=1000rpm )</text:p>
                  </text:list-item>
                  <text:list-item>
                    <text:p/>
                  </text:list-item>
                  <text:list-item>
                    <text:p>typeA</text:p>
                  </text:list-item>
                  <text:list-item>
                    <text:p>t=20min</text:p>
                  </text:list-item>
                  <text:list-item>
                    <text:p>measured ΔR       ( n=1250rpm )</text:p>
                  </text:list-item>
                  <text:list-item>
                    <text:p/>
                  </text:list-item>
                  <text:list-item>
                    <text:p>typeA</text:p>
                  </text:list-item>
                  <text:list-item>
                    <text:p>t=20min</text:p>
                  </text:list-item>
                  <text:list-item>
                    <text:p>measured ΔR        ( n=1500rpm )</text:p>
                  </text:list-item>
                </text:list>
                <draw:g>
                  <svg:desc>Sheet1.A1:Sheet1.B16</svg:desc>
                </draw:g>
              </table:table-cell>
              <table:table-cell office:value-type="string">
                <text:p>before after difference before after difference before after difference before after difference</text:p>
                <text:list>
                  <text:list-item>
                    <text:p/>
                  </text:list-item>
                  <text:list-item>
                    <text:p>before</text:p>
                  </text:list-item>
                  <text:list-item>
                    <text:p>after</text:p>
                  </text:list-item>
                  <text:list-item>
                    <text:p>difference</text:p>
                  </text:list-item>
                  <text:list-item>
                    <text:p/>
                  </text:list-item>
                  <text:list-item>
                    <text:p>before</text:p>
                  </text:list-item>
                  <text:list-item>
                    <text:p>after</text:p>
                  </text:list-item>
                  <text:list-item>
                    <text:p>difference</text:p>
                  </text:list-item>
                  <text:list-item>
                    <text:p/>
                  </text:list-item>
                  <text:list-item>
                    <text:p>before</text:p>
                  </text:list-item>
                  <text:list-item>
                    <text:p>after</text:p>
                  </text:list-item>
                  <text:list-item>
                    <text:p>difference</text:p>
                  </text:list-item>
                  <text:list-item>
                    <text:p/>
                  </text:list-item>
                  <text:list-item>
                    <text:p>before</text:p>
                  </text:list-item>
                  <text:list-item>
                    <text:p>after</text:p>
                  </text:list-item>
                  <text:list-item>
                    <text:p>differenc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行 1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1:Sheet1.AQ1</svg:desc>
                </draw:g>
              </table:table-cell>
              <table:table-cell office:value-type="float" office:value="-9.5">
                <text:p>-9.5</text:p>
              </table:table-cell>
              <table:table-cell office:value-type="float" office:value="-9">
                <text:p>-9</text:p>
              </table:table-cell>
              <table:table-cell office:value-type="float" office:value="-8.5">
                <text:p>-8.5</text:p>
              </table:table-cell>
              <table:table-cell office:value-type="float" office:value="-8">
                <text:p>-8</text:p>
              </table:table-cell>
              <table:table-cell office:value-type="float" office:value="-7.5">
                <text:p>-7.5</text:p>
              </table:table-cell>
              <table:table-cell office:value-type="float" office:value="-7">
                <text:p>-7</text:p>
              </table:table-cell>
              <table:table-cell office:value-type="float" office:value="-6.5">
                <text:p>-6.5</text:p>
              </table:table-cell>
              <table:table-cell office:value-type="float" office:value="-6">
                <text:p>-6</text:p>
              </table:table-cell>
              <table:table-cell office:value-type="float" office:value="-5.5">
                <text:p>-5.5</text:p>
              </table:table-cell>
              <table:table-cell office:value-type="float" office:value="-5">
                <text:p>-5</text:p>
              </table:table-cell>
              <table:table-cell office:value-type="float" office:value="-4.5">
                <text:p>-4.5</text:p>
              </table:table-cell>
              <table:table-cell office:value-type="float" office:value="-4">
                <text:p>-4</text:p>
              </table:table-cell>
              <table:table-cell office:value-type="float" office:value="-3.5">
                <text:p>-3.5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2">
                <text:p>-2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asured ΔR       ( n=750rpm )</text:p>
                <draw:g>
                  <svg:desc>Sheet1.A4:Sheet1.A4</svg:desc>
                </draw:g>
              </table:table-cell>
              <table:table-cell office:value-type="float" office:value="-25.666666666666">
                <text:p>-25.666666666666</text:p>
                <draw:g>
                  <svg:desc>Sheet1.C4:Sheet1.AQ4</svg:desc>
                </draw:g>
              </table:table-cell>
              <table:table-cell office:value-type="float" office:value="-61.6666666666667">
                <text:p>-61.6666666666667</text:p>
              </table:table-cell>
              <table:table-cell office:value-type="float" office:value="-69.3333333333337">
                <text:p>-69.3333333333337</text:p>
              </table:table-cell>
              <table:table-cell office:value-type="float" office:value="-72.333333333333">
                <text:p>-72.333333333333</text:p>
              </table:table-cell>
              <table:table-cell office:value-type="float" office:value="-69.3333333333333">
                <text:p>-69.3333333333333</text:p>
              </table:table-cell>
              <table:table-cell office:value-type="float" office:value="-60.9999999999997">
                <text:p>-60.9999999999997</text:p>
              </table:table-cell>
              <table:table-cell office:value-type="float" office:value="-64.3333333333337">
                <text:p>-64.3333333333337</text:p>
              </table:table-cell>
              <table:table-cell office:value-type="float" office:value="-62">
                <text:p>-62</text:p>
              </table:table-cell>
              <table:table-cell office:value-type="float" office:value="-64.9999999999997">
                <text:p>-64.9999999999997</text:p>
              </table:table-cell>
              <table:table-cell office:value-type="float" office:value="-56.3333333333337">
                <text:p>-56.3333333333337</text:p>
              </table:table-cell>
              <table:table-cell office:value-type="float" office:value="-33.333333333334">
                <text:p>-33.333333333334</text:p>
              </table:table-cell>
              <table:table-cell office:value-type="float" office:value="-28">
                <text:p>-28</text:p>
              </table:table-cell>
              <table:table-cell office:value-type="float" office:value="-19.666666666666">
                <text:p>-19.666666666666</text:p>
              </table:table-cell>
              <table:table-cell office:value-type="float" office:value="-17.333333333333">
                <text:p>-17.333333333333</text:p>
              </table:table-cell>
              <table:table-cell office:value-type="float" office:value="-26">
                <text:p>-26</text:p>
              </table:table-cell>
              <table:table-cell office:value-type="float" office:value="-28.3333333333333">
                <text:p>-28.3333333333333</text:p>
              </table:table-cell>
              <table:table-cell office:value-type="float" office:value="-50.6666666666667">
                <text:p>-50.6666666666667</text:p>
              </table:table-cell>
              <table:table-cell office:value-type="float" office:value="-45.0000000000003">
                <text:p>-45.0000000000003</text:p>
              </table:table-cell>
              <table:table-cell office:value-type="float" office:value="-47.0000000000003">
                <text:p>-47.0000000000003</text:p>
              </table:table-cell>
              <table:table-cell office:value-type="float" office:value="-41.6666666666667">
                <text:p>-41.6666666666667</text:p>
              </table:table-cell>
              <table:table-cell office:value-type="float" office:value="-39.9999999999997">
                <text:p>-39.9999999999997</text:p>
              </table:table-cell>
              <table:table-cell office:value-type="float" office:value="-46.3333333333333">
                <text:p>-46.3333333333333</text:p>
              </table:table-cell>
              <table:table-cell office:value-type="float" office:value="-41.9999999999997">
                <text:p>-41.9999999999997</text:p>
              </table:table-cell>
              <table:table-cell office:value-type="float" office:value="-39.3333333333333">
                <text:p>-39.3333333333333</text:p>
              </table:table-cell>
              <table:table-cell office:value-type="float" office:value="-32.9999999999997">
                <text:p>-32.9999999999997</text:p>
              </table:table-cell>
              <table:table-cell office:value-type="float" office:value="-18.6666666666667">
                <text:p>-18.6666666666667</text:p>
              </table:table-cell>
              <table:table-cell office:value-type="float" office:value="-14.0000000000003">
                <text:p>-14.0000000000003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7.3333333333337">
                <text:p>-17.3333333333337</text:p>
              </table:table-cell>
              <table:table-cell office:value-type="float" office:value="-14.666666666667">
                <text:p>-14.666666666667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35.6666666666663">
                <text:p>-35.6666666666663</text:p>
              </table:table-cell>
              <table:table-cell office:value-type="float" office:value="-41.6666666666663">
                <text:p>-41.6666666666663</text:p>
              </table:table-cell>
              <table:table-cell office:value-type="float" office:value="-42.6666666666663">
                <text:p>-42.6666666666663</text:p>
              </table:table-cell>
              <table:table-cell office:value-type="float" office:value="-41.0000000000003">
                <text:p>-41.0000000000003</text:p>
              </table:table-cell>
              <table:table-cell office:value-type="float" office:value="-44.9999999999997">
                <text:p>-44.9999999999997</text:p>
              </table:table-cell>
              <table:table-cell office:value-type="float" office:value="-46.6666666666663">
                <text:p>-46.6666666666663</text:p>
              </table:table-cell>
              <table:table-cell office:value-type="float" office:value="-48.3333333333337">
                <text:p>-48.3333333333337</text:p>
              </table:table-cell>
              <table:table-cell office:value-type="float" office:value="-45.3333333333334">
                <text:p>-45.3333333333334</text:p>
              </table:table-cell>
              <table:table-cell office:value-type="float" office:value="-35.6666666666667">
                <text:p>-35.666666666666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measured ΔR       ( n=1000rpm )</text:p>
                <draw:g>
                  <svg:desc>Sheet1.A8:Sheet1.A8</svg:desc>
                </draw:g>
              </table:table-cell>
              <table:table-cell office:value-type="float" office:value="-4">
                <text:p>-4</text:p>
                <draw:g>
                  <svg:desc>Sheet1.C8:Sheet1.AQ8</svg:desc>
                </draw:g>
              </table:table-cell>
              <table:table-cell office:value-type="float" office:value="-39.6666666666663">
                <text:p>-39.6666666666663</text:p>
              </table:table-cell>
              <table:table-cell office:value-type="float" office:value="-62.9999999999997">
                <text:p>-62.9999999999997</text:p>
              </table:table-cell>
              <table:table-cell office:value-type="float" office:value="-59.9999999999997">
                <text:p>-59.9999999999997</text:p>
              </table:table-cell>
              <table:table-cell office:value-type="float" office:value="-68.6666666666663">
                <text:p>-68.6666666666663</text:p>
              </table:table-cell>
              <table:table-cell office:value-type="float" office:value="-58.6666666666667">
                <text:p>-58.6666666666667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9.3333333333337">
                <text:p>-59.3333333333337</text:p>
              </table:table-cell>
              <table:table-cell office:value-type="float" office:value="-71.0000000000003">
                <text:p>-71.0000000000003</text:p>
              </table:table-cell>
              <table:table-cell office:value-type="float" office:value="-2.333333333334">
                <text:p>-2.333333333334</text:p>
              </table:table-cell>
              <table:table-cell office:value-type="float" office:value="7">
                <text:p>7</text:p>
              </table:table-cell>
              <table:table-cell office:value-type="float" office:value="-14.666666666667">
                <text:p>-14.666666666667</text:p>
              </table:table-cell>
              <table:table-cell office:value-type="float" office:value="0">
                <text:p>0</text:p>
              </table:table-cell>
              <table:table-cell office:value-type="float" office:value="0.333333333333996">
                <text:p>0.333333333333996</text:p>
              </table:table-cell>
              <table:table-cell office:value-type="float" office:value="-1.333333333334">
                <text:p>-1.333333333334</text:p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63">
                <text:p>-63</text:p>
              </table:table-cell>
              <table:table-cell office:value-type="float" office:value="-66.333333333333">
                <text:p>-66.333333333333</text:p>
              </table:table-cell>
              <table:table-cell office:value-type="float" office:value="-65.666666666667">
                <text:p>-65.666666666667</text:p>
              </table:table-cell>
              <table:table-cell office:value-type="float" office:value="-59.3333333333337">
                <text:p>-59.3333333333337</text:p>
              </table:table-cell>
              <table:table-cell office:value-type="float" office:value="-65.6666666666663">
                <text:p>-65.6666666666663</text:p>
              </table:table-cell>
              <table:table-cell office:value-type="float" office:value="-103.666666666666">
                <text:p>-103.666666666666</text:p>
              </table:table-cell>
              <table:table-cell office:value-type="float" office:value="-97.3333333333337">
                <text:p>-97.3333333333337</text:p>
              </table:table-cell>
              <table:table-cell office:value-type="float" office:value="-31">
                <text:p>-31</text:p>
              </table:table-cell>
              <table:table-cell office:value-type="float" office:value="0.666666666666998">
                <text:p>0.666666666666998</text:p>
              </table:table-cell>
              <table:table-cell office:value-type="float" office:value="8">
                <text:p>8</text:p>
              </table:table-cell>
              <table:table-cell office:value-type="float" office:value="-11.666666666667">
                <text:p>-11.666666666667</text:p>
              </table:table-cell>
              <table:table-cell office:value-type="float" office:value="-16.333333333334">
                <text:p>-16.33333333333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-61.333333333333">
                <text:p>-61.333333333333</text:p>
              </table:table-cell>
              <table:table-cell office:value-type="float" office:value="-65.9999999999997">
                <text:p>-65.9999999999997</text:p>
              </table:table-cell>
              <table:table-cell office:value-type="float" office:value="-61.6666666666667">
                <text:p>-61.6666666666667</text:p>
              </table:table-cell>
              <table:table-cell office:value-type="float" office:value="-63.9999999999997">
                <text:p>-63.9999999999997</text:p>
              </table:table-cell>
              <table:table-cell office:value-type="float" office:value="-73.3333333333337">
                <text:p>-73.3333333333337</text:p>
              </table:table-cell>
              <table:table-cell office:value-type="float" office:value="-80.3333333333337">
                <text:p>-80.3333333333337</text:p>
              </table:table-cell>
              <table:table-cell office:value-type="float" office:value="-74.6666666666667">
                <text:p>-74.6666666666667</text:p>
              </table:table-cell>
              <table:table-cell office:value-type="float" office:value="-74.9999999999997">
                <text:p>-74.9999999999997</text:p>
              </table:table-cell>
              <table:table-cell office:value-type="float" office:value="-70.333333333333">
                <text:p>-70.333333333333</text:p>
              </table:table-cell>
              <table:table-cell office:value-type="float" office:value="6.666666666667">
                <text:p>6.666666666667</text:p>
              </table:table-cell>
            </table:table-row>
            <table:table-row>
              <table:table-cell office:value-type="string">
                <text:p>measured ΔR       ( n=1250rpm )</text:p>
                <draw:g>
                  <svg:desc>Sheet1.A12:Sheet1.A12</svg:desc>
                </draw:g>
              </table:table-cell>
              <table:table-cell office:value-type="float" office:value="-9.333333333333">
                <text:p>-9.333333333333</text:p>
                <draw:g>
                  <svg:desc>Sheet1.C12:Sheet1.AQ12</svg:desc>
                </draw:g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53.9999999999997">
                <text:p>-53.9999999999997</text:p>
              </table:table-cell>
              <table:table-cell office:value-type="float" office:value="-42.6666666666666">
                <text:p>-42.6666666666666</text:p>
              </table:table-cell>
              <table:table-cell office:value-type="float" office:value="-45.6666666666663">
                <text:p>-45.6666666666663</text:p>
              </table:table-cell>
              <table:table-cell office:value-type="float" office:value="-55.3333333333333">
                <text:p>-55.3333333333333</text:p>
              </table:table-cell>
              <table:table-cell office:value-type="float" office:value="-40.6666666666667">
                <text:p>-40.6666666666667</text:p>
              </table:table-cell>
              <table:table-cell office:value-type="float" office:value="-43.666666666667">
                <text:p>-43.666666666667</text:p>
              </table:table-cell>
              <table:table-cell office:value-type="float" office:value="-27.6666666666666">
                <text:p>-27.6666666666666</text:p>
              </table:table-cell>
              <table:table-cell office:value-type="float" office:value="-29.3333333333333">
                <text:p>-29.3333333333333</text:p>
              </table:table-cell>
              <table:table-cell office:value-type="float" office:value="-11.3333333333333">
                <text:p>-11.333333333333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3.3333333333334">
                <text:p>3.3333333333334</text:p>
              </table:table-cell>
              <table:table-cell office:value-type="float" office:value="-1.6666666666667">
                <text:p>-1.6666666666667</text:p>
              </table:table-cell>
              <table:table-cell office:value-type="float" office:value="-17.3333333333333">
                <text:p>-17.3333333333333</text:p>
              </table:table-cell>
              <table:table-cell office:value-type="float" office:value="-25">
                <text:p>-25</text:p>
              </table:table-cell>
              <table:table-cell office:value-type="float" office:value="-29.3333333333334">
                <text:p>-29.3333333333334</text:p>
              </table:table-cell>
              <table:table-cell office:value-type="float" office:value="-40.3333333333334">
                <text:p>-40.3333333333334</text:p>
              </table:table-cell>
              <table:table-cell office:value-type="float" office:value="-40.3333333333333">
                <text:p>-40.3333333333333</text:p>
              </table:table-cell>
              <table:table-cell office:value-type="float" office:value="-47">
                <text:p>-47</text:p>
              </table:table-cell>
              <table:table-cell office:value-type="float" office:value="-41.1666666666667">
                <text:p>-41.1666666666667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-34">
                <text:p>-34</text:p>
              </table:table-cell>
              <table:table-cell office:value-type="float" office:value="-58">
                <text:p>-58</text:p>
              </table:table-cell>
              <table:table-cell office:value-type="float" office:value="-28.6666666666667">
                <text:p>-28.6666666666667</text:p>
              </table:table-cell>
              <table:table-cell office:value-type="float" office:value="-78.333333333333">
                <text:p>-78.333333333333</text:p>
              </table:table-cell>
              <table:table-cell office:value-type="float" office:value="-26.5">
                <text:p>-26.5</text:p>
              </table:table-cell>
              <table:table-cell office:value-type="float" office:value="-18.8333333333333">
                <text:p>-18.8333333333333</text:p>
              </table:table-cell>
              <table:table-cell office:value-type="float" office:value="-24.6666666666667">
                <text:p>-24.6666666666667</text:p>
              </table:table-cell>
              <table:table-cell office:value-type="float" office:value="-28.6666666666667">
                <text:p>-28.6666666666667</text:p>
              </table:table-cell>
              <table:table-cell office:value-type="float" office:value="-42.6666666666667">
                <text:p>-42.6666666666667</text:p>
              </table:table-cell>
              <table:table-cell office:value-type="float" office:value="-50.3333333333334">
                <text:p>-50.3333333333334</text:p>
              </table:table-cell>
              <table:table-cell office:value-type="float" office:value="-50">
                <text:p>-50</text:p>
              </table:table-cell>
              <table:table-cell office:value-type="float" office:value="-43.3333333333333">
                <text:p>-43.3333333333333</text:p>
              </table:table-cell>
              <table:table-cell office:value-type="float" office:value="-41.3333333333333">
                <text:p>-41.3333333333333</text:p>
              </table:table-cell>
              <table:table-cell office:value-type="float" office:value="-45.6666666666666">
                <text:p>-45.6666666666666</text:p>
              </table:table-cell>
              <table:table-cell office:value-type="float" office:value="-31.6666666666666">
                <text:p>-31.6666666666666</text:p>
              </table:table-cell>
              <table:table-cell office:value-type="float" office:value="-52.6666666666667">
                <text:p>-52.6666666666667</text:p>
              </table:table-cell>
              <table:table-cell office:value-type="float" office:value="-47.6666666666666">
                <text:p>-47.666666666666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measured ΔR        ( n=1500rpm )</text:p>
                <draw:g>
                  <svg:desc>Sheet1.A16:Sheet1.A16</svg:desc>
                </draw:g>
              </table:table-cell>
              <table:table-cell office:value-type="float" office:value="-1.666666666667">
                <text:p>-1.666666666667</text:p>
                <draw:g>
                  <svg:desc>Sheet1.C16:Sheet1.AQ16</svg:desc>
                </draw:g>
              </table:table-cell>
              <table:table-cell office:value-type="float" office:value="-45">
                <text:p>-45</text:p>
              </table:table-cell>
              <table:table-cell office:value-type="float" office:value="-55.333333333333">
                <text:p>-55.333333333333</text:p>
              </table:table-cell>
              <table:table-cell office:value-type="float" office:value="-35.333333333334">
                <text:p>-35.333333333334</text:p>
              </table:table-cell>
              <table:table-cell office:value-type="float" office:value="-55.3333333333333">
                <text:p>-55.3333333333333</text:p>
              </table:table-cell>
              <table:table-cell office:value-type="float" office:value="-53">
                <text:p>-53</text:p>
              </table:table-cell>
              <table:table-cell office:value-type="float" office:value="-41.666666666667">
                <text:p>-41.666666666667</text:p>
              </table:table-cell>
              <table:table-cell office:value-type="float" office:value="-61.3333333333337">
                <text:p>-61.3333333333337</text:p>
              </table:table-cell>
              <table:table-cell office:value-type="float" office:value="-65.9999999999997">
                <text:p>-65.9999999999997</text:p>
              </table:table-cell>
              <table:table-cell office:value-type="float" office:value="-17">
                <text:p>-17</text:p>
              </table:table-cell>
              <table:table-cell office:value-type="float" office:value="2.333333333334">
                <text:p>2.333333333334</text:p>
              </table:table-cell>
              <table:table-cell office:value-type="float" office:value="1.333333333333">
                <text:p>1.333333333333</text:p>
              </table:table-cell>
              <table:table-cell office:value-type="float" office:value="7.333333333333">
                <text:p>7.333333333333</text:p>
              </table:table-cell>
              <table:table-cell office:value-type="float" office:value="-4.666666666667">
                <text:p>-4.666666666667</text:p>
              </table:table-cell>
              <table:table-cell office:value-type="float" office:value="17.333333333333">
                <text:p>17.333333333333</text:p>
              </table:table-cell>
              <table:table-cell office:value-type="float" office:value="2.666666666667">
                <text:p>2.666666666667</text:p>
              </table:table-cell>
              <table:table-cell office:value-type="float" office:value="-23.333333333334">
                <text:p>-23.333333333334</text:p>
              </table:table-cell>
              <table:table-cell office:value-type="float" office:value="-73.3333333333337">
                <text:p>-73.3333333333337</text:p>
              </table:table-cell>
              <table:table-cell office:value-type="float" office:value="-92.3333333333337">
                <text:p>-92.3333333333337</text:p>
              </table:table-cell>
              <table:table-cell office:value-type="float" office:value="-71.333333333333">
                <text:p>-71.333333333333</text:p>
              </table:table-cell>
              <table:table-cell office:value-type="float" office:value="-72.9999999999997">
                <text:p>-72.9999999999997</text:p>
              </table:table-cell>
              <table:table-cell office:value-type="float" office:value="-82.0000000000003">
                <text:p>-82.0000000000003</text:p>
              </table:table-cell>
              <table:table-cell office:value-type="float" office:value="-87">
                <text:p>-87</text:p>
              </table:table-cell>
              <table:table-cell office:value-type="float" office:value="-81.3333333333337">
                <text:p>-81.3333333333337</text:p>
              </table:table-cell>
              <table:table-cell office:value-type="float" office:value="-38.333333333334">
                <text:p>-38.333333333334</text:p>
              </table:table-cell>
              <table:table-cell office:value-type="float" office:value="0.666666666666004">
                <text:p>0.666666666666004</text:p>
              </table:table-cell>
              <table:table-cell office:value-type="float" office:value="5.333333333333">
                <text:p>5.333333333333</text:p>
              </table:table-cell>
              <table:table-cell office:value-type="float" office:value="50">
                <text:p>50</text:p>
              </table:table-cell>
              <table:table-cell office:value-type="float" office:value="9.333333333333">
                <text:p>9.333333333333</text:p>
              </table:table-cell>
              <table:table-cell office:value-type="float" office:value="-5.666666666667">
                <text:p>-5.666666666667</text:p>
              </table:table-cell>
              <table:table-cell office:value-type="float" office:value="-4.333333333333">
                <text:p>-4.333333333333</text:p>
              </table:table-cell>
              <table:table-cell office:value-type="float" office:value="-61.3333333333337">
                <text:p>-61.3333333333337</text:p>
              </table:table-cell>
              <table:table-cell office:value-type="float" office:value="-81.9999999999997">
                <text:p>-81.9999999999997</text:p>
              </table:table-cell>
              <table:table-cell office:value-type="float" office:value="-94.9999999999997">
                <text:p>-94.9999999999997</text:p>
              </table:table-cell>
              <table:table-cell office:value-type="float" office:value="-93.6666666666667">
                <text:p>-93.6666666666667</text:p>
              </table:table-cell>
              <table:table-cell office:value-type="float" office:value="-89.666666666667">
                <text:p>-89.666666666667</text:p>
              </table:table-cell>
              <table:table-cell office:value-type="float" office:value="-101.333333333334">
                <text:p>-101.333333333334</text:p>
              </table:table-cell>
              <table:table-cell office:value-type="float" office:value="-78.666666666667">
                <text:p>-78.666666666667</text:p>
              </table:table-cell>
              <table:table-cell office:value-type="float" office:value="-82.333333333333">
                <text:p>-82.333333333333</text:p>
              </table:table-cell>
              <table:table-cell office:value-type="float" office:value="-17">
                <text:p>-17</text:p>
              </table:table-cell>
              <table:table-cell office:value-type="float" office:value="-7.333333333334">
                <text:p>-7.333333333334</text:p>
              </table:table-cell>
            </table:table-row>
            <table:table-row>
              <table:table-cell office:value-type="string">
                <text:p>行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Sheet1.C18:Sheet1.HO18</svg:desc>
                </draw:g>
              </table:table-cell>
              <table:table-cell office:value-type="float" office:value="-10.9">
                <text:p>-10.9</text:p>
              </table:table-cell>
              <table:table-cell office:value-type="float" office:value="-10.8">
                <text:p>-10.8</text:p>
              </table:table-cell>
              <table:table-cell office:value-type="float" office:value="-10.7">
                <text:p>-10.7</text:p>
              </table:table-cell>
              <table:table-cell office:value-type="float" office:value="-10.6">
                <text:p>-10.6</text:p>
              </table:table-cell>
              <table:table-cell office:value-type="float" office:value="-10.5">
                <text:p>-10.5</text:p>
              </table:table-cell>
              <table:table-cell office:value-type="float" office:value="-10.4">
                <text:p>-10.4</text:p>
              </table:table-cell>
              <table:table-cell office:value-type="float" office:value="-10.3">
                <text:p>-10.3</text:p>
              </table:table-cell>
              <table:table-cell office:value-type="float" office:value="-10.2">
                <text:p>-10.2</text:p>
              </table:table-cell>
              <table:table-cell office:value-type="float" office:value="-10.1">
                <text:p>-10.1</text:p>
              </table:table-cell>
              <table:table-cell office:value-type="float" office:value="-10">
                <text:p>-10</text:p>
              </table:table-cell>
              <table:table-cell office:value-type="float" office:value="-9.90000000000002">
                <text:p>-9.90000000000002</text:p>
              </table:table-cell>
              <table:table-cell office:value-type="float" office:value="-9.80000000000002">
                <text:p>-9.80000000000002</text:p>
              </table:table-cell>
              <table:table-cell office:value-type="float" office:value="-9.70000000000002">
                <text:p>-9.70000000000002</text:p>
              </table:table-cell>
              <table:table-cell office:value-type="float" office:value="-9.60000000000002">
                <text:p>-9.60000000000002</text:p>
              </table:table-cell>
              <table:table-cell office:value-type="float" office:value="-9.50000000000002">
                <text:p>-9.50000000000002</text:p>
              </table:table-cell>
              <table:table-cell office:value-type="float" office:value="-9.40000000000002">
                <text:p>-9.40000000000002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8.80000000000002">
                <text:p>-8.80000000000002</text:p>
              </table:table-cell>
              <table:table-cell office:value-type="float" office:value="-8.70000000000002">
                <text:p>-8.70000000000002</text:p>
              </table:table-cell>
              <table:table-cell office:value-type="float" office:value="-8.60000000000002">
                <text:p>-8.60000000000002</text:p>
              </table:table-cell>
              <table:table-cell office:value-type="float" office:value="-8.50000000000002">
                <text:p>-8.50000000000002</text:p>
              </table:table-cell>
              <table:table-cell office:value-type="float" office:value="-8.40000000000002">
                <text:p>-8.40000000000002</text:p>
              </table:table-cell>
              <table:table-cell office:value-type="float" office:value="-8.30000000000002">
                <text:p>-8.30000000000002</text:p>
              </table:table-cell>
              <table:table-cell office:value-type="float" office:value="-8.20000000000002">
                <text:p>-8.20000000000002</text:p>
              </table:table-cell>
              <table:table-cell office:value-type="float" office:value="-8.10000000000002">
                <text:p>-8.10000000000002</text:p>
              </table:table-cell>
              <table:table-cell office:value-type="float" office:value="-8.00000000000002">
                <text:p>-8.00000000000002</text:p>
              </table:table-cell>
              <table:table-cell office:value-type="float" office:value="-7.90000000000003">
                <text:p>-7.90000000000003</text:p>
              </table:table-cell>
              <table:table-cell office:value-type="float" office:value="-7.80000000000003">
                <text:p>-7.80000000000003</text:p>
              </table:table-cell>
              <table:table-cell office:value-type="float" office:value="-7.70000000000003">
                <text:p>-7.70000000000003</text:p>
              </table:table-cell>
              <table:table-cell office:value-type="float" office:value="-7.60000000000003">
                <text:p>-7.60000000000003</text:p>
              </table:table-cell>
              <table:table-cell office:value-type="float" office:value="-7.50000000000003">
                <text:p>-7.50000000000003</text:p>
              </table:table-cell>
              <table:table-cell office:value-type="float" office:value="-7.40000000000003">
                <text:p>-7.40000000000003</text:p>
              </table:table-cell>
              <table:table-cell office:value-type="float" office:value="-7.30000000000003">
                <text:p>-7.30000000000003</text:p>
              </table:table-cell>
              <table:table-cell office:value-type="float" office:value="-7.20000000000003">
                <text:p>-7.20000000000003</text:p>
              </table:table-cell>
              <table:table-cell office:value-type="float" office:value="-7.10000000000003">
                <text:p>-7.10000000000003</text:p>
              </table:table-cell>
              <table:table-cell office:value-type="float" office:value="-7.00000000000003">
                <text:p>-7.00000000000003</text:p>
              </table:table-cell>
              <table:table-cell office:value-type="float" office:value="-6.90000000000003">
                <text:p>-6.90000000000003</text:p>
              </table:table-cell>
              <table:table-cell office:value-type="float" office:value="-6.80000000000003">
                <text:p>-6.80000000000003</text:p>
              </table:table-cell>
              <table:table-cell office:value-type="float" office:value="-6.70000000000003">
                <text:p>-6.70000000000003</text:p>
              </table:table-cell>
              <table:table-cell office:value-type="float" office:value="-6.60000000000003">
                <text:p>-6.60000000000003</text:p>
              </table:table-cell>
              <table:table-cell office:value-type="float" office:value="-6.50000000000003">
                <text:p>-6.50000000000003</text:p>
              </table:table-cell>
              <table:table-cell office:value-type="float" office:value="-6.40000000000003">
                <text:p>-6.40000000000003</text:p>
              </table:table-cell>
              <table:table-cell office:value-type="float" office:value="-6.30000000000003">
                <text:p>-6.30000000000003</text:p>
              </table:table-cell>
              <table:table-cell office:value-type="float" office:value="-6.20000000000003">
                <text:p>-6.20000000000003</text:p>
              </table:table-cell>
              <table:table-cell office:value-type="float" office:value="-6.10000000000003">
                <text:p>-6.10000000000003</text:p>
              </table:table-cell>
              <table:table-cell office:value-type="float" office:value="-6.00000000000003">
                <text:p>-6.00000000000003</text:p>
              </table:table-cell>
              <table:table-cell office:value-type="float" office:value="-5.90000000000003">
                <text:p>-5.90000000000003</text:p>
              </table:table-cell>
              <table:table-cell office:value-type="float" office:value="-5.80000000000003">
                <text:p>-5.80000000000003</text:p>
              </table:table-cell>
              <table:table-cell office:value-type="float" office:value="-5.70000000000003">
                <text:p>-5.70000000000003</text:p>
              </table:table-cell>
              <table:table-cell office:value-type="float" office:value="-5.60000000000003">
                <text:p>-5.60000000000003</text:p>
              </table:table-cell>
              <table:table-cell office:value-type="float" office:value="-5.50000000000003">
                <text:p>-5.50000000000003</text:p>
              </table:table-cell>
              <table:table-cell office:value-type="float" office:value="-5.40000000000003">
                <text:p>-5.40000000000003</text:p>
              </table:table-cell>
              <table:table-cell office:value-type="float" office:value="-5.30000000000003">
                <text:p>-5.30000000000003</text:p>
              </table:table-cell>
              <table:table-cell office:value-type="float" office:value="-5.20000000000003">
                <text:p>-5.20000000000003</text:p>
              </table:table-cell>
              <table:table-cell office:value-type="float" office:value="-5.10000000000004">
                <text:p>-5.10000000000004</text:p>
              </table:table-cell>
              <table:table-cell office:value-type="float" office:value="-5.00000000000004">
                <text:p>-5.00000000000004</text:p>
              </table:table-cell>
              <table:table-cell office:value-type="float" office:value="-4.90000000000004">
                <text:p>-4.90000000000004</text:p>
              </table:table-cell>
              <table:table-cell office:value-type="float" office:value="-4.80000000000004">
                <text:p>-4.80000000000004</text:p>
              </table:table-cell>
              <table:table-cell office:value-type="float" office:value="-4.70000000000004">
                <text:p>-4.70000000000004</text:p>
              </table:table-cell>
              <table:table-cell office:value-type="float" office:value="-4.60000000000004">
                <text:p>-4.60000000000004</text:p>
              </table:table-cell>
              <table:table-cell office:value-type="float" office:value="-4.50000000000004">
                <text:p>-4.50000000000004</text:p>
              </table:table-cell>
              <table:table-cell office:value-type="float" office:value="-4.40000000000004">
                <text:p>-4.40000000000004</text:p>
              </table:table-cell>
              <table:table-cell office:value-type="float" office:value="-4.30000000000004">
                <text:p>-4.30000000000004</text:p>
              </table:table-cell>
              <table:table-cell office:value-type="float" office:value="-4.20000000000004">
                <text:p>-4.20000000000004</text:p>
              </table:table-cell>
              <table:table-cell office:value-type="float" office:value="-4.10000000000004">
                <text:p>-4.10000000000004</text:p>
              </table:table-cell>
              <table:table-cell office:value-type="float" office:value="-4.00000000000004">
                <text:p>-4.00000000000004</text:p>
              </table:table-cell>
              <table:table-cell office:value-type="float" office:value="-3.90000000000004">
                <text:p>-3.90000000000004</text:p>
              </table:table-cell>
              <table:table-cell office:value-type="float" office:value="-3.80000000000004">
                <text:p>-3.80000000000004</text:p>
              </table:table-cell>
              <table:table-cell office:value-type="float" office:value="-3.70000000000004">
                <text:p>-3.70000000000004</text:p>
              </table:table-cell>
              <table:table-cell office:value-type="float" office:value="-3.60000000000004">
                <text:p>-3.60000000000004</text:p>
              </table:table-cell>
              <table:table-cell office:value-type="float" office:value="-3.50000000000004">
                <text:p>-3.50000000000004</text:p>
              </table:table-cell>
              <table:table-cell office:value-type="float" office:value="-3.40000000000004">
                <text:p>-3.40000000000004</text:p>
              </table:table-cell>
              <table:table-cell office:value-type="float" office:value="-3.30000000000004">
                <text:p>-3.30000000000004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-3.10000000000004">
                <text:p>-3.10000000000004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-2.90000000000004">
                <text:p>-2.90000000000004</text:p>
              </table:table-cell>
              <table:table-cell office:value-type="float" office:value="-2.80000000000004">
                <text:p>-2.80000000000004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-2.60000000000004">
                <text:p>-2.60000000000004</text:p>
              </table:table-cell>
              <table:table-cell office:value-type="float" office:value="-2.50000000000004">
                <text:p>-2.50000000000004</text:p>
              </table:table-cell>
              <table:table-cell office:value-type="float" office:value="-2.40000000000004">
                <text:p>-2.40000000000004</text:p>
              </table:table-cell>
              <table:table-cell office:value-type="float" office:value="-2.30000000000004">
                <text:p>-2.30000000000004</text:p>
              </table:table-cell>
              <table:table-cell office:value-type="float" office:value="-2.20000000000004">
                <text:p>-2.20000000000004</text:p>
              </table:table-cell>
              <table:table-cell office:value-type="float" office:value="-2.10000000000004">
                <text:p>-2.10000000000004</text:p>
              </table:table-cell>
              <table:table-cell office:value-type="float" office:value="-2.00000000000004">
                <text:p>-2.00000000000004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0.900000000000036">
                <text:p>-0.900000000000036</text:p>
              </table:table-cell>
              <table:table-cell office:value-type="float" office:value="-0.800000000000036">
                <text:p>-0.800000000000036</text:p>
              </table:table-cell>
              <table:table-cell office:value-type="float" office:value="-0.700000000000036">
                <text:p>-0.700000000000036</text:p>
              </table:table-cell>
              <table:table-cell office:value-type="float" office:value="-0.600000000000037">
                <text:p>-0.600000000000037</text:p>
              </table:table-cell>
              <table:table-cell office:value-type="float" office:value="-0.500000000000037">
                <text:p>-0.500000000000037</text:p>
              </table:table-cell>
              <table:table-cell office:value-type="float" office:value="-0.400000000000037">
                <text:p>-0.400000000000037</text:p>
              </table:table-cell>
              <table:table-cell office:value-type="float" office:value="-0.300000000000037">
                <text:p>-0.300000000000037</text:p>
              </table:table-cell>
              <table:table-cell office:value-type="float" office:value="-0.200000000000037">
                <text:p>-0.200000000000037</text:p>
              </table:table-cell>
              <table:table-cell office:value-type="float" office:value="-0.100000000000037">
                <text:p>-0.100000000000037</text:p>
              </table:table-cell>
              <table:table-cell office:value-type="float" office:value="-0.0000000000000365540930857833">
                <text:p>-0.0000000000000365540930857833</text:p>
              </table:table-cell>
              <table:table-cell office:value-type="float" office:value="0.0999999999999635">
                <text:p>0.0999999999999635</text:p>
              </table:table-cell>
              <table:table-cell office:value-type="float" office:value="0.199999999999963">
                <text:p>0.199999999999963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399999999999964">
                <text:p>0.399999999999964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599999999999963">
                <text:p>0.599999999999963</text:p>
              </table:table-cell>
              <table:table-cell office:value-type="float" office:value="0.699999999999963">
                <text:p>0.699999999999963</text:p>
              </table:table-cell>
              <table:table-cell office:value-type="float" office:value="0.799999999999963">
                <text:p>0.799999999999963</text:p>
              </table:table-cell>
              <table:table-cell office:value-type="float" office:value="0.899999999999963">
                <text:p>0.899999999999963</text:p>
              </table:table-cell>
              <table:table-cell office:value-type="float" office:value="0.999999999999963">
                <text:p>0.999999999999963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.09999999999997">
                <text:p>3.09999999999997</text:p>
              </table:table-cell>
              <table:table-cell office:value-type="float" office:value="3.19999999999997">
                <text:p>3.19999999999997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3.79999999999997">
                <text:p>3.79999999999997</text:p>
              </table:table-cell>
              <table:table-cell office:value-type="float" office:value="3.89999999999997">
                <text:p>3.89999999999997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4.09999999999997">
                <text:p>4.09999999999997</text:p>
              </table:table-cell>
              <table:table-cell office:value-type="float" office:value="4.19999999999997">
                <text:p>4.19999999999997</text:p>
              </table:table-cell>
              <table:table-cell office:value-type="float" office:value="4.29999999999997">
                <text:p>4.29999999999997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4.79999999999996">
                <text:p>4.79999999999996</text:p>
              </table:table-cell>
              <table:table-cell office:value-type="float" office:value="4.89999999999996">
                <text:p>4.89999999999996</text:p>
              </table:table-cell>
              <table:table-cell office:value-type="float" office:value="4.99999999999996">
                <text:p>4.99999999999996</text:p>
              </table:table-cell>
              <table:table-cell office:value-type="float" office:value="5.09999999999996">
                <text:p>5.09999999999996</text:p>
              </table:table-cell>
              <table:table-cell office:value-type="float" office:value="5.19999999999996">
                <text:p>5.19999999999996</text:p>
              </table:table-cell>
              <table:table-cell office:value-type="float" office:value="5.29999999999996">
                <text:p>5.29999999999996</text:p>
              </table:table-cell>
              <table:table-cell office:value-type="float" office:value="5.39999999999996">
                <text:p>5.39999999999996</text:p>
              </table:table-cell>
              <table:table-cell office:value-type="float" office:value="5.49999999999996">
                <text:p>5.49999999999996</text:p>
              </table:table-cell>
              <table:table-cell office:value-type="float" office:value="5.59999999999996">
                <text:p>5.59999999999996</text:p>
              </table:table-cell>
              <table:table-cell office:value-type="float" office:value="5.69999999999996">
                <text:p>5.69999999999996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6.29999999999996">
                <text:p>6.29999999999996</text:p>
              </table:table-cell>
              <table:table-cell office:value-type="float" office:value="6.39999999999996">
                <text:p>6.39999999999996</text:p>
              </table:table-cell>
              <table:table-cell office:value-type="float" office:value="6.49999999999996">
                <text:p>6.49999999999996</text:p>
              </table:table-cell>
              <table:table-cell office:value-type="float" office:value="6.59999999999996">
                <text:p>6.59999999999996</text:p>
              </table:table-cell>
              <table:table-cell office:value-type="float" office:value="6.69999999999996">
                <text:p>6.69999999999996</text:p>
              </table:table-cell>
              <table:table-cell office:value-type="float" office:value="6.79999999999996">
                <text:p>6.79999999999996</text:p>
              </table:table-cell>
              <table:table-cell office:value-type="float" office:value="6.89999999999996">
                <text:p>6.89999999999996</text:p>
              </table:table-cell>
              <table:table-cell office:value-type="float" office:value="6.99999999999996">
                <text:p>6.99999999999996</text:p>
              </table:table-cell>
              <table:table-cell office:value-type="float" office:value="7.09999999999996">
                <text:p>7.09999999999996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7.59999999999995">
                <text:p>7.59999999999995</text:p>
              </table:table-cell>
              <table:table-cell office:value-type="float" office:value="7.69999999999995">
                <text:p>7.69999999999995</text:p>
              </table:table-cell>
              <table:table-cell office:value-type="float" office:value="7.79999999999995">
                <text:p>7.79999999999995</text:p>
              </table:table-cell>
              <table:table-cell office:value-type="float" office:value="7.89999999999995">
                <text:p>7.89999999999995</text:p>
              </table:table-cell>
              <table:table-cell office:value-type="float" office:value="7.99999999999995">
                <text:p>7.99999999999995</text:p>
              </table:table-cell>
              <table:table-cell office:value-type="float" office:value="8.09999999999995">
                <text:p>8.09999999999995</text:p>
              </table:table-cell>
              <table:table-cell office:value-type="float" office:value="8.19999999999995">
                <text:p>8.19999999999995</text:p>
              </table:table-cell>
              <table:table-cell office:value-type="float" office:value="8.29999999999995">
                <text:p>8.29999999999995</text:p>
              </table:table-cell>
              <table:table-cell office:value-type="float" office:value="8.39999999999995">
                <text:p>8.39999999999995</text:p>
              </table:table-cell>
              <table:table-cell office:value-type="float" office:value="8.49999999999995">
                <text:p>8.49999999999995</text:p>
              </table:table-cell>
              <table:table-cell office:value-type="float" office:value="8.59999999999995">
                <text:p>8.59999999999995</text:p>
              </table:table-cell>
              <table:table-cell office:value-type="float" office:value="8.69999999999995">
                <text:p>8.69999999999995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8.89999999999995">
                <text:p>8.89999999999995</text:p>
              </table:table-cell>
              <table:table-cell office:value-type="float" office:value="8.99999999999995">
                <text:p>8.99999999999995</text:p>
              </table:table-cell>
              <table:table-cell office:value-type="float" office:value="9.09999999999995">
                <text:p>9.09999999999995</text:p>
              </table:table-cell>
              <table:table-cell office:value-type="float" office:value="9.19999999999995">
                <text:p>9.19999999999995</text:p>
              </table:table-cell>
              <table:table-cell office:value-type="float" office:value="9.29999999999995">
                <text:p>9.29999999999995</text:p>
              </table:table-cell>
              <table:table-cell office:value-type="float" office:value="9.39999999999995">
                <text:p>9.39999999999995</text:p>
              </table:table-cell>
              <table:table-cell office:value-type="float" office:value="9.49999999999995">
                <text:p>9.49999999999995</text:p>
              </table:table-cell>
              <table:table-cell office:value-type="float" office:value="9.59999999999995">
                <text:p>9.59999999999995</text:p>
              </table:table-cell>
              <table:table-cell office:value-type="float" office:value="9.69999999999995">
                <text:p>9.69999999999995</text:p>
              </table:table-cell>
              <table:table-cell office:value-type="float" office:value="9.79999999999995">
                <text:p>9.79999999999995</text:p>
              </table:table-cell>
              <table:table-cell office:value-type="float" office:value="9.89999999999995">
                <text:p>9.89999999999995</text:p>
              </table:table-cell>
              <table:table-cell office:value-type="float" office:value="9.99999999999994">
                <text:p>9.99999999999994</text:p>
              </table:table-cell>
              <table:table-cell office:value-type="float" office:value="10.0999999999999">
                <text:p>10.0999999999999</text:p>
              </table:table-cell>
              <table:table-cell office:value-type="float" office:value="10.1999999999999">
                <text:p>10.1999999999999</text:p>
              </table:table-cell>
              <table:table-cell office:value-type="float" office:value="10.2999999999999">
                <text:p>10.2999999999999</text:p>
              </table:table-cell>
              <table:table-cell office:value-type="float" office:value="10.3999999999999">
                <text:p>10.3999999999999</text:p>
              </table:table-cell>
              <table:table-cell office:value-type="float" office:value="10.4999999999999">
                <text:p>10.4999999999999</text:p>
              </table:table-cell>
              <table:table-cell office:value-type="float" office:value="10.5999999999999">
                <text:p>10.5999999999999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10.8999999999999">
                <text:p>10.8999999999999</text:p>
              </table:table-cell>
              <table:table-cell office:value-type="float" office:value="10.9999999999999">
                <text:p>10.9999999999999</text:p>
              </table:table-cell>
            </table:table-row>
            <table:table-row>
              <table:table-cell office:value-type="string">
                <text:p>calculated |Br|</text:p>
                <draw:g>
                  <svg:desc>Sheet1.A20:Sheet1.A20</svg:desc>
                </draw:g>
              </table:table-cell>
              <table:table-cell office:value-type="float" office:value="112.468004451164">
                <text:p>112.468004451164</text:p>
                <draw:g>
                  <svg:desc>Sheet1.C24:Sheet1.HO24</svg:desc>
                </draw:g>
              </table:table-cell>
              <table:table-cell office:value-type="float" office:value="112.458934649644">
                <text:p>112.458934649644</text:p>
              </table:table-cell>
              <table:table-cell office:value-type="float" office:value="111.906818726327">
                <text:p>111.906818726327</text:p>
              </table:table-cell>
              <table:table-cell office:value-type="float" office:value="111.50634337075">
                <text:p>111.50634337075</text:p>
              </table:table-cell>
              <table:table-cell office:value-type="float" office:value="110.673514542175">
                <text:p>110.673514542175</text:p>
              </table:table-cell>
              <table:table-cell office:value-type="float" office:value="109.815385168672">
                <text:p>109.815385168672</text:p>
              </table:table-cell>
              <table:table-cell office:value-type="float" office:value="108.780986614633">
                <text:p>108.780986614633</text:p>
              </table:table-cell>
              <table:table-cell office:value-type="float" office:value="107.798225369011">
                <text:p>107.798225369011</text:p>
              </table:table-cell>
              <table:table-cell office:value-type="float" office:value="106.210211835773">
                <text:p>106.210211835773</text:p>
              </table:table-cell>
              <table:table-cell office:value-type="float" office:value="104.182013288972">
                <text:p>104.182013288972</text:p>
              </table:table-cell>
              <table:table-cell office:value-type="float" office:value="102.33702750694">
                <text:p>102.33702750694</text:p>
              </table:table-cell>
              <table:table-cell office:value-type="float" office:value="99.7515028974435">
                <text:p>99.7515028974435</text:p>
              </table:table-cell>
              <table:table-cell office:value-type="float" office:value="97.2893757312205">
                <text:p>97.2893757312205</text:p>
              </table:table-cell>
              <table:table-cell office:value-type="float" office:value="94.827248564997">
                <text:p>94.827248564997</text:p>
              </table:table-cell>
              <table:table-cell office:value-type="float" office:value="91.2406677806925">
                <text:p>91.2406677806925</text:p>
              </table:table-cell>
              <table:table-cell office:value-type="float" office:value="87.739158149919">
                <text:p>87.739158149919</text:p>
              </table:table-cell>
              <table:table-cell office:value-type="float" office:value="84.0385194696555">
                <text:p>84.0385194696555</text:p>
              </table:table-cell>
              <table:table-cell office:value-type="float" office:value="80.2976522395695">
                <text:p>80.2976522395695</text:p>
              </table:table-cell>
              <table:table-cell office:value-type="float" office:value="76.3700567857275">
                <text:p>76.3700567857275</text:p>
              </table:table-cell>
              <table:table-cell office:value-type="float" office:value="72.4424613318855">
                <text:p>72.4424613318855</text:p>
              </table:table-cell>
              <table:table-cell office:value-type="float" office:value="67.937044512052">
                <text:p>67.937044512052</text:p>
              </table:table-cell>
              <table:table-cell office:value-type="float" office:value="63.747424546183">
                <text:p>63.747424546183</text:p>
              </table:table-cell>
              <table:table-cell office:value-type="float" office:value="59.69146405201">
                <text:p>59.69146405201</text:p>
              </table:table-cell>
              <table:table-cell office:value-type="float" office:value="55.5489579438415">
                <text:p>55.5489579438415</text:p>
              </table:table-cell>
              <table:table-cell office:value-type="float" office:value="50.5545440134085">
                <text:p>50.5545440134085</text:p>
              </table:table-cell>
              <table:table-cell office:value-type="float" office:value="46.3561706741447">
                <text:p>46.3561706741447</text:p>
              </table:table-cell>
              <table:table-cell office:value-type="float" office:value="42.0869708469245">
                <text:p>42.0869708469245</text:p>
              </table:table-cell>
              <table:table-cell office:value-type="float" office:value="37.6645241512616">
                <text:p>37.6645241512616</text:p>
              </table:table-cell>
              <table:table-cell office:value-type="float" office:value="33.2420774555984">
                <text:p>33.2420774555984</text:p>
              </table:table-cell>
              <table:table-cell office:value-type="float" office:value="28.8196307599335">
                <text:p>28.8196307599335</text:p>
              </table:table-cell>
              <table:table-cell office:value-type="float" office:value="24.0849885115218">
                <text:p>24.0849885115218</text:p>
              </table:table-cell>
              <table:table-cell office:value-type="float" office:value="20.0043530594052">
                <text:p>20.0043530594052</text:p>
              </table:table-cell>
              <table:table-cell office:value-type="float" office:value="15.9237176072885">
                <text:p>15.9237176072885</text:p>
              </table:table-cell>
              <table:table-cell office:value-type="float" office:value="11.4840770413704">
                <text:p>11.4840770413704</text:p>
              </table:table-cell>
              <table:table-cell office:value-type="float" office:value="6.88876719349495">
                <text:p>6.88876719349495</text:p>
              </table:table-cell>
              <table:table-cell office:value-type="float" office:value="2.74133796753658">
                <text:p>2.74133796753658</text:p>
              </table:table-cell>
              <table:table-cell office:value-type="float" office:value="1.76593166820255">
                <text:p>1.76593166820255</text:p>
              </table:table-cell>
              <table:table-cell office:value-type="float" office:value="6.1029565719587">
                <text:p>6.1029565719587</text:p>
              </table:table-cell>
              <table:table-cell office:value-type="float" office:value="10.4791099661488">
                <text:p>10.4791099661488</text:p>
              </table:table-cell>
              <table:table-cell office:value-type="float" office:value="14.6302743331084">
                <text:p>14.6302743331084</text:p>
              </table:table-cell>
              <table:table-cell office:value-type="float" office:value="19.1943687315479">
                <text:p>19.1943687315479</text:p>
              </table:table-cell>
              <table:table-cell office:value-type="float" office:value="23.3943783973877">
                <text:p>23.3943783973877</text:p>
              </table:table-cell>
              <table:table-cell office:value-type="float" office:value="27.486860704347">
                <text:p>27.486860704347</text:p>
              </table:table-cell>
              <table:table-cell office:value-type="float" office:value="32.2919983896394">
                <text:p>32.2919983896394</text:p>
              </table:table-cell>
              <table:table-cell office:value-type="float" office:value="36.6193129460858">
                <text:p>36.6193129460858</text:p>
              </table:table-cell>
              <table:table-cell office:value-type="float" office:value="40.5985365595693">
                <text:p>40.5985365595693</text:p>
              </table:table-cell>
              <table:table-cell office:value-type="float" office:value="45.3153136544677">
                <text:p>45.3153136544677</text:p>
              </table:table-cell>
              <table:table-cell office:value-type="float" office:value="49.8287993985566">
                <text:p>49.8287993985566</text:p>
              </table:table-cell>
              <table:table-cell office:value-type="float" office:value="54.342285142646">
                <text:p>54.342285142646</text:p>
              </table:table-cell>
              <table:table-cell office:value-type="float" office:value="58.41473681937">
                <text:p>58.41473681937</text:p>
              </table:table-cell>
              <table:table-cell office:value-type="float" office:value="62.565710603553">
                <text:p>62.565710603553</text:p>
              </table:table-cell>
              <table:table-cell office:value-type="float" office:value="66.7166843877355">
                <text:p>66.7166843877355</text:p>
              </table:table-cell>
              <table:table-cell office:value-type="float" office:value="70.7399941521815">
                <text:p>70.7399941521815</text:p>
              </table:table-cell>
              <table:table-cell office:value-type="float" office:value="74.705690434283">
                <text:p>74.705690434283</text:p>
              </table:table-cell>
              <table:table-cell office:value-type="float" office:value="78.3901361687785">
                <text:p>78.3901361687785</text:p>
              </table:table-cell>
              <table:table-cell office:value-type="float" office:value="81.9062768779195">
                <text:p>81.9062768779195</text:p>
              </table:table-cell>
              <table:table-cell office:value-type="float" office:value="85.2624065283005">
                <text:p>85.2624065283005</text:p>
              </table:table-cell>
              <table:table-cell office:value-type="float" office:value="88.8053787541475">
                <text:p>88.8053787541475</text:p>
              </table:table-cell>
              <table:table-cell office:value-type="float" office:value="91.316173768012">
                <text:p>91.316173768012</text:p>
              </table:table-cell>
              <table:table-cell office:value-type="float" office:value="93.755456888795">
                <text:p>93.755456888795</text:p>
              </table:table-cell>
              <table:table-cell office:value-type="float" office:value="96.16641270366">
                <text:p>96.16641270366</text:p>
              </table:table-cell>
              <table:table-cell office:value-type="float" office:value="98.3445239477105">
                <text:p>98.3445239477105</text:p>
              </table:table-cell>
              <table:table-cell office:value-type="float" office:value="99.7264712677755">
                <text:p>99.7264712677755</text:p>
              </table:table-cell>
              <table:table-cell office:value-type="float" office:value="101.049020118167">
                <text:p>101.049020118167</text:p>
              </table:table-cell>
              <table:table-cell office:value-type="float" office:value="102.606466034446">
                <text:p>102.606466034446</text:p>
              </table:table-cell>
              <table:table-cell office:value-type="float" office:value="103.444711670509">
                <text:p>103.444711670509</text:p>
              </table:table-cell>
              <table:table-cell office:value-type="float" office:value="104.282957306572">
                <text:p>104.282957306572</text:p>
              </table:table-cell>
              <table:table-cell office:value-type="float" office:value="104.92958709582">
                <text:p>104.92958709582</text:p>
              </table:table-cell>
              <table:table-cell office:value-type="float" office:value="105.11894518999">
                <text:p>105.11894518999</text:p>
              </table:table-cell>
              <table:table-cell office:value-type="float" office:value="105.30830328416">
                <text:p>105.30830328416</text:p>
              </table:table-cell>
              <table:table-cell office:value-type="float" office:value="105.497661378329">
                <text:p>105.497661378329</text:p>
              </table:table-cell>
              <table:table-cell office:value-type="float" office:value="106.160254537773">
                <text:p>106.160254537773</text:p>
              </table:table-cell>
              <table:table-cell office:value-type="float" office:value="106.157813327152">
                <text:p>106.157813327152</text:p>
              </table:table-cell>
              <table:table-cell office:value-type="float" office:value="106.062193513592">
                <text:p>106.062193513592</text:p>
              </table:table-cell>
              <table:table-cell office:value-type="float" office:value="105.966573700033">
                <text:p>105.966573700033</text:p>
              </table:table-cell>
              <table:table-cell office:value-type="float" office:value="105.870953886473">
                <text:p>105.870953886473</text:p>
              </table:table-cell>
              <table:table-cell office:value-type="float" office:value="105.775334072914">
                <text:p>105.775334072914</text:p>
              </table:table-cell>
              <table:table-cell office:value-type="float" office:value="105.679714259354">
                <text:p>105.679714259354</text:p>
              </table:table-cell>
              <table:table-cell office:value-type="float" office:value="105.135596035455">
                <text:p>105.135596035455</text:p>
              </table:table-cell>
              <table:table-cell office:value-type="float" office:value="104.577657497288">
                <text:p>104.577657497288</text:p>
              </table:table-cell>
              <table:table-cell office:value-type="float" office:value="104.019718959122">
                <text:p>104.019718959122</text:p>
              </table:table-cell>
              <table:table-cell office:value-type="float" office:value="103.259931131539">
                <text:p>103.259931131539</text:p>
              </table:table-cell>
              <table:table-cell office:value-type="float" office:value="101.887885323044">
                <text:p>101.887885323044</text:p>
              </table:table-cell>
              <table:table-cell office:value-type="float" office:value="100.51583951455">
                <text:p>100.51583951455</text:p>
              </table:table-cell>
              <table:table-cell office:value-type="float" office:value="98.192794916107">
                <text:p>98.192794916107</text:p>
              </table:table-cell>
              <table:table-cell office:value-type="float" office:value="97.0971706410095">
                <text:p>97.0971706410095</text:p>
              </table:table-cell>
              <table:table-cell office:value-type="float" office:value="94.835772539227">
                <text:p>94.835772539227</text:p>
              </table:table-cell>
              <table:table-cell office:value-type="float" office:value="91.959666075956">
                <text:p>91.959666075956</text:p>
              </table:table-cell>
              <table:table-cell office:value-type="float" office:value="89.6536866332915">
                <text:p>89.6536866332915</text:p>
              </table:table-cell>
              <table:table-cell office:value-type="float" office:value="86.3988473727935">
                <text:p>86.3988473727935</text:p>
              </table:table-cell>
              <table:table-cell office:value-type="float" office:value="83.2806927855015">
                <text:p>83.2806927855015</text:p>
              </table:table-cell>
              <table:table-cell office:value-type="float" office:value="79.726552786023">
                <text:p>79.726552786023</text:p>
              </table:table-cell>
              <table:table-cell office:value-type="float" office:value="76.0229495542215">
                <text:p>76.0229495542215</text:p>
              </table:table-cell>
              <table:table-cell office:value-type="float" office:value="72.31934632242">
                <text:p>72.31934632242</text:p>
              </table:table-cell>
              <table:table-cell office:value-type="float" office:value="68.2273584754065">
                <text:p>68.2273584754065</text:p>
              </table:table-cell>
              <table:table-cell office:value-type="float" office:value="64.071940842395">
                <text:p>64.071940842395</text:p>
              </table:table-cell>
              <table:table-cell office:value-type="float" office:value="59.9165232093835">
                <text:p>59.9165232093835</text:p>
              </table:table-cell>
              <table:table-cell office:value-type="float" office:value="55.765452153548">
                <text:p>55.765452153548</text:p>
              </table:table-cell>
              <table:table-cell office:value-type="float" office:value="51.410292659757">
                <text:p>51.410292659757</text:p>
              </table:table-cell>
              <table:table-cell office:value-type="float" office:value="47.0551331659661">
                <text:p>47.0551331659661</text:p>
              </table:table-cell>
              <table:table-cell office:value-type="float" office:value="42.699973672175">
                <text:p>42.699973672175</text:p>
              </table:table-cell>
              <table:table-cell office:value-type="float" office:value="38.2167876941998">
                <text:p>38.2167876941998</text:p>
              </table:table-cell>
              <table:table-cell office:value-type="float" office:value="34.364116822859">
                <text:p>34.364116822859</text:p>
              </table:table-cell>
              <table:table-cell office:value-type="float" office:value="29.9487983203497">
                <text:p>29.9487983203497</text:p>
              </table:table-cell>
              <table:table-cell office:value-type="float" office:value="25.5334798178404">
                <text:p>25.5334798178404</text:p>
              </table:table-cell>
              <table:table-cell office:value-type="float" office:value="21.3775465747366">
                <text:p>21.3775465747366</text:p>
              </table:table-cell>
              <table:table-cell office:value-type="float" office:value="17.0652400940399">
                <text:p>17.0652400940399</text:p>
              </table:table-cell>
              <table:table-cell office:value-type="float" office:value="12.7529336133432">
                <text:p>12.7529336133432</text:p>
              </table:table-cell>
              <table:table-cell office:value-type="float" office:value="8.44062713264655">
                <text:p>8.44062713264655</text:p>
              </table:table-cell>
              <table:table-cell office:value-type="float" office:value="4.29960445783264">
                <text:p>4.29960445783264</text:p>
              </table:table-cell>
              <table:table-cell office:value-type="float" office:value="0.0235596690918678">
                <text:p>0.0235596690918678</text:p>
              </table:table-cell>
              <table:table-cell office:value-type="float" office:value="4.34672379601637">
                <text:p>4.34672379601637</text:p>
              </table:table-cell>
              <table:table-cell office:value-type="float" office:value="8.4349379921703">
                <text:p>8.4349379921703</text:p>
              </table:table-cell>
              <table:table-cell office:value-type="float" office:value="12.7136081016584">
                <text:p>12.7136081016584</text:p>
              </table:table-cell>
              <table:table-cell office:value-type="float" office:value="17.0575034622501">
                <text:p>17.0575034622501</text:p>
              </table:table-cell>
              <table:table-cell office:value-type="float" office:value="21.4013988228418">
                <text:p>21.4013988228418</text:p>
              </table:table-cell>
              <table:table-cell office:value-type="float" office:value="25.5099740233276">
                <text:p>25.5099740233276</text:p>
              </table:table-cell>
              <table:table-cell office:value-type="float" office:value="29.906277327793">
                <text:p>29.906277327793</text:p>
              </table:table-cell>
              <table:table-cell office:value-type="float" office:value="34.2938933970575">
                <text:p>34.2938933970575</text:p>
              </table:table-cell>
              <table:table-cell office:value-type="float" office:value="38.6815094663217">
                <text:p>38.6815094663217</text:p>
              </table:table-cell>
              <table:table-cell office:value-type="float" office:value="42.792924271875">
                <text:p>42.792924271875</text:p>
              </table:table-cell>
              <table:table-cell office:value-type="float" office:value="47.1077106505061">
                <text:p>47.1077106505061</text:p>
              </table:table-cell>
              <table:table-cell office:value-type="float" office:value="51.422497029137">
                <text:p>51.422497029137</text:p>
              </table:table-cell>
              <table:table-cell office:value-type="float" office:value="55.737283407768">
                <text:p>55.737283407768</text:p>
              </table:table-cell>
              <table:table-cell office:value-type="float" office:value="59.9539424935405">
                <text:p>59.9539424935405</text:p>
              </table:table-cell>
              <table:table-cell office:value-type="float" office:value="64.0813811649735">
                <text:p>64.0813811649735</text:p>
              </table:table-cell>
              <table:table-cell office:value-type="float" office:value="68.208819836406">
                <text:p>68.208819836406</text:p>
              </table:table-cell>
              <table:table-cell office:value-type="float" office:value="72.336258507839">
                <text:p>72.336258507839</text:p>
              </table:table-cell>
              <table:table-cell office:value-type="float" office:value="75.7525566307265">
                <text:p>75.7525566307265</text:p>
              </table:table-cell>
              <table:table-cell office:value-type="float" office:value="79.6585962202">
                <text:p>79.6585962202</text:p>
              </table:table-cell>
              <table:table-cell office:value-type="float" office:value="83.5646358096745">
                <text:p>83.5646358096745</text:p>
              </table:table-cell>
              <table:table-cell office:value-type="float" office:value="86.41176054255">
                <text:p>86.41176054255</text:p>
              </table:table-cell>
              <table:table-cell office:value-type="float" office:value="89.2966675182055">
                <text:p>89.2966675182055</text:p>
              </table:table-cell>
              <table:table-cell office:value-type="float" office:value="92.552693841915">
                <text:p>92.552693841915</text:p>
              </table:table-cell>
              <table:table-cell office:value-type="float" office:value="94.8851292346505">
                <text:p>94.8851292346505</text:p>
              </table:table-cell>
              <table:table-cell office:value-type="float" office:value="96.906587969116">
                <text:p>96.906587969116</text:p>
              </table:table-cell>
              <table:table-cell office:value-type="float" office:value="98.494759251394">
                <text:p>98.494759251394</text:p>
              </table:table-cell>
              <table:table-cell office:value-type="float" office:value="100.715485702043">
                <text:p>100.715485702043</text:p>
              </table:table-cell>
              <table:table-cell office:value-type="float" office:value="101.848964637677">
                <text:p>101.848964637677</text:p>
              </table:table-cell>
              <table:table-cell office:value-type="float" office:value="103.33813535808">
                <text:p>103.33813535808</text:p>
              </table:table-cell>
              <table:table-cell office:value-type="float" office:value="103.950927637661">
                <text:p>103.950927637661</text:p>
              </table:table-cell>
              <table:table-cell office:value-type="float" office:value="104.620617632518">
                <text:p>104.620617632518</text:p>
              </table:table-cell>
              <table:table-cell office:value-type="float" office:value="105.290307627375">
                <text:p>105.290307627375</text:p>
              </table:table-cell>
              <table:table-cell office:value-type="float" office:value="105.407521230423">
                <text:p>105.407521230423</text:p>
              </table:table-cell>
              <table:table-cell office:value-type="float" office:value="105.748116133724">
                <text:p>105.748116133724</text:p>
              </table:table-cell>
              <table:table-cell office:value-type="float" office:value="105.85499657614">
                <text:p>105.85499657614</text:p>
              </table:table-cell>
              <table:table-cell office:value-type="float" office:value="105.959469214047">
                <text:p>105.959469214047</text:p>
              </table:table-cell>
              <table:table-cell office:value-type="float" office:value="105.920145290054">
                <text:p>105.920145290054</text:p>
              </table:table-cell>
              <table:table-cell office:value-type="float" office:value="105.864453370489">
                <text:p>105.864453370489</text:p>
              </table:table-cell>
              <table:table-cell office:value-type="float" office:value="105.796175592199">
                <text:p>105.796175592199</text:p>
              </table:table-cell>
              <table:table-cell office:value-type="float" office:value="105.727897813909">
                <text:p>105.727897813909</text:p>
              </table:table-cell>
              <table:table-cell office:value-type="float" office:value="105.659620035619">
                <text:p>105.659620035619</text:p>
              </table:table-cell>
              <table:table-cell office:value-type="float" office:value="105.382876709569">
                <text:p>105.382876709569</text:p>
              </table:table-cell>
              <table:table-cell office:value-type="float" office:value="104.612091327969">
                <text:p>104.612091327969</text:p>
              </table:table-cell>
              <table:table-cell office:value-type="float" office:value="103.84130594637">
                <text:p>103.84130594637</text:p>
              </table:table-cell>
              <table:table-cell office:value-type="float" office:value="103.6129775679">
                <text:p>103.6129775679</text:p>
              </table:table-cell>
              <table:table-cell office:value-type="float" office:value="102.50814336469">
                <text:p>102.50814336469</text:p>
              </table:table-cell>
              <table:table-cell office:value-type="float" office:value="101.370552325353">
                <text:p>101.370552325353</text:p>
              </table:table-cell>
              <table:table-cell office:value-type="float" office:value="100.296510625122">
                <text:p>100.296510625122</text:p>
              </table:table-cell>
              <table:table-cell office:value-type="float" office:value="98.259753746424">
                <text:p>98.259753746424</text:p>
              </table:table-cell>
              <table:table-cell office:value-type="float" office:value="96.222996867726">
                <text:p>96.222996867726</text:p>
              </table:table-cell>
              <table:table-cell office:value-type="float" office:value="93.7809933097475">
                <text:p>93.7809933097475</text:p>
              </table:table-cell>
              <table:table-cell office:value-type="float" office:value="91.309838685862">
                <text:p>91.309838685862</text:p>
              </table:table-cell>
              <table:table-cell office:value-type="float" office:value="88.838684061975">
                <text:p>88.838684061975</text:p>
              </table:table-cell>
              <table:table-cell office:value-type="float" office:value="85.3850525644985">
                <text:p>85.3850525644985</text:p>
              </table:table-cell>
              <table:table-cell office:value-type="float" office:value="81.961906940601">
                <text:p>81.961906940601</text:p>
              </table:table-cell>
              <table:table-cell office:value-type="float" office:value="78.5617066635415">
                <text:p>78.5617066635415</text:p>
              </table:table-cell>
              <table:table-cell office:value-type="float" office:value="74.556907970135">
                <text:p>74.556907970135</text:p>
              </table:table-cell>
              <table:table-cell office:value-type="float" office:value="70.664004877323">
                <text:p>70.664004877323</text:p>
              </table:table-cell>
              <table:table-cell office:value-type="float" office:value="67.156808178169">
                <text:p>67.156808178169</text:p>
              </table:table-cell>
              <table:table-cell office:value-type="float" office:value="62.552622236453">
                <text:p>62.552622236453</text:p>
              </table:table-cell>
              <table:table-cell office:value-type="float" office:value="58.2287086259975">
                <text:p>58.2287086259975</text:p>
              </table:table-cell>
              <table:table-cell office:value-type="float" office:value="54.403565355257">
                <text:p>54.403565355257</text:p>
              </table:table-cell>
              <table:table-cell office:value-type="float" office:value="49.6566715989294">
                <text:p>49.6566715989294</text:p>
              </table:table-cell>
              <table:table-cell office:value-type="float" office:value="45.4205560115197">
                <text:p>45.4205560115197</text:p>
              </table:table-cell>
              <table:table-cell office:value-type="float" office:value="41.2586738936816">
                <text:p>41.2586738936816</text:p>
              </table:table-cell>
              <table:table-cell office:value-type="float" office:value="36.5844502708816">
                <text:p>36.5844502708816</text:p>
              </table:table-cell>
              <table:table-cell office:value-type="float" office:value="32.2184072165664">
                <text:p>32.2184072165664</text:p>
              </table:table-cell>
              <table:table-cell office:value-type="float" office:value="27.5537595626701">
                <text:p>27.5537595626701</text:p>
              </table:table-cell>
              <table:table-cell office:value-type="float" office:value="23.4048841326498">
                <text:p>23.4048841326498</text:p>
              </table:table-cell>
              <table:table-cell office:value-type="float" office:value="19.2513180399421">
                <text:p>19.2513180399421</text:p>
              </table:table-cell>
              <table:table-cell office:value-type="float" office:value="14.7256151728731">
                <text:p>14.7256151728731</text:p>
              </table:table-cell>
              <table:table-cell office:value-type="float" office:value="10.199912305804">
                <text:p>10.199912305804</text:p>
              </table:table-cell>
              <table:table-cell office:value-type="float" office:value="6.1533133940498">
                <text:p>6.1533133940498</text:p>
              </table:table-cell>
              <table:table-cell office:value-type="float" office:value="1.67970174540408">
                <text:p>1.67970174540408</text:p>
              </table:table-cell>
              <table:table-cell office:value-type="float" office:value="2.79390990324162">
                <text:p>2.79390990324162</text:p>
              </table:table-cell>
              <table:table-cell office:value-type="float" office:value="7.2675215518873">
                <text:p>7.2675215518873</text:p>
              </table:table-cell>
              <table:table-cell office:value-type="float" office:value="10.9025935197351">
                <text:p>10.9025935197351</text:p>
              </table:table-cell>
              <table:table-cell office:value-type="float" office:value="15.5036096331937">
                <text:p>15.5036096331937</text:p>
              </table:table-cell>
              <table:table-cell office:value-type="float" office:value="19.9984930906011">
                <text:p>19.9984930906011</text:p>
              </table:table-cell>
              <table:table-cell office:value-type="float" office:value="24.4933765480083">
                <text:p>24.4933765480083</text:p>
              </table:table-cell>
              <table:table-cell office:value-type="float" office:value="28.7813030277616">
                <text:p>28.7813030277616</text:p>
              </table:table-cell>
              <table:table-cell office:value-type="float" office:value="33.2243063867598">
                <text:p>33.2243063867598</text:p>
              </table:table-cell>
              <table:table-cell office:value-type="float" office:value="37.2381713542716">
                <text:p>37.2381713542716</text:p>
              </table:table-cell>
              <table:table-cell office:value-type="float" office:value="41.9002513531998">
                <text:p>41.9002513531998</text:p>
              </table:table-cell>
              <table:table-cell office:value-type="float" office:value="46.2921452754836">
                <text:p>46.2921452754836</text:p>
              </table:table-cell>
              <table:table-cell office:value-type="float" office:value="50.6840391977685">
                <text:p>50.6840391977685</text:p>
              </table:table-cell>
              <table:table-cell office:value-type="float" office:value="55.075933120054">
                <text:p>55.075933120054</text:p>
              </table:table-cell>
              <table:table-cell office:value-type="float" office:value="59.4678270423375">
                <text:p>59.4678270423375</text:p>
              </table:table-cell>
              <table:table-cell office:value-type="float" office:value="63.8134334509715">
                <text:p>63.8134334509715</text:p>
              </table:table-cell>
              <table:table-cell office:value-type="float" office:value="68.2432032909905">
                <text:p>68.2432032909905</text:p>
              </table:table-cell>
              <table:table-cell office:value-type="float" office:value="72.4361098554645">
                <text:p>72.4361098554645</text:p>
              </table:table-cell>
              <table:table-cell office:value-type="float" office:value="76.402678258636">
                <text:p>76.402678258636</text:p>
              </table:table-cell>
              <table:table-cell office:value-type="float" office:value="80.3692466618085">
                <text:p>80.3692466618085</text:p>
              </table:table-cell>
              <table:table-cell office:value-type="float" office:value="84.3358150649795">
                <text:p>84.3358150649795</text:p>
              </table:table-cell>
              <table:table-cell office:value-type="float" office:value="87.883985283538">
                <text:p>87.883985283538</text:p>
              </table:table-cell>
              <table:table-cell office:value-type="float" office:value="91.3861492666045">
                <text:p>91.3861492666045</text:p>
              </table:table-cell>
              <table:table-cell office:value-type="float" office:value="93.937456000827">
                <text:p>93.937456000827</text:p>
              </table:table-cell>
              <table:table-cell office:value-type="float" office:value="97.3808819970625">
                <text:p>97.3808819970625</text:p>
              </table:table-cell>
              <table:table-cell office:value-type="float" office:value="99.722716908076">
                <text:p>99.722716908076</text:p>
              </table:table-cell>
              <table:table-cell office:value-type="float" office:value="101.971256931162">
                <text:p>101.971256931162</text:p>
              </table:table-cell>
              <table:table-cell office:value-type="float" office:value="104.458886463074">
                <text:p>104.458886463074</text:p>
              </table:table-cell>
              <table:table-cell office:value-type="float" office:value="106.180913192355">
                <text:p>106.180913192355</text:p>
              </table:table-cell>
              <table:table-cell office:value-type="float" office:value="107.902939921637">
                <text:p>107.902939921637</text:p>
              </table:table-cell>
              <table:table-cell office:value-type="float" office:value="108.938460400771">
                <text:p>108.938460400771</text:p>
              </table:table-cell>
              <table:table-cell office:value-type="float" office:value="109.757923165991">
                <text:p>109.757923165991</text:p>
              </table:table-cell>
              <table:table-cell office:value-type="float" office:value="110.577385931212">
                <text:p>110.577385931212</text:p>
              </table:table-cell>
              <table:table-cell office:value-type="float" office:value="111.382164395839">
                <text:p>111.382164395839</text:p>
              </table:table-cell>
              <table:table-cell office:value-type="float" office:value="111.976891505489">
                <text:p>111.976891505489</text:p>
              </table:table-cell>
              <table:table-cell office:value-type="float" office:value="112.098457998529">
                <text:p>112.098457998529</text:p>
              </table:table-cell>
              <table:table-cell office:value-type="float" office:value="112.95996454422">
                <text:p>112.95996454422</text:p>
              </table:table-cell>
            </table:table-row>
            <table:table-row>
              <table:table-cell office:value-type="string">
                <text:p>行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Sheet1.C18:Sheet1.HO18</svg:desc>
                </draw:g>
              </table:table-cell>
              <table:table-cell office:value-type="float" office:value="-10.9">
                <text:p>-10.9</text:p>
              </table:table-cell>
              <table:table-cell office:value-type="float" office:value="-10.8">
                <text:p>-10.8</text:p>
              </table:table-cell>
              <table:table-cell office:value-type="float" office:value="-10.7">
                <text:p>-10.7</text:p>
              </table:table-cell>
              <table:table-cell office:value-type="float" office:value="-10.6">
                <text:p>-10.6</text:p>
              </table:table-cell>
              <table:table-cell office:value-type="float" office:value="-10.5">
                <text:p>-10.5</text:p>
              </table:table-cell>
              <table:table-cell office:value-type="float" office:value="-10.4">
                <text:p>-10.4</text:p>
              </table:table-cell>
              <table:table-cell office:value-type="float" office:value="-10.3">
                <text:p>-10.3</text:p>
              </table:table-cell>
              <table:table-cell office:value-type="float" office:value="-10.2">
                <text:p>-10.2</text:p>
              </table:table-cell>
              <table:table-cell office:value-type="float" office:value="-10.1">
                <text:p>-10.1</text:p>
              </table:table-cell>
              <table:table-cell office:value-type="float" office:value="-10">
                <text:p>-10</text:p>
              </table:table-cell>
              <table:table-cell office:value-type="float" office:value="-9.90000000000002">
                <text:p>-9.90000000000002</text:p>
              </table:table-cell>
              <table:table-cell office:value-type="float" office:value="-9.80000000000002">
                <text:p>-9.80000000000002</text:p>
              </table:table-cell>
              <table:table-cell office:value-type="float" office:value="-9.70000000000002">
                <text:p>-9.70000000000002</text:p>
              </table:table-cell>
              <table:table-cell office:value-type="float" office:value="-9.60000000000002">
                <text:p>-9.60000000000002</text:p>
              </table:table-cell>
              <table:table-cell office:value-type="float" office:value="-9.50000000000002">
                <text:p>-9.50000000000002</text:p>
              </table:table-cell>
              <table:table-cell office:value-type="float" office:value="-9.40000000000002">
                <text:p>-9.40000000000002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8.80000000000002">
                <text:p>-8.80000000000002</text:p>
              </table:table-cell>
              <table:table-cell office:value-type="float" office:value="-8.70000000000002">
                <text:p>-8.70000000000002</text:p>
              </table:table-cell>
              <table:table-cell office:value-type="float" office:value="-8.60000000000002">
                <text:p>-8.60000000000002</text:p>
              </table:table-cell>
              <table:table-cell office:value-type="float" office:value="-8.50000000000002">
                <text:p>-8.50000000000002</text:p>
              </table:table-cell>
              <table:table-cell office:value-type="float" office:value="-8.40000000000002">
                <text:p>-8.40000000000002</text:p>
              </table:table-cell>
              <table:table-cell office:value-type="float" office:value="-8.30000000000002">
                <text:p>-8.30000000000002</text:p>
              </table:table-cell>
              <table:table-cell office:value-type="float" office:value="-8.20000000000002">
                <text:p>-8.20000000000002</text:p>
              </table:table-cell>
              <table:table-cell office:value-type="float" office:value="-8.10000000000002">
                <text:p>-8.10000000000002</text:p>
              </table:table-cell>
              <table:table-cell office:value-type="float" office:value="-8.00000000000002">
                <text:p>-8.00000000000002</text:p>
              </table:table-cell>
              <table:table-cell office:value-type="float" office:value="-7.90000000000003">
                <text:p>-7.90000000000003</text:p>
              </table:table-cell>
              <table:table-cell office:value-type="float" office:value="-7.80000000000003">
                <text:p>-7.80000000000003</text:p>
              </table:table-cell>
              <table:table-cell office:value-type="float" office:value="-7.70000000000003">
                <text:p>-7.70000000000003</text:p>
              </table:table-cell>
              <table:table-cell office:value-type="float" office:value="-7.60000000000003">
                <text:p>-7.60000000000003</text:p>
              </table:table-cell>
              <table:table-cell office:value-type="float" office:value="-7.50000000000003">
                <text:p>-7.50000000000003</text:p>
              </table:table-cell>
              <table:table-cell office:value-type="float" office:value="-7.40000000000003">
                <text:p>-7.40000000000003</text:p>
              </table:table-cell>
              <table:table-cell office:value-type="float" office:value="-7.30000000000003">
                <text:p>-7.30000000000003</text:p>
              </table:table-cell>
              <table:table-cell office:value-type="float" office:value="-7.20000000000003">
                <text:p>-7.20000000000003</text:p>
              </table:table-cell>
              <table:table-cell office:value-type="float" office:value="-7.10000000000003">
                <text:p>-7.10000000000003</text:p>
              </table:table-cell>
              <table:table-cell office:value-type="float" office:value="-7.00000000000003">
                <text:p>-7.00000000000003</text:p>
              </table:table-cell>
              <table:table-cell office:value-type="float" office:value="-6.90000000000003">
                <text:p>-6.90000000000003</text:p>
              </table:table-cell>
              <table:table-cell office:value-type="float" office:value="-6.80000000000003">
                <text:p>-6.80000000000003</text:p>
              </table:table-cell>
              <table:table-cell office:value-type="float" office:value="-6.70000000000003">
                <text:p>-6.70000000000003</text:p>
              </table:table-cell>
              <table:table-cell office:value-type="float" office:value="-6.60000000000003">
                <text:p>-6.60000000000003</text:p>
              </table:table-cell>
              <table:table-cell office:value-type="float" office:value="-6.50000000000003">
                <text:p>-6.50000000000003</text:p>
              </table:table-cell>
              <table:table-cell office:value-type="float" office:value="-6.40000000000003">
                <text:p>-6.40000000000003</text:p>
              </table:table-cell>
              <table:table-cell office:value-type="float" office:value="-6.30000000000003">
                <text:p>-6.30000000000003</text:p>
              </table:table-cell>
              <table:table-cell office:value-type="float" office:value="-6.20000000000003">
                <text:p>-6.20000000000003</text:p>
              </table:table-cell>
              <table:table-cell office:value-type="float" office:value="-6.10000000000003">
                <text:p>-6.10000000000003</text:p>
              </table:table-cell>
              <table:table-cell office:value-type="float" office:value="-6.00000000000003">
                <text:p>-6.00000000000003</text:p>
              </table:table-cell>
              <table:table-cell office:value-type="float" office:value="-5.90000000000003">
                <text:p>-5.90000000000003</text:p>
              </table:table-cell>
              <table:table-cell office:value-type="float" office:value="-5.80000000000003">
                <text:p>-5.80000000000003</text:p>
              </table:table-cell>
              <table:table-cell office:value-type="float" office:value="-5.70000000000003">
                <text:p>-5.70000000000003</text:p>
              </table:table-cell>
              <table:table-cell office:value-type="float" office:value="-5.60000000000003">
                <text:p>-5.60000000000003</text:p>
              </table:table-cell>
              <table:table-cell office:value-type="float" office:value="-5.50000000000003">
                <text:p>-5.50000000000003</text:p>
              </table:table-cell>
              <table:table-cell office:value-type="float" office:value="-5.40000000000003">
                <text:p>-5.40000000000003</text:p>
              </table:table-cell>
              <table:table-cell office:value-type="float" office:value="-5.30000000000003">
                <text:p>-5.30000000000003</text:p>
              </table:table-cell>
              <table:table-cell office:value-type="float" office:value="-5.20000000000003">
                <text:p>-5.20000000000003</text:p>
              </table:table-cell>
              <table:table-cell office:value-type="float" office:value="-5.10000000000004">
                <text:p>-5.10000000000004</text:p>
              </table:table-cell>
              <table:table-cell office:value-type="float" office:value="-5.00000000000004">
                <text:p>-5.00000000000004</text:p>
              </table:table-cell>
              <table:table-cell office:value-type="float" office:value="-4.90000000000004">
                <text:p>-4.90000000000004</text:p>
              </table:table-cell>
              <table:table-cell office:value-type="float" office:value="-4.80000000000004">
                <text:p>-4.80000000000004</text:p>
              </table:table-cell>
              <table:table-cell office:value-type="float" office:value="-4.70000000000004">
                <text:p>-4.70000000000004</text:p>
              </table:table-cell>
              <table:table-cell office:value-type="float" office:value="-4.60000000000004">
                <text:p>-4.60000000000004</text:p>
              </table:table-cell>
              <table:table-cell office:value-type="float" office:value="-4.50000000000004">
                <text:p>-4.50000000000004</text:p>
              </table:table-cell>
              <table:table-cell office:value-type="float" office:value="-4.40000000000004">
                <text:p>-4.40000000000004</text:p>
              </table:table-cell>
              <table:table-cell office:value-type="float" office:value="-4.30000000000004">
                <text:p>-4.30000000000004</text:p>
              </table:table-cell>
              <table:table-cell office:value-type="float" office:value="-4.20000000000004">
                <text:p>-4.20000000000004</text:p>
              </table:table-cell>
              <table:table-cell office:value-type="float" office:value="-4.10000000000004">
                <text:p>-4.10000000000004</text:p>
              </table:table-cell>
              <table:table-cell office:value-type="float" office:value="-4.00000000000004">
                <text:p>-4.00000000000004</text:p>
              </table:table-cell>
              <table:table-cell office:value-type="float" office:value="-3.90000000000004">
                <text:p>-3.90000000000004</text:p>
              </table:table-cell>
              <table:table-cell office:value-type="float" office:value="-3.80000000000004">
                <text:p>-3.80000000000004</text:p>
              </table:table-cell>
              <table:table-cell office:value-type="float" office:value="-3.70000000000004">
                <text:p>-3.70000000000004</text:p>
              </table:table-cell>
              <table:table-cell office:value-type="float" office:value="-3.60000000000004">
                <text:p>-3.60000000000004</text:p>
              </table:table-cell>
              <table:table-cell office:value-type="float" office:value="-3.50000000000004">
                <text:p>-3.50000000000004</text:p>
              </table:table-cell>
              <table:table-cell office:value-type="float" office:value="-3.40000000000004">
                <text:p>-3.40000000000004</text:p>
              </table:table-cell>
              <table:table-cell office:value-type="float" office:value="-3.30000000000004">
                <text:p>-3.30000000000004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-3.10000000000004">
                <text:p>-3.10000000000004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-2.90000000000004">
                <text:p>-2.90000000000004</text:p>
              </table:table-cell>
              <table:table-cell office:value-type="float" office:value="-2.80000000000004">
                <text:p>-2.80000000000004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-2.60000000000004">
                <text:p>-2.60000000000004</text:p>
              </table:table-cell>
              <table:table-cell office:value-type="float" office:value="-2.50000000000004">
                <text:p>-2.50000000000004</text:p>
              </table:table-cell>
              <table:table-cell office:value-type="float" office:value="-2.40000000000004">
                <text:p>-2.40000000000004</text:p>
              </table:table-cell>
              <table:table-cell office:value-type="float" office:value="-2.30000000000004">
                <text:p>-2.30000000000004</text:p>
              </table:table-cell>
              <table:table-cell office:value-type="float" office:value="-2.20000000000004">
                <text:p>-2.20000000000004</text:p>
              </table:table-cell>
              <table:table-cell office:value-type="float" office:value="-2.10000000000004">
                <text:p>-2.10000000000004</text:p>
              </table:table-cell>
              <table:table-cell office:value-type="float" office:value="-2.00000000000004">
                <text:p>-2.00000000000004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0.900000000000036">
                <text:p>-0.900000000000036</text:p>
              </table:table-cell>
              <table:table-cell office:value-type="float" office:value="-0.800000000000036">
                <text:p>-0.800000000000036</text:p>
              </table:table-cell>
              <table:table-cell office:value-type="float" office:value="-0.700000000000036">
                <text:p>-0.700000000000036</text:p>
              </table:table-cell>
              <table:table-cell office:value-type="float" office:value="-0.600000000000037">
                <text:p>-0.600000000000037</text:p>
              </table:table-cell>
              <table:table-cell office:value-type="float" office:value="-0.500000000000037">
                <text:p>-0.500000000000037</text:p>
              </table:table-cell>
              <table:table-cell office:value-type="float" office:value="-0.400000000000037">
                <text:p>-0.400000000000037</text:p>
              </table:table-cell>
              <table:table-cell office:value-type="float" office:value="-0.300000000000037">
                <text:p>-0.300000000000037</text:p>
              </table:table-cell>
              <table:table-cell office:value-type="float" office:value="-0.200000000000037">
                <text:p>-0.200000000000037</text:p>
              </table:table-cell>
              <table:table-cell office:value-type="float" office:value="-0.100000000000037">
                <text:p>-0.100000000000037</text:p>
              </table:table-cell>
              <table:table-cell office:value-type="float" office:value="-0.0000000000000365540930857833">
                <text:p>-0.0000000000000365540930857833</text:p>
              </table:table-cell>
              <table:table-cell office:value-type="float" office:value="0.0999999999999635">
                <text:p>0.0999999999999635</text:p>
              </table:table-cell>
              <table:table-cell office:value-type="float" office:value="0.199999999999963">
                <text:p>0.199999999999963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399999999999964">
                <text:p>0.399999999999964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599999999999963">
                <text:p>0.599999999999963</text:p>
              </table:table-cell>
              <table:table-cell office:value-type="float" office:value="0.699999999999963">
                <text:p>0.699999999999963</text:p>
              </table:table-cell>
              <table:table-cell office:value-type="float" office:value="0.799999999999963">
                <text:p>0.799999999999963</text:p>
              </table:table-cell>
              <table:table-cell office:value-type="float" office:value="0.899999999999963">
                <text:p>0.899999999999963</text:p>
              </table:table-cell>
              <table:table-cell office:value-type="float" office:value="0.999999999999963">
                <text:p>0.999999999999963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.09999999999997">
                <text:p>3.09999999999997</text:p>
              </table:table-cell>
              <table:table-cell office:value-type="float" office:value="3.19999999999997">
                <text:p>3.19999999999997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3.79999999999997">
                <text:p>3.79999999999997</text:p>
              </table:table-cell>
              <table:table-cell office:value-type="float" office:value="3.89999999999997">
                <text:p>3.89999999999997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4.09999999999997">
                <text:p>4.09999999999997</text:p>
              </table:table-cell>
              <table:table-cell office:value-type="float" office:value="4.19999999999997">
                <text:p>4.19999999999997</text:p>
              </table:table-cell>
              <table:table-cell office:value-type="float" office:value="4.29999999999997">
                <text:p>4.29999999999997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4.79999999999996">
                <text:p>4.79999999999996</text:p>
              </table:table-cell>
              <table:table-cell office:value-type="float" office:value="4.89999999999996">
                <text:p>4.89999999999996</text:p>
              </table:table-cell>
              <table:table-cell office:value-type="float" office:value="4.99999999999996">
                <text:p>4.99999999999996</text:p>
              </table:table-cell>
              <table:table-cell office:value-type="float" office:value="5.09999999999996">
                <text:p>5.09999999999996</text:p>
              </table:table-cell>
              <table:table-cell office:value-type="float" office:value="5.19999999999996">
                <text:p>5.19999999999996</text:p>
              </table:table-cell>
              <table:table-cell office:value-type="float" office:value="5.29999999999996">
                <text:p>5.29999999999996</text:p>
              </table:table-cell>
              <table:table-cell office:value-type="float" office:value="5.39999999999996">
                <text:p>5.39999999999996</text:p>
              </table:table-cell>
              <table:table-cell office:value-type="float" office:value="5.49999999999996">
                <text:p>5.49999999999996</text:p>
              </table:table-cell>
              <table:table-cell office:value-type="float" office:value="5.59999999999996">
                <text:p>5.59999999999996</text:p>
              </table:table-cell>
              <table:table-cell office:value-type="float" office:value="5.69999999999996">
                <text:p>5.69999999999996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6.29999999999996">
                <text:p>6.29999999999996</text:p>
              </table:table-cell>
              <table:table-cell office:value-type="float" office:value="6.39999999999996">
                <text:p>6.39999999999996</text:p>
              </table:table-cell>
              <table:table-cell office:value-type="float" office:value="6.49999999999996">
                <text:p>6.49999999999996</text:p>
              </table:table-cell>
              <table:table-cell office:value-type="float" office:value="6.59999999999996">
                <text:p>6.59999999999996</text:p>
              </table:table-cell>
              <table:table-cell office:value-type="float" office:value="6.69999999999996">
                <text:p>6.69999999999996</text:p>
              </table:table-cell>
              <table:table-cell office:value-type="float" office:value="6.79999999999996">
                <text:p>6.79999999999996</text:p>
              </table:table-cell>
              <table:table-cell office:value-type="float" office:value="6.89999999999996">
                <text:p>6.89999999999996</text:p>
              </table:table-cell>
              <table:table-cell office:value-type="float" office:value="6.99999999999996">
                <text:p>6.99999999999996</text:p>
              </table:table-cell>
              <table:table-cell office:value-type="float" office:value="7.09999999999996">
                <text:p>7.09999999999996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7.59999999999995">
                <text:p>7.59999999999995</text:p>
              </table:table-cell>
              <table:table-cell office:value-type="float" office:value="7.69999999999995">
                <text:p>7.69999999999995</text:p>
              </table:table-cell>
              <table:table-cell office:value-type="float" office:value="7.79999999999995">
                <text:p>7.79999999999995</text:p>
              </table:table-cell>
              <table:table-cell office:value-type="float" office:value="7.89999999999995">
                <text:p>7.89999999999995</text:p>
              </table:table-cell>
              <table:table-cell office:value-type="float" office:value="7.99999999999995">
                <text:p>7.99999999999995</text:p>
              </table:table-cell>
              <table:table-cell office:value-type="float" office:value="8.09999999999995">
                <text:p>8.09999999999995</text:p>
              </table:table-cell>
              <table:table-cell office:value-type="float" office:value="8.19999999999995">
                <text:p>8.19999999999995</text:p>
              </table:table-cell>
              <table:table-cell office:value-type="float" office:value="8.29999999999995">
                <text:p>8.29999999999995</text:p>
              </table:table-cell>
              <table:table-cell office:value-type="float" office:value="8.39999999999995">
                <text:p>8.39999999999995</text:p>
              </table:table-cell>
              <table:table-cell office:value-type="float" office:value="8.49999999999995">
                <text:p>8.49999999999995</text:p>
              </table:table-cell>
              <table:table-cell office:value-type="float" office:value="8.59999999999995">
                <text:p>8.59999999999995</text:p>
              </table:table-cell>
              <table:table-cell office:value-type="float" office:value="8.69999999999995">
                <text:p>8.69999999999995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8.89999999999995">
                <text:p>8.89999999999995</text:p>
              </table:table-cell>
              <table:table-cell office:value-type="float" office:value="8.99999999999995">
                <text:p>8.99999999999995</text:p>
              </table:table-cell>
              <table:table-cell office:value-type="float" office:value="9.09999999999995">
                <text:p>9.09999999999995</text:p>
              </table:table-cell>
              <table:table-cell office:value-type="float" office:value="9.19999999999995">
                <text:p>9.19999999999995</text:p>
              </table:table-cell>
              <table:table-cell office:value-type="float" office:value="9.29999999999995">
                <text:p>9.29999999999995</text:p>
              </table:table-cell>
              <table:table-cell office:value-type="float" office:value="9.39999999999995">
                <text:p>9.39999999999995</text:p>
              </table:table-cell>
              <table:table-cell office:value-type="float" office:value="9.49999999999995">
                <text:p>9.49999999999995</text:p>
              </table:table-cell>
              <table:table-cell office:value-type="float" office:value="9.59999999999995">
                <text:p>9.59999999999995</text:p>
              </table:table-cell>
              <table:table-cell office:value-type="float" office:value="9.69999999999995">
                <text:p>9.69999999999995</text:p>
              </table:table-cell>
              <table:table-cell office:value-type="float" office:value="9.79999999999995">
                <text:p>9.79999999999995</text:p>
              </table:table-cell>
              <table:table-cell office:value-type="float" office:value="9.89999999999995">
                <text:p>9.89999999999995</text:p>
              </table:table-cell>
              <table:table-cell office:value-type="float" office:value="9.99999999999994">
                <text:p>9.99999999999994</text:p>
              </table:table-cell>
              <table:table-cell office:value-type="float" office:value="10.0999999999999">
                <text:p>10.0999999999999</text:p>
              </table:table-cell>
              <table:table-cell office:value-type="float" office:value="10.1999999999999">
                <text:p>10.1999999999999</text:p>
              </table:table-cell>
              <table:table-cell office:value-type="float" office:value="10.2999999999999">
                <text:p>10.2999999999999</text:p>
              </table:table-cell>
              <table:table-cell office:value-type="float" office:value="10.3999999999999">
                <text:p>10.3999999999999</text:p>
              </table:table-cell>
              <table:table-cell office:value-type="float" office:value="10.4999999999999">
                <text:p>10.4999999999999</text:p>
              </table:table-cell>
              <table:table-cell office:value-type="float" office:value="10.5999999999999">
                <text:p>10.5999999999999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10.8999999999999">
                <text:p>10.8999999999999</text:p>
              </table:table-cell>
              <table:table-cell office:value-type="float" office:value="10.9999999999999">
                <text:p>10.9999999999999</text:p>
              </table:table-cell>
            </table:table-row>
            <table:table-row>
              <table:table-cell office:value-type="string">
                <text:p>calculated |Bz|</text:p>
                <draw:g>
                  <svg:desc>Sheet1.A22:Sheet1.A22</svg:desc>
                </draw:g>
              </table:table-cell>
              <table:table-cell office:value-type="float" office:value="14.6793069166058">
                <text:p>14.6793069166058</text:p>
                <draw:g>
                  <svg:desc>Sheet1.C25:Sheet1.HO25</svg:desc>
                </draw:g>
              </table:table-cell>
              <table:table-cell office:value-type="float" office:value="18.264589637325">
                <text:p>18.264589637325</text:p>
              </table:table-cell>
              <table:table-cell office:value-type="float" office:value="21.784679259927">
                <text:p>21.784679259927</text:p>
              </table:table-cell>
              <table:table-cell office:value-type="float" office:value="25.3537834997499">
                <text:p>25.3537834997499</text:p>
              </table:table-cell>
              <table:table-cell office:value-type="float" office:value="28.9540567048403">
                <text:p>28.9540567048403</text:p>
              </table:table-cell>
              <table:table-cell office:value-type="float" office:value="32.7441616787752">
                <text:p>32.7441616787752</text:p>
              </table:table-cell>
              <table:table-cell office:value-type="float" office:value="36.5810575626028">
                <text:p>36.5810575626028</text:p>
              </table:table-cell>
              <table:table-cell office:value-type="float" office:value="40.3953841131983">
                <text:p>40.3953841131983</text:p>
              </table:table-cell>
              <table:table-cell office:value-type="float" office:value="44.3088096057021">
                <text:p>44.3088096057021</text:p>
              </table:table-cell>
              <table:table-cell office:value-type="float" office:value="48.1893739718167">
                <text:p>48.1893739718167</text:p>
              </table:table-cell>
              <table:table-cell office:value-type="float" office:value="52.314368467752">
                <text:p>52.314368467752</text:p>
              </table:table-cell>
              <table:table-cell office:value-type="float" office:value="56.4082112638165">
                <text:p>56.4082112638165</text:p>
              </table:table-cell>
              <table:table-cell office:value-type="float" office:value="60.0845064459985">
                <text:p>60.0845064459985</text:p>
              </table:table-cell>
              <table:table-cell office:value-type="float" office:value="63.761494175948">
                <text:p>63.761494175948</text:p>
              </table:table-cell>
              <table:table-cell office:value-type="float" office:value="67.3055558551475">
                <text:p>67.3055558551475</text:p>
              </table:table-cell>
              <table:table-cell office:value-type="float" office:value="70.6063627259465">
                <text:p>70.6063627259465</text:p>
              </table:table-cell>
              <table:table-cell office:value-type="float" office:value="73.781309954712">
                <text:p>73.781309954712</text:p>
              </table:table-cell>
              <table:table-cell office:value-type="float" office:value="76.737551163613">
                <text:p>76.737551163613</text:p>
              </table:table-cell>
              <table:table-cell office:value-type="float" office:value="79.402837949125">
                <text:p>79.402837949125</text:p>
              </table:table-cell>
              <table:table-cell office:value-type="float" office:value="82.0684356374865">
                <text:p>82.0684356374865</text:p>
              </table:table-cell>
              <table:table-cell office:value-type="float" office:value="84.573985905119">
                <text:p>84.573985905119</text:p>
              </table:table-cell>
              <table:table-cell office:value-type="float" office:value="86.5404517913495">
                <text:p>86.5404517913495</text:p>
              </table:table-cell>
              <table:table-cell office:value-type="float" office:value="88.436576570864">
                <text:p>88.436576570864</text:p>
              </table:table-cell>
              <table:table-cell office:value-type="float" office:value="90.2721091882155">
                <text:p>90.2721091882155</text:p>
              </table:table-cell>
              <table:table-cell office:value-type="float" office:value="91.6959075057225">
                <text:p>91.6959075057225</text:p>
              </table:table-cell>
              <table:table-cell office:value-type="float" office:value="92.9879541258615">
                <text:p>92.9879541258615</text:p>
              </table:table-cell>
              <table:table-cell office:value-type="float" office:value="94.0628356507245">
                <text:p>94.0628356507245</text:p>
              </table:table-cell>
              <table:table-cell office:value-type="float" office:value="95.052704372038">
                <text:p>95.052704372038</text:p>
              </table:table-cell>
              <table:table-cell office:value-type="float" office:value="96.042296750943">
                <text:p>96.042296750943</text:p>
              </table:table-cell>
              <table:table-cell office:value-type="float" office:value="97.0316127874385">
                <text:p>97.0316127874385</text:p>
              </table:table-cell>
              <table:table-cell office:value-type="float" office:value="97.307474548637">
                <text:p>97.307474548637</text:p>
              </table:table-cell>
              <table:table-cell office:value-type="float" office:value="97.7015310150455">
                <text:p>97.7015310150455</text:p>
              </table:table-cell>
              <table:table-cell office:value-type="float" office:value="98.095764231564">
                <text:p>98.095764231564</text:p>
              </table:table-cell>
              <table:table-cell office:value-type="float" office:value="98.314264598451">
                <text:p>98.314264598451</text:p>
              </table:table-cell>
              <table:table-cell office:value-type="float" office:value="98.493850641353">
                <text:p>98.493850641353</text:p>
              </table:table-cell>
              <table:table-cell office:value-type="float" office:value="98.5578524233165">
                <text:p>98.5578524233165</text:p>
              </table:table-cell>
              <table:table-cell office:value-type="float" office:value="98.307526093221">
                <text:p>98.307526093221</text:p>
              </table:table-cell>
              <table:table-cell office:value-type="float" office:value="98.00278532203">
                <text:p>98.00278532203</text:p>
              </table:table-cell>
              <table:table-cell office:value-type="float" office:value="97.7517339836645">
                <text:p>97.7517339836645</text:p>
              </table:table-cell>
              <table:table-cell office:value-type="float" office:value="97.4578285913235">
                <text:p>97.4578285913235</text:p>
              </table:table-cell>
              <table:table-cell office:value-type="float" office:value="96.8395345637165">
                <text:p>96.8395345637165</text:p>
              </table:table-cell>
              <table:table-cell office:value-type="float" office:value="96.1631136352255">
                <text:p>96.1631136352255</text:p>
              </table:table-cell>
              <table:table-cell office:value-type="float" office:value="95.4804344859005">
                <text:p>95.4804344859005</text:p>
              </table:table-cell>
              <table:table-cell office:value-type="float" office:value="94.5323459317495">
                <text:p>94.5323459317495</text:p>
              </table:table-cell>
              <table:table-cell office:value-type="float" office:value="93.441062793222">
                <text:p>93.441062793222</text:p>
              </table:table-cell>
              <table:table-cell office:value-type="float" office:value="92.207151295357">
                <text:p>92.207151295357</text:p>
              </table:table-cell>
              <table:table-cell office:value-type="float" office:value="90.64215865604">
                <text:p>90.64215865604</text:p>
              </table:table-cell>
              <table:table-cell office:value-type="float" office:value="89.0849655864755">
                <text:p>89.0849655864755</text:p>
              </table:table-cell>
              <table:table-cell office:value-type="float" office:value="87.5281512046505">
                <text:p>87.5281512046505</text:p>
              </table:table-cell>
              <table:table-cell office:value-type="float" office:value="85.262103778286">
                <text:p>85.262103778286</text:p>
              </table:table-cell>
              <table:table-cell office:value-type="float" office:value="82.979811276945">
                <text:p>82.979811276945</text:p>
              </table:table-cell>
              <table:table-cell office:value-type="float" office:value="80.697073355157">
                <text:p>80.697073355157</text:p>
              </table:table-cell>
              <table:table-cell office:value-type="float" office:value="78.2009769910565">
                <text:p>78.2009769910565</text:p>
              </table:table-cell>
              <table:table-cell office:value-type="float" office:value="75.1072024550775">
                <text:p>75.1072024550775</text:p>
              </table:table-cell>
              <table:table-cell office:value-type="float" office:value="72.188357073398">
                <text:p>72.188357073398</text:p>
              </table:table-cell>
              <table:table-cell office:value-type="float" office:value="69.19707081882">
                <text:p>69.19707081882</text:p>
              </table:table-cell>
              <table:table-cell office:value-type="float" office:value="65.621210977059">
                <text:p>65.621210977059</text:p>
              </table:table-cell>
              <table:table-cell office:value-type="float" office:value="61.9132154713885">
                <text:p>61.9132154713885</text:p>
              </table:table-cell>
              <table:table-cell office:value-type="float" office:value="58.1969481741795">
                <text:p>58.1969481741795</text:p>
              </table:table-cell>
              <table:table-cell office:value-type="float" office:value="54.3999847004135">
                <text:p>54.3999847004135</text:p>
              </table:table-cell>
              <table:table-cell office:value-type="float" office:value="50.2842768443605">
                <text:p>50.2842768443605</text:p>
              </table:table-cell>
              <table:table-cell office:value-type="float" office:value="46.2349770848015">
                <text:p>46.2349770848015</text:p>
              </table:table-cell>
              <table:table-cell office:value-type="float" office:value="42.0210256187854">
                <text:p>42.0210256187854</text:p>
              </table:table-cell>
              <table:table-cell office:value-type="float" office:value="38.208219272857">
                <text:p>38.208219272857</text:p>
              </table:table-cell>
              <table:table-cell office:value-type="float" office:value="34.043096030783">
                <text:p>34.043096030783</text:p>
              </table:table-cell>
              <table:table-cell office:value-type="float" office:value="30.1905490155778">
                <text:p>30.1905490155778</text:p>
              </table:table-cell>
              <table:table-cell office:value-type="float" office:value="26.3382543878041">
                <text:p>26.3382543878041</text:p>
              </table:table-cell>
              <table:table-cell office:value-type="float" office:value="22.6781367146704">
                <text:p>22.6781367146704</text:p>
              </table:table-cell>
              <table:table-cell office:value-type="float" office:value="19.0490368903579">
                <text:p>19.0490368903579</text:p>
              </table:table-cell>
              <table:table-cell office:value-type="float" office:value="15.4200925201422">
                <text:p>15.4200925201422</text:p>
              </table:table-cell>
              <table:table-cell office:value-type="float" office:value="11.7913036040233">
                <text:p>11.7913036040233</text:p>
              </table:table-cell>
              <table:table-cell office:value-type="float" office:value="8.8764772384505">
                <text:p>8.8764772384505</text:p>
              </table:table-cell>
              <table:table-cell office:value-type="float" office:value="4.83184522331217">
                <text:p>4.83184522331217</text:p>
              </table:table-cell>
              <table:table-cell office:value-type="float" office:value="1.44833129569029">
                <text:p>1.44833129569029</text:p>
              </table:table-cell>
              <table:table-cell office:value-type="float" office:value="1.93518263193191">
                <text:p>1.93518263193191</text:p>
              </table:table-cell>
              <table:table-cell office:value-type="float" office:value="5.3186965595538">
                <text:p>5.3186965595538</text:p>
              </table:table-cell>
              <table:table-cell office:value-type="float" office:value="8.70221048717565">
                <text:p>8.70221048717565</text:p>
              </table:table-cell>
              <table:table-cell office:value-type="float" office:value="12.0857244147979">
                <text:p>12.0857244147979</text:p>
              </table:table-cell>
              <table:table-cell office:value-type="float" office:value="16.2139669850714">
                <text:p>16.2139669850714</text:p>
              </table:table-cell>
              <table:table-cell office:value-type="float" office:value="19.9908493609718">
                <text:p>19.9908493609718</text:p>
              </table:table-cell>
              <table:table-cell office:value-type="float" office:value="23.7677317368719">
                <text:p>23.7677317368719</text:p>
              </table:table-cell>
              <table:table-cell office:value-type="float" office:value="27.5501023626401">
                <text:p>27.5501023626401</text:p>
              </table:table-cell>
              <table:table-cell office:value-type="float" office:value="31.3574722192446">
                <text:p>31.3574722192446</text:p>
              </table:table-cell>
              <table:table-cell office:value-type="float" office:value="35.1648420758489">
                <text:p>35.1648420758489</text:p>
              </table:table-cell>
              <table:table-cell office:value-type="float" office:value="39.3941982491115">
                <text:p>39.3941982491115</text:p>
              </table:table-cell>
              <table:table-cell office:value-type="float" office:value="43.7249233251808">
                <text:p>43.7249233251808</text:p>
              </table:table-cell>
              <table:table-cell office:value-type="float" office:value="47.4655730429434">
                <text:p>47.4655730429434</text:p>
              </table:table-cell>
              <table:table-cell office:value-type="float" office:value="51.2219643883115">
                <text:p>51.2219643883115</text:p>
              </table:table-cell>
              <table:table-cell office:value-type="float" office:value="55.2264214421245">
                <text:p>55.2264214421245</text:p>
              </table:table-cell>
              <table:table-cell office:value-type="float" office:value="58.7534350513885">
                <text:p>58.7534350513885</text:p>
              </table:table-cell>
              <table:table-cell office:value-type="float" office:value="62.2884407174325">
                <text:p>62.2884407174325</text:p>
              </table:table-cell>
              <table:table-cell office:value-type="float" office:value="65.6473887269145">
                <text:p>65.6473887269145</text:p>
              </table:table-cell>
              <table:table-cell office:value-type="float" office:value="68.4563390656985">
                <text:p>68.4563390656985</text:p>
              </table:table-cell>
              <table:table-cell office:value-type="float" office:value="71.2652894044825">
                <text:p>71.2652894044825</text:p>
              </table:table-cell>
              <table:table-cell office:value-type="float" office:value="73.9601044251985">
                <text:p>73.9601044251985</text:p>
              </table:table-cell>
              <table:table-cell office:value-type="float" office:value="76.272279388134">
                <text:p>76.272279388134</text:p>
              </table:table-cell>
              <table:table-cell office:value-type="float" office:value="78.584454351069">
                <text:p>78.584454351069</text:p>
              </table:table-cell>
              <table:table-cell office:value-type="float" office:value="80.5458098866535">
                <text:p>80.5458098866535</text:p>
              </table:table-cell>
              <table:table-cell office:value-type="float" office:value="82.1122326639435">
                <text:p>82.1122326639435</text:p>
              </table:table-cell>
              <table:table-cell office:value-type="float" office:value="83.6786554412335">
                <text:p>83.6786554412335</text:p>
              </table:table-cell>
              <table:table-cell office:value-type="float" office:value="85.2450782185235">
                <text:p>85.2450782185235</text:p>
              </table:table-cell>
              <table:table-cell office:value-type="float" office:value="86.1065348978835">
                <text:p>86.1065348978835</text:p>
              </table:table-cell>
              <table:table-cell office:value-type="float" office:value="87.3950997921795">
                <text:p>87.3950997921795</text:p>
              </table:table-cell>
              <table:table-cell office:value-type="float" office:value="88.2488712319265">
                <text:p>88.2488712319265</text:p>
              </table:table-cell>
              <table:table-cell office:value-type="float" office:value="89.1026426716735">
                <text:p>89.1026426716735</text:p>
              </table:table-cell>
              <table:table-cell office:value-type="float" office:value="89.8238828500225">
                <text:p>89.8238828500225</text:p>
              </table:table-cell>
              <table:table-cell office:value-type="float" office:value="90.2361311352135">
                <text:p>90.2361311352135</text:p>
              </table:table-cell>
              <table:table-cell office:value-type="float" office:value="90.648379420405">
                <text:p>90.648379420405</text:p>
              </table:table-cell>
              <table:table-cell office:value-type="float" office:value="91.0606277055965">
                <text:p>91.0606277055965</text:p>
              </table:table-cell>
              <table:table-cell office:value-type="float" office:value="91.0044265303355">
                <text:p>91.0044265303355</text:p>
              </table:table-cell>
              <table:table-cell office:value-type="float" office:value="91.011967407868">
                <text:p>91.011967407868</text:p>
              </table:table-cell>
              <table:table-cell office:value-type="float" office:value="91.0195082854">
                <text:p>91.0195082854</text:p>
              </table:table-cell>
              <table:table-cell office:value-type="float" office:value="90.946275283545">
                <text:p>90.946275283545</text:p>
              </table:table-cell>
              <table:table-cell office:value-type="float" office:value="90.5761651576025">
                <text:p>90.5761651576025</text:p>
              </table:table-cell>
              <table:table-cell office:value-type="float" office:value="90.167355942168">
                <text:p>90.167355942168</text:p>
              </table:table-cell>
              <table:table-cell office:value-type="float" office:value="89.7585467267335">
                <text:p>89.7585467267335</text:p>
              </table:table-cell>
              <table:table-cell office:value-type="float" office:value="89.2034004626575">
                <text:p>89.2034004626575</text:p>
              </table:table-cell>
              <table:table-cell office:value-type="float" office:value="88.2370913686415">
                <text:p>88.2370913686415</text:p>
              </table:table-cell>
              <table:table-cell office:value-type="float" office:value="87.3297516718695">
                <text:p>87.3297516718695</text:p>
              </table:table-cell>
              <table:table-cell office:value-type="float" office:value="86.4224119750975">
                <text:p>86.4224119750975</text:p>
              </table:table-cell>
              <table:table-cell office:value-type="float" office:value="85.188146690355">
                <text:p>85.188146690355</text:p>
              </table:table-cell>
              <table:table-cell office:value-type="float" office:value="83.644074108932">
                <text:p>83.644074108932</text:p>
              </table:table-cell>
              <table:table-cell office:value-type="float" office:value="82.100001527509">
                <text:p>82.100001527509</text:p>
              </table:table-cell>
              <table:table-cell office:value-type="float" office:value="80.555928946086">
                <text:p>80.555928946086</text:p>
              </table:table-cell>
              <table:table-cell office:value-type="float" office:value="78.5189572634115">
                <text:p>78.5189572634115</text:p>
              </table:table-cell>
              <table:table-cell office:value-type="float" office:value="76.258505813948">
                <text:p>76.258505813948</text:p>
              </table:table-cell>
              <table:table-cell office:value-type="float" office:value="73.9980543644845">
                <text:p>73.9980543644845</text:p>
              </table:table-cell>
              <table:table-cell office:value-type="float" office:value="71.7376029150205">
                <text:p>71.7376029150205</text:p>
              </table:table-cell>
              <table:table-cell office:value-type="float" office:value="68.591293172935">
                <text:p>68.591293172935</text:p>
              </table:table-cell>
              <table:table-cell office:value-type="float" office:value="65.474086506668">
                <text:p>65.474086506668</text:p>
              </table:table-cell>
              <table:table-cell office:value-type="float" office:value="62.3564059310725">
                <text:p>62.3564059310725</text:p>
              </table:table-cell>
              <table:table-cell office:value-type="float" office:value="58.980794394039">
                <text:p>58.980794394039</text:p>
              </table:table-cell>
              <table:table-cell office:value-type="float" office:value="55.4924988494395">
                <text:p>55.4924988494395</text:p>
              </table:table-cell>
              <table:table-cell office:value-type="float" office:value="51.585788036283">
                <text:p>51.585788036283</text:p>
              </table:table-cell>
              <table:table-cell office:value-type="float" office:value="47.5699276272443">
                <text:p>47.5699276272443</text:p>
              </table:table-cell>
              <table:table-cell office:value-type="float" office:value="43.5550051358727">
                <text:p>43.5550051358727</text:p>
              </table:table-cell>
              <table:table-cell office:value-type="float" office:value="39.531302003139">
                <text:p>39.531302003139</text:p>
              </table:table-cell>
              <table:table-cell office:value-type="float" office:value="35.6331852303433">
                <text:p>35.6331852303433</text:p>
              </table:table-cell>
              <table:table-cell office:value-type="float" office:value="31.4552627637485">
                <text:p>31.4552627637485</text:p>
              </table:table-cell>
              <table:table-cell office:value-type="float" office:value="27.7481798139476">
                <text:p>27.7481798139476</text:p>
              </table:table-cell>
              <table:table-cell office:value-type="float" office:value="23.5036636152895">
                <text:p>23.5036636152895</text:p>
              </table:table-cell>
              <table:table-cell office:value-type="float" office:value="19.755866050076">
                <text:p>19.755866050076</text:p>
              </table:table-cell>
              <table:table-cell office:value-type="float" office:value="16.0074901324101">
                <text:p>16.0074901324101</text:p>
              </table:table-cell>
              <table:table-cell office:value-type="float" office:value="12.3699844407573">
                <text:p>12.3699844407573</text:p>
              </table:table-cell>
              <table:table-cell office:value-type="float" office:value="8.81060862450395">
                <text:p>8.81060862450395</text:p>
              </table:table-cell>
              <table:table-cell office:value-type="float" office:value="5.260137423224">
                <text:p>5.260137423224</text:p>
              </table:table-cell>
              <table:table-cell office:value-type="float" office:value="1.86745766321505">
                <text:p>1.86745766321505</text:p>
              </table:table-cell>
              <table:table-cell office:value-type="float" office:value="1.60784357898307">
                <text:p>1.60784357898307</text:p>
              </table:table-cell>
              <table:table-cell office:value-type="float" office:value="5.0111273153725">
                <text:p>5.0111273153725</text:p>
              </table:table-cell>
              <table:table-cell office:value-type="float" office:value="8.45196779424455">
                <text:p>8.45196779424455</text:p>
              </table:table-cell>
              <table:table-cell office:value-type="float" office:value="11.8928082731167">
                <text:p>11.8928082731167</text:p>
              </table:table-cell>
              <table:table-cell office:value-type="float" office:value="15.3336487519887">
                <text:p>15.3336487519887</text:p>
              </table:table-cell>
              <table:table-cell office:value-type="float" office:value="18.816653384463">
                <text:p>18.816653384463</text:p>
              </table:table-cell>
              <table:table-cell office:value-type="float" office:value="22.5208779040152">
                <text:p>22.5208779040152</text:p>
              </table:table-cell>
              <table:table-cell office:value-type="float" office:value="26.2248573637306">
                <text:p>26.2248573637306</text:p>
              </table:table-cell>
              <table:table-cell office:value-type="float" office:value="30.5853990190654">
                <text:p>30.5853990190654</text:p>
              </table:table-cell>
              <table:table-cell office:value-type="float" office:value="34.196429934223">
                <text:p>34.196429934223</text:p>
              </table:table-cell>
              <table:table-cell office:value-type="float" office:value="38.0609456195601">
                <text:p>38.0609456195601</text:p>
              </table:table-cell>
              <table:table-cell office:value-type="float" office:value="42.0129140005516">
                <text:p>42.0129140005516</text:p>
              </table:table-cell>
              <table:table-cell office:value-type="float" office:value="46.0590289625097">
                <text:p>46.0590289625097</text:p>
              </table:table-cell>
              <table:table-cell office:value-type="float" office:value="50.1037666566595">
                <text:p>50.1037666566595</text:p>
              </table:table-cell>
              <table:table-cell office:value-type="float" office:value="54.3746735013435">
                <text:p>54.3746735013435</text:p>
              </table:table-cell>
              <table:table-cell office:value-type="float" office:value="58.184045248137">
                <text:p>58.184045248137</text:p>
              </table:table-cell>
              <table:table-cell office:value-type="float" office:value="61.9936331545575">
                <text:p>61.9936331545575</text:p>
              </table:table-cell>
              <table:table-cell office:value-type="float" office:value="65.5756340472545">
                <text:p>65.5756340472545</text:p>
              </table:table-cell>
              <table:table-cell office:value-type="float" office:value="69.1058128941785">
                <text:p>69.1058128941785</text:p>
              </table:table-cell>
              <table:table-cell office:value-type="float" office:value="72.327140086749">
                <text:p>72.327140086749</text:p>
              </table:table-cell>
              <table:table-cell office:value-type="float" office:value="75.414288766134">
                <text:p>75.414288766134</text:p>
              </table:table-cell>
              <table:table-cell office:value-type="float" office:value="78.197525947267">
                <text:p>78.197525947267</text:p>
              </table:table-cell>
              <table:table-cell office:value-type="float" office:value="81.0687732321935">
                <text:p>81.0687732321935</text:p>
              </table:table-cell>
              <table:table-cell office:value-type="float" office:value="83.2816678824645">
                <text:p>83.2816678824645</text:p>
              </table:table-cell>
              <table:table-cell office:value-type="float" office:value="85.475534573191">
                <text:p>85.475534573191</text:p>
              </table:table-cell>
              <table:table-cell office:value-type="float" office:value="87.334969153841">
                <text:p>87.334969153841</text:p>
              </table:table-cell>
              <table:table-cell office:value-type="float" office:value="88.9259537733655">
                <text:p>88.9259537733655</text:p>
              </table:table-cell>
              <table:table-cell office:value-type="float" office:value="90.610990046492">
                <text:p>90.610990046492</text:p>
              </table:table-cell>
              <table:table-cell office:value-type="float" office:value="92.2416727551875">
                <text:p>92.2416727551875</text:p>
              </table:table-cell>
              <table:table-cell office:value-type="float" office:value="93.4112961821745">
                <text:p>93.4112961821745</text:p>
              </table:table-cell>
              <table:table-cell office:value-type="float" office:value="94.5583933164985">
                <text:p>94.5583933164985</text:p>
              </table:table-cell>
              <table:table-cell office:value-type="float" office:value="95.3376663428265">
                <text:p>95.3376663428265</text:p>
              </table:table-cell>
              <table:table-cell office:value-type="float" office:value="96.038884163992">
                <text:p>96.038884163992</text:p>
              </table:table-cell>
              <table:table-cell office:value-type="float" office:value="96.808923766541">
                <text:p>96.808923766541</text:p>
              </table:table-cell>
              <table:table-cell office:value-type="float" office:value="97.276813430096">
                <text:p>97.276813430096</text:p>
              </table:table-cell>
              <table:table-cell office:value-type="float" office:value="97.74481492807">
                <text:p>97.74481492807</text:p>
              </table:table-cell>
              <table:table-cell office:value-type="float" office:value="98.110126423363">
                <text:p>98.110126423363</text:p>
              </table:table-cell>
              <table:table-cell office:value-type="float" office:value="98.343014257211">
                <text:p>98.343014257211</text:p>
              </table:table-cell>
              <table:table-cell office:value-type="float" office:value="98.5758751056095">
                <text:p>98.5758751056095</text:p>
              </table:table-cell>
              <table:table-cell office:value-type="float" office:value="98.8087089685585">
                <text:p>98.8087089685585</text:p>
              </table:table-cell>
              <table:table-cell office:value-type="float" office:value="98.1229056235685">
                <text:p>98.1229056235685</text:p>
              </table:table-cell>
              <table:table-cell office:value-type="float" office:value="98.0257837465365">
                <text:p>98.0257837465365</text:p>
              </table:table-cell>
              <table:table-cell office:value-type="float" office:value="97.6264167581715">
                <text:p>97.6264167581715</text:p>
              </table:table-cell>
              <table:table-cell office:value-type="float" office:value="97.2269912398305">
                <text:p>97.2269912398305</text:p>
              </table:table-cell>
              <table:table-cell office:value-type="float" office:value="96.6412674703855">
                <text:p>96.6412674703855</text:p>
              </table:table-cell>
              <table:table-cell office:value-type="float" office:value="96.015745785404">
                <text:p>96.015745785404</text:p>
              </table:table-cell>
              <table:table-cell office:value-type="float" office:value="95.0474492039305">
                <text:p>95.0474492039305</text:p>
              </table:table-cell>
              <table:table-cell office:value-type="float" office:value="94.826789641246">
                <text:p>94.826789641246</text:p>
              </table:table-cell>
              <table:table-cell office:value-type="float" office:value="93.2087996194425">
                <text:p>93.2087996194425</text:p>
              </table:table-cell>
              <table:table-cell office:value-type="float" office:value="91.590562988834">
                <text:p>91.590562988834</text:p>
              </table:table-cell>
              <table:table-cell office:value-type="float" office:value="89.97207974942">
                <text:p>89.97207974942</text:p>
              </table:table-cell>
              <table:table-cell office:value-type="float" office:value="88.353349901201">
                <text:p>88.353349901201</text:p>
              </table:table-cell>
              <table:table-cell office:value-type="float" office:value="86.693243886392">
                <text:p>86.693243886392</text:p>
              </table:table-cell>
              <table:table-cell office:value-type="float" office:value="84.590914980602">
                <text:p>84.590914980602</text:p>
              </table:table-cell>
              <table:table-cell office:value-type="float" office:value="82.0194996925035">
                <text:p>82.0194996925035</text:p>
              </table:table-cell>
              <table:table-cell office:value-type="float" office:value="79.3914972844135">
                <text:p>79.3914972844135</text:p>
              </table:table-cell>
              <table:table-cell office:value-type="float" office:value="76.763494876323">
                <text:p>76.763494876323</text:p>
              </table:table-cell>
              <table:table-cell office:value-type="float" office:value="74.1354924682335">
                <text:p>74.1354924682335</text:p>
              </table:table-cell>
              <table:table-cell office:value-type="float" office:value="70.581595773521">
                <text:p>70.581595773521</text:p>
              </table:table-cell>
              <table:table-cell office:value-type="float" office:value="67.3378271638565">
                <text:p>67.3378271638565</text:p>
              </table:table-cell>
              <table:table-cell office:value-type="float" office:value="63.924960646317">
                <text:p>63.924960646317</text:p>
              </table:table-cell>
              <table:table-cell office:value-type="float" office:value="59.9824446011275">
                <text:p>59.9824446011275</text:p>
              </table:table-cell>
              <table:table-cell office:value-type="float" office:value="56.105499387562">
                <text:p>56.105499387562</text:p>
              </table:table-cell>
              <table:table-cell office:value-type="float" office:value="52.411841547653">
                <text:p>52.411841547653</text:p>
              </table:table-cell>
              <table:table-cell office:value-type="float" office:value="48.2192517810597">
                <text:p>48.2192517810597</text:p>
              </table:table-cell>
              <table:table-cell office:value-type="float" office:value="44.2997404152906">
                <text:p>44.2997404152906</text:p>
              </table:table-cell>
              <table:table-cell office:value-type="float" office:value="40.3796198927209">
                <text:p>40.3796198927209</text:p>
              </table:table-cell>
              <table:table-cell office:value-type="float" office:value="36.2752630151717">
                <text:p>36.2752630151717</text:p>
              </table:table-cell>
              <table:table-cell office:value-type="float" office:value="32.6547008434779">
                <text:p>32.6547008434779</text:p>
              </table:table-cell>
              <table:table-cell office:value-type="float" office:value="29.0349295035454">
                <text:p>29.0349295035454</text:p>
              </table:table-cell>
              <table:table-cell office:value-type="float" office:value="25.5034874901503">
                <text:p>25.5034874901503</text:p>
              </table:table-cell>
              <table:table-cell office:value-type="float" office:value="21.8204678845228">
                <text:p>21.8204678845228</text:p>
              </table:table-cell>
              <table:table-cell office:value-type="float" office:value="18.2307999095128">
                <text:p>18.2307999095128</text:p>
              </table:table-cell>
              <table:table-cell office:value-type="float" office:value="15.0497990620482">
                <text:p>15.0497990620482</text:p>
              </table:table-cell>
            </table:table-row>
            <table:table-row>
              <table:table-cell office:value-type="string">
                <text:p>行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Sheet1.C18:Sheet1.HO18</svg:desc>
                </draw:g>
              </table:table-cell>
              <table:table-cell office:value-type="float" office:value="-10.9">
                <text:p>-10.9</text:p>
              </table:table-cell>
              <table:table-cell office:value-type="float" office:value="-10.8">
                <text:p>-10.8</text:p>
              </table:table-cell>
              <table:table-cell office:value-type="float" office:value="-10.7">
                <text:p>-10.7</text:p>
              </table:table-cell>
              <table:table-cell office:value-type="float" office:value="-10.6">
                <text:p>-10.6</text:p>
              </table:table-cell>
              <table:table-cell office:value-type="float" office:value="-10.5">
                <text:p>-10.5</text:p>
              </table:table-cell>
              <table:table-cell office:value-type="float" office:value="-10.4">
                <text:p>-10.4</text:p>
              </table:table-cell>
              <table:table-cell office:value-type="float" office:value="-10.3">
                <text:p>-10.3</text:p>
              </table:table-cell>
              <table:table-cell office:value-type="float" office:value="-10.2">
                <text:p>-10.2</text:p>
              </table:table-cell>
              <table:table-cell office:value-type="float" office:value="-10.1">
                <text:p>-10.1</text:p>
              </table:table-cell>
              <table:table-cell office:value-type="float" office:value="-10">
                <text:p>-10</text:p>
              </table:table-cell>
              <table:table-cell office:value-type="float" office:value="-9.90000000000002">
                <text:p>-9.90000000000002</text:p>
              </table:table-cell>
              <table:table-cell office:value-type="float" office:value="-9.80000000000002">
                <text:p>-9.80000000000002</text:p>
              </table:table-cell>
              <table:table-cell office:value-type="float" office:value="-9.70000000000002">
                <text:p>-9.70000000000002</text:p>
              </table:table-cell>
              <table:table-cell office:value-type="float" office:value="-9.60000000000002">
                <text:p>-9.60000000000002</text:p>
              </table:table-cell>
              <table:table-cell office:value-type="float" office:value="-9.50000000000002">
                <text:p>-9.50000000000002</text:p>
              </table:table-cell>
              <table:table-cell office:value-type="float" office:value="-9.40000000000002">
                <text:p>-9.40000000000002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8.80000000000002">
                <text:p>-8.80000000000002</text:p>
              </table:table-cell>
              <table:table-cell office:value-type="float" office:value="-8.70000000000002">
                <text:p>-8.70000000000002</text:p>
              </table:table-cell>
              <table:table-cell office:value-type="float" office:value="-8.60000000000002">
                <text:p>-8.60000000000002</text:p>
              </table:table-cell>
              <table:table-cell office:value-type="float" office:value="-8.50000000000002">
                <text:p>-8.50000000000002</text:p>
              </table:table-cell>
              <table:table-cell office:value-type="float" office:value="-8.40000000000002">
                <text:p>-8.40000000000002</text:p>
              </table:table-cell>
              <table:table-cell office:value-type="float" office:value="-8.30000000000002">
                <text:p>-8.30000000000002</text:p>
              </table:table-cell>
              <table:table-cell office:value-type="float" office:value="-8.20000000000002">
                <text:p>-8.20000000000002</text:p>
              </table:table-cell>
              <table:table-cell office:value-type="float" office:value="-8.10000000000002">
                <text:p>-8.10000000000002</text:p>
              </table:table-cell>
              <table:table-cell office:value-type="float" office:value="-8.00000000000002">
                <text:p>-8.00000000000002</text:p>
              </table:table-cell>
              <table:table-cell office:value-type="float" office:value="-7.90000000000003">
                <text:p>-7.90000000000003</text:p>
              </table:table-cell>
              <table:table-cell office:value-type="float" office:value="-7.80000000000003">
                <text:p>-7.80000000000003</text:p>
              </table:table-cell>
              <table:table-cell office:value-type="float" office:value="-7.70000000000003">
                <text:p>-7.70000000000003</text:p>
              </table:table-cell>
              <table:table-cell office:value-type="float" office:value="-7.60000000000003">
                <text:p>-7.60000000000003</text:p>
              </table:table-cell>
              <table:table-cell office:value-type="float" office:value="-7.50000000000003">
                <text:p>-7.50000000000003</text:p>
              </table:table-cell>
              <table:table-cell office:value-type="float" office:value="-7.40000000000003">
                <text:p>-7.40000000000003</text:p>
              </table:table-cell>
              <table:table-cell office:value-type="float" office:value="-7.30000000000003">
                <text:p>-7.30000000000003</text:p>
              </table:table-cell>
              <table:table-cell office:value-type="float" office:value="-7.20000000000003">
                <text:p>-7.20000000000003</text:p>
              </table:table-cell>
              <table:table-cell office:value-type="float" office:value="-7.10000000000003">
                <text:p>-7.10000000000003</text:p>
              </table:table-cell>
              <table:table-cell office:value-type="float" office:value="-7.00000000000003">
                <text:p>-7.00000000000003</text:p>
              </table:table-cell>
              <table:table-cell office:value-type="float" office:value="-6.90000000000003">
                <text:p>-6.90000000000003</text:p>
              </table:table-cell>
              <table:table-cell office:value-type="float" office:value="-6.80000000000003">
                <text:p>-6.80000000000003</text:p>
              </table:table-cell>
              <table:table-cell office:value-type="float" office:value="-6.70000000000003">
                <text:p>-6.70000000000003</text:p>
              </table:table-cell>
              <table:table-cell office:value-type="float" office:value="-6.60000000000003">
                <text:p>-6.60000000000003</text:p>
              </table:table-cell>
              <table:table-cell office:value-type="float" office:value="-6.50000000000003">
                <text:p>-6.50000000000003</text:p>
              </table:table-cell>
              <table:table-cell office:value-type="float" office:value="-6.40000000000003">
                <text:p>-6.40000000000003</text:p>
              </table:table-cell>
              <table:table-cell office:value-type="float" office:value="-6.30000000000003">
                <text:p>-6.30000000000003</text:p>
              </table:table-cell>
              <table:table-cell office:value-type="float" office:value="-6.20000000000003">
                <text:p>-6.20000000000003</text:p>
              </table:table-cell>
              <table:table-cell office:value-type="float" office:value="-6.10000000000003">
                <text:p>-6.10000000000003</text:p>
              </table:table-cell>
              <table:table-cell office:value-type="float" office:value="-6.00000000000003">
                <text:p>-6.00000000000003</text:p>
              </table:table-cell>
              <table:table-cell office:value-type="float" office:value="-5.90000000000003">
                <text:p>-5.90000000000003</text:p>
              </table:table-cell>
              <table:table-cell office:value-type="float" office:value="-5.80000000000003">
                <text:p>-5.80000000000003</text:p>
              </table:table-cell>
              <table:table-cell office:value-type="float" office:value="-5.70000000000003">
                <text:p>-5.70000000000003</text:p>
              </table:table-cell>
              <table:table-cell office:value-type="float" office:value="-5.60000000000003">
                <text:p>-5.60000000000003</text:p>
              </table:table-cell>
              <table:table-cell office:value-type="float" office:value="-5.50000000000003">
                <text:p>-5.50000000000003</text:p>
              </table:table-cell>
              <table:table-cell office:value-type="float" office:value="-5.40000000000003">
                <text:p>-5.40000000000003</text:p>
              </table:table-cell>
              <table:table-cell office:value-type="float" office:value="-5.30000000000003">
                <text:p>-5.30000000000003</text:p>
              </table:table-cell>
              <table:table-cell office:value-type="float" office:value="-5.20000000000003">
                <text:p>-5.20000000000003</text:p>
              </table:table-cell>
              <table:table-cell office:value-type="float" office:value="-5.10000000000004">
                <text:p>-5.10000000000004</text:p>
              </table:table-cell>
              <table:table-cell office:value-type="float" office:value="-5.00000000000004">
                <text:p>-5.00000000000004</text:p>
              </table:table-cell>
              <table:table-cell office:value-type="float" office:value="-4.90000000000004">
                <text:p>-4.90000000000004</text:p>
              </table:table-cell>
              <table:table-cell office:value-type="float" office:value="-4.80000000000004">
                <text:p>-4.80000000000004</text:p>
              </table:table-cell>
              <table:table-cell office:value-type="float" office:value="-4.70000000000004">
                <text:p>-4.70000000000004</text:p>
              </table:table-cell>
              <table:table-cell office:value-type="float" office:value="-4.60000000000004">
                <text:p>-4.60000000000004</text:p>
              </table:table-cell>
              <table:table-cell office:value-type="float" office:value="-4.50000000000004">
                <text:p>-4.50000000000004</text:p>
              </table:table-cell>
              <table:table-cell office:value-type="float" office:value="-4.40000000000004">
                <text:p>-4.40000000000004</text:p>
              </table:table-cell>
              <table:table-cell office:value-type="float" office:value="-4.30000000000004">
                <text:p>-4.30000000000004</text:p>
              </table:table-cell>
              <table:table-cell office:value-type="float" office:value="-4.20000000000004">
                <text:p>-4.20000000000004</text:p>
              </table:table-cell>
              <table:table-cell office:value-type="float" office:value="-4.10000000000004">
                <text:p>-4.10000000000004</text:p>
              </table:table-cell>
              <table:table-cell office:value-type="float" office:value="-4.00000000000004">
                <text:p>-4.00000000000004</text:p>
              </table:table-cell>
              <table:table-cell office:value-type="float" office:value="-3.90000000000004">
                <text:p>-3.90000000000004</text:p>
              </table:table-cell>
              <table:table-cell office:value-type="float" office:value="-3.80000000000004">
                <text:p>-3.80000000000004</text:p>
              </table:table-cell>
              <table:table-cell office:value-type="float" office:value="-3.70000000000004">
                <text:p>-3.70000000000004</text:p>
              </table:table-cell>
              <table:table-cell office:value-type="float" office:value="-3.60000000000004">
                <text:p>-3.60000000000004</text:p>
              </table:table-cell>
              <table:table-cell office:value-type="float" office:value="-3.50000000000004">
                <text:p>-3.50000000000004</text:p>
              </table:table-cell>
              <table:table-cell office:value-type="float" office:value="-3.40000000000004">
                <text:p>-3.40000000000004</text:p>
              </table:table-cell>
              <table:table-cell office:value-type="float" office:value="-3.30000000000004">
                <text:p>-3.30000000000004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-3.10000000000004">
                <text:p>-3.10000000000004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-2.90000000000004">
                <text:p>-2.90000000000004</text:p>
              </table:table-cell>
              <table:table-cell office:value-type="float" office:value="-2.80000000000004">
                <text:p>-2.80000000000004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-2.60000000000004">
                <text:p>-2.60000000000004</text:p>
              </table:table-cell>
              <table:table-cell office:value-type="float" office:value="-2.50000000000004">
                <text:p>-2.50000000000004</text:p>
              </table:table-cell>
              <table:table-cell office:value-type="float" office:value="-2.40000000000004">
                <text:p>-2.40000000000004</text:p>
              </table:table-cell>
              <table:table-cell office:value-type="float" office:value="-2.30000000000004">
                <text:p>-2.30000000000004</text:p>
              </table:table-cell>
              <table:table-cell office:value-type="float" office:value="-2.20000000000004">
                <text:p>-2.20000000000004</text:p>
              </table:table-cell>
              <table:table-cell office:value-type="float" office:value="-2.10000000000004">
                <text:p>-2.10000000000004</text:p>
              </table:table-cell>
              <table:table-cell office:value-type="float" office:value="-2.00000000000004">
                <text:p>-2.00000000000004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0.900000000000036">
                <text:p>-0.900000000000036</text:p>
              </table:table-cell>
              <table:table-cell office:value-type="float" office:value="-0.800000000000036">
                <text:p>-0.800000000000036</text:p>
              </table:table-cell>
              <table:table-cell office:value-type="float" office:value="-0.700000000000036">
                <text:p>-0.700000000000036</text:p>
              </table:table-cell>
              <table:table-cell office:value-type="float" office:value="-0.600000000000037">
                <text:p>-0.600000000000037</text:p>
              </table:table-cell>
              <table:table-cell office:value-type="float" office:value="-0.500000000000037">
                <text:p>-0.500000000000037</text:p>
              </table:table-cell>
              <table:table-cell office:value-type="float" office:value="-0.400000000000037">
                <text:p>-0.400000000000037</text:p>
              </table:table-cell>
              <table:table-cell office:value-type="float" office:value="-0.300000000000037">
                <text:p>-0.300000000000037</text:p>
              </table:table-cell>
              <table:table-cell office:value-type="float" office:value="-0.200000000000037">
                <text:p>-0.200000000000037</text:p>
              </table:table-cell>
              <table:table-cell office:value-type="float" office:value="-0.100000000000037">
                <text:p>-0.100000000000037</text:p>
              </table:table-cell>
              <table:table-cell office:value-type="float" office:value="-0.0000000000000365540930857833">
                <text:p>-0.0000000000000365540930857833</text:p>
              </table:table-cell>
              <table:table-cell office:value-type="float" office:value="0.0999999999999635">
                <text:p>0.0999999999999635</text:p>
              </table:table-cell>
              <table:table-cell office:value-type="float" office:value="0.199999999999963">
                <text:p>0.199999999999963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399999999999964">
                <text:p>0.399999999999964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599999999999963">
                <text:p>0.599999999999963</text:p>
              </table:table-cell>
              <table:table-cell office:value-type="float" office:value="0.699999999999963">
                <text:p>0.699999999999963</text:p>
              </table:table-cell>
              <table:table-cell office:value-type="float" office:value="0.799999999999963">
                <text:p>0.799999999999963</text:p>
              </table:table-cell>
              <table:table-cell office:value-type="float" office:value="0.899999999999963">
                <text:p>0.899999999999963</text:p>
              </table:table-cell>
              <table:table-cell office:value-type="float" office:value="0.999999999999963">
                <text:p>0.999999999999963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.09999999999997">
                <text:p>3.09999999999997</text:p>
              </table:table-cell>
              <table:table-cell office:value-type="float" office:value="3.19999999999997">
                <text:p>3.19999999999997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3.79999999999997">
                <text:p>3.79999999999997</text:p>
              </table:table-cell>
              <table:table-cell office:value-type="float" office:value="3.89999999999997">
                <text:p>3.89999999999997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4.09999999999997">
                <text:p>4.09999999999997</text:p>
              </table:table-cell>
              <table:table-cell office:value-type="float" office:value="4.19999999999997">
                <text:p>4.19999999999997</text:p>
              </table:table-cell>
              <table:table-cell office:value-type="float" office:value="4.29999999999997">
                <text:p>4.29999999999997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4.79999999999996">
                <text:p>4.79999999999996</text:p>
              </table:table-cell>
              <table:table-cell office:value-type="float" office:value="4.89999999999996">
                <text:p>4.89999999999996</text:p>
              </table:table-cell>
              <table:table-cell office:value-type="float" office:value="4.99999999999996">
                <text:p>4.99999999999996</text:p>
              </table:table-cell>
              <table:table-cell office:value-type="float" office:value="5.09999999999996">
                <text:p>5.09999999999996</text:p>
              </table:table-cell>
              <table:table-cell office:value-type="float" office:value="5.19999999999996">
                <text:p>5.19999999999996</text:p>
              </table:table-cell>
              <table:table-cell office:value-type="float" office:value="5.29999999999996">
                <text:p>5.29999999999996</text:p>
              </table:table-cell>
              <table:table-cell office:value-type="float" office:value="5.39999999999996">
                <text:p>5.39999999999996</text:p>
              </table:table-cell>
              <table:table-cell office:value-type="float" office:value="5.49999999999996">
                <text:p>5.49999999999996</text:p>
              </table:table-cell>
              <table:table-cell office:value-type="float" office:value="5.59999999999996">
                <text:p>5.59999999999996</text:p>
              </table:table-cell>
              <table:table-cell office:value-type="float" office:value="5.69999999999996">
                <text:p>5.69999999999996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6.29999999999996">
                <text:p>6.29999999999996</text:p>
              </table:table-cell>
              <table:table-cell office:value-type="float" office:value="6.39999999999996">
                <text:p>6.39999999999996</text:p>
              </table:table-cell>
              <table:table-cell office:value-type="float" office:value="6.49999999999996">
                <text:p>6.49999999999996</text:p>
              </table:table-cell>
              <table:table-cell office:value-type="float" office:value="6.59999999999996">
                <text:p>6.59999999999996</text:p>
              </table:table-cell>
              <table:table-cell office:value-type="float" office:value="6.69999999999996">
                <text:p>6.69999999999996</text:p>
              </table:table-cell>
              <table:table-cell office:value-type="float" office:value="6.79999999999996">
                <text:p>6.79999999999996</text:p>
              </table:table-cell>
              <table:table-cell office:value-type="float" office:value="6.89999999999996">
                <text:p>6.89999999999996</text:p>
              </table:table-cell>
              <table:table-cell office:value-type="float" office:value="6.99999999999996">
                <text:p>6.99999999999996</text:p>
              </table:table-cell>
              <table:table-cell office:value-type="float" office:value="7.09999999999996">
                <text:p>7.09999999999996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7.59999999999995">
                <text:p>7.59999999999995</text:p>
              </table:table-cell>
              <table:table-cell office:value-type="float" office:value="7.69999999999995">
                <text:p>7.69999999999995</text:p>
              </table:table-cell>
              <table:table-cell office:value-type="float" office:value="7.79999999999995">
                <text:p>7.79999999999995</text:p>
              </table:table-cell>
              <table:table-cell office:value-type="float" office:value="7.89999999999995">
                <text:p>7.89999999999995</text:p>
              </table:table-cell>
              <table:table-cell office:value-type="float" office:value="7.99999999999995">
                <text:p>7.99999999999995</text:p>
              </table:table-cell>
              <table:table-cell office:value-type="float" office:value="8.09999999999995">
                <text:p>8.09999999999995</text:p>
              </table:table-cell>
              <table:table-cell office:value-type="float" office:value="8.19999999999995">
                <text:p>8.19999999999995</text:p>
              </table:table-cell>
              <table:table-cell office:value-type="float" office:value="8.29999999999995">
                <text:p>8.29999999999995</text:p>
              </table:table-cell>
              <table:table-cell office:value-type="float" office:value="8.39999999999995">
                <text:p>8.39999999999995</text:p>
              </table:table-cell>
              <table:table-cell office:value-type="float" office:value="8.49999999999995">
                <text:p>8.49999999999995</text:p>
              </table:table-cell>
              <table:table-cell office:value-type="float" office:value="8.59999999999995">
                <text:p>8.59999999999995</text:p>
              </table:table-cell>
              <table:table-cell office:value-type="float" office:value="8.69999999999995">
                <text:p>8.69999999999995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8.89999999999995">
                <text:p>8.89999999999995</text:p>
              </table:table-cell>
              <table:table-cell office:value-type="float" office:value="8.99999999999995">
                <text:p>8.99999999999995</text:p>
              </table:table-cell>
              <table:table-cell office:value-type="float" office:value="9.09999999999995">
                <text:p>9.09999999999995</text:p>
              </table:table-cell>
              <table:table-cell office:value-type="float" office:value="9.19999999999995">
                <text:p>9.19999999999995</text:p>
              </table:table-cell>
              <table:table-cell office:value-type="float" office:value="9.29999999999995">
                <text:p>9.29999999999995</text:p>
              </table:table-cell>
              <table:table-cell office:value-type="float" office:value="9.39999999999995">
                <text:p>9.39999999999995</text:p>
              </table:table-cell>
              <table:table-cell office:value-type="float" office:value="9.49999999999995">
                <text:p>9.49999999999995</text:p>
              </table:table-cell>
              <table:table-cell office:value-type="float" office:value="9.59999999999995">
                <text:p>9.59999999999995</text:p>
              </table:table-cell>
              <table:table-cell office:value-type="float" office:value="9.69999999999995">
                <text:p>9.69999999999995</text:p>
              </table:table-cell>
              <table:table-cell office:value-type="float" office:value="9.79999999999995">
                <text:p>9.79999999999995</text:p>
              </table:table-cell>
              <table:table-cell office:value-type="float" office:value="9.89999999999995">
                <text:p>9.89999999999995</text:p>
              </table:table-cell>
              <table:table-cell office:value-type="float" office:value="9.99999999999994">
                <text:p>9.99999999999994</text:p>
              </table:table-cell>
              <table:table-cell office:value-type="float" office:value="10.0999999999999">
                <text:p>10.0999999999999</text:p>
              </table:table-cell>
              <table:table-cell office:value-type="float" office:value="10.1999999999999">
                <text:p>10.1999999999999</text:p>
              </table:table-cell>
              <table:table-cell office:value-type="float" office:value="10.2999999999999">
                <text:p>10.2999999999999</text:p>
              </table:table-cell>
              <table:table-cell office:value-type="float" office:value="10.3999999999999">
                <text:p>10.3999999999999</text:p>
              </table:table-cell>
              <table:table-cell office:value-type="float" office:value="10.4999999999999">
                <text:p>10.4999999999999</text:p>
              </table:table-cell>
              <table:table-cell office:value-type="float" office:value="10.5999999999999">
                <text:p>10.5999999999999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10.8999999999999">
                <text:p>10.8999999999999</text:p>
              </table:table-cell>
              <table:table-cell office:value-type="float" office:value="10.9999999999999">
                <text:p>10.9999999999999</text:p>
              </table:table-cell>
            </table:table-row>
            <table:table-row>
              <table:table-cell office:value-type="string">
                <text:p>calculated ||B||</text:p>
                <draw:g>
                  <svg:desc>Sheet1.A23:Sheet1.A23</svg:desc>
                </draw:g>
              </table:table-cell>
              <table:table-cell office:value-type="float" office:value="113.421929435092">
                <text:p>113.421929435092</text:p>
                <draw:g>
                  <svg:desc>Sheet1.C26:Sheet1.HO26</svg:desc>
                </draw:g>
              </table:table-cell>
              <table:table-cell office:value-type="float" office:value="113.932467791901">
                <text:p>113.932467791901</text:p>
              </table:table-cell>
              <table:table-cell office:value-type="float" office:value="114.007492420037">
                <text:p>114.007492420037</text:p>
              </table:table-cell>
              <table:table-cell office:value-type="float" office:value="114.352433072794">
                <text:p>114.352433072794</text:p>
              </table:table-cell>
              <table:table-cell office:value-type="float" office:value="114.398270182656">
                <text:p>114.398270182656</text:p>
              </table:table-cell>
              <table:table-cell office:value-type="float" office:value="114.593188906626">
                <text:p>114.593188906626</text:p>
              </table:table-cell>
              <table:table-cell office:value-type="float" office:value="114.767054598658">
                <text:p>114.767054598658</text:p>
              </table:table-cell>
              <table:table-cell office:value-type="float" office:value="115.118393188756">
                <text:p>115.118393188756</text:p>
              </table:table-cell>
              <table:table-cell office:value-type="float" office:value="115.082056407044">
                <text:p>115.082056407044</text:p>
              </table:table-cell>
              <table:table-cell office:value-type="float" office:value="114.787227759621">
                <text:p>114.787227759621</text:p>
              </table:table-cell>
              <table:table-cell office:value-type="float" office:value="114.933286506286">
                <text:p>114.933286506286</text:p>
              </table:table-cell>
              <table:table-cell office:value-type="float" office:value="114.596023614618">
                <text:p>114.596023614618</text:p>
              </table:table-cell>
              <table:table-cell office:value-type="float" office:value="114.347586529099">
                <text:p>114.347586529099</text:p>
              </table:table-cell>
              <table:table-cell office:value-type="float" office:value="114.27044766674">
                <text:p>114.27044766674</text:p>
              </table:table-cell>
              <table:table-cell office:value-type="float" office:value="113.37943952074">
                <text:p>113.37943952074</text:p>
              </table:table-cell>
              <table:table-cell office:value-type="float" office:value="112.62068340338">
                <text:p>112.62068340338</text:p>
              </table:table-cell>
              <table:table-cell office:value-type="float" office:value="111.830919039794">
                <text:p>111.830919039794</text:p>
              </table:table-cell>
              <table:table-cell office:value-type="float" office:value="111.069188858904">
                <text:p>111.069188858904</text:p>
              </table:table-cell>
              <table:table-cell office:value-type="float" office:value="110.168944116889">
                <text:p>110.168944116889</text:p>
              </table:table-cell>
              <table:table-cell office:value-type="float" office:value="109.467521812664">
                <text:p>109.467521812664</text:p>
              </table:table-cell>
              <table:table-cell office:value-type="float" office:value="108.481339911119">
                <text:p>108.481339911119</text:p>
              </table:table-cell>
              <table:table-cell office:value-type="float" office:value="107.484807914989">
                <text:p>107.484807914989</text:p>
              </table:table-cell>
              <table:table-cell office:value-type="float" office:value="106.696293076408">
                <text:p>106.696293076408</text:p>
              </table:table-cell>
              <table:table-cell office:value-type="float" office:value="105.994058446385">
                <text:p>105.994058446385</text:p>
              </table:table-cell>
              <table:table-cell office:value-type="float" office:value="104.708649946896">
                <text:p>104.708649946896</text:p>
              </table:table-cell>
              <table:table-cell office:value-type="float" office:value="103.90213747601">
                <text:p>103.90213747601</text:p>
              </table:table-cell>
              <table:table-cell office:value-type="float" office:value="103.049163828364">
                <text:p>103.049163828364</text:p>
              </table:table-cell>
              <table:table-cell office:value-type="float" office:value="102.243009482209">
                <text:p>102.243009482209</text:p>
              </table:table-cell>
              <table:table-cell office:value-type="float" office:value="101.63246764081">
                <text:p>101.63246764081</text:p>
              </table:table-cell>
              <table:table-cell office:value-type="float" office:value="101.221069927512">
                <text:p>101.221069927512</text:p>
              </table:table-cell>
              <table:table-cell office:value-type="float" office:value="100.243859037019">
                <text:p>100.243859037019</text:p>
              </table:table-cell>
              <table:table-cell office:value-type="float" office:value="99.728447817106">
                <text:p>99.728447817106</text:p>
              </table:table-cell>
              <table:table-cell office:value-type="float" office:value="99.3797954446037">
                <text:p>99.3797954446037</text:p>
              </table:table-cell>
              <table:table-cell office:value-type="float" office:value="98.9827189413706">
                <text:p>98.9827189413706</text:p>
              </table:table-cell>
              <table:table-cell office:value-type="float" office:value="98.734460689302">
                <text:p>98.734460689302</text:p>
              </table:table-cell>
              <table:table-cell office:value-type="float" office:value="98.5959695329809">
                <text:p>98.5959695329809</text:p>
              </table:table-cell>
              <table:table-cell office:value-type="float" office:value="98.3233858307681">
                <text:p>98.3233858307681</text:p>
              </table:table-cell>
              <table:table-cell office:value-type="float" office:value="98.1926270643326">
                <text:p>98.1926270643326</text:p>
              </table:table-cell>
              <table:table-cell office:value-type="float" office:value="98.3118163930244">
                <text:p>98.3118163930244</text:p>
              </table:table-cell>
              <table:table-cell office:value-type="float" office:value="98.5498517543168">
                <text:p>98.5498517543168</text:p>
              </table:table-cell>
              <table:table-cell office:value-type="float" office:value="98.7234483064681">
                <text:p>98.7234483064681</text:p>
              </table:table-cell>
              <table:table-cell office:value-type="float" office:value="98.9678804694809">
                <text:p>98.9678804694809</text:p>
              </table:table-cell>
              <table:table-cell office:value-type="float" office:value="99.3581445126494">
                <text:p>99.3581445126494</text:p>
              </table:table-cell>
              <table:table-cell office:value-type="float" office:value="99.8956334749244">
                <text:p>99.8956334749244</text:p>
              </table:table-cell>
              <table:table-cell office:value-type="float" office:value="100.360382106538">
                <text:p>100.360382106538</text:p>
              </table:table-cell>
              <table:table-cell office:value-type="float" office:value="100.749193152023">
                <text:p>100.749193152023</text:p>
              </table:table-cell>
              <table:table-cell office:value-type="float" office:value="101.338435834729">
                <text:p>101.338435834729</text:p>
              </table:table-cell>
              <table:table-cell office:value-type="float" office:value="102.073700545464">
                <text:p>102.073700545464</text:p>
              </table:table-cell>
              <table:table-cell office:value-type="float" office:value="103.025536678189">
                <text:p>103.025536678189</text:p>
              </table:table-cell>
              <table:table-cell office:value-type="float" office:value="103.353315468714">
                <text:p>103.353315468714</text:p>
              </table:table-cell>
              <table:table-cell office:value-type="float" office:value="103.92361244147">
                <text:p>103.92361244147</text:p>
              </table:table-cell>
              <table:table-cell office:value-type="float" office:value="104.704983758082">
                <text:p>104.704983758082</text:p>
              </table:table-cell>
              <table:table-cell office:value-type="float" office:value="105.449227474678">
                <text:p>105.449227474678</text:p>
              </table:table-cell>
              <table:table-cell office:value-type="float" office:value="105.934092925228">
                <text:p>105.934092925228</text:p>
              </table:table-cell>
              <table:table-cell office:value-type="float" office:value="106.565343078864">
                <text:p>106.565343078864</text:p>
              </table:table-cell>
              <table:table-cell office:value-type="float" office:value="107.223471319983">
                <text:p>107.223471319983</text:p>
              </table:table-cell>
              <table:table-cell office:value-type="float" office:value="107.590990780329">
                <text:p>107.590990780329</text:p>
              </table:table-cell>
              <table:table-cell office:value-type="float" office:value="108.257293267817">
                <text:p>108.257293267817</text:p>
              </table:table-cell>
              <table:table-cell office:value-type="float" office:value="108.284478889719">
                <text:p>108.284478889719</text:p>
              </table:table-cell>
              <table:table-cell office:value-type="float" office:value="108.394852423129">
                <text:p>108.394852423129</text:p>
              </table:table-cell>
              <table:table-cell office:value-type="float" office:value="108.519525570521">
                <text:p>108.519525570521</text:p>
              </table:table-cell>
              <table:table-cell office:value-type="float" office:value="108.670688304317">
                <text:p>108.670688304317</text:p>
              </table:table-cell>
              <table:table-cell office:value-type="float" office:value="108.218000654129">
                <text:p>108.218000654129</text:p>
              </table:table-cell>
              <table:table-cell office:value-type="float" office:value="108.031349555786">
                <text:p>108.031349555786</text:p>
              </table:table-cell>
              <table:table-cell office:value-type="float" office:value="108.106518117267">
                <text:p>108.106518117267</text:p>
              </table:table-cell>
              <table:table-cell office:value-type="float" office:value="107.760278500274">
                <text:p>107.760278500274</text:p>
              </table:table-cell>
              <table:table-cell office:value-type="float" office:value="107.557607024333">
                <text:p>107.557607024333</text:p>
              </table:table-cell>
              <table:table-cell office:value-type="float" office:value="107.352299150733">
                <text:p>107.352299150733</text:p>
              </table:table-cell>
              <table:table-cell office:value-type="float" office:value="106.83098073268">
                <text:p>106.83098073268</text:p>
              </table:table-cell>
              <table:table-cell office:value-type="float" office:value="106.431282966608">
                <text:p>106.431282966608</text:p>
              </table:table-cell>
              <table:table-cell office:value-type="float" office:value="106.154563712442">
                <text:p>106.154563712442</text:p>
              </table:table-cell>
              <table:table-cell office:value-type="float" office:value="106.530706801793">
                <text:p>106.530706801793</text:p>
              </table:table-cell>
              <table:table-cell office:value-type="float" office:value="106.267718798629">
                <text:p>106.267718798629</text:p>
              </table:table-cell>
              <table:table-cell office:value-type="float" office:value="106.072081889896">
                <text:p>106.072081889896</text:p>
              </table:table-cell>
              <table:table-cell office:value-type="float" office:value="105.984242571919">
                <text:p>105.984242571919</text:p>
              </table:table-cell>
              <table:table-cell office:value-type="float" office:value="106.004468820538">
                <text:p>106.004468820538</text:p>
              </table:table-cell>
              <table:table-cell office:value-type="float" office:value="106.132698851954">
                <text:p>106.132698851954</text:p>
              </table:table-cell>
              <table:table-cell office:value-type="float" office:value="106.368542062816">
                <text:p>106.368542062816</text:p>
              </table:table-cell>
              <table:table-cell office:value-type="float" office:value="106.378504779505">
                <text:p>106.378504779505</text:p>
              </table:table-cell>
              <table:table-cell office:value-type="float" office:value="106.471219142983">
                <text:p>106.471219142983</text:p>
              </table:table-cell>
              <table:table-cell office:value-type="float" office:value="106.700548284677">
                <text:p>106.700548284677</text:p>
              </table:table-cell>
              <table:table-cell office:value-type="float" office:value="106.871986589013">
                <text:p>106.871986589013</text:p>
              </table:table-cell>
              <table:table-cell office:value-type="float" office:value="106.604091101526">
                <text:p>106.604091101526</text:p>
              </table:table-cell>
              <table:table-cell office:value-type="float" office:value="106.489436619479">
                <text:p>106.489436619479</text:p>
              </table:table-cell>
              <table:table-cell office:value-type="float" office:value="105.800415070674">
                <text:p>105.800415070674</text:p>
              </table:table-cell>
              <table:table-cell office:value-type="float" office:value="106.488165850869">
                <text:p>106.488165850869</text:p>
              </table:table-cell>
              <table:table-cell office:value-type="float" office:value="106.050951798685">
                <text:p>106.050951798685</text:p>
              </table:table-cell>
              <table:table-cell office:value-type="float" office:value="105.262860594793">
                <text:p>105.262860594793</text:p>
              </table:table-cell>
              <table:table-cell office:value-type="float" office:value="105.298343539885">
                <text:p>105.298343539885</text:p>
              </table:table-cell>
              <table:table-cell office:value-type="float" office:value="104.483141978431">
                <text:p>104.483141978431</text:p>
              </table:table-cell>
              <table:table-cell office:value-type="float" office:value="103.997709772101">
                <text:p>103.997709772101</text:p>
              </table:table-cell>
              <table:table-cell office:value-type="float" office:value="103.275858097646">
                <text:p>103.275858097646</text:p>
              </table:table-cell>
              <table:table-cell office:value-type="float" office:value="102.302293313501">
                <text:p>102.302293313501</text:p>
              </table:table-cell>
              <table:table-cell office:value-type="float" office:value="101.532405301986">
                <text:p>101.532405301986</text:p>
              </table:table-cell>
              <table:table-cell office:value-type="float" office:value="100.623404291039">
                <text:p>100.623404291039</text:p>
              </table:table-cell>
              <table:table-cell office:value-type="float" office:value="99.6126207183253">
                <text:p>99.6126207183253</text:p>
              </table:table-cell>
              <table:table-cell office:value-type="float" office:value="98.8205758896185">
                <text:p>98.8205758896185</text:p>
              </table:table-cell>
              <table:table-cell office:value-type="float" office:value="97.9663878286149">
                <text:p>97.9663878286149</text:p>
              </table:table-cell>
              <table:table-cell office:value-type="float" office:value="96.8784648124621">
                <text:p>96.8784648124621</text:p>
              </table:table-cell>
              <table:table-cell office:value-type="float" office:value="96.0015777668236">
                <text:p>96.0015777668236</text:p>
              </table:table-cell>
              <table:table-cell office:value-type="float" office:value="95.3415497675942">
                <text:p>95.3415497675942</text:p>
              </table:table-cell>
              <table:table-cell office:value-type="float" office:value="94.2064658809785">
                <text:p>94.2064658809785</text:p>
              </table:table-cell>
              <table:table-cell office:value-type="float" office:value="93.9084447358176">
                <text:p>93.9084447358176</text:p>
              </table:table-cell>
              <table:table-cell office:value-type="float" office:value="93.1922410640614">
                <text:p>93.1922410640614</text:p>
              </table:table-cell>
              <table:table-cell office:value-type="float" office:value="92.6889395919707">
                <text:p>92.6889395919707</text:p>
              </table:table-cell>
              <table:table-cell office:value-type="float" office:value="92.33271049747">
                <text:p>92.33271049747</text:p>
              </table:table-cell>
              <table:table-cell office:value-type="float" office:value="91.8356237073538">
                <text:p>91.8356237073538</text:p>
              </table:table-cell>
              <table:table-cell office:value-type="float" office:value="91.5410618645646">
                <text:p>91.5410618645646</text:p>
              </table:table-cell>
              <table:table-cell office:value-type="float" office:value="91.4509819768471">
                <text:p>91.4509819768471</text:p>
              </table:table-cell>
              <table:table-cell office:value-type="float" office:value="91.1059396889635">
                <text:p>91.1059396889635</text:p>
              </table:table-cell>
              <table:table-cell office:value-type="float" office:value="91.0119704572362">
                <text:p>91.0119704572362</text:p>
              </table:table-cell>
              <table:table-cell office:value-type="float" office:value="91.1232401546107">
                <text:p>91.1232401546107</text:p>
              </table:table-cell>
              <table:table-cell office:value-type="float" office:value="91.3365927045787">
                <text:p>91.3365927045787</text:p>
              </table:table-cell>
              <table:table-cell office:value-type="float" office:value="91.4640777880575">
                <text:p>91.4640777880575</text:p>
              </table:table-cell>
              <table:table-cell office:value-type="float" office:value="91.7666088616458">
                <text:p>91.7666088616458</text:p>
              </table:table-cell>
              <table:table-cell office:value-type="float" office:value="92.2746800702638">
                <text:p>92.2746800702638</text:p>
              </table:table-cell>
              <table:table-cell office:value-type="float" office:value="92.7793372943141">
                <text:p>92.7793372943141</text:p>
              </table:table-cell>
              <table:table-cell office:value-type="float" office:value="93.1674284114618">
                <text:p>93.1674284114618</text:p>
              </table:table-cell>
              <table:table-cell office:value-type="float" office:value="93.8219412045985">
                <text:p>93.8219412045985</text:p>
              </table:table-cell>
              <table:table-cell office:value-type="float" office:value="94.684172205214">
                <text:p>94.684172205214</text:p>
              </table:table-cell>
              <table:table-cell office:value-type="float" office:value="95.3323381873951">
                <text:p>95.3323381873951</text:p>
              </table:table-cell>
              <table:table-cell office:value-type="float" office:value="95.9972267113603">
                <text:p>95.9972267113603</text:p>
              </table:table-cell>
              <table:table-cell office:value-type="float" office:value="96.8745758779288">
                <text:p>96.8745758779288</text:p>
              </table:table-cell>
              <table:table-cell office:value-type="float" office:value="97.9586772575289">
                <text:p>97.9586772575289</text:p>
              </table:table-cell>
              <table:table-cell office:value-type="float" office:value="98.7912034052233">
                <text:p>98.7912034052233</text:p>
              </table:table-cell>
              <table:table-cell office:value-type="float" office:value="99.6081478644522">
                <text:p>99.6081478644522</text:p>
              </table:table-cell>
              <table:table-cell office:value-type="float" office:value="100.638735848601">
                <text:p>100.638735848601</text:p>
              </table:table-cell>
              <table:table-cell office:value-type="float" office:value="101.876483875849">
                <text:p>101.876483875849</text:p>
              </table:table-cell>
              <table:table-cell office:value-type="float" office:value="102.192051233092">
                <text:p>102.192051233092</text:p>
              </table:table-cell>
              <table:table-cell office:value-type="float" office:value="103.113277300528">
                <text:p>103.113277300528</text:p>
              </table:table-cell>
              <table:table-cell office:value-type="float" office:value="104.265860753385">
                <text:p>104.265860753385</text:p>
              </table:table-cell>
              <table:table-cell office:value-type="float" office:value="104.621825961005">
                <text:p>104.621825961005</text:p>
              </table:table-cell>
              <table:table-cell office:value-type="float" office:value="105.134733834314">
                <text:p>105.134733834314</text:p>
              </table:table-cell>
              <table:table-cell office:value-type="float" office:value="105.957985374957">
                <text:p>105.957985374957</text:p>
              </table:table-cell>
              <table:table-cell office:value-type="float" office:value="106.141819111685">
                <text:p>106.141819111685</text:p>
              </table:table-cell>
              <table:table-cell office:value-type="float" office:value="106.24464816734">
                <text:p>106.24464816734</text:p>
              </table:table-cell>
              <table:table-cell office:value-type="float" office:value="106.131717398964">
                <text:p>106.131717398964</text:p>
              </table:table-cell>
              <table:table-cell office:value-type="float" office:value="106.833201533317">
                <text:p>106.833201533317</text:p>
              </table:table-cell>
              <table:table-cell office:value-type="float" office:value="106.59570888785">
                <text:p>106.59570888785</text:p>
              </table:table-cell>
              <table:table-cell office:value-type="float" office:value="106.998746264954">
                <text:p>106.998746264954</text:p>
              </table:table-cell>
              <table:table-cell office:value-type="float" office:value="106.574938705452">
                <text:p>106.574938705452</text:p>
              </table:table-cell>
              <table:table-cell office:value-type="float" office:value="106.469563149278">
                <text:p>106.469563149278</text:p>
              </table:table-cell>
              <table:table-cell office:value-type="float" office:value="106.500181317247">
                <text:p>106.500181317247</text:p>
              </table:table-cell>
              <table:table-cell office:value-type="float" office:value="106.130872261593">
                <text:p>106.130872261593</text:p>
              </table:table-cell>
              <table:table-cell office:value-type="float" office:value="106.114517810551">
                <text:p>106.114517810551</text:p>
              </table:table-cell>
              <table:table-cell office:value-type="float" office:value="105.985609145043">
                <text:p>105.985609145043</text:p>
              </table:table-cell>
              <table:table-cell office:value-type="float" office:value="105.975924219827">
                <text:p>105.975924219827</text:p>
              </table:table-cell>
              <table:table-cell office:value-type="float" office:value="105.932347936032">
                <text:p>105.932347936032</text:p>
              </table:table-cell>
              <table:table-cell office:value-type="float" office:value="105.982988655742">
                <text:p>105.982988655742</text:p>
              </table:table-cell>
              <table:table-cell office:value-type="float" office:value="106.133248935149">
                <text:p>106.133248935149</text:p>
              </table:table-cell>
              <table:table-cell office:value-type="float" office:value="106.39467686294">
                <text:p>106.39467686294</text:p>
              </table:table-cell>
              <table:table-cell office:value-type="float" office:value="106.766455828227">
                <text:p>106.766455828227</text:p>
              </table:table-cell>
              <table:table-cell office:value-type="float" office:value="107.049601345242">
                <text:p>107.049601345242</text:p>
              </table:table-cell>
              <table:table-cell office:value-type="float" office:value="107.00878278711">
                <text:p>107.00878278711</text:p>
              </table:table-cell>
              <table:table-cell office:value-type="float" office:value="107.101633808246">
                <text:p>107.101633808246</text:p>
              </table:table-cell>
              <table:table-cell office:value-type="float" office:value="108.03293828107">
                <text:p>108.03293828107</text:p>
              </table:table-cell>
              <table:table-cell office:value-type="float" office:value="108.061627214854">
                <text:p>108.061627214854</text:p>
              </table:table-cell>
              <table:table-cell office:value-type="float" office:value="108.280305042986">
                <text:p>108.280305042986</text:p>
              </table:table-cell>
              <table:table-cell office:value-type="float" office:value="108.740401812725">
                <text:p>108.740401812725</text:p>
              </table:table-cell>
              <table:table-cell office:value-type="float" office:value="108.519184272999">
                <text:p>108.519184272999</text:p>
              </table:table-cell>
              <table:table-cell office:value-type="float" office:value="108.486186030256">
                <text:p>108.486186030256</text:p>
              </table:table-cell>
              <table:table-cell office:value-type="float" office:value="108.404242650095">
                <text:p>108.404242650095</text:p>
              </table:table-cell>
              <table:table-cell office:value-type="float" office:value="108.272202167848">
                <text:p>108.272202167848</text:p>
              </table:table-cell>
              <table:table-cell office:value-type="float" office:value="108.330615882885">
                <text:p>108.330615882885</text:p>
              </table:table-cell>
              <table:table-cell office:value-type="float" office:value="107.66044297764">
                <text:p>107.66044297764</text:p>
              </table:table-cell>
              <table:table-cell office:value-type="float" office:value="107.20712460049">
                <text:p>107.20712460049</text:p>
              </table:table-cell>
              <table:table-cell office:value-type="float" office:value="106.785565255874">
                <text:p>106.785565255874</text:p>
              </table:table-cell>
              <table:table-cell office:value-type="float" office:value="106.047383165116">
                <text:p>106.047383165116</text:p>
              </table:table-cell>
              <table:table-cell office:value-type="float" office:value="105.395705081259">
                <text:p>105.395705081259</text:p>
              </table:table-cell>
              <table:table-cell office:value-type="float" office:value="105.271947251166">
                <text:p>105.271947251166</text:p>
              </table:table-cell>
              <table:table-cell office:value-type="float" office:value="104.156933297508">
                <text:p>104.156933297508</text:p>
              </table:table-cell>
              <table:table-cell office:value-type="float" office:value="103.42460789785">
                <text:p>103.42460789785</text:p>
              </table:table-cell>
              <table:table-cell office:value-type="float" office:value="102.893851908003">
                <text:p>102.893851908003</text:p>
              </table:table-cell>
              <table:table-cell office:value-type="float" office:value="101.850921884815">
                <text:p>101.850921884815</text:p>
              </table:table-cell>
              <table:table-cell office:value-type="float" office:value="101.35767571132">
                <text:p>101.35767571132</text:p>
              </table:table-cell>
              <table:table-cell office:value-type="float" office:value="101.048524799426">
                <text:p>101.048524799426</text:p>
              </table:table-cell>
              <table:table-cell office:value-type="float" office:value="100.319949442055">
                <text:p>100.319949442055</text:p>
              </table:table-cell>
              <table:table-cell office:value-type="float" office:value="99.8965240144527">
                <text:p>99.8965240144527</text:p>
              </table:table-cell>
              <table:table-cell office:value-type="float" office:value="99.2395097213481">
                <text:p>99.2395097213481</text:p>
              </table:table-cell>
              <table:table-cell office:value-type="float" office:value="98.8496629874247">
                <text:p>98.8496629874247</text:p>
              </table:table-cell>
              <table:table-cell office:value-type="float" office:value="98.7045134080045">
                <text:p>98.7045134080045</text:p>
              </table:table-cell>
              <table:table-cell office:value-type="float" office:value="98.3850708864575">
                <text:p>98.3850708864575</text:p>
              </table:table-cell>
              <table:table-cell office:value-type="float" office:value="98.275566934863">
                <text:p>98.275566934863</text:p>
              </table:table-cell>
              <table:table-cell office:value-type="float" office:value="98.3029001227007">
                <text:p>98.3029001227007</text:p>
              </table:table-cell>
              <table:table-cell office:value-type="float" office:value="98.3573578902337">
                <text:p>98.3573578902337</text:p>
              </table:table-cell>
              <table:table-cell office:value-type="float" office:value="98.6154606812956">
                <text:p>98.6154606812956</text:p>
              </table:table-cell>
              <table:table-cell office:value-type="float" office:value="99.0756167658846">
                <text:p>99.0756167658846</text:p>
              </table:table-cell>
              <table:table-cell office:value-type="float" office:value="98.7267499387491">
                <text:p>98.7267499387491</text:p>
              </table:table-cell>
              <table:table-cell office:value-type="float" office:value="99.2442249744599">
                <text:p>99.2442249744599</text:p>
              </table:table-cell>
              <table:table-cell office:value-type="float" office:value="99.6536852049888">
                <text:p>99.6536852049888</text:p>
              </table:table-cell>
              <table:table-cell office:value-type="float" office:value="100.264716227956">
                <text:p>100.264716227956</text:p>
              </table:table-cell>
              <table:table-cell office:value-type="float" office:value="100.83599546917">
                <text:p>100.83599546917</text:p>
              </table:table-cell>
              <table:table-cell office:value-type="float" office:value="101.601564818701">
                <text:p>101.601564818701</text:p>
              </table:table-cell>
              <table:table-cell office:value-type="float" office:value="102.08182505218">
                <text:p>102.08182505218</text:p>
              </table:table-cell>
              <table:table-cell office:value-type="float" office:value="103.671361026691">
                <text:p>103.671361026691</text:p>
              </table:table-cell>
              <table:table-cell office:value-type="float" office:value="104.0713363069">
                <text:p>104.0713363069</text:p>
              </table:table-cell>
              <table:table-cell office:value-type="float" office:value="104.679047846322">
                <text:p>104.679047846322</text:p>
              </table:table-cell>
              <table:table-cell office:value-type="float" office:value="105.490916876671">
                <text:p>105.490916876671</text:p>
              </table:table-cell>
              <table:table-cell office:value-type="float" office:value="106.50228585294">
                <text:p>106.50228585294</text:p>
              </table:table-cell>
              <table:table-cell office:value-type="float" office:value="107.646982421">
                <text:p>107.646982421</text:p>
              </table:table-cell>
              <table:table-cell office:value-type="float" office:value="108.686511088869">
                <text:p>108.686511088869</text:p>
              </table:table-cell>
              <table:table-cell office:value-type="float" office:value="109.426634512816">
                <text:p>109.426634512816</text:p>
              </table:table-cell>
              <table:table-cell office:value-type="float" office:value="110.183388431077">
                <text:p>110.183388431077</text:p>
              </table:table-cell>
              <table:table-cell office:value-type="float" office:value="111.138876882097">
                <text:p>111.138876882097</text:p>
              </table:table-cell>
              <table:table-cell office:value-type="float" office:value="112.288026726726">
                <text:p>112.288026726726</text:p>
              </table:table-cell>
              <table:table-cell office:value-type="float" office:value="112.718039954809">
                <text:p>112.718039954809</text:p>
              </table:table-cell>
              <table:table-cell office:value-type="float" office:value="113.515687219554">
                <text:p>113.515687219554</text:p>
              </table:table-cell>
              <table:table-cell office:value-type="float" office:value="113.625024680043">
                <text:p>113.625024680043</text:p>
              </table:table-cell>
              <table:table-cell office:value-type="float" office:value="114.371892695947">
                <text:p>114.371892695947</text:p>
              </table:table-cell>
              <table:table-cell office:value-type="float" office:value="114.422232669425">
                <text:p>114.422232669425</text:p>
              </table:table-cell>
              <table:table-cell office:value-type="float" office:value="114.652249757854">
                <text:p>114.652249757854</text:p>
              </table:table-cell>
              <table:table-cell office:value-type="float" office:value="115.051098227834">
                <text:p>115.051098227834</text:p>
              </table:table-cell>
              <table:table-cell office:value-type="float" office:value="115.051524662755">
                <text:p>115.051524662755</text:p>
              </table:table-cell>
              <table:table-cell office:value-type="float" office:value="115.210928936507">
                <text:p>115.210928936507</text:p>
              </table:table-cell>
              <table:table-cell office:value-type="float" office:value="114.819348810687">
                <text:p>114.819348810687</text:p>
              </table:table-cell>
              <table:table-cell office:value-type="float" office:value="114.512580902225">
                <text:p>114.512580902225</text:p>
              </table:table-cell>
              <table:table-cell office:value-type="float" office:value="114.325786289253">
                <text:p>114.325786289253</text:p>
              </table:table-cell>
              <table:table-cell office:value-type="float" office:value="114.264668291042">
                <text:p>114.264668291042</text:p>
              </table:table-cell>
              <table:table-cell office:value-type="float" office:value="114.083114657392">
                <text:p>114.083114657392</text:p>
              </table:table-cell>
              <table:table-cell office:value-type="float" office:value="113.57123910123">
                <text:p>113.57123910123</text:p>
              </table:table-cell>
              <table:table-cell office:value-type="float" office:value="113.958106520069">
                <text:p>113.958106520069</text:p>
              </table:table-cell>
            </table:table-row>
            <table:table-row>
              <table:table-cell office:value-type="string">
                <text:p>行 18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M18:Sheet1.HE18</svg:desc>
                </draw:g>
              </table:table-cell>
              <table:table-cell office:value-type="float" office:value="-9.90000000000002">
                <text:p>-9.90000000000002</text:p>
              </table:table-cell>
              <table:table-cell office:value-type="float" office:value="-9.80000000000002">
                <text:p>-9.80000000000002</text:p>
              </table:table-cell>
              <table:table-cell office:value-type="float" office:value="-9.70000000000002">
                <text:p>-9.70000000000002</text:p>
              </table:table-cell>
              <table:table-cell office:value-type="float" office:value="-9.60000000000002">
                <text:p>-9.60000000000002</text:p>
              </table:table-cell>
              <table:table-cell office:value-type="float" office:value="-9.50000000000002">
                <text:p>-9.50000000000002</text:p>
              </table:table-cell>
              <table:table-cell office:value-type="float" office:value="-9.40000000000002">
                <text:p>-9.40000000000002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8.80000000000002">
                <text:p>-8.80000000000002</text:p>
              </table:table-cell>
              <table:table-cell office:value-type="float" office:value="-8.70000000000002">
                <text:p>-8.70000000000002</text:p>
              </table:table-cell>
              <table:table-cell office:value-type="float" office:value="-8.60000000000002">
                <text:p>-8.60000000000002</text:p>
              </table:table-cell>
              <table:table-cell office:value-type="float" office:value="-8.50000000000002">
                <text:p>-8.50000000000002</text:p>
              </table:table-cell>
              <table:table-cell office:value-type="float" office:value="-8.40000000000002">
                <text:p>-8.40000000000002</text:p>
              </table:table-cell>
              <table:table-cell office:value-type="float" office:value="-8.30000000000002">
                <text:p>-8.30000000000002</text:p>
              </table:table-cell>
              <table:table-cell office:value-type="float" office:value="-8.20000000000002">
                <text:p>-8.20000000000002</text:p>
              </table:table-cell>
              <table:table-cell office:value-type="float" office:value="-8.10000000000002">
                <text:p>-8.10000000000002</text:p>
              </table:table-cell>
              <table:table-cell office:value-type="float" office:value="-8.00000000000002">
                <text:p>-8.00000000000002</text:p>
              </table:table-cell>
              <table:table-cell office:value-type="float" office:value="-7.90000000000003">
                <text:p>-7.90000000000003</text:p>
              </table:table-cell>
              <table:table-cell office:value-type="float" office:value="-7.80000000000003">
                <text:p>-7.80000000000003</text:p>
              </table:table-cell>
              <table:table-cell office:value-type="float" office:value="-7.70000000000003">
                <text:p>-7.70000000000003</text:p>
              </table:table-cell>
              <table:table-cell office:value-type="float" office:value="-7.60000000000003">
                <text:p>-7.60000000000003</text:p>
              </table:table-cell>
              <table:table-cell office:value-type="float" office:value="-7.50000000000003">
                <text:p>-7.50000000000003</text:p>
              </table:table-cell>
              <table:table-cell office:value-type="float" office:value="-7.40000000000003">
                <text:p>-7.40000000000003</text:p>
              </table:table-cell>
              <table:table-cell office:value-type="float" office:value="-7.30000000000003">
                <text:p>-7.30000000000003</text:p>
              </table:table-cell>
              <table:table-cell office:value-type="float" office:value="-7.20000000000003">
                <text:p>-7.20000000000003</text:p>
              </table:table-cell>
              <table:table-cell office:value-type="float" office:value="-7.10000000000003">
                <text:p>-7.10000000000003</text:p>
              </table:table-cell>
              <table:table-cell office:value-type="float" office:value="-7.00000000000003">
                <text:p>-7.00000000000003</text:p>
              </table:table-cell>
              <table:table-cell office:value-type="float" office:value="-6.90000000000003">
                <text:p>-6.90000000000003</text:p>
              </table:table-cell>
              <table:table-cell office:value-type="float" office:value="-6.80000000000003">
                <text:p>-6.80000000000003</text:p>
              </table:table-cell>
              <table:table-cell office:value-type="float" office:value="-6.70000000000003">
                <text:p>-6.70000000000003</text:p>
              </table:table-cell>
              <table:table-cell office:value-type="float" office:value="-6.60000000000003">
                <text:p>-6.60000000000003</text:p>
              </table:table-cell>
              <table:table-cell office:value-type="float" office:value="-6.50000000000003">
                <text:p>-6.50000000000003</text:p>
              </table:table-cell>
              <table:table-cell office:value-type="float" office:value="-6.40000000000003">
                <text:p>-6.40000000000003</text:p>
              </table:table-cell>
              <table:table-cell office:value-type="float" office:value="-6.30000000000003">
                <text:p>-6.30000000000003</text:p>
              </table:table-cell>
              <table:table-cell office:value-type="float" office:value="-6.20000000000003">
                <text:p>-6.20000000000003</text:p>
              </table:table-cell>
              <table:table-cell office:value-type="float" office:value="-6.10000000000003">
                <text:p>-6.10000000000003</text:p>
              </table:table-cell>
              <table:table-cell office:value-type="float" office:value="-6.00000000000003">
                <text:p>-6.00000000000003</text:p>
              </table:table-cell>
              <table:table-cell office:value-type="float" office:value="-5.90000000000003">
                <text:p>-5.90000000000003</text:p>
              </table:table-cell>
              <table:table-cell office:value-type="float" office:value="-5.80000000000003">
                <text:p>-5.80000000000003</text:p>
              </table:table-cell>
              <table:table-cell office:value-type="float" office:value="-5.70000000000003">
                <text:p>-5.70000000000003</text:p>
              </table:table-cell>
              <table:table-cell office:value-type="float" office:value="-5.60000000000003">
                <text:p>-5.60000000000003</text:p>
              </table:table-cell>
              <table:table-cell office:value-type="float" office:value="-5.50000000000003">
                <text:p>-5.50000000000003</text:p>
              </table:table-cell>
              <table:table-cell office:value-type="float" office:value="-5.40000000000003">
                <text:p>-5.40000000000003</text:p>
              </table:table-cell>
              <table:table-cell office:value-type="float" office:value="-5.30000000000003">
                <text:p>-5.30000000000003</text:p>
              </table:table-cell>
              <table:table-cell office:value-type="float" office:value="-5.20000000000003">
                <text:p>-5.20000000000003</text:p>
              </table:table-cell>
              <table:table-cell office:value-type="float" office:value="-5.10000000000004">
                <text:p>-5.10000000000004</text:p>
              </table:table-cell>
              <table:table-cell office:value-type="float" office:value="-5.00000000000004">
                <text:p>-5.00000000000004</text:p>
              </table:table-cell>
              <table:table-cell office:value-type="float" office:value="-4.90000000000004">
                <text:p>-4.90000000000004</text:p>
              </table:table-cell>
              <table:table-cell office:value-type="float" office:value="-4.80000000000004">
                <text:p>-4.80000000000004</text:p>
              </table:table-cell>
              <table:table-cell office:value-type="float" office:value="-4.70000000000004">
                <text:p>-4.70000000000004</text:p>
              </table:table-cell>
              <table:table-cell office:value-type="float" office:value="-4.60000000000004">
                <text:p>-4.60000000000004</text:p>
              </table:table-cell>
              <table:table-cell office:value-type="float" office:value="-4.50000000000004">
                <text:p>-4.50000000000004</text:p>
              </table:table-cell>
              <table:table-cell office:value-type="float" office:value="-4.40000000000004">
                <text:p>-4.40000000000004</text:p>
              </table:table-cell>
              <table:table-cell office:value-type="float" office:value="-4.30000000000004">
                <text:p>-4.30000000000004</text:p>
              </table:table-cell>
              <table:table-cell office:value-type="float" office:value="-4.20000000000004">
                <text:p>-4.20000000000004</text:p>
              </table:table-cell>
              <table:table-cell office:value-type="float" office:value="-4.10000000000004">
                <text:p>-4.10000000000004</text:p>
              </table:table-cell>
              <table:table-cell office:value-type="float" office:value="-4.00000000000004">
                <text:p>-4.00000000000004</text:p>
              </table:table-cell>
              <table:table-cell office:value-type="float" office:value="-3.90000000000004">
                <text:p>-3.90000000000004</text:p>
              </table:table-cell>
              <table:table-cell office:value-type="float" office:value="-3.80000000000004">
                <text:p>-3.80000000000004</text:p>
              </table:table-cell>
              <table:table-cell office:value-type="float" office:value="-3.70000000000004">
                <text:p>-3.70000000000004</text:p>
              </table:table-cell>
              <table:table-cell office:value-type="float" office:value="-3.60000000000004">
                <text:p>-3.60000000000004</text:p>
              </table:table-cell>
              <table:table-cell office:value-type="float" office:value="-3.50000000000004">
                <text:p>-3.50000000000004</text:p>
              </table:table-cell>
              <table:table-cell office:value-type="float" office:value="-3.40000000000004">
                <text:p>-3.40000000000004</text:p>
              </table:table-cell>
              <table:table-cell office:value-type="float" office:value="-3.30000000000004">
                <text:p>-3.30000000000004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-3.10000000000004">
                <text:p>-3.10000000000004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-2.90000000000004">
                <text:p>-2.90000000000004</text:p>
              </table:table-cell>
              <table:table-cell office:value-type="float" office:value="-2.80000000000004">
                <text:p>-2.80000000000004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-2.60000000000004">
                <text:p>-2.60000000000004</text:p>
              </table:table-cell>
              <table:table-cell office:value-type="float" office:value="-2.50000000000004">
                <text:p>-2.50000000000004</text:p>
              </table:table-cell>
              <table:table-cell office:value-type="float" office:value="-2.40000000000004">
                <text:p>-2.40000000000004</text:p>
              </table:table-cell>
              <table:table-cell office:value-type="float" office:value="-2.30000000000004">
                <text:p>-2.30000000000004</text:p>
              </table:table-cell>
              <table:table-cell office:value-type="float" office:value="-2.20000000000004">
                <text:p>-2.20000000000004</text:p>
              </table:table-cell>
              <table:table-cell office:value-type="float" office:value="-2.10000000000004">
                <text:p>-2.10000000000004</text:p>
              </table:table-cell>
              <table:table-cell office:value-type="float" office:value="-2.00000000000004">
                <text:p>-2.00000000000004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0.900000000000036">
                <text:p>-0.900000000000036</text:p>
              </table:table-cell>
              <table:table-cell office:value-type="float" office:value="-0.800000000000036">
                <text:p>-0.800000000000036</text:p>
              </table:table-cell>
              <table:table-cell office:value-type="float" office:value="-0.700000000000036">
                <text:p>-0.700000000000036</text:p>
              </table:table-cell>
              <table:table-cell office:value-type="float" office:value="-0.600000000000037">
                <text:p>-0.600000000000037</text:p>
              </table:table-cell>
              <table:table-cell office:value-type="float" office:value="-0.500000000000037">
                <text:p>-0.500000000000037</text:p>
              </table:table-cell>
              <table:table-cell office:value-type="float" office:value="-0.400000000000037">
                <text:p>-0.400000000000037</text:p>
              </table:table-cell>
              <table:table-cell office:value-type="float" office:value="-0.300000000000037">
                <text:p>-0.300000000000037</text:p>
              </table:table-cell>
              <table:table-cell office:value-type="float" office:value="-0.200000000000037">
                <text:p>-0.200000000000037</text:p>
              </table:table-cell>
              <table:table-cell office:value-type="float" office:value="-0.100000000000037">
                <text:p>-0.100000000000037</text:p>
              </table:table-cell>
              <table:table-cell office:value-type="float" office:value="-0.0000000000000365540930857833">
                <text:p>-0.0000000000000365540930857833</text:p>
              </table:table-cell>
              <table:table-cell office:value-type="float" office:value="0.0999999999999635">
                <text:p>0.0999999999999635</text:p>
              </table:table-cell>
              <table:table-cell office:value-type="float" office:value="0.199999999999963">
                <text:p>0.199999999999963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399999999999964">
                <text:p>0.399999999999964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599999999999963">
                <text:p>0.599999999999963</text:p>
              </table:table-cell>
              <table:table-cell office:value-type="float" office:value="0.699999999999963">
                <text:p>0.699999999999963</text:p>
              </table:table-cell>
              <table:table-cell office:value-type="float" office:value="0.799999999999963">
                <text:p>0.799999999999963</text:p>
              </table:table-cell>
              <table:table-cell office:value-type="float" office:value="0.899999999999963">
                <text:p>0.899999999999963</text:p>
              </table:table-cell>
              <table:table-cell office:value-type="float" office:value="0.999999999999963">
                <text:p>0.999999999999963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.09999999999997">
                <text:p>3.09999999999997</text:p>
              </table:table-cell>
              <table:table-cell office:value-type="float" office:value="3.19999999999997">
                <text:p>3.19999999999997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3.79999999999997">
                <text:p>3.79999999999997</text:p>
              </table:table-cell>
              <table:table-cell office:value-type="float" office:value="3.89999999999997">
                <text:p>3.89999999999997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4.09999999999997">
                <text:p>4.09999999999997</text:p>
              </table:table-cell>
              <table:table-cell office:value-type="float" office:value="4.19999999999997">
                <text:p>4.19999999999997</text:p>
              </table:table-cell>
              <table:table-cell office:value-type="float" office:value="4.29999999999997">
                <text:p>4.29999999999997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4.79999999999996">
                <text:p>4.79999999999996</text:p>
              </table:table-cell>
              <table:table-cell office:value-type="float" office:value="4.89999999999996">
                <text:p>4.89999999999996</text:p>
              </table:table-cell>
              <table:table-cell office:value-type="float" office:value="4.99999999999996">
                <text:p>4.99999999999996</text:p>
              </table:table-cell>
              <table:table-cell office:value-type="float" office:value="5.09999999999996">
                <text:p>5.09999999999996</text:p>
              </table:table-cell>
              <table:table-cell office:value-type="float" office:value="5.19999999999996">
                <text:p>5.19999999999996</text:p>
              </table:table-cell>
              <table:table-cell office:value-type="float" office:value="5.29999999999996">
                <text:p>5.29999999999996</text:p>
              </table:table-cell>
              <table:table-cell office:value-type="float" office:value="5.39999999999996">
                <text:p>5.39999999999996</text:p>
              </table:table-cell>
              <table:table-cell office:value-type="float" office:value="5.49999999999996">
                <text:p>5.49999999999996</text:p>
              </table:table-cell>
              <table:table-cell office:value-type="float" office:value="5.59999999999996">
                <text:p>5.59999999999996</text:p>
              </table:table-cell>
              <table:table-cell office:value-type="float" office:value="5.69999999999996">
                <text:p>5.69999999999996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6.29999999999996">
                <text:p>6.29999999999996</text:p>
              </table:table-cell>
              <table:table-cell office:value-type="float" office:value="6.39999999999996">
                <text:p>6.39999999999996</text:p>
              </table:table-cell>
              <table:table-cell office:value-type="float" office:value="6.49999999999996">
                <text:p>6.49999999999996</text:p>
              </table:table-cell>
              <table:table-cell office:value-type="float" office:value="6.59999999999996">
                <text:p>6.59999999999996</text:p>
              </table:table-cell>
              <table:table-cell office:value-type="float" office:value="6.69999999999996">
                <text:p>6.69999999999996</text:p>
              </table:table-cell>
              <table:table-cell office:value-type="float" office:value="6.79999999999996">
                <text:p>6.79999999999996</text:p>
              </table:table-cell>
              <table:table-cell office:value-type="float" office:value="6.89999999999996">
                <text:p>6.89999999999996</text:p>
              </table:table-cell>
              <table:table-cell office:value-type="float" office:value="6.99999999999996">
                <text:p>6.99999999999996</text:p>
              </table:table-cell>
              <table:table-cell office:value-type="float" office:value="7.09999999999996">
                <text:p>7.09999999999996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7.59999999999995">
                <text:p>7.59999999999995</text:p>
              </table:table-cell>
              <table:table-cell office:value-type="float" office:value="7.69999999999995">
                <text:p>7.69999999999995</text:p>
              </table:table-cell>
              <table:table-cell office:value-type="float" office:value="7.79999999999995">
                <text:p>7.79999999999995</text:p>
              </table:table-cell>
              <table:table-cell office:value-type="float" office:value="7.89999999999995">
                <text:p>7.89999999999995</text:p>
              </table:table-cell>
              <table:table-cell office:value-type="float" office:value="7.99999999999995">
                <text:p>7.99999999999995</text:p>
              </table:table-cell>
              <table:table-cell office:value-type="float" office:value="8.09999999999995">
                <text:p>8.09999999999995</text:p>
              </table:table-cell>
              <table:table-cell office:value-type="float" office:value="8.19999999999995">
                <text:p>8.19999999999995</text:p>
              </table:table-cell>
              <table:table-cell office:value-type="float" office:value="8.29999999999995">
                <text:p>8.29999999999995</text:p>
              </table:table-cell>
              <table:table-cell office:value-type="float" office:value="8.39999999999995">
                <text:p>8.39999999999995</text:p>
              </table:table-cell>
              <table:table-cell office:value-type="float" office:value="8.49999999999995">
                <text:p>8.49999999999995</text:p>
              </table:table-cell>
              <table:table-cell office:value-type="float" office:value="8.59999999999995">
                <text:p>8.59999999999995</text:p>
              </table:table-cell>
              <table:table-cell office:value-type="float" office:value="8.69999999999995">
                <text:p>8.69999999999995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8.89999999999995">
                <text:p>8.89999999999995</text:p>
              </table:table-cell>
              <table:table-cell office:value-type="float" office:value="8.99999999999995">
                <text:p>8.99999999999995</text:p>
              </table:table-cell>
              <table:table-cell office:value-type="float" office:value="9.09999999999995">
                <text:p>9.09999999999995</text:p>
              </table:table-cell>
              <table:table-cell office:value-type="float" office:value="9.19999999999995">
                <text:p>9.19999999999995</text:p>
              </table:table-cell>
              <table:table-cell office:value-type="float" office:value="9.29999999999995">
                <text:p>9.29999999999995</text:p>
              </table:table-cell>
              <table:table-cell office:value-type="float" office:value="9.39999999999995">
                <text:p>9.39999999999995</text:p>
              </table:table-cell>
              <table:table-cell office:value-type="float" office:value="9.49999999999995">
                <text:p>9.49999999999995</text:p>
              </table:table-cell>
              <table:table-cell office:value-type="float" office:value="9.59999999999995">
                <text:p>9.59999999999995</text:p>
              </table:table-cell>
              <table:table-cell office:value-type="float" office:value="9.69999999999995">
                <text:p>9.69999999999995</text:p>
              </table:table-cell>
              <table:table-cell office:value-type="float" office:value="9.79999999999995">
                <text:p>9.79999999999995</text:p>
              </table:table-cell>
              <table:table-cell office:value-type="float" office:value="9.89999999999995">
                <text:p>9.89999999999995</text:p>
              </table:table-cell>
              <table:table-cell office:value-type="float" office:value="9.99999999999994">
                <text:p>9.99999999999994</text:p>
              </table:table-cell>
            </table:table-row>
            <table:table-row>
              <table:table-cell office:value-type="string">
                <text:p>calculated -dB/dr</text:p>
                <draw:g>
                  <svg:desc>Sheet1.A25:Sheet1.A25</svg:desc>
                </draw:g>
              </table:table-cell>
              <table:table-cell office:value-type="float" office:value="163.454382366854">
                <text:p>163.454382366854</text:p>
                <draw:g>
                  <svg:desc>Sheet1.M29:Sheet1.HE29</svg:desc>
                </draw:g>
              </table:table-cell>
              <table:table-cell office:value-type="float" office:value="156.659654904661">
                <text:p>156.659654904661</text:p>
              </table:table-cell>
              <table:table-cell office:value-type="float" office:value="189.240446413486">
                <text:p>189.240446413486</text:p>
              </table:table-cell>
              <table:table-cell office:value-type="float" office:value="175.550027056552">
                <text:p>175.550027056552</text:p>
              </table:table-cell>
              <table:table-cell office:value-type="float" office:value="173.304645256979">
                <text:p>173.304645256979</text:p>
              </table:table-cell>
              <table:table-cell office:value-type="float" office:value="157.261260363837">
                <text:p>157.261260363837</text:p>
              </table:table-cell>
              <table:table-cell office:value-type="float" office:value="158.270694192824">
                <text:p>158.270694192824</text:p>
              </table:table-cell>
              <table:table-cell office:value-type="float" office:value="159.28012802181">
                <text:p>159.28012802181</text:p>
              </table:table-cell>
              <table:table-cell office:value-type="float" office:value="140.374147705331">
                <text:p>140.374147705331</text:p>
              </table:table-cell>
              <table:table-cell office:value-type="float" office:value="141.447805246918">
                <text:p>141.447805246918</text:p>
              </table:table-cell>
              <table:table-cell office:value-type="float" office:value="136.428671602489">
                <text:p>136.428671602489</text:p>
              </table:table-cell>
              <table:table-cell office:value-type="float" office:value="124.538284031422">
                <text:p>124.538284031422</text:p>
              </table:table-cell>
              <table:table-cell office:value-type="float" office:value="125.644922180156">
                <text:p>125.644922180156</text:p>
              </table:table-cell>
              <table:table-cell office:value-type="float" office:value="126.751560328889">
                <text:p>126.751560328889</text:p>
              </table:table-cell>
              <table:table-cell office:value-type="float" office:value="108.714640921798">
                <text:p>108.714640921798</text:p>
              </table:table-cell>
              <table:table-cell office:value-type="float" office:value="109.567695428725">
                <text:p>109.567695428725</text:p>
              </table:table-cell>
              <table:table-cell office:value-type="float" office:value="110.420749935652">
                <text:p>110.420749935652</text:p>
              </table:table-cell>
              <table:table-cell office:value-type="float" office:value="119.204622098418">
                <text:p>119.204622098418</text:p>
              </table:table-cell>
              <table:table-cell office:value-type="float" office:value="109.111997882536">
                <text:p>109.111997882536</text:p>
              </table:table-cell>
              <table:table-cell office:value-type="float" office:value="109.727800350705">
                <text:p>109.727800350705</text:p>
              </table:table-cell>
              <table:table-cell office:value-type="float" office:value="106.060912465178">
                <text:p>106.060912465178</text:p>
              </table:table-cell>
              <table:table-cell office:value-type="float" office:value="99.1349671644844">
                <text:p>99.1349671644844</text:p>
              </table:table-cell>
              <table:table-cell office:value-type="float" office:value="99.4782434782753">
                <text:p>99.4782434782753</text:p>
              </table:table-cell>
              <table:table-cell office:value-type="float" office:value="102.828648769229">
                <text:p>102.828648769229</text:p>
              </table:table-cell>
              <table:table-cell office:value-type="float" office:value="99.8273003877879">
                <text:p>99.8273003877879</text:p>
              </table:table-cell>
              <table:table-cell office:value-type="float" office:value="99.76570477809">
                <text:p>99.76570477809</text:p>
              </table:table-cell>
              <table:table-cell office:value-type="float" office:value="99.704109168392">
                <text:p>99.704109168392</text:p>
              </table:table-cell>
              <table:table-cell office:value-type="float" office:value="99.6425135586937">
                <text:p>99.6425135586937</text:p>
              </table:table-cell>
              <table:table-cell office:value-type="float" office:value="105.061087041643">
                <text:p>105.061087041643</text:p>
              </table:table-cell>
              <table:table-cell office:value-type="float" office:value="104.830233060536">
                <text:p>104.830233060536</text:p>
              </table:table-cell>
              <table:table-cell office:value-type="float" office:value="105.883752379592">
                <text:p>105.883752379592</text:p>
              </table:table-cell>
              <table:table-cell office:value-type="float" office:value="105.552481182071">
                <text:p>105.552481182071</text:p>
              </table:table-cell>
              <table:table-cell office:value-type="float" office:value="105.22120998455">
                <text:p>105.22120998455</text:p>
              </table:table-cell>
              <table:table-cell office:value-type="float" office:value="112.198309157481">
                <text:p>112.198309157481</text:p>
              </table:table-cell>
              <table:table-cell office:value-type="float" office:value="111.706878121974">
                <text:p>111.706878121974</text:p>
              </table:table-cell>
              <table:table-cell office:value-type="float" office:value="121.779173124378">
                <text:p>121.779173124378</text:p>
              </table:table-cell>
              <table:table-cell office:value-type="float" office:value="122.984306754303">
                <text:p>122.984306754303</text:p>
              </table:table-cell>
              <table:table-cell office:value-type="float" office:value="136.014458371218">
                <text:p>136.014458371218</text:p>
              </table:table-cell>
              <table:table-cell office:value-type="float" office:value="136.135362672195">
                <text:p>136.135362672195</text:p>
              </table:table-cell>
              <table:table-cell office:value-type="float" office:value="134.989530433663">
                <text:p>134.989530433663</text:p>
              </table:table-cell>
              <table:table-cell office:value-type="float" office:value="135.410949669089">
                <text:p>135.410949669089</text:p>
              </table:table-cell>
              <table:table-cell office:value-type="float" office:value="151.266170932832">
                <text:p>151.266170932832</text:p>
              </table:table-cell>
              <table:table-cell office:value-type="float" office:value="150.106744053952">
                <text:p>150.106744053952</text:p>
              </table:table-cell>
              <table:table-cell office:value-type="float" office:value="173.500635192121">
                <text:p>173.500635192121</text:p>
              </table:table-cell>
              <table:table-cell office:value-type="float" office:value="144.496782130911">
                <text:p>144.496782130911</text:p>
              </table:table-cell>
              <table:table-cell office:value-type="float" office:value="157.746890370168">
                <text:p>157.746890370168</text:p>
              </table:table-cell>
              <table:table-cell office:value-type="float" office:value="166.327683554672">
                <text:p>166.327683554672</text:p>
              </table:table-cell>
              <table:table-cell office:value-type="float" office:value="165.951353597761">
                <text:p>165.951353597761</text:p>
              </table:table-cell>
              <table:table-cell office:value-type="float" office:value="180.398807660422">
                <text:p>180.398807660422</text:p>
              </table:table-cell>
              <table:table-cell office:value-type="float" office:value="179.883597932787">
                <text:p>179.883597932787</text:p>
              </table:table-cell>
              <table:table-cell office:value-type="float" office:value="157.713688664755">
                <text:p>157.713688664755</text:p>
              </table:table-cell>
              <table:table-cell office:value-type="float" office:value="158.374946937723">
                <text:p>158.374946937723</text:p>
              </table:table-cell>
              <table:table-cell office:value-type="float" office:value="145.613864039206">
                <text:p>145.613864039206</text:p>
              </table:table-cell>
              <table:table-cell office:value-type="float" office:value="146.473098388217">
                <text:p>146.473098388217</text:p>
              </table:table-cell>
              <table:table-cell office:value-type="float" office:value="150.711906050868">
                <text:p>150.711906050868</text:p>
              </table:table-cell>
              <table:table-cell office:value-type="float" office:value="129.232128480802">
                <text:p>129.232128480802</text:p>
              </table:table-cell>
              <table:table-cell office:value-type="float" office:value="120.61729425054">
                <text:p>120.61729425054</text:p>
              </table:table-cell>
              <table:table-cell office:value-type="float" office:value="121.581527173416">
                <text:p>121.581527173416</text:p>
              </table:table-cell>
              <table:table-cell office:value-type="float" office:value="116.202438400912">
                <text:p>116.202438400912</text:p>
              </table:table-cell>
              <table:table-cell office:value-type="float" office:value="103.267882400912">
                <text:p>103.267882400912</text:p>
              </table:table-cell>
              <table:table-cell office:value-type="float" office:value="102.284373985966">
                <text:p>102.284373985966</text:p>
              </table:table-cell>
              <table:table-cell office:value-type="float" office:value="102.420062277679">
                <text:p>102.420062277679</text:p>
              </table:table-cell>
              <table:table-cell office:value-type="float" office:value="102.555750569392">
                <text:p>102.555750569392</text:p>
              </table:table-cell>
              <table:table-cell office:value-type="float" office:value="102.691438861106">
                <text:p>102.691438861106</text:p>
              </table:table-cell>
              <table:table-cell office:value-type="float" office:value="101.219418303856">
                <text:p>101.219418303856</text:p>
              </table:table-cell>
              <table:table-cell office:value-type="float" office:value="109.191714563909">
                <text:p>109.191714563909</text:p>
              </table:table-cell>
              <table:table-cell office:value-type="float" office:value="108.784452211262">
                <text:p>108.784452211262</text:p>
              </table:table-cell>
              <table:table-cell office:value-type="float" office:value="108.377189858614">
                <text:p>108.377189858614</text:p>
              </table:table-cell>
              <table:table-cell office:value-type="float" office:value="130.234057215511">
                <text:p>130.234057215511</text:p>
              </table:table-cell>
              <table:table-cell office:value-type="float" office:value="128.151290691554">
                <text:p>128.151290691554</text:p>
              </table:table-cell>
              <table:table-cell office:value-type="float" office:value="127.203415884266">
                <text:p>127.203415884266</text:p>
              </table:table-cell>
              <table:table-cell office:value-type="float" office:value="145.862926412628">
                <text:p>145.862926412628</text:p>
              </table:table-cell>
              <table:table-cell office:value-type="float" office:value="149.610817970728">
                <text:p>149.610817970728</text:p>
              </table:table-cell>
              <table:table-cell office:value-type="float" office:value="148.383213444855">
                <text:p>148.383213444855</text:p>
              </table:table-cell>
              <table:table-cell office:value-type="float" office:value="191.243815980718">
                <text:p>191.243815980718</text:p>
              </table:table-cell>
              <table:table-cell office:value-type="float" office:value="164.501624183757">
                <text:p>164.501624183757</text:p>
              </table:table-cell>
              <table:table-cell office:value-type="float" office:value="163.86240162351">
                <text:p>163.86240162351</text:p>
              </table:table-cell>
              <table:table-cell office:value-type="float" office:value="201.733264177508">
                <text:p>201.733264177508</text:p>
              </table:table-cell>
              <table:table-cell office:value-type="float" office:value="178.025914264317">
                <text:p>178.025914264317</text:p>
              </table:table-cell>
              <table:table-cell office:value-type="float" office:value="170.438377459106">
                <text:p>170.438377459106</text:p>
              </table:table-cell>
              <table:table-cell office:value-type="float" office:value="156.892255038679">
                <text:p>156.892255038679</text:p>
              </table:table-cell>
              <table:table-cell office:value-type="float" office:value="158.021420910186">
                <text:p>158.021420910186</text:p>
              </table:table-cell>
              <table:table-cell office:value-type="float" office:value="155.550448844548">
                <text:p>155.550448844548</text:p>
              </table:table-cell>
              <table:table-cell office:value-type="float" office:value="140.539879609439">
                <text:p>140.539879609439</text:p>
              </table:table-cell>
              <table:table-cell office:value-type="float" office:value="141.863320503395">
                <text:p>141.863320503395</text:p>
              </table:table-cell>
              <table:table-cell office:value-type="float" office:value="140.506723921039">
                <text:p>140.506723921039</text:p>
              </table:table-cell>
              <table:table-cell office:value-type="float" office:value="132.492679544022">
                <text:p>132.492679544022</text:p>
              </table:table-cell>
              <table:table-cell office:value-type="float" office:value="127.38773121921">
                <text:p>127.38773121921</text:p>
              </table:table-cell>
              <table:table-cell office:value-type="float" office:value="128.590765199616">
                <text:p>128.590765199616</text:p>
              </table:table-cell>
              <table:table-cell office:value-type="float" office:value="121.343876043917">
                <text:p>121.343876043917</text:p>
              </table:table-cell>
              <table:table-cell office:value-type="float" office:value="117.793159046022">
                <text:p>117.793159046022</text:p>
              </table:table-cell>
              <table:table-cell office:value-type="float" office:value="108.386071720681">
                <text:p>108.386071720681</text:p>
              </table:table-cell>
              <table:table-cell office:value-type="float" office:value="109.008652534828">
                <text:p>109.008652534828</text:p>
              </table:table-cell>
              <table:table-cell office:value-type="float" office:value="109.631233348974">
                <text:p>109.631233348974</text:p>
              </table:table-cell>
              <table:table-cell office:value-type="float" office:value="104.795634812697">
                <text:p>104.795634812697</text:p>
              </table:table-cell>
              <table:table-cell office:value-type="float" office:value="102.602938089584">
                <text:p>102.602938089584</text:p>
              </table:table-cell>
              <table:table-cell office:value-type="float" office:value="102.917661640054">
                <text:p>102.917661640054</text:p>
              </table:table-cell>
              <table:table-cell office:value-type="float" office:value="103.232385190524">
                <text:p>103.232385190524</text:p>
              </table:table-cell>
              <table:table-cell office:value-type="float" office:value="101.404276202387">
                <text:p>101.404276202387</text:p>
              </table:table-cell>
              <table:table-cell office:value-type="float" office:value="102.1418667135">
                <text:p>102.1418667135</text:p>
              </table:table-cell>
              <table:table-cell office:value-type="float" office:value="102.158050371877">
                <text:p>102.158050371877</text:p>
              </table:table-cell>
              <table:table-cell office:value-type="float" office:value="101.240054117532">
                <text:p>101.240054117532</text:p>
              </table:table-cell>
              <table:table-cell office:value-type="float" office:value="103.470644641302">
                <text:p>103.470644641302</text:p>
              </table:table-cell>
              <table:table-cell office:value-type="float" office:value="103.186630692484">
                <text:p>103.186630692484</text:p>
              </table:table-cell>
              <table:table-cell office:value-type="float" office:value="102.902616743665">
                <text:p>102.902616743665</text:p>
              </table:table-cell>
              <table:table-cell office:value-type="float" office:value="103.14164852003">
                <text:p>103.14164852003</text:p>
              </table:table-cell>
              <table:table-cell office:value-type="float" office:value="108.345244395958">
                <text:p>108.345244395958</text:p>
              </table:table-cell>
              <table:table-cell office:value-type="float" office:value="107.738161334164">
                <text:p>107.738161334164</text:p>
              </table:table-cell>
              <table:table-cell office:value-type="float" office:value="107.131078272369">
                <text:p>107.131078272369</text:p>
              </table:table-cell>
              <table:table-cell office:value-type="float" office:value="119.675573832953">
                <text:p>119.675573832953</text:p>
              </table:table-cell>
              <table:table-cell office:value-type="float" office:value="118.794176136185">
                <text:p>118.794176136185</text:p>
              </table:table-cell>
              <table:table-cell office:value-type="float" office:value="122.221165186792">
                <text:p>122.221165186792</text:p>
              </table:table-cell>
              <table:table-cell office:value-type="float" office:value="121.053201793057">
                <text:p>121.053201793057</text:p>
              </table:table-cell>
              <table:table-cell office:value-type="float" office:value="129.644428238509">
                <text:p>129.644428238509</text:p>
              </table:table-cell>
              <table:table-cell office:value-type="float" office:value="128.700979902564">
                <text:p>128.700979902564</text:p>
              </table:table-cell>
              <table:table-cell office:value-type="float" office:value="136.378052868132">
                <text:p>136.378052868132</text:p>
              </table:table-cell>
              <table:table-cell office:value-type="float" office:value="135.0732369563">
                <text:p>135.0732369563</text:p>
              </table:table-cell>
              <table:table-cell office:value-type="float" office:value="151.639910116919">
                <text:p>151.639910116919</text:p>
              </table:table-cell>
              <table:table-cell office:value-type="float" office:value="160.280099081057">
                <text:p>160.280099081057</text:p>
              </table:table-cell>
              <table:table-cell office:value-type="float" office:value="161.631637314704">
                <text:p>161.631637314704</text:p>
              </table:table-cell>
              <table:table-cell office:value-type="float" office:value="171.499692004838">
                <text:p>171.499692004838</text:p>
              </table:table-cell>
              <table:table-cell office:value-type="float" office:value="170.317202507926">
                <text:p>170.317202507926</text:p>
              </table:table-cell>
              <table:table-cell office:value-type="float" office:value="169.134713011013">
                <text:p>169.134713011013</text:p>
              </table:table-cell>
              <table:table-cell office:value-type="float" office:value="195.46750259933">
                <text:p>195.46750259933</text:p>
              </table:table-cell>
              <table:table-cell office:value-type="float" office:value="157.626086959991">
                <text:p>157.626086959991</text:p>
              </table:table-cell>
              <table:table-cell office:value-type="float" office:value="157.695970910867">
                <text:p>157.695970910867</text:p>
              </table:table-cell>
              <table:table-cell office:value-type="float" office:value="146.501522036955">
                <text:p>146.501522036955</text:p>
              </table:table-cell>
              <table:table-cell office:value-type="float" office:value="152.003423023121">
                <text:p>152.003423023121</text:p>
              </table:table-cell>
              <table:table-cell office:value-type="float" office:value="152.421994839744">
                <text:p>152.421994839744</text:p>
              </table:table-cell>
              <table:table-cell office:value-type="float" office:value="136.876716125445">
                <text:p>136.876716125445</text:p>
              </table:table-cell>
              <table:table-cell office:value-type="float" office:value="138.093530448324">
                <text:p>138.093530448324</text:p>
              </table:table-cell>
              <table:table-cell office:value-type="float" office:value="131.196760531906">
                <text:p>131.196760531906</text:p>
              </table:table-cell>
              <table:table-cell office:value-type="float" office:value="115.182345103119">
                <text:p>115.182345103119</text:p>
              </table:table-cell>
              <table:table-cell office:value-type="float" office:value="115.918330890213">
                <text:p>115.918330890213</text:p>
              </table:table-cell>
              <table:table-cell office:value-type="float" office:value="109.44630637014">
                <text:p>109.44630637014</text:p>
              </table:table-cell>
              <table:table-cell office:value-type="float" office:value="103.488500041353">
                <text:p>103.488500041353</text:p>
              </table:table-cell>
              <table:table-cell office:value-type="float" office:value="103.712551128511">
                <text:p>103.712551128511</text:p>
              </table:table-cell>
              <table:table-cell office:value-type="float" office:value="102.938188503712">
                <text:p>102.938188503712</text:p>
              </table:table-cell>
              <table:table-cell office:value-type="float" office:value="106.620708251266">
                <text:p>106.620708251266</text:p>
              </table:table-cell>
              <table:table-cell office:value-type="float" office:value="106.336363750749">
                <text:p>106.336363750749</text:p>
              </table:table-cell>
              <table:table-cell office:value-type="float" office:value="106.052019250231">
                <text:p>106.052019250231</text:p>
              </table:table-cell>
              <table:table-cell office:value-type="float" office:value="105.767674749713">
                <text:p>105.767674749713</text:p>
              </table:table-cell>
              <table:table-cell office:value-type="float" office:value="110.160860672985">
                <text:p>110.160860672985</text:p>
              </table:table-cell>
              <table:table-cell office:value-type="float" office:value="109.281801975503">
                <text:p>109.281801975503</text:p>
              </table:table-cell>
              <table:table-cell office:value-type="float" office:value="129.818073824829">
                <text:p>129.818073824829</text:p>
              </table:table-cell>
              <table:table-cell office:value-type="float" office:value="127.846223882393">
                <text:p>127.846223882393</text:p>
              </table:table-cell>
              <table:table-cell office:value-type="float" office:value="148.138718991312">
                <text:p>148.138718991312</text:p>
              </table:table-cell>
              <table:table-cell office:value-type="float" office:value="147.392757563016">
                <text:p>147.392757563016</text:p>
              </table:table-cell>
              <table:table-cell office:value-type="float" office:value="146.64679613472">
                <text:p>146.64679613472</text:p>
              </table:table-cell>
              <table:table-cell office:value-type="float" office:value="183.505696841081">
                <text:p>183.505696841081</text:p>
              </table:table-cell>
              <table:table-cell office:value-type="float" office:value="157.288350779613">
                <text:p>157.288350779613</text:p>
              </table:table-cell>
              <table:table-cell office:value-type="float" office:value="152.199549199843">
                <text:p>152.199549199843</text:p>
              </table:table-cell>
              <table:table-cell office:value-type="float" office:value="173.018682848494">
                <text:p>173.018682848494</text:p>
              </table:table-cell>
              <table:table-cell office:value-type="float" office:value="173.365808793542">
                <text:p>173.365808793542</text:p>
              </table:table-cell>
              <table:table-cell office:value-type="float" office:value="160.970887461387">
                <text:p>160.970887461387</text:p>
              </table:table-cell>
              <table:table-cell office:value-type="float" office:value="161.740705705432">
                <text:p>161.740705705432</text:p>
              </table:table-cell>
              <table:table-cell office:value-type="float" office:value="156.89049663235">
                <text:p>156.89049663235</text:p>
              </table:table-cell>
              <table:table-cell office:value-type="float" office:value="158.054910540571">
                <text:p>158.054910540571</text:p>
              </table:table-cell>
              <table:table-cell office:value-type="float" office:value="145.480871161841">
                <text:p>145.480871161841</text:p>
              </table:table-cell>
              <table:table-cell office:value-type="float" office:value="146.514118567204">
                <text:p>146.514118567204</text:p>
              </table:table-cell>
              <table:table-cell office:value-type="float" office:value="142.303432276029">
                <text:p>142.303432276029</text:p>
              </table:table-cell>
              <table:table-cell office:value-type="float" office:value="130.568920556661">
                <text:p>130.568920556661</text:p>
              </table:table-cell>
              <table:table-cell office:value-type="float" office:value="131.59928135187">
                <text:p>131.59928135187</text:p>
              </table:table-cell>
              <table:table-cell office:value-type="float" office:value="125.894602637778">
                <text:p>125.894602637778</text:p>
              </table:table-cell>
              <table:table-cell office:value-type="float" office:value="116.671787052855">
                <text:p>116.671787052855</text:p>
              </table:table-cell>
              <table:table-cell office:value-type="float" office:value="117.459623289275">
                <text:p>117.459623289275</text:p>
              </table:table-cell>
              <table:table-cell office:value-type="float" office:value="115.363806608301">
                <text:p>115.363806608301</text:p>
              </table:table-cell>
              <table:table-cell office:value-type="float" office:value="108.502790889096">
                <text:p>108.502790889096</text:p>
              </table:table-cell>
              <table:table-cell office:value-type="float" office:value="104.544301000081">
                <text:p>104.544301000081</text:p>
              </table:table-cell>
              <table:table-cell office:value-type="float" office:value="104.801089099046">
                <text:p>104.801089099046</text:p>
              </table:table-cell>
              <table:table-cell office:value-type="float" office:value="105.057877198011">
                <text:p>105.057877198011</text:p>
              </table:table-cell>
              <table:table-cell office:value-type="float" office:value="105.314665296976">
                <text:p>105.314665296976</text:p>
              </table:table-cell>
              <table:table-cell office:value-type="float" office:value="102.662779278224">
                <text:p>102.662779278224</text:p>
              </table:table-cell>
              <table:table-cell office:value-type="float" office:value="102.784766261921">
                <text:p>102.784766261921</text:p>
              </table:table-cell>
              <table:table-cell office:value-type="float" office:value="102.906753245618">
                <text:p>102.906753245618</text:p>
              </table:table-cell>
              <table:table-cell office:value-type="float" office:value="103.720988824529">
                <text:p>103.720988824529</text:p>
              </table:table-cell>
              <table:table-cell office:value-type="float" office:value="103.61583375081">
                <text:p>103.61583375081</text:p>
              </table:table-cell>
              <table:table-cell office:value-type="float" office:value="103.49564730946">
                <text:p>103.49564730946</text:p>
              </table:table-cell>
              <table:table-cell office:value-type="float" office:value="103.286939707183">
                <text:p>103.286939707183</text:p>
              </table:table-cell>
              <table:table-cell office:value-type="float" office:value="105.090825640324">
                <text:p>105.090825640324</text:p>
              </table:table-cell>
              <table:table-cell office:value-type="float" office:value="105.681837391473">
                <text:p>105.681837391473</text:p>
              </table:table-cell>
              <table:table-cell office:value-type="float" office:value="111.24037982909">
                <text:p>111.24037982909</text:p>
              </table:table-cell>
              <table:table-cell office:value-type="float" office:value="110.535059073788">
                <text:p>110.535059073788</text:p>
              </table:table-cell>
              <table:table-cell office:value-type="float" office:value="112.597736493063">
                <text:p>112.597736493063</text:p>
              </table:table-cell>
              <table:table-cell office:value-type="float" office:value="111.843454608927">
                <text:p>111.843454608927</text:p>
              </table:table-cell>
              <table:table-cell office:value-type="float" office:value="116.267693603281">
                <text:p>116.267693603281</text:p>
              </table:table-cell>
              <table:table-cell office:value-type="float" office:value="120.857668293993">
                <text:p>120.857668293993</text:p>
              </table:table-cell>
              <table:table-cell office:value-type="float" office:value="119.951785240669">
                <text:p>119.951785240669</text:p>
              </table:table-cell>
              <table:table-cell office:value-type="float" office:value="124.245893676065">
                <text:p>124.245893676065</text:p>
              </table:table-cell>
              <table:table-cell office:value-type="float" office:value="128.204776552672">
                <text:p>128.204776552672</text:p>
              </table:table-cell>
              <table:table-cell office:value-type="float" office:value="127.175376901883">
                <text:p>127.175376901883</text:p>
              </table:table-cell>
              <table:table-cell office:value-type="float" office:value="140.947096836766">
                <text:p>140.947096836766</text:p>
              </table:table-cell>
              <table:table-cell office:value-type="float" office:value="139.945335538617">
                <text:p>139.945335538617</text:p>
              </table:table-cell>
              <table:table-cell office:value-type="float" office:value="153.286321623726">
                <text:p>153.286321623726</text:p>
              </table:table-cell>
              <table:table-cell office:value-type="float" office:value="172.361306770553">
                <text:p>172.361306770553</text:p>
              </table:table-cell>
              <table:table-cell office:value-type="float" office:value="171.069079549263">
                <text:p>171.069079549263</text:p>
              </table:table-cell>
              <table:table-cell office:value-type="float" office:value="185.821412669194">
                <text:p>185.821412669194</text:p>
              </table:table-cell>
              <table:table-cell office:value-type="float" office:value="170.831621312795">
                <text:p>170.831621312795</text:p>
              </table:table-cell>
              <table:table-cell office:value-type="float" office:value="173.272320659076">
                <text:p>173.272320659076</text:p>
              </table:table-cell>
              <table:table-cell office:value-type="float" office:value="173.546168741131">
                <text:p>173.546168741131</text:p>
              </table:table-cell>
              <table:table-cell office:value-type="float" office:value="173.402539025685">
                <text:p>173.402539025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FreeBSD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hatch draw:name="dd" draw:style="double" draw:color="#cc99ff" draw:distance="0.14cm" draw:rotation="45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